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標楷體" svg:font-family="標楷體" style:font-family-generic="script"/>
    <style:font-face style:name="Book Antiqua" svg:font-family="'Book Antiqua'"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思源黑體 TW" svg:font-family="'思源黑體 TW'" style:font-family-generic="system" style:font-pitch="variable"/>
    <style:font-face style:name="蘋方-繁" svg:font-family="蘋方-繁" style:font-family-generic="system" style:font-pitch="variable"/>
  </office:font-face-decls>
  <office:automatic-styles>
    <style:style style:name="co1" style:family="table-column">
      <style:table-column-properties fo:break-before="auto" style:column-width="11.285cm"/>
    </style:style>
    <style:style style:name="co2" style:family="table-column">
      <style:table-column-properties fo:break-before="auto" style:column-width="2.016cm"/>
    </style:style>
    <style:style style:name="co3" style:family="table-column">
      <style:table-column-properties fo:break-before="auto" style:column-width="2.066cm"/>
    </style:style>
    <style:style style:name="co4" style:family="table-column">
      <style:table-column-properties fo:break-before="auto" style:column-width="4.309cm"/>
    </style:style>
    <style:style style:name="co5" style:family="table-column">
      <style:table-column-properties fo:break-before="auto" style:column-width="2.439cm"/>
    </style:style>
    <style:style style:name="co6" style:family="table-column">
      <style:table-column-properties fo:break-before="auto" style:column-width="2.739cm"/>
    </style:style>
    <style:style style:name="co7" style:family="table-column">
      <style:table-column-properties fo:break-before="auto" style:column-width="5.006cm"/>
    </style:style>
    <style:style style:name="co8" style:family="table-column">
      <style:table-column-properties fo:break-before="auto" style:column-width="1.767cm"/>
    </style:style>
    <style:style style:name="ro1" style:family="table-row">
      <style:table-row-properties style:row-height="1.039cm" fo:break-before="auto" style:use-optimal-row-height="false"/>
    </style:style>
    <style:style style:name="ro2" style:family="table-row">
      <style:table-row-properties style:row-height="0.868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568cm" fo:break-before="auto" style:use-optimal-row-height="false"/>
    </style:style>
    <style:style style:name="ro5" style:family="table-row">
      <style:table-row-properties style:row-height="0.582cm" fo:break-before="auto" style:use-optimal-row-height="false"/>
    </style:style>
    <style:style style:name="ro6" style:family="table-row">
      <style:table-row-properties style:row-height="1.111cm" fo:break-before="auto" style:use-optimal-row-height="false"/>
    </style:style>
    <style:style style:name="ro7" style:family="table-row">
      <style:table-row-properties style:row-height="0.582cm" fo:break-before="auto" style:use-optimal-row-height="false"/>
    </style:style>
    <style:style style:name="ro8" style:family="table-row">
      <style:table-row-properties style:row-height="3.334cm" fo:break-before="auto" style:use-optimal-row-height="false"/>
    </style:style>
    <style:style style:name="ro9" style:family="table-row">
      <style:table-row-properties style:row-height="1.667cm" fo:break-before="auto" style:use-optimal-row-height="false"/>
    </style:style>
    <style:style style:name="ro10" style:family="table-row">
      <style:table-row-properties style:row-height="0.582cm" fo:break-before="page" style:use-optimal-row-height="false"/>
    </style:style>
    <style:style style:name="ro11" style:family="table-row">
      <style:table-row-properties style:row-height="2.223cm" fo:break-before="auto" style:use-optimal-row-height="false"/>
    </style:style>
    <style:style style:name="ro12" style:family="table-row">
      <style:table-row-properties style:row-height="1.027cm" fo:break-before="auto" style:use-optimal-row-height="false"/>
    </style:style>
    <style:style style:name="ta1" style:family="table" style:master-page-name="PageStyle_5f_議員4">
      <style:table-properties table:display="true" style:writing-mode="lr-tb"/>
    </style:style>
    <style:style style:name="ce1" style:family="table-cell" style:parent-style-name="一般_5f_101年度考核報表-空白表">
      <style:table-cell-properties style:glyph-orientation-vertical="0"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8pt" fo:font-style="normal" fo:text-shadow="none" style:text-underline-style="none" fo:font-weight="normal" style:font-name-asian="標楷體" style:font-size-asian="18pt" style:font-style-asian="normal" style:font-weight-asian="normal" style:font-size-complex="18pt" style:font-style-complex="normal" style:font-weight-complex="normal"/>
    </style:style>
    <style:style style:name="ce2" style:family="table-cell" style:parent-style-name="一般_5f_101年度考核報表-空白表">
      <style:table-cell-properties style:glyph-orientation-vertical="0"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3" style:family="table-cell" style:parent-style-name="一般_5f_101年度考核報表-空白表">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一般_5f_101年度考核報表-空白表">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一般_5f__24__24__24__24_97_7e_98">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tru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6" style:family="table-cell" style:parent-style-name="一般_5f_101年度考核報表-空白表">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7" style:family="table-cell" style:parent-style-name="一般_5f_101年度考核報表-空白表">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8pt" fo:font-style="normal" fo:text-shadow="none" style:text-underline-style="none" fo:font-weight="normal" style:font-name-asian="新細明體" style:font-size-asian="18pt" style:font-style-asian="normal" style:font-weight-asian="normal" style:font-size-complex="18pt" style:font-style-complex="normal" style:font-weight-complex="normal"/>
    </style:style>
    <style:style style:name="ce9" style:family="table-cell" style:parent-style-name="一般_5f_101年度考核報表-空白表">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10"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1"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ook Antiqu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5f_101年度考核報表-空白表">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none"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4" style:family="table-cell" style:parent-style-name="一般_5f_101年度考核報表-空白表">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000000"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5"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6" style:family="table-cell" style:parent-style-name="Excel_5f_BuiltIn_5f_Comma" style:data-style-name="N167">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7" style:family="table-cell" style:parent-style-name="Excel_5f_BuiltIn_5f_Comma" style:data-style-name="N16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18" style:family="table-cell" style:parent-style-name="一般_5f_101年度考核報表-空白表">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9" style:family="table-cell" style:parent-style-name="一般_5f_101年度考核報表-空白表">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0" style:rotation-align="none" style:shrink-to-fit="false" fo:border-top="0.74pt solid #000000" style:vertical-align="middle" loext:vertical-justify="auto"/>
      <style:paragraph-properties fo:text-align="justify" css3t:text-justify="distribute"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0" style:family="table-cell" style:parent-style-name="Excel_5f_BuiltIn_5f_Comma" style:data-style-name="N167">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議員4" table:style-name="ta1">
        <office:forms form:automatic-focus="false" form:apply-design-mode="false"/>
        <table:table-column table:style-name="co1" table:default-cell-style-name="ce7"/>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249" table:default-cell-style-name="ce7"/>
        <table:table-header-rows>
          <table:table-row table:style-name="ro1">
            <table:table-cell table:style-name="ce1" office:value-type="string" calcext:value-type="string" table:number-columns-spanned="8" table:number-rows-spanned="1">
              <text:p>臺南市政府101年度對議員所提地方建設建議事項處理明細表</text:p>
            </table:table-cell>
            <table:covered-table-cell table:number-columns-repeated="7" table:style-name="ce8"/>
            <table:table-cell table:number-columns-repeated="249"/>
          </table:table-row>
          <table:table-row table:style-name="ro2">
            <table:table-cell table:style-name="ce1" office:value-type="string" calcext:value-type="string" table:number-columns-spanned="8" table:number-rows-spanned="1">
              <text:p>至101年12月止</text:p>
            </table:table-cell>
            <table:covered-table-cell table:number-columns-repeated="7" table:style-name="ce8"/>
            <table:table-cell table:number-columns-repeated="249"/>
          </table:table-row>
          <table:table-row table:style-name="ro2">
            <table:table-cell table:style-name="ce2" office:value-type="string" calcext:value-type="string" table:number-columns-spanned="7" table:number-rows-spanned="1">
              <text:p><text:s text:c="19"/>(本表為半年報)</text:p>
            </table:table-cell>
            <table:covered-table-cell table:number-columns-repeated="6" table:style-name="ce9"/>
            <table:table-cell table:style-name="ce18" office:value-type="string" calcext:value-type="string">
              <text:p>單位：千元</text:p>
            </table:table-cell>
            <table:table-cell table:number-columns-repeated="249"/>
          </table:table-row>
          <table:table-row table:style-name="ro3">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text:p>
              <text:p>地點</text:p>
            </table:table-cell>
            <table:table-cell table:style-name="ce3" office:value-type="string" calcext:value-type="string" table:number-columns-spanned="1" table:number-rows-spanned="2">
              <text:p>建議</text:p>
              <text:p>金額</text:p>
            </table:table-cell>
            <table:table-cell table:style-name="ce3" office:value-type="string" calcext:value-type="string" table:number-columns-spanned="5" table:number-rows-spanned="1">
              <text:p>核定情形</text:p>
            </table:table-cell>
            <table:covered-table-cell table:number-columns-repeated="3" table:style-name="ce14"/>
            <table:covered-table-cell table:style-name="ce19"/>
            <table:table-cell table:number-columns-repeated="249"/>
          </table:table-row>
          <table:table-row table:style-name="ro4">
            <table:covered-table-cell table:number-columns-repeated="3" table:style-name="ce4"/>
            <table:table-cell table:style-name="ce13" office:value-type="string" calcext:value-type="string">
              <text:p>核定</text:p>
              <text:p>金額</text:p>
            </table:table-cell>
            <table:table-cell table:style-name="ce13" office:value-type="string" calcext:value-type="string">
              <text:p>經費支用科目</text:p>
            </table:table-cell>
            <table:table-cell table:style-name="ce13" office:value-type="string" calcext:value-type="string">
              <text:p>主辦機關</text:p>
            </table:table-cell>
            <table:table-cell table:style-name="ce13" office:value-type="string" calcext:value-type="string">
              <text:p>招標方式</text:p>
            </table:table-cell>
            <table:table-cell table:style-name="ce13" office:value-type="string" calcext:value-type="string">
              <text:p>得標廠商</text:p>
            </table:table-cell>
            <table:table-cell table:number-columns-repeated="249"/>
          </table:table-row>
        </table:table-header-rows>
        <table:table-row table:style-name="ro5">
          <table:table-cell table:style-name="ce5" office:value-type="string" calcext:value-type="string">
            <text:p>豐里里後壁坑等二處農路改善工程</text:p>
          </table:table-cell>
          <table:table-cell table:style-name="ce10" office:value-type="string" office:string-value="玉井區" calcext:value-type="string">
            <text:p><text:s/>玉井區 </text:p>
          </table:table-cell>
          <table:table-cell table:style-name="ce11" office:value-type="float" office:value="310" calcext:value-type="float">
            <text:p>310 </text:p>
          </table:table-cell>
          <table:table-cell table:style-name="ce11" office:value-type="float" office:value="380" calcext:value-type="float">
            <text:p>3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層林里後坑往第七公墓農路崩塌改善工程</text:p>
          </table:table-cell>
          <table:table-cell table:style-name="ce10" office:value-type="string" office:string-value="玉井區" calcext:value-type="string">
            <text:p><text:s/>玉井區 </text:p>
          </table:table-cell>
          <table:table-cell table:style-name="ce11" office:value-type="float" office:value="2400" calcext:value-type="float">
            <text:p>2,400 </text:p>
          </table:table-cell>
          <table:table-cell table:style-name="ce11" office:value-type="float" office:value="2150" calcext:value-type="float">
            <text:p>2,1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東千營造股份有限公司" calcext:value-type="string">
            <text:p><text:s/>東千營造股份有限公司 </text:p>
          </table:table-cell>
          <table:table-cell table:number-columns-repeated="249"/>
        </table:table-row>
        <table:table-row table:style-name="ro5">
          <table:table-cell table:style-name="ce5" office:value-type="string" calcext:value-type="string">
            <text:p>南化區西埔里十六元仔農路改善工程</text:p>
          </table:table-cell>
          <table:table-cell table:style-name="ce10" office:value-type="string" office:string-value="南化區" calcext:value-type="string">
            <text:p><text:s/>南化區 </text:p>
          </table:table-cell>
          <table:table-cell table:style-name="ce11" office:value-type="float" office:value="1282" calcext:value-type="float">
            <text:p>1,282 </text:p>
          </table:table-cell>
          <table:table-cell table:style-name="ce11" office:value-type="float" office:value="1492" calcext:value-type="float">
            <text:p>1,49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宏昌土木包工業" calcext:value-type="string">
            <text:p><text:s/>宏昌土木包工業 </text:p>
          </table:table-cell>
          <table:table-cell table:number-columns-repeated="249"/>
        </table:table-row>
        <table:table-row table:style-name="ro5">
          <table:table-cell table:style-name="ce5" office:value-type="string" calcext:value-type="string">
            <text:p>西庄PC農路改善工程</text:p>
          </table:table-cell>
          <table:table-cell table:style-name="ce10" office:value-type="string" office:string-value="官田區" calcext:value-type="string">
            <text:p><text:s/>官田區 </text:p>
          </table:table-cell>
          <table:table-cell table:style-name="ce11" office:value-type="float" office:value="103.5" calcext:value-type="float">
            <text:p>104 </text:p>
          </table:table-cell>
          <table:table-cell table:style-name="ce11" office:value-type="float" office:value="120" calcext:value-type="float">
            <text:p>1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善化區小新里重劃區外農路改善工程</text:p>
          </table:table-cell>
          <table:table-cell table:style-name="ce10" office:value-type="string" office:string-value="善化區" calcext:value-type="string">
            <text:p><text:s/>善化區 </text:p>
          </table:table-cell>
          <table:table-cell table:style-name="ce11" office:value-type="float" office:value="4080" calcext:value-type="float">
            <text:p>4,080 </text:p>
          </table:table-cell>
          <table:table-cell table:style-name="ce11" office:value-type="float" office:value="1500" calcext:value-type="float">
            <text:p>1,5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百利土木包工業" calcext:value-type="string">
            <text:p><text:s/>百利土木包工業 </text:p>
          </table:table-cell>
          <table:table-cell table:number-columns-repeated="249"/>
        </table:table-row>
        <table:table-row table:style-name="ro5">
          <table:table-cell table:style-name="ce5" office:value-type="string" calcext:value-type="string">
            <text:p>100-灣丘香梅三號橋農路改善工程</text:p>
          </table:table-cell>
          <table:table-cell table:style-name="ce10" office:value-type="string" office:string-value="楠西區" calcext:value-type="string">
            <text:p><text:s/>楠西區 </text:p>
          </table:table-cell>
          <table:table-cell table:style-name="ce11" office:value-type="float" office:value="395" calcext:value-type="float">
            <text:p>395 </text:p>
          </table:table-cell>
          <table:table-cell table:style-name="ce11" office:value-type="float" office:value="579" calcext:value-type="float">
            <text:p>579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白河區仙草里南96線旁農路（木屐寮小段67-21地號）改善工程</text:p>
          </table:table-cell>
          <table:table-cell table:style-name="ce10" office:value-type="string" office:string-value="白河區" calcext:value-type="string">
            <text:p><text:s/>白河區 </text:p>
          </table:table-cell>
          <table:table-cell table:style-name="ce11" office:value-type="float" office:value="622.5" calcext:value-type="float">
            <text:p>623 </text:p>
          </table:table-cell>
          <table:table-cell table:style-name="ce11" office:value-type="float" office:value="580" calcext:value-type="float">
            <text:p>5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昇峰土木包工業" calcext:value-type="string">
            <text:p><text:s/>昇峰土木包工業 </text:p>
          </table:table-cell>
          <table:table-cell table:number-columns-repeated="249"/>
        </table:table-row>
        <table:table-row table:style-name="ro5">
          <table:table-cell table:style-name="ce5" office:value-type="string" calcext:value-type="string">
            <text:p>白河區觀嶺里六重溪段135-21-21地號旁排水改善工程</text:p>
          </table:table-cell>
          <table:table-cell table:style-name="ce10" office:value-type="string" office:string-value="白河區" calcext:value-type="string">
            <text:p><text:s/>白河區 </text:p>
          </table:table-cell>
          <table:table-cell table:style-name="ce11" office:value-type="float" office:value="1300" calcext:value-type="float">
            <text:p>1,300 </text:p>
          </table:table-cell>
          <table:table-cell table:style-name="ce11" office:value-type="float" office:value="1058" calcext:value-type="float">
            <text:p>1,05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岦珅營造有限公司" calcext:value-type="string">
            <text:p><text:s/>岦珅營造有限公司 </text:p>
          </table:table-cell>
          <table:table-cell table:number-columns-repeated="249"/>
        </table:table-row>
        <table:table-row table:style-name="ro5">
          <table:table-cell table:style-name="ce5" office:value-type="string" calcext:value-type="string">
            <text:p>白河區六溪里頂埔農路（六重溪段172-1地號）擋土牆改善工程</text:p>
          </table:table-cell>
          <table:table-cell table:style-name="ce10" office:value-type="string" office:string-value="白河區" calcext:value-type="string">
            <text:p><text:s/>白河區 </text:p>
          </table:table-cell>
          <table:table-cell table:style-name="ce11" office:value-type="float" office:value="222" calcext:value-type="float">
            <text:p>222 </text:p>
          </table:table-cell>
          <table:table-cell table:style-name="ce11" office:value-type="float" office:value="360" calcext:value-type="float">
            <text:p>3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昇峰土木包工業" calcext:value-type="string">
            <text:p><text:s/>昇峰土木包工業 </text:p>
          </table:table-cell>
          <table:table-cell table:number-columns-repeated="249"/>
        </table:table-row>
        <table:table-row table:style-name="ro5">
          <table:table-cell table:style-name="ce5" office:value-type="string" calcext:value-type="string">
            <text:p>崎頂里崎腳農路改善工程</text:p>
          </table:table-cell>
          <table:table-cell table:style-name="ce10" office:value-type="string" office:string-value="龍崎區" calcext:value-type="string">
            <text:p><text:s/>龍崎區 </text:p>
          </table:table-cell>
          <table:table-cell table:style-name="ce11" office:value-type="float" office:value="661.2" calcext:value-type="float">
            <text:p>661 </text:p>
          </table:table-cell>
          <table:table-cell table:style-name="ce11" office:value-type="float" office:value="390" calcext:value-type="float">
            <text:p>3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土坑里農路改善工程</text:p>
          </table:table-cell>
          <table:table-cell table:style-name="ce10" office:value-type="string" office:string-value="柳營區" calcext:value-type="string">
            <text:p><text:s/>柳營區 </text:p>
          </table:table-cell>
          <table:table-cell table:style-name="ce11" office:value-type="float" office:value="350" calcext:value-type="float">
            <text:p>350 </text:p>
          </table:table-cell>
          <table:table-cell table:style-name="ce11" office:value-type="float" office:value="224" calcext:value-type="float">
            <text:p>22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松右土木包工業" calcext:value-type="string">
            <text:p><text:s/>松右土木包工業 </text:p>
          </table:table-cell>
          <table:table-cell table:number-columns-repeated="249"/>
        </table:table-row>
        <table:table-row table:style-name="ro5">
          <table:table-cell table:style-name="ce5" office:value-type="string" calcext:value-type="string">
            <text:p>土崎里土崎腳農路改善工程</text:p>
          </table:table-cell>
          <table:table-cell table:style-name="ce10" office:value-type="string" office:string-value="龍崎區" calcext:value-type="string">
            <text:p><text:s/>龍崎區 </text:p>
          </table:table-cell>
          <table:table-cell table:style-name="ce11" office:value-type="float" office:value="400" calcext:value-type="float">
            <text:p>400 </text:p>
          </table:table-cell>
          <table:table-cell table:style-name="ce11" office:value-type="float" office:value="108" calcext:value-type="float">
            <text:p>10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玉峰里牛稠埔堤防農路改善工程</text:p>
          </table:table-cell>
          <table:table-cell table:style-name="ce10" office:value-type="string" office:string-value="山上區" calcext:value-type="string">
            <text:p><text:s/>山上區 </text:p>
          </table:table-cell>
          <table:table-cell table:style-name="ce11" office:value-type="float" office:value="1014" calcext:value-type="float">
            <text:p>1,014 </text:p>
          </table:table-cell>
          <table:table-cell table:style-name="ce11" office:value-type="float" office:value="660" calcext:value-type="float">
            <text:p>6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明和里竹仔頭農路改善工程</text:p>
          </table:table-cell>
          <table:table-cell table:style-name="ce10" office:value-type="string" office:string-value="山上區" calcext:value-type="string">
            <text:p><text:s/>山上區 </text:p>
          </table:table-cell>
          <table:table-cell table:style-name="ce11" office:value-type="float" office:value="787.5" calcext:value-type="float">
            <text:p>788 </text:p>
          </table:table-cell>
          <table:table-cell table:style-name="ce11" office:value-type="float" office:value="728" calcext:value-type="float">
            <text:p>72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100王爺里東高蚋往夢之湖道路邊坡改善工程</text:p>
          </table:table-cell>
          <table:table-cell table:style-name="ce10" office:value-type="string" office:string-value="六甲區" calcext:value-type="string">
            <text:p><text:s/>六甲區 </text:p>
          </table:table-cell>
          <table:table-cell table:style-name="ce11" office:value-type="float" office:value="286" calcext:value-type="float">
            <text:p>286 </text:p>
          </table:table-cell>
          <table:table-cell table:style-name="ce11" office:value-type="float" office:value="753" calcext:value-type="float">
            <text:p>75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正在土木包工業" calcext:value-type="string">
            <text:p><text:s/>正在土木包工業 </text:p>
          </table:table-cell>
          <table:table-cell table:number-columns-repeated="249"/>
        </table:table-row>
        <table:table-row table:style-name="ro5">
          <table:table-cell table:style-name="ce5" office:value-type="string" calcext:value-type="string">
            <text:p>口宵里段530、530-6地號農路改善工程</text:p>
          </table:table-cell>
          <table:table-cell table:style-name="ce10" office:value-type="string" office:string-value="玉井區" calcext:value-type="string">
            <text:p><text:s/>玉井區 </text:p>
          </table:table-cell>
          <table:table-cell table:style-name="ce11" office:value-type="float" office:value="0" calcext:value-type="float">
            <text:p>0 </text:p>
          </table:table-cell>
          <table:table-cell table:style-name="ce11" office:value-type="float" office:value="708" calcext:value-type="float">
            <text:p>70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火燒店重劃區外農路路面舖設工程</text:p>
          </table:table-cell>
          <table:table-cell table:style-name="ce10" office:value-type="string" office:string-value="柳營區" calcext:value-type="string">
            <text:p><text:s/>柳營區 </text:p>
          </table:table-cell>
          <table:table-cell table:style-name="ce11" office:value-type="float" office:value="920" calcext:value-type="float">
            <text:p>920 </text:p>
          </table:table-cell>
          <table:table-cell table:style-name="ce11" office:value-type="float" office:value="970" calcext:value-type="float">
            <text:p>97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宏達土木包工業" calcext:value-type="string">
            <text:p><text:s/>宏達土木包工業 </text:p>
          </table:table-cell>
          <table:table-cell table:number-columns-repeated="249"/>
        </table:table-row>
        <table:table-row table:style-name="ro5">
          <table:table-cell table:style-name="ce5" office:value-type="string" calcext:value-type="string">
            <text:p>歸仁區武東里武東二街農路及農田排水改善工程</text:p>
          </table:table-cell>
          <table:table-cell table:style-name="ce10" office:value-type="string" office:string-value="歸仁區" calcext:value-type="string">
            <text:p><text:s/>歸仁區 </text:p>
          </table:table-cell>
          <table:table-cell table:style-name="ce11" office:value-type="float" office:value="3573.2" calcext:value-type="float">
            <text:p>3,573 </text:p>
          </table:table-cell>
          <table:table-cell table:style-name="ce11" office:value-type="float" office:value="3696" calcext:value-type="float">
            <text:p>3,69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榮發土木包工業" calcext:value-type="string">
            <text:p><text:s/>榮發土木包工業 </text:p>
          </table:table-cell>
          <table:table-cell table:number-columns-repeated="249"/>
        </table:table-row>
        <table:table-row table:style-name="ro5">
          <table:table-cell table:style-name="ce5" office:value-type="string" calcext:value-type="string">
            <text:p>白河區仙草里（木屐寮段103地號旁）排水改善工程</text:p>
          </table:table-cell>
          <table:table-cell table:style-name="ce10" office:value-type="string" office:string-value="白河區" calcext:value-type="string">
            <text:p><text:s/>白河區 </text:p>
          </table:table-cell>
          <table:table-cell table:style-name="ce11" office:value-type="float" office:value="3040" calcext:value-type="float">
            <text:p>3,040 </text:p>
          </table:table-cell>
          <table:table-cell table:style-name="ce11" office:value-type="float" office:value="853" calcext:value-type="float">
            <text:p>85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岦珅營造有限公司" calcext:value-type="string">
            <text:p><text:s/>岦珅營造有限公司 </text:p>
          </table:table-cell>
          <table:table-cell table:number-columns-repeated="249"/>
        </table:table-row>
        <table:table-row table:style-name="ro5">
          <table:table-cell table:style-name="ce5" office:value-type="string" calcext:value-type="string">
            <text:p>101年度臺南市南區同安里等處農路改善工程</text:p>
          </table:table-cell>
          <table:table-cell table:style-name="ce10" office:value-type="string" office:string-value="南區" calcext:value-type="string">
            <text:p><text:s/>南區 </text:p>
          </table:table-cell>
          <table:table-cell table:number-columns-repeated="2" table:style-name="ce11" office:value-type="float" office:value="4170" calcext:value-type="float">
            <text:p>4,17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利成土木包工業" calcext:value-type="string">
            <text:p><text:s/>利成土木包工業 </text:p>
          </table:table-cell>
          <table:table-cell table:number-columns-repeated="249"/>
        </table:table-row>
        <table:table-row table:style-name="ro5">
          <table:table-cell table:style-name="ce5" office:value-type="string" calcext:value-type="string">
            <text:p>新營區太北里新太路330巷AC路面改善工程</text:p>
          </table:table-cell>
          <table:table-cell table:style-name="ce10" office:value-type="string" office:string-value="新營區" calcext:value-type="string">
            <text:p><text:s/>新營區 </text:p>
          </table:table-cell>
          <table:table-cell table:style-name="ce11" office:value-type="float" office:value="1485" calcext:value-type="float">
            <text:p>1,485 </text:p>
          </table:table-cell>
          <table:table-cell table:style-name="ce11" office:value-type="float" office:value="1372" calcext:value-type="float">
            <text:p>1,37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林土木包工業" calcext:value-type="string">
            <text:p><text:s/>金林土木包工業 </text:p>
          </table:table-cell>
          <table:table-cell table:number-columns-repeated="249"/>
        </table:table-row>
        <table:table-row table:style-name="ro5">
          <table:table-cell table:style-name="ce5" office:value-type="string" calcext:value-type="string">
            <text:p>南化區小崙里照東農路修復工程</text:p>
          </table:table-cell>
          <table:table-cell table:style-name="ce10" office:value-type="string" office:string-value="南化區" calcext:value-type="string">
            <text:p><text:s/>南化區 </text:p>
          </table:table-cell>
          <table:table-cell table:style-name="ce11" office:value-type="float" office:value="3238" calcext:value-type="float">
            <text:p>3,238 </text:p>
          </table:table-cell>
          <table:table-cell table:style-name="ce11" office:value-type="float" office:value="1866" calcext:value-type="float">
            <text:p>1,86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七股區義合里產業道路改善工程</text:p>
          </table:table-cell>
          <table:table-cell table:style-name="ce10" office:value-type="string" office:string-value="七股區" calcext:value-type="string">
            <text:p><text:s/>七股區 </text:p>
          </table:table-cell>
          <table:table-cell table:style-name="ce11" office:value-type="float" office:value="782" calcext:value-type="float">
            <text:p>782 </text:p>
          </table:table-cell>
          <table:table-cell table:style-name="ce11" office:value-type="float" office:value="560" calcext:value-type="float">
            <text:p>5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朝立營造有限公司" calcext:value-type="string">
            <text:p><text:s/>朝立營造有限公司 </text:p>
          </table:table-cell>
          <table:table-cell table:number-columns-repeated="249"/>
        </table:table-row>
        <table:table-row table:style-name="ro5">
          <table:table-cell table:style-name="ce5" office:value-type="string" calcext:value-type="string">
            <text:p>歸仁區武東里武東三街農田排水改善工程</text:p>
          </table:table-cell>
          <table:table-cell table:style-name="ce10" office:value-type="string" office:string-value="歸仁區" calcext:value-type="string">
            <text:p><text:s/>歸仁區 </text:p>
          </table:table-cell>
          <table:table-cell table:style-name="ce11" office:value-type="float" office:value="1500" calcext:value-type="float">
            <text:p>1,500 </text:p>
          </table:table-cell>
          <table:table-cell table:style-name="ce11" office:value-type="float" office:value="1485" calcext:value-type="float">
            <text:p>1,48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維信土木包工業" calcext:value-type="string">
            <text:p><text:s/>維信土木包工業 </text:p>
          </table:table-cell>
          <table:table-cell table:number-columns-repeated="249"/>
        </table:table-row>
        <table:table-row table:style-name="ro5">
          <table:table-cell table:style-name="ce5" office:value-type="string" calcext:value-type="string">
            <text:p>新化區東榮里中興路587巷農路改善工程</text:p>
          </table:table-cell>
          <table:table-cell table:style-name="ce10" office:value-type="string" office:string-value="新化區" calcext:value-type="string">
            <text:p><text:s/>新化區 </text:p>
          </table:table-cell>
          <table:table-cell table:style-name="ce11" office:value-type="float" office:value="580" calcext:value-type="float">
            <text:p>580 </text:p>
          </table:table-cell>
          <table:table-cell table:style-name="ce11" office:value-type="float" office:value="434" calcext:value-type="float">
            <text:p>43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白河區崁頭里（崁仔頭段335地號旁）農路改善工程</text:p>
          </table:table-cell>
          <table:table-cell table:style-name="ce10" office:value-type="string" office:string-value="白河區" calcext:value-type="string">
            <text:p><text:s/>白河區 </text:p>
          </table:table-cell>
          <table:table-cell table:style-name="ce11" office:value-type="float" office:value="248.75" calcext:value-type="float">
            <text:p>249 </text:p>
          </table:table-cell>
          <table:table-cell table:style-name="ce11" office:value-type="float" office:value="263" calcext:value-type="float">
            <text:p>26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駿霖營造有限公司" calcext:value-type="string">
            <text:p><text:s/>駿霖營造有限公司 </text:p>
          </table:table-cell>
          <table:table-cell table:number-columns-repeated="249"/>
        </table:table-row>
        <table:table-row table:style-name="ro5">
          <table:table-cell table:style-name="ce5" office:value-type="string" calcext:value-type="string">
            <text:p>白河區六溪里（六重溪段652地號旁）農路改善工程</text:p>
          </table:table-cell>
          <table:table-cell table:style-name="ce10" office:value-type="string" office:string-value="白河區" calcext:value-type="string">
            <text:p><text:s/>白河區 </text:p>
          </table:table-cell>
          <table:table-cell table:style-name="ce11" office:value-type="float" office:value="315" calcext:value-type="float">
            <text:p>315 </text:p>
          </table:table-cell>
          <table:table-cell table:style-name="ce11" office:value-type="float" office:value="320" calcext:value-type="float">
            <text:p>3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駿霖營造有限公司" calcext:value-type="string">
            <text:p><text:s/>駿霖營造有限公司 </text:p>
          </table:table-cell>
          <table:table-cell table:number-columns-repeated="249"/>
        </table:table-row>
        <table:table-row table:style-name="ro5">
          <table:table-cell table:style-name="ce5" office:value-type="string" calcext:value-type="string">
            <text:p>東山區南勢里後坑尾農路改善工程</text:p>
          </table:table-cell>
          <table:table-cell table:style-name="ce10" office:value-type="string" office:string-value="東山區" calcext:value-type="string">
            <text:p><text:s/>東山區 </text:p>
          </table:table-cell>
          <table:table-cell table:style-name="ce11" office:value-type="float" office:value="3285" calcext:value-type="float">
            <text:p>3,285 </text:p>
          </table:table-cell>
          <table:table-cell table:style-name="ce11" office:value-type="float" office:value="2000" calcext:value-type="float">
            <text:p>2,0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益成土木包工業" calcext:value-type="string">
            <text:p><text:s/>益成土木包工業 </text:p>
          </table:table-cell>
          <table:table-cell table:number-columns-repeated="249"/>
        </table:table-row>
        <table:table-row table:style-name="ro5">
          <table:table-cell table:style-name="ce5" office:value-type="string" calcext:value-type="string">
            <text:p>東山區南勢里後坑農路改善工程</text:p>
          </table:table-cell>
          <table:table-cell table:style-name="ce10" office:value-type="string" office:string-value="東山區" calcext:value-type="string">
            <text:p><text:s/>東山區 </text:p>
          </table:table-cell>
          <table:table-cell table:style-name="ce11" office:value-type="float" office:value="225" calcext:value-type="float">
            <text:p>225 </text:p>
          </table:table-cell>
          <table:table-cell table:style-name="ce11" office:value-type="float" office:value="300" calcext:value-type="float">
            <text:p>3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宏益土木包工業" calcext:value-type="string">
            <text:p><text:s/>宏益土木包工業 </text:p>
          </table:table-cell>
          <table:table-cell table:number-columns-repeated="249"/>
        </table:table-row>
        <table:table-row table:style-name="ro5">
          <table:table-cell table:style-name="ce5" office:value-type="string" calcext:value-type="string">
            <text:p>東山區南勢里龜子山農路改善工程</text:p>
          </table:table-cell>
          <table:table-cell table:style-name="ce10" office:value-type="string" office:string-value="東山區" calcext:value-type="string">
            <text:p><text:s/>東山區 </text:p>
          </table:table-cell>
          <table:table-cell table:style-name="ce11" office:value-type="float" office:value="900" calcext:value-type="float">
            <text:p>900 </text:p>
          </table:table-cell>
          <table:table-cell table:style-name="ce11" office:value-type="float" office:value="300" calcext:value-type="float">
            <text:p>3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宏益土木包工業" calcext:value-type="string">
            <text:p><text:s/>宏益土木包工業 </text:p>
          </table:table-cell>
          <table:table-cell table:number-columns-repeated="249"/>
        </table:table-row>
        <table:table-row table:style-name="ro5">
          <table:table-cell table:style-name="ce5" office:value-type="string" calcext:value-type="string">
            <text:p>明和里林投巷農路改善工程</text:p>
          </table:table-cell>
          <table:table-cell table:style-name="ce10" office:value-type="string" office:string-value="山上區" calcext:value-type="string">
            <text:p><text:s/>山上區 </text:p>
          </table:table-cell>
          <table:table-cell table:style-name="ce11" office:value-type="float" office:value="5000" calcext:value-type="float">
            <text:p>5,000 </text:p>
          </table:table-cell>
          <table:table-cell table:style-name="ce11" office:value-type="float" office:value="3530" calcext:value-type="float">
            <text:p>3,5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上仁土木包工業" calcext:value-type="string">
            <text:p><text:s/>上仁土木包工業 </text:p>
          </table:table-cell>
          <table:table-cell table:number-columns-repeated="249"/>
        </table:table-row>
        <table:table-row table:style-name="ro5">
          <table:table-cell table:style-name="ce5" office:value-type="string" calcext:value-type="string">
            <text:p>100-鹿田大坪農路改善工程</text:p>
          </table:table-cell>
          <table:table-cell table:style-name="ce10" office:value-type="string" office:string-value="楠西區" calcext:value-type="string">
            <text:p><text:s/>楠西區 </text:p>
          </table:table-cell>
          <table:table-cell table:style-name="ce11" office:value-type="float" office:value="682" calcext:value-type="float">
            <text:p>682 </text:p>
          </table:table-cell>
          <table:table-cell table:style-name="ce11" office:value-type="float" office:value="636" calcext:value-type="float">
            <text:p>6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100-密枝社區後農路改善工程</text:p>
          </table:table-cell>
          <table:table-cell table:style-name="ce10" office:value-type="string" office:string-value="楠西區" calcext:value-type="string">
            <text:p><text:s/>楠西區 </text:p>
          </table:table-cell>
          <table:table-cell table:style-name="ce11" office:value-type="float" office:value="1215" calcext:value-type="float">
            <text:p>1,215 </text:p>
          </table:table-cell>
          <table:table-cell table:style-name="ce11" office:value-type="float" office:value="238" calcext:value-type="float">
            <text:p>23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 久明土木包工業" calcext:value-type="string">
            <text:p><text:s text:c="2"/>久明土木包工業 </text:p>
          </table:table-cell>
          <table:table-cell table:number-columns-repeated="249"/>
        </table:table-row>
        <table:table-row table:style-name="ro5">
          <table:table-cell table:style-name="ce5" office:value-type="string" calcext:value-type="string">
            <text:p>100-灣丘打石坎農路改善工程</text:p>
          </table:table-cell>
          <table:table-cell table:style-name="ce10" office:value-type="string" office:string-value="楠西區" calcext:value-type="string">
            <text:p><text:s/>楠西區 </text:p>
          </table:table-cell>
          <table:table-cell table:style-name="ce11" office:value-type="float" office:value="1200" calcext:value-type="float">
            <text:p>1,200 </text:p>
          </table:table-cell>
          <table:table-cell table:style-name="ce11" office:value-type="float" office:value="380" calcext:value-type="float">
            <text:p>3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草山里中寮農路路面改善工程</text:p>
          </table:table-cell>
          <table:table-cell table:style-name="ce10" office:value-type="string" office:string-value="左鎮區" calcext:value-type="string">
            <text:p><text:s/>左鎮區 </text:p>
          </table:table-cell>
          <table:table-cell table:style-name="ce11" office:value-type="float" office:value="900" calcext:value-type="float">
            <text:p>900 </text:p>
          </table:table-cell>
          <table:table-cell table:style-name="ce11" office:value-type="float" office:value="840" calcext:value-type="float">
            <text:p>84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光山道路往二坑農路支線AC路面改善工程</text:p>
          </table:table-cell>
          <table:table-cell table:style-name="ce10" office:value-type="string" office:string-value="左鎮區" calcext:value-type="string">
            <text:p><text:s/>左鎮區 </text:p>
          </table:table-cell>
          <table:table-cell table:style-name="ce11" office:value-type="float" office:value="1100" calcext:value-type="float">
            <text:p>1,100 </text:p>
          </table:table-cell>
          <table:table-cell table:style-name="ce11" office:value-type="float" office:value="1155" calcext:value-type="float">
            <text:p>1,15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拓土木包工業" calcext:value-type="string">
            <text:p><text:s/>金拓土木包工業 </text:p>
          </table:table-cell>
          <table:table-cell table:number-columns-repeated="249"/>
        </table:table-row>
        <table:table-row table:style-name="ro5">
          <table:table-cell table:style-name="ce5" office:value-type="string" calcext:value-type="string">
            <text:p>澄山里風櫃嘴AC路面改善工程</text:p>
          </table:table-cell>
          <table:table-cell table:style-name="ce10" office:value-type="string" office:string-value="左鎮區" calcext:value-type="string">
            <text:p><text:s/>左鎮區 </text:p>
          </table:table-cell>
          <table:table-cell table:style-name="ce11" office:value-type="float" office:value="2000" calcext:value-type="float">
            <text:p>2,000 </text:p>
          </table:table-cell>
          <table:table-cell table:style-name="ce11" office:value-type="float" office:value="700" calcext:value-type="float">
            <text:p>7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拓土木包工業" calcext:value-type="string">
            <text:p><text:s/>金拓土木包工業 </text:p>
          </table:table-cell>
          <table:table-cell table:number-columns-repeated="249"/>
        </table:table-row>
        <table:table-row table:style-name="ro5">
          <table:table-cell table:style-name="ce5" office:value-type="string" calcext:value-type="string">
            <text:p>南化區南化里大草崙農路改善工程</text:p>
          </table:table-cell>
          <table:table-cell table:style-name="ce10" office:value-type="string" office:string-value="南化區" calcext:value-type="string">
            <text:p><text:s/>南化區 </text:p>
          </table:table-cell>
          <table:table-cell table:style-name="ce11" office:value-type="float" office:value="150" calcext:value-type="float">
            <text:p>150 </text:p>
          </table:table-cell>
          <table:table-cell table:style-name="ce11" office:value-type="float" office:value="120" calcext:value-type="float">
            <text:p>1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南化區北平里檨仔湖坑農路改善工程</text:p>
          </table:table-cell>
          <table:table-cell table:style-name="ce10" office:value-type="string" office:string-value="南化區" calcext:value-type="string">
            <text:p><text:s/>南化區 </text:p>
          </table:table-cell>
          <table:table-cell table:style-name="ce11" office:value-type="float" office:value="630" calcext:value-type="float">
            <text:p>630 </text:p>
          </table:table-cell>
          <table:table-cell table:style-name="ce11" office:value-type="float" office:value="822" calcext:value-type="float">
            <text:p>82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水旺土木包工業" calcext:value-type="string">
            <text:p><text:s/>水旺土木包工業 </text:p>
          </table:table-cell>
          <table:table-cell table:number-columns-repeated="249"/>
        </table:table-row>
        <table:table-row table:style-name="ro5">
          <table:table-cell table:style-name="ce5" office:value-type="string" calcext:value-type="string">
            <text:p>玉井區望明里粉間農路改善工程</text:p>
          </table:table-cell>
          <table:table-cell table:style-name="ce10" office:value-type="string" office:string-value="玉井區" calcext:value-type="string">
            <text:p><text:s/>玉井區 </text:p>
          </table:table-cell>
          <table:table-cell table:style-name="ce11" office:value-type="float" office:value="750" calcext:value-type="float">
            <text:p>750 </text:p>
          </table:table-cell>
          <table:table-cell table:style-name="ce11" office:value-type="float" office:value="420" calcext:value-type="float">
            <text:p>4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和晟營造有限公司" calcext:value-type="string">
            <text:p><text:s/>和晟營造有限公司 </text:p>
          </table:table-cell>
          <table:table-cell table:number-columns-repeated="249"/>
        </table:table-row>
        <table:table-row table:style-name="ro5">
          <table:table-cell table:style-name="ce5" office:value-type="string" calcext:value-type="string">
            <text:p>玉井區中正里鹿陶一號農路邊排水改善工程</text:p>
          </table:table-cell>
          <table:table-cell table:style-name="ce10" office:value-type="string" office:string-value="玉井區" calcext:value-type="string">
            <text:p><text:s/>玉井區 </text:p>
          </table:table-cell>
          <table:table-cell table:style-name="ce11" office:value-type="float" office:value="450" calcext:value-type="float">
            <text:p>450 </text:p>
          </table:table-cell>
          <table:table-cell table:style-name="ce11" office:value-type="float" office:value="317" calcext:value-type="float">
            <text:p>31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玉井區中正里斗六莿仔埔農路改善工程</text:p>
          </table:table-cell>
          <table:table-cell table:style-name="ce10" office:value-type="string" office:string-value="玉井區" calcext:value-type="string">
            <text:p><text:s/>玉井區 </text:p>
          </table:table-cell>
          <table:table-cell table:style-name="ce11" office:value-type="float" office:value="250" calcext:value-type="float">
            <text:p>250 </text:p>
          </table:table-cell>
          <table:table-cell table:style-name="ce11" office:value-type="float" office:value="101" calcext:value-type="float">
            <text:p>101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層林里樹王農路支線改善工程</text:p>
          </table:table-cell>
          <table:table-cell table:style-name="ce10" office:value-type="string" office:string-value="玉井區" calcext:value-type="string">
            <text:p><text:s/>玉井區 </text:p>
          </table:table-cell>
          <table:table-cell table:style-name="ce11" office:value-type="float" office:value="650" calcext:value-type="float">
            <text:p>650 </text:p>
          </table:table-cell>
          <table:table-cell table:style-name="ce11" office:value-type="float" office:value="682" calcext:value-type="float">
            <text:p>68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官田區西庄高鐵橋下AC路面改善工程</text:p>
          </table:table-cell>
          <table:table-cell table:style-name="ce10" office:value-type="string" office:string-value="官田區" calcext:value-type="string">
            <text:p><text:s/>官田區 </text:p>
          </table:table-cell>
          <table:table-cell table:style-name="ce11" office:value-type="float" office:value="2100" calcext:value-type="float">
            <text:p>2,100 </text:p>
          </table:table-cell>
          <table:table-cell table:style-name="ce11" office:value-type="float" office:value="1837" calcext:value-type="float">
            <text:p>1,83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日鑫土木包工業" calcext:value-type="string">
            <text:p><text:s/>日鑫土木包工業 </text:p>
          </table:table-cell>
          <table:table-cell table:number-columns-repeated="249"/>
        </table:table-row>
        <table:table-row table:style-name="ro5">
          <table:table-cell table:style-name="ce5" office:value-type="string" calcext:value-type="string">
            <text:p>澄山里風空農路路面改善工程</text:p>
          </table:table-cell>
          <table:table-cell table:style-name="ce10" office:value-type="string" office:string-value="左鎮區" calcext:value-type="string">
            <text:p><text:s/>左鎮區 </text:p>
          </table:table-cell>
          <table:table-cell table:style-name="ce11" office:value-type="float" office:value="950" calcext:value-type="float">
            <text:p>950 </text:p>
          </table:table-cell>
          <table:table-cell table:style-name="ce11" office:value-type="float" office:value="1400" calcext:value-type="float">
            <text:p>1,4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5">
          <table:table-cell table:style-name="ce5" office:value-type="string" calcext:value-type="string">
            <text:p>澄山里大寮農路路面改善工程</text:p>
          </table:table-cell>
          <table:table-cell table:style-name="ce10" office:value-type="string" office:string-value="左鎮區" calcext:value-type="string">
            <text:p><text:s/>左鎮區 </text:p>
          </table:table-cell>
          <table:table-cell table:style-name="ce11" office:value-type="float" office:value="300" calcext:value-type="float">
            <text:p>300 </text:p>
          </table:table-cell>
          <table:table-cell table:style-name="ce11" office:value-type="float" office:value="432" calcext:value-type="float">
            <text:p>43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6">
          <table:table-cell table:style-name="ce5" office:value-type="string" calcext:value-type="string">
            <text:p>光和里光山道路（八德高分113右7至八德高分123）路面改善工程</text:p>
          </table:table-cell>
          <table:table-cell table:style-name="ce10" office:value-type="string" office:string-value="左鎮區" calcext:value-type="string">
            <text:p><text:s/>左鎮區 </text:p>
          </table:table-cell>
          <table:table-cell table:style-name="ce11" office:value-type="float" office:value="1600" calcext:value-type="float">
            <text:p>1,600 </text:p>
          </table:table-cell>
          <table:table-cell table:style-name="ce11" office:value-type="float" office:value="1470" calcext:value-type="float">
            <text:p>1,47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拓土木包工業" calcext:value-type="string">
            <text:p><text:s/>金拓土木包工業 </text:p>
          </table:table-cell>
          <table:table-cell table:number-columns-repeated="249"/>
        </table:table-row>
        <table:table-row table:style-name="ro5">
          <table:table-cell table:style-name="ce5" office:value-type="string" calcext:value-type="string">
            <text:p>大內區環湖里燒灰農路改善工程</text:p>
          </table:table-cell>
          <table:table-cell table:style-name="ce10" office:value-type="string" office:string-value="大內區" calcext:value-type="string">
            <text:p><text:s/>大內區 </text:p>
          </table:table-cell>
          <table:table-cell table:style-name="ce11" office:value-type="float" office:value="200" calcext:value-type="float">
            <text:p>200 </text:p>
          </table:table-cell>
          <table:table-cell table:style-name="ce11" office:value-type="float" office:value="250" calcext:value-type="float">
            <text:p>2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大內區環湖里尖山農路排水改善工程</text:p>
          </table:table-cell>
          <table:table-cell table:style-name="ce10" office:value-type="string" office:string-value="大內區" calcext:value-type="string">
            <text:p><text:s/>大內區 </text:p>
          </table:table-cell>
          <table:table-cell table:style-name="ce11" office:value-type="float" office:value="900" calcext:value-type="float">
            <text:p>900 </text:p>
          </table:table-cell>
          <table:table-cell table:style-name="ce11" office:value-type="float" office:value="800" calcext:value-type="float">
            <text:p>8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大內區二溪頂大坪農路排水改善工程</text:p>
          </table:table-cell>
          <table:table-cell table:style-name="ce10" office:value-type="string" office:string-value="大內區" calcext:value-type="string">
            <text:p><text:s/>大內區 </text:p>
          </table:table-cell>
          <table:table-cell table:style-name="ce11" office:value-type="float" office:value="900" calcext:value-type="float">
            <text:p>900 </text:p>
          </table:table-cell>
          <table:table-cell table:style-name="ce11" office:value-type="float" office:value="700" calcext:value-type="float">
            <text:p>7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大內區二溪大埔產業道路改善工程 </text:p>
          </table:table-cell>
          <table:table-cell table:style-name="ce10" office:value-type="string" office:string-value="大內區" calcext:value-type="string">
            <text:p><text:s/>大內區 </text:p>
          </table:table-cell>
          <table:table-cell table:style-name="ce11" office:value-type="float" office:value="636" calcext:value-type="float">
            <text:p>636 </text:p>
          </table:table-cell>
          <table:table-cell table:style-name="ce11" office:value-type="float" office:value="1020" calcext:value-type="float">
            <text:p>1,0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龍船里水崛坪農路改善工程</text:p>
          </table:table-cell>
          <table:table-cell table:style-name="ce10" office:value-type="string" office:string-value="龍崎區" calcext:value-type="string">
            <text:p><text:s/>龍崎區 </text:p>
          </table:table-cell>
          <table:table-cell table:style-name="ce11" office:value-type="float" office:value="576" calcext:value-type="float">
            <text:p>576 </text:p>
          </table:table-cell>
          <table:table-cell table:style-name="ce11" office:value-type="float" office:value="50" calcext:value-type="float">
            <text:p>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芳年土木包工業" calcext:value-type="string">
            <text:p><text:s/>芳年土木包工業 </text:p>
          </table:table-cell>
          <table:table-cell table:number-columns-repeated="249"/>
        </table:table-row>
        <table:table-row table:style-name="ro5">
          <table:table-cell table:style-name="ce5" office:value-type="string" calcext:value-type="string">
            <text:p>100-照興山仔嶺農路改善工程</text:p>
          </table:table-cell>
          <table:table-cell table:style-name="ce10" office:value-type="string" office:string-value="楠西區" calcext:value-type="string">
            <text:p><text:s/>楠西區 </text:p>
          </table:table-cell>
          <table:table-cell table:style-name="ce11" office:value-type="float" office:value="899.53" calcext:value-type="float">
            <text:p>900 </text:p>
          </table:table-cell>
          <table:table-cell table:style-name="ce11" office:value-type="float" office:value="276" calcext:value-type="float">
            <text:p>27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100-密枝頭前山農路改善工程</text:p>
          </table:table-cell>
          <table:table-cell table:style-name="ce10" office:value-type="string" office:string-value="楠西區" calcext:value-type="string">
            <text:p><text:s/>楠西區 </text:p>
          </table:table-cell>
          <table:table-cell table:style-name="ce11" office:value-type="float" office:value="1128.75" calcext:value-type="float">
            <text:p>1,129 </text:p>
          </table:table-cell>
          <table:table-cell table:style-name="ce11" office:value-type="float" office:value="1206" calcext:value-type="float">
            <text:p>1,20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大內區二溪登山橋旁農路改善工程</text:p>
          </table:table-cell>
          <table:table-cell table:style-name="ce10" office:value-type="string" office:string-value="大內區" calcext:value-type="string">
            <text:p><text:s/>大內區 </text:p>
          </table:table-cell>
          <table:table-cell table:style-name="ce11" office:value-type="float" office:value="690" calcext:value-type="float">
            <text:p>690 </text:p>
          </table:table-cell>
          <table:table-cell table:style-name="ce11" office:value-type="float" office:value="720" calcext:value-type="float">
            <text:p>7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大內區內郭里頭社高幹55左1旁農路改善工程</text:p>
          </table:table-cell>
          <table:table-cell table:style-name="ce10" office:value-type="string" office:string-value="大內區" calcext:value-type="string">
            <text:p><text:s/>大內區 </text:p>
          </table:table-cell>
          <table:table-cell table:style-name="ce11" office:value-type="float" office:value="950.4" calcext:value-type="float">
            <text:p>950 </text:p>
          </table:table-cell>
          <table:table-cell table:style-name="ce11" office:value-type="float" office:value="600" calcext:value-type="float">
            <text:p>6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佳里區建南里農路改善工程</text:p>
          </table:table-cell>
          <table:table-cell table:style-name="ce10" office:value-type="string" office:string-value="佳里區" calcext:value-type="string">
            <text:p><text:s/>佳里區 </text:p>
          </table:table-cell>
          <table:table-cell table:style-name="ce11" office:value-type="float" office:value="735" calcext:value-type="float">
            <text:p>735 </text:p>
          </table:table-cell>
          <table:table-cell table:style-name="ce11" office:value-type="float" office:value="263" calcext:value-type="float">
            <text:p>26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新化區五甲勢聚落西側產業道路改善工程</text:p>
          </table:table-cell>
          <table:table-cell table:style-name="ce10" office:value-type="string" office:string-value="新化區" calcext:value-type="string">
            <text:p><text:s/>新化區 </text:p>
          </table:table-cell>
          <table:table-cell table:style-name="ce11" office:value-type="float" office:value="1000" calcext:value-type="float">
            <text:p>1,000 </text:p>
          </table:table-cell>
          <table:table-cell table:style-name="ce11" office:value-type="float" office:value="1417" calcext:value-type="float">
            <text:p>1,41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南化區小崙里湖底往金宗禪寺農路改善工程</text:p>
          </table:table-cell>
          <table:table-cell table:style-name="ce10" office:value-type="string" office:string-value="南化區" calcext:value-type="string">
            <text:p><text:s/>南化區 </text:p>
          </table:table-cell>
          <table:table-cell table:style-name="ce11" office:value-type="float" office:value="3500" calcext:value-type="float">
            <text:p>3,500 </text:p>
          </table:table-cell>
          <table:table-cell table:style-name="ce11" office:value-type="float" office:value="1225" calcext:value-type="float">
            <text:p>1,22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銀泰土木包工業" calcext:value-type="string">
            <text:p><text:s/>銀泰土木包工業 </text:p>
          </table:table-cell>
          <table:table-cell table:number-columns-repeated="249"/>
        </table:table-row>
        <table:table-row table:style-name="ro5">
          <table:table-cell table:style-name="ce5" office:value-type="string" calcext:value-type="string">
            <text:p>光和里王萊宅農路路面改善工程</text:p>
          </table:table-cell>
          <table:table-cell table:style-name="ce10" office:value-type="string" office:string-value="左鎮區" calcext:value-type="string">
            <text:p><text:s/>左鎮區 </text:p>
          </table:table-cell>
          <table:table-cell table:style-name="ce11" office:value-type="float" office:value="4000" calcext:value-type="float">
            <text:p>4,000 </text:p>
          </table:table-cell>
          <table:table-cell table:style-name="ce11" office:value-type="float" office:value="1400" calcext:value-type="float">
            <text:p>1,4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拓土木包工業" calcext:value-type="string">
            <text:p><text:s/>金拓土木包工業 </text:p>
          </table:table-cell>
          <table:table-cell table:number-columns-repeated="249"/>
        </table:table-row>
        <table:table-row table:style-name="ro5">
          <table:table-cell table:style-name="ce5" office:value-type="string" calcext:value-type="string">
            <text:p>南化區南化里蘇真埔農路改善工程</text:p>
          </table:table-cell>
          <table:table-cell table:style-name="ce10" office:value-type="string" office:string-value="南化區" calcext:value-type="string">
            <text:p><text:s/>南化區 </text:p>
          </table:table-cell>
          <table:table-cell table:style-name="ce11" office:value-type="float" office:value="180" calcext:value-type="float">
            <text:p>180 </text:p>
          </table:table-cell>
          <table:table-cell table:style-name="ce11" office:value-type="float" office:value="50" calcext:value-type="float">
            <text:p>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冠頂土木包工業" calcext:value-type="string">
            <text:p><text:s/>冠頂土木包工業 </text:p>
          </table:table-cell>
          <table:table-cell table:number-columns-repeated="249"/>
        </table:table-row>
        <table:table-row table:style-name="ro5">
          <table:table-cell table:style-name="ce5" office:value-type="string" calcext:value-type="string">
            <text:p>玉井區中正里鹿陶三號農路排水改善工程</text:p>
          </table:table-cell>
          <table:table-cell table:style-name="ce10" office:value-type="string" office:string-value="玉井區" calcext:value-type="string">
            <text:p><text:s/>玉井區 </text:p>
          </table:table-cell>
          <table:table-cell table:style-name="ce11" office:value-type="float" office:value="1465" calcext:value-type="float">
            <text:p>1,465 </text:p>
          </table:table-cell>
          <table:table-cell table:style-name="ce11" office:value-type="float" office:value="1390" calcext:value-type="float">
            <text:p>1,3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玉井區三埔里三條溝農路支線等三處改善工程</text:p>
          </table:table-cell>
          <table:table-cell table:style-name="ce10" office:value-type="string" office:string-value="玉井區" calcext:value-type="string">
            <text:p><text:s/>玉井區 </text:p>
          </table:table-cell>
          <table:table-cell table:style-name="ce11" office:value-type="float" office:value="250" calcext:value-type="float">
            <text:p>250 </text:p>
          </table:table-cell>
          <table:table-cell table:style-name="ce11" office:value-type="float" office:value="36" calcext:value-type="float">
            <text:p>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玉井區沙田里坑內牛稠坑農路改善工程</text:p>
          </table:table-cell>
          <table:table-cell table:style-name="ce10" office:value-type="string" office:string-value="玉井區" calcext:value-type="string">
            <text:p><text:s/>玉井區 </text:p>
          </table:table-cell>
          <table:table-cell table:style-name="ce11" office:value-type="float" office:value="1075" calcext:value-type="float">
            <text:p>1,075 </text:p>
          </table:table-cell>
          <table:table-cell table:style-name="ce11" office:value-type="float" office:value="862" calcext:value-type="float">
            <text:p>86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新化區大坑里大坑尾往紅嘴仔擋土牆及排水改善工程</text:p>
          </table:table-cell>
          <table:table-cell table:style-name="ce10" office:value-type="string" office:string-value="新化區" calcext:value-type="string">
            <text:p><text:s/>新化區 </text:p>
          </table:table-cell>
          <table:table-cell table:style-name="ce11" office:value-type="float" office:value="1180" calcext:value-type="float">
            <text:p>1,180 </text:p>
          </table:table-cell>
          <table:table-cell table:style-name="ce11" office:value-type="float" office:value="1151" calcext:value-type="float">
            <text:p>1,151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弘岱營造股份有限公司" calcext:value-type="string">
            <text:p><text:s/>弘岱營造股份有限公司 </text:p>
          </table:table-cell>
          <table:table-cell table:number-columns-repeated="249"/>
        </table:table-row>
        <table:table-row table:style-name="ro5">
          <table:table-cell table:style-name="ce5" office:value-type="string" calcext:value-type="string">
            <text:p>學甲區瓦寮西側產業道路改善工程</text:p>
          </table:table-cell>
          <table:table-cell table:style-name="ce10" office:value-type="string" office:string-value="學甲區" calcext:value-type="string">
            <text:p><text:s/>學甲區 </text:p>
          </table:table-cell>
          <table:table-cell table:style-name="ce11" office:value-type="float" office:value="1580" calcext:value-type="float">
            <text:p>1,580 </text:p>
          </table:table-cell>
          <table:table-cell table:style-name="ce11" office:value-type="float" office:value="1120" calcext:value-type="float">
            <text:p>1,1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道營造股份有限公司" calcext:value-type="string">
            <text:p><text:s/>永道營造股份有限公司 </text:p>
          </table:table-cell>
          <table:table-cell table:number-columns-repeated="249"/>
        </table:table-row>
        <table:table-row table:style-name="ro5">
          <table:table-cell table:style-name="ce5" office:value-type="string" calcext:value-type="string">
            <text:p>學甲區秀昌里掩埋場東側產業道路改善工程 </text:p>
          </table:table-cell>
          <table:table-cell table:style-name="ce10" office:value-type="string" office:string-value="學甲區" calcext:value-type="string">
            <text:p><text:s/>學甲區 </text:p>
          </table:table-cell>
          <table:table-cell table:style-name="ce11" office:value-type="float" office:value="450" calcext:value-type="float">
            <text:p>450 </text:p>
          </table:table-cell>
          <table:table-cell table:style-name="ce11" office:value-type="float" office:value="390" calcext:value-type="float">
            <text:p>3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東山區東原里大坑農路改善工程 </text:p>
          </table:table-cell>
          <table:table-cell table:style-name="ce10" office:value-type="string" office:string-value="東山區" calcext:value-type="string">
            <text:p><text:s/>東山區 </text:p>
          </table:table-cell>
          <table:table-cell table:style-name="ce11" office:value-type="float" office:value="486" calcext:value-type="float">
            <text:p>486 </text:p>
          </table:table-cell>
          <table:table-cell table:style-name="ce11" office:value-type="float" office:value="320" calcext:value-type="float">
            <text:p>3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睦光里埤內農路排水溝新建工程</text:p>
          </table:table-cell>
          <table:table-cell table:style-name="ce10" office:value-type="string" office:string-value="左鎮區" calcext:value-type="string">
            <text:p><text:s/>左鎮區 </text:p>
          </table:table-cell>
          <table:table-cell table:style-name="ce11" office:value-type="float" office:value="300" calcext:value-type="float">
            <text:p>300 </text:p>
          </table:table-cell>
          <table:table-cell table:style-name="ce11" office:value-type="float" office:value="258" calcext:value-type="float">
            <text:p>25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光山道路澄山國小至澄山教會路段AC路面改善工程</text:p>
          </table:table-cell>
          <table:table-cell table:style-name="ce10" office:value-type="string" office:string-value="左鎮區" calcext:value-type="string">
            <text:p><text:s/>左鎮區 </text:p>
          </table:table-cell>
          <table:table-cell table:style-name="ce11" office:value-type="float" office:value="1800" calcext:value-type="float">
            <text:p>1,800 </text:p>
          </table:table-cell>
          <table:table-cell table:style-name="ce11" office:value-type="float" office:value="1180" calcext:value-type="float">
            <text:p>1,1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南化區南化里大草崙農路修復工程</text:p>
          </table:table-cell>
          <table:table-cell table:style-name="ce10" office:value-type="string" office:string-value="南化區" calcext:value-type="string">
            <text:p><text:s/>南化區 </text:p>
          </table:table-cell>
          <table:table-cell table:style-name="ce11" office:value-type="float" office:value="712" calcext:value-type="float">
            <text:p>712 </text:p>
          </table:table-cell>
          <table:table-cell table:style-name="ce11" office:value-type="float" office:value="839" calcext:value-type="float">
            <text:p>839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大內區二溪牛場產業道路改善工程</text:p>
          </table:table-cell>
          <table:table-cell table:style-name="ce10" office:value-type="string" office:string-value="大內區" calcext:value-type="string">
            <text:p><text:s/>大內區 </text:p>
          </table:table-cell>
          <table:table-cell table:style-name="ce11" office:value-type="float" office:value="1250" calcext:value-type="float">
            <text:p>1,250 </text:p>
          </table:table-cell>
          <table:table-cell table:style-name="ce11" office:value-type="float" office:value="1150" calcext:value-type="float">
            <text:p>1,1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北門區二重港地區產業道路路面改善工程</text:p>
          </table:table-cell>
          <table:table-cell table:style-name="ce10" office:value-type="string" office:string-value="北門區" calcext:value-type="string">
            <text:p><text:s/>北門區 </text:p>
          </table:table-cell>
          <table:table-cell table:style-name="ce11" office:value-type="float" office:value="1600" calcext:value-type="float">
            <text:p>1,600 </text:p>
          </table:table-cell>
          <table:table-cell table:style-name="ce11" office:value-type="float" office:value="730" calcext:value-type="float">
            <text:p>7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北平里過苓仔農路改善工程</text:p>
          </table:table-cell>
          <table:table-cell table:style-name="ce10" office:value-type="string" office:string-value="南化區" calcext:value-type="string">
            <text:p><text:s/>南化區 </text:p>
          </table:table-cell>
          <table:table-cell table:style-name="ce11" office:value-type="float" office:value="270" calcext:value-type="float">
            <text:p>270 </text:p>
          </table:table-cell>
          <table:table-cell table:style-name="ce11" office:value-type="float" office:value="216" calcext:value-type="float">
            <text:p>21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新化區大坑里大坑尾227號旁農路改善工程</text:p>
          </table:table-cell>
          <table:table-cell table:style-name="ce10" office:value-type="string" office:string-value="新化區" calcext:value-type="string">
            <text:p><text:s/>新化區 </text:p>
          </table:table-cell>
          <table:table-cell table:style-name="ce11" office:value-type="float" office:value="230" calcext:value-type="float">
            <text:p>230 </text:p>
          </table:table-cell>
          <table:table-cell table:style-name="ce11" office:value-type="float" office:value="118" calcext:value-type="float">
            <text:p>11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玉井區望明里松腳16鄰路基改善工程</text:p>
          </table:table-cell>
          <table:table-cell table:style-name="ce10" office:value-type="string" office:string-value="玉井區" calcext:value-type="string">
            <text:p><text:s/>玉井區 </text:p>
          </table:table-cell>
          <table:table-cell table:style-name="ce11" office:value-type="float" office:value="350" calcext:value-type="float">
            <text:p>350 </text:p>
          </table:table-cell>
          <table:table-cell table:style-name="ce11" office:value-type="float" office:value="238" calcext:value-type="float">
            <text:p>23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冠頂土木包工業" calcext:value-type="string">
            <text:p><text:s/>冠頂土木包工業 </text:p>
          </table:table-cell>
          <table:table-cell table:number-columns-repeated="249"/>
        </table:table-row>
        <table:table-row table:style-name="ro5">
          <table:table-cell table:style-name="ce5" office:value-type="string" calcext:value-type="string">
            <text:p>玉井區望明里土地公山農路支線(王瑞良田邊)路基改善工程</text:p>
          </table:table-cell>
          <table:table-cell table:style-name="ce10" office:value-type="string" office:string-value="玉井區" calcext:value-type="string">
            <text:p><text:s/>玉井區 </text:p>
          </table:table-cell>
          <table:table-cell table:style-name="ce11" office:value-type="float" office:value="500" calcext:value-type="float">
            <text:p>500 </text:p>
          </table:table-cell>
          <table:table-cell table:style-name="ce11" office:value-type="float" office:value="475" calcext:value-type="float">
            <text:p>47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協順土木包工業" calcext:value-type="string">
            <text:p><text:s/>協順土木包工業 </text:p>
          </table:table-cell>
          <table:table-cell table:number-columns-repeated="249"/>
        </table:table-row>
        <table:table-row table:style-name="ro5">
          <table:table-cell table:style-name="ce5" office:value-type="string" calcext:value-type="string">
            <text:p>玉井區三和里崁下農路支線改善工程</text:p>
          </table:table-cell>
          <table:table-cell table:style-name="ce10" office:value-type="string" office:string-value="玉井區" calcext:value-type="string">
            <text:p><text:s/>玉井區 </text:p>
          </table:table-cell>
          <table:table-cell table:number-columns-repeated="2" table:style-name="ce11" office:value-type="float" office:value="200" calcext:value-type="float">
            <text:p>2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協順土木包工業" calcext:value-type="string">
            <text:p><text:s/>協順土木包工業 </text:p>
          </table:table-cell>
          <table:table-cell table:number-columns-repeated="249"/>
        </table:table-row>
        <table:table-row table:style-name="ro5">
          <table:table-cell table:style-name="ce5" office:value-type="string" calcext:value-type="string">
            <text:p>100-照興坑仔內農路改善工程</text:p>
          </table:table-cell>
          <table:table-cell table:style-name="ce10" office:value-type="string" office:string-value="楠西區" calcext:value-type="string">
            <text:p><text:s/>楠西區 </text:p>
          </table:table-cell>
          <table:table-cell table:style-name="ce11" office:value-type="float" office:value="275" calcext:value-type="float">
            <text:p>275 </text:p>
          </table:table-cell>
          <table:table-cell table:style-name="ce11" office:value-type="float" office:value="416" calcext:value-type="float">
            <text:p>41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101-鹿田苦苓腳農路改善工程</text:p>
          </table:table-cell>
          <table:table-cell table:style-name="ce10" office:value-type="string" office:string-value="楠西區" calcext:value-type="string">
            <text:p><text:s/>楠西區 </text:p>
          </table:table-cell>
          <table:table-cell table:style-name="ce11" office:value-type="float" office:value="1500.35" calcext:value-type="float">
            <text:p>1,500 </text:p>
          </table:table-cell>
          <table:table-cell table:style-name="ce11" office:value-type="float" office:value="878" calcext:value-type="float">
            <text:p>87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十三甲段1058地號旁農路改善工程</text:p>
          </table:table-cell>
          <table:table-cell table:style-name="ce10" office:value-type="string" office:string-value="仁德區" calcext:value-type="string">
            <text:p><text:s/>仁德區 </text:p>
          </table:table-cell>
          <table:table-cell table:style-name="ce11" office:value-type="float" office:value="500" calcext:value-type="float">
            <text:p>500 </text:p>
          </table:table-cell>
          <table:table-cell table:style-name="ce11" office:value-type="float" office:value="764" calcext:value-type="float">
            <text:p>76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鈺營造工程有限公司" calcext:value-type="string">
            <text:p><text:s/>長鈺營造工程有限公司 </text:p>
          </table:table-cell>
          <table:table-cell table:number-columns-repeated="249"/>
        </table:table-row>
        <table:table-row table:style-name="ro5">
          <table:table-cell table:style-name="ce5" office:value-type="string" calcext:value-type="string">
            <text:p>南洲里磚仔井農路改善工程</text:p>
          </table:table-cell>
          <table:table-cell table:style-name="ce10" office:value-type="string" office:string-value="山上區" calcext:value-type="string">
            <text:p><text:s/>山上區 </text:p>
          </table:table-cell>
          <table:table-cell table:style-name="ce11" office:value-type="float" office:value="1575" calcext:value-type="float">
            <text:p>1,575 </text:p>
          </table:table-cell>
          <table:table-cell table:style-name="ce11" office:value-type="float" office:value="1370" calcext:value-type="float">
            <text:p>1,37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再生營造股份有限公司" calcext:value-type="string">
            <text:p><text:s/>再生營造股份有限公司 </text:p>
          </table:table-cell>
          <table:table-cell table:number-columns-repeated="249"/>
        </table:table-row>
        <table:table-row table:style-name="ro5">
          <table:table-cell table:style-name="ce5" office:value-type="string" calcext:value-type="string">
            <text:p>南化區小崙里北庄仔農路改善工程</text:p>
          </table:table-cell>
          <table:table-cell table:style-name="ce10" office:value-type="string" office:string-value="南化區" calcext:value-type="string">
            <text:p><text:s/>南化區 </text:p>
          </table:table-cell>
          <table:table-cell table:style-name="ce11" office:value-type="float" office:value="640" calcext:value-type="float">
            <text:p>640 </text:p>
          </table:table-cell>
          <table:table-cell table:style-name="ce11" office:value-type="float" office:value="540" calcext:value-type="float">
            <text:p>54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宏昌土木包工業" calcext:value-type="string">
            <text:p><text:s/>宏昌土木包工業 </text:p>
          </table:table-cell>
          <table:table-cell table:number-columns-repeated="249"/>
        </table:table-row>
        <table:table-row table:style-name="ro5">
          <table:table-cell table:style-name="ce5" office:value-type="string" calcext:value-type="string">
            <text:p>玉井區豐里里水井溝農路支線改善工程</text:p>
          </table:table-cell>
          <table:table-cell table:style-name="ce10" office:value-type="string" office:string-value="玉井區" calcext:value-type="string">
            <text:p><text:s/>玉井區 </text:p>
          </table:table-cell>
          <table:table-cell table:style-name="ce11" office:value-type="float" office:value="200" calcext:value-type="float">
            <text:p>200 </text:p>
          </table:table-cell>
          <table:table-cell table:style-name="ce11" office:value-type="float" office:value="250" calcext:value-type="float">
            <text:p>2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冠頂土木包工業" calcext:value-type="string">
            <text:p><text:s/>冠頂土木包工業 </text:p>
          </table:table-cell>
          <table:table-cell table:number-columns-repeated="249"/>
        </table:table-row>
        <table:table-row table:style-name="ro5">
          <table:table-cell table:style-name="ce5" office:value-type="string" calcext:value-type="string">
            <text:p>玉井區沙田里獅子山農路改善工程</text:p>
          </table:table-cell>
          <table:table-cell table:style-name="ce10" office:value-type="string" office:string-value="玉井區" calcext:value-type="string">
            <text:p><text:s/>玉井區 </text:p>
          </table:table-cell>
          <table:table-cell table:style-name="ce11" office:value-type="float" office:value="495" calcext:value-type="float">
            <text:p>495 </text:p>
          </table:table-cell>
          <table:table-cell table:style-name="ce11" office:value-type="float" office:value="467" calcext:value-type="float">
            <text:p>46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晉旺土木包工業" calcext:value-type="string">
            <text:p><text:s/>晉旺土木包工業 </text:p>
          </table:table-cell>
          <table:table-cell table:number-columns-repeated="249"/>
        </table:table-row>
        <table:table-row table:style-name="ro5">
          <table:table-cell table:style-name="ce5" office:value-type="string" calcext:value-type="string">
            <text:p>玉井區中正里斗六嶺仔山農路改善工程</text:p>
          </table:table-cell>
          <table:table-cell table:style-name="ce10" office:value-type="string" office:string-value="玉井區" calcext:value-type="string">
            <text:p><text:s/>玉井區 </text:p>
          </table:table-cell>
          <table:table-cell table:number-columns-repeated="2" table:style-name="ce11" office:value-type="float" office:value="250" calcext:value-type="float">
            <text:p>2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億營造有限公司" calcext:value-type="string">
            <text:p><text:s/>南億營造有限公司 </text:p>
          </table:table-cell>
          <table:table-cell table:number-columns-repeated="249"/>
        </table:table-row>
        <table:table-row table:style-name="ro5">
          <table:table-cell table:style-name="ce5" office:value-type="string" calcext:value-type="string">
            <text:p>官田區拔林川文山擋土牆興建工程</text:p>
          </table:table-cell>
          <table:table-cell table:style-name="ce10" office:value-type="string" office:string-value="官田區" calcext:value-type="string">
            <text:p><text:s/>官田區 </text:p>
          </table:table-cell>
          <table:table-cell table:style-name="ce11" office:value-type="float" office:value="1200" calcext:value-type="float">
            <text:p>1,200 </text:p>
          </table:table-cell>
          <table:table-cell table:style-name="ce11" office:value-type="float" office:value="1136" calcext:value-type="float">
            <text:p>1,1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廠" calcext:value-type="string">
            <text:p><text:s/>新志發營造廠 </text:p>
          </table:table-cell>
          <table:table-cell table:number-columns-repeated="249"/>
        </table:table-row>
        <table:table-row table:style-name="ro5">
          <table:table-cell table:style-name="ce5" office:value-type="string" calcext:value-type="string">
            <text:p>歸仁區崙頂里凱旋路一段601巷825弄農田排水改善工程</text:p>
          </table:table-cell>
          <table:table-cell table:style-name="ce10" office:value-type="string" office:string-value="歸仁區" calcext:value-type="string">
            <text:p><text:s/>歸仁區 </text:p>
          </table:table-cell>
          <table:table-cell table:style-name="ce11" office:value-type="float" office:value="1296" calcext:value-type="float">
            <text:p>1,296 </text:p>
          </table:table-cell>
          <table:table-cell table:style-name="ce11" office:value-type="float" office:value="362" calcext:value-type="float">
            <text:p>36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維信土木包工業" calcext:value-type="string">
            <text:p><text:s/>維信土木包工業 </text:p>
          </table:table-cell>
          <table:table-cell table:number-columns-repeated="249"/>
        </table:table-row>
        <table:table-row table:style-name="ro5">
          <table:table-cell table:style-name="ce5" office:value-type="string" calcext:value-type="string">
            <text:p>七股區龍山里國安生產區道路改善工程</text:p>
          </table:table-cell>
          <table:table-cell table:style-name="ce10" office:value-type="string" office:string-value="七股區" calcext:value-type="string">
            <text:p><text:s/>七股區 </text:p>
          </table:table-cell>
          <table:table-cell table:style-name="ce11" office:value-type="float" office:value="500" calcext:value-type="float">
            <text:p>500 </text:p>
          </table:table-cell>
          <table:table-cell table:style-name="ce11" office:value-type="float" office:value="435" calcext:value-type="float">
            <text:p>435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欣欣營造有限公司" calcext:value-type="string">
            <text:p><text:s/>欣欣營造有限公司 </text:p>
          </table:table-cell>
          <table:table-cell table:number-columns-repeated="249"/>
        </table:table-row>
        <table:table-row table:style-name="ro5">
          <table:table-cell table:style-name="ce5" office:value-type="string" calcext:value-type="string">
            <text:p>七股區三股里三股國小北側魚塭道路改善工程</text:p>
          </table:table-cell>
          <table:table-cell table:style-name="ce10" office:value-type="string" office:string-value="七股區" calcext:value-type="string">
            <text:p><text:s/>七股區 </text:p>
          </table:table-cell>
          <table:table-cell table:style-name="ce11" office:value-type="float" office:value="420" calcext:value-type="float">
            <text:p>420 </text:p>
          </table:table-cell>
          <table:table-cell table:style-name="ce11" office:value-type="float" office:value="255" calcext:value-type="float">
            <text:p>255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欣欣營造有限公司" calcext:value-type="string">
            <text:p><text:s/>欣欣營造有限公司 </text:p>
          </table:table-cell>
          <table:table-cell table:number-columns-repeated="249"/>
        </table:table-row>
        <table:table-row table:style-name="ro6">
          <table:table-cell table:style-name="ce5" office:value-type="string" calcext:value-type="string">
            <text:p>城西街二段318巷及青砂街65巷等處養殖區產業道路舖設AC刨除料及瀝青混凝土搶修工作</text:p>
          </table:table-cell>
          <table:table-cell table:style-name="ce10" office:value-type="string" office:string-value="安南區" calcext:value-type="string">
            <text:p><text:s/>安南區 </text:p>
          </table:table-cell>
          <table:table-cell table:number-columns-repeated="2" table:style-name="ce11" office:value-type="float" office:value="93" calcext:value-type="float">
            <text:p>93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建鑫土木包工業" calcext:value-type="string">
            <text:p><text:s/>建鑫土木包工業 </text:p>
          </table:table-cell>
          <table:table-cell table:number-columns-repeated="249"/>
        </table:table-row>
        <table:table-row table:style-name="ro5">
          <table:table-cell table:style-name="ce5" office:value-type="string" calcext:value-type="string">
            <text:p>秀昌里東盟東側漁塭道路改善工程</text:p>
          </table:table-cell>
          <table:table-cell table:style-name="ce10" office:value-type="string" office:string-value="學甲區" calcext:value-type="string">
            <text:p><text:s/>學甲區 </text:p>
          </table:table-cell>
          <table:table-cell table:style-name="ce11" office:value-type="float" office:value="1500" calcext:value-type="float">
            <text:p>1,500 </text:p>
          </table:table-cell>
          <table:table-cell table:style-name="ce11" office:value-type="float" office:value="349.5" calcext:value-type="float">
            <text:p>35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堯壹土木包工業" calcext:value-type="string">
            <text:p><text:s/>堯壹土木包工業 </text:p>
          </table:table-cell>
          <table:table-cell table:number-columns-repeated="249"/>
        </table:table-row>
        <table:table-row table:style-name="ro5">
          <table:table-cell table:style-name="ce5" office:value-type="string" calcext:value-type="string">
            <text:p>學甲區宅港里三處漁塭道路改善工程</text:p>
          </table:table-cell>
          <table:table-cell table:style-name="ce10" office:value-type="string" office:string-value="學甲區" calcext:value-type="string">
            <text:p><text:s/>學甲區 </text:p>
          </table:table-cell>
          <table:table-cell table:style-name="ce11" office:value-type="float" office:value="900" calcext:value-type="float">
            <text:p>900 </text:p>
          </table:table-cell>
          <table:table-cell table:style-name="ce11" office:value-type="float" office:value="254" calcext:value-type="float">
            <text:p>254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安南區城西里溪排港橋旁養殖區道路破損塌陷搶修工作</text:p>
          </table:table-cell>
          <table:table-cell table:style-name="ce10" office:value-type="string" office:string-value="安南區" calcext:value-type="string">
            <text:p><text:s/>安南區 </text:p>
          </table:table-cell>
          <table:table-cell table:number-columns-repeated="2" table:style-name="ce11" office:value-type="float" office:value="31" calcext:value-type="float">
            <text:p>31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元揚土木包工業" calcext:value-type="string">
            <text:p><text:s/>元揚土木包工業 </text:p>
          </table:table-cell>
          <table:table-cell table:number-columns-repeated="249"/>
        </table:table-row>
        <table:table-row table:style-name="ro5">
          <table:table-cell table:style-name="ce5" office:value-type="string" calcext:value-type="string">
            <text:p>光華里新頭港部落及金長榮公司旁漁塭道路改善工程</text:p>
          </table:table-cell>
          <table:table-cell table:style-name="ce10" office:value-type="string" office:string-value="學甲區" calcext:value-type="string">
            <text:p><text:s/>學甲區 </text:p>
          </table:table-cell>
          <table:table-cell table:style-name="ce11" office:value-type="float" office:value="400" calcext:value-type="float">
            <text:p>400 </text:p>
          </table:table-cell>
          <table:table-cell table:style-name="ce11" office:value-type="float" office:value="200" calcext:value-type="float">
            <text:p>20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光華里南筏仔頭橋西側漁塭道路工程</text:p>
          </table:table-cell>
          <table:table-cell table:style-name="ce10" office:value-type="string" office:string-value="學甲區" calcext:value-type="string">
            <text:p><text:s/>學甲區 </text:p>
          </table:table-cell>
          <table:table-cell table:style-name="ce11" office:value-type="float" office:value="1200" calcext:value-type="float">
            <text:p>1,200 </text:p>
          </table:table-cell>
          <table:table-cell table:style-name="ce11" office:value-type="float" office:value="336" calcext:value-type="float">
            <text:p>33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佳里區連接文化路漁產道路側溝改善工程</text:p>
          </table:table-cell>
          <table:table-cell table:style-name="ce10" office:value-type="string" office:string-value="佳里區" calcext:value-type="string">
            <text:p><text:s/>佳里區 </text:p>
          </table:table-cell>
          <table:table-cell table:style-name="ce11" office:value-type="float" office:value="1100" calcext:value-type="float">
            <text:p>1,100 </text:p>
          </table:table-cell>
          <table:table-cell table:style-name="ce11" office:value-type="float" office:value="420" calcext:value-type="float">
            <text:p>42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大乘土木包工業" calcext:value-type="string">
            <text:p><text:s/>大乘土木包工業 </text:p>
          </table:table-cell>
          <table:table-cell table:number-columns-repeated="249"/>
        </table:table-row>
        <table:table-row table:style-name="ro5">
          <table:table-cell table:style-name="ce5" office:value-type="string" calcext:value-type="string">
            <text:p>光華里東盟圍牆旁漁塭道路改善工程</text:p>
          </table:table-cell>
          <table:table-cell table:style-name="ce10" office:value-type="string" office:string-value="學甲區" calcext:value-type="string">
            <text:p><text:s/>學甲區 </text:p>
          </table:table-cell>
          <table:table-cell table:style-name="ce11" office:value-type="float" office:value="1940" calcext:value-type="float">
            <text:p>1,940 </text:p>
          </table:table-cell>
          <table:table-cell table:style-name="ce11" office:value-type="float" office:value="306" calcext:value-type="float">
            <text:p>30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翔安土木包工業" calcext:value-type="string">
            <text:p><text:s/>翔安土木包工業 </text:p>
          </table:table-cell>
          <table:table-cell table:number-columns-repeated="249"/>
        </table:table-row>
        <table:table-row table:style-name="ro5">
          <table:table-cell table:style-name="ce5" office:value-type="string" calcext:value-type="string">
            <text:p>雙春地區排水擋土牆及水閘門改善工程</text:p>
          </table:table-cell>
          <table:table-cell table:style-name="ce10" office:value-type="string" office:string-value="北門區" calcext:value-type="string">
            <text:p><text:s/>北門區 </text:p>
          </table:table-cell>
          <table:table-cell table:style-name="ce11" office:value-type="float" office:value="2700" calcext:value-type="float">
            <text:p>2,700 </text:p>
          </table:table-cell>
          <table:table-cell table:style-name="ce11" office:value-type="float" office:value="490" calcext:value-type="float">
            <text:p>49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豐和里東林養護之家旁漁塭道路改善工程</text:p>
          </table:table-cell>
          <table:table-cell table:style-name="ce10" office:value-type="string" office:string-value="學甲區" calcext:value-type="string">
            <text:p><text:s/>學甲區 </text:p>
          </table:table-cell>
          <table:table-cell table:style-name="ce11" office:value-type="float" office:value="475" calcext:value-type="float">
            <text:p>475 </text:p>
          </table:table-cell>
          <table:table-cell table:style-name="ce11" office:value-type="float" office:value="356" calcext:value-type="float">
            <text:p>35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昌土木包工業" calcext:value-type="string">
            <text:p><text:s/>金昌土木包工業 </text:p>
          </table:table-cell>
          <table:table-cell table:number-columns-repeated="249"/>
        </table:table-row>
        <table:table-row table:style-name="ro5">
          <table:table-cell table:style-name="ce5" office:value-type="string" calcext:value-type="string">
            <text:p>豐和里金朝混凝土場旁漁塭道路路面改善工程</text:p>
          </table:table-cell>
          <table:table-cell table:style-name="ce10" office:value-type="string" office:string-value="學甲區" calcext:value-type="string">
            <text:p><text:s/>學甲區 </text:p>
          </table:table-cell>
          <table:table-cell table:style-name="ce11" office:value-type="float" office:value="350" calcext:value-type="float">
            <text:p>350 </text:p>
          </table:table-cell>
          <table:table-cell table:style-name="ce11" office:value-type="float" office:value="189" calcext:value-type="float">
            <text:p>189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昌土木包工業" calcext:value-type="string">
            <text:p><text:s/>金昌土木包工業 </text:p>
          </table:table-cell>
          <table:table-cell table:number-columns-repeated="249"/>
        </table:table-row>
        <table:table-row table:style-name="ro5">
          <table:table-cell table:style-name="ce5" office:value-type="string" calcext:value-type="string">
            <text:p>東山區青山里外埔農路改善工程 <text:s text:c="3"/></text:p>
          </table:table-cell>
          <table:table-cell table:style-name="ce10" office:value-type="string" office:string-value="東山區" calcext:value-type="string">
            <text:p><text:s/>東山區 </text:p>
          </table:table-cell>
          <table:table-cell table:number-columns-repeated="2" table:style-name="ce11" office:value-type="float" office:value="2275" calcext:value-type="float">
            <text:p>2,27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川土木包工業" calcext:value-type="string">
            <text:p><text:s/>明川土木包工業 </text:p>
          </table:table-cell>
          <table:table-cell table:number-columns-repeated="249"/>
        </table:table-row>
        <table:table-row table:style-name="ro5">
          <table:table-cell table:style-name="ce5" office:value-type="string" calcext:value-type="string">
            <text:p>東山區嶺南里大埤內農路改善工程 </text:p>
          </table:table-cell>
          <table:table-cell table:style-name="ce10" office:value-type="string" office:string-value="東山區" calcext:value-type="string">
            <text:p><text:s/>東山區 </text:p>
          </table:table-cell>
          <table:table-cell table:number-columns-repeated="2" table:style-name="ce11" office:value-type="float" office:value="198" calcext:value-type="float">
            <text:p>19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茂盛土木包工業" calcext:value-type="string">
            <text:p><text:s/>茂盛土木包工業 </text:p>
          </table:table-cell>
          <table:table-cell table:number-columns-repeated="249"/>
        </table:table-row>
        <table:table-row table:style-name="ro5">
          <table:table-cell table:style-name="ce5" office:value-type="string" calcext:value-type="string">
            <text:p>東山區三榮里下寮子農路排水溝改善工程 </text:p>
          </table:table-cell>
          <table:table-cell table:style-name="ce10" office:value-type="string" office:string-value="東山區" calcext:value-type="string">
            <text:p><text:s/>東山區 </text:p>
          </table:table-cell>
          <table:table-cell table:number-columns-repeated="2" table:style-name="ce11" office:value-type="float" office:value="600" calcext:value-type="float">
            <text:p>6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茂盛土木包工業" calcext:value-type="string">
            <text:p><text:s/>茂盛土木包工業 </text:p>
          </table:table-cell>
          <table:table-cell table:number-columns-repeated="249"/>
        </table:table-row>
        <table:table-row table:style-name="ro5">
          <table:table-cell table:style-name="ce5" office:value-type="string" calcext:value-type="string">
            <text:p>北門區二重港地區產業道路路面擋土牆改善工程</text:p>
          </table:table-cell>
          <table:table-cell table:style-name="ce10" office:value-type="string" office:string-value="北門區" calcext:value-type="string">
            <text:p><text:s/>北門區 </text:p>
          </table:table-cell>
          <table:table-cell table:number-columns-repeated="2" table:style-name="ce11" office:value-type="float" office:value="1200" calcext:value-type="float">
            <text:p>1,2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東拓土木包工業" calcext:value-type="string">
            <text:p><text:s/>東拓土木包工業 </text:p>
          </table:table-cell>
          <table:table-cell table:number-columns-repeated="249"/>
        </table:table-row>
        <table:table-row table:style-name="ro5">
          <table:table-cell table:style-name="ce5" office:value-type="string" calcext:value-type="string">
            <text:p>大內區二溪里牛稠口農路改善工程</text:p>
          </table:table-cell>
          <table:table-cell table:style-name="ce10" office:value-type="string" office:string-value="大內區" calcext:value-type="string">
            <text:p><text:s/>大內區 </text:p>
          </table:table-cell>
          <table:table-cell table:number-columns-repeated="2" table:style-name="ce11" office:value-type="float" office:value="1400" calcext:value-type="float">
            <text:p>1,4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麻豆區中民里紀安國小後側農路改善工程</text:p>
          </table:table-cell>
          <table:table-cell table:style-name="ce10" office:value-type="string" office:string-value="麻豆區" calcext:value-type="string">
            <text:p><text:s/>麻豆區 </text:p>
          </table:table-cell>
          <table:table-cell table:number-columns-repeated="2" table:style-name="ce11" office:value-type="float" office:value="636.48" calcext:value-type="float">
            <text:p>6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麻豆區中民里謝寮段農路改善工程</text:p>
          </table:table-cell>
          <table:table-cell table:style-name="ce10" office:value-type="string" office:string-value="麻豆區" calcext:value-type="string">
            <text:p><text:s/>麻豆區 </text:p>
          </table:table-cell>
          <table:table-cell table:number-columns-repeated="2" table:style-name="ce11" office:value-type="float" office:value="354" calcext:value-type="float">
            <text:p>35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麻豆區安正里前班高速公路隧道旁產業道路鋪面工程</text:p>
          </table:table-cell>
          <table:table-cell table:style-name="ce10" office:value-type="string" office:string-value="麻豆區" calcext:value-type="string">
            <text:p><text:s/>麻豆區 </text:p>
          </table:table-cell>
          <table:table-cell table:number-columns-repeated="2" table:style-name="ce11" office:value-type="float" office:value="264" calcext:value-type="float">
            <text:p>26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100-龜丹少盔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756" calcext:value-type="float">
            <text:p>75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101-龜丹豬母寮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204" calcext:value-type="float">
            <text:p>20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101-龜丹里溫泉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195.2" calcext:value-type="float">
            <text:p>19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平陽里中平農路改善工程</text:p>
          </table:table-cell>
          <table:table-cell table:style-name="ce10" office:value-type="string" office:string-value="山上區" calcext:value-type="string">
            <text:p><text:s/>山上區 </text:p>
          </table:table-cell>
          <table:table-cell table:number-columns-repeated="2" table:style-name="ce11" office:value-type="float" office:value="2470" calcext:value-type="float">
            <text:p>2,47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麻豆區中民里高速公路西側謝寮段農路舖面工程</text:p>
          </table:table-cell>
          <table:table-cell table:style-name="ce10" office:value-type="string" office:string-value="麻豆區" calcext:value-type="string">
            <text:p><text:s/>麻豆區 </text:p>
          </table:table-cell>
          <table:table-cell table:number-columns-repeated="2" table:style-name="ce11" office:value-type="float" office:value="1485" calcext:value-type="float">
            <text:p>1,48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戴竹工程有限公司" calcext:value-type="string">
            <text:p><text:s/>戴竹工程有限公司 </text:p>
          </table:table-cell>
          <table:table-cell table:number-columns-repeated="249"/>
        </table:table-row>
        <table:table-row table:style-name="ro5">
          <table:table-cell table:style-name="ce5" office:value-type="string" calcext:value-type="string">
            <text:p>101-龜丹大坪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1000" calcext:value-type="float">
            <text:p>1,0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聖銘營造有限公司" calcext:value-type="string">
            <text:p><text:s/>聖銘營造有限公司 </text:p>
          </table:table-cell>
          <table:table-cell table:number-columns-repeated="249"/>
        </table:table-row>
        <table:table-row table:style-name="ro5">
          <table:table-cell table:style-name="ce5" office:value-type="string" calcext:value-type="string">
            <text:p>101-龜丹嚴仔頂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3220" calcext:value-type="float">
            <text:p>3,2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聖銘營造有限公司" calcext:value-type="string">
            <text:p><text:s/>聖銘營造有限公司 </text:p>
          </table:table-cell>
          <table:table-cell table:number-columns-repeated="249"/>
        </table:table-row>
        <table:table-row table:style-name="ro5">
          <table:table-cell table:style-name="ce5" office:value-type="string" calcext:value-type="string">
            <text:p>100-照興坡腳、興北等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460" calcext:value-type="float">
            <text:p>4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100-楠西火碳、灣丘南寮、照興口山頂等農路改善工程</text:p>
          </table:table-cell>
          <table:table-cell table:style-name="ce10" office:value-type="string" office:string-value="楠西區" calcext:value-type="string">
            <text:p><text:s/>楠西區 </text:p>
          </table:table-cell>
          <table:table-cell table:style-name="ce11" office:value-type="float" office:value="270" calcext:value-type="float">
            <text:p>270 </text:p>
          </table:table-cell>
          <table:table-cell table:style-name="ce11" office:value-type="float" office:value="750" calcext:value-type="float">
            <text:p>7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大坪里鳥仔寮農路改善工程</text:p>
          </table:table-cell>
          <table:table-cell table:style-name="ce10" office:value-type="string" office:string-value="龍崎區" calcext:value-type="string">
            <text:p><text:s/>龍崎區 </text:p>
          </table:table-cell>
          <table:table-cell table:number-columns-repeated="2" table:style-name="ce11" office:value-type="float" office:value="1832" calcext:value-type="float">
            <text:p>1,83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興土木包工業" calcext:value-type="string">
            <text:p><text:s/>永興土木包工業 </text:p>
          </table:table-cell>
          <table:table-cell table:number-columns-repeated="249"/>
        </table:table-row>
        <table:table-row table:style-name="ro5">
          <table:table-cell table:style-name="ce5" office:value-type="string" calcext:value-type="string">
            <text:p>龍船里埤仔農路及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1960" calcext:value-type="float">
            <text:p>1,9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芳年土木包工業" calcext:value-type="string">
            <text:p><text:s/>芳年土木包工業 </text:p>
          </table:table-cell>
          <table:table-cell table:number-columns-repeated="249"/>
        </table:table-row>
        <table:table-row table:style-name="ro5">
          <table:table-cell table:style-name="ce5" office:value-type="string" calcext:value-type="string">
            <text:p>中坑里菩提寺附近農路改善工程</text:p>
          </table:table-cell>
          <table:table-cell table:style-name="ce10" office:value-type="string" office:string-value="龍崎區" calcext:value-type="string">
            <text:p><text:s/>龍崎區 </text:p>
          </table:table-cell>
          <table:table-cell table:number-columns-repeated="2" table:style-name="ce11" office:value-type="float" office:value="693.6" calcext:value-type="float">
            <text:p>69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貴營造有限公司" calcext:value-type="string">
            <text:p><text:s/>明貴營造有限公司 </text:p>
          </table:table-cell>
          <table:table-cell table:number-columns-repeated="249"/>
        </table:table-row>
        <table:table-row table:style-name="ro5">
          <table:table-cell table:style-name="ce5" office:value-type="string" calcext:value-type="string">
            <text:p>中坑里高速公路旁農路改善工程</text:p>
          </table:table-cell>
          <table:table-cell table:style-name="ce10" office:value-type="string" office:string-value="龍崎區" calcext:value-type="string">
            <text:p><text:s/>龍崎區 </text:p>
          </table:table-cell>
          <table:table-cell table:number-columns-repeated="2" table:style-name="ce11" office:value-type="float" office:value="514.8" calcext:value-type="float">
            <text:p>51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貴營造有限公司" calcext:value-type="string">
            <text:p><text:s/>明貴營造有限公司 </text:p>
          </table:table-cell>
          <table:table-cell table:number-columns-repeated="249"/>
        </table:table-row>
        <table:table-row table:style-name="ro5">
          <table:table-cell table:style-name="ce5" office:value-type="string" calcext:value-type="string">
            <text:p>雙春地區魚塭道路擋土牆改善工程</text:p>
          </table:table-cell>
          <table:table-cell table:style-name="ce10" office:value-type="string" office:string-value="北門區" calcext:value-type="string">
            <text:p><text:s/>北門區 </text:p>
          </table:table-cell>
          <table:table-cell table:style-name="ce11" office:value-type="float" office:value="600" calcext:value-type="float">
            <text:p>600 </text:p>
          </table:table-cell>
          <table:table-cell table:style-name="ce11" office:value-type="float" office:value="480" calcext:value-type="float">
            <text:p>48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看坪里(十一份)漁產道路改善工程</text:p>
          </table:table-cell>
          <table:table-cell table:style-name="ce10" office:value-type="string" office:string-value="七股區" calcext:value-type="string">
            <text:p><text:s/>七股區 </text:p>
          </table:table-cell>
          <table:table-cell table:style-name="ce11" office:value-type="float" office:value="1830" calcext:value-type="float">
            <text:p>1,830 </text:p>
          </table:table-cell>
          <table:table-cell table:style-name="ce11" office:value-type="float" office:value="536" calcext:value-type="float">
            <text:p>53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十份里新生段漁產道路改善工程</text:p>
          </table:table-cell>
          <table:table-cell table:style-name="ce10" office:value-type="string" office:string-value="七股區" calcext:value-type="string">
            <text:p><text:s/>七股區 </text:p>
          </table:table-cell>
          <table:table-cell table:style-name="ce11" office:value-type="float" office:value="720" calcext:value-type="float">
            <text:p>720 </text:p>
          </table:table-cell>
          <table:table-cell table:style-name="ce11" office:value-type="float" office:value="525" calcext:value-type="float">
            <text:p>525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百利土木包工業" calcext:value-type="string">
            <text:p><text:s/>百利土木包工業 </text:p>
          </table:table-cell>
          <table:table-cell table:number-columns-repeated="249"/>
        </table:table-row>
        <table:table-row table:style-name="ro6">
          <table:table-cell table:style-name="ce5" office:value-type="string" calcext:value-type="string">
            <text:p>城西街1010巷等處養殖區產業道路舖設AC刨除料及瀝青混凝土搶修工作</text:p>
          </table:table-cell>
          <table:table-cell table:style-name="ce10" office:value-type="string" office:string-value="安南區" calcext:value-type="string">
            <text:p><text:s/>安南區 </text:p>
          </table:table-cell>
          <table:table-cell table:number-columns-repeated="2" table:style-name="ce11" office:value-type="float" office:value="97" calcext:value-type="float">
            <text:p>97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元揚土木包工業" calcext:value-type="string">
            <text:p><text:s/>元揚土木包工業 </text:p>
          </table:table-cell>
          <table:table-cell table:number-columns-repeated="249"/>
        </table:table-row>
        <table:table-row table:style-name="ro5">
          <table:table-cell table:style-name="ce5" office:value-type="string" calcext:value-type="string">
            <text:p>平和里西平寮漁塭道路改善工程</text:p>
          </table:table-cell>
          <table:table-cell table:style-name="ce10" office:value-type="string" office:string-value="學甲區" calcext:value-type="string">
            <text:p><text:s/>學甲區 </text:p>
          </table:table-cell>
          <table:table-cell table:style-name="ce11" office:value-type="float" office:value="1220" calcext:value-type="float">
            <text:p>1,220 </text:p>
          </table:table-cell>
          <table:table-cell table:style-name="ce11" office:value-type="float" office:value="384" calcext:value-type="float">
            <text:p>384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翔安土木包工業" calcext:value-type="string">
            <text:p><text:s/>翔安土木包工業 </text:p>
          </table:table-cell>
          <table:table-cell table:number-columns-repeated="249"/>
        </table:table-row>
        <table:table-row table:style-name="ro6">
          <table:table-cell table:style-name="ce5" office:value-type="string" calcext:value-type="string">
            <text:p>臺南市安南區本原街二段123巷農田排水路設置護欄塊及舖設AC搶修工作</text:p>
          </table:table-cell>
          <table:table-cell table:style-name="ce10" office:value-type="string" office:string-value="安南區" calcext:value-type="string">
            <text:p><text:s/>安南區 </text:p>
          </table:table-cell>
          <table:table-cell table:number-columns-repeated="2" table:style-name="ce11" office:value-type="float" office:value="98" calcext:value-type="float">
            <text:p>9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日瀛營造有限公司" calcext:value-type="string">
            <text:p><text:s/>日瀛營造有限公司 </text:p>
          </table:table-cell>
          <table:table-cell table:number-columns-repeated="249"/>
        </table:table-row>
        <table:table-row table:style-name="ro5">
          <table:table-cell table:style-name="ce5" office:value-type="string" calcext:value-type="string">
            <text:p>100-灣丘竹仔圾農路改善工程</text:p>
          </table:table-cell>
          <table:table-cell table:style-name="ce10" office:value-type="string" office:string-value="楠西區" calcext:value-type="string">
            <text:p><text:s/>楠西區 </text:p>
          </table:table-cell>
          <table:table-cell table:style-name="ce11" office:value-type="float" office:value="607.25" calcext:value-type="float">
            <text:p>607 </text:p>
          </table:table-cell>
          <table:table-cell table:style-name="ce11" office:value-type="float" office:value="690" calcext:value-type="float">
            <text:p>6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官田區南64線旁產業道路擋土牆復建後續工程</text:p>
          </table:table-cell>
          <table:table-cell table:style-name="ce10" office:value-type="string" office:string-value="官田區" calcext:value-type="string">
            <text:p><text:s/>官田區 </text:p>
          </table:table-cell>
          <table:table-cell table:style-name="ce11" office:value-type="float" office:value="400" calcext:value-type="float">
            <text:p>400 </text:p>
          </table:table-cell>
          <table:table-cell table:style-name="ce11" office:value-type="float" office:value="380" calcext:value-type="float">
            <text:p>3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官田區番子渡頭AC產業道路改善工程</text:p>
          </table:table-cell>
          <table:table-cell table:style-name="ce10" office:value-type="string" office:string-value="官田區" calcext:value-type="string">
            <text:p><text:s/>官田區 </text:p>
          </table:table-cell>
          <table:table-cell table:style-name="ce11" office:value-type="float" office:value="1447.25" calcext:value-type="float">
            <text:p>1,447 </text:p>
          </table:table-cell>
          <table:table-cell table:style-name="ce11" office:value-type="float" office:value="1447" calcext:value-type="float">
            <text:p>1,44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官田區社子PC農路修建工程</text:p>
          </table:table-cell>
          <table:table-cell table:style-name="ce10" office:value-type="string" office:string-value="官田區" calcext:value-type="string">
            <text:p><text:s/>官田區 </text:p>
          </table:table-cell>
          <table:table-cell table:style-name="ce11" office:value-type="float" office:value="300" calcext:value-type="float">
            <text:p>300 </text:p>
          </table:table-cell>
          <table:table-cell table:style-name="ce11" office:value-type="float" office:value="280" calcext:value-type="float">
            <text:p>2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官田區社子里產業道路排水溝工程</text:p>
          </table:table-cell>
          <table:table-cell table:style-name="ce10" office:value-type="string" office:string-value="官田區" calcext:value-type="string">
            <text:p><text:s/>官田區 </text:p>
          </table:table-cell>
          <table:table-cell table:style-name="ce11" office:value-type="float" office:value="480" calcext:value-type="float">
            <text:p>480 </text:p>
          </table:table-cell>
          <table:table-cell table:style-name="ce11" office:value-type="float" office:value="347" calcext:value-type="float">
            <text:p>34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中坑里中坑農路改善工程</text:p>
          </table:table-cell>
          <table:table-cell table:style-name="ce10" office:value-type="string" office:string-value="龍崎區" calcext:value-type="string">
            <text:p><text:s/>龍崎區 </text:p>
          </table:table-cell>
          <table:table-cell table:style-name="ce11" office:value-type="float" office:value="210" calcext:value-type="float">
            <text:p>210 </text:p>
          </table:table-cell>
          <table:table-cell table:style-name="ce11" office:value-type="float" office:value="198" calcext:value-type="float">
            <text:p>19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龍船里向東厝農路及排水改善工程</text:p>
          </table:table-cell>
          <table:table-cell table:style-name="ce10" office:value-type="string" office:string-value="龍崎區" calcext:value-type="string">
            <text:p><text:s/>龍崎區 </text:p>
          </table:table-cell>
          <table:table-cell table:style-name="ce11" office:value-type="float" office:value="536" calcext:value-type="float">
            <text:p>536 </text:p>
          </table:table-cell>
          <table:table-cell table:style-name="ce11" office:value-type="float" office:value="256" calcext:value-type="float">
            <text:p>25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佳里區安西里農路改善工程</text:p>
          </table:table-cell>
          <table:table-cell table:style-name="ce10" office:value-type="string" office:string-value="佳里區" calcext:value-type="string">
            <text:p><text:s/>佳里區 </text:p>
          </table:table-cell>
          <table:table-cell table:style-name="ce11" office:value-type="float" office:value="500" calcext:value-type="float">
            <text:p>500 </text:p>
          </table:table-cell>
          <table:table-cell table:style-name="ce11" office:value-type="float" office:value="336" calcext:value-type="float">
            <text:p>3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佳里區建南里往成功路農路改善工程</text:p>
          </table:table-cell>
          <table:table-cell table:style-name="ce10" office:value-type="string" office:string-value="佳里區" calcext:value-type="string">
            <text:p><text:s/>佳里區 </text:p>
          </table:table-cell>
          <table:table-cell table:style-name="ce11" office:value-type="float" office:value="920" calcext:value-type="float">
            <text:p>920 </text:p>
          </table:table-cell>
          <table:table-cell table:style-name="ce11" office:value-type="float" office:value="882" calcext:value-type="float">
            <text:p>88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關廟區東勢大湖農路支線改善工程</text:p>
          </table:table-cell>
          <table:table-cell table:style-name="ce10" office:value-type="string" office:string-value="關廟區" calcext:value-type="string">
            <text:p><text:s/>關廟區 </text:p>
          </table:table-cell>
          <table:table-cell table:style-name="ce11" office:value-type="float" office:value="999.3" calcext:value-type="float">
            <text:p>999 </text:p>
          </table:table-cell>
          <table:table-cell table:style-name="ce11" office:value-type="float" office:value="336" calcext:value-type="float">
            <text:p>33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國誠營造股份有限公司" calcext:value-type="string">
            <text:p><text:s/>國誠營造股份有限公司 </text:p>
          </table:table-cell>
          <table:table-cell table:number-columns-repeated="249"/>
        </table:table-row>
        <table:table-row table:style-name="ro5">
          <table:table-cell table:style-name="ce5" office:value-type="string" calcext:value-type="string">
            <text:p>大內區頭社西拉雅公園後方農路改善工程</text:p>
          </table:table-cell>
          <table:table-cell table:style-name="ce10" office:value-type="string" office:string-value="大內區" calcext:value-type="string">
            <text:p><text:s/>大內區 </text:p>
          </table:table-cell>
          <table:table-cell table:number-columns-repeated="2" table:style-name="ce11" office:value-type="float" office:value="290" calcext:value-type="float">
            <text:p>2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晨土木包工業" calcext:value-type="string">
            <text:p><text:s/>奕晨土木包工業 </text:p>
          </table:table-cell>
          <table:table-cell table:number-columns-repeated="249"/>
        </table:table-row>
        <table:table-row table:style-name="ro5">
          <table:table-cell table:style-name="ce5" office:value-type="string" calcext:value-type="string">
            <text:p>關廟區深坑內潭農路支線擋土牆工程</text:p>
          </table:table-cell>
          <table:table-cell table:style-name="ce10" office:value-type="string" office:string-value="關廟區" calcext:value-type="string">
            <text:p><text:s/>關廟區 </text:p>
          </table:table-cell>
          <table:table-cell table:style-name="ce11" office:value-type="float" office:value="336" calcext:value-type="float">
            <text:p>336 </text:p>
          </table:table-cell>
          <table:table-cell table:style-name="ce11" office:value-type="float" office:value="340" calcext:value-type="float">
            <text:p>34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國誠營造股份有限公司" calcext:value-type="string">
            <text:p><text:s/>國誠營造股份有限公司 </text:p>
          </table:table-cell>
          <table:table-cell table:number-columns-repeated="249"/>
        </table:table-row>
        <table:table-row table:style-name="ro5">
          <table:table-cell table:style-name="ce5" office:value-type="string" calcext:value-type="string">
            <text:p>關廟區新光公館農路改善工程</text:p>
          </table:table-cell>
          <table:table-cell table:style-name="ce10" office:value-type="string" office:string-value="關廟區" calcext:value-type="string">
            <text:p><text:s/>關廟區 </text:p>
          </table:table-cell>
          <table:table-cell table:style-name="ce11" office:value-type="float" office:value="1333.4" calcext:value-type="float">
            <text:p>1,333 </text:p>
          </table:table-cell>
          <table:table-cell table:style-name="ce11" office:value-type="float" office:value="247" calcext:value-type="float">
            <text:p>24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國誠營造股份有限公司" calcext:value-type="string">
            <text:p><text:s/>國誠營造股份有限公司 </text:p>
          </table:table-cell>
          <table:table-cell table:number-columns-repeated="249"/>
        </table:table-row>
        <table:table-row table:style-name="ro5">
          <table:table-cell table:style-name="ce5" office:value-type="string" calcext:value-type="string">
            <text:p>大內區二溪舊社中溝農路排水改善工程</text:p>
          </table:table-cell>
          <table:table-cell table:style-name="ce10" office:value-type="string" office:string-value="大內區" calcext:value-type="string">
            <text:p><text:s/>大內區 </text:p>
          </table:table-cell>
          <table:table-cell table:style-name="ce11" office:value-type="float" office:value="500" calcext:value-type="float">
            <text:p>500 </text:p>
          </table:table-cell>
          <table:table-cell table:style-name="ce11" office:value-type="float" office:value="480" calcext:value-type="float">
            <text:p>4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東山區南勢里坪頂農路改善工程</text:p>
          </table:table-cell>
          <table:table-cell table:style-name="ce10" office:value-type="string" office:string-value="東山區" calcext:value-type="string">
            <text:p><text:s/>東山區 </text:p>
          </table:table-cell>
          <table:table-cell table:style-name="ce11" office:value-type="float" office:value="164" calcext:value-type="float">
            <text:p>164 </text:p>
          </table:table-cell>
          <table:table-cell table:style-name="ce11" office:value-type="float" office:value="230" calcext:value-type="float">
            <text:p>2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七股區十份里第一鄰旁農產道路改善工程</text:p>
          </table:table-cell>
          <table:table-cell table:style-name="ce10" office:value-type="string" office:string-value="七股區" calcext:value-type="string">
            <text:p><text:s/>七股區 </text:p>
          </table:table-cell>
          <table:table-cell table:style-name="ce11" office:value-type="float" office:value="1500" calcext:value-type="float">
            <text:p>1,500 </text:p>
          </table:table-cell>
          <table:table-cell table:style-name="ce11" office:value-type="float" office:value="1417" calcext:value-type="float">
            <text:p>1,41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七股區三股里西側產業道路改善工程</text:p>
          </table:table-cell>
          <table:table-cell table:style-name="ce10" office:value-type="string" office:string-value="七股區" calcext:value-type="string">
            <text:p><text:s/>七股區 </text:p>
          </table:table-cell>
          <table:table-cell table:style-name="ce11" office:value-type="float" office:value="273" calcext:value-type="float">
            <text:p>273 </text:p>
          </table:table-cell>
          <table:table-cell table:style-name="ce11" office:value-type="float" office:value="226" calcext:value-type="float">
            <text:p>22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新化區礁坑里藥師精舍前道路崩塌改善工程</text:p>
          </table:table-cell>
          <table:table-cell table:style-name="ce10" office:value-type="string" office:string-value="新化區" calcext:value-type="string">
            <text:p><text:s/>新化區 </text:p>
          </table:table-cell>
          <table:table-cell table:style-name="ce11" office:value-type="float" office:value="900" calcext:value-type="float">
            <text:p>900 </text:p>
          </table:table-cell>
          <table:table-cell table:style-name="ce11" office:value-type="float" office:value="920" calcext:value-type="float">
            <text:p>9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新化區礁坑里九層嶺12及30-2號前道路改善工程</text:p>
          </table:table-cell>
          <table:table-cell table:style-name="ce10" office:value-type="string" office:string-value="新化區" calcext:value-type="string">
            <text:p><text:s/>新化區 </text:p>
          </table:table-cell>
          <table:table-cell table:style-name="ce11" office:value-type="float" office:value="600" calcext:value-type="float">
            <text:p>600 </text:p>
          </table:table-cell>
          <table:table-cell table:style-name="ce11" office:value-type="float" office:value="546" calcext:value-type="float">
            <text:p>54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6">
          <table:table-cell table:style-name="ce5" office:value-type="string" calcext:value-type="string">
            <text:p>玉井區三埔里三條溝農路支線(二埔高分36右11電</text:p>
            <text:p>桿旁)路基改善工程</text:p>
          </table:table-cell>
          <table:table-cell table:style-name="ce10" office:value-type="string" office:string-value="玉井區" calcext:value-type="string">
            <text:p><text:s/>玉井區 </text:p>
          </table:table-cell>
          <table:table-cell table:style-name="ce11" office:value-type="float" office:value="600" calcext:value-type="float">
            <text:p>600 </text:p>
          </table:table-cell>
          <table:table-cell table:style-name="ce11" office:value-type="float" office:value="237" calcext:value-type="float">
            <text:p>23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鹽水區汫水里東西一路道路改善工程</text:p>
          </table:table-cell>
          <table:table-cell table:style-name="ce10" office:value-type="string" office:string-value="鹽水區" calcext:value-type="string">
            <text:p><text:s/>鹽水區 </text:p>
          </table:table-cell>
          <table:table-cell table:style-name="ce11" office:value-type="float" office:value="216" calcext:value-type="float">
            <text:p>216 </text:p>
          </table:table-cell>
          <table:table-cell table:style-name="ce11" office:value-type="float" office:value="168" calcext:value-type="float">
            <text:p>16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5">
          <table:table-cell table:style-name="ce5" office:value-type="string" calcext:value-type="string">
            <text:p>官田區拔林農路排水溝後續工程</text:p>
          </table:table-cell>
          <table:table-cell table:style-name="ce10" office:value-type="string" office:string-value="官田區" calcext:value-type="string">
            <text:p><text:s/>官田區 </text:p>
          </table:table-cell>
          <table:table-cell table:style-name="ce11" office:value-type="float" office:value="480" calcext:value-type="float">
            <text:p>480 </text:p>
          </table:table-cell>
          <table:table-cell table:style-name="ce11" office:value-type="float" office:value="902" calcext:value-type="float">
            <text:p>90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菁穎土木包工業" calcext:value-type="string">
            <text:p><text:s/>菁穎土木包工業 </text:p>
          </table:table-cell>
          <table:table-cell table:number-columns-repeated="249"/>
        </table:table-row>
        <table:table-row table:style-name="ro5">
          <table:table-cell table:style-name="ce5" office:value-type="string" calcext:value-type="string">
            <text:p>山上區玉峰里埔羌農路支線改善工程</text:p>
          </table:table-cell>
          <table:table-cell table:style-name="ce10" office:value-type="string" office:string-value="山上區" calcext:value-type="string">
            <text:p><text:s/>山上區 </text:p>
          </table:table-cell>
          <table:table-cell table:style-name="ce11" office:value-type="float" office:value="1520" calcext:value-type="float">
            <text:p>1,520 </text:p>
          </table:table-cell>
          <table:table-cell table:style-name="ce11" office:value-type="float" office:value="894" calcext:value-type="float">
            <text:p>89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上仁土木包工業" calcext:value-type="string">
            <text:p><text:s/>上仁土木包工業 </text:p>
          </table:table-cell>
          <table:table-cell table:number-columns-repeated="249"/>
        </table:table-row>
        <table:table-row table:style-name="ro5">
          <table:table-cell table:style-name="ce5" office:value-type="string" calcext:value-type="string">
            <text:p>安定區六嘉里農路改善工程</text:p>
          </table:table-cell>
          <table:table-cell table:style-name="ce10" office:value-type="string" office:string-value="安定區" calcext:value-type="string">
            <text:p><text:s/>安定區 </text:p>
          </table:table-cell>
          <table:table-cell table:style-name="ce11" office:value-type="float" office:value="550" calcext:value-type="float">
            <text:p>550 </text:p>
          </table:table-cell>
          <table:table-cell table:style-name="ce11" office:value-type="float" office:value="747" calcext:value-type="float">
            <text:p>74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瑞億土木包工業" calcext:value-type="string">
            <text:p><text:s/>瑞億土木包工業 </text:p>
          </table:table-cell>
          <table:table-cell table:number-columns-repeated="249"/>
        </table:table-row>
        <table:table-row table:style-name="ro5">
          <table:table-cell table:style-name="ce5" office:value-type="string" calcext:value-type="string">
            <text:p>東山區南勢里中旬崙農路改善工程</text:p>
          </table:table-cell>
          <table:table-cell table:style-name="ce10" office:value-type="string" office:string-value="東山區" calcext:value-type="string">
            <text:p><text:s/>東山區 </text:p>
          </table:table-cell>
          <table:table-cell table:style-name="ce11" office:value-type="float" office:value="205" calcext:value-type="float">
            <text:p>205 </text:p>
          </table:table-cell>
          <table:table-cell table:style-name="ce11" office:value-type="float" office:value="175" calcext:value-type="float">
            <text:p>17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東山區南勢里蕃薯科農路改善工程</text:p>
          </table:table-cell>
          <table:table-cell table:style-name="ce10" office:value-type="string" office:string-value="東山區" calcext:value-type="string">
            <text:p><text:s/>東山區 </text:p>
          </table:table-cell>
          <table:table-cell table:style-name="ce11" office:value-type="float" office:value="1270" calcext:value-type="float">
            <text:p>1,270 </text:p>
          </table:table-cell>
          <table:table-cell table:style-name="ce11" office:value-type="float" office:value="655" calcext:value-type="float">
            <text:p>65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東山區南勢里崁頭山(3)農路改善工程</text:p>
          </table:table-cell>
          <table:table-cell table:style-name="ce10" office:value-type="string" office:string-value="東山區" calcext:value-type="string">
            <text:p><text:s/>東山區 </text:p>
          </table:table-cell>
          <table:table-cell table:style-name="ce11" office:value-type="float" office:value="180" calcext:value-type="float">
            <text:p>180 </text:p>
          </table:table-cell>
          <table:table-cell table:style-name="ce11" office:value-type="float" office:value="120" calcext:value-type="float">
            <text:p>1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大內區曲溪蘆芝坑農路改善工程</text:p>
          </table:table-cell>
          <table:table-cell table:style-name="ce10" office:value-type="string" office:string-value="大內區" calcext:value-type="string">
            <text:p><text:s/>大內區 </text:p>
          </table:table-cell>
          <table:table-cell table:number-columns-repeated="2" table:style-name="ce11" office:value-type="float" office:value="1468" calcext:value-type="float">
            <text:p>1,46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大內區二溪舊社山尾農路二期改善工程</text:p>
          </table:table-cell>
          <table:table-cell table:style-name="ce10" office:value-type="string" office:string-value="大內區" calcext:value-type="string">
            <text:p><text:s/>大內區 </text:p>
          </table:table-cell>
          <table:table-cell table:style-name="ce11" office:value-type="float" office:value="1300" calcext:value-type="float">
            <text:p>1,300 </text:p>
          </table:table-cell>
          <table:table-cell table:style-name="ce11" office:value-type="float" office:value="807" calcext:value-type="float">
            <text:p>80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關廟區東勢三元帥農路改善工程</text:p>
          </table:table-cell>
          <table:table-cell table:style-name="ce10" office:value-type="string" office:string-value="關廟區" calcext:value-type="string">
            <text:p><text:s/>關廟區 </text:p>
          </table:table-cell>
          <table:table-cell table:style-name="ce11" office:value-type="float" office:value="321.26" calcext:value-type="float">
            <text:p>321 </text:p>
          </table:table-cell>
          <table:table-cell table:style-name="ce11" office:value-type="float" office:value="1000" calcext:value-type="float">
            <text:p>1,0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恆昌土木包工業" calcext:value-type="string">
            <text:p><text:s/>恆昌土木包工業 </text:p>
          </table:table-cell>
          <table:table-cell table:number-columns-repeated="249"/>
        </table:table-row>
        <table:table-row table:style-name="ro5">
          <table:table-cell table:style-name="ce5" office:value-type="string" calcext:value-type="string">
            <text:p>關廟區深坑洲尾農路改善工程</text:p>
          </table:table-cell>
          <table:table-cell table:style-name="ce10" office:value-type="string" office:string-value="關廟區" calcext:value-type="string">
            <text:p><text:s/>關廟區 </text:p>
          </table:table-cell>
          <table:table-cell table:style-name="ce11" office:value-type="float" office:value="246.75" calcext:value-type="float">
            <text:p>247 </text:p>
          </table:table-cell>
          <table:table-cell table:style-name="ce11" office:value-type="float" office:value="1167" calcext:value-type="float">
            <text:p>1,16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恆昌土木包工業" calcext:value-type="string">
            <text:p><text:s/>恆昌土木包工業 </text:p>
          </table:table-cell>
          <table:table-cell table:number-columns-repeated="249"/>
        </table:table-row>
        <table:table-row table:style-name="ro5">
          <table:table-cell table:style-name="ce5" office:value-type="string" calcext:value-type="string">
            <text:p>七股區十份里海埔魚塭產業道路改善工程</text:p>
          </table:table-cell>
          <table:table-cell table:style-name="ce10" office:value-type="string" office:string-value="七股區" calcext:value-type="string">
            <text:p><text:s/>七股區 </text:p>
          </table:table-cell>
          <table:table-cell table:style-name="ce11" office:value-type="float" office:value="900" calcext:value-type="float">
            <text:p>900 </text:p>
          </table:table-cell>
          <table:table-cell table:style-name="ce11" office:value-type="float" office:value="426" calcext:value-type="float">
            <text:p>42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百利土木包工業" calcext:value-type="string">
            <text:p><text:s/>百利土木包工業 </text:p>
          </table:table-cell>
          <table:table-cell table:number-columns-repeated="249"/>
        </table:table-row>
        <table:table-row table:style-name="ro5">
          <table:table-cell table:style-name="ce5" office:value-type="string" calcext:value-type="string">
            <text:p>豐和里養魚排水西側漁塭道路路面改善工程</text:p>
          </table:table-cell>
          <table:table-cell table:style-name="ce10" office:value-type="string" office:string-value="學甲區" calcext:value-type="string">
            <text:p><text:s/>學甲區 </text:p>
          </table:table-cell>
          <table:table-cell table:style-name="ce11" office:value-type="float" office:value="240" calcext:value-type="float">
            <text:p>240 </text:p>
          </table:table-cell>
          <table:table-cell table:style-name="ce11" office:value-type="float" office:value="196" calcext:value-type="float">
            <text:p>19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光華里畚箕湖漁塭道路改善工程</text:p>
          </table:table-cell>
          <table:table-cell table:style-name="ce10" office:value-type="string" office:string-value="學甲區" calcext:value-type="string">
            <text:p><text:s/>學甲區 </text:p>
          </table:table-cell>
          <table:table-cell table:style-name="ce11" office:value-type="float" office:value="240" calcext:value-type="float">
            <text:p>240 </text:p>
          </table:table-cell>
          <table:table-cell table:style-name="ce11" office:value-type="float" office:value="158" calcext:value-type="float">
            <text:p>158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麻豆區港尾里魚塭道路柏油封面改善工程</text:p>
          </table:table-cell>
          <table:table-cell table:style-name="ce10" office:value-type="string" office:string-value="麻豆區" calcext:value-type="string">
            <text:p><text:s/>麻豆區 </text:p>
          </table:table-cell>
          <table:table-cell table:style-name="ce11" office:value-type="float" office:value="315" calcext:value-type="float">
            <text:p>315 </text:p>
          </table:table-cell>
          <table:table-cell table:style-name="ce11" office:value-type="float" office:value="243" calcext:value-type="float">
            <text:p>243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保安生產區排水擋土牆掏空災修工程</text:p>
          </table:table-cell>
          <table:table-cell table:style-name="ce10" office:value-type="string" office:string-value="北門區" calcext:value-type="string">
            <text:p><text:s/>北門區 </text:p>
          </table:table-cell>
          <table:table-cell table:style-name="ce11" office:value-type="float" office:value="80" calcext:value-type="float">
            <text:p>80 </text:p>
          </table:table-cell>
          <table:table-cell table:style-name="ce11" office:value-type="float" office:value="81.5" calcext:value-type="float">
            <text:p>82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頤承土木包工業" calcext:value-type="string">
            <text:p><text:s/>頤承土木包工業 </text:p>
          </table:table-cell>
          <table:table-cell table:number-columns-repeated="249"/>
        </table:table-row>
        <table:table-row table:style-name="ro5">
          <table:table-cell table:style-name="ce5" office:value-type="string" calcext:value-type="string">
            <text:p>臺南市安南區青砂街65巷等3座新建橋樑改善工程</text:p>
          </table:table-cell>
          <table:table-cell table:style-name="ce10" office:value-type="string" office:string-value="安南區" calcext:value-type="string">
            <text:p><text:s/>安南區 </text:p>
          </table:table-cell>
          <table:table-cell table:style-name="ce11" office:value-type="float" office:value="9467" calcext:value-type="float">
            <text:p>9,467 </text:p>
          </table:table-cell>
          <table:table-cell table:style-name="ce11" office:value-type="float" office:value="5447.65" calcext:value-type="float">
            <text:p>5,448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龍藝土木包工業" calcext:value-type="string">
            <text:p><text:s/>龍藝土木包工業 </text:p>
          </table:table-cell>
          <table:table-cell table:number-columns-repeated="249"/>
        </table:table-row>
        <table:table-row table:style-name="ro5">
          <table:table-cell table:style-name="ce5" office:value-type="string" calcext:value-type="string">
            <text:p>蘆竹溝地區產業道路路面拓寬改善工程</text:p>
          </table:table-cell>
          <table:table-cell table:style-name="ce10" office:value-type="string" office:string-value="北門區" calcext:value-type="string">
            <text:p><text:s/>北門區 </text:p>
          </table:table-cell>
          <table:table-cell table:style-name="ce11" office:value-type="float" office:value="600" calcext:value-type="float">
            <text:p>600 </text:p>
          </table:table-cell>
          <table:table-cell table:style-name="ce11" office:value-type="float" office:value="250" calcext:value-type="float">
            <text:p>25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楠西區灣丘南寮農路改善工程</text:p>
          </table:table-cell>
          <table:table-cell table:style-name="ce10" office:value-type="string" office:string-value="楠西區" calcext:value-type="string">
            <text:p><text:s/>楠西區 </text:p>
          </table:table-cell>
          <table:table-cell table:style-name="ce11" office:value-type="float" office:value="1009.6" calcext:value-type="float">
            <text:p>1,010 </text:p>
          </table:table-cell>
          <table:table-cell table:style-name="ce11" office:value-type="float" office:value="750" calcext:value-type="float">
            <text:p>7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新化區那拔里89-16號前排水溝改善工程</text:p>
          </table:table-cell>
          <table:table-cell table:style-name="ce10" office:value-type="string" office:string-value="新化區" calcext:value-type="string">
            <text:p><text:s/>新化區 </text:p>
          </table:table-cell>
          <table:table-cell table:style-name="ce11" office:value-type="float" office:value="500" calcext:value-type="float">
            <text:p>500 </text:p>
          </table:table-cell>
          <table:table-cell table:style-name="ce11" office:value-type="float" office:value="912" calcext:value-type="float">
            <text:p>91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新化區羊林里1-1號前道路路面改善工程</text:p>
          </table:table-cell>
          <table:table-cell table:style-name="ce10" office:value-type="string" office:string-value="新化區" calcext:value-type="string">
            <text:p><text:s/>新化區 </text:p>
          </table:table-cell>
          <table:table-cell table:style-name="ce11" office:value-type="float" office:value="400" calcext:value-type="float">
            <text:p>400 </text:p>
          </table:table-cell>
          <table:table-cell table:style-name="ce11" office:value-type="float" office:value="245" calcext:value-type="float">
            <text:p>24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金拓土木包工業" calcext:value-type="string">
            <text:p><text:s/>金拓土木包工業 </text:p>
          </table:table-cell>
          <table:table-cell table:number-columns-repeated="249"/>
        </table:table-row>
        <table:table-row table:style-name="ro5">
          <table:table-cell table:style-name="ce5" office:value-type="string" calcext:value-type="string">
            <text:p>龍崎區土崎里崩山（土崎高分117右1）農路改善工程</text:p>
          </table:table-cell>
          <table:table-cell table:style-name="ce10" office:value-type="string" office:string-value="龍崎區" calcext:value-type="string">
            <text:p><text:s/>龍崎區 </text:p>
          </table:table-cell>
          <table:table-cell table:style-name="ce11" office:value-type="float" office:value="900" calcext:value-type="float">
            <text:p>900 </text:p>
          </table:table-cell>
          <table:table-cell table:style-name="ce11" office:value-type="float" office:value="600" calcext:value-type="float">
            <text:p>6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元土木包工業" calcext:value-type="string">
            <text:p><text:s/>進元土木包工業 </text:p>
          </table:table-cell>
          <table:table-cell table:number-columns-repeated="249"/>
        </table:table-row>
        <table:table-row table:style-name="ro5">
          <table:table-cell table:style-name="ce5" office:value-type="string" calcext:value-type="string">
            <text:p>大內區頭社里三崁農路改善工程</text:p>
          </table:table-cell>
          <table:table-cell table:style-name="ce10" office:value-type="string" office:string-value="大內區" calcext:value-type="string">
            <text:p><text:s/>大內區 </text:p>
          </table:table-cell>
          <table:table-cell table:style-name="ce11" office:value-type="float" office:value="945" calcext:value-type="float">
            <text:p>945 </text:p>
          </table:table-cell>
          <table:table-cell table:style-name="ce11" office:value-type="float" office:value="735" calcext:value-type="float">
            <text:p>73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大內區二溪里大匏崙農路改善工程</text:p>
          </table:table-cell>
          <table:table-cell table:style-name="ce10" office:value-type="string" office:string-value="大內區" calcext:value-type="string">
            <text:p><text:s/>大內區 </text:p>
          </table:table-cell>
          <table:table-cell table:style-name="ce11" office:value-type="float" office:value="896.9" calcext:value-type="float">
            <text:p>897 </text:p>
          </table:table-cell>
          <table:table-cell table:style-name="ce11" office:value-type="float" office:value="750" calcext:value-type="float">
            <text:p>7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大內區環湖里內埔坑、崩仔坪農路改善工程</text:p>
          </table:table-cell>
          <table:table-cell table:style-name="ce10" office:value-type="string" office:string-value="大內區" calcext:value-type="string">
            <text:p><text:s/>大內區 </text:p>
          </table:table-cell>
          <table:table-cell table:style-name="ce11" office:value-type="float" office:value="593.1" calcext:value-type="float">
            <text:p>593 </text:p>
          </table:table-cell>
          <table:table-cell table:style-name="ce11" office:value-type="float" office:value="230" calcext:value-type="float">
            <text:p>2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大內區環湖里崩坪腳農路排水改善工程</text:p>
          </table:table-cell>
          <table:table-cell table:style-name="ce10" office:value-type="string" office:string-value="大內區" calcext:value-type="string">
            <text:p><text:s/>大內區 </text:p>
          </table:table-cell>
          <table:table-cell table:style-name="ce11" office:value-type="float" office:value="500" calcext:value-type="float">
            <text:p>500 </text:p>
          </table:table-cell>
          <table:table-cell table:style-name="ce11" office:value-type="float" office:value="304" calcext:value-type="float">
            <text:p>30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學甲區豐和里隴西宗祠農路路面及排水改善工程</text:p>
          </table:table-cell>
          <table:table-cell table:style-name="ce10" office:value-type="string" office:string-value="學甲區" calcext:value-type="string">
            <text:p><text:s/>學甲區 </text:p>
          </table:table-cell>
          <table:table-cell table:style-name="ce11" office:value-type="float" office:value="1260" calcext:value-type="float">
            <text:p>1,260 </text:p>
          </table:table-cell>
          <table:table-cell table:style-name="ce11" office:value-type="float" office:value="1249" calcext:value-type="float">
            <text:p>1,249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侍強營造股份有限公司" calcext:value-type="string">
            <text:p><text:s/>侍強營造股份有限公司 </text:p>
          </table:table-cell>
          <table:table-cell table:number-columns-repeated="249"/>
        </table:table-row>
        <table:table-row table:style-name="ro5">
          <table:table-cell table:style-name="ce5" office:value-type="string" calcext:value-type="string">
            <text:p>學甲區光華里南1線及171線路口旁農路路面改善工程</text:p>
          </table:table-cell>
          <table:table-cell table:style-name="ce10" office:value-type="string" office:string-value="學甲區" calcext:value-type="string">
            <text:p><text:s/>學甲區 </text:p>
          </table:table-cell>
          <table:table-cell table:style-name="ce11" office:value-type="float" office:value="800" calcext:value-type="float">
            <text:p>800 </text:p>
          </table:table-cell>
          <table:table-cell table:style-name="ce11" office:value-type="float" office:value="673" calcext:value-type="float">
            <text:p>67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學甲區秀昌里玉京觀後產業道路改善工程</text:p>
          </table:table-cell>
          <table:table-cell table:style-name="ce10" office:value-type="string" office:string-value="學甲區" calcext:value-type="string">
            <text:p><text:s/>學甲區 </text:p>
          </table:table-cell>
          <table:table-cell table:style-name="ce11" office:value-type="float" office:value="500" calcext:value-type="float">
            <text:p>500 </text:p>
          </table:table-cell>
          <table:table-cell table:style-name="ce11" office:value-type="float" office:value="326" calcext:value-type="float">
            <text:p>32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啟發土木包工業" calcext:value-type="string">
            <text:p><text:s/>啟發土木包工業 </text:p>
          </table:table-cell>
          <table:table-cell table:number-columns-repeated="249"/>
        </table:table-row>
        <table:table-row table:style-name="ro5">
          <table:table-cell table:style-name="ce5" office:value-type="string" calcext:value-type="string">
            <text:p>大內區二溪里其瓦高幹55旁農路改善工程</text:p>
          </table:table-cell>
          <table:table-cell table:style-name="ce10" office:value-type="string" office:string-value="大內區" calcext:value-type="string">
            <text:p><text:s/>大內區 </text:p>
          </table:table-cell>
          <table:table-cell table:style-name="ce11" office:value-type="float" office:value="300" calcext:value-type="float">
            <text:p>300 </text:p>
          </table:table-cell>
          <table:table-cell table:style-name="ce11" office:value-type="float" office:value="443" calcext:value-type="float">
            <text:p>44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佳里區安西里往26線及19線農路改善工程</text:p>
          </table:table-cell>
          <table:table-cell table:style-name="ce10" office:value-type="string" office:string-value="佳里區" calcext:value-type="string">
            <text:p><text:s/>佳里區 </text:p>
          </table:table-cell>
          <table:table-cell table:style-name="ce11" office:value-type="float" office:value="472.5" calcext:value-type="float">
            <text:p>473 </text:p>
          </table:table-cell>
          <table:table-cell table:style-name="ce11" office:value-type="float" office:value="420" calcext:value-type="float">
            <text:p>4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東山區高原里茶園農路改善工程</text:p>
          </table:table-cell>
          <table:table-cell table:style-name="ce10" office:value-type="string" office:string-value="東山區" calcext:value-type="string">
            <text:p><text:s/>東山區 </text:p>
          </table:table-cell>
          <table:table-cell table:number-columns-repeated="2" table:style-name="ce11" office:value-type="float" office:value="975" calcext:value-type="float">
            <text:p>97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宏益土木包工業" calcext:value-type="string">
            <text:p><text:s/>宏益土木包工業 </text:p>
          </table:table-cell>
          <table:table-cell table:number-columns-repeated="249"/>
        </table:table-row>
        <table:table-row table:style-name="ro5">
          <table:table-cell table:style-name="ce5" office:value-type="string" calcext:value-type="string">
            <text:p>七股區溪南里南側漁產道路改善工程</text:p>
          </table:table-cell>
          <table:table-cell table:style-name="ce10" office:value-type="string" office:string-value="七股區" calcext:value-type="string">
            <text:p><text:s/>七股區 </text:p>
          </table:table-cell>
          <table:table-cell table:style-name="ce11" office:value-type="float" office:value="881" calcext:value-type="float">
            <text:p>881 </text:p>
          </table:table-cell>
          <table:table-cell table:style-name="ce11" office:value-type="float" office:value="625" calcext:value-type="float">
            <text:p>625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百利土木包工業" calcext:value-type="string">
            <text:p><text:s/>百利土木包工業 </text:p>
          </table:table-cell>
          <table:table-cell table:number-columns-repeated="249"/>
        </table:table-row>
        <table:table-row table:style-name="ro5">
          <table:table-cell table:style-name="ce5" office:value-type="string" calcext:value-type="string">
            <text:p>七股區十份里東魚塭3、4、5號橋周邊產業道路改善工程</text:p>
          </table:table-cell>
          <table:table-cell table:style-name="ce10" office:value-type="string" office:string-value="七股區" calcext:value-type="string">
            <text:p><text:s/>七股區 </text:p>
          </table:table-cell>
          <table:table-cell table:style-name="ce11" office:value-type="float" office:value="2200" calcext:value-type="float">
            <text:p>2,200 </text:p>
          </table:table-cell>
          <table:table-cell table:style-name="ce11" office:value-type="float" office:value="1200" calcext:value-type="float">
            <text:p>1,20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戴竹工程有限公司" calcext:value-type="string">
            <text:p><text:s/>戴竹工程有限公司 </text:p>
          </table:table-cell>
          <table:table-cell table:number-columns-repeated="249"/>
        </table:table-row>
        <table:table-row table:style-name="ro5">
          <table:table-cell table:style-name="ce5" office:value-type="string" calcext:value-type="string">
            <text:p>101年度官田區莿仔埔橋農路改善工程</text:p>
          </table:table-cell>
          <table:table-cell table:style-name="ce10" office:value-type="string" office:string-value="官田區" calcext:value-type="string">
            <text:p><text:s/>官田區 </text:p>
          </table:table-cell>
          <table:table-cell table:style-name="ce11" office:value-type="float" office:value="390" calcext:value-type="float">
            <text:p>390 </text:p>
          </table:table-cell>
          <table:table-cell table:style-name="ce11" office:value-type="float" office:value="312" calcext:value-type="float">
            <text:p>31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七股區十份里東魚塭四安宮週邊道路改善工程</text:p>
          </table:table-cell>
          <table:table-cell table:style-name="ce10" office:value-type="string" office:string-value="七股區" calcext:value-type="string">
            <text:p><text:s/>七股區 </text:p>
          </table:table-cell>
          <table:table-cell table:style-name="ce11" office:value-type="float" office:value="3136" calcext:value-type="float">
            <text:p>3,136 </text:p>
          </table:table-cell>
          <table:table-cell table:style-name="ce11" office:value-type="float" office:value="945" calcext:value-type="float">
            <text:p>945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戴竹工程有限公司" calcext:value-type="string">
            <text:p><text:s/>戴竹工程有限公司 </text:p>
          </table:table-cell>
          <table:table-cell table:number-columns-repeated="249"/>
        </table:table-row>
        <table:table-row table:style-name="ro5">
          <table:table-cell table:style-name="ce5" office:value-type="string" calcext:value-type="string">
            <text:p>七股區十份里東魚塭北側魚塭道路改善工程</text:p>
          </table:table-cell>
          <table:table-cell table:style-name="ce10" office:value-type="string" office:string-value="七股區" calcext:value-type="string">
            <text:p><text:s/>七股區 </text:p>
          </table:table-cell>
          <table:table-cell table:style-name="ce11" office:value-type="float" office:value="278" calcext:value-type="float">
            <text:p>278 </text:p>
          </table:table-cell>
          <table:table-cell table:style-name="ce11" office:value-type="float" office:value="126" calcext:value-type="float">
            <text:p>12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戴竹工程有限公司" calcext:value-type="string">
            <text:p><text:s/>戴竹工程有限公司 </text:p>
          </table:table-cell>
          <table:table-cell table:number-columns-repeated="249"/>
        </table:table-row>
        <table:table-row table:style-name="ro5">
          <table:table-cell table:style-name="ce5" office:value-type="string" calcext:value-type="string">
            <text:p>南化區玉山里羌黃坑桃仔農路改善工程</text:p>
          </table:table-cell>
          <table:table-cell table:style-name="ce10" office:value-type="string" office:string-value="南化區" calcext:value-type="string">
            <text:p><text:s/>南化區 </text:p>
          </table:table-cell>
          <table:table-cell table:style-name="ce11" office:value-type="float" office:value="858" calcext:value-type="float">
            <text:p>858 </text:p>
          </table:table-cell>
          <table:table-cell table:style-name="ce11" office:value-type="float" office:value="816" calcext:value-type="float">
            <text:p>81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年度官田區莿仔埔農路改善工程</text:p>
          </table:table-cell>
          <table:table-cell table:style-name="ce10" office:value-type="string" office:string-value="官田區" calcext:value-type="string">
            <text:p><text:s/>官田區 </text:p>
          </table:table-cell>
          <table:table-cell table:style-name="ce11" office:value-type="float" office:value="870" calcext:value-type="float">
            <text:p>870 </text:p>
          </table:table-cell>
          <table:table-cell table:style-name="ce11" office:value-type="float" office:value="868" calcext:value-type="float">
            <text:p>86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101年度官田區雙溪子農路防護改善工程</text:p>
          </table:table-cell>
          <table:table-cell table:style-name="ce10" office:value-type="string" office:string-value="官田區" calcext:value-type="string">
            <text:p><text:s/>官田區 </text:p>
          </table:table-cell>
          <table:table-cell table:style-name="ce11" office:value-type="float" office:value="1900" calcext:value-type="float">
            <text:p>1,900 </text:p>
          </table:table-cell>
          <table:table-cell table:style-name="ce11" office:value-type="float" office:value="830" calcext:value-type="float">
            <text:p>8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國興土木包工業" calcext:value-type="string">
            <text:p><text:s/>國興土木包工業 </text:p>
          </table:table-cell>
          <table:table-cell table:number-columns-repeated="249"/>
        </table:table-row>
        <table:table-row table:style-name="ro5">
          <table:table-cell table:style-name="ce5" office:value-type="string" calcext:value-type="string">
            <text:p>新化區礁坑里172線往公墓農路改善工程</text:p>
          </table:table-cell>
          <table:table-cell table:style-name="ce10" office:value-type="string" office:string-value="新化區" calcext:value-type="string">
            <text:p><text:s/>新化區 </text:p>
          </table:table-cell>
          <table:table-cell table:style-name="ce11" office:value-type="float" office:value="400" calcext:value-type="float">
            <text:p>400 </text:p>
          </table:table-cell>
          <table:table-cell table:style-name="ce11" office:value-type="float" office:value="284" calcext:value-type="float">
            <text:p>28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5">
          <table:table-cell table:style-name="ce5" office:value-type="string" calcext:value-type="string">
            <text:p>沙田里坑內水崎橋農路支線(坑內高分41右4電桿旁)改善工程</text:p>
          </table:table-cell>
          <table:table-cell table:style-name="ce10" office:value-type="string" office:string-value="玉井區" calcext:value-type="string">
            <text:p><text:s/>玉井區 </text:p>
          </table:table-cell>
          <table:table-cell table:style-name="ce11" office:value-type="float" office:value="250" calcext:value-type="float">
            <text:p>250 </text:p>
          </table:table-cell>
          <table:table-cell table:style-name="ce11" office:value-type="float" office:value="50" calcext:value-type="float">
            <text:p>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玉山里隘寮腳農路改善工程</text:p>
          </table:table-cell>
          <table:table-cell table:style-name="ce10" office:value-type="string" office:string-value="南化區" calcext:value-type="string">
            <text:p><text:s/>南化區 </text:p>
          </table:table-cell>
          <table:table-cell table:style-name="ce11" office:value-type="float" office:value="1680.75" calcext:value-type="float">
            <text:p>1,681 </text:p>
          </table:table-cell>
          <table:table-cell table:style-name="ce11" office:value-type="float" office:value="214" calcext:value-type="float">
            <text:p>21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上展土木包工業" calcext:value-type="string">
            <text:p><text:s/>上展土木包工業 </text:p>
          </table:table-cell>
          <table:table-cell table:number-columns-repeated="249"/>
        </table:table-row>
        <table:table-row table:style-name="ro5">
          <table:table-cell table:style-name="ce5" office:value-type="string" calcext:value-type="string">
            <text:p>玉山里烏山農路改善工程</text:p>
          </table:table-cell>
          <table:table-cell table:style-name="ce10" office:value-type="string" office:string-value="南化區" calcext:value-type="string">
            <text:p><text:s/>南化區 </text:p>
          </table:table-cell>
          <table:table-cell table:style-name="ce11" office:value-type="float" office:value="731.7" calcext:value-type="float">
            <text:p>732 </text:p>
          </table:table-cell>
          <table:table-cell table:style-name="ce11" office:value-type="float" office:value="946" calcext:value-type="float">
            <text:p>94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上展土木包工業" calcext:value-type="string">
            <text:p><text:s/>上展土木包工業 </text:p>
          </table:table-cell>
          <table:table-cell table:number-columns-repeated="249"/>
        </table:table-row>
        <table:table-row table:style-name="ro5">
          <table:table-cell table:style-name="ce5" office:value-type="string" calcext:value-type="string">
            <text:p>關廟區深坑蓮埤農路改善工程</text:p>
          </table:table-cell>
          <table:table-cell table:style-name="ce10" office:value-type="string" office:string-value="關廟區" calcext:value-type="string">
            <text:p><text:s/>關廟區 </text:p>
          </table:table-cell>
          <table:table-cell table:style-name="ce11" office:value-type="float" office:value="423.6" calcext:value-type="float">
            <text:p>424 </text:p>
          </table:table-cell>
          <table:table-cell table:style-name="ce11" office:value-type="float" office:value="424" calcext:value-type="float">
            <text:p>42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汴頭里林子內農路(五汴頭小段250-207地號)改善工程</text:p>
          </table:table-cell>
          <table:table-cell table:style-name="ce10" office:value-type="string" office:string-value="白河區" calcext:value-type="string">
            <text:p><text:s/>白河區 </text:p>
          </table:table-cell>
          <table:table-cell table:number-columns-repeated="2" table:style-name="ce11" office:value-type="float" office:value="231" calcext:value-type="float">
            <text:p>231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鑫億土木包工業" calcext:value-type="string">
            <text:p><text:s/>鑫億土木包工業 </text:p>
          </table:table-cell>
          <table:table-cell table:number-columns-repeated="249"/>
        </table:table-row>
        <table:table-row table:style-name="ro5">
          <table:table-cell table:style-name="ce5" office:value-type="string" calcext:value-type="string">
            <text:p>將軍區長沙里漁塭排水改善工程</text:p>
          </table:table-cell>
          <table:table-cell table:style-name="ce10" office:value-type="string" office:string-value="將軍區" calcext:value-type="string">
            <text:p><text:s/>將軍區 </text:p>
          </table:table-cell>
          <table:table-cell table:style-name="ce11" office:value-type="float" office:value="1250" calcext:value-type="float">
            <text:p>1,250 </text:p>
          </table:table-cell>
          <table:table-cell table:style-name="ce11" office:value-type="float" office:value="392" calcext:value-type="float">
            <text:p>392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山源土木包工業" calcext:value-type="string">
            <text:p><text:s/>山源土木包工業 </text:p>
          </table:table-cell>
          <table:table-cell table:number-columns-repeated="249"/>
        </table:table-row>
        <table:table-row table:style-name="ro5">
          <table:table-cell table:style-name="ce5" office:value-type="string" calcext:value-type="string">
            <text:p>崎頂里嶺頂農路改善工程</text:p>
          </table:table-cell>
          <table:table-cell table:style-name="ce10" office:value-type="string" office:string-value="龍崎區" calcext:value-type="string">
            <text:p><text:s/>龍崎區 </text:p>
          </table:table-cell>
          <table:table-cell table:style-name="ce11" office:value-type="float" office:value="234" calcext:value-type="float">
            <text:p>234 </text:p>
          </table:table-cell>
          <table:table-cell table:style-name="ce11" office:value-type="float" office:value="332" calcext:value-type="float">
            <text:p>33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聖勳營造有限公司" calcext:value-type="string">
            <text:p><text:s/>聖勳營造有限公司 </text:p>
          </table:table-cell>
          <table:table-cell table:number-columns-repeated="249"/>
        </table:table-row>
        <table:table-row table:style-name="ro5">
          <table:table-cell table:style-name="ce5" office:value-type="string" calcext:value-type="string">
            <text:p>101-密枝雙溪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200" calcext:value-type="float">
            <text:p>2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101-楠西區灣丘牛稠農路改善工程</text:p>
          </table:table-cell>
          <table:table-cell table:style-name="ce10" office:value-type="string" office:string-value="楠西區" calcext:value-type="string">
            <text:p><text:s/>楠西區 </text:p>
          </table:table-cell>
          <table:table-cell table:style-name="ce11" office:value-type="float" office:value="105.7" calcext:value-type="float">
            <text:p>106 </text:p>
          </table:table-cell>
          <table:table-cell table:style-name="ce11" office:value-type="float" office:value="105" calcext:value-type="float">
            <text:p>10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虎山里(木屐寮段442-53地號旁)農路改善工程</text:p>
          </table:table-cell>
          <table:table-cell table:style-name="ce10" office:value-type="string" office:string-value="白河區" calcext:value-type="string">
            <text:p><text:s/>白河區 </text:p>
          </table:table-cell>
          <table:table-cell table:style-name="ce11" office:value-type="float" office:value="252" calcext:value-type="float">
            <text:p>252 </text:p>
          </table:table-cell>
          <table:table-cell table:style-name="ce11" office:value-type="float" office:value="240" calcext:value-type="float">
            <text:p>24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玖郁土木包工業" calcext:value-type="string">
            <text:p><text:s/>玖郁土木包工業 </text:p>
          </table:table-cell>
          <table:table-cell table:number-columns-repeated="249"/>
        </table:table-row>
        <table:table-row table:style-name="ro5">
          <table:table-cell table:style-name="ce5" office:value-type="string" calcext:value-type="string">
            <text:p>汴頭里(五汴頭小段543-10地號旁)農路改善工程</text:p>
          </table:table-cell>
          <table:table-cell table:style-name="ce10" office:value-type="string" office:string-value="白河區" calcext:value-type="string">
            <text:p><text:s/>白河區 </text:p>
          </table:table-cell>
          <table:table-cell table:style-name="ce11" office:value-type="float" office:value="156" calcext:value-type="float">
            <text:p>156 </text:p>
          </table:table-cell>
          <table:table-cell table:style-name="ce11" office:value-type="float" office:value="136.5" calcext:value-type="float">
            <text:p>13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玖郁土木包工業" calcext:value-type="string">
            <text:p><text:s/>玖郁土木包工業 </text:p>
          </table:table-cell>
          <table:table-cell table:number-columns-repeated="249"/>
        </table:table-row>
        <table:table-row table:style-name="ro5">
          <table:table-cell table:style-name="ce5" office:value-type="string" calcext:value-type="string">
            <text:p>七股區三股里榮民之家北側漁產道路改善工程</text:p>
          </table:table-cell>
          <table:table-cell table:style-name="ce10" office:value-type="string" office:string-value="七股區" calcext:value-type="string">
            <text:p><text:s/>七股區 </text:p>
          </table:table-cell>
          <table:table-cell table:style-name="ce11" office:value-type="float" office:value="396" calcext:value-type="float">
            <text:p>396 </text:p>
          </table:table-cell>
          <table:table-cell table:style-name="ce11" office:value-type="float" office:value="340" calcext:value-type="float">
            <text:p>34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安清路養殖漁業路面坑洞搶修工程</text:p>
          </table:table-cell>
          <table:table-cell table:style-name="ce10" office:value-type="string" office:string-value="安南區" calcext:value-type="string">
            <text:p><text:s/>安南區 </text:p>
          </table:table-cell>
          <table:table-cell table:style-name="ce11" office:value-type="float" office:value="58" calcext:value-type="float">
            <text:p>58 </text:p>
          </table:table-cell>
          <table:table-cell table:style-name="ce11" office:value-type="float" office:value="57.607" calcext:value-type="float">
            <text:p>58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支信土木包工業" calcext:value-type="string">
            <text:p><text:s/>支信土木包工業 </text:p>
          </table:table-cell>
          <table:table-cell table:number-columns-repeated="249"/>
        </table:table-row>
        <table:table-row table:style-name="ro5">
          <table:table-cell table:style-name="ce5" office:value-type="string" calcext:value-type="string">
            <text:p>平和里倒芳橋東西兩側漁塭道路改善工程</text:p>
          </table:table-cell>
          <table:table-cell table:style-name="ce10" office:value-type="string" office:string-value="學甲區" calcext:value-type="string">
            <text:p><text:s/>學甲區 </text:p>
          </table:table-cell>
          <table:table-cell table:style-name="ce11" office:value-type="float" office:value="1230" calcext:value-type="float">
            <text:p>1,230 </text:p>
          </table:table-cell>
          <table:table-cell table:style-name="ce11" office:value-type="float" office:value="357" calcext:value-type="float">
            <text:p>357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大內區頭社三崁井仔腳農路護欄增建工程</text:p>
          </table:table-cell>
          <table:table-cell table:style-name="ce10" office:value-type="string" office:string-value="大內區" calcext:value-type="string">
            <text:p><text:s/>大內區 </text:p>
          </table:table-cell>
          <table:table-cell table:style-name="ce11" office:value-type="float" office:value="192" calcext:value-type="float">
            <text:p>192 </text:p>
          </table:table-cell>
          <table:table-cell table:style-name="ce11" office:value-type="float" office:value="180" calcext:value-type="float">
            <text:p>18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101-楠西區車官寮農路改善工程</text:p>
          </table:table-cell>
          <table:table-cell table:style-name="ce10" office:value-type="string" office:string-value="楠西區" calcext:value-type="string">
            <text:p><text:s/>楠西區 </text:p>
          </table:table-cell>
          <table:table-cell table:number-columns-repeated="2" table:style-name="ce11" office:value-type="float" office:value="218.5" calcext:value-type="float">
            <text:p>219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玉井區竹圍里山腳農路改善工程</text:p>
          </table:table-cell>
          <table:table-cell table:style-name="ce10" office:value-type="string" office:string-value="玉井區" calcext:value-type="string">
            <text:p><text:s/>玉井區 </text:p>
          </table:table-cell>
          <table:table-cell table:style-name="ce11" office:value-type="float" office:value="200" calcext:value-type="float">
            <text:p>200 </text:p>
          </table:table-cell>
          <table:table-cell table:style-name="ce11" office:value-type="float" office:value="100" calcext:value-type="float">
            <text:p>1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冠頂土木包工業" calcext:value-type="string">
            <text:p><text:s/>冠頂土木包工業 </text:p>
          </table:table-cell>
          <table:table-cell table:number-columns-repeated="249"/>
        </table:table-row>
        <table:table-row table:style-name="ro5">
          <table:table-cell table:style-name="ce5" office:value-type="string" calcext:value-type="string">
            <text:p>七股區十份里海埔魚塭道路改善工程</text:p>
          </table:table-cell>
          <table:table-cell table:style-name="ce10" office:value-type="string" office:string-value="七股區" calcext:value-type="string">
            <text:p><text:s/>七股區 </text:p>
          </table:table-cell>
          <table:table-cell table:style-name="ce11" office:value-type="float" office:value="1182" calcext:value-type="float">
            <text:p>1,182 </text:p>
          </table:table-cell>
          <table:table-cell table:style-name="ce11" office:value-type="float" office:value="336" calcext:value-type="float">
            <text:p>33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北門海埔養殖生產區鄰近2號水門掏空搶修</text:p>
          </table:table-cell>
          <table:table-cell table:style-name="ce10" office:value-type="string" office:string-value="北門區" calcext:value-type="string">
            <text:p><text:s/>北門區 </text:p>
          </table:table-cell>
          <table:table-cell table:style-name="ce11" office:value-type="float" office:value="21" calcext:value-type="float">
            <text:p>21 </text:p>
          </table:table-cell>
          <table:table-cell table:style-name="ce11" office:value-type="float" office:value="20.7" calcext:value-type="float">
            <text:p>21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鄭武忠" calcext:value-type="string">
            <text:p><text:s/>鄭武忠 </text:p>
          </table:table-cell>
          <table:table-cell table:number-columns-repeated="249"/>
        </table:table-row>
        <table:table-row table:style-name="ro5">
          <table:table-cell table:style-name="ce5" office:value-type="string" calcext:value-type="string">
            <text:p>三股里三股國小北側漁產道路改善工程</text:p>
          </table:table-cell>
          <table:table-cell table:style-name="ce10" office:value-type="string" office:string-value="七股區" calcext:value-type="string">
            <text:p><text:s/>七股區 </text:p>
          </table:table-cell>
          <table:table-cell table:style-name="ce11" office:value-type="float" office:value="386" calcext:value-type="float">
            <text:p>386 </text:p>
          </table:table-cell>
          <table:table-cell table:style-name="ce11" office:value-type="float" office:value="386.4" calcext:value-type="float">
            <text:p>386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沙田里坑內(坑內高分77左4電桿旁)農路改善工程</text:p>
          </table:table-cell>
          <table:table-cell table:style-name="ce10" office:value-type="string" office:string-value="玉井區" calcext:value-type="string">
            <text:p><text:s/>玉井區 </text:p>
          </table:table-cell>
          <table:table-cell table:number-columns-repeated="2" table:style-name="ce11" office:value-type="float" office:value="342.5" calcext:value-type="float">
            <text:p>34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船里水崛坪(龍船高枝6旁)農路排水改善工程</text:p>
          </table:table-cell>
          <table:table-cell table:style-name="ce10" office:value-type="string" office:string-value="龍崎區" calcext:value-type="string">
            <text:p><text:s/>龍崎區 </text:p>
          </table:table-cell>
          <table:table-cell table:style-name="ce11" office:value-type="float" office:value="159" calcext:value-type="float">
            <text:p>159 </text:p>
          </table:table-cell>
          <table:table-cell table:style-name="ce11" office:value-type="float" office:value="132" calcext:value-type="float">
            <text:p>132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化區那拔里北勢尾農路旁擋土牆改善工程</text:p>
          </table:table-cell>
          <table:table-cell table:style-name="ce10" office:value-type="string" office:string-value="新化區" calcext:value-type="string">
            <text:p><text:s/>新化區 </text:p>
          </table:table-cell>
          <table:table-cell table:style-name="ce11" office:value-type="float" office:value="400" calcext:value-type="float">
            <text:p>400 </text:p>
          </table:table-cell>
          <table:table-cell table:style-name="ce11" office:value-type="float" office:value="260" calcext:value-type="float">
            <text:p>26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三埔里二埔農路（玉寮高幹37右11電桿旁）改善工程</text:p>
          </table:table-cell>
          <table:table-cell table:style-name="ce10" office:value-type="string" office:string-value="玉井區" calcext:value-type="string">
            <text:p><text:s/>玉井區 </text:p>
          </table:table-cell>
          <table:table-cell table:style-name="ce11" office:value-type="float" office:value="490" calcext:value-type="float">
            <text:p>490 </text:p>
          </table:table-cell>
          <table:table-cell table:style-name="ce11" office:value-type="float" office:value="428" calcext:value-type="float">
            <text:p>42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竹圍里舊香蕉市農路改善工程</text:p>
          </table:table-cell>
          <table:table-cell table:style-name="ce10" office:value-type="string" office:string-value="玉井區" calcext:value-type="string">
            <text:p><text:s/>玉井區 </text:p>
          </table:table-cell>
          <table:table-cell table:number-columns-repeated="2" table:style-name="ce11" office:value-type="float" office:value="420" calcext:value-type="float">
            <text:p>42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歸仁區武東里區界處農路路面改善工程</text:p>
          </table:table-cell>
          <table:table-cell table:style-name="ce10" office:value-type="string" office:string-value="歸仁區" calcext:value-type="string">
            <text:p><text:s/>歸仁區 </text:p>
          </table:table-cell>
          <table:table-cell table:style-name="ce11" office:value-type="float" office:value="371" calcext:value-type="float">
            <text:p>371 </text:p>
          </table:table-cell>
          <table:table-cell table:style-name="ce11" office:value-type="float" office:value="157" calcext:value-type="float">
            <text:p>157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昱發土木包工業" calcext:value-type="string">
            <text:p><text:s/>昱發土木包工業 </text:p>
          </table:table-cell>
          <table:table-cell table:number-columns-repeated="249"/>
        </table:table-row>
        <table:table-row table:style-name="ro5">
          <table:table-cell table:style-name="ce5" office:value-type="string" calcext:value-type="string">
            <text:p>關廟區內溪農路改善二期工程</text:p>
          </table:table-cell>
          <table:table-cell table:style-name="ce10" office:value-type="string" office:string-value="關廟區" calcext:value-type="string">
            <text:p><text:s/>關廟區 </text:p>
          </table:table-cell>
          <table:table-cell table:style-name="ce11" office:value-type="float" office:value="329.69" calcext:value-type="float">
            <text:p>330 </text:p>
          </table:table-cell>
          <table:table-cell table:style-name="ce11" office:value-type="float" office:value="330" calcext:value-type="float">
            <text:p>33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佳里區南26線接南27線農路改善工程</text:p>
          </table:table-cell>
          <table:table-cell table:style-name="ce10" office:value-type="string" office:string-value="佳里區" calcext:value-type="string">
            <text:p><text:s/>佳里區 </text:p>
          </table:table-cell>
          <table:table-cell table:number-columns-repeated="2" table:style-name="ce11" office:value-type="float" office:value="950" calcext:value-type="float">
            <text:p>9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二溪里頂大坪大匏高幹12左1農路改善工程</text:p>
          </table:table-cell>
          <table:table-cell table:style-name="ce10" office:value-type="string" office:string-value="大內區" calcext:value-type="string">
            <text:p><text:s/>大內區 </text:p>
          </table:table-cell>
          <table:table-cell table:number-columns-repeated="2" table:style-name="ce11" office:value-type="float" office:value="431" calcext:value-type="float">
            <text:p>431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灣丘石草農路改善工程</text:p>
          </table:table-cell>
          <table:table-cell table:style-name="ce10" office:value-type="string" office:string-value="楠西區" calcext:value-type="string">
            <text:p><text:s/>楠西區 </text:p>
          </table:table-cell>
          <table:table-cell table:style-name="ce11" office:value-type="float" office:value="3000" calcext:value-type="float">
            <text:p>3,000 </text:p>
          </table:table-cell>
          <table:table-cell table:style-name="ce11" office:value-type="float" office:value="245.6" calcext:value-type="float">
            <text:p>246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大林里(糞箕湖小段132-2地號旁)農路改善工程</text:p>
          </table:table-cell>
          <table:table-cell table:style-name="ce10" office:value-type="string" office:string-value="白河區" calcext:value-type="string">
            <text:p><text:s/>白河區 </text:p>
          </table:table-cell>
          <table:table-cell table:style-name="ce11" office:value-type="float" office:value="904" calcext:value-type="float">
            <text:p>904 </text:p>
          </table:table-cell>
          <table:table-cell table:style-name="ce11" office:value-type="float" office:value="274" calcext:value-type="float">
            <text:p>274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沙田里虎尾高枝45電桿旁農路改善工程</text:p>
          </table:table-cell>
          <table:table-cell table:style-name="ce10" office:value-type="string" office:string-value="玉井區" calcext:value-type="string">
            <text:p><text:s/>玉井區 </text:p>
          </table:table-cell>
          <table:table-cell table:style-name="ce11" office:value-type="float" office:value="197" calcext:value-type="float">
            <text:p>197 </text:p>
          </table:table-cell>
          <table:table-cell table:style-name="ce11" office:value-type="float" office:value="253" calcext:value-type="float">
            <text:p>25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望明里劉陳13鄰道路(梅干高分22左20左1電桿旁)改善工程</text:p>
          </table:table-cell>
          <table:table-cell table:style-name="ce10" office:value-type="string" office:string-value="玉井區" calcext:value-type="string">
            <text:p><text:s/>玉井區 </text:p>
          </table:table-cell>
          <table:table-cell table:number-columns-repeated="2" table:style-name="ce11" office:value-type="float" office:value="140" calcext:value-type="float">
            <text:p>14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學甲區宅港里及光華里漁產道路改善工程</text:p>
          </table:table-cell>
          <table:table-cell table:style-name="ce10" office:value-type="string" office:string-value="學甲區" calcext:value-type="string">
            <text:p><text:s/>學甲區 </text:p>
          </table:table-cell>
          <table:table-cell table:number-columns-repeated="2" table:style-name="ce11" office:value-type="float" office:value="210" calcext:value-type="float">
            <text:p>210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年度安南區城西里城西街三段510巷1弄附近排水溝新建工程</text:p>
          </table:table-cell>
          <table:table-cell table:style-name="ce10" office:value-type="string" office:string-value="安南區" calcext:value-type="string">
            <text:p><text:s/>安南區 </text:p>
          </table:table-cell>
          <table:table-cell table:number-columns-repeated="2" table:style-name="ce11" office:value-type="float" office:value="150" calcext:value-type="float">
            <text:p>1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沙田里石草路(玉寮高幹81右9電桿旁)農路修復工程</text:p>
          </table:table-cell>
          <table:table-cell table:style-name="ce10" office:value-type="string" office:string-value="玉井區" calcext:value-type="string">
            <text:p><text:s/>玉井區 </text:p>
          </table:table-cell>
          <table:table-cell table:number-columns-repeated="2" table:style-name="ce11" office:value-type="float" office:value="68" calcext:value-type="float">
            <text:p>6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取得" calcext:value-type="string">
            <text:p><text:s/>公開取得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5">
          <table:table-cell table:style-name="ce5" office:value-type="string" calcext:value-type="string">
            <text:p>龍船里五間農路改善工程</text:p>
          </table:table-cell>
          <table:table-cell table:style-name="ce10" office:value-type="string" office:string-value="龍崎區" calcext:value-type="string">
            <text:p><text:s/>龍崎區 </text:p>
          </table:table-cell>
          <table:table-cell table:style-name="ce11" office:value-type="float" office:value="217.5" calcext:value-type="float">
            <text:p>218 </text:p>
          </table:table-cell>
          <table:table-cell table:style-name="ce11" office:value-type="float" office:value="339" calcext:value-type="float">
            <text:p>339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市區永就里下甲橋旁農路改善工程</text:p>
          </table:table-cell>
          <table:table-cell table:style-name="ce10" office:value-type="string" office:string-value="新市區" calcext:value-type="string">
            <text:p><text:s/>新市區 </text:p>
          </table:table-cell>
          <table:table-cell table:style-name="ce11" office:value-type="float" office:value="301" calcext:value-type="float">
            <text:p>301 </text:p>
          </table:table-cell>
          <table:table-cell table:style-name="ce11" office:value-type="float" office:value="490" calcext:value-type="float">
            <text:p>49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關廟區布袋半路田農路改善工程</text:p>
          </table:table-cell>
          <table:table-cell table:style-name="ce10" office:value-type="string" office:string-value="關廟區" calcext:value-type="string">
            <text:p><text:s/>關廟區 </text:p>
          </table:table-cell>
          <table:table-cell table:style-name="ce11" office:value-type="float" office:value="212.8" calcext:value-type="float">
            <text:p>213 </text:p>
          </table:table-cell>
          <table:table-cell table:style-name="ce11" office:value-type="float" office:value="213" calcext:value-type="float">
            <text:p>21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年度南區永成路二段490巷路面改善工程</text:p>
          </table:table-cell>
          <table:table-cell table:style-name="ce10" office:value-type="string" office:string-value="南區" calcext:value-type="string">
            <text:p><text:s/>南區 </text:p>
          </table:table-cell>
          <table:table-cell table:number-columns-repeated="2" table:style-name="ce11" office:value-type="float" office:value="655.395" calcext:value-type="float">
            <text:p>65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東山區嶺南里牛稠子產業農路改善工程</text:p>
          </table:table-cell>
          <table:table-cell table:style-name="ce10" office:value-type="string" office:string-value="東山區" calcext:value-type="string">
            <text:p><text:s/>東山區 </text:p>
          </table:table-cell>
          <table:table-cell table:number-columns-repeated="2" table:style-name="ce11" office:value-type="float" office:value="700" calcext:value-type="float">
            <text:p>70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崎頂里嶺頂凹底農路改善工程</text:p>
          </table:table-cell>
          <table:table-cell table:style-name="ce10" office:value-type="string" office:string-value="龍崎區" calcext:value-type="string">
            <text:p><text:s/>龍崎區 </text:p>
          </table:table-cell>
          <table:table-cell table:style-name="ce11" office:value-type="float" office:value="156" calcext:value-type="float">
            <text:p>156 </text:p>
          </table:table-cell>
          <table:table-cell table:style-name="ce11" office:value-type="float" office:value="150" calcext:value-type="float">
            <text:p>150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將軍區三吉里漁塭養殖區農水路改善工程</text:p>
          </table:table-cell>
          <table:table-cell table:style-name="ce10" office:value-type="string" office:string-value="將軍區" calcext:value-type="string">
            <text:p><text:s/>將軍區 </text:p>
          </table:table-cell>
          <table:table-cell table:style-name="ce11" office:value-type="float" office:value="629" calcext:value-type="float">
            <text:p>629 </text:p>
          </table:table-cell>
          <table:table-cell table:style-name="ce11" office:value-type="float" office:value="262.5" calcext:value-type="float">
            <text:p>263 </text:p>
          </table:table-cell>
          <table:table-cell table:style-name="ce15" office:value-type="string" office:string-value="漁業建設" calcext:value-type="string">
            <text:p><text:s/>漁業建設 </text:p>
          </table:table-cell>
          <table:table-cell table:style-name="ce10" office:value-type="string" office:string-value="農業局" calcext:value-type="string">
            <text:p><text:s/>農業局 </text:p>
          </table:table-cell>
          <table:table-cell table:style-name="ce10" office:value-type="string" office:string-value="公開招標" calcext:value-type="string">
            <text:p><text:s/>公開招標 </text:p>
          </table:table-cell>
          <table:table-cell table:style-name="ce15" office:value-type="string" office:string-value="山源土木包工業" calcext:value-type="string">
            <text:p><text:s/>山源土木包工業 </text:p>
          </table:table-cell>
          <table:table-cell table:number-columns-repeated="249"/>
        </table:table-row>
        <table:table-row table:style-name="ro5">
          <table:table-cell table:style-name="ce5" office:value-type="string" calcext:value-type="string">
            <text:p>新市區潭頂536-25號旁農路擋土牆改善工程</text:p>
          </table:table-cell>
          <table:table-cell table:style-name="ce10" office:value-type="string" office:string-value="新市區" calcext:value-type="string">
            <text:p><text:s/>新市區 </text:p>
          </table:table-cell>
          <table:table-cell table:number-columns-repeated="2" table:style-name="ce11" office:value-type="float" office:value="2635" calcext:value-type="float">
            <text:p>2,635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龜丹枋仔湖農路支線改善工程</text:p>
          </table:table-cell>
          <table:table-cell table:style-name="ce10" office:value-type="string" office:string-value="楠西區" calcext:value-type="string">
            <text:p><text:s/>楠西區 </text:p>
          </table:table-cell>
          <table:table-cell table:number-columns-repeated="2" table:style-name="ce11" office:value-type="float" office:value="262.5" calcext:value-type="float">
            <text:p>263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安南區本原街一段482巷巷尾農路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42658" calcext:value-type="float">
            <text:p>42,658 </text:p>
          </table:table-cell>
          <table:table-cell table:style-name="ce15" office:value-type="string" office:string-value="農業工程及農路改善" calcext:value-type="string">
            <text:p><text:s/>農業工程及農路改善 </text:p>
          </table:table-cell>
          <table:table-cell table:style-name="ce10" office:value-type="string" office:string-value="農業局" calcext:value-type="string">
            <text:p><text:s/>農業局 </text:p>
          </table:table-cell>
          <table:table-cell table:style-name="ce10" office:value-type="string" office:string-value="逕洽廠商" calcext:value-type="string">
            <text:p><text:s/>逕洽廠商 </text:p>
          </table:table-cell>
          <table:table-cell table:style-name="ce15" office:value-type="string" office:string-value="龍盟企業行" calcext:value-type="string">
            <text:p><text:s/>龍盟企業行 </text:p>
          </table:table-cell>
          <table:table-cell table:number-columns-repeated="249"/>
        </table:table-row>
        <table:table-row table:style-name="ro5">
          <table:table-cell table:style-name="ce5" office:value-type="string" calcext:value-type="string">
            <text:p>臺南市安平區建平一街週邊排水改善工程</text:p>
          </table:table-cell>
          <table:table-cell table:style-name="ce10" office:value-type="string" office:string-value="安平區" calcext:value-type="string">
            <text:p><text:s/>安平區 </text:p>
          </table:table-cell>
          <table:table-cell table:number-columns-repeated="2" table:style-name="ce11" office:value-type="float" office:value="2809" calcext:value-type="float">
            <text:p>2,809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長緯營造有限公司" calcext:value-type="string">
            <text:p><text:s/>長緯營造有限公司 </text:p>
          </table:table-cell>
          <table:table-cell table:number-columns-repeated="249"/>
        </table:table-row>
        <table:table-row table:style-name="ro5">
          <table:table-cell table:style-name="ce5" office:value-type="string" calcext:value-type="string">
            <text:p>仁和路(崇善三街至崇善五街)排水改善工程</text:p>
          </table:table-cell>
          <table:table-cell table:style-name="ce10" office:value-type="string" office:string-value="東區" calcext:value-type="string">
            <text:p><text:s/>東區 </text:p>
          </table:table-cell>
          <table:table-cell table:number-columns-repeated="2" table:style-name="ce11" office:value-type="float" office:value="16500" calcext:value-type="float">
            <text:p>16,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豐瀛營造有限公司" calcext:value-type="string">
            <text:p><text:s/>豐瀛營造有限公司 </text:p>
          </table:table-cell>
          <table:table-cell table:number-columns-repeated="249"/>
        </table:table-row>
        <table:table-row table:style-name="ro5">
          <table:table-cell table:style-name="ce5" office:value-type="string" calcext:value-type="string">
            <text:p>大興街233巷及西湖街箱涵銜接工程</text:p>
          </table:table-cell>
          <table:table-cell table:style-name="ce10" office:value-type="string" office:string-value="北區" calcext:value-type="string">
            <text:p><text:s/>北區 </text:p>
          </table:table-cell>
          <table:table-cell table:number-columns-repeated="2" table:style-name="ce11" office:value-type="float" office:value="2500" calcext:value-type="float">
            <text:p>2,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悅土木包工業" calcext:value-type="string">
            <text:p><text:s/>新悅土木包工業 </text:p>
          </table:table-cell>
          <table:table-cell table:number-columns-repeated="249"/>
        </table:table-row>
        <table:table-row table:style-name="ro5">
          <table:table-cell table:style-name="ce5" office:value-type="string" calcext:value-type="string">
            <text:p>臺南市安南區同安路箱涵改善工程</text:p>
          </table:table-cell>
          <table:table-cell table:style-name="ce10" office:value-type="string" office:string-value="安南區" calcext:value-type="string">
            <text:p><text:s/>安南區 </text:p>
          </table:table-cell>
          <table:table-cell table:number-columns-repeated="2" table:style-name="ce11" office:value-type="float" office:value="8000" calcext:value-type="float">
            <text:p>8,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6">
          <table:table-cell table:style-name="ce5" office:value-type="string" calcext:value-type="string">
            <text:p>東西向快速公路台南關廟線台南仁德段3k+162處週邊排水改善工程(仁德區)</text:p>
          </table:table-cell>
          <table:table-cell table:style-name="ce10" office:value-type="string" office:string-value="仁德區" calcext:value-type="string">
            <text:p><text:s/>仁德區 </text:p>
          </table:table-cell>
          <table:table-cell table:number-columns-repeated="2" table:style-name="ce11" office:value-type="float" office:value="2750" calcext:value-type="float">
            <text:p>2,7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凌暘營造有限公司" calcext:value-type="string">
            <text:p><text:s/>凌暘營造有限公司 </text:p>
          </table:table-cell>
          <table:table-cell table:number-columns-repeated="249"/>
        </table:table-row>
        <table:table-row table:style-name="ro6">
          <table:table-cell table:style-name="ce5" office:value-type="string" calcext:value-type="string">
            <text:p>東西向快速公路台南關廟線台南仁德段1k+500~1k+700處週邊排水改善工程(南區)</text:p>
          </table:table-cell>
          <table:table-cell table:style-name="ce10" office:value-type="string" office:string-value="南區" calcext:value-type="string">
            <text:p><text:s/>南區 </text:p>
          </table:table-cell>
          <table:table-cell table:number-columns-repeated="2" table:style-name="ce11" office:value-type="float" office:value="6500" calcext:value-type="float">
            <text:p>6,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龍營造有限公司" calcext:value-type="string">
            <text:p><text:s/>宏龍營造有限公司 </text:p>
          </table:table-cell>
          <table:table-cell table:number-columns-repeated="249"/>
        </table:table-row>
        <table:table-row table:style-name="ro5">
          <table:table-cell table:style-name="ce5" office:value-type="string" calcext:value-type="string">
            <text:p>玉井區B幹線等雨水下水道工程</text:p>
          </table:table-cell>
          <table:table-cell table:style-name="ce10" office:value-type="string" office:string-value="玉井區" calcext:value-type="string">
            <text:p><text:s/>玉井區 </text:p>
          </table:table-cell>
          <table:table-cell table:number-columns-repeated="2" table:style-name="ce11" office:value-type="float" office:value="10000" calcext:value-type="float">
            <text:p>10,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展新營造有限公司" calcext:value-type="string">
            <text:p><text:s/>展新營造有限公司 </text:p>
          </table:table-cell>
          <table:table-cell table:number-columns-repeated="249"/>
        </table:table-row>
        <table:table-row table:style-name="ro5">
          <table:table-cell table:style-name="ce5" office:value-type="string" calcext:value-type="string">
            <text:p>楠西區楠西里C幹線雨水下水道出口工程</text:p>
          </table:table-cell>
          <table:table-cell table:style-name="ce10" office:value-type="string" office:string-value="楠西區" calcext:value-type="string">
            <text:p><text:s/>楠西區 </text:p>
          </table:table-cell>
          <table:table-cell table:number-columns-repeated="2" table:style-name="ce11" office:value-type="float" office:value="4000" calcext:value-type="float">
            <text:p>4,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億益營造有限公司" calcext:value-type="string">
            <text:p><text:s/>億益營造有限公司 </text:p>
          </table:table-cell>
          <table:table-cell table:number-columns-repeated="249"/>
        </table:table-row>
        <table:table-row table:style-name="ro5">
          <table:table-cell table:style-name="ce5" office:value-type="string" calcext:value-type="string">
            <text:p>楠西區仁愛路雨水改善工程</text:p>
          </table:table-cell>
          <table:table-cell table:style-name="ce10" office:value-type="string" office:string-value="楠西區" calcext:value-type="string">
            <text:p><text:s/>楠西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建毅營造有限公司" calcext:value-type="string">
            <text:p><text:s/>建毅營造有限公司 </text:p>
          </table:table-cell>
          <table:table-cell table:number-columns-repeated="249"/>
        </table:table-row>
        <table:table-row table:style-name="ro5">
          <table:table-cell table:style-name="ce5" office:value-type="string" calcext:value-type="string">
            <text:p>佳里區D幹線（D7-D10）雨水下水道工程</text:p>
          </table:table-cell>
          <table:table-cell table:style-name="ce10" office:value-type="string" office:string-value="佳里區" calcext:value-type="string">
            <text:p><text:s/>佳里區 </text:p>
          </table:table-cell>
          <table:table-cell table:number-columns-repeated="2" table:style-name="ce11" office:value-type="float" office:value="8000" calcext:value-type="float">
            <text:p>8,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祥盛營造有限公司" calcext:value-type="string">
            <text:p><text:s/>祥盛營造有限公司 </text:p>
          </table:table-cell>
          <table:table-cell table:number-columns-repeated="249"/>
        </table:table-row>
        <table:table-row table:style-name="ro5">
          <table:table-cell table:style-name="ce5" office:value-type="string" calcext:value-type="string">
            <text:p>臺南市永康區中山南路（柴頭港溪D幹線）排水改善工程(一)</text:p>
          </table:table-cell>
          <table:table-cell table:style-name="ce10" office:value-type="string" office:string-value="永康區" calcext:value-type="string">
            <text:p><text:s/>永康區 </text:p>
          </table:table-cell>
          <table:table-cell table:number-columns-repeated="2" table:style-name="ce11" office:value-type="float" office:value="10000" calcext:value-type="float">
            <text:p>10,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東千營造有限公司" calcext:value-type="string">
            <text:p><text:s/>東千營造有限公司 </text:p>
          </table:table-cell>
          <table:table-cell table:number-columns-repeated="249"/>
        </table:table-row>
        <table:table-row table:style-name="ro5">
          <table:table-cell table:style-name="ce5" office:value-type="string" calcext:value-type="string">
            <text:p>台南市永康區中華路505巷(柴頭港溪E幹線)雨水下水道新建工程</text:p>
          </table:table-cell>
          <table:table-cell table:style-name="ce10" office:value-type="string" office:string-value="永康區" calcext:value-type="string">
            <text:p><text:s/>永康區 </text:p>
          </table:table-cell>
          <table:table-cell table:number-columns-repeated="2" table:style-name="ce11" office:value-type="float" office:value="4800" calcext:value-type="float">
            <text:p>4,8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玉井區莫拉克風災災民安置地點區外排水圍籬工程</text:p>
          </table:table-cell>
          <table:table-cell table:style-name="ce10" office:value-type="string" office:string-value="玉井區" calcext:value-type="string">
            <text:p><text:s/>玉井區 </text:p>
          </table:table-cell>
          <table:table-cell table:number-columns-repeated="2" table:style-name="ce11" office:value-type="float" office:value="821.1" calcext:value-type="float">
            <text:p>821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震順土木包工業" calcext:value-type="string">
            <text:p><text:s/>震順土木包工業 </text:p>
          </table:table-cell>
          <table:table-cell table:number-columns-repeated="249"/>
        </table:table-row>
        <table:table-row table:style-name="ro5">
          <table:table-cell table:style-name="ce5" office:value-type="string" calcext:value-type="string">
            <text:p>官田區嘉南里南藝大前官田溪支流上游改善工程</text:p>
          </table:table-cell>
          <table:table-cell table:style-name="ce10" office:value-type="string" office:string-value="官田區" calcext:value-type="string">
            <text:p><text:s/>官田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巨鼎土木包工業" calcext:value-type="string">
            <text:p><text:s/>巨鼎土木包工業 </text:p>
          </table:table-cell>
          <table:table-cell table:number-columns-repeated="249"/>
        </table:table-row>
        <table:table-row table:style-name="ro5">
          <table:table-cell table:style-name="ce5" office:value-type="string" calcext:value-type="string">
            <text:p>麻豆區大埕里溫朱宮廟旁排水溝新建工程</text:p>
          </table:table-cell>
          <table:table-cell table:style-name="ce10" office:value-type="string" office:string-value="麻豆區" calcext:value-type="string">
            <text:p><text:s/>麻豆區 </text:p>
          </table:table-cell>
          <table:table-cell table:number-columns-repeated="2" table:style-name="ce11" office:value-type="float" office:value="5000" calcext:value-type="float">
            <text:p>5,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麻豆區晉江里社區總爺排水上游支線改善工程</text:p>
          </table:table-cell>
          <table:table-cell table:style-name="ce10" office:value-type="string" office:string-value="麻豆區" calcext:value-type="string">
            <text:p><text:s/>麻豆區 </text:p>
          </table:table-cell>
          <table:table-cell table:number-columns-repeated="2" table:style-name="ce11" office:value-type="float" office:value="750" calcext:value-type="float">
            <text:p>7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鴻福土木包工業" calcext:value-type="string">
            <text:p><text:s/>鴻福土木包工業 </text:p>
          </table:table-cell>
          <table:table-cell table:number-columns-repeated="249"/>
        </table:table-row>
        <table:table-row table:style-name="ro5">
          <table:table-cell table:style-name="ce5" office:value-type="string" calcext:value-type="string">
            <text:p>麻豆區中民里謝厝寮排水上游改善工程(第2期)</text:p>
          </table:table-cell>
          <table:table-cell table:style-name="ce10" office:value-type="string" office:string-value="麻豆區" calcext:value-type="string">
            <text:p><text:s/>麻豆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瓏泰土木包工業" calcext:value-type="string">
            <text:p><text:s/>瓏泰土木包工業 </text:p>
          </table:table-cell>
          <table:table-cell table:number-columns-repeated="249"/>
        </table:table-row>
        <table:table-row table:style-name="ro5">
          <table:table-cell table:style-name="ce5" office:value-type="string" calcext:value-type="string">
            <text:p>麻豆區安業里謝厝寮排水改善工程</text:p>
          </table:table-cell>
          <table:table-cell table:style-name="ce10" office:value-type="string" office:string-value="麻豆區" calcext:value-type="string">
            <text:p><text:s/>麻豆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下營區大埤里大埤中排三支流改善工程</text:p>
          </table:table-cell>
          <table:table-cell table:style-name="ce10" office:value-type="string" office:string-value="下營區" calcext:value-type="string">
            <text:p><text:s/>下營區 </text:p>
          </table:table-cell>
          <table:table-cell table:number-columns-repeated="2" table:style-name="ce11" office:value-type="float" office:value="800" calcext:value-type="float">
            <text:p>8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成興土木包工業" calcext:value-type="string">
            <text:p><text:s/>成興土木包工業 </text:p>
          </table:table-cell>
          <table:table-cell table:number-columns-repeated="249"/>
        </table:table-row>
        <table:table-row table:style-name="ro5">
          <table:table-cell table:style-name="ce5" office:value-type="string" calcext:value-type="string">
            <text:p>下營區連表中排二中游段改善工程</text:p>
          </table:table-cell>
          <table:table-cell table:style-name="ce10" office:value-type="string" office:string-value="下營區" calcext:value-type="string">
            <text:p><text:s/>下營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5">
          <table:table-cell table:style-name="ce5" office:value-type="string" calcext:value-type="string">
            <text:p>西港區八份中排二後續改善工程</text:p>
          </table:table-cell>
          <table:table-cell table:style-name="ce10" office:value-type="string" office:string-value="西港區" calcext:value-type="string">
            <text:p><text:s/>西港區 </text:p>
          </table:table-cell>
          <table:table-cell table:number-columns-repeated="2" table:style-name="ce11" office:value-type="float" office:value="2400" calcext:value-type="float">
            <text:p>2,4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禾登土木包工業" calcext:value-type="string">
            <text:p><text:s/>禾登土木包工業 </text:p>
          </table:table-cell>
          <table:table-cell table:number-columns-repeated="249"/>
        </table:table-row>
        <table:table-row table:style-name="ro5">
          <table:table-cell table:style-name="ce5" office:value-type="string" calcext:value-type="string">
            <text:p>佳里區新生路D幹線連接中山路口雨水下水道改善工程</text:p>
          </table:table-cell>
          <table:table-cell table:style-name="ce10" office:value-type="string" office:string-value="佳里區" calcext:value-type="string">
            <text:p><text:s/>佳里區 </text:p>
          </table:table-cell>
          <table:table-cell table:number-columns-repeated="2" table:style-name="ce11" office:value-type="float" office:value="800" calcext:value-type="float">
            <text:p>8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顏格土木包工業" calcext:value-type="string">
            <text:p><text:s/>顏格土木包工業 </text:p>
          </table:table-cell>
          <table:table-cell table:number-columns-repeated="249"/>
        </table:table-row>
        <table:table-row table:style-name="ro5">
          <table:table-cell table:style-name="ce5" office:value-type="string" calcext:value-type="string">
            <text:p>佳里區子龍里學甲分線排水護欄工程</text:p>
          </table:table-cell>
          <table:table-cell table:style-name="ce10" office:value-type="string" office:string-value="佳里區" calcext:value-type="string">
            <text:p><text:s/>佳里區 </text:p>
          </table:table-cell>
          <table:table-cell table:number-columns-repeated="2" table:style-name="ce11" office:value-type="float" office:value="630" calcext:value-type="float">
            <text:p>63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仕強營造股份有限公司 " calcext:value-type="string">
            <text:p><text:s/>仕強營造股份有限公司 <text:s/></text:p>
          </table:table-cell>
          <table:table-cell table:number-columns-repeated="249"/>
        </table:table-row>
        <table:table-row table:style-name="ro5">
          <table:table-cell table:style-name="ce5" office:value-type="string" calcext:value-type="string">
            <text:p>佳里區葱仔寮排水下游段左岸排水改善工程</text:p>
          </table:table-cell>
          <table:table-cell table:style-name="ce10" office:value-type="string" office:string-value="佳里區" calcext:value-type="string">
            <text:p><text:s/>佳里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裕連興營造股份有限公司 " calcext:value-type="string">
            <text:p><text:s/>裕連興營造股份有限公司 <text:s/></text:p>
          </table:table-cell>
          <table:table-cell table:number-columns-repeated="249"/>
        </table:table-row>
        <table:table-row table:style-name="ro5">
          <table:table-cell table:style-name="ce5" office:value-type="string" calcext:value-type="string">
            <text:p>佳里區萊芊寮部落流入佳里排水出口段改善工程</text:p>
          </table:table-cell>
          <table:table-cell table:style-name="ce10" office:value-type="string" office:string-value="佳里區" calcext:value-type="string">
            <text:p><text:s/>佳里區 </text:p>
          </table:table-cell>
          <table:table-cell table:number-columns-repeated="2" table:style-name="ce11" office:value-type="float" office:value="800" calcext:value-type="float">
            <text:p>8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仕強營造股份有限公司 " calcext:value-type="string">
            <text:p><text:s/>仕強營造股份有限公司 <text:s/></text:p>
          </table:table-cell>
          <table:table-cell table:number-columns-repeated="249"/>
        </table:table-row>
        <table:table-row table:style-name="ro5">
          <table:table-cell table:style-name="ce5" office:value-type="string" calcext:value-type="string">
            <text:p>七股區大潭里衛生所旁排水改善工程</text:p>
          </table:table-cell>
          <table:table-cell table:style-name="ce10" office:value-type="string" office:string-value="七股區" calcext:value-type="string">
            <text:p><text:s/>七股區 </text:p>
          </table:table-cell>
          <table:table-cell table:number-columns-repeated="2" table:style-name="ce11" office:value-type="float" office:value="6000" calcext:value-type="float">
            <text:p>6,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榮俊峰土木包工業" calcext:value-type="string">
            <text:p><text:s/>榮俊峰土木包工業 </text:p>
          </table:table-cell>
          <table:table-cell table:number-columns-repeated="249"/>
        </table:table-row>
        <table:table-row table:style-name="ro5">
          <table:table-cell table:style-name="ce5" office:value-type="string" calcext:value-type="string">
            <text:p>七股區龍山里航道護岸破損改善工程</text:p>
          </table:table-cell>
          <table:table-cell table:style-name="ce10" office:value-type="string" office:string-value="七股區" calcext:value-type="string">
            <text:p><text:s/>七股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5">
          <table:table-cell table:style-name="ce5" office:value-type="string" calcext:value-type="string">
            <text:p>七股區連接看坪小排1-1之社區排水改善工程</text:p>
          </table:table-cell>
          <table:table-cell table:style-name="ce10" office:value-type="string" office:string-value="七股區" calcext:value-type="string">
            <text:p><text:s/>七股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戴竹工程有限公司" calcext:value-type="string">
            <text:p><text:s/>戴竹工程有限公司 </text:p>
          </table:table-cell>
          <table:table-cell table:number-columns-repeated="249"/>
        </table:table-row>
        <table:table-row table:style-name="ro5">
          <table:table-cell table:style-name="ce5" office:value-type="string" calcext:value-type="string">
            <text:p>七股區大塭寮排水下游段(永吉橋至龍雄三號橋段)改善工程</text:p>
          </table:table-cell>
          <table:table-cell table:style-name="ce10" office:value-type="string" office:string-value="七股區" calcext:value-type="string">
            <text:p><text:s/>七股區 </text:p>
          </table:table-cell>
          <table:table-cell table:number-columns-repeated="2" table:style-name="ce11" office:value-type="float" office:value="5000" calcext:value-type="float">
            <text:p>5,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仕強營造有限公司" calcext:value-type="string">
            <text:p><text:s/>仕強營造有限公司 </text:p>
          </table:table-cell>
          <table:table-cell table:number-columns-repeated="249"/>
        </table:table-row>
        <table:table-row table:style-name="ro5">
          <table:table-cell table:style-name="ce5" office:value-type="string" calcext:value-type="string">
            <text:p>東山區聖賢里北勢寮1-4鄰社區排水改善工程</text:p>
          </table:table-cell>
          <table:table-cell table:style-name="ce10" office:value-type="string" office:string-value="東山區" calcext:value-type="string">
            <text:p><text:s/>東山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億興土木包工業" calcext:value-type="string">
            <text:p><text:s/>億興土木包工業 </text:p>
          </table:table-cell>
          <table:table-cell table:number-columns-repeated="249"/>
        </table:table-row>
        <table:table-row table:style-name="ro5">
          <table:table-cell table:style-name="ce5" office:value-type="string" calcext:value-type="string">
            <text:p>東山區科里排水支線防汛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540" calcext:value-type="float">
            <text:p>54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6">
          <table:table-cell table:style-name="ce5" office:value-type="string" calcext:value-type="string">
            <text:p>白河區崎內里鹿寮橋旁頭前溪護岸增設欄杆及8鄰竹門幹153之8引2電桿旁排水改善工程</text:p>
          </table:table-cell>
          <table:table-cell table:style-name="ce10" office:value-type="string" office:string-value="白河區" calcext:value-type="string">
            <text:p><text:s/>白河區 </text:p>
          </table:table-cell>
          <table:table-cell table:number-columns-repeated="2" table:style-name="ce11" office:value-type="float" office:value="560" calcext:value-type="float">
            <text:p>56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博成土木包工業" calcext:value-type="string">
            <text:p><text:s/>博成土木包工業 </text:p>
          </table:table-cell>
          <table:table-cell table:number-columns-repeated="249"/>
        </table:table-row>
        <table:table-row table:style-name="ro5">
          <table:table-cell table:style-name="ce5" office:value-type="string" calcext:value-type="string">
            <text:p>後壁區下茄苳大排東秀橋上游右岸防汛道路建請舖設AC改善工程</text:p>
          </table:table-cell>
          <table:table-cell table:style-name="ce10" office:value-type="string" office:string-value="後壁區" calcext:value-type="string">
            <text:p><text:s/>後壁區 </text:p>
          </table:table-cell>
          <table:table-cell table:number-columns-repeated="2" table:style-name="ce11" office:value-type="float" office:value="900" calcext:value-type="float">
            <text:p>9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鼎泰豐營造有限公司" calcext:value-type="string">
            <text:p><text:s/>鼎泰豐營造有限公司 </text:p>
          </table:table-cell>
          <table:table-cell table:number-columns-repeated="249"/>
        </table:table-row>
        <table:table-row table:style-name="ro6">
          <table:table-cell table:style-name="ce5" office:value-type="string" calcext:value-type="string">
            <text:p>後壁區下茄苳大排新東橋下游右岸防汛道路建請舖設級配及AC改善工程</text:p>
          </table:table-cell>
          <table:table-cell table:style-name="ce10" office:value-type="string" office:string-value="後壁區" calcext:value-type="string">
            <text:p><text:s/>後壁區 </text:p>
          </table:table-cell>
          <table:table-cell table:number-columns-repeated="2" table:style-name="ce11" office:value-type="float" office:value="1600" calcext:value-type="float">
            <text:p>1,6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洲營造工程有限公司" calcext:value-type="string">
            <text:p><text:s/>宏洲營造工程有限公司 </text:p>
          </table:table-cell>
          <table:table-cell table:number-columns-repeated="249"/>
        </table:table-row>
        <table:table-row table:style-name="ro5">
          <table:table-cell table:style-name="ce5" office:value-type="string" calcext:value-type="string">
            <text:p>後壁區南土溝山侖中排二排水改善工程</text:p>
          </table:table-cell>
          <table:table-cell table:style-name="ce10" office:value-type="string" office:string-value="後壁區" calcext:value-type="string">
            <text:p><text:s/>後壁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苙珅營造有限公司" calcext:value-type="string">
            <text:p><text:s/>苙珅營造有限公司 </text:p>
          </table:table-cell>
          <table:table-cell table:number-columns-repeated="249"/>
        </table:table-row>
        <table:table-row table:style-name="ro5">
          <table:table-cell table:style-name="ce5" office:value-type="string" calcext:value-type="string">
            <text:p>後壁區崁頂中排三排水改善工程(第2期)</text:p>
          </table:table-cell>
          <table:table-cell table:style-name="ce10" office:value-type="string" office:string-value="後壁區" calcext:value-type="string">
            <text:p><text:s/>後壁區 </text:p>
          </table:table-cell>
          <table:table-cell table:number-columns-repeated="2" table:style-name="ce11" office:value-type="float" office:value="700" calcext:value-type="float">
            <text:p>7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輝土木包工業" calcext:value-type="string">
            <text:p><text:s/>立輝土木包工業 </text:p>
          </table:table-cell>
          <table:table-cell table:number-columns-repeated="249"/>
        </table:table-row>
        <table:table-row table:style-name="ro5">
          <table:table-cell table:style-name="ce5" office:value-type="string" calcext:value-type="string">
            <text:p>後壁區菁寮大排下游出口處防汛道路改善工程</text:p>
          </table:table-cell>
          <table:table-cell table:style-name="ce10" office:value-type="string" office:string-value="後壁區" calcext:value-type="string">
            <text:p><text:s/>後壁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洲營造工程有限公司" calcext:value-type="string">
            <text:p><text:s/>宏洲營造工程有限公司 </text:p>
          </table:table-cell>
          <table:table-cell table:number-columns-repeated="249"/>
        </table:table-row>
        <table:table-row table:style-name="ro5">
          <table:table-cell table:style-name="ce5" office:value-type="string" calcext:value-type="string">
            <text:p>六甲區菁埔埤台一線西側排水改善工程</text:p>
          </table:table-cell>
          <table:table-cell table:style-name="ce10" office:value-type="string" office:string-value="六甲區" calcext:value-type="string">
            <text:p><text:s/>六甲區 </text:p>
          </table:table-cell>
          <table:table-cell table:number-columns-repeated="2" table:style-name="ce11" office:value-type="float" office:value="4000" calcext:value-type="float">
            <text:p>4,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瓏泰土木包工業" calcext:value-type="string">
            <text:p><text:s/>瓏泰土木包工業 </text:p>
          </table:table-cell>
          <table:table-cell table:number-columns-repeated="249"/>
        </table:table-row>
        <table:table-row table:style-name="ro5">
          <table:table-cell table:style-name="ce5" office:value-type="string" calcext:value-type="string">
            <text:p>楠西區草潭排水整治工程</text:p>
          </table:table-cell>
          <table:table-cell table:style-name="ce10" office:value-type="string" office:string-value="楠西區" calcext:value-type="string">
            <text:p><text:s/>楠西區 </text:p>
          </table:table-cell>
          <table:table-cell table:number-columns-repeated="2" table:style-name="ce11" office:value-type="float" office:value="1587" calcext:value-type="float">
            <text:p>1,58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新化區桔仔溪頂山腳段地號1881號旁護岸工程</text:p>
          </table:table-cell>
          <table:table-cell table:style-name="ce10" office:value-type="string" office:string-value="新化區" calcext:value-type="string">
            <text:p><text:s/>新化區 </text:p>
          </table:table-cell>
          <table:table-cell table:number-columns-repeated="2" table:style-name="ce11" office:value-type="float" office:value="1608" calcext:value-type="float">
            <text:p>1,60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弘岱營造有限公司" calcext:value-type="string">
            <text:p><text:s/>弘岱營造有限公司 </text:p>
          </table:table-cell>
          <table:table-cell table:number-columns-repeated="249"/>
        </table:table-row>
        <table:table-row table:style-name="ro5">
          <table:table-cell table:style-name="ce5" office:value-type="string" calcext:value-type="string">
            <text:p>山上區清潔隊辦公室旁排水改善工程</text:p>
          </table:table-cell>
          <table:table-cell table:style-name="ce10" office:value-type="string" office:string-value="山上區" calcext:value-type="string">
            <text:p><text:s/>山上區 </text:p>
          </table:table-cell>
          <table:table-cell table:number-columns-repeated="2" table:style-name="ce11" office:value-type="float" office:value="930" calcext:value-type="float">
            <text:p>93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建明土木包工業" calcext:value-type="string">
            <text:p><text:s/>建明土木包工業 </text:p>
          </table:table-cell>
          <table:table-cell table:number-columns-repeated="249"/>
        </table:table-row>
        <table:table-row table:style-name="ro5">
          <table:table-cell table:style-name="ce5" office:value-type="string" calcext:value-type="string">
            <text:p>佳里區新生路D幹線連接中山路口雨水下水道瓶頸段改善工程</text:p>
          </table:table-cell>
          <table:table-cell table:style-name="ce10" office:value-type="string" office:string-value="佳里區" calcext:value-type="string">
            <text:p><text:s/>佳里區 </text:p>
          </table:table-cell>
          <table:table-cell table:number-columns-repeated="2" table:style-name="ce11" office:value-type="float" office:value="3600" calcext:value-type="float">
            <text:p>3,6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顏格土木包工業" calcext:value-type="string">
            <text:p><text:s/>顏格土木包工業 </text:p>
          </table:table-cell>
          <table:table-cell table:number-columns-repeated="249"/>
        </table:table-row>
        <table:table-row table:style-name="ro6">
          <table:table-cell table:style-name="ce5" office:value-type="string" calcext:value-type="string">
            <text:p>「臺南市佳里區城鄉風貌忠孝東路嘉南大圳景觀改善工程案」設計監造費</text:p>
          </table:table-cell>
          <table:table-cell table:style-name="ce10" office:value-type="string" office:string-value="佳里區" calcext:value-type="string">
            <text:p><text:s/>佳里區 </text:p>
          </table:table-cell>
          <table:table-cell table:number-columns-repeated="2" table:style-name="ce11" office:value-type="float" office:value="97.5" calcext:value-type="float">
            <text:p>9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郭獻仁建築師事務所" calcext:value-type="string">
            <text:p><text:s/>郭獻仁建築師事務所 </text:p>
          </table:table-cell>
          <table:table-cell table:number-columns-repeated="249"/>
        </table:table-row>
        <table:table-row table:style-name="ro5">
          <table:table-cell table:style-name="ce5" office:value-type="string" calcext:value-type="string">
            <text:p>港墘里崙頂堤防改善工程</text:p>
          </table:table-cell>
          <table:table-cell table:style-name="ce10" office:value-type="string" office:string-value="新市區" calcext:value-type="string">
            <text:p><text:s/>新市區 </text:p>
          </table:table-cell>
          <table:table-cell table:number-columns-repeated="2" table:style-name="ce11" office:value-type="float" office:value="500" calcext:value-type="float">
            <text:p>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群謚營造有限公司" calcext:value-type="string">
            <text:p><text:s/>群謚營造有限公司 </text:p>
          </table:table-cell>
          <table:table-cell table:number-columns-repeated="249"/>
        </table:table-row>
        <table:table-row table:style-name="ro5">
          <table:table-cell table:style-name="ce5" office:value-type="string" calcext:value-type="string">
            <text:p>麻豆區安正里謝厝寮中排二上游支流渠道修復工程</text:p>
          </table:table-cell>
          <table:table-cell table:style-name="ce10" office:value-type="string" office:string-value="麻豆區" calcext:value-type="string">
            <text:p><text:s/>麻豆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下營區麻寮中排上游段改善工程</text:p>
          </table:table-cell>
          <table:table-cell table:style-name="ce10" office:value-type="string" office:string-value="下營區" calcext:value-type="string">
            <text:p><text:s/>下營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六甲區牛坔大排上游段改善工程</text:p>
          </table:table-cell>
          <table:table-cell table:style-name="ce10" office:value-type="string" office:string-value="六甲區" calcext:value-type="string">
            <text:p><text:s/>六甲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六甲區東豐中排一上游段改善工程</text:p>
          </table:table-cell>
          <table:table-cell table:style-name="ce10" office:value-type="string" office:string-value="六甲區" calcext:value-type="string">
            <text:p><text:s/>六甲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峻平營造有限公司" calcext:value-type="string">
            <text:p><text:s/>峻平營造有限公司 </text:p>
          </table:table-cell>
          <table:table-cell table:number-columns-repeated="249"/>
        </table:table-row>
        <table:table-row table:style-name="ro5">
          <table:table-cell table:style-name="ce5" office:value-type="string" calcext:value-type="string">
            <text:p>六甲區牛坔排水(湖仔內橋~菜寮橋段)改善工程</text:p>
          </table:table-cell>
          <table:table-cell table:style-name="ce10" office:value-type="string" office:string-value="六甲區" calcext:value-type="string">
            <text:p><text:s/>六甲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冠位土木包工業" calcext:value-type="string">
            <text:p><text:s/>冠位土木包工業 </text:p>
          </table:table-cell>
          <table:table-cell table:number-columns-repeated="249"/>
        </table:table-row>
        <table:table-row table:style-name="ro5">
          <table:table-cell table:style-name="ce5" office:value-type="string" calcext:value-type="string">
            <text:p>麻豆區小埤里部落排水改善工程</text:p>
          </table:table-cell>
          <table:table-cell table:style-name="ce10" office:value-type="string" office:string-value="麻豆區" calcext:value-type="string">
            <text:p><text:s/>麻豆區 </text:p>
          </table:table-cell>
          <table:table-cell table:number-columns-repeated="2" table:style-name="ce11" office:value-type="float" office:value="720" calcext:value-type="float">
            <text:p>72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麻豆區精漢堂旁蒐集水路改善工程</text:p>
          </table:table-cell>
          <table:table-cell table:style-name="ce10" office:value-type="string" office:string-value="麻豆區" calcext:value-type="string">
            <text:p><text:s/>麻豆區 </text:p>
          </table:table-cell>
          <table:table-cell table:number-columns-repeated="2" table:style-name="ce11" office:value-type="float" office:value="500" calcext:value-type="float">
            <text:p>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六甲區二鎮曬糞場護岸加高改善工程</text:p>
          </table:table-cell>
          <table:table-cell table:style-name="ce10" office:value-type="string" office:string-value="六甲區" calcext:value-type="string">
            <text:p><text:s/>六甲區 </text:p>
          </table:table-cell>
          <table:table-cell table:number-columns-repeated="2" table:style-name="ce11" office:value-type="float" office:value="300" calcext:value-type="float">
            <text:p>3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紅厝中排上游火燒珠段改善工程</text:p>
          </table:table-cell>
          <table:table-cell table:style-name="ce10" office:value-type="string" office:string-value="下營區" calcext:value-type="string">
            <text:p><text:s/>下營區 </text:p>
          </table:table-cell>
          <table:table-cell table:number-columns-repeated="2" table:style-name="ce11" office:value-type="float" office:value="4500" calcext:value-type="float">
            <text:p>4,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營區府西路259、261巷淹水改善工程</text:p>
          </table:table-cell>
          <table:table-cell table:style-name="ce10" office:value-type="string" office:string-value="新營區" calcext:value-type="string">
            <text:p><text:s/>新營區 </text:p>
          </table:table-cell>
          <table:table-cell table:number-columns-repeated="2" table:style-name="ce11" office:value-type="float" office:value="450" calcext:value-type="float">
            <text:p>4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營區東興段203地號(新營東興六街16號)後方排水溝改善工程</text:p>
          </table:table-cell>
          <table:table-cell table:style-name="ce10" office:value-type="string" office:string-value="新營區" calcext:value-type="string">
            <text:p><text:s/>新營區 </text:p>
          </table:table-cell>
          <table:table-cell table:number-columns-repeated="2" table:style-name="ce11" office:value-type="float" office:value="750" calcext:value-type="float">
            <text:p>7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泰佑土木包工業" calcext:value-type="string">
            <text:p><text:s/>泰佑土木包工業 </text:p>
          </table:table-cell>
          <table:table-cell table:number-columns-repeated="249"/>
        </table:table-row>
        <table:table-row table:style-name="ro5">
          <table:table-cell table:style-name="ce5" office:value-type="string" calcext:value-type="string">
            <text:p>北門區長錦湖地區排水改善工程</text:p>
          </table:table-cell>
          <table:table-cell table:style-name="ce10" office:value-type="string" office:string-value="北門區" calcext:value-type="string">
            <text:p><text:s/>北門區 </text:p>
          </table:table-cell>
          <table:table-cell table:number-columns-repeated="2" table:style-name="ce11" office:value-type="float" office:value="2400" calcext:value-type="float">
            <text:p>2,4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億生營造有限公司" calcext:value-type="string">
            <text:p><text:s/>億生營造有限公司 </text:p>
          </table:table-cell>
          <table:table-cell table:number-columns-repeated="249"/>
        </table:table-row>
        <table:table-row table:style-name="ro5">
          <table:table-cell table:style-name="ce5" office:value-type="string" calcext:value-type="string">
            <text:p>學甲區中洲中排1-2排水改善工程</text:p>
          </table:table-cell>
          <table:table-cell table:style-name="ce10" office:value-type="string" office:string-value="學甲區" calcext:value-type="string">
            <text:p><text:s/>學甲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啟發土木包工業" calcext:value-type="string">
            <text:p><text:s/>啟發土木包工業 </text:p>
          </table:table-cell>
          <table:table-cell table:number-columns-repeated="249"/>
        </table:table-row>
        <table:table-row table:style-name="ro5">
          <table:table-cell table:style-name="ce5" office:value-type="string" calcext:value-type="string">
            <text:p>學甲區瓦寮排水護岸改善工程</text:p>
          </table:table-cell>
          <table:table-cell table:style-name="ce10" office:value-type="string" office:string-value="學甲區" calcext:value-type="string">
            <text:p><text:s/>學甲區 </text:p>
          </table:table-cell>
          <table:table-cell table:number-columns-repeated="2" table:style-name="ce11" office:value-type="float" office:value="700" calcext:value-type="float">
            <text:p>7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將軍區南岸社子中排一等排水溝增高改善工程</text:p>
          </table:table-cell>
          <table:table-cell table:style-name="ce10" office:value-type="string" office:string-value="將軍區" calcext:value-type="string">
            <text:p><text:s/>將軍區 </text:p>
          </table:table-cell>
          <table:table-cell table:number-columns-repeated="2" table:style-name="ce11" office:value-type="float" office:value="350" calcext:value-type="float">
            <text:p>3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山源土木包工業" calcext:value-type="string">
            <text:p><text:s/>山源土木包工業 </text:p>
          </table:table-cell>
          <table:table-cell table:number-columns-repeated="249"/>
        </table:table-row>
        <table:table-row table:style-name="ro5">
          <table:table-cell table:style-name="ce5" office:value-type="string" calcext:value-type="string">
            <text:p>學甲區宅港里抽水平台改善工程</text:p>
          </table:table-cell>
          <table:table-cell table:style-name="ce10" office:value-type="string" office:string-value="學甲區" calcext:value-type="string">
            <text:p><text:s/>學甲區 </text:p>
          </table:table-cell>
          <table:table-cell table:number-columns-repeated="2" table:style-name="ce11" office:value-type="float" office:value="700" calcext:value-type="float">
            <text:p>7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頭港排水右岸排水護岸新建工程</text:p>
          </table:table-cell>
          <table:table-cell table:style-name="ce10" office:value-type="string" office:string-value="北門區" calcext:value-type="string">
            <text:p><text:s/>北門區 </text:p>
          </table:table-cell>
          <table:table-cell table:number-columns-repeated="2" table:style-name="ce11" office:value-type="float" office:value="4000" calcext:value-type="float">
            <text:p>4,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內江排水大內段改善工程</text:p>
          </table:table-cell>
          <table:table-cell table:style-name="ce10" office:value-type="string" office:string-value="大內區" calcext:value-type="string">
            <text:p><text:s/>大內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後堀排水改善工程</text:p>
          </table:table-cell>
          <table:table-cell table:style-name="ce10" office:value-type="string" office:string-value="大內區" calcext:value-type="string">
            <text:p><text:s/>大內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七股區看坪里北塭中排改善工程</text:p>
          </table:table-cell>
          <table:table-cell table:style-name="ce10" office:value-type="string" office:string-value="七股區" calcext:value-type="string">
            <text:p><text:s/>七股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七股區南漚中排6後續改善工程</text:p>
          </table:table-cell>
          <table:table-cell table:style-name="ce10" office:value-type="string" office:string-value="七股區" calcext:value-type="string">
            <text:p><text:s/>七股區 </text:p>
          </table:table-cell>
          <table:table-cell table:number-columns-repeated="2" table:style-name="ce11" office:value-type="float" office:value="2400" calcext:value-type="float">
            <text:p>2,4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東拓土木包工業" calcext:value-type="string">
            <text:p><text:s/>東拓土木包工業 </text:p>
          </table:table-cell>
          <table:table-cell table:number-columns-repeated="249"/>
        </table:table-row>
        <table:table-row table:style-name="ro5">
          <table:table-cell table:style-name="ce5" office:value-type="string" calcext:value-type="string">
            <text:p>佳里區海埔排水護岸改善工程</text:p>
          </table:table-cell>
          <table:table-cell table:style-name="ce10" office:value-type="string" office:string-value="佳里區" calcext:value-type="string">
            <text:p><text:s/>佳里區 </text:p>
          </table:table-cell>
          <table:table-cell table:number-columns-repeated="2" table:style-name="ce11" office:value-type="float" office:value="2900" calcext:value-type="float">
            <text:p>2,9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家振營造有限公司" calcext:value-type="string">
            <text:p><text:s/>家振營造有限公司 </text:p>
          </table:table-cell>
          <table:table-cell table:number-columns-repeated="249"/>
        </table:table-row>
        <table:table-row table:style-name="ro5">
          <table:table-cell table:style-name="ce5" office:value-type="string" calcext:value-type="string">
            <text:p>佳里區文化路連接大寮排水周邊水路改善工程</text:p>
          </table:table-cell>
          <table:table-cell table:style-name="ce10" office:value-type="string" office:string-value="佳里區" calcext:value-type="string">
            <text:p><text:s/>佳里區 </text:p>
          </table:table-cell>
          <table:table-cell table:number-columns-repeated="2" table:style-name="ce11" office:value-type="float" office:value="650" calcext:value-type="float">
            <text:p>6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崴盛土木包工業" calcext:value-type="string">
            <text:p><text:s/>崴盛土木包工業 </text:p>
          </table:table-cell>
          <table:table-cell table:number-columns-repeated="249"/>
        </table:table-row>
        <table:table-row table:style-name="ro5">
          <table:table-cell table:style-name="ce5" office:value-type="string" calcext:value-type="string">
            <text:p>新營區天鵝湖木棧道等設設維修更新工程</text:p>
          </table:table-cell>
          <table:table-cell table:style-name="ce10" office:value-type="string" office:string-value="新營區" calcext:value-type="string">
            <text:p><text:s/>新營區 </text:p>
          </table:table-cell>
          <table:table-cell table:number-columns-repeated="2" table:style-name="ce11" office:value-type="float" office:value="2500" calcext:value-type="float">
            <text:p>2,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堡國營造有限公司" calcext:value-type="string">
            <text:p><text:s/>堡國營造有限公司 </text:p>
          </table:table-cell>
          <table:table-cell table:number-columns-repeated="249"/>
        </table:table-row>
        <table:table-row table:style-name="ro5">
          <table:table-cell table:style-name="ce5" office:value-type="string" calcext:value-type="string">
            <text:p>新營區鐵線里南70線道路南側排水溝改善工程(第一期)</text:p>
          </table:table-cell>
          <table:table-cell table:style-name="ce10" office:value-type="string" office:string-value="新營區" calcext:value-type="string">
            <text:p><text:s/>新營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巨曜營造有限公司" calcext:value-type="string">
            <text:p><text:s/>巨曜營造有限公司 </text:p>
          </table:table-cell>
          <table:table-cell table:number-columns-repeated="249"/>
        </table:table-row>
        <table:table-row table:style-name="ro5">
          <table:table-cell table:style-name="ce5" office:value-type="string" calcext:value-type="string">
            <text:p>學甲區平和里平西寮村落排水改善工程</text:p>
          </table:table-cell>
          <table:table-cell table:style-name="ce10" office:value-type="string" office:string-value="學甲區" calcext:value-type="string">
            <text:p><text:s/>學甲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佳里區佳化里排水連接海埔排水瓶頸段改善工程</text:p>
          </table:table-cell>
          <table:table-cell table:style-name="ce10" office:value-type="string" office:string-value="佳里區" calcext:value-type="string">
            <text:p><text:s/>佳里區 </text:p>
          </table:table-cell>
          <table:table-cell table:number-columns-repeated="2" table:style-name="ce11" office:value-type="float" office:value="250" calcext:value-type="float">
            <text:p>2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大承土木包工業 " calcext:value-type="string">
            <text:p><text:s/>大承土木包工業 <text:s/></text:p>
          </table:table-cell>
          <table:table-cell table:number-columns-repeated="249"/>
        </table:table-row>
        <table:table-row table:style-name="ro5">
          <table:table-cell table:style-name="ce5" office:value-type="string" calcext:value-type="string">
            <text:p>佳里區西尤厝排水(博愛東路段)改善工程</text:p>
          </table:table-cell>
          <table:table-cell table:style-name="ce10" office:value-type="string" office:string-value="佳里區" calcext:value-type="string">
            <text:p><text:s/>佳里區 </text:p>
          </table:table-cell>
          <table:table-cell table:number-columns-repeated="2" table:style-name="ce11" office:value-type="float" office:value="1100" calcext:value-type="float">
            <text:p>1,1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山源土木包工業" calcext:value-type="string">
            <text:p><text:s/>山源土木包工業 </text:p>
          </table:table-cell>
          <table:table-cell table:number-columns-repeated="249"/>
        </table:table-row>
        <table:table-row table:style-name="ro5">
          <table:table-cell table:style-name="ce5" office:value-type="string" calcext:value-type="string">
            <text:p>北門區蚵寮部落蒐集水路改善工程</text:p>
          </table:table-cell>
          <table:table-cell table:style-name="ce10" office:value-type="string" office:string-value="北門區" calcext:value-type="string">
            <text:p><text:s/>北門區 </text:p>
          </table:table-cell>
          <table:table-cell table:number-columns-repeated="2" table:style-name="ce11" office:value-type="float" office:value="1200" calcext:value-type="float">
            <text:p>1,2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學甲區垃圾場週道排水加高改善工程</text:p>
          </table:table-cell>
          <table:table-cell table:style-name="ce10" office:value-type="string" office:string-value="學甲區" calcext:value-type="string">
            <text:p><text:s/>學甲區 </text:p>
          </table:table-cell>
          <table:table-cell table:number-columns-repeated="2" table:style-name="ce11" office:value-type="float" office:value="1200" calcext:value-type="float">
            <text:p>1,2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學甲區豐和里營後小排3-5排水溝底改善工程</text:p>
          </table:table-cell>
          <table:table-cell table:style-name="ce10" office:value-type="string" office:string-value="學甲區" calcext:value-type="string">
            <text:p><text:s/>學甲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學甲區紅蝦港部落抽水站收集水路排水改善工程</text:p>
          </table:table-cell>
          <table:table-cell table:style-name="ce10" office:value-type="string" office:string-value="學甲區" calcext:value-type="string">
            <text:p><text:s/>學甲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5">
          <table:table-cell table:style-name="ce5" office:value-type="string" calcext:value-type="string">
            <text:p>七股區龍山里溪頂橋旁護岸改善工程</text:p>
          </table:table-cell>
          <table:table-cell table:style-name="ce10" office:value-type="string" office:string-value="七股區" calcext:value-type="string">
            <text:p><text:s/>七股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麻豆鎮大埕里穿越中正路社區排水改善工程</text:p>
          </table:table-cell>
          <table:table-cell table:style-name="ce10" office:value-type="string" office:string-value="麻豆區" calcext:value-type="string">
            <text:p><text:s/>麻豆區 </text:p>
          </table:table-cell>
          <table:table-cell table:number-columns-repeated="2" table:style-name="ce11" office:value-type="float" office:value="2500" calcext:value-type="float">
            <text:p>2,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官田區拔林鐵道旁排水改善工程</text:p>
          </table:table-cell>
          <table:table-cell table:style-name="ce10" office:value-type="string" office:string-value="官田區" calcext:value-type="string">
            <text:p><text:s/>官田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皇雄營造有限公司" calcext:value-type="string">
            <text:p><text:s/>皇雄營造有限公司 </text:p>
          </table:table-cell>
          <table:table-cell table:number-columns-repeated="249"/>
        </table:table-row>
        <table:table-row table:style-name="ro5">
          <table:table-cell table:style-name="ce5" office:value-type="string" calcext:value-type="string">
            <text:p>麻豆區寮廍里河川公地排水改善工程</text:p>
          </table:table-cell>
          <table:table-cell table:style-name="ce10" office:value-type="string" office:string-value="麻豆區" calcext:value-type="string">
            <text:p><text:s/>麻豆區 </text:p>
          </table:table-cell>
          <table:table-cell table:number-columns-repeated="2" table:style-name="ce11" office:value-type="float" office:value="1200" calcext:value-type="float">
            <text:p>1,2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柳營區山子腳排水改善工程</text:p>
          </table:table-cell>
          <table:table-cell table:style-name="ce10" office:value-type="string" office:string-value="柳營區" calcext:value-type="string">
            <text:p><text:s/>柳營區 </text:p>
          </table:table-cell>
          <table:table-cell table:number-columns-repeated="2" table:style-name="ce11" office:value-type="float" office:value="2100" calcext:value-type="float">
            <text:p>2,1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鹽水區水仙里月津港排水兩側護岸改善工程</text:p>
          </table:table-cell>
          <table:table-cell table:style-name="ce10" office:value-type="string" office:string-value="鹽水區" calcext:value-type="string">
            <text:p><text:s/>鹽水區 </text:p>
          </table:table-cell>
          <table:table-cell table:number-columns-repeated="2" table:style-name="ce11" office:value-type="float" office:value="3600" calcext:value-type="float">
            <text:p>3,6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六甲區東豐中排一上游段(南110)改善工程</text:p>
          </table:table-cell>
          <table:table-cell table:style-name="ce10" office:value-type="string" office:string-value="六甲區" calcext:value-type="string">
            <text:p><text:s/>六甲區 </text:p>
          </table:table-cell>
          <table:table-cell table:number-columns-repeated="2" table:style-name="ce11" office:value-type="float" office:value="2500" calcext:value-type="float">
            <text:p>2,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峻平營造有限公司" calcext:value-type="string">
            <text:p><text:s/>峻平營造有限公司 </text:p>
          </table:table-cell>
          <table:table-cell table:number-columns-repeated="249"/>
        </table:table-row>
        <table:table-row table:style-name="ro5">
          <table:table-cell table:style-name="ce5" office:value-type="string" calcext:value-type="string">
            <text:p>麻豆區養魚線排水護岸復建工程</text:p>
          </table:table-cell>
          <table:table-cell table:style-name="ce10" office:value-type="string" office:string-value="麻豆區" calcext:value-type="string">
            <text:p><text:s/>麻豆區 </text:p>
          </table:table-cell>
          <table:table-cell table:number-columns-repeated="2" table:style-name="ce11" office:value-type="float" office:value="1273" calcext:value-type="float">
            <text:p>1,273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菁潁土木包工業" calcext:value-type="string">
            <text:p><text:s/>菁潁土木包工業 </text:p>
          </table:table-cell>
          <table:table-cell table:number-columns-repeated="249"/>
        </table:table-row>
        <table:table-row table:style-name="ro5">
          <table:table-cell table:style-name="ce5" office:value-type="string" calcext:value-type="string">
            <text:p>麻豆區總爺排水護岸復建工程</text:p>
          </table:table-cell>
          <table:table-cell table:style-name="ce10" office:value-type="string" office:string-value="麻豆區" calcext:value-type="string">
            <text:p><text:s/>麻豆區 </text:p>
          </table:table-cell>
          <table:table-cell table:number-columns-repeated="2" table:style-name="ce11" office:value-type="float" office:value="1909" calcext:value-type="float">
            <text:p>1,909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菁潁土木包工業" calcext:value-type="string">
            <text:p><text:s/>菁潁土木包工業 </text:p>
          </table:table-cell>
          <table:table-cell table:number-columns-repeated="249"/>
        </table:table-row>
        <table:table-row table:style-name="ro5">
          <table:table-cell table:style-name="ce5" office:value-type="string" calcext:value-type="string">
            <text:p>101年6月泰利颱風田寮大排護岸復建工程</text:p>
          </table:table-cell>
          <table:table-cell table:style-name="ce10" office:value-type="string" office:string-value="鹽水區" calcext:value-type="string">
            <text:p><text:s/>鹽水區 </text:p>
          </table:table-cell>
          <table:table-cell table:number-columns-repeated="2" table:style-name="ce11" office:value-type="float" office:value="4276" calcext:value-type="float">
            <text:p>4,276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鼎泰豐營造有限公司" calcext:value-type="string">
            <text:p><text:s/>鼎泰豐營造有限公司 </text:p>
          </table:table-cell>
          <table:table-cell table:number-columns-repeated="249"/>
        </table:table-row>
        <table:table-row table:style-name="ro5">
          <table:table-cell table:style-name="ce5" office:value-type="string" calcext:value-type="string">
            <text:p>鹽水區舊營里鹽水大排台糖鐵道至台19線兩側護堤改善工程</text:p>
          </table:table-cell>
          <table:table-cell table:style-name="ce10" office:value-type="string" office:string-value="鹽水區" calcext:value-type="string">
            <text:p><text:s/>鹽水區 </text:p>
          </table:table-cell>
          <table:table-cell table:number-columns-repeated="2" table:style-name="ce11" office:value-type="float" office:value="8235" calcext:value-type="float">
            <text:p>8,235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龍營造有限公司" calcext:value-type="string">
            <text:p><text:s/>宏龍營造有限公司 </text:p>
          </table:table-cell>
          <table:table-cell table:number-columns-repeated="249"/>
        </table:table-row>
        <table:table-row table:style-name="ro5">
          <table:table-cell table:style-name="ce5" office:value-type="string" calcext:value-type="string">
            <text:p>101年六甲區甲東里牛坔排水(菜寮橋~湖子內橋)復建工程</text:p>
          </table:table-cell>
          <table:table-cell table:style-name="ce10" office:value-type="string" office:string-value="六甲區" calcext:value-type="string">
            <text:p><text:s/>六甲區 </text:p>
          </table:table-cell>
          <table:table-cell table:number-columns-repeated="2" table:style-name="ce11" office:value-type="float" office:value="726" calcext:value-type="float">
            <text:p>726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六甲區甲東里東豐中排一(龍華姓廟前)排水護岸復建工程</text:p>
          </table:table-cell>
          <table:table-cell table:style-name="ce10" office:value-type="string" office:string-value="六甲區" calcext:value-type="string">
            <text:p><text:s/>六甲區 </text:p>
          </table:table-cell>
          <table:table-cell table:number-columns-repeated="2" table:style-name="ce11" office:value-type="float" office:value="1527" calcext:value-type="float">
            <text:p>1,527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六甲區龜港護岸復建工程</text:p>
          </table:table-cell>
          <table:table-cell table:style-name="ce10" office:value-type="string" office:string-value="六甲區" calcext:value-type="string">
            <text:p><text:s/>六甲區 </text:p>
          </table:table-cell>
          <table:table-cell table:number-columns-repeated="2" table:style-name="ce11" office:value-type="float" office:value="1120" calcext:value-type="float">
            <text:p>1,12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睿營造有限公司" calcext:value-type="string">
            <text:p><text:s/>宏睿營造有限公司 </text:p>
          </table:table-cell>
          <table:table-cell table:number-columns-repeated="249"/>
        </table:table-row>
        <table:table-row table:style-name="ro5">
          <table:table-cell table:style-name="ce5" office:value-type="string" calcext:value-type="string">
            <text:p>101年六甲區龜子港排水護岸復建工程</text:p>
          </table:table-cell>
          <table:table-cell table:style-name="ce10" office:value-type="string" office:string-value="六甲區" calcext:value-type="string">
            <text:p><text:s/>六甲區 </text:p>
          </table:table-cell>
          <table:table-cell table:number-columns-repeated="2" table:style-name="ce11" office:value-type="float" office:value="1472" calcext:value-type="float">
            <text:p>1,472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官田區日新排水中游段右岸護岸災後復建工程</text:p>
          </table:table-cell>
          <table:table-cell table:style-name="ce10" office:value-type="string" office:string-value="官田區" calcext:value-type="string">
            <text:p><text:s/>官田區 </text:p>
          </table:table-cell>
          <table:table-cell table:number-columns-repeated="2" table:style-name="ce11" office:value-type="float" office:value="5720" calcext:value-type="float">
            <text:p>5,72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平治營造股份有限公司" calcext:value-type="string">
            <text:p><text:s/>平治營造股份有限公司 </text:p>
          </table:table-cell>
          <table:table-cell table:number-columns-repeated="249"/>
        </table:table-row>
        <table:table-row table:style-name="ro5">
          <table:table-cell table:style-name="ce5" office:value-type="string" calcext:value-type="string">
            <text:p>大內區後掘排水支流災修工程</text:p>
          </table:table-cell>
          <table:table-cell table:style-name="ce10" office:value-type="string" office:string-value="大內區" calcext:value-type="string">
            <text:p><text:s/>大內區 </text:p>
          </table:table-cell>
          <table:table-cell table:number-columns-repeated="2" table:style-name="ce11" office:value-type="float" office:value="1437.6" calcext:value-type="float">
            <text:p>1,438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北門區鹽原排水災害復建工程</text:p>
          </table:table-cell>
          <table:table-cell table:style-name="ce10" office:value-type="string" office:string-value="北門區" calcext:value-type="string">
            <text:p><text:s/>北門區 </text:p>
          </table:table-cell>
          <table:table-cell table:number-columns-repeated="2" table:style-name="ce11" office:value-type="float" office:value="1350" calcext:value-type="float">
            <text:p>1,35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詳瀛土木包工業" calcext:value-type="string">
            <text:p><text:s/>詳瀛土木包工業 </text:p>
          </table:table-cell>
          <table:table-cell table:number-columns-repeated="249"/>
        </table:table-row>
        <table:table-row table:style-name="ro5">
          <table:table-cell table:style-name="ce5" office:value-type="string" calcext:value-type="string">
            <text:p>北門區頭港排水左岸災害復建工程</text:p>
          </table:table-cell>
          <table:table-cell table:style-name="ce10" office:value-type="string" office:string-value="北門區" calcext:value-type="string">
            <text:p><text:s/>北門區 </text:p>
          </table:table-cell>
          <table:table-cell table:number-columns-repeated="2" table:style-name="ce11" office:value-type="float" office:value="6098" calcext:value-type="float">
            <text:p>6,098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將軍區台4號水門護岸災修工程</text:p>
          </table:table-cell>
          <table:table-cell table:style-name="ce10" office:value-type="string" office:string-value="將軍區" calcext:value-type="string">
            <text:p><text:s/>將軍區 </text:p>
          </table:table-cell>
          <table:table-cell table:number-columns-repeated="2" table:style-name="ce11" office:value-type="float" office:value="1135" calcext:value-type="float">
            <text:p>1,135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屯中排三下游段災後復建工程</text:p>
          </table:table-cell>
          <table:table-cell table:style-name="ce10" office:value-type="string" office:string-value="下營區" calcext:value-type="string">
            <text:p><text:s/>下營區 </text:p>
          </table:table-cell>
          <table:table-cell table:number-columns-repeated="2" table:style-name="ce11" office:value-type="float" office:value="2037" calcext:value-type="float">
            <text:p>2,037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埤中排一下游段災後復建工程</text:p>
          </table:table-cell>
          <table:table-cell table:style-name="ce10" office:value-type="string" office:string-value="下營區" calcext:value-type="string">
            <text:p><text:s/>下營區 </text:p>
          </table:table-cell>
          <table:table-cell table:number-columns-repeated="2" table:style-name="ce11" office:value-type="float" office:value="2860" calcext:value-type="float">
            <text:p>2,86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平治營造股份有限公司" calcext:value-type="string">
            <text:p><text:s/>平治營造股份有限公司 </text:p>
          </table:table-cell>
          <table:table-cell table:number-columns-repeated="249"/>
        </table:table-row>
        <table:table-row table:style-name="ro5">
          <table:table-cell table:style-name="ce5" office:value-type="string" calcext:value-type="string">
            <text:p>大埤中排二下游段災後復建工程</text:p>
          </table:table-cell>
          <table:table-cell table:style-name="ce10" office:value-type="string" office:string-value="下營區" calcext:value-type="string">
            <text:p><text:s/>下營區 </text:p>
          </table:table-cell>
          <table:table-cell table:number-columns-repeated="2" table:style-name="ce11" office:value-type="float" office:value="2000" calcext:value-type="float">
            <text:p>2,0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平治營造股份有限公司" calcext:value-type="string">
            <text:p><text:s/>平治營造股份有限公司 </text:p>
          </table:table-cell>
          <table:table-cell table:number-columns-repeated="249"/>
        </table:table-row>
        <table:table-row table:style-name="ro5">
          <table:table-cell table:style-name="ce5" office:value-type="string" calcext:value-type="string">
            <text:p>大埤中排三災後復建工程</text:p>
          </table:table-cell>
          <table:table-cell table:style-name="ce10" office:value-type="string" office:string-value="下營區" calcext:value-type="string">
            <text:p><text:s/>下營區 </text:p>
          </table:table-cell>
          <table:table-cell table:number-columns-repeated="2" table:style-name="ce11" office:value-type="float" office:value="2860" calcext:value-type="float">
            <text:p>2,86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七股區三股里大潮溝新設閘門入口前左岸復建工程</text:p>
          </table:table-cell>
          <table:table-cell table:style-name="ce10" office:value-type="string" office:string-value="七股區" calcext:value-type="string">
            <text:p><text:s/>七股區 </text:p>
          </table:table-cell>
          <table:table-cell table:number-columns-repeated="2" table:style-name="ce11" office:value-type="float" office:value="3000" calcext:value-type="float">
            <text:p>3,0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七股區龍山里劉厝排水下游龍海號碼頭前右岸復建工程</text:p>
          </table:table-cell>
          <table:table-cell table:style-name="ce10" office:value-type="string" office:string-value="七股區" calcext:value-type="string">
            <text:p><text:s/>七股區 </text:p>
          </table:table-cell>
          <table:table-cell table:number-columns-repeated="2" table:style-name="ce11" office:value-type="float" office:value="3000" calcext:value-type="float">
            <text:p>3,0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義營造有限公司" calcext:value-type="string">
            <text:p><text:s/>新義營造有限公司 </text:p>
          </table:table-cell>
          <table:table-cell table:number-columns-repeated="249"/>
        </table:table-row>
        <table:table-row table:style-name="ro5">
          <table:table-cell table:style-name="ce5" office:value-type="string" calcext:value-type="string">
            <text:p>六甲區二鎮排水護岸改善工程</text:p>
          </table:table-cell>
          <table:table-cell table:style-name="ce10" office:value-type="string" office:string-value="六甲區" calcext:value-type="string">
            <text:p><text:s/>六甲區 </text:p>
          </table:table-cell>
          <table:table-cell table:number-columns-repeated="2" table:style-name="ce11" office:value-type="float" office:value="3360" calcext:value-type="float">
            <text:p>3,36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佳里區南下營中排二新生路段災後復建工程</text:p>
          </table:table-cell>
          <table:table-cell table:style-name="ce10" office:value-type="string" office:string-value="佳里區" calcext:value-type="string">
            <text:p><text:s/>佳里區 </text:p>
          </table:table-cell>
          <table:table-cell table:number-columns-repeated="2" table:style-name="ce11" office:value-type="float" office:value="5182" calcext:value-type="float">
            <text:p>5,182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七股區劉厝排水七股溪橋上游右岸災害復建工程</text:p>
          </table:table-cell>
          <table:table-cell table:style-name="ce10" office:value-type="string" office:string-value="七股區" calcext:value-type="string">
            <text:p><text:s/>七股區 </text:p>
          </table:table-cell>
          <table:table-cell table:number-columns-repeated="2" table:style-name="ce11" office:value-type="float" office:value="1200" calcext:value-type="float">
            <text:p>1,2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仕強營造股份有限公司" calcext:value-type="string">
            <text:p><text:s/>仕強營造股份有限公司 </text:p>
          </table:table-cell>
          <table:table-cell table:number-columns-repeated="249"/>
        </table:table-row>
        <table:table-row table:style-name="ro5">
          <table:table-cell table:style-name="ce5" office:value-type="string" calcext:value-type="string">
            <text:p>七股區大寮排水(南25-1線8K處)護岸災害復建工程</text:p>
          </table:table-cell>
          <table:table-cell table:style-name="ce10" office:value-type="string" office:string-value="七股區" calcext:value-type="string">
            <text:p><text:s/>七股區 </text:p>
          </table:table-cell>
          <table:table-cell table:number-columns-repeated="2" table:style-name="ce11" office:value-type="float" office:value="1200" calcext:value-type="float">
            <text:p>1,2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仕強營造股份有限公司" calcext:value-type="string">
            <text:p><text:s/>仕強營造股份有限公司 </text:p>
          </table:table-cell>
          <table:table-cell table:number-columns-repeated="249"/>
        </table:table-row>
        <table:table-row table:style-name="ro5">
          <table:table-cell table:style-name="ce5" office:value-type="string" calcext:value-type="string">
            <text:p>佳里區海埔排水災後塌陷搶修及復建工程</text:p>
          </table:table-cell>
          <table:table-cell table:style-name="ce10" office:value-type="string" office:string-value="佳里區" calcext:value-type="string">
            <text:p><text:s/>佳里區 </text:p>
          </table:table-cell>
          <table:table-cell table:number-columns-repeated="2" table:style-name="ce11" office:value-type="float" office:value="4200" calcext:value-type="float">
            <text:p>4,200 </text:p>
          </table:table-cell>
          <table:table-cell table:style-name="ce15" office:value-type="string" office:string-value="災害準備金" calcext:value-type="string">
            <text:p><text:s/>災害準備金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東拓土木包工業" calcext:value-type="string">
            <text:p><text:s/>東拓土木包工業 </text:p>
          </table:table-cell>
          <table:table-cell table:number-columns-repeated="249"/>
        </table:table-row>
        <table:table-row table:style-name="ro5">
          <table:table-cell table:style-name="ce5" office:value-type="string" calcext:value-type="string">
            <text:p>學甲區下溪洲排水護岸加蓋工程</text:p>
          </table:table-cell>
          <table:table-cell table:style-name="ce10" office:value-type="string" office:string-value="學甲區" calcext:value-type="string">
            <text:p><text:s/>學甲區 </text:p>
          </table:table-cell>
          <table:table-cell table:number-columns-repeated="2" table:style-name="ce11" office:value-type="float" office:value="3500" calcext:value-type="float">
            <text:p>3,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後壁區崁頂中排三排水改善工程(第3期)</text:p>
          </table:table-cell>
          <table:table-cell table:style-name="ce10" office:value-type="string" office:string-value="後壁區" calcext:value-type="string">
            <text:p><text:s/>後壁區 </text:p>
          </table:table-cell>
          <table:table-cell table:number-columns-repeated="2" table:style-name="ce11" office:value-type="float" office:value="950" calcext:value-type="float">
            <text:p>9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營里營尾福德廟旁蒐集水路排水改善工程</text:p>
          </table:table-cell>
          <table:table-cell table:style-name="ce10" office:value-type="string" office:string-value="新市區" calcext:value-type="string">
            <text:p><text:s/>新市區 </text:p>
          </table:table-cell>
          <table:table-cell table:number-columns-repeated="2" table:style-name="ce11" office:value-type="float" office:value="1500" calcext:value-type="float">
            <text:p>1,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菁穎土木包工業" calcext:value-type="string">
            <text:p><text:s/>菁穎土木包工業 </text:p>
          </table:table-cell>
          <table:table-cell table:number-columns-repeated="249"/>
        </table:table-row>
        <table:table-row table:style-name="ro5">
          <table:table-cell table:style-name="ce5" office:value-type="string" calcext:value-type="string">
            <text:p>大社里陽明山莊前蒐集水路排水改善工程</text:p>
          </table:table-cell>
          <table:table-cell table:style-name="ce10" office:value-type="string" office:string-value="新市區" calcext:value-type="string">
            <text:p><text:s/>新市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上仁土木包工業" calcext:value-type="string">
            <text:p><text:s/>上仁土木包工業 </text:p>
          </table:table-cell>
          <table:table-cell table:number-columns-repeated="249"/>
        </table:table-row>
        <table:table-row table:style-name="ro5">
          <table:table-cell table:style-name="ce5" office:value-type="string" calcext:value-type="string">
            <text:p>大社里後荷溝蒐集水路改善工程</text:p>
          </table:table-cell>
          <table:table-cell table:style-name="ce10" office:value-type="string" office:string-value="新市區" calcext:value-type="string">
            <text:p><text:s/>新市區 </text:p>
          </table:table-cell>
          <table:table-cell table:number-columns-repeated="2" table:style-name="ce11" office:value-type="float" office:value="2000" calcext:value-type="float">
            <text:p>2,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菁穎土木包工業" calcext:value-type="string">
            <text:p><text:s/>菁穎土木包工業 </text:p>
          </table:table-cell>
          <table:table-cell table:number-columns-repeated="249"/>
        </table:table-row>
        <table:table-row table:style-name="ro5">
          <table:table-cell table:style-name="ce5" office:value-type="string" calcext:value-type="string">
            <text:p>大社里大社排水上游段蒐集水路改善工程</text:p>
          </table:table-cell>
          <table:table-cell table:style-name="ce10" office:value-type="string" office:string-value="新市區" calcext:value-type="string">
            <text:p><text:s/>新市區 </text:p>
          </table:table-cell>
          <table:table-cell table:number-columns-repeated="2" table:style-name="ce11" office:value-type="float" office:value="600" calcext:value-type="float">
            <text:p>6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志光土木包工業" calcext:value-type="string">
            <text:p><text:s/>志光土木包工業 </text:p>
          </table:table-cell>
          <table:table-cell table:number-columns-repeated="249"/>
        </table:table-row>
        <table:table-row table:style-name="ro5">
          <table:table-cell table:style-name="ce5" office:value-type="string" calcext:value-type="string">
            <text:p>大營里豐榮3之2號前排水溝改善工程</text:p>
          </table:table-cell>
          <table:table-cell table:style-name="ce10" office:value-type="string" office:string-value="新市區" calcext:value-type="string">
            <text:p><text:s/>新市區 </text:p>
          </table:table-cell>
          <table:table-cell table:number-columns-repeated="2" table:style-name="ce11" office:value-type="float" office:value="800" calcext:value-type="float">
            <text:p>8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菁穎土木包工業" calcext:value-type="string">
            <text:p><text:s/>菁穎土木包工業 </text:p>
          </table:table-cell>
          <table:table-cell table:number-columns-repeated="249"/>
        </table:table-row>
        <table:table-row table:style-name="ro5">
          <table:table-cell table:style-name="ce5" office:value-type="string" calcext:value-type="string">
            <text:p>北門區頭港排水右岸護岸改善工程</text:p>
          </table:table-cell>
          <table:table-cell table:style-name="ce10" office:value-type="string" office:string-value="北門區" calcext:value-type="string">
            <text:p><text:s/>北門區 </text:p>
          </table:table-cell>
          <table:table-cell table:number-columns-repeated="2" table:style-name="ce11" office:value-type="float" office:value="7000" calcext:value-type="float">
            <text:p>7,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義營造有限公司" calcext:value-type="string">
            <text:p><text:s/>新義營造有限公司 </text:p>
          </table:table-cell>
          <table:table-cell table:number-columns-repeated="249"/>
        </table:table-row>
        <table:table-row table:style-name="ro5">
          <table:table-cell table:style-name="ce5" office:value-type="string" calcext:value-type="string">
            <text:p>將軍區北埔里北排水溝增高改善工程</text:p>
          </table:table-cell>
          <table:table-cell table:style-name="ce10" office:value-type="string" office:string-value="將軍區" calcext:value-type="string">
            <text:p><text:s/>將軍區 </text:p>
          </table:table-cell>
          <table:table-cell table:number-columns-repeated="2" table:style-name="ce11" office:value-type="float" office:value="640" calcext:value-type="float">
            <text:p>64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東拓土木包工業" calcext:value-type="string">
            <text:p><text:s/>東拓土木包工業 </text:p>
          </table:table-cell>
          <table:table-cell table:number-columns-repeated="249"/>
        </table:table-row>
        <table:table-row table:style-name="ro5">
          <table:table-cell table:style-name="ce5" office:value-type="string" calcext:value-type="string">
            <text:p>白河區竹門排水上游段改善工程</text:p>
          </table:table-cell>
          <table:table-cell table:style-name="ce10" office:value-type="string" office:string-value="白河區" calcext:value-type="string">
            <text:p><text:s/>白河區 </text:p>
          </table:table-cell>
          <table:table-cell table:number-columns-repeated="2" table:style-name="ce11" office:value-type="float" office:value="2500" calcext:value-type="float">
            <text:p>2,5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博成土木包工業" calcext:value-type="string">
            <text:p><text:s/>博成土木包工業 </text:p>
          </table:table-cell>
          <table:table-cell table:number-columns-repeated="249"/>
        </table:table-row>
        <table:table-row table:style-name="ro6">
          <table:table-cell table:style-name="ce5" office:value-type="string" calcext:value-type="string">
            <text:p>白河區虎山里〈畚箕湖段木屐寮小段465-3地號〉排水溝改善工程</text:p>
          </table:table-cell>
          <table:table-cell table:style-name="ce10" office:value-type="string" office:string-value="白河區" calcext:value-type="string">
            <text:p><text:s/>白河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宸土木包工業" calcext:value-type="string">
            <text:p><text:s/>立宸土木包工業 </text:p>
          </table:table-cell>
          <table:table-cell table:number-columns-repeated="249"/>
        </table:table-row>
        <table:table-row table:style-name="ro5">
          <table:table-cell table:style-name="ce5" office:value-type="string" calcext:value-type="string">
            <text:p>新營區鹽水排水併行農路護欄改善工程</text:p>
          </table:table-cell>
          <table:table-cell table:style-name="ce10" office:value-type="string" office:string-value="新營區" calcext:value-type="string">
            <text:p><text:s/>新營區 </text:p>
          </table:table-cell>
          <table:table-cell table:number-columns-repeated="2" table:style-name="ce11" office:value-type="float" office:value="200" calcext:value-type="float">
            <text:p>2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中洋土木包工業" calcext:value-type="string">
            <text:p><text:s/>中洋土木包工業 </text:p>
          </table:table-cell>
          <table:table-cell table:number-columns-repeated="249"/>
        </table:table-row>
        <table:table-row table:style-name="ro5">
          <table:table-cell table:style-name="ce5" office:value-type="string" calcext:value-type="string">
            <text:p>鹽水區田寮排水防汛道路（大豐里）改善工程</text:p>
          </table:table-cell>
          <table:table-cell table:style-name="ce10" office:value-type="string" office:string-value="鹽水區" calcext:value-type="string">
            <text:p><text:s/>鹽水區 </text:p>
          </table:table-cell>
          <table:table-cell table:number-columns-repeated="2" table:style-name="ce11" office:value-type="float" office:value="930" calcext:value-type="float">
            <text:p>93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振豎土木包工業" calcext:value-type="string">
            <text:p><text:s/>振豎土木包工業 </text:p>
          </table:table-cell>
          <table:table-cell table:number-columns-repeated="249"/>
        </table:table-row>
        <table:table-row table:style-name="ro5">
          <table:table-cell table:style-name="ce5" office:value-type="string" calcext:value-type="string">
            <text:p>東山區聖賢里北勢寮西勢小排二改善工程</text:p>
          </table:table-cell>
          <table:table-cell table:style-name="ce10" office:value-type="string" office:string-value="東山區" calcext:value-type="string">
            <text:p><text:s/>東山區 </text:p>
          </table:table-cell>
          <table:table-cell table:number-columns-repeated="2" table:style-name="ce11" office:value-type="float" office:value="3000" calcext:value-type="float">
            <text:p>3,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興忠營造有限公司" calcext:value-type="string">
            <text:p><text:s/>興忠營造有限公司 </text:p>
          </table:table-cell>
          <table:table-cell table:number-columns-repeated="249"/>
        </table:table-row>
        <table:table-row table:style-name="ro5">
          <table:table-cell table:style-name="ce5" office:value-type="string" calcext:value-type="string">
            <text:p>東山區三榮里木柵中排改善工程</text:p>
          </table:table-cell>
          <table:table-cell table:style-name="ce10" office:value-type="string" office:string-value="東山區" calcext:value-type="string">
            <text:p><text:s/>東山區 </text:p>
          </table:table-cell>
          <table:table-cell table:number-columns-repeated="2" table:style-name="ce11" office:value-type="float" office:value="1750" calcext:value-type="float">
            <text:p>1,7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原宏營造股份有限公司" calcext:value-type="string">
            <text:p><text:s/>原宏營造股份有限公司 </text:p>
          </table:table-cell>
          <table:table-cell table:number-columns-repeated="249"/>
        </table:table-row>
        <table:table-row table:style-name="ro5">
          <table:table-cell table:style-name="ce5" office:value-type="string" calcext:value-type="string">
            <text:p>東山區科里里嶺腳排水改善工程</text:p>
          </table:table-cell>
          <table:table-cell table:style-name="ce10" office:value-type="string" office:string-value="東山區" calcext:value-type="string">
            <text:p><text:s/>東山區 </text:p>
          </table:table-cell>
          <table:table-cell table:number-columns-repeated="2" table:style-name="ce11" office:value-type="float" office:value="250" calcext:value-type="float">
            <text:p>2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東山區南溪里排水渠道改善工程〈第2期〉</text:p>
          </table:table-cell>
          <table:table-cell table:style-name="ce10" office:value-type="string" office:string-value="東山區" calcext:value-type="string">
            <text:p><text:s/>東山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益土木包工業" calcext:value-type="string">
            <text:p><text:s/>宏益土木包工業 </text:p>
          </table:table-cell>
          <table:table-cell table:number-columns-repeated="249"/>
        </table:table-row>
        <table:table-row table:style-name="ro5">
          <table:table-cell table:style-name="ce5" office:value-type="string" calcext:value-type="string">
            <text:p>龍崎區石嘈里過嶺春風宅後崩塌地處理工程</text:p>
          </table:table-cell>
          <table:table-cell table:style-name="ce10" office:value-type="string" office:string-value="龍崎區" calcext:value-type="string">
            <text:p><text:s/>龍崎區 </text:p>
          </table:table-cell>
          <table:table-cell table:number-columns-repeated="2" table:style-name="ce11" office:value-type="float" office:value="290" calcext:value-type="float">
            <text:p>29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龍船里龍船窩野溪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562.5" calcext:value-type="float">
            <text:p>56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晉旺土木包工業" calcext:value-type="string">
            <text:p><text:s/>晉旺土木包工業 </text:p>
          </table:table-cell>
          <table:table-cell table:number-columns-repeated="249"/>
        </table:table-row>
        <table:table-row table:style-name="ro5">
          <table:table-cell table:style-name="ce5" office:value-type="string" calcext:value-type="string">
            <text:p>龍崎區土崎里許縣溪上游崩塌地改善工程</text:p>
          </table:table-cell>
          <table:table-cell table:style-name="ce10" office:value-type="string" office:string-value="龍崎區" calcext:value-type="string">
            <text:p><text:s/>龍崎區 </text:p>
          </table:table-cell>
          <table:table-cell table:number-columns-repeated="2" table:style-name="ce11" office:value-type="float" office:value="840" calcext:value-type="float">
            <text:p>84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聖勳營造有限公司" calcext:value-type="string">
            <text:p><text:s/>聖勳營造有限公司 </text:p>
          </table:table-cell>
          <table:table-cell table:number-columns-repeated="249"/>
        </table:table-row>
        <table:table-row table:style-name="ro5">
          <table:table-cell table:style-name="ce5" office:value-type="string" calcext:value-type="string">
            <text:p>龍崎區土崎里水掘頭無形宮後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759.5" calcext:value-type="float">
            <text:p>76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聖勳營造有限公司" calcext:value-type="string">
            <text:p><text:s/>聖勳營造有限公司 </text:p>
          </table:table-cell>
          <table:table-cell table:number-columns-repeated="249"/>
        </table:table-row>
        <table:table-row table:style-name="ro5">
          <table:table-cell table:style-name="ce5" office:value-type="string" calcext:value-type="string">
            <text:p>龍崎區崎頂里新市子舜忠崩塌地改善工程</text:p>
          </table:table-cell>
          <table:table-cell table:style-name="ce10" office:value-type="string" office:string-value="龍崎區" calcext:value-type="string">
            <text:p><text:s/>龍崎區 </text:p>
          </table:table-cell>
          <table:table-cell table:number-columns-repeated="2" table:style-name="ce11" office:value-type="float" office:value="575" calcext:value-type="float">
            <text:p>57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龍崎區崎頂里新市子麗芳崩塌地改善工程</text:p>
          </table:table-cell>
          <table:table-cell table:style-name="ce10" office:value-type="string" office:string-value="龍崎區" calcext:value-type="string">
            <text:p><text:s/>龍崎區 </text:p>
          </table:table-cell>
          <table:table-cell table:number-columns-repeated="2" table:style-name="ce11" office:value-type="float" office:value="315" calcext:value-type="float">
            <text:p>31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龍崎區石嘈里往三拋崙旁崩塌地處理工程</text:p>
          </table:table-cell>
          <table:table-cell table:style-name="ce10" office:value-type="string" office:string-value="龍崎區" calcext:value-type="string">
            <text:p><text:s/>龍崎區 </text:p>
          </table:table-cell>
          <table:table-cell table:number-columns-repeated="2" table:style-name="ce11" office:value-type="float" office:value="525" calcext:value-type="float">
            <text:p>52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龍崎區中坑里南二高橋下附近排水改善工程</text:p>
          </table:table-cell>
          <table:table-cell table:style-name="ce10" office:value-type="string" office:string-value="關廟區" calcext:value-type="string">
            <text:p><text:s/>關廟區 </text:p>
          </table:table-cell>
          <table:table-cell table:number-columns-repeated="2" table:style-name="ce11" office:value-type="float" office:value="350" calcext:value-type="float">
            <text:p>3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合順興營造有限公司" calcext:value-type="string">
            <text:p><text:s/>合順興營造有限公司 </text:p>
          </table:table-cell>
          <table:table-cell table:number-columns-repeated="249"/>
        </table:table-row>
        <table:table-row table:style-name="ro5">
          <table:table-cell table:style-name="ce5" office:value-type="string" calcext:value-type="string">
            <text:p>龍崎區大坪里烏先崙野溝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438.9" calcext:value-type="float">
            <text:p>439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龍崎區中坑里三塊厝野溝整治改善工程</text:p>
          </table:table-cell>
          <table:table-cell table:style-name="ce10" office:value-type="string" office:string-value="龍崎區" calcext:value-type="string">
            <text:p><text:s/>龍崎區 </text:p>
          </table:table-cell>
          <table:table-cell table:number-columns-repeated="2" table:style-name="ce11" office:value-type="float" office:value="355" calcext:value-type="float">
            <text:p>35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聯宏土木包工業" calcext:value-type="string">
            <text:p><text:s/>聯宏土木包工業 </text:p>
          </table:table-cell>
          <table:table-cell table:number-columns-repeated="249"/>
        </table:table-row>
        <table:table-row table:style-name="ro5">
          <table:table-cell table:style-name="ce5" office:value-type="string" calcext:value-type="string">
            <text:p>龍崎區土崎里烏樹林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353" calcext:value-type="float">
            <text:p>35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龍崎區楠坑里集會旁崩塌地處理工程</text:p>
          </table:table-cell>
          <table:table-cell table:style-name="ce10" office:value-type="string" office:string-value="龍崎區" calcext:value-type="string">
            <text:p><text:s/>龍崎區 </text:p>
          </table:table-cell>
          <table:table-cell table:number-columns-repeated="2" table:style-name="ce11" office:value-type="float" office:value="233.5" calcext:value-type="float">
            <text:p>23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聯宏土木包工業" calcext:value-type="string">
            <text:p><text:s/>聯宏土木包工業 </text:p>
          </table:table-cell>
          <table:table-cell table:number-columns-repeated="249"/>
        </table:table-row>
        <table:table-row table:style-name="ro5">
          <table:table-cell table:style-name="ce5" office:value-type="string" calcext:value-type="string">
            <text:p>龍崎區龍船里苦苓湖土壩下游護岸改善工程</text:p>
          </table:table-cell>
          <table:table-cell table:style-name="ce10" office:value-type="string" office:string-value="龍崎區" calcext:value-type="string">
            <text:p><text:s/>龍崎區 </text:p>
          </table:table-cell>
          <table:table-cell table:number-columns-repeated="2" table:style-name="ce11" office:value-type="float" office:value="718.6" calcext:value-type="float">
            <text:p>719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晉旺土木包工業" calcext:value-type="string">
            <text:p><text:s/>晉旺土木包工業 </text:p>
          </table:table-cell>
          <table:table-cell table:number-columns-repeated="249"/>
        </table:table-row>
        <table:table-row table:style-name="ro5">
          <table:table-cell table:style-name="ce5" office:value-type="string" calcext:value-type="string">
            <text:p>龍崎區崎頂里大林坑野溝整治工程</text:p>
          </table:table-cell>
          <table:table-cell table:style-name="ce10" office:value-type="string" office:string-value="龍崎區" calcext:value-type="string">
            <text:p><text:s/>龍崎區 </text:p>
          </table:table-cell>
          <table:table-cell table:number-columns-repeated="2" table:style-name="ce11" office:value-type="float" office:value="214.5" calcext:value-type="float">
            <text:p>21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龍崎區土崎里林天宮旁崩塌地處理工程</text:p>
          </table:table-cell>
          <table:table-cell table:style-name="ce10" office:value-type="string" office:string-value="龍崎區" calcext:value-type="string">
            <text:p><text:s/>龍崎區 </text:p>
          </table:table-cell>
          <table:table-cell table:number-columns-repeated="2" table:style-name="ce11" office:value-type="float" office:value="435" calcext:value-type="float">
            <text:p>43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新志發營造有限公司" calcext:value-type="string">
            <text:p><text:s/>新志發營造有限公司 </text:p>
          </table:table-cell>
          <table:table-cell table:number-columns-repeated="249"/>
        </table:table-row>
        <table:table-row table:style-name="ro5">
          <table:table-cell table:style-name="ce5" office:value-type="string" calcext:value-type="string">
            <text:p>楠西區灣丘內埔排水改善工程</text:p>
          </table:table-cell>
          <table:table-cell table:style-name="ce10" office:value-type="string" office:string-value="楠西區" calcext:value-type="string">
            <text:p><text:s/>楠西區 </text:p>
          </table:table-cell>
          <table:table-cell table:number-columns-repeated="2" table:style-name="ce11" office:value-type="float" office:value="1170" calcext:value-type="float">
            <text:p>1,17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長青土木包工業" calcext:value-type="string">
            <text:p><text:s/>長青土木包工業 </text:p>
          </table:table-cell>
          <table:table-cell table:number-columns-repeated="249"/>
        </table:table-row>
        <table:table-row table:style-name="ro5">
          <table:table-cell table:style-name="ce5" office:value-type="string" calcext:value-type="string">
            <text:p>楠西區龜丹段680地號野溪護岸整治工程</text:p>
          </table:table-cell>
          <table:table-cell table:style-name="ce10" office:value-type="string" office:string-value="楠西區" calcext:value-type="string">
            <text:p><text:s/>楠西區 </text:p>
          </table:table-cell>
          <table:table-cell table:number-columns-repeated="2" table:style-name="ce11" office:value-type="float" office:value="424" calcext:value-type="float">
            <text:p>42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楠西區密枝鹽水堀野溪整治工程</text:p>
          </table:table-cell>
          <table:table-cell table:style-name="ce10" office:value-type="string" office:string-value="楠西區" calcext:value-type="string">
            <text:p><text:s/>楠西區 </text:p>
          </table:table-cell>
          <table:table-cell table:number-columns-repeated="2" table:style-name="ce11" office:value-type="float" office:value="523" calcext:value-type="float">
            <text:p>52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楠西區照興頂湖支線野溪整治工程</text:p>
          </table:table-cell>
          <table:table-cell table:style-name="ce10" office:value-type="string" office:string-value="楠西區" calcext:value-type="string">
            <text:p><text:s/>楠西區 </text:p>
          </table:table-cell>
          <table:table-cell table:number-columns-repeated="2" table:style-name="ce11" office:value-type="float" office:value="363" calcext:value-type="float">
            <text:p>36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楠西區王萊宅地段野溪整治工程(一)</text:p>
          </table:table-cell>
          <table:table-cell table:style-name="ce10" office:value-type="string" office:string-value="楠西區" calcext:value-type="string">
            <text:p><text:s/>楠西區 </text:p>
          </table:table-cell>
          <table:table-cell table:number-columns-repeated="2" table:style-name="ce11" office:value-type="float" office:value="520" calcext:value-type="float">
            <text:p>52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楠西區灣丘面前山野溪整治工程</text:p>
          </table:table-cell>
          <table:table-cell table:style-name="ce10" office:value-type="string" office:string-value="楠西區" calcext:value-type="string">
            <text:p><text:s/>楠西區 </text:p>
          </table:table-cell>
          <table:table-cell table:number-columns-repeated="2" table:style-name="ce11" office:value-type="float" office:value="484" calcext:value-type="float">
            <text:p>48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楠西區灣丘明興段野溪整治工程</text:p>
          </table:table-cell>
          <table:table-cell table:style-name="ce10" office:value-type="string" office:string-value="楠西區" calcext:value-type="string">
            <text:p><text:s/>楠西區 </text:p>
          </table:table-cell>
          <table:table-cell table:number-columns-repeated="2" table:style-name="ce11" office:value-type="float" office:value="700" calcext:value-type="float">
            <text:p>7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楠西區全洲科野溪改善工程</text:p>
          </table:table-cell>
          <table:table-cell table:style-name="ce10" office:value-type="string" office:string-value="楠西區" calcext:value-type="string">
            <text:p><text:s/>楠西區 </text:p>
          </table:table-cell>
          <table:table-cell table:number-columns-repeated="2" table:style-name="ce11" office:value-type="float" office:value="1311" calcext:value-type="float">
            <text:p>1,311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楠西區照興興北南投埤支流改善工程</text:p>
          </table:table-cell>
          <table:table-cell table:style-name="ce10" office:value-type="string" office:string-value="楠西區" calcext:value-type="string">
            <text:p><text:s/>楠西區 </text:p>
          </table:table-cell>
          <table:table-cell table:number-columns-repeated="2" table:style-name="ce11" office:value-type="float" office:value="1188" calcext:value-type="float">
            <text:p>1,18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楠西區東勢洋野溪整治工程</text:p>
          </table:table-cell>
          <table:table-cell table:style-name="ce10" office:value-type="string" office:string-value="楠西區" calcext:value-type="string">
            <text:p><text:s/>楠西區 </text:p>
          </table:table-cell>
          <table:table-cell table:number-columns-repeated="2" table:style-name="ce11" office:value-type="float" office:value="415" calcext:value-type="float">
            <text:p>41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大內區二溪頂大坪野溪排水改善工程(第二期)</text:p>
          </table:table-cell>
          <table:table-cell table:style-name="ce10" office:value-type="string" office:string-value="大內區" calcext:value-type="string">
            <text:p><text:s/>大內區 </text:p>
          </table:table-cell>
          <table:table-cell table:number-columns-repeated="2" table:style-name="ce11" office:value-type="float" office:value="707.5" calcext:value-type="float">
            <text:p>70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5">
          <table:table-cell table:style-name="ce5" office:value-type="string" calcext:value-type="string">
            <text:p>大內區環湖里頭前溪整治工程</text:p>
          </table:table-cell>
          <table:table-cell table:style-name="ce10" office:value-type="string" office:string-value="大內區" calcext:value-type="string">
            <text:p><text:s/>大內區 </text:p>
          </table:table-cell>
          <table:table-cell table:number-columns-repeated="2" table:style-name="ce11" office:value-type="float" office:value="538" calcext:value-type="float">
            <text:p>53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品富營造有限公司" calcext:value-type="string">
            <text:p><text:s/>品富營造有限公司 </text:p>
          </table:table-cell>
          <table:table-cell table:number-columns-repeated="249"/>
        </table:table-row>
        <table:table-row table:style-name="ro5">
          <table:table-cell table:style-name="ce5" office:value-type="string" calcext:value-type="string">
            <text:p>大內區環湖里口林野溪整治工程</text:p>
          </table:table-cell>
          <table:table-cell table:style-name="ce10" office:value-type="string" office:string-value="大內區" calcext:value-type="string">
            <text:p><text:s/>大內區 </text:p>
          </table:table-cell>
          <table:table-cell table:number-columns-repeated="2" table:style-name="ce11" office:value-type="float" office:value="1710" calcext:value-type="float">
            <text:p>1,71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大內區環湖里口林野溝整治工程</text:p>
          </table:table-cell>
          <table:table-cell table:style-name="ce10" office:value-type="string" office:string-value="大內區" calcext:value-type="string">
            <text:p><text:s/>大內區 </text:p>
          </table:table-cell>
          <table:table-cell table:number-columns-repeated="2" table:style-name="ce11" office:value-type="float" office:value="1400" calcext:value-type="float">
            <text:p>1,4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品富營造有限公司" calcext:value-type="string">
            <text:p><text:s/>品富營造有限公司 </text:p>
          </table:table-cell>
          <table:table-cell table:number-columns-repeated="249"/>
        </table:table-row>
        <table:table-row table:style-name="ro5">
          <table:table-cell table:style-name="ce5" office:value-type="string" calcext:value-type="string">
            <text:p>大內區環湖里菁埔野溪整治工程</text:p>
          </table:table-cell>
          <table:table-cell table:style-name="ce10" office:value-type="string" office:string-value="大內區" calcext:value-type="string">
            <text:p><text:s/>大內區 </text:p>
          </table:table-cell>
          <table:table-cell table:number-columns-repeated="2" table:style-name="ce11" office:value-type="float" office:value="950" calcext:value-type="float">
            <text:p>9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大內區二溪里內湖野溪整治工程(一、二期)</text:p>
          </table:table-cell>
          <table:table-cell table:style-name="ce10" office:value-type="string" office:string-value="大內區" calcext:value-type="string">
            <text:p><text:s/>大內區 </text:p>
          </table:table-cell>
          <table:table-cell table:number-columns-repeated="2" table:style-name="ce11" office:value-type="float" office:value="1238" calcext:value-type="float">
            <text:p>1,23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一宇營造有限公司" calcext:value-type="string">
            <text:p><text:s/>一宇營造有限公司 </text:p>
          </table:table-cell>
          <table:table-cell table:number-columns-repeated="249"/>
        </table:table-row>
        <table:table-row table:style-name="ro5">
          <table:table-cell table:style-name="ce5" office:value-type="string" calcext:value-type="string">
            <text:p>玉井區中正里斗六大橋蓋野溪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1464.3" calcext:value-type="float">
            <text:p>1,46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聖勳營造有限公司" calcext:value-type="string">
            <text:p><text:s/>聖勳營造有限公司 </text:p>
          </table:table-cell>
          <table:table-cell table:number-columns-repeated="249"/>
        </table:table-row>
        <table:table-row table:style-name="ro5">
          <table:table-cell table:style-name="ce5" office:value-type="string" calcext:value-type="string">
            <text:p>玉井區豐里里灣潭野溪護岸(灣潭高分34右6電桿旁)改善工程</text:p>
          </table:table-cell>
          <table:table-cell table:style-name="ce10" office:value-type="string" office:string-value="玉井區" calcext:value-type="string">
            <text:p><text:s/>玉井區 </text:p>
          </table:table-cell>
          <table:table-cell table:number-columns-repeated="2" table:style-name="ce11" office:value-type="float" office:value="935" calcext:value-type="float">
            <text:p>93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玉井區豐里里山豬湖野溪整治工程</text:p>
          </table:table-cell>
          <table:table-cell table:style-name="ce10" office:value-type="string" office:string-value="玉井區" calcext:value-type="string">
            <text:p><text:s/>玉井區 </text:p>
          </table:table-cell>
          <table:table-cell table:number-columns-repeated="2" table:style-name="ce11" office:value-type="float" office:value="540" calcext:value-type="float">
            <text:p>54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晉旺土木包工業" calcext:value-type="string">
            <text:p><text:s/>晉旺土木包工業 </text:p>
          </table:table-cell>
          <table:table-cell table:number-columns-repeated="249"/>
        </table:table-row>
        <table:table-row table:style-name="ro5">
          <table:table-cell table:style-name="ce5" office:value-type="string" calcext:value-type="string">
            <text:p>玉井區篤加柚(芒仔芒段415號)野溪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560" calcext:value-type="float">
            <text:p>56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5">
          <table:table-cell table:style-name="ce5" office:value-type="string" calcext:value-type="string">
            <text:p>玉井區望明里土地公山(陳德來田邊)野溪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550.8" calcext:value-type="float">
            <text:p>551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玉井區沙田里坑內小火坑野溪整治工程</text:p>
          </table:table-cell>
          <table:table-cell table:style-name="ce10" office:value-type="string" office:string-value="玉井區" calcext:value-type="string">
            <text:p><text:s/>玉井區 </text:p>
          </table:table-cell>
          <table:table-cell table:number-columns-repeated="2" table:style-name="ce11" office:value-type="float" office:value="966" calcext:value-type="float">
            <text:p>966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玉井區沙田里牛稠坑野溪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492.5" calcext:value-type="float">
            <text:p>49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玉井區望明里松腳尾龍野溪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443.26" calcext:value-type="float">
            <text:p>44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佑吉營造有限公司" calcext:value-type="string">
            <text:p><text:s/>佑吉營造有限公司 </text:p>
          </table:table-cell>
          <table:table-cell table:number-columns-repeated="249"/>
        </table:table-row>
        <table:table-row table:style-name="ro5">
          <table:table-cell table:style-name="ce5" office:value-type="string" calcext:value-type="string">
            <text:p>玉井區望明里貓兒干野溪整治工程</text:p>
          </table:table-cell>
          <table:table-cell table:style-name="ce10" office:value-type="string" office:string-value="玉井區" calcext:value-type="string">
            <text:p><text:s/>玉井區 </text:p>
          </table:table-cell>
          <table:table-cell table:number-columns-repeated="2" table:style-name="ce11" office:value-type="float" office:value="960" calcext:value-type="float">
            <text:p>96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玉井區三埔里二埔野溪排水治理工程</text:p>
          </table:table-cell>
          <table:table-cell table:style-name="ce10" office:value-type="string" office:string-value="玉井區" calcext:value-type="string">
            <text:p><text:s/>玉井區 </text:p>
          </table:table-cell>
          <table:table-cell table:number-columns-repeated="2" table:style-name="ce11" office:value-type="float" office:value="1287" calcext:value-type="float">
            <text:p>1,28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銀泰土木包工業" calcext:value-type="string">
            <text:p><text:s/>銀泰土木包工業 </text:p>
          </table:table-cell>
          <table:table-cell table:number-columns-repeated="249"/>
        </table:table-row>
        <table:table-row table:style-name="ro5">
          <table:table-cell table:style-name="ce5" office:value-type="string" calcext:value-type="string">
            <text:p>玉井區沙田里杭內護坡及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1520" calcext:value-type="float">
            <text:p>1,52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玉井區層林里內層林中壟排水改善工程</text:p>
          </table:table-cell>
          <table:table-cell table:style-name="ce10" office:value-type="string" office:string-value="玉井區" calcext:value-type="string">
            <text:p><text:s/>玉井區 </text:p>
          </table:table-cell>
          <table:table-cell table:number-columns-repeated="2" table:style-name="ce11" office:value-type="float" office:value="1213" calcext:value-type="float">
            <text:p>1,21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明進土木包工業" calcext:value-type="string">
            <text:p><text:s/>明進土木包工業 </text:p>
          </table:table-cell>
          <table:table-cell table:number-columns-repeated="249"/>
        </table:table-row>
        <table:table-row table:style-name="ro5">
          <table:table-cell table:style-name="ce5" office:value-type="string" calcext:value-type="string">
            <text:p>東山區高原里李子園崩塌改善工程</text:p>
          </table:table-cell>
          <table:table-cell table:style-name="ce10" office:value-type="string" office:string-value="東山區" calcext:value-type="string">
            <text:p><text:s/>東山區 </text:p>
          </table:table-cell>
          <table:table-cell table:number-columns-repeated="2" table:style-name="ce11" office:value-type="float" office:value="1410.4" calcext:value-type="float">
            <text:p>1,41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鑫億土木包工業" calcext:value-type="string">
            <text:p><text:s/>鑫億土木包工業 </text:p>
          </table:table-cell>
          <table:table-cell table:number-columns-repeated="249"/>
        </table:table-row>
        <table:table-row table:style-name="ro5">
          <table:table-cell table:style-name="ce5" office:value-type="string" calcext:value-type="string">
            <text:p>東山區嶺南里西勢角崩塌改善工程</text:p>
          </table:table-cell>
          <table:table-cell table:style-name="ce10" office:value-type="string" office:string-value="東山區" calcext:value-type="string">
            <text:p><text:s/>東山區 </text:p>
          </table:table-cell>
          <table:table-cell table:number-columns-repeated="2" table:style-name="ce11" office:value-type="float" office:value="1372.5" calcext:value-type="float">
            <text:p>1,37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興忠營造有限公司" calcext:value-type="string">
            <text:p><text:s/>興忠營造有限公司 </text:p>
          </table:table-cell>
          <table:table-cell table:number-columns-repeated="249"/>
        </table:table-row>
        <table:table-row table:style-name="ro5">
          <table:table-cell table:style-name="ce5" office:value-type="string" calcext:value-type="string">
            <text:p>東山區南勢里崁頭山野溪改善工程</text:p>
          </table:table-cell>
          <table:table-cell table:style-name="ce10" office:value-type="string" office:string-value="東山區" calcext:value-type="string">
            <text:p><text:s/>東山區 </text:p>
          </table:table-cell>
          <table:table-cell table:number-columns-repeated="2" table:style-name="ce11" office:value-type="float" office:value="1526" calcext:value-type="float">
            <text:p>1,526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南化區北寮里山上果菜市場生產合作社集貨場周邊排水改善工程</text:p>
          </table:table-cell>
          <table:table-cell table:style-name="ce10" office:value-type="string" office:string-value="南化區" calcext:value-type="string">
            <text:p><text:s/>南化區 </text:p>
          </table:table-cell>
          <table:table-cell table:number-columns-repeated="2" table:style-name="ce11" office:value-type="float" office:value="554" calcext:value-type="float">
            <text:p>55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昇土木包工業" calcext:value-type="string">
            <text:p><text:s/>立昇土木包工業 </text:p>
          </table:table-cell>
          <table:table-cell table:number-columns-repeated="249"/>
        </table:table-row>
        <table:table-row table:style-name="ro5">
          <table:table-cell table:style-name="ce5" office:value-type="string" calcext:value-type="string">
            <text:p>南化區北寮里南寮蜂仔埔排水改善工程</text:p>
          </table:table-cell>
          <table:table-cell table:style-name="ce10" office:value-type="string" office:string-value="南化區" calcext:value-type="string">
            <text:p><text:s/>南化區 </text:p>
          </table:table-cell>
          <table:table-cell table:number-columns-repeated="2" table:style-name="ce11" office:value-type="float" office:value="438.24" calcext:value-type="float">
            <text:p>43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昇土木包工業" calcext:value-type="string">
            <text:p><text:s/>立昇土木包工業 </text:p>
          </table:table-cell>
          <table:table-cell table:number-columns-repeated="249"/>
        </table:table-row>
        <table:table-row table:style-name="ro5">
          <table:table-cell table:style-name="ce5" office:value-type="string" calcext:value-type="string">
            <text:p>南化區北寮里內之780、779號湖內溪支線護岸整治工程</text:p>
          </table:table-cell>
          <table:table-cell table:style-name="ce10" office:value-type="string" office:string-value="南化區" calcext:value-type="string">
            <text:p><text:s/>南化區 </text:p>
          </table:table-cell>
          <table:table-cell table:number-columns-repeated="2" table:style-name="ce11" office:value-type="float" office:value="392" calcext:value-type="float">
            <text:p>392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昇土木包工業" calcext:value-type="string">
            <text:p><text:s/>立昇土木包工業 </text:p>
          </table:table-cell>
          <table:table-cell table:number-columns-repeated="249"/>
        </table:table-row>
        <table:table-row table:style-name="ro5">
          <table:table-cell table:style-name="ce5" office:value-type="string" calcext:value-type="string">
            <text:p>南化區玉山里竹頭崎野溪支線護岸整治工程</text:p>
          </table:table-cell>
          <table:table-cell table:style-name="ce10" office:value-type="string" office:string-value="南化區" calcext:value-type="string">
            <text:p><text:s/>南化區 </text:p>
          </table:table-cell>
          <table:table-cell table:number-columns-repeated="2" table:style-name="ce11" office:value-type="float" office:value="495" calcext:value-type="float">
            <text:p>49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昇土木包工業" calcext:value-type="string">
            <text:p><text:s/>立昇土木包工業 </text:p>
          </table:table-cell>
          <table:table-cell table:number-columns-repeated="249"/>
        </table:table-row>
        <table:table-row table:style-name="ro5">
          <table:table-cell table:style-name="ce5" office:value-type="string" calcext:value-type="string">
            <text:p>南化區石松仔崩塌地改善工程</text:p>
          </table:table-cell>
          <table:table-cell table:style-name="ce10" office:value-type="string" office:string-value="南化區" calcext:value-type="string">
            <text:p><text:s/>南化區 </text:p>
          </table:table-cell>
          <table:table-cell table:number-columns-repeated="2" table:style-name="ce11" office:value-type="float" office:value="405" calcext:value-type="float">
            <text:p>40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南化區北平里中坑段(地號226-1)崩塌地改善工程</text:p>
          </table:table-cell>
          <table:table-cell table:style-name="ce10" office:value-type="string" office:string-value="南化區" calcext:value-type="string">
            <text:p><text:s/>南化區 </text:p>
          </table:table-cell>
          <table:table-cell table:number-columns-repeated="2" table:style-name="ce11" office:value-type="float" office:value="256.5" calcext:value-type="float">
            <text:p>25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南化區玉山里露竹南野溪整治工程</text:p>
          </table:table-cell>
          <table:table-cell table:style-name="ce10" office:value-type="string" office:string-value="南化區" calcext:value-type="string">
            <text:p><text:s/>南化區 </text:p>
          </table:table-cell>
          <table:table-cell table:number-columns-repeated="2" table:style-name="ce11" office:value-type="float" office:value="306" calcext:value-type="float">
            <text:p>306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立昇土木包工業" calcext:value-type="string">
            <text:p><text:s/>立昇土木包工業 </text:p>
          </table:table-cell>
          <table:table-cell table:number-columns-repeated="249"/>
        </table:table-row>
        <table:table-row table:style-name="ro5">
          <table:table-cell table:style-name="ce5" office:value-type="string" calcext:value-type="string">
            <text:p>南化區南化里烏山176現縣道下邊坡崩塌改善工程</text:p>
          </table:table-cell>
          <table:table-cell table:style-name="ce10" office:value-type="string" office:string-value="南化區" calcext:value-type="string">
            <text:p><text:s/>南化區 </text:p>
          </table:table-cell>
          <table:table-cell table:number-columns-repeated="2" table:style-name="ce11" office:value-type="float" office:value="550" calcext:value-type="float">
            <text:p>55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南化區東和里鹽田排水改善工程</text:p>
          </table:table-cell>
          <table:table-cell table:style-name="ce10" office:value-type="string" office:string-value="南化區" calcext:value-type="string">
            <text:p><text:s/>南化區 </text:p>
          </table:table-cell>
          <table:table-cell table:number-columns-repeated="2" table:style-name="ce11" office:value-type="float" office:value="640" calcext:value-type="float">
            <text:p>64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南化區南化里南化段1096地號側溝改善工程</text:p>
          </table:table-cell>
          <table:table-cell table:style-name="ce10" office:value-type="string" office:string-value="南化區" calcext:value-type="string">
            <text:p><text:s/>南化區 </text:p>
          </table:table-cell>
          <table:table-cell table:number-columns-repeated="2" table:style-name="ce11" office:value-type="float" office:value="492.5" calcext:value-type="float">
            <text:p>49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山上區玉峰里蘆芝坑野溪改善工程</text:p>
          </table:table-cell>
          <table:table-cell table:style-name="ce10" office:value-type="string" office:string-value="山上區" calcext:value-type="string">
            <text:p><text:s/>山上區 </text:p>
          </table:table-cell>
          <table:table-cell table:number-columns-repeated="2" table:style-name="ce11" office:value-type="float" office:value="700" calcext:value-type="float">
            <text:p>7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進佶營造有限公司" calcext:value-type="string">
            <text:p><text:s/>進佶營造有限公司 </text:p>
          </table:table-cell>
          <table:table-cell table:number-columns-repeated="249"/>
        </table:table-row>
        <table:table-row table:style-name="ro5">
          <table:table-cell table:style-name="ce5" office:value-type="string" calcext:value-type="string">
            <text:p>新化區大坑里善隱寺旁野溪整治工程</text:p>
          </table:table-cell>
          <table:table-cell table:style-name="ce10" office:value-type="string" office:string-value="新化區" calcext:value-type="string">
            <text:p><text:s/>新化區 </text:p>
          </table:table-cell>
          <table:table-cell table:number-columns-repeated="2" table:style-name="ce11" office:value-type="float" office:value="1425" calcext:value-type="float">
            <text:p>1,42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5">
          <table:table-cell table:style-name="ce5" office:value-type="string" calcext:value-type="string">
            <text:p>六甲區101年王爺里大三公墓野溪改善工程</text:p>
          </table:table-cell>
          <table:table-cell table:style-name="ce10" office:value-type="string" office:string-value="六甲區" calcext:value-type="string">
            <text:p><text:s/>六甲區 </text:p>
          </table:table-cell>
          <table:table-cell table:number-columns-repeated="2" table:style-name="ce11" office:value-type="float" office:value="1879" calcext:value-type="float">
            <text:p>1,879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宏睿營造有限公司" calcext:value-type="string">
            <text:p><text:s/>宏睿營造有限公司 </text:p>
          </table:table-cell>
          <table:table-cell table:number-columns-repeated="249"/>
        </table:table-row>
        <table:table-row table:style-name="ro5">
          <table:table-cell table:style-name="ce5" office:value-type="string" calcext:value-type="string">
            <text:p>關廟區下湖里四分洋排水工程</text:p>
          </table:table-cell>
          <table:table-cell table:style-name="ce10" office:value-type="string" office:string-value="關廟區" calcext:value-type="string">
            <text:p><text:s/>關廟區 </text:p>
          </table:table-cell>
          <table:table-cell table:number-columns-repeated="2" table:style-name="ce11" office:value-type="float" office:value="437.5" calcext:value-type="float">
            <text:p>438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聯宏土木包工業" calcext:value-type="string">
            <text:p><text:s/>聯宏土木包工業 </text:p>
          </table:table-cell>
          <table:table-cell table:number-columns-repeated="249"/>
        </table:table-row>
        <table:table-row table:style-name="ro7">
          <table:table-cell table:style-name="ce5" office:value-type="string" calcext:value-type="string">
            <text:p>關廟區下湖段1-2地號及埤仔頭段47-04、47-05地號農田排水工程</text:p>
          </table:table-cell>
          <table:table-cell table:style-name="ce10" office:value-type="string" office:string-value="關廟區" calcext:value-type="string">
            <text:p><text:s/>關廟區 </text:p>
          </table:table-cell>
          <table:table-cell table:number-columns-repeated="2" table:style-name="ce11" office:value-type="float" office:value="644" calcext:value-type="float">
            <text:p>64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聯宏土木包工業" calcext:value-type="string">
            <text:p><text:s/>聯宏土木包工業 </text:p>
          </table:table-cell>
          <table:table-cell table:number-columns-repeated="249"/>
        </table:table-row>
        <table:table-row table:style-name="ro5">
          <table:table-cell table:style-name="ce5" office:value-type="string" calcext:value-type="string">
            <text:p>關廟區山西里五甲段8882-1等3筆地號崩塌地改善工程</text:p>
          </table:table-cell>
          <table:table-cell table:style-name="ce10" office:value-type="string" office:string-value="關廟區" calcext:value-type="string">
            <text:p><text:s/>關廟區 </text:p>
          </table:table-cell>
          <table:table-cell table:number-columns-repeated="2" table:style-name="ce11" office:value-type="float" office:value="380" calcext:value-type="float">
            <text:p>38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聯宏土木包工業" calcext:value-type="string">
            <text:p><text:s/>聯宏土木包工業 </text:p>
          </table:table-cell>
          <table:table-cell table:number-columns-repeated="249"/>
        </table:table-row>
        <table:table-row table:style-name="ro5">
          <table:table-cell table:style-name="ce5" office:value-type="string" calcext:value-type="string">
            <text:p>左鎮區牛港嶺農路支線排水改善工程</text:p>
          </table:table-cell>
          <table:table-cell table:style-name="ce10" office:value-type="string" office:string-value="左鎮區" calcext:value-type="string">
            <text:p><text:s/>左鎮區 </text:p>
          </table:table-cell>
          <table:table-cell table:number-columns-repeated="2" table:style-name="ce11" office:value-type="float" office:value="181" calcext:value-type="float">
            <text:p>181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左鎮區牛港嶺農路支線排水設施新建工程</text:p>
          </table:table-cell>
          <table:table-cell table:style-name="ce10" office:value-type="string" office:string-value="左鎮區" calcext:value-type="string">
            <text:p><text:s/>左鎮區 </text:p>
          </table:table-cell>
          <table:table-cell table:number-columns-repeated="2" table:style-name="ce11" office:value-type="float" office:value="372" calcext:value-type="float">
            <text:p>372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左鎮區左鎮里柳枝仔農路邊坡維護工程</text:p>
          </table:table-cell>
          <table:table-cell table:style-name="ce10" office:value-type="string" office:string-value="左鎮區" calcext:value-type="string">
            <text:p><text:s/>左鎮區 </text:p>
          </table:table-cell>
          <table:table-cell table:number-columns-repeated="2" table:style-name="ce11" office:value-type="float" office:value="327.2" calcext:value-type="float">
            <text:p>32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左鎮區睦光里埤內野溪排水改善工程</text:p>
          </table:table-cell>
          <table:table-cell table:style-name="ce10" office:value-type="string" office:string-value="左鎮區" calcext:value-type="string">
            <text:p><text:s/>左鎮區 </text:p>
          </table:table-cell>
          <table:table-cell table:number-columns-repeated="2" table:style-name="ce11" office:value-type="float" office:value="678.9" calcext:value-type="float">
            <text:p>679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5">
          <table:table-cell table:style-name="ce5" office:value-type="string" calcext:value-type="string">
            <text:p>左鎮區睦光里內庄農路下方排水改善工程</text:p>
          </table:table-cell>
          <table:table-cell table:style-name="ce10" office:value-type="string" office:string-value="左鎮區" calcext:value-type="string">
            <text:p><text:s/>左鎮區 </text:p>
          </table:table-cell>
          <table:table-cell table:number-columns-repeated="2" table:style-name="ce11" office:value-type="float" office:value="276.9" calcext:value-type="float">
            <text:p>27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鍵豐土木包工業" calcext:value-type="string">
            <text:p><text:s/>鍵豐土木包工業 </text:p>
          </table:table-cell>
          <table:table-cell table:number-columns-repeated="249"/>
        </table:table-row>
        <table:table-row table:style-name="ro5">
          <table:table-cell table:style-name="ce5" office:value-type="string" calcext:value-type="string">
            <text:p>左鎮區澄山里南171-1線旁(摔猿高分78)擋土牆修繕工程</text:p>
          </table:table-cell>
          <table:table-cell table:style-name="ce10" office:value-type="string" office:string-value="左鎮區" calcext:value-type="string">
            <text:p><text:s/>左鎮區 </text:p>
          </table:table-cell>
          <table:table-cell table:number-columns-repeated="2" table:style-name="ce11" office:value-type="float" office:value="294.2" calcext:value-type="float">
            <text:p>294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建明土木包工業" calcext:value-type="string">
            <text:p><text:s/>建明土木包工業 </text:p>
          </table:table-cell>
          <table:table-cell table:number-columns-repeated="249"/>
        </table:table-row>
        <table:table-row table:style-name="ro5">
          <table:table-cell table:style-name="ce5" office:value-type="string" calcext:value-type="string">
            <text:p>左鎮區左鎮段410地號旁排水改善工程</text:p>
          </table:table-cell>
          <table:table-cell table:style-name="ce10" office:value-type="string" office:string-value="左鎮區" calcext:value-type="string">
            <text:p><text:s/>左鎮區 </text:p>
          </table:table-cell>
          <table:table-cell table:number-columns-repeated="2" table:style-name="ce11" office:value-type="float" office:value="753.48" calcext:value-type="float">
            <text:p>75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左鎮區澄山里山豹段176等地號野溪護岸興建工程</text:p>
          </table:table-cell>
          <table:table-cell table:style-name="ce10" office:value-type="string" office:string-value="左鎮區" calcext:value-type="string">
            <text:p><text:s/>左鎮區 </text:p>
          </table:table-cell>
          <table:table-cell table:number-columns-repeated="2" table:style-name="ce11" office:value-type="float" office:value="322" calcext:value-type="float">
            <text:p>322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建明土木包工業" calcext:value-type="string">
            <text:p><text:s/>建明土木包工業 </text:p>
          </table:table-cell>
          <table:table-cell table:number-columns-repeated="249"/>
        </table:table-row>
        <table:table-row table:style-name="ro5">
          <table:table-cell table:style-name="ce5" office:value-type="string" calcext:value-type="string">
            <text:p>東山區嶺南里牛稠子野溪改善工程</text:p>
          </table:table-cell>
          <table:table-cell table:style-name="ce10" office:value-type="string" office:string-value="東山區" calcext:value-type="string">
            <text:p><text:s/>東山區 </text:p>
          </table:table-cell>
          <table:table-cell table:number-columns-repeated="2" table:style-name="ce11" office:value-type="float" office:value="1615" calcext:value-type="float">
            <text:p>1,61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東山區南勢里崁頭山野溪排水改善工程</text:p>
          </table:table-cell>
          <table:table-cell table:style-name="ce10" office:value-type="string" office:string-value="東山區" calcext:value-type="string">
            <text:p><text:s/>東山區 </text:p>
          </table:table-cell>
          <table:table-cell table:number-columns-repeated="2" table:style-name="ce11" office:value-type="float" office:value="492.5" calcext:value-type="float">
            <text:p>49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5">
          <table:table-cell table:style-name="ce5" office:value-type="string" calcext:value-type="string">
            <text:p>東山區大客里花梨坑(2)野溪改善工程</text:p>
          </table:table-cell>
          <table:table-cell table:style-name="ce10" office:value-type="string" office:string-value="東山區" calcext:value-type="string">
            <text:p><text:s/>東山區 </text:p>
          </table:table-cell>
          <table:table-cell table:number-columns-repeated="2" table:style-name="ce11" office:value-type="float" office:value="980" calcext:value-type="float">
            <text:p>98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益成土木包工業" calcext:value-type="string">
            <text:p><text:s/>益成土木包工業 </text:p>
          </table:table-cell>
          <table:table-cell table:number-columns-repeated="249"/>
        </table:table-row>
        <table:table-row table:style-name="ro5">
          <table:table-cell table:style-name="ce5" office:value-type="string" calcext:value-type="string">
            <text:p>六甲區101年大丘里南勢坑野溪改善工程</text:p>
          </table:table-cell>
          <table:table-cell table:style-name="ce10" office:value-type="string" office:string-value="六甲區" calcext:value-type="string">
            <text:p><text:s/>六甲區 </text:p>
          </table:table-cell>
          <table:table-cell table:number-columns-repeated="2" table:style-name="ce11" office:value-type="float" office:value="1265" calcext:value-type="float">
            <text:p>1,26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大內區內郭里埤仔底排水改善工程</text:p>
          </table:table-cell>
          <table:table-cell table:style-name="ce10" office:value-type="string" office:string-value="大內區" calcext:value-type="string">
            <text:p><text:s/>大內區 </text:p>
          </table:table-cell>
          <table:table-cell table:number-columns-repeated="2" table:style-name="ce11" office:value-type="float" office:value="1825.2" calcext:value-type="float">
            <text:p>1,825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三塊厝排水護岸改善工程</text:p>
          </table:table-cell>
          <table:table-cell table:style-name="ce10" office:value-type="string" office:string-value="玉井區" calcext:value-type="string">
            <text:p><text:s/>玉井區 </text:p>
          </table:table-cell>
          <table:table-cell table:style-name="ce11" office:value-type="float" office:value="1400" calcext:value-type="float">
            <text:p>1,400 </text:p>
          </table:table-cell>
          <table:table-cell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楠西區灣丘井仔湖野溪整治工程</text:p>
          </table:table-cell>
          <table:table-cell table:style-name="ce10" office:value-type="string" office:string-value="楠西區" calcext:value-type="string">
            <text:p><text:s/>楠西區 </text:p>
          </table:table-cell>
          <table:table-cell table:style-name="ce11" office:value-type="float" office:value="1996" calcext:value-type="float">
            <text:p>1,996 </text:p>
          </table:table-cell>
          <table:table-cell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6">
          <table:table-cell table:style-name="ce5" office:value-type="string" calcext:value-type="string">
            <text:p>玉井區望明里劉陳農路路基及排水(梅干高分22左21電桿)改善工程</text:p>
          </table:table-cell>
          <table:table-cell table:style-name="ce10" office:value-type="string" office:string-value="玉井區" calcext:value-type="string">
            <text:p><text:s/>玉井區 </text:p>
          </table:table-cell>
          <table:table-cell table:number-columns-repeated="2" table:style-name="ce11" office:value-type="float" office:value="120" calcext:value-type="float">
            <text:p>12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玉井區望明里二層溝(王崑木)野溪整治工程</text:p>
          </table:table-cell>
          <table:table-cell table:style-name="ce10" office:value-type="string" office:string-value="玉井區" calcext:value-type="string">
            <text:p><text:s/>玉井區 </text:p>
          </table:table-cell>
          <table:table-cell table:style-name="ce11" office:value-type="float" office:value="1235" calcext:value-type="float">
            <text:p>1,235 </text:p>
          </table:table-cell>
          <table:table-cell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豐里里(灣潭高分45-1電桿旁)三處野溪及排水改善工程</text:p>
          </table:table-cell>
          <table:table-cell table:style-name="ce10" office:value-type="string" office:string-value="玉井區" calcext:value-type="string">
            <text:p><text:s/>玉井區 </text:p>
          </table:table-cell>
          <table:table-cell table:style-name="ce11" office:value-type="float" office:value="1224" calcext:value-type="float">
            <text:p>1,224 </text:p>
          </table:table-cell>
          <table:table-cell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南化區東和里舊厝後坑溝及崩塌地改善工程</text:p>
          </table:table-cell>
          <table:table-cell table:style-name="ce10" office:value-type="string" office:string-value="南化區" calcext:value-type="string">
            <text:p><text:s/>南化區 </text:p>
          </table:table-cell>
          <table:table-cell table:style-name="ce11" office:value-type="float" office:value="1871" calcext:value-type="float">
            <text:p>1,871 </text:p>
          </table:table-cell>
          <table:table-cell table:style-name="ce11" office:value-type="float" office:value="676" calcext:value-type="float">
            <text:p>676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崎區土崎里往福興宮崩塌地處理(二期)工程</text:p>
          </table:table-cell>
          <table:table-cell table:style-name="ce10" office:value-type="string" office:string-value="龍崎區" calcext:value-type="string">
            <text:p><text:s/>龍崎區 </text:p>
          </table:table-cell>
          <table:table-cell table:number-columns-repeated="2" table:style-name="ce11" office:value-type="float" office:value="1000" calcext:value-type="float">
            <text:p>1,0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南化區小崙里湖底南化段1334地號箱涵暨護岸改善工程</text:p>
          </table:table-cell>
          <table:table-cell table:style-name="ce10" office:value-type="string" office:string-value="南化區" calcext:value-type="string">
            <text:p><text:s/>南化區 </text:p>
          </table:table-cell>
          <table:table-cell table:number-columns-repeated="2" table:style-name="ce11" office:value-type="float" office:value="269.5" calcext:value-type="float">
            <text:p>27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 calcext:value-type="string">
            <text:p><text:s/>公開招標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龍崎區石嘈里坑內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606.5" calcext:value-type="float">
            <text:p>607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關廟區布袋里打鹿州排水等二件工</text:p>
          </table:table-cell>
          <table:table-cell table:style-name="ce10" office:value-type="string" office:string-value="關廟區" calcext:value-type="string">
            <text:p><text:s/>關廟區 </text:p>
          </table:table-cell>
          <table:table-cell table:number-columns-repeated="2" table:style-name="ce11" office:value-type="float" office:value="253.2" calcext:value-type="float">
            <text:p>253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崎區大坪里磅空仔崩塌地治理工程</text:p>
          </table:table-cell>
          <table:table-cell table:style-name="ce10" office:value-type="string" office:string-value="龍崎區" calcext:value-type="string">
            <text:p><text:s/>龍崎區 </text:p>
          </table:table-cell>
          <table:table-cell table:number-columns-repeated="2" table:style-name="ce11" office:value-type="float" office:value="620.6" calcext:value-type="float">
            <text:p>621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白河區六溪里六重溪8號防砂壩上游護岸崩塌改善工程</text:p>
          </table:table-cell>
          <table:table-cell table:style-name="ce10" office:value-type="string" office:string-value="白河區" calcext:value-type="string">
            <text:p><text:s/>白河區 </text:p>
          </table:table-cell>
          <table:table-cell table:number-columns-repeated="2" table:style-name="ce11" office:value-type="float" office:value="2400" calcext:value-type="float">
            <text:p>2,400 </text:p>
          </table:table-cell>
          <table:table-cell table:style-name="ce15" office:value-type="string" office:string-value="水利工程" calcext:value-type="string">
            <text:p><text:s/>水利工程 </text:p>
          </table:table-cell>
          <table:table-cell table:style-name="ce10" office:value-type="string" office:string-value="水利局" calcext:value-type="string">
            <text:p><text:s/>水利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8">
          <table:table-cell table:style-name="ce5" office:value-type="string" calcext:value-type="string">
            <text:p>新市地區路面AC鋪設工程(3,111T)</text:p>
          </table:table-cell>
          <table:table-cell table:style-name="ce10" office:value-type="string" office:string-value="新市區" calcext:value-type="string">
            <text:p><text:s/>新市區 </text:p>
          </table:table-cell>
          <table:table-cell table:number-columns-repeated="2" table:style-name="ce11" office:value-type="float" office:value="8088.6" calcext:value-type="float">
            <text:p>8,08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裕正街路面AC鋪設工程(101T)</text:p>
          </table:table-cell>
          <table:table-cell table:style-name="ce10" office:value-type="string" office:string-value="東區" calcext:value-type="string">
            <text:p><text:s/>東區 </text:p>
          </table:table-cell>
          <table:table-cell table:style-name="ce11" office:value-type="float" office:value="202" calcext:value-type="float">
            <text:p>202 </text:p>
          </table:table-cell>
          <table:table-cell table:style-name="ce11" office:value-type="float" office:value="262.6" calcext:value-type="float">
            <text:p>26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德南街(建南街致敬南街)路面AC鋪設工程(135T)</text:p>
          </table:table-cell>
          <table:table-cell table:style-name="ce10" office:value-type="string" office:string-value="南區 " calcext:value-type="string">
            <text:p><text:s/>南區 <text:s/></text:p>
          </table:table-cell>
          <table:table-cell table:number-columns-repeated="2" table:style-name="ce11" office:value-type="float" office:value="351" calcext:value-type="float">
            <text:p>35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佳里地區-子龍里內路面AC鋪設工程(65T)</text:p>
          </table:table-cell>
          <table:table-cell table:style-name="ce10" office:value-type="string" office:string-value="佳里區" calcext:value-type="string">
            <text:p><text:s/>佳里區 </text:p>
          </table:table-cell>
          <table:table-cell table:number-columns-repeated="2" table:style-name="ce11" office:value-type="float" office:value="169" calcext:value-type="float">
            <text:p>16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臺南市仁德區德南路137巷都市計畫道路</text:p>
          </table:table-cell>
          <table:table-cell table:style-name="ce10" office:value-type="string" office:string-value="仁德區" calcext:value-type="string">
            <text:p><text:s/>仁德區 </text:p>
          </table:table-cell>
          <table:table-cell table:number-columns-repeated="2" table:style-name="ce11" office:value-type="float" office:value="600" calcext:value-type="float">
            <text:p>600 </text:p>
          </table:table-cell>
          <table:table-cell table:style-name="ce15" office:value-type="string" office:string-value="新建工程" calcext:value-type="string">
            <text:p><text:s/>新建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臺南市鹽水區橋南里公九公園旁都市計畫道路</text:p>
          </table:table-cell>
          <table:table-cell table:style-name="ce10" office:value-type="string" office:string-value="鹽水區" calcext:value-type="string">
            <text:p><text:s/>鹽水區 </text:p>
          </table:table-cell>
          <table:table-cell table:number-columns-repeated="2" table:style-name="ce11" office:value-type="float" office:value="11600" calcext:value-type="float">
            <text:p>11,600 </text:p>
          </table:table-cell>
          <table:table-cell table:style-name="ce15" office:value-type="string" office:string-value="新建工程" calcext:value-type="string">
            <text:p><text:s/>新建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裕連興營造有限公司" calcext:value-type="string">
            <text:p><text:s/>裕連興營造有限公司 </text:p>
          </table:table-cell>
          <table:table-cell table:number-columns-repeated="249"/>
        </table:table-row>
        <table:table-row table:style-name="ro5">
          <table:table-cell table:style-name="ce5" office:value-type="string" calcext:value-type="string">
            <text:p>南183-1線道路改善工程</text:p>
          </table:table-cell>
          <table:table-cell table:style-name="ce10" office:value-type="string" office:string-value="楠西區" calcext:value-type="string">
            <text:p><text:s/>楠西區 </text:p>
          </table:table-cell>
          <table:table-cell table:number-columns-repeated="2" table:style-name="ce11" office:value-type="float" office:value="525" calcext:value-type="float">
            <text:p>52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健欣土木包工業" calcext:value-type="string">
            <text:p><text:s/>健欣土木包工業 </text:p>
          </table:table-cell>
          <table:table-cell table:number-columns-repeated="249"/>
        </table:table-row>
        <table:table-row table:style-name="ro8">
          <table:table-cell table:style-name="ce5" office:value-type="string" calcext:value-type="string">
            <text:p>長榮路五段378巷路面AC鋪設工程(102T)</text:p>
          </table:table-cell>
          <table:table-cell table:style-name="ce10" office:value-type="string" office:string-value="北區" calcext:value-type="string">
            <text:p><text:s/>北區 </text:p>
          </table:table-cell>
          <table:table-cell table:style-name="ce11" office:value-type="float" office:value="204" calcext:value-type="float">
            <text:p>204 </text:p>
          </table:table-cell>
          <table:table-cell table:style-name="ce11" office:value-type="float" office:value="265.2" calcext:value-type="float">
            <text:p>26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華南地下道路面AC鋪設工程(1,000T)</text:p>
          </table:table-cell>
          <table:table-cell table:style-name="ce10" office:value-type="string" office:string-value="南區" calcext:value-type="string">
            <text:p><text:s/>南區 </text:p>
          </table:table-cell>
          <table:table-cell table:style-name="ce11" office:value-type="float" office:value="204" calcext:value-type="float">
            <text:p>204 </text:p>
          </table:table-cell>
          <table:table-cell table:style-name="ce11" office:value-type="float" office:value="2600" calcext:value-type="float">
            <text:p>2,6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佳里區三協里路面AC鋪設工程(267T)</text:p>
          </table:table-cell>
          <table:table-cell table:style-name="ce10" office:value-type="string" office:string-value="佳里區" calcext:value-type="string">
            <text:p><text:s/>佳里區 </text:p>
          </table:table-cell>
          <table:table-cell table:number-columns-repeated="2" table:style-name="ce11" office:value-type="float" office:value="694.2" calcext:value-type="float">
            <text:p>69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北園街99巷路面AC鋪設工程(225T)</text:p>
          </table:table-cell>
          <table:table-cell table:style-name="ce10" office:value-type="string" office:string-value="北區" calcext:value-type="string">
            <text:p><text:s/>北區 </text:p>
          </table:table-cell>
          <table:table-cell table:number-columns-repeated="2" table:style-name="ce11" office:value-type="float" office:value="585" calcext:value-type="float">
            <text:p>58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建南社區路面AC鋪設工程(410T)</text:p>
          </table:table-cell>
          <table:table-cell table:style-name="ce10" office:value-type="string" office:string-value="佳里區" calcext:value-type="string">
            <text:p><text:s/>佳里區 </text:p>
          </table:table-cell>
          <table:table-cell table:style-name="ce11" office:value-type="float" office:value="820" calcext:value-type="float">
            <text:p>820 </text:p>
          </table:table-cell>
          <table:table-cell table:style-name="ce11" office:value-type="float" office:value="1066" calcext:value-type="float">
            <text:p>1,06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地區路面AC鋪設工程(110T)</text:p>
          </table:table-cell>
          <table:table-cell table:style-name="ce10" office:value-type="string" office:string-value="七股區" calcext:value-type="string">
            <text:p><text:s/>七股區 </text:p>
          </table:table-cell>
          <table:table-cell table:style-name="ce11" office:value-type="float" office:value="220" calcext:value-type="float">
            <text:p>220 </text:p>
          </table:table-cell>
          <table:table-cell table:style-name="ce11" office:value-type="float" office:value="286" calcext:value-type="float">
            <text:p>28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華南地下道路面AC鋪設工程(800T)</text:p>
          </table:table-cell>
          <table:table-cell table:style-name="ce10" office:value-type="string" office:string-value="南區" calcext:value-type="string">
            <text:p><text:s/>南區 </text:p>
          </table:table-cell>
          <table:table-cell table:number-columns-repeated="2" table:style-name="ce11" office:value-type="float" office:value="2080" calcext:value-type="float">
            <text:p>2,08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中山北路344巷崑山里內南台街等路面AC鋪設工程(325T)</text:p>
          </table:table-cell>
          <table:table-cell table:style-name="ce10" office:value-type="string" office:string-value="永康區" calcext:value-type="string">
            <text:p><text:s/>永康區 </text:p>
          </table:table-cell>
          <table:table-cell table:style-name="ce11" office:value-type="float" office:value="650" calcext:value-type="float">
            <text:p>650 </text:p>
          </table:table-cell>
          <table:table-cell table:style-name="ce11" office:value-type="float" office:value="845" calcext:value-type="float">
            <text:p>84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麻豆區北勢里路燈增設工程</text:p>
          </table:table-cell>
          <table:table-cell table:style-name="ce10" office:value-type="string" office:string-value="麻豆區" calcext:value-type="string">
            <text:p><text:s/>麻豆區 </text:p>
          </table:table-cell>
          <table:table-cell table:number-columns-repeated="2" table:style-name="ce11" office:value-type="float" office:value="200" calcext:value-type="float">
            <text:p>2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鹿耳門天后宮西側停車場路面改善工程</text:p>
          </table:table-cell>
          <table:table-cell table:style-name="ce10" office:value-type="string" office:string-value="安南區" calcext:value-type="string">
            <text:p><text:s/>安南區 </text:p>
          </table:table-cell>
          <table:table-cell table:style-name="ce11" office:value-type="float" office:value="1230" calcext:value-type="float">
            <text:p>1,230 </text:p>
          </table:table-cell>
          <table:table-cell table:style-name="ce11" office:value-type="float" office:value="97.524" calcext:value-type="float">
            <text:p>98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永昇土木包工業蔡林金桂" calcext:value-type="string">
            <text:p><text:s/>永昇土木包工業蔡林金桂 </text:p>
          </table:table-cell>
          <table:table-cell table:number-columns-repeated="249"/>
        </table:table-row>
        <table:table-row table:style-name="ro8">
          <table:table-cell table:style-name="ce5" office:value-type="string" calcext:value-type="string">
            <text:p>建南里成功路213巷、祥和一街、祥和二街及四維三街等路面AC鋪設工程(710T)</text:p>
          </table:table-cell>
          <table:table-cell table:style-name="ce10" office:value-type="string" office:string-value="佳里區" calcext:value-type="string">
            <text:p><text:s/>佳里區 </text:p>
          </table:table-cell>
          <table:table-cell table:style-name="ce11" office:value-type="float" office:value="1420" calcext:value-type="float">
            <text:p>1,420 </text:p>
          </table:table-cell>
          <table:table-cell table:style-name="ce11" office:value-type="float" office:value="1846" calcext:value-type="float">
            <text:p>1,84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學甲地區-5號道路路面AC鋪設工程(75T)</text:p>
          </table:table-cell>
          <table:table-cell table:style-name="ce10" office:value-type="string" office:string-value="學甲區" calcext:value-type="string">
            <text:p><text:s/>學甲區 </text:p>
          </table:table-cell>
          <table:table-cell table:style-name="ce11" office:value-type="float" office:value="225" calcext:value-type="float">
            <text:p>225 </text:p>
          </table:table-cell>
          <table:table-cell table:style-name="ce11" office:value-type="float" office:value="195" calcext:value-type="float">
            <text:p>19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中山路路面AC鋪設工程(158T)</text:p>
            <text:p>2.南台街路面AC鋪設工程(32T)</text:p>
          </table:table-cell>
          <table:table-cell table:style-name="ce10" office:value-type="string" office:string-value="永康區" calcext:value-type="string">
            <text:p><text:s/>永康區 </text:p>
          </table:table-cell>
          <table:table-cell table:style-name="ce11" office:value-type="float" office:value="474" calcext:value-type="float">
            <text:p>474 </text:p>
          </table:table-cell>
          <table:table-cell table:style-name="ce11" office:value-type="float" office:value="494" calcext:value-type="float">
            <text:p>49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崑山里內路面AC鋪設工程(135T)</text:p>
          </table:table-cell>
          <table:table-cell table:style-name="ce10" office:value-type="string" office:string-value="永康區" calcext:value-type="string">
            <text:p><text:s/>永康區 </text:p>
          </table:table-cell>
          <table:table-cell table:style-name="ce11" office:value-type="float" office:value="405" calcext:value-type="float">
            <text:p>405 </text:p>
          </table:table-cell>
          <table:table-cell table:style-name="ce11" office:value-type="float" office:value="351" calcext:value-type="float">
            <text:p>35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城南路路面AC鋪設工程(1,811T)</text:p>
          </table:table-cell>
          <table:table-cell table:style-name="ce10" office:value-type="string" office:string-value="安南區" calcext:value-type="string">
            <text:p><text:s/>安南區 </text:p>
          </table:table-cell>
          <table:table-cell table:style-name="ce11" office:value-type="float" office:value="543" calcext:value-type="float">
            <text:p>543 </text:p>
          </table:table-cell>
          <table:table-cell table:style-name="ce11" office:value-type="float" office:value="4708.6" calcext:value-type="float">
            <text:p>4,70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吉里路面AC鋪設工程(241T)</text:p>
          </table:table-cell>
          <table:table-cell table:style-name="ce10" office:value-type="string" office:string-value="安定區" calcext:value-type="string">
            <text:p><text:s/>安定區 </text:p>
          </table:table-cell>
          <table:table-cell table:style-name="ce11" office:value-type="float" office:value="723" calcext:value-type="float">
            <text:p>723 </text:p>
          </table:table-cell>
          <table:table-cell table:style-name="ce11" office:value-type="float" office:value="626.6" calcext:value-type="float">
            <text:p>62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柳營地區-普濟宮前路面AC鋪設工程(300T)</text:p>
          </table:table-cell>
          <table:table-cell table:style-name="ce10" office:value-type="string" office:string-value="柳營區" calcext:value-type="string">
            <text:p><text:s/>柳營區 </text:p>
          </table:table-cell>
          <table:table-cell table:number-columns-repeated="2" table:style-name="ce11" office:value-type="float" office:value="780" calcext:value-type="float">
            <text:p>78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北安路三段745巷65-1號至總安街路面AC鋪設工程(262T)</text:p>
            <text:p>2.育安一街15-35號及培安二街31-85號路面AC鋪設工程(278T)</text:p>
          </table:table-cell>
          <table:table-cell table:style-name="ce10" office:value-type="string" office:string-value="安南區" calcext:value-type="string">
            <text:p><text:s/>安南區 </text:p>
          </table:table-cell>
          <table:table-cell table:style-name="ce11" office:value-type="float" office:value="1080" calcext:value-type="float">
            <text:p>1,080 </text:p>
          </table:table-cell>
          <table:table-cell table:style-name="ce11" office:value-type="float" office:value="1404" calcext:value-type="float">
            <text:p>1,40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六甲區六甲里信義街巷道修復工程</text:p>
          </table:table-cell>
          <table:table-cell table:style-name="ce10" office:value-type="string" office:string-value="六甲區" calcext:value-type="string">
            <text:p><text:s/>六甲區 </text:p>
          </table:table-cell>
          <table:table-cell table:number-columns-repeated="2" table:style-name="ce11" office:value-type="float" office:value="460" calcext:value-type="float">
            <text:p>4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海環街2號-84號及海環街552號-674號路面AC鋪設工程(696T)</text:p>
          </table:table-cell>
          <table:table-cell table:style-name="ce10" office:value-type="string" office:string-value="安南區" calcext:value-type="string">
            <text:p><text:s/>安南區 </text:p>
          </table:table-cell>
          <table:table-cell table:number-columns-repeated="2" table:style-name="ce11" office:value-type="float" office:value="1809.6" calcext:value-type="float">
            <text:p>1,81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民安里同安寮聯外道路(接續工程)、忠仁里佳東路237巷及博愛東街82巷等路面改善工程(337T)</text:p>
          </table:table-cell>
          <table:table-cell table:style-name="ce10" office:value-type="string" office:string-value="佳里區" calcext:value-type="string">
            <text:p><text:s/>佳里區 </text:p>
          </table:table-cell>
          <table:table-cell table:style-name="ce11" office:value-type="float" office:value="674" calcext:value-type="float">
            <text:p>674 </text:p>
          </table:table-cell>
          <table:table-cell table:style-name="ce11" office:value-type="float" office:value="876.2" calcext:value-type="float">
            <text:p>87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崇德12、13街路面AC鋪設工程(398T)</text:p>
          </table:table-cell>
          <table:table-cell table:style-name="ce10" office:value-type="string" office:string-value="東區" calcext:value-type="string">
            <text:p><text:s/>東區 </text:p>
          </table:table-cell>
          <table:table-cell table:style-name="ce11" office:value-type="float" office:value="796" calcext:value-type="float">
            <text:p>796 </text:p>
          </table:table-cell>
          <table:table-cell table:style-name="ce11" office:value-type="float" office:value="1034.8" calcext:value-type="float">
            <text:p>1,03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永康地區-中山南路319巷及復興路128巷路面AC鋪設工程(85T)</text:p>
          </table:table-cell>
          <table:table-cell table:style-name="ce10" office:value-type="string" office:string-value="永康區" calcext:value-type="string">
            <text:p><text:s/>永康區 </text:p>
          </table:table-cell>
          <table:table-cell table:style-name="ce11" office:value-type="float" office:value="255" calcext:value-type="float">
            <text:p>255 </text:p>
          </table:table-cell>
          <table:table-cell table:style-name="ce11" office:value-type="float" office:value="221" calcext:value-type="float">
            <text:p>22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溪南段419-1土地東側路面AC鋪設工程(193T)</text:p>
          </table:table-cell>
          <table:table-cell table:style-name="ce10" office:value-type="string" office:string-value="安南區" calcext:value-type="string">
            <text:p><text:s/>安南區 </text:p>
          </table:table-cell>
          <table:table-cell table:style-name="ce11" office:value-type="float" office:value="579" calcext:value-type="float">
            <text:p>579 </text:p>
          </table:table-cell>
          <table:table-cell table:style-name="ce11" office:value-type="float" office:value="455.48" calcext:value-type="float">
            <text:p>45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新順二公園增設遊樂設施及搖搖馬工程</text:p>
          </table:table-cell>
          <table:table-cell table:style-name="ce10" office:value-type="string" office:string-value="安南區" calcext:value-type="string">
            <text:p><text:s/>安南區 </text:p>
          </table:table-cell>
          <table:table-cell table:style-name="ce11" office:value-type="float" office:value="93.8" calcext:value-type="float">
            <text:p>94 </text:p>
          </table:table-cell>
          <table:table-cell table:style-name="ce11" office:value-type="float" office:value="98.82"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新順一公園增設樹型爬架、大轉輪及上肢牽引器工程</text:p>
          </table:table-cell>
          <table:table-cell table:style-name="ce10" office:value-type="string" office:string-value="安南區" calcext:value-type="string">
            <text:p><text:s/>安南區 </text:p>
          </table:table-cell>
          <table:table-cell table:style-name="ce11" office:value-type="float" office:value="73.143" calcext:value-type="float">
            <text:p>73 </text:p>
          </table:table-cell>
          <table:table-cell table:style-name="ce11" office:value-type="float" office:value="78.359" calcext:value-type="float">
            <text:p>7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中華北路二段136號門前人行道竄根工程</text:p>
          </table:table-cell>
          <table:table-cell table:style-name="ce10" office:value-type="string" office:string-value="北區" calcext:value-type="string">
            <text:p><text:s/>北區 </text:p>
          </table:table-cell>
          <table:table-cell table:number-columns-repeated="2" table:style-name="ce11" office:value-type="float" office:value="67.396" calcext:value-type="float">
            <text:p>6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文元公園桌椅維修工程</text:p>
          </table:table-cell>
          <table:table-cell table:style-name="ce10" office:value-type="string" office:string-value="北區" calcext:value-type="string">
            <text:p><text:s/>北區 </text:p>
          </table:table-cell>
          <table:table-cell table:number-columns-repeated="2" table:style-name="ce11" office:value-type="float" office:value="96.469" calcext:value-type="float">
            <text:p>9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神榕公園內步道樹木竄根改善工程</text:p>
          </table:table-cell>
          <table:table-cell table:style-name="ce10" office:value-type="string" office:string-value="安南區" calcext:value-type="string">
            <text:p><text:s/>安南區 </text:p>
          </table:table-cell>
          <table:table-cell table:number-columns-repeated="2" table:style-name="ce11" office:value-type="float" office:value="98.123"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華德公園增設蹺蹺板及扭腰器工程</text:p>
          </table:table-cell>
          <table:table-cell table:style-name="ce10" office:value-type="string" office:string-value="北區" calcext:value-type="string">
            <text:p><text:s/>北區 </text:p>
          </table:table-cell>
          <table:table-cell table:style-name="ce11" office:value-type="float" office:value="62.953" calcext:value-type="float">
            <text:p>63 </text:p>
          </table:table-cell>
          <table:table-cell table:style-name="ce11" office:value-type="float" office:value="75.08" calcext:value-type="float">
            <text:p>7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南區鯤鯓安平港聯外道路路燈修復工程</text:p>
          </table:table-cell>
          <table:table-cell table:style-name="ce10" office:value-type="string" office:string-value="南區" calcext:value-type="string">
            <text:p><text:s/>南區 </text:p>
          </table:table-cell>
          <table:table-cell table:number-columns-repeated="2" table:style-name="ce11" office:value-type="float" office:value="99.96"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東展電業工程行" calcext:value-type="string">
            <text:p><text:s/>東展電業工程行 </text:p>
          </table:table-cell>
          <table:table-cell table:number-columns-repeated="249"/>
        </table:table-row>
        <table:table-row table:style-name="ro5">
          <table:table-cell table:style-name="ce5" office:value-type="string" calcext:value-type="string">
            <text:p>府連路與五妃街口行道樹適當斷根及花台修護工程</text:p>
          </table:table-cell>
          <table:table-cell table:style-name="ce10" office:value-type="string" office:string-value="中西區" calcext:value-type="string">
            <text:p><text:s/>中西區 </text:p>
          </table:table-cell>
          <table:table-cell table:number-columns-repeated="2" table:style-name="ce11" office:value-type="float" office:value="49.896" calcext:value-type="float">
            <text:p>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東興公園內人行步道路緣石及集水井牆面改善工程</text:p>
          </table:table-cell>
          <table:table-cell table:style-name="ce10" office:value-type="string" office:string-value="東區" calcext:value-type="string">
            <text:p><text:s/>東區 </text:p>
          </table:table-cell>
          <table:table-cell table:number-columns-repeated="2" table:style-name="ce11" office:value-type="float" office:value="89.019" calcext:value-type="float">
            <text:p>8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大同路樹木移除及地磚修護等工程</text:p>
          </table:table-cell>
          <table:table-cell table:style-name="ce10" office:value-type="string" office:string-value="東區" calcext:value-type="string">
            <text:p><text:s/>東區 </text:p>
          </table:table-cell>
          <table:table-cell table:number-columns-repeated="2" table:style-name="ce11" office:value-type="float" office:value="47.849" calcext:value-type="float">
            <text:p>4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次郎工程行" calcext:value-type="string">
            <text:p><text:s/>次郎工程行 </text:p>
          </table:table-cell>
          <table:table-cell table:number-columns-repeated="249"/>
        </table:table-row>
        <table:table-row table:style-name="ro5">
          <table:table-cell table:style-name="ce5" office:value-type="string" calcext:value-type="string">
            <text:p>和平里和平公園兒童遊具增設工程</text:p>
          </table:table-cell>
          <table:table-cell table:style-name="ce10" office:value-type="string" office:string-value="東區" calcext:value-type="string">
            <text:p><text:s/>東區 </text:p>
          </table:table-cell>
          <table:table-cell table:number-columns-repeated="2" table:style-name="ce11" office:value-type="float" office:value="92.9" calcext:value-type="float">
            <text:p>9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南都里樹木移除工程</text:p>
          </table:table-cell>
          <table:table-cell table:style-name="ce10" office:value-type="string" office:string-value="南區" calcext:value-type="string">
            <text:p><text:s/>南區 </text:p>
          </table:table-cell>
          <table:table-cell table:number-columns-repeated="2" table:style-name="ce11" office:value-type="float" office:value="48.069" calcext:value-type="float">
            <text:p>4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鳳凰公園設施搶修改善工程</text:p>
          </table:table-cell>
          <table:table-cell table:style-name="ce10" office:value-type="string" office:string-value="安南區" calcext:value-type="string">
            <text:p><text:s/>安南區 </text:p>
          </table:table-cell>
          <table:table-cell table:number-columns-repeated="2" table:style-name="ce11" office:value-type="float" office:value="97.79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大恩里鄰里公園更新兒童遊具工程</text:p>
          </table:table-cell>
          <table:table-cell table:style-name="ce10" office:value-type="string" office:string-value="南區" calcext:value-type="string">
            <text:p><text:s/>南區 </text:p>
          </table:table-cell>
          <table:table-cell table:number-columns-repeated="2" table:style-name="ce11" office:value-type="float" office:value="98.8"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漢繼企業有限公司" calcext:value-type="string">
            <text:p><text:s/>漢繼企業有限公司 </text:p>
          </table:table-cell>
          <table:table-cell table:number-columns-repeated="249"/>
        </table:table-row>
        <table:table-row table:style-name="ro5">
          <table:table-cell table:style-name="ce5" office:value-type="string" calcext:value-type="string">
            <text:p>崇德公園增設成人健身器材工程</text:p>
          </table:table-cell>
          <table:table-cell table:style-name="ce10" office:value-type="string" office:string-value="東區" calcext:value-type="string">
            <text:p><text:s/>東區 </text:p>
          </table:table-cell>
          <table:table-cell table:number-columns-repeated="2" table:style-name="ce11" office:value-type="float" office:value="78.99" calcext:value-type="float">
            <text:p>7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公5園區設施改善工程</text:p>
          </table:table-cell>
          <table:table-cell table:style-name="ce10" office:value-type="string" office:string-value="東區" calcext:value-type="string">
            <text:p><text:s/>東區 </text:p>
          </table:table-cell>
          <table:table-cell table:number-columns-repeated="2" table:style-name="ce11" office:value-type="float" office:value="49.061" calcext:value-type="float">
            <text:p>4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正覺綠園兒童遊具增設工程</text:p>
          </table:table-cell>
          <table:table-cell table:style-name="ce10" office:value-type="string" office:string-value="北區" calcext:value-type="string">
            <text:p><text:s/>北區 </text:p>
          </table:table-cell>
          <table:table-cell table:number-columns-repeated="2" table:style-name="ce11" office:value-type="float" office:value="98.8"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淺桶盤公園蹺蹺板損壞更新工程</text:p>
          </table:table-cell>
          <table:table-cell table:style-name="ce10" office:value-type="string" office:string-value="南區" calcext:value-type="string">
            <text:p><text:s/>南區 </text:p>
          </table:table-cell>
          <table:table-cell table:number-columns-repeated="2" table:style-name="ce11" office:value-type="float" office:value="45" calcext:value-type="float">
            <text:p>4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安豐六街新順里內公園涼亭破損維修工程</text:p>
          </table:table-cell>
          <table:table-cell table:style-name="ce10" office:value-type="string" office:string-value="安南區" calcext:value-type="string">
            <text:p><text:s/>安南區 </text:p>
          </table:table-cell>
          <table:table-cell table:number-columns-repeated="2" table:style-name="ce11" office:value-type="float" office:value="95.113"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鄭子寮公園增設花崗石座椅工程</text:p>
          </table:table-cell>
          <table:table-cell table:style-name="ce10" office:value-type="string" office:string-value="北區" calcext:value-type="string">
            <text:p><text:s/>北區 </text:p>
          </table:table-cell>
          <table:table-cell table:number-columns-repeated="2" table:style-name="ce11" office:value-type="float" office:value="92.059" calcext:value-type="float">
            <text:p>9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北成路上、路樹竄根改善工程</text:p>
          </table:table-cell>
          <table:table-cell table:style-name="ce10" office:value-type="string" office:string-value="北區" calcext:value-type="string">
            <text:p><text:s/>北區 </text:p>
          </table:table-cell>
          <table:table-cell table:number-columns-repeated="2" table:style-name="ce11" office:value-type="float" office:value="98.123"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南門公園設施改善及整地工程</text:p>
          </table:table-cell>
          <table:table-cell table:style-name="ce10" office:value-type="string" office:string-value="中西區" calcext:value-type="string">
            <text:p><text:s/>中西區 </text:p>
          </table:table-cell>
          <table:table-cell table:number-columns-repeated="2" table:style-name="ce11" office:value-type="float" office:value="67.782" calcext:value-type="float">
            <text:p>6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文成公園鋪設草皮工程</text:p>
          </table:table-cell>
          <table:table-cell table:style-name="ce10" office:value-type="string" office:string-value="北區" calcext:value-type="string">
            <text:p><text:s/>北區 </text:p>
          </table:table-cell>
          <table:table-cell table:number-columns-repeated="2" table:style-name="ce11" office:value-type="float" office:value="98.01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福安公園涼亭增設採光罩工程</text:p>
          </table:table-cell>
          <table:table-cell table:style-name="ce10" office:value-type="string" office:string-value="北區" calcext:value-type="string">
            <text:p><text:s/>北區 </text:p>
          </table:table-cell>
          <table:table-cell table:number-columns-repeated="2" table:style-name="ce11" office:value-type="float" office:value="28.56" calcext:value-type="float">
            <text:p>2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美騐工程行" calcext:value-type="string">
            <text:p><text:s/>榮美騐工程行 </text:p>
          </table:table-cell>
          <table:table-cell table:number-columns-repeated="249"/>
        </table:table-row>
        <table:table-row table:style-name="ro5">
          <table:table-cell table:style-name="ce5" office:value-type="string" calcext:value-type="string">
            <text:p>北元公園新增遊具工程</text:p>
          </table:table-cell>
          <table:table-cell table:style-name="ce10" office:value-type="string" office:string-value="北區" calcext:value-type="string">
            <text:p><text:s/>北區 </text:p>
          </table:table-cell>
          <table:table-cell table:style-name="ce11" office:value-type="float" office:value="94.5" calcext:value-type="float">
            <text:p>95 </text:p>
          </table:table-cell>
          <table:table-cell table:style-name="ce11" office:value-type="float" office:value="98.8"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育北公園增設蹺蹺板工程</text:p>
          </table:table-cell>
          <table:table-cell table:style-name="ce10" office:value-type="string" office:string-value="北區" calcext:value-type="string">
            <text:p><text:s/>北區 </text:p>
          </table:table-cell>
          <table:table-cell table:number-columns-repeated="2" table:style-name="ce11" office:value-type="float" office:value="28" calcext:value-type="float">
            <text:p>2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公33公園植栽綠美化工程</text:p>
          </table:table-cell>
          <table:table-cell table:style-name="ce10" office:value-type="string" office:string-value="安南區" calcext:value-type="string">
            <text:p><text:s/>安南區 </text:p>
          </table:table-cell>
          <table:table-cell table:number-columns-repeated="2" table:style-name="ce11" office:value-type="float" office:value="99.225"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州北運動公園緣石抿石子劃線改善工程</text:p>
          </table:table-cell>
          <table:table-cell table:style-name="ce10" office:value-type="string" office:string-value="安南區" calcext:value-type="string">
            <text:p><text:s/>安南區 </text:p>
          </table:table-cell>
          <table:table-cell table:number-columns-repeated="2" table:style-name="ce11" office:value-type="float" office:value="95.697" calcext:value-type="float">
            <text:p>9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莊敬公園內扶架修護工程</text:p>
          </table:table-cell>
          <table:table-cell table:style-name="ce10" office:value-type="string" office:string-value="東區" calcext:value-type="string">
            <text:p><text:s/>東區 </text:p>
          </table:table-cell>
          <table:table-cell table:number-columns-repeated="2" table:style-name="ce11" office:value-type="float" office:value="45.511" calcext:value-type="float">
            <text:p>4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詮翌鋁業有限公司" calcext:value-type="string">
            <text:p><text:s/>詮翌鋁業有限公司 </text:p>
          </table:table-cell>
          <table:table-cell table:number-columns-repeated="249"/>
        </table:table-row>
        <table:table-row table:style-name="ro5">
          <table:table-cell table:style-name="ce5" office:value-type="string" calcext:value-type="string">
            <text:p>仁德區保安里永德路道路改善工程</text:p>
          </table:table-cell>
          <table:table-cell table:style-name="ce10" office:value-type="string" office:string-value="仁德區" calcext:value-type="string">
            <text:p><text:s/>仁德區 </text:p>
          </table:table-cell>
          <table:table-cell table:style-name="ce11" office:value-type="float" office:value="8.33" calcext:value-type="float">
            <text:p>8 </text:p>
          </table:table-cell>
          <table:table-cell table:style-name="ce11" office:value-type="float" office:value="6300" calcext:value-type="float">
            <text:p>6,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8">
          <table:table-cell table:style-name="ce5" office:value-type="string" calcext:value-type="string">
            <text:p>新興國中停車場路面AC鋪設工程(208T)</text:p>
          </table:table-cell>
          <table:table-cell table:style-name="ce10" office:value-type="string" office:string-value="南區 " calcext:value-type="string">
            <text:p><text:s/>南區 <text:s/></text:p>
          </table:table-cell>
          <table:table-cell table:style-name="ce11" office:value-type="float" office:value="416" calcext:value-type="float">
            <text:p>416 </text:p>
          </table:table-cell>
          <table:table-cell table:style-name="ce11" office:value-type="float" office:value="404.768" calcext:value-type="float">
            <text:p>40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生東路、南51線及南28線路面AC鋪設工程(1,088.35T)</text:p>
          </table:table-cell>
          <table:table-cell table:style-name="ce10" office:value-type="string" office:string-value="佳里區" calcext:value-type="string">
            <text:p><text:s/>佳里區 </text:p>
          </table:table-cell>
          <table:table-cell table:style-name="ce11" office:value-type="float" office:value="2176" calcext:value-type="float">
            <text:p>2,176 </text:p>
          </table:table-cell>
          <table:table-cell table:style-name="ce11" office:value-type="float" office:value="2568.506" calcext:value-type="float">
            <text:p>2,56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民安里同安寮路面AC鋪設工程(337T)</text:p>
          </table:table-cell>
          <table:table-cell table:style-name="ce10" office:value-type="string" office:string-value="佳里區" calcext:value-type="string">
            <text:p><text:s/>佳里區 </text:p>
          </table:table-cell>
          <table:table-cell table:style-name="ce11" office:value-type="float" office:value="674" calcext:value-type="float">
            <text:p>674 </text:p>
          </table:table-cell>
          <table:table-cell table:style-name="ce11" office:value-type="float" office:value="655.802" calcext:value-type="float">
            <text:p>65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三年一度香醮盛會路面AC鋪設工程(26T)</text:p>
          </table:table-cell>
          <table:table-cell table:style-name="ce10" office:value-type="string" office:string-value="安南區" calcext:value-type="string">
            <text:p><text:s/>安南區 </text:p>
          </table:table-cell>
          <table:table-cell table:style-name="ce11" office:value-type="float" office:value="78" calcext:value-type="float">
            <text:p>78 </text:p>
          </table:table-cell>
          <table:table-cell table:style-name="ce11" office:value-type="float" office:value="61.36" calcext:value-type="float">
            <text:p>6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喜樹路206巷右側空地路面AC鋪設工程(127T)</text:p>
          </table:table-cell>
          <table:table-cell table:style-name="ce10" office:value-type="string" office:string-value="安南區" calcext:value-type="string">
            <text:p><text:s/>安南區 </text:p>
          </table:table-cell>
          <table:table-cell table:style-name="ce11" office:value-type="float" office:value="143.5" calcext:value-type="float">
            <text:p>144 </text:p>
          </table:table-cell>
          <table:table-cell table:style-name="ce11" office:value-type="float" office:value="299.72" calcext:value-type="float">
            <text:p>3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鹿耳門天后宮西側停車場路面AC鋪設工程(410T)</text:p>
          </table:table-cell>
          <table:table-cell table:style-name="ce10" office:value-type="string" office:string-value="安南區" calcext:value-type="string">
            <text:p><text:s/>安南區 </text:p>
          </table:table-cell>
          <table:table-cell table:style-name="ce11" office:value-type="float" office:value="1230" calcext:value-type="float">
            <text:p>1,230 </text:p>
          </table:table-cell>
          <table:table-cell table:style-name="ce11" office:value-type="float" office:value="967.6" calcext:value-type="float">
            <text:p>96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寧街(海佃路一段158巷至郡安路五段)路面AC鋪設工程(732T)</text:p>
          </table:table-cell>
          <table:table-cell table:style-name="ce10" office:value-type="string" office:string-value="安南區" calcext:value-type="string">
            <text:p><text:s/>安南區 </text:p>
          </table:table-cell>
          <table:table-cell table:style-name="ce11" office:value-type="float" office:value="2196" calcext:value-type="float">
            <text:p>2,196 </text:p>
          </table:table-cell>
          <table:table-cell table:style-name="ce11" office:value-type="float" office:value="1727.52" calcext:value-type="float">
            <text:p>1,72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內玉豐部落農會旁道路改善工程(81T)</text:p>
          </table:table-cell>
          <table:table-cell table:style-name="ce10" office:value-type="string" office:string-value="白河區" calcext:value-type="string">
            <text:p><text:s/>白河區 </text:p>
          </table:table-cell>
          <table:table-cell table:style-name="ce11" office:value-type="float" office:value="243" calcext:value-type="float">
            <text:p>243 </text:p>
          </table:table-cell>
          <table:table-cell table:style-name="ce11" office:value-type="float" office:value="191.16" calcext:value-type="float">
            <text:p>1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內101線連外道路路面改善工程(262T)</text:p>
          </table:table-cell>
          <table:table-cell table:style-name="ce10" office:value-type="string" office:string-value="白河區" calcext:value-type="string">
            <text:p><text:s/>白河區 </text:p>
          </table:table-cell>
          <table:table-cell table:style-name="ce11" office:value-type="float" office:value="651" calcext:value-type="float">
            <text:p>651 </text:p>
          </table:table-cell>
          <table:table-cell table:style-name="ce11" office:value-type="float" office:value="618.32" calcext:value-type="float">
            <text:p>61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南河路(鯤鯓路～明興路口)路面AC鋪設工程(85T)</text:p>
            <text:p>2.灣裡路62巷14弄8號路面AC鋪設工程(94T)</text:p>
            <text:p>3.興南街(明興路至灣裡路)路面AC鋪設工程(139T)</text:p>
          </table:table-cell>
          <table:table-cell table:style-name="ce10" office:value-type="string" office:string-value="南區 " calcext:value-type="string">
            <text:p><text:s/>南區 <text:s/></text:p>
          </table:table-cell>
          <table:table-cell table:style-name="ce11" office:value-type="float" office:value="537" calcext:value-type="float">
            <text:p>537 </text:p>
          </table:table-cell>
          <table:table-cell table:style-name="ce11" office:value-type="float" office:value="750.48" calcext:value-type="float">
            <text:p>75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竹林里南側環里等道路排水改善工程</text:p>
          </table:table-cell>
          <table:table-cell table:style-name="ce10" office:value-type="string" office:string-value="西港區" calcext:value-type="string">
            <text:p><text:s/>西港區 </text:p>
          </table:table-cell>
          <table:table-cell table:style-name="ce11" office:value-type="float" office:value="771" calcext:value-type="float">
            <text:p>771 </text:p>
          </table:table-cell>
          <table:table-cell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七股區永吉里內道路排水改善工程</text:p>
          </table:table-cell>
          <table:table-cell table:style-name="ce10" office:value-type="string" office:string-value="七股區" calcext:value-type="string">
            <text:p><text:s/>七股區 </text:p>
          </table:table-cell>
          <table:table-cell table:style-name="ce11" office:value-type="float" office:value="2450" calcext:value-type="float">
            <text:p>2,450 </text:p>
          </table:table-cell>
          <table:table-cell table:style-name="ce11" office:value-type="float" office:value="980" calcext:value-type="float">
            <text:p>9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百利土木包工葉" calcext:value-type="string">
            <text:p><text:s/>百利土木包工葉 </text:p>
          </table:table-cell>
          <table:table-cell table:number-columns-repeated="249"/>
        </table:table-row>
        <table:table-row table:style-name="ro5">
          <table:table-cell table:style-name="ce5" office:value-type="string" calcext:value-type="string">
            <text:p>北門區蚵寮地區保吉里排水改善工程</text:p>
          </table:table-cell>
          <table:table-cell table:style-name="ce10" office:value-type="string" office:string-value="北門區" calcext:value-type="string">
            <text:p><text:s/>北門區 </text:p>
          </table:table-cell>
          <table:table-cell table:number-columns-repeated="2" table:style-name="ce11" office:value-type="float" office:value="560" calcext:value-type="float">
            <text:p>5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嘉苳里下茄苳67-1號前巷道側溝與路面改善工程</text:p>
          </table:table-cell>
          <table:table-cell table:style-name="ce10" office:value-type="string" office:string-value="後壁區" calcext:value-type="string">
            <text:p><text:s/>後壁區 </text:p>
          </table:table-cell>
          <table:table-cell table:style-name="ce11" office:value-type="float" office:value="3220" calcext:value-type="float">
            <text:p>3,220 </text:p>
          </table:table-cell>
          <table:table-cell table:style-name="ce11" office:value-type="float" office:value="1350" calcext:value-type="float">
            <text:p>1,3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立輝土木包工業" calcext:value-type="string">
            <text:p><text:s/>立輝土木包工業 </text:p>
          </table:table-cell>
          <table:table-cell table:number-columns-repeated="249"/>
        </table:table-row>
        <table:table-row table:style-name="ro5">
          <table:table-cell table:style-name="ce5" office:value-type="string" calcext:value-type="string">
            <text:p>西港區港東里雙張廓部落道路及排水溝改善工程</text:p>
          </table:table-cell>
          <table:table-cell table:style-name="ce10" office:value-type="string" office:string-value="西港區" calcext:value-type="string">
            <text:p><text:s/>西港區 </text:p>
          </table:table-cell>
          <table:table-cell table:style-name="ce11" office:value-type="float" office:value="1000" calcext:value-type="float">
            <text:p>1,000 </text:p>
          </table:table-cell>
          <table:table-cell table:style-name="ce11" office:value-type="float" office:value="800" calcext:value-type="float">
            <text:p>8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鑫億土木包工業" calcext:value-type="string">
            <text:p><text:s/>鑫億土木包工業 </text:p>
          </table:table-cell>
          <table:table-cell table:number-columns-repeated="249"/>
        </table:table-row>
        <table:table-row table:style-name="ro5">
          <table:table-cell table:style-name="ce5" office:value-type="string" calcext:value-type="string">
            <text:p>東山區高原里第8鄰(李園幹二七之4)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280" calcext:value-type="float">
            <text:p>2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calcext:value-type="string">
            <text:p><text:s/>公開取得 </text:p>
          </table:table-cell>
          <table:table-cell table:style-name="ce15" office:value-type="string" office:string-value="益成土木包工業" calcext:value-type="string">
            <text:p><text:s/>益成土木包工業 </text:p>
          </table:table-cell>
          <table:table-cell table:number-columns-repeated="249"/>
        </table:table-row>
        <table:table-row table:style-name="ro5">
          <table:table-cell table:style-name="ce5" office:value-type="string" calcext:value-type="string">
            <text:p>佳里區建南里社區道路整修工程</text:p>
          </table:table-cell>
          <table:table-cell table:style-name="ce10" office:value-type="string" office:string-value="佳里區" calcext:value-type="string">
            <text:p><text:s/>佳里區 </text:p>
          </table:table-cell>
          <table:table-cell table:number-columns-repeated="2" table:style-name="ce11" office:value-type="float" office:value="2730" calcext:value-type="float">
            <text:p>2,7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佳化里往佳興國小社區道路及排水整修工程</text:p>
          </table:table-cell>
          <table:table-cell table:style-name="ce10" office:value-type="string" office:string-value="佳里區" calcext:value-type="string">
            <text:p><text:s/>佳里區 </text:p>
          </table:table-cell>
          <table:table-cell table:style-name="ce11" office:value-type="float" office:value="1076" calcext:value-type="float">
            <text:p>1,076 </text:p>
          </table:table-cell>
          <table:table-cell table:style-name="ce11" office:value-type="float" office:value="1200" calcext:value-type="float">
            <text:p>1,2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豐和里轄內南53線路面改善工程</text:p>
          </table:table-cell>
          <table:table-cell table:style-name="ce10" office:value-type="string" office:string-value="學甲區" calcext:value-type="string">
            <text:p><text:s/>學甲區 </text:p>
          </table:table-cell>
          <table:table-cell table:style-name="ce11" office:value-type="float" office:value="1500" calcext:value-type="float">
            <text:p>1,500 </text:p>
          </table:table-cell>
          <table:table-cell table:style-name="ce11" office:value-type="float" office:value="1200" calcext:value-type="float">
            <text:p>1,2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廣園土木包工業" calcext:value-type="string">
            <text:p><text:s/>廣園土木包工業 </text:p>
          </table:table-cell>
          <table:table-cell table:number-columns-repeated="249"/>
        </table:table-row>
        <table:table-row table:style-name="ro5">
          <table:table-cell table:style-name="ce5" office:value-type="string" calcext:value-type="string">
            <text:p>佳里區三協里社區排水整修工程</text:p>
          </table:table-cell>
          <table:table-cell table:style-name="ce10" office:value-type="string" office:string-value="佳里區" calcext:value-type="string">
            <text:p><text:s/>佳里區 </text:p>
          </table:table-cell>
          <table:table-cell table:style-name="ce11" office:value-type="float" office:value="1349" calcext:value-type="float">
            <text:p>1,349 </text:p>
          </table:table-cell>
          <table:table-cell table:style-name="ce11" office:value-type="float" office:value="1350" calcext:value-type="float">
            <text:p>1,3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戴竹營造工程有限公司" calcext:value-type="string">
            <text:p><text:s/>戴竹營造工程有限公司 </text:p>
          </table:table-cell>
          <table:table-cell table:number-columns-repeated="249"/>
        </table:table-row>
        <table:table-row table:style-name="ro5">
          <table:table-cell table:style-name="ce5" office:value-type="string" calcext:value-type="string">
            <text:p>竹園二街160巷23弄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520" calcext:value-type="float">
            <text:p>5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新化區礁坑里茄苳坑路面整修工程</text:p>
          </table:table-cell>
          <table:table-cell table:style-name="ce10" office:value-type="string" office:string-value="新化區" calcext:value-type="string">
            <text:p><text:s/>新化區 </text:p>
          </table:table-cell>
          <table:table-cell table:number-columns-repeated="2" table:style-name="ce11" office:value-type="float" office:value="700" calcext:value-type="float">
            <text:p>7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經拓土木包工業" calcext:value-type="string">
            <text:p><text:s/>經拓土木包工業 </text:p>
          </table:table-cell>
          <table:table-cell table:number-columns-repeated="249"/>
        </table:table-row>
        <table:table-row table:style-name="ro5">
          <table:table-cell table:style-name="ce5" office:value-type="string" calcext:value-type="string">
            <text:p>新化區頂山腳段2164-4地號排水溝新建工程</text:p>
          </table:table-cell>
          <table:table-cell table:style-name="ce10" office:value-type="string" office:string-value="新化區" calcext:value-type="string">
            <text:p><text:s/>新化區 </text:p>
          </table:table-cell>
          <table:table-cell table:number-columns-repeated="2" table:style-name="ce11" office:value-type="float" office:value="500" calcext:value-type="float">
            <text:p>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佳里區頂部里1-43至145社區側溝改善工程</text:p>
          </table:table-cell>
          <table:table-cell table:style-name="ce10" office:value-type="string" office:string-value="佳里區" calcext:value-type="string">
            <text:p><text:s/>佳里區 </text:p>
          </table:table-cell>
          <table:table-cell table:number-columns-repeated="2" table:style-name="ce11" office:value-type="float" office:value="550" calcext:value-type="float">
            <text:p>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崴盛土木包工業" calcext:value-type="string">
            <text:p><text:s/>崴盛土木包工業 </text:p>
          </table:table-cell>
          <table:table-cell table:number-columns-repeated="249"/>
        </table:table-row>
        <table:table-row table:style-name="ro5">
          <table:table-cell table:style-name="ce5" office:value-type="string" calcext:value-type="string">
            <text:p>學甲區大灣里社區巷道排水及路面改善工程</text:p>
          </table:table-cell>
          <table:table-cell table:style-name="ce10" office:value-type="string" office:string-value="學甲區" calcext:value-type="string">
            <text:p><text:s/>學甲區 </text:p>
          </table:table-cell>
          <table:table-cell table:style-name="ce11" office:value-type="float" office:value="936" calcext:value-type="float">
            <text:p>936 </text:p>
          </table:table-cell>
          <table:table-cell table:style-name="ce11" office:value-type="float" office:value="905" calcext:value-type="float">
            <text:p>90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家霖土木包工業" calcext:value-type="string">
            <text:p><text:s/>家霖土木包工業 </text:p>
          </table:table-cell>
          <table:table-cell table:number-columns-repeated="249"/>
        </table:table-row>
        <table:table-row table:style-name="ro5">
          <table:table-cell table:style-name="ce5" office:value-type="string" calcext:value-type="string">
            <text:p>七股區龍山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120" calcext:value-type="float">
            <text:p>1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百利土木包工葉" calcext:value-type="string">
            <text:p><text:s/>百利土木包工葉 </text:p>
          </table:table-cell>
          <table:table-cell table:number-columns-repeated="249"/>
        </table:table-row>
        <table:table-row table:style-name="ro5">
          <table:table-cell table:style-name="ce5" office:value-type="string" calcext:value-type="string">
            <text:p>東山區水雲里(牛山高幹107)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560" calcext:value-type="float">
            <text:p>5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益成土木包工業" calcext:value-type="string">
            <text:p><text:s/>益成土木包工業 </text:p>
          </table:table-cell>
          <table:table-cell table:number-columns-repeated="249"/>
        </table:table-row>
        <table:table-row table:style-name="ro5">
          <table:table-cell table:style-name="ce5" office:value-type="string" calcext:value-type="string">
            <text:p>學甲區新榮里東寮外環道旁巷道路面改善改善工程</text:p>
          </table:table-cell>
          <table:table-cell table:style-name="ce10" office:value-type="string" office:string-value="學甲區" calcext:value-type="string">
            <text:p><text:s/>學甲區 </text:p>
          </table:table-cell>
          <table:table-cell table:style-name="ce11" office:value-type="float" office:value="143" calcext:value-type="float">
            <text:p>143 </text:p>
          </table:table-cell>
          <table:table-cell table:style-name="ce11" office:value-type="float" office:value="120" calcext:value-type="float">
            <text:p>1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廣園土木包工業" calcext:value-type="string">
            <text:p><text:s/>廣園土木包工業 </text:p>
          </table:table-cell>
          <table:table-cell table:number-columns-repeated="249"/>
        </table:table-row>
        <table:table-row table:style-name="ro5">
          <table:table-cell table:style-name="ce5" office:value-type="string" calcext:value-type="string">
            <text:p>白河區崎內里往西福利部落道路改善工程</text:p>
          </table:table-cell>
          <table:table-cell table:style-name="ce10" office:value-type="string" office:string-value="白河區" calcext:value-type="string">
            <text:p><text:s/>白河區 </text:p>
          </table:table-cell>
          <table:table-cell table:style-name="ce11" office:value-type="float" office:value="274" calcext:value-type="float">
            <text:p>274 </text:p>
          </table:table-cell>
          <table:table-cell table:style-name="ce11" office:value-type="float" office:value="340" calcext:value-type="float">
            <text:p>3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玖郁土木包工程" calcext:value-type="string">
            <text:p><text:s/>玖郁土木包工程 </text:p>
          </table:table-cell>
          <table:table-cell table:number-columns-repeated="249"/>
        </table:table-row>
        <table:table-row table:style-name="ro5">
          <table:table-cell table:style-name="ce5" office:value-type="string" calcext:value-type="string">
            <text:p>龍崎區中坑里往三清宮里道改善工程</text:p>
          </table:table-cell>
          <table:table-cell table:style-name="ce10" office:value-type="string" office:string-value="龍崎區" calcext:value-type="string">
            <text:p><text:s/>龍崎區 </text:p>
          </table:table-cell>
          <table:table-cell table:style-name="ce11" office:value-type="float" office:value="520" calcext:value-type="float">
            <text:p>520 </text:p>
          </table:table-cell>
          <table:table-cell table:style-name="ce11" office:value-type="float" office:value="500" calcext:value-type="float">
            <text:p>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化區中山路39巷道路改善工程</text:p>
          </table:table-cell>
          <table:table-cell table:style-name="ce10" office:value-type="string" office:string-value="新化區" calcext:value-type="string">
            <text:p><text:s/>新化區 </text:p>
          </table:table-cell>
          <table:table-cell table:style-name="ce11" office:value-type="float" office:value="550" calcext:value-type="float">
            <text:p>550 </text:p>
          </table:table-cell>
          <table:table-cell table:style-name="ce11" office:value-type="float" office:value="420" calcext:value-type="float">
            <text:p>4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翔勝土木包工業" calcext:value-type="string">
            <text:p><text:s/>翔勝土木包工業 </text:p>
          </table:table-cell>
          <table:table-cell table:number-columns-repeated="249"/>
        </table:table-row>
        <table:table-row table:style-name="ro5">
          <table:table-cell table:style-name="ce5" office:value-type="string" calcext:value-type="string">
            <text:p>新化區頂山腳段1493地號排水溝改善工程</text:p>
          </table:table-cell>
          <table:table-cell table:style-name="ce10" office:value-type="string" office:string-value="新化區" calcext:value-type="string">
            <text:p><text:s/>新化區 </text:p>
          </table:table-cell>
          <table:table-cell table:number-columns-repeated="2" table:style-name="ce11" office:value-type="float" office:value="800" calcext:value-type="float">
            <text:p>8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新市區南昌街39巷等多處道路改善工程</text:p>
          </table:table-cell>
          <table:table-cell table:style-name="ce10" office:value-type="string" office:string-value="新市區" calcext:value-type="string">
            <text:p><text:s/>新市區 </text:p>
          </table:table-cell>
          <table:table-cell table:style-name="ce11" office:value-type="float" office:value="900" calcext:value-type="float">
            <text:p>900 </text:p>
          </table:table-cell>
          <table:table-cell table:style-name="ce11" office:value-type="float" office:value="525" calcext:value-type="float">
            <text:p>52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永康區王行路898巷等道路改善工程</text:p>
          </table:table-cell>
          <table:table-cell table:style-name="ce10" office:value-type="string" office:string-value="永康區" calcext:value-type="string">
            <text:p><text:s/>永康區 </text:p>
          </table:table-cell>
          <table:table-cell table:number-columns-repeated="2" table:style-name="ce11" office:value-type="float" office:value="2150" calcext:value-type="float">
            <text:p>2,1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鴻金營造有限公司" calcext:value-type="string">
            <text:p><text:s/>鴻金營造有限公司 </text:p>
          </table:table-cell>
          <table:table-cell table:number-columns-repeated="249"/>
        </table:table-row>
        <table:table-row table:style-name="ro5">
          <table:table-cell table:style-name="ce5" office:value-type="string" calcext:value-type="string">
            <text:p>永康區王行里農會倉庫南側農路改善工程</text:p>
          </table:table-cell>
          <table:table-cell table:style-name="ce10" office:value-type="string" office:string-value="永康區" calcext:value-type="string">
            <text:p><text:s/>永康區 </text:p>
          </table:table-cell>
          <table:table-cell table:number-columns-repeated="2" table:style-name="ce11" office:value-type="float" office:value="600" calcext:value-type="float">
            <text:p>6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100年度三合里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1764" calcext:value-type="float">
            <text:p>1,76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宇成土木包工業" calcext:value-type="string">
            <text:p><text:s/>宇成土木包工業 </text:p>
          </table:table-cell>
          <table:table-cell table:number-columns-repeated="249"/>
        </table:table-row>
        <table:table-row table:style-name="ro5">
          <table:table-cell table:style-name="ce5" office:value-type="string" calcext:value-type="string">
            <text:p>新化區太平里民生路186巷排水溝改善工程</text:p>
          </table:table-cell>
          <table:table-cell table:style-name="ce10" office:value-type="string" office:string-value="新化區" calcext:value-type="string">
            <text:p><text:s/>新化區 </text:p>
          </table:table-cell>
          <table:table-cell table:number-columns-repeated="2" table:style-name="ce11" office:value-type="float" office:value="470" calcext:value-type="float">
            <text:p>4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誠達土木包工業" calcext:value-type="string">
            <text:p><text:s/>誠達土木包工業 </text:p>
          </table:table-cell>
          <table:table-cell table:number-columns-repeated="249"/>
        </table:table-row>
        <table:table-row table:style-name="ro5">
          <table:table-cell table:style-name="ce5" office:value-type="string" calcext:value-type="string">
            <text:p>新市區潭頂里549號前社區道路全線路面改善工程</text:p>
          </table:table-cell>
          <table:table-cell table:style-name="ce10" office:value-type="string" office:string-value="新市區" calcext:value-type="string">
            <text:p><text:s/>新市區 </text:p>
          </table:table-cell>
          <table:table-cell table:number-columns-repeated="2" table:style-name="ce11" office:value-type="float" office:value="210" calcext:value-type="float">
            <text:p>21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龍橋街65巷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250" calcext:value-type="float">
            <text:p>2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嘉民里2鄰144號旁巷道與148-12號旁巷道路面AC改善工程</text:p>
          </table:table-cell>
          <table:table-cell table:style-name="ce10" office:value-type="string" office:string-value="後壁區" calcext:value-type="string">
            <text:p><text:s/>後壁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金定土木包工業" calcext:value-type="string">
            <text:p><text:s/>金定土木包工業 </text:p>
          </table:table-cell>
          <table:table-cell table:number-columns-repeated="249"/>
        </table:table-row>
        <table:table-row table:style-name="ro5">
          <table:table-cell table:style-name="ce5" office:value-type="string" calcext:value-type="string">
            <text:p>一甲里道路改善工程</text:p>
          </table:table-cell>
          <table:table-cell table:style-name="ce10" office:value-type="string" office:string-value="仁德區" calcext:value-type="string">
            <text:p><text:s/>仁德區 </text:p>
          </table:table-cell>
          <table:table-cell table:number-columns-repeated="2" table:style-name="ce11" office:value-type="float" office:value="875" calcext:value-type="float">
            <text:p>87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柳營區神農里庄內排水改善工程</text:p>
          </table:table-cell>
          <table:table-cell table:style-name="ce10" office:value-type="string" office:string-value="柳營區" calcext:value-type="string">
            <text:p><text:s/>柳營區 </text:p>
          </table:table-cell>
          <table:table-cell table:number-columns-repeated="2" table:style-name="ce11" office:value-type="float" office:value="380" calcext:value-type="float">
            <text:p>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玖郁土木包工程" calcext:value-type="string">
            <text:p><text:s/>玖郁土木包工程 </text:p>
          </table:table-cell>
          <table:table-cell table:number-columns-repeated="249"/>
        </table:table-row>
        <table:table-row table:style-name="ro5">
          <table:table-cell table:style-name="ce5" office:value-type="string" calcext:value-type="string">
            <text:p>北門區錦湖里北馬部落道路排水改善工程</text:p>
          </table:table-cell>
          <table:table-cell table:style-name="ce10" office:value-type="string" office:string-value="北門區" calcext:value-type="string">
            <text:p><text:s/>北門區 </text:p>
          </table:table-cell>
          <table:table-cell table:number-columns-repeated="2" table:style-name="ce11" office:value-type="float" office:value="1875" calcext:value-type="float">
            <text:p>1,87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世全土木包工業" calcext:value-type="string">
            <text:p><text:s/>世全土木包工業 </text:p>
          </table:table-cell>
          <table:table-cell table:number-columns-repeated="249"/>
        </table:table-row>
        <table:table-row table:style-name="ro5">
          <table:table-cell table:style-name="ce5" office:value-type="string" calcext:value-type="string">
            <text:p>六甲區中正路599巷擋土牆及中正路459巷34弄道路改善工程</text:p>
          </table:table-cell>
          <table:table-cell table:style-name="ce10" office:value-type="string" office:string-value="六甲區" calcext:value-type="string">
            <text:p><text:s/>六甲區 </text:p>
          </table:table-cell>
          <table:table-cell table:style-name="ce11" office:value-type="float" office:value="1280" calcext:value-type="float">
            <text:p>1,280 </text:p>
          </table:table-cell>
          <table:table-cell table:style-name="ce11" office:value-type="float" office:value="1380" calcext:value-type="float">
            <text:p>1,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歸仁區南保里文化十街28巷路面改善工程</text:p>
          </table:table-cell>
          <table:table-cell table:style-name="ce10" office:value-type="string" office:string-value="歸仁區" calcext:value-type="string">
            <text:p><text:s/>歸仁區 </text:p>
          </table:table-cell>
          <table:table-cell table:number-columns-repeated="2" table:style-name="ce11" office:value-type="float" office:value="380" calcext:value-type="float">
            <text:p>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昱發土木包工業" calcext:value-type="string">
            <text:p><text:s/>昱發土木包工業 </text:p>
          </table:table-cell>
          <table:table-cell table:number-columns-repeated="249"/>
        </table:table-row>
        <table:table-row table:style-name="ro5">
          <table:table-cell table:style-name="ce5" office:value-type="string" calcext:value-type="string">
            <text:p>安西里長安街(新生路至文化路)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975" calcext:value-type="float">
            <text:p>97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金定土木包工業" calcext:value-type="string">
            <text:p><text:s/>金定土木包工業 </text:p>
          </table:table-cell>
          <table:table-cell table:number-columns-repeated="249"/>
        </table:table-row>
        <table:table-row table:style-name="ro5">
          <table:table-cell table:style-name="ce5" office:value-type="string" calcext:value-type="string">
            <text:p>龍橋街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380" calcext:value-type="float">
            <text:p>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玉井區中正路道路改善工程</text:p>
          </table:table-cell>
          <table:table-cell table:style-name="ce10" office:value-type="string" office:string-value="玉井區" calcext:value-type="string">
            <text:p><text:s/>玉井區 </text:p>
          </table:table-cell>
          <table:table-cell table:number-columns-repeated="2" table:style-name="ce11" office:value-type="float" office:value="3000" calcext:value-type="float">
            <text:p>3,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永勝街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蘭銘營造有限公司" calcext:value-type="string">
            <text:p><text:s/>蘭銘營造有限公司 </text:p>
          </table:table-cell>
          <table:table-cell table:number-columns-repeated="249"/>
        </table:table-row>
        <table:table-row table:style-name="ro5">
          <table:table-cell table:style-name="ce5" office:value-type="string" calcext:value-type="string">
            <text:p>南化區玉山里下頭仔聖王宮旁道路改善工程</text:p>
          </table:table-cell>
          <table:table-cell table:style-name="ce10" office:value-type="string" office:string-value="南化區" calcext:value-type="string">
            <text:p><text:s/>南化區 </text:p>
          </table:table-cell>
          <table:table-cell table:number-columns-repeated="2" table:style-name="ce11" office:value-type="float" office:value="1980" calcext:value-type="float">
            <text:p>1,9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信營造股份有限公司" calcext:value-type="string">
            <text:p><text:s/>宏信營造股份有限公司 </text:p>
          </table:table-cell>
          <table:table-cell table:number-columns-repeated="249"/>
        </table:table-row>
        <table:table-row table:style-name="ro5">
          <table:table-cell table:style-name="ce5" office:value-type="string" calcext:value-type="string">
            <text:p>公E2增設兒童遊具工程</text:p>
          </table:table-cell>
          <table:table-cell table:style-name="ce10" office:value-type="string" office:string-value="東區" calcext:value-type="string">
            <text:p><text:s/>東區 </text:p>
          </table:table-cell>
          <table:table-cell table:number-columns-repeated="2" table:style-name="ce11" office:value-type="float" office:value="98.7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公園路789號旁綠地排水改善工程</text:p>
          </table:table-cell>
          <table:table-cell table:style-name="ce10" office:value-type="string" office:string-value="北區" calcext:value-type="string">
            <text:p><text:s/>北區 </text:p>
          </table:table-cell>
          <table:table-cell table:number-columns-repeated="2" table:style-name="ce11" office:value-type="float" office:value="97.79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府平公園增設座椅工程</text:p>
          </table:table-cell>
          <table:table-cell table:style-name="ce10" office:value-type="string" office:string-value="安平區" calcext:value-type="string">
            <text:p><text:s/>安平區 </text:p>
          </table:table-cell>
          <table:table-cell table:number-columns-repeated="2" table:style-name="ce11" office:value-type="float" office:value="48" calcext:value-type="float">
            <text:p>4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公8地墊施作工程</text:p>
          </table:table-cell>
          <table:table-cell table:style-name="ce10" office:value-type="string" office:string-value="中西區" calcext:value-type="string">
            <text:p><text:s/>中西區 </text:p>
          </table:table-cell>
          <table:table-cell table:number-columns-repeated="2" table:style-name="ce11" office:value-type="float" office:value="99.225"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台南公園增設大輪轉及上肢牽引器工程</text:p>
          </table:table-cell>
          <table:table-cell table:style-name="ce10" office:value-type="string" office:string-value="北區" calcext:value-type="string">
            <text:p><text:s/>北區 </text:p>
          </table:table-cell>
          <table:table-cell table:style-name="ce11" office:value-type="float" office:value="54.5" calcext:value-type="float">
            <text:p>55 </text:p>
          </table:table-cell>
          <table:table-cell table:style-name="ce11" office:value-type="float" office:value="57.881" calcext:value-type="float">
            <text:p>5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鄭子寮西公兒5木座拆除、增設石椅工程</text:p>
          </table:table-cell>
          <table:table-cell table:style-name="ce10" office:value-type="string" office:string-value="北區" calcext:value-type="string">
            <text:p><text:s/>北區 </text:p>
          </table:table-cell>
          <table:table-cell table:number-columns-repeated="2" table:style-name="ce11" office:value-type="float" office:value="72.655" calcext:value-type="float">
            <text:p>7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美騐工程行" calcext:value-type="string">
            <text:p><text:s/>榮美騐工程行 </text:p>
          </table:table-cell>
          <table:table-cell table:number-columns-repeated="249"/>
        </table:table-row>
        <table:table-row table:style-name="ro5">
          <table:table-cell table:style-name="ce5" office:value-type="string" calcext:value-type="string">
            <text:p>崇學公園體健設施增設工程</text:p>
          </table:table-cell>
          <table:table-cell table:style-name="ce10" office:value-type="string" office:string-value="東區" calcext:value-type="string">
            <text:p><text:s/>東區 </text:p>
          </table:table-cell>
          <table:table-cell table:number-columns-repeated="2" table:style-name="ce11" office:value-type="float" office:value="69.237" calcext:value-type="float">
            <text:p>6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成德里公兒4-3設施增設工程</text:p>
          </table:table-cell>
          <table:table-cell table:style-name="ce10" office:value-type="string" office:string-value="北區" calcext:value-type="string">
            <text:p><text:s/>北區 </text:p>
          </table:table-cell>
          <table:table-cell table:number-columns-repeated="2" table:style-name="ce11" office:value-type="float" office:value="92.831" calcext:value-type="float">
            <text:p>9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8">
          <table:table-cell table:style-name="ce5" office:value-type="string" calcext:value-type="string">
            <text:p>1.安昌街300號路面AC鋪設工程(85T)</text:p>
            <text:p>2.青砂街一段572巷87弄32號等2處路面AC鋪設工程(94T)</text:p>
            <text:p>3.智安二街103巷路面AC鋪設工程(139T)</text:p>
          </table:table-cell>
          <table:table-cell table:style-name="ce10" office:value-type="string" office:string-value="安南區" calcext:value-type="string">
            <text:p><text:s/>安南區 </text:p>
          </table:table-cell>
          <table:table-cell table:style-name="ce11" office:value-type="float" office:value="188" calcext:value-type="float">
            <text:p>188 </text:p>
          </table:table-cell>
          <table:table-cell table:style-name="ce11" office:value-type="float" office:value="618.828" calcext:value-type="float">
            <text:p>61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中路一段(從北安路交叉至安和路口)路面改善工程(2,454T)</text:p>
          </table:table-cell>
          <table:table-cell table:style-name="ce10" office:value-type="string" office:string-value="安南區" calcext:value-type="string">
            <text:p><text:s/>安南區 </text:p>
          </table:table-cell>
          <table:table-cell table:style-name="ce11" office:value-type="float" office:value="7362" calcext:value-type="float">
            <text:p>7,362 </text:p>
          </table:table-cell>
          <table:table-cell table:style-name="ce11" office:value-type="float" office:value="5791.44" calcext:value-type="float">
            <text:p>5,7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岸內里和平路632巷及678巷路面工程</text:p>
          </table:table-cell>
          <table:table-cell table:style-name="ce10" office:value-type="string" office:string-value="鹽水區" calcext:value-type="string">
            <text:p><text:s/>鹽水區 </text:p>
          </table:table-cell>
          <table:table-cell table:number-columns-repeated="2" table:style-name="ce11" office:value-type="float" office:value="1050" calcext:value-type="float">
            <text:p>1,0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8">
          <table:table-cell table:style-name="ce5" office:value-type="string" calcext:value-type="string">
            <text:p>城南路(城南路368號～城西街一段)路面AC鋪設工程(415T)</text:p>
          </table:table-cell>
          <table:table-cell table:style-name="ce10" office:value-type="string" office:string-value="安南區" calcext:value-type="string">
            <text:p><text:s/>安南區 </text:p>
          </table:table-cell>
          <table:table-cell table:style-name="ce11" office:value-type="float" office:value="830" calcext:value-type="float">
            <text:p>830 </text:p>
          </table:table-cell>
          <table:table-cell table:style-name="ce11" office:value-type="float" office:value="1302.72" calcext:value-type="float">
            <text:p>1,30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中正北路318巷16弄46號前道路改善</text:p>
          </table:table-cell>
          <table:table-cell table:style-name="ce10" office:value-type="string" office:string-value="永康區" calcext:value-type="string">
            <text:p><text:s/>永康區 </text:p>
          </table:table-cell>
          <table:table-cell table:number-columns-repeated="2" table:style-name="ce11" office:value-type="float" office:value="312" calcext:value-type="float">
            <text:p>31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楠西區埔尾段村里道路改善工程</text:p>
          </table:table-cell>
          <table:table-cell table:style-name="ce10" office:value-type="string" office:string-value="楠西區" calcext:value-type="string">
            <text:p><text:s/>楠西區 </text:p>
          </table:table-cell>
          <table:table-cell table:number-columns-repeated="2" table:style-name="ce11" office:value-type="float" office:value="300" calcext:value-type="float">
            <text:p>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8">
          <table:table-cell table:style-name="ce5" office:value-type="string" calcext:value-type="string">
            <text:p>溪心里保安宮前廣場</text:p>
          </table:table-cell>
          <table:table-cell table:style-name="ce10" office:value-type="string" office:string-value="安南區" calcext:value-type="string">
            <text:p><text:s/>安南區 </text:p>
          </table:table-cell>
          <table:table-cell table:style-name="ce11" office:value-type="float" office:value="216" calcext:value-type="float">
            <text:p>216 </text:p>
          </table:table-cell>
          <table:table-cell table:style-name="ce11" office:value-type="float" office:value="210.168" calcext:value-type="float">
            <text:p>21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中路5段448號（神農宮）前路面改善工程(33T)</text:p>
          </table:table-cell>
          <table:table-cell table:style-name="ce10" office:value-type="string" office:string-value="安南區" calcext:value-type="string">
            <text:p><text:s/>安南區 </text:p>
          </table:table-cell>
          <table:table-cell table:style-name="ce11" office:value-type="float" office:value="99" calcext:value-type="float">
            <text:p>99 </text:p>
          </table:table-cell>
          <table:table-cell table:style-name="ce11" office:value-type="float" office:value="143" calcext:value-type="float">
            <text:p>14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十二佃路（佃西里轄區）道路改善工程(1,261T)</text:p>
          </table:table-cell>
          <table:table-cell table:style-name="ce10" office:value-type="string" office:string-value="安南區" calcext:value-type="string">
            <text:p><text:s/>安南區 </text:p>
          </table:table-cell>
          <table:table-cell table:style-name="ce11" office:value-type="float" office:value="0" calcext:value-type="float">
            <text:p>0 </text:p>
          </table:table-cell>
          <table:table-cell table:style-name="ce11" office:value-type="float" office:value="3278.6" calcext:value-type="float">
            <text:p>3,27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順里安豐六街10項及安豐五街路面AC鋪設工程(650T)</text:p>
          </table:table-cell>
          <table:table-cell table:style-name="ce10" office:value-type="string" office:string-value="安南區" calcext:value-type="string">
            <text:p><text:s/>安南區 </text:p>
          </table:table-cell>
          <table:table-cell table:style-name="ce11" office:value-type="float" office:value="1300" calcext:value-type="float">
            <text:p>1,300 </text:p>
          </table:table-cell>
          <table:table-cell table:style-name="ce11" office:value-type="float" office:value="780" calcext:value-type="float">
            <text:p>78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崇德六街及崇明十四街路面AC鋪設工程(543.6T)</text:p>
          </table:table-cell>
          <table:table-cell table:style-name="ce10" office:value-type="string" office:string-value="東區" calcext:value-type="string">
            <text:p><text:s/>東區 </text:p>
          </table:table-cell>
          <table:table-cell table:style-name="ce11" office:value-type="float" office:value="1087.2" calcext:value-type="float">
            <text:p>1,087 </text:p>
          </table:table-cell>
          <table:table-cell table:style-name="ce11" office:value-type="float" office:value="1413.36" calcext:value-type="float">
            <text:p>1,41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大林里3鄰里內道路改善工程</text:p>
          </table:table-cell>
          <table:table-cell table:style-name="ce10" office:value-type="string" office:string-value="白河區" calcext:value-type="string">
            <text:p><text:s/>白河區 </text:p>
          </table:table-cell>
          <table:table-cell table:style-name="ce11" office:value-type="float" office:value="96" calcext:value-type="float">
            <text:p>96 </text:p>
          </table:table-cell>
          <table:table-cell table:style-name="ce11" office:value-type="float" office:value="96.2" calcext:value-type="float">
            <text:p>9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海佃路一段雙號側（鹽水溪橋-海東橋）前路面改善工程</text:p>
          </table:table-cell>
          <table:table-cell table:style-name="ce10" office:value-type="string" office:string-value="安南區" calcext:value-type="string">
            <text:p><text:s/>安南區 </text:p>
          </table:table-cell>
          <table:table-cell table:style-name="ce11" office:value-type="float" office:value="3120" calcext:value-type="float">
            <text:p>3,120 </text:p>
          </table:table-cell>
          <table:table-cell table:style-name="ce11" office:value-type="float" office:value="4056" calcext:value-type="float">
            <text:p>4,05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北汕尾路三段（安中路-台江大道）路面改善工程</text:p>
          </table:table-cell>
          <table:table-cell table:style-name="ce10" office:value-type="string" office:string-value="安南區" calcext:value-type="string">
            <text:p><text:s/>安南區 </text:p>
          </table:table-cell>
          <table:table-cell table:style-name="ce11" office:value-type="float" office:value="1490" calcext:value-type="float">
            <text:p>1,490 </text:p>
          </table:table-cell>
          <table:table-cell table:style-name="ce11" office:value-type="float" office:value="1937" calcext:value-type="float">
            <text:p>1,93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王行路351巷等路面改善工程</text:p>
          </table:table-cell>
          <table:table-cell table:style-name="ce10" office:value-type="string" office:string-value="永康區" calcext:value-type="string">
            <text:p><text:s/>永康區 </text:p>
          </table:table-cell>
          <table:table-cell table:style-name="ce11" office:value-type="float" office:value="400" calcext:value-type="float">
            <text:p>400 </text:p>
          </table:table-cell>
          <table:table-cell table:style-name="ce11" office:value-type="float" office:value="660" calcext:value-type="float">
            <text:p>6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宇成土木包工業" calcext:value-type="string">
            <text:p><text:s/>宇成土木包工業 </text:p>
          </table:table-cell>
          <table:table-cell table:number-columns-repeated="249"/>
        </table:table-row>
        <table:table-row table:style-name="ro5">
          <table:table-cell table:style-name="ce5" office:value-type="string" calcext:value-type="string">
            <text:p>大內區環湖里（嗚頭高幹136右2）旁道路改善工程</text:p>
          </table:table-cell>
          <table:table-cell table:style-name="ce10" office:value-type="string" office:string-value="大內區" calcext:value-type="string">
            <text:p><text:s/>大內區 </text:p>
          </table:table-cell>
          <table:table-cell table:style-name="ce11" office:value-type="float" office:value="375" calcext:value-type="float">
            <text:p>375 </text:p>
          </table:table-cell>
          <table:table-cell table:style-name="ce11" office:value-type="float" office:value="550" calcext:value-type="float">
            <text:p>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5">
          <table:table-cell table:style-name="ce5" office:value-type="string" calcext:value-type="string">
            <text:p>永康區中山北路264巷55弄等道路改善工程</text:p>
          </table:table-cell>
          <table:table-cell table:style-name="ce10" office:value-type="string" office:string-value="永康區" calcext:value-type="string">
            <text:p><text:s/>永康區 </text:p>
          </table:table-cell>
          <table:table-cell table:style-name="ce11" office:value-type="float" office:value="1660" calcext:value-type="float">
            <text:p>1,660 </text:p>
          </table:table-cell>
          <table:table-cell table:style-name="ce11" office:value-type="float" office:value="670" calcext:value-type="float">
            <text:p>6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代土木包工業" calcext:value-type="string">
            <text:p><text:s/>永代土木包工業 </text:p>
          </table:table-cell>
          <table:table-cell table:number-columns-repeated="249"/>
        </table:table-row>
        <table:table-row table:style-name="ro8">
          <table:table-cell table:style-name="ce5" office:value-type="string" calcext:value-type="string">
            <text:p>郡安路5段184巷10弄38-64號路面改善工程</text:p>
          </table:table-cell>
          <table:table-cell table:style-name="ce10" office:value-type="string" office:string-value="安南區" calcext:value-type="string">
            <text:p><text:s/>安南區 </text:p>
          </table:table-cell>
          <table:table-cell table:style-name="ce11" office:value-type="float" office:value="120" calcext:value-type="float">
            <text:p>120 </text:p>
          </table:table-cell>
          <table:table-cell table:style-name="ce11" office:value-type="float" office:value="156" calcext:value-type="float">
            <text:p>15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順里開安五街及總安街一段146巷85弄至146巷85弄39號路面改善工程</text:p>
          </table:table-cell>
          <table:table-cell table:style-name="ce10" office:value-type="string" office:string-value="安南區" calcext:value-type="string">
            <text:p><text:s/>安南區 </text:p>
          </table:table-cell>
          <table:table-cell table:style-name="ce11" office:value-type="float" office:value="832" calcext:value-type="float">
            <text:p>832 </text:p>
          </table:table-cell>
          <table:table-cell table:style-name="ce11" office:value-type="float" office:value="1081.6" calcext:value-type="float">
            <text:p>1,08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中路一段702巷路面改善工程(594T)</text:p>
          </table:table-cell>
          <table:table-cell table:style-name="ce10" office:value-type="string" office:string-value="安南區" calcext:value-type="string">
            <text:p><text:s/>安南區 </text:p>
          </table:table-cell>
          <table:table-cell table:style-name="ce11" office:value-type="float" office:value="1188" calcext:value-type="float">
            <text:p>1,188 </text:p>
          </table:table-cell>
          <table:table-cell table:style-name="ce11" office:value-type="float" office:value="1544.4" calcext:value-type="float">
            <text:p>1,54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南區鹽田里活動中心路面AC鋪設工程(20T)</text:p>
          </table:table-cell>
          <table:table-cell table:style-name="ce10" office:value-type="string" office:string-value="安南區" calcext:value-type="string">
            <text:p><text:s/>安南區 </text:p>
          </table:table-cell>
          <table:table-cell table:style-name="ce11" office:value-type="float" office:value="60" calcext:value-type="float">
            <text:p>60 </text:p>
          </table:table-cell>
          <table:table-cell table:style-name="ce11" office:value-type="float" office:value="52" calcext:value-type="float">
            <text:p>5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麻豆區太子宮後道路建請加封</text:p>
          </table:table-cell>
          <table:table-cell table:style-name="ce10" office:value-type="string" office:string-value="麻豆區" calcext:value-type="string">
            <text:p><text:s/>麻豆區 </text:p>
          </table:table-cell>
          <table:table-cell table:style-name="ce11" office:value-type="float" office:value="558" calcext:value-type="float">
            <text:p>558 </text:p>
          </table:table-cell>
          <table:table-cell table:style-name="ce11" office:value-type="float" office:value="483.6" calcext:value-type="float">
            <text:p>48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麻豆區太子宮後道路改善工程</text:p>
          </table:table-cell>
          <table:table-cell table:style-name="ce10" office:value-type="string" office:string-value="麻豆區" calcext:value-type="string">
            <text:p><text:s/>麻豆區 </text:p>
          </table:table-cell>
          <table:table-cell table:style-name="ce11" office:value-type="float" office:value="558" calcext:value-type="float">
            <text:p>558 </text:p>
          </table:table-cell>
          <table:table-cell table:style-name="ce11" office:value-type="float" office:value="158.6" calcext:value-type="float">
            <text:p>15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麻豆區果菜市場環場道路加封工程</text:p>
          </table:table-cell>
          <table:table-cell table:style-name="ce10" office:value-type="string" office:string-value="麻豆區" calcext:value-type="string">
            <text:p><text:s/>麻豆區 </text:p>
          </table:table-cell>
          <table:table-cell table:style-name="ce11" office:value-type="float" office:value="660" calcext:value-type="float">
            <text:p>660 </text:p>
          </table:table-cell>
          <table:table-cell table:style-name="ce11" office:value-type="float" office:value="572" calcext:value-type="float">
            <text:p>57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城中段0078及城北路旁聖母段629、639、576、577、641、641-1及青砂街一段695巷口（砂崙段0685-0003）道路改善工程</text:p>
          </table:table-cell>
          <table:table-cell table:style-name="ce10" office:value-type="string" office:string-value="安南區" calcext:value-type="string">
            <text:p><text:s/>安南區 </text:p>
          </table:table-cell>
          <table:table-cell table:style-name="ce11" office:value-type="float" office:value="726" calcext:value-type="float">
            <text:p>726 </text:p>
          </table:table-cell>
          <table:table-cell table:style-name="ce11" office:value-type="float" office:value="629.2" calcext:value-type="float">
            <text:p>62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崇明路與崇道路口溝邊大掏空搶修工程</text:p>
          </table:table-cell>
          <table:table-cell table:style-name="ce10" office:value-type="string" office:string-value="東區" calcext:value-type="string">
            <text:p><text:s/>東區 </text:p>
          </table:table-cell>
          <table:table-cell table:number-columns-repeated="2" table:style-name="ce11" office:value-type="float" office:value="19.61" calcext:value-type="float">
            <text:p>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麻豆區港尾里6鄰路面及側溝改善工程</text:p>
          </table:table-cell>
          <table:table-cell table:style-name="ce10" office:value-type="string" office:string-value="麻豆區" calcext:value-type="string">
            <text:p><text:s/>麻豆區 </text:p>
          </table:table-cell>
          <table:table-cell table:style-name="ce11" office:value-type="float" office:value="461" calcext:value-type="float">
            <text:p>461 </text:p>
          </table:table-cell>
          <table:table-cell table:style-name="ce11" office:value-type="float" office:value="380" calcext:value-type="float">
            <text:p>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下營區大埤里轄內南56-1南端道路改善工程</text:p>
          </table:table-cell>
          <table:table-cell table:style-name="ce10" office:value-type="string" office:string-value="下營區" calcext:value-type="string">
            <text:p><text:s/>下營區 </text:p>
          </table:table-cell>
          <table:table-cell table:style-name="ce11" office:value-type="float" office:value="1800" calcext:value-type="float">
            <text:p>1,800 </text:p>
          </table:table-cell>
          <table:table-cell table:style-name="ce11" office:value-type="float" office:value="2000" calcext:value-type="float">
            <text:p>2,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旺營造有限公司" calcext:value-type="string">
            <text:p><text:s/>大旺營造有限公司 </text:p>
          </table:table-cell>
          <table:table-cell table:number-columns-repeated="249"/>
        </table:table-row>
        <table:table-row table:style-name="ro5">
          <table:table-cell table:style-name="ce5" office:value-type="string" calcext:value-type="string">
            <text:p>下營區新興里道路AC刨除改善工程</text:p>
          </table:table-cell>
          <table:table-cell table:style-name="ce10" office:value-type="string" office:string-value="下營區" calcext:value-type="string">
            <text:p><text:s/>下營區 </text:p>
          </table:table-cell>
          <table:table-cell table:number-columns-repeated="2" table:style-name="ce11" office:value-type="float" office:value="96" calcext:value-type="float">
            <text:p>9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近洽廠商" calcext:value-type="string">
            <text:p><text:s/>近洽廠商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5">
          <table:table-cell table:style-name="ce5" office:value-type="string" calcext:value-type="string">
            <text:p>佳里區佳里興往漚汪南24線之東勢橋周邊下陷及龜裂改善工程</text:p>
          </table:table-cell>
          <table:table-cell table:style-name="ce10" office:value-type="string" office:string-value="佳里區" calcext:value-type="string">
            <text:p><text:s/>佳里區 </text:p>
          </table:table-cell>
          <table:table-cell table:number-columns-repeated="2" table:style-name="ce11" office:value-type="float" office:value="900" calcext:value-type="float">
            <text:p>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戴竹營造工程有限公司" calcext:value-type="string">
            <text:p><text:s/>戴竹營造工程有限公司 </text:p>
          </table:table-cell>
          <table:table-cell table:number-columns-repeated="249"/>
        </table:table-row>
        <table:table-row table:style-name="ro8">
          <table:table-cell table:style-name="ce5" office:value-type="string" calcext:value-type="string">
            <text:p>新市區轄內道路AC(本局供料)刨除工程開口契約</text:p>
          </table:table-cell>
          <table:table-cell table:style-name="ce10" office:value-type="string" office:string-value="新市區" calcext:value-type="string">
            <text:p><text:s/>新市區 </text:p>
          </table:table-cell>
          <table:table-cell table:style-name="ce11" office:value-type="float" office:value="6222" calcext:value-type="float">
            <text:p>6,222 </text:p>
          </table:table-cell>
          <table:table-cell table:style-name="ce11" office:value-type="float" office:value="2500" calcext:value-type="float">
            <text:p>2,5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六甲區南118-1線道路改善工程</text:p>
          </table:table-cell>
          <table:table-cell table:style-name="ce10" office:value-type="string" office:string-value="六甲區" calcext:value-type="string">
            <text:p><text:s/>六甲區 </text:p>
          </table:table-cell>
          <table:table-cell table:number-columns-repeated="2" table:style-name="ce11" office:value-type="float" office:value="3500" calcext:value-type="float">
            <text:p>3,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旺營造有限公司" calcext:value-type="string">
            <text:p><text:s/>大旺營造有限公司 </text:p>
          </table:table-cell>
          <table:table-cell table:number-columns-repeated="249"/>
        </table:table-row>
        <table:table-row table:style-name="ro5">
          <table:table-cell table:style-name="ce5" office:value-type="string" calcext:value-type="string">
            <text:p>麻豆區南48線、南49-3道路路面改善工程</text:p>
          </table:table-cell>
          <table:table-cell table:style-name="ce10" office:value-type="string" office:string-value="麻豆區" calcext:value-type="string">
            <text:p><text:s/>麻豆區 </text:p>
          </table:table-cell>
          <table:table-cell table:number-columns-repeated="2" table:style-name="ce11" office:value-type="float" office:value="5000" calcext:value-type="float">
            <text:p>5,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大內區南184線銜接南182線及曲溪橋連接道路路面加高工程</text:p>
          </table:table-cell>
          <table:table-cell table:style-name="ce10" office:value-type="string" office:string-value="大內區" calcext:value-type="string">
            <text:p><text:s/>大內區 </text:p>
          </table:table-cell>
          <table:table-cell table:number-columns-repeated="2" table:style-name="ce11" office:value-type="float" office:value="5500" calcext:value-type="float">
            <text:p>5,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旺營造有限公司" calcext:value-type="string">
            <text:p><text:s/>大旺營造有限公司 </text:p>
          </table:table-cell>
          <table:table-cell table:number-columns-repeated="249"/>
        </table:table-row>
        <table:table-row table:style-name="ro5">
          <table:table-cell table:style-name="ce5" office:value-type="string" calcext:value-type="string">
            <text:p>柳營區南108線道路改善工程</text:p>
          </table:table-cell>
          <table:table-cell table:style-name="ce10" office:value-type="string" office:string-value="柳營區" calcext:value-type="string">
            <text:p><text:s/>柳營區 </text:p>
          </table:table-cell>
          <table:table-cell table:number-columns-repeated="2" table:style-name="ce11" office:value-type="float" office:value="6000" calcext:value-type="float">
            <text:p>6,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新營區鹽水區74線道路改善工程</text:p>
          </table:table-cell>
          <table:table-cell table:style-name="ce10" office:value-type="string" office:string-value="新營區" calcext:value-type="string">
            <text:p><text:s/>新營區 </text:p>
          </table:table-cell>
          <table:table-cell table:number-columns-repeated="2" table:style-name="ce11" office:value-type="float" office:value="6000" calcext:value-type="float">
            <text:p>6,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佳里區南32線道路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6000" calcext:value-type="float">
            <text:p>6,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後壁區南80線及南82線等道路路面改善工程</text:p>
          </table:table-cell>
          <table:table-cell table:style-name="ce10" office:value-type="string" office:string-value="後壁區" calcext:value-type="string">
            <text:p><text:s/>後壁區 </text:p>
          </table:table-cell>
          <table:table-cell table:number-columns-repeated="2" table:style-name="ce11" office:value-type="float" office:value="10000" calcext:value-type="float">
            <text:p>10,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北區希望公園、台南公園增設石桌椅</text:p>
          </table:table-cell>
          <table:table-cell table:style-name="ce10" office:value-type="string" office:string-value="北區" calcext:value-type="string">
            <text:p><text:s/>北區 </text:p>
          </table:table-cell>
          <table:table-cell table:number-columns-repeated="2" table:style-name="ce11" office:value-type="float" office:value="98.806"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8">
          <table:table-cell table:style-name="ce5" office:value-type="string" calcext:value-type="string">
            <text:p>城西街及城南路口排水改善搶修工程</text:p>
          </table:table-cell>
          <table:table-cell table:style-name="ce10" office:value-type="string" office:string-value="安南區" calcext:value-type="string">
            <text:p><text:s/>安南區 </text:p>
          </table:table-cell>
          <table:table-cell table:number-columns-repeated="2" table:style-name="ce11" office:value-type="float" office:value="79.563" calcext:value-type="float">
            <text:p>8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中西區公11公園增設遮陽網工程</text:p>
          </table:table-cell>
          <table:table-cell table:style-name="ce10" office:value-type="string" office:string-value="中西區" calcext:value-type="string">
            <text:p><text:s/>中西區 </text:p>
          </table:table-cell>
          <table:table-cell table:number-columns-repeated="2" table:style-name="ce11" office:value-type="float" office:value="99.17"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開南社區籃球場積水改善工程</text:p>
          </table:table-cell>
          <table:table-cell table:style-name="ce10" office:value-type="string" office:string-value="南區" calcext:value-type="string">
            <text:p><text:s/>南區 </text:p>
          </table:table-cell>
          <table:table-cell table:number-columns-repeated="2" table:style-name="ce11" office:value-type="float" office:value="81.916" calcext:value-type="float">
            <text:p>8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5">
          <table:table-cell table:style-name="ce5" office:value-type="string" calcext:value-type="string">
            <text:p>安南區顯宮公園排水設施改善</text:p>
          </table:table-cell>
          <table:table-cell table:style-name="ce10" office:value-type="string" office:string-value="安南區" calcext:value-type="string">
            <text:p><text:s/>安南區 </text:p>
          </table:table-cell>
          <table:table-cell table:number-columns-repeated="2" table:style-name="ce11" office:value-type="float" office:value="98.78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9">
          <table:table-cell table:style-name="ce5" office:value-type="string" calcext:value-type="string">
            <text:p>文成一路221、127、129號前及北安路三段與培安路口行道樹斷根、懷恩公園增設擋車柱、安中路一段電信局前人行道開挖樹穴、開元路116號前植栽</text:p>
          </table:table-cell>
          <table:table-cell table:style-name="ce10" office:value-type="string" office:string-value="北區" calcext:value-type="string">
            <text:p><text:s/>北區 </text:p>
          </table:table-cell>
          <table:table-cell table:number-columns-repeated="2" table:style-name="ce11" office:value-type="float" office:value="97.68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美騐工程行" calcext:value-type="string">
            <text:p><text:s/>榮美騐工程行 </text:p>
          </table:table-cell>
          <table:table-cell table:number-columns-repeated="249"/>
        </table:table-row>
        <table:table-row table:style-name="ro8">
          <table:table-cell table:style-name="ce5" office:value-type="string" calcext:value-type="string">
            <text:p>龍崎區內南163線及南182線路面搶修工程</text:p>
          </table:table-cell>
          <table:table-cell table:style-name="ce10" office:value-type="string" office:string-value="龍崎區" calcext:value-type="string">
            <text:p><text:s/>龍崎區 </text:p>
          </table:table-cell>
          <table:table-cell table:number-columns-repeated="2" table:style-name="ce11" office:value-type="float" office:value="192" calcext:value-type="float">
            <text:p>19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龍崎區內南165區路面搶修工程</text:p>
          </table:table-cell>
          <table:table-cell table:style-name="ce10" office:value-type="string" office:string-value="龍崎區" calcext:value-type="string">
            <text:p><text:s/>龍崎區 </text:p>
          </table:table-cell>
          <table:table-cell table:number-columns-repeated="2" table:style-name="ce11" office:value-type="float" office:value="200" calcext:value-type="float">
            <text:p>2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6">
          <table:table-cell table:style-name="ce5" office:value-type="string" calcext:value-type="string">
            <text:p>善化區光復路與陽明路142巷(文正里三鮮台)路口分隔島改善工程</text:p>
          </table:table-cell>
          <table:table-cell table:style-name="ce10" office:value-type="string" office:string-value="善化區" calcext:value-type="string">
            <text:p><text:s/>善化區 </text:p>
          </table:table-cell>
          <table:table-cell table:number-columns-repeated="2" table:style-name="ce11" office:value-type="float" office:value="99" calcext:value-type="float">
            <text:p>9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勝弘土木包工業" calcext:value-type="string">
            <text:p><text:s/>勝弘土木包工業 </text:p>
          </table:table-cell>
          <table:table-cell table:number-columns-repeated="249"/>
        </table:table-row>
        <table:table-row table:style-name="ro8">
          <table:table-cell table:style-name="ce5" office:value-type="string" calcext:value-type="string">
            <text:p>漁光路114號慶和壇廟致連外道路凹凸不平道路修復工程</text:p>
          </table:table-cell>
          <table:table-cell table:style-name="ce10" office:value-type="string" office:string-value="安平區" calcext:value-type="string">
            <text:p><text:s/>安平區 </text:p>
          </table:table-cell>
          <table:table-cell table:number-columns-repeated="2" table:style-name="ce11" office:value-type="float" office:value="302" calcext:value-type="float">
            <text:p>30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建南里自由街(建南路至中山路口)、自由街166巷、公園路75巷(含13弄)、公園路61巷等四項瀝青混凝土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821.4" calcext:value-type="float">
            <text:p>82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龍安里社區道路改善工程</text:p>
          </table:table-cell>
          <table:table-cell table:style-name="ce10" office:value-type="string" office:string-value="佳里區" calcext:value-type="string">
            <text:p><text:s/>佳里區 </text:p>
          </table:table-cell>
          <table:table-cell table:number-columns-repeated="2" table:style-name="ce11" office:value-type="float" office:value="670" calcext:value-type="float">
            <text:p>67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三協里後庄社區道路改善工程</text:p>
          </table:table-cell>
          <table:table-cell table:style-name="ce10" office:value-type="string" office:string-value="佳里區" calcext:value-type="string">
            <text:p><text:s/>佳里區 </text:p>
          </table:table-cell>
          <table:table-cell table:number-columns-repeated="2" table:style-name="ce11" office:value-type="float" office:value="1320" calcext:value-type="float">
            <text:p>1,3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南26線(城內里)道路改善</text:p>
          </table:table-cell>
          <table:table-cell table:style-name="ce10" office:value-type="string" office:string-value="七股區" calcext:value-type="string">
            <text:p><text:s/>七股區 </text:p>
          </table:table-cell>
          <table:table-cell table:number-columns-repeated="2" table:style-name="ce11" office:value-type="float" office:value="864" calcext:value-type="float">
            <text:p>86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南33-1線(義合段)道路改善</text:p>
          </table:table-cell>
          <table:table-cell table:style-name="ce10" office:value-type="string" office:string-value="七股區" calcext:value-type="string">
            <text:p><text:s/>七股區 </text:p>
          </table:table-cell>
          <table:table-cell table:number-columns-repeated="2" table:style-name="ce11" office:value-type="float" office:value="2908" calcext:value-type="float">
            <text:p>2,90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永康區王行路513巷道路改善工程</text:p>
          </table:table-cell>
          <table:table-cell table:style-name="ce10" office:value-type="string" office:string-value="永康區" calcext:value-type="string">
            <text:p><text:s/>永康區 </text:p>
          </table:table-cell>
          <table:table-cell table:number-columns-repeated="2" table:style-name="ce11" office:value-type="float" office:value="116" calcext:value-type="float">
            <text:p>11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麻豆區安業里7鄰巷道鋪面及側溝改善工程</text:p>
          </table:table-cell>
          <table:table-cell table:style-name="ce10" office:value-type="string" office:string-value="麻豆區" calcext:value-type="string">
            <text:p><text:s/>麻豆區 </text:p>
          </table:table-cell>
          <table:table-cell table:number-columns-repeated="2" table:style-name="ce11" office:value-type="float" office:value="1500" calcext:value-type="float">
            <text:p>1,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小崙里橋仔內聯絡道路側溝加蓋改善工程</text:p>
          </table:table-cell>
          <table:table-cell table:style-name="ce10" office:value-type="string" office:string-value="南化區" calcext:value-type="string">
            <text:p><text:s/>南化區 </text:p>
          </table:table-cell>
          <table:table-cell table:style-name="ce11" office:value-type="float" office:value="5000" calcext:value-type="float">
            <text:p>5,000 </text:p>
          </table:table-cell>
          <table:table-cell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台灣土木包工業" calcext:value-type="string">
            <text:p><text:s/>台灣土木包工業 </text:p>
          </table:table-cell>
          <table:table-cell table:number-columns-repeated="249"/>
        </table:table-row>
        <table:table-row table:style-name="ro6">
          <table:table-cell table:style-name="ce5" office:value-type="string" calcext:value-type="string">
            <text:p>龍泉里南48自溝子墘56-27至56-2及龍泉巖至太子宮道路修復工程</text:p>
          </table:table-cell>
          <table:table-cell table:style-name="ce10" office:value-type="string" office:string-value="麻豆區" calcext:value-type="string">
            <text:p><text:s/>麻豆區 </text:p>
          </table:table-cell>
          <table:table-cell table:number-columns-repeated="2" table:style-name="ce11" office:value-type="float" office:value="1420" calcext:value-type="float">
            <text:p>1,4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麻豆區安正里社子廟前排水溝改善工程</text:p>
          </table:table-cell>
          <table:table-cell table:style-name="ce10" office:value-type="string" office:string-value="麻豆區" calcext:value-type="string">
            <text:p><text:s/>麻豆區 </text:p>
          </table:table-cell>
          <table:table-cell table:style-name="ce11" office:value-type="float" office:value="520" calcext:value-type="float">
            <text:p>520 </text:p>
          </table:table-cell>
          <table:table-cell table:style-name="ce11" office:value-type="float" office:value="504" calcext:value-type="float">
            <text:p>50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6">
          <table:table-cell table:style-name="ce5" office:value-type="string" calcext:value-type="string">
            <text:p>左鎮區二寮里南164-1線路面改善工程</text:p>
          </table:table-cell>
          <table:table-cell table:style-name="ce10" office:value-type="string" office:string-value="左鎮區" calcext:value-type="string">
            <text:p><text:s/>左鎮區 </text:p>
          </table:table-cell>
          <table:table-cell table:style-name="ce11" office:value-type="float" office:value="500" calcext:value-type="float">
            <text:p>500 </text:p>
          </table:table-cell>
          <table:table-cell table:style-name="ce11" office:value-type="float" office:value="2820" calcext:value-type="float">
            <text:p>2,8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昇工程技術顧問有限公司" calcext:value-type="string">
            <text:p><text:s/>宏昇工程技術顧問有限公司 </text:p>
          </table:table-cell>
          <table:table-cell table:number-columns-repeated="249"/>
        </table:table-row>
        <table:table-row table:style-name="ro5">
          <table:table-cell table:style-name="ce5" office:value-type="string" calcext:value-type="string">
            <text:p>南化區北投仔道路橫向排水改善工程</text:p>
          </table:table-cell>
          <table:table-cell table:style-name="ce10" office:value-type="string" office:string-value="南化區" calcext:value-type="string">
            <text:p><text:s/>南化區 </text:p>
          </table:table-cell>
          <table:table-cell table:style-name="ce11" office:value-type="float" office:value="244" calcext:value-type="float">
            <text:p>244 </text:p>
          </table:table-cell>
          <table:table-cell table:style-name="ce11" office:value-type="float" office:value="350" calcext:value-type="float">
            <text:p>3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盈興土木包工業" calcext:value-type="string">
            <text:p><text:s/>盈興土木包工業 </text:p>
          </table:table-cell>
          <table:table-cell table:number-columns-repeated="249"/>
        </table:table-row>
        <table:table-row table:style-name="ro5">
          <table:table-cell table:style-name="ce5" office:value-type="string" calcext:value-type="string">
            <text:p>下營區營前里光玄寺及民生街111巷前道路改善工程</text:p>
          </table:table-cell>
          <table:table-cell table:style-name="ce10" office:value-type="string" office:string-value="下營區" calcext:value-type="string">
            <text:p><text:s/>下營區 </text:p>
          </table:table-cell>
          <table:table-cell table:style-name="ce11" office:value-type="float" office:value="400" calcext:value-type="float">
            <text:p>400 </text:p>
          </table:table-cell>
          <table:table-cell table:style-name="ce11" office:value-type="float" office:value="1100" calcext:value-type="float">
            <text:p>1,1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6">
          <table:table-cell table:style-name="ce5" office:value-type="string" calcext:value-type="string">
            <text:p>澄山里光山部落聯絡道路路面及側溝改善工程</text:p>
          </table:table-cell>
          <table:table-cell table:style-name="ce10" office:value-type="string" office:string-value="左鎮區" calcext:value-type="string">
            <text:p><text:s/>左鎮區 </text:p>
          </table:table-cell>
          <table:table-cell table:number-columns-repeated="2" table:style-name="ce11" office:value-type="float" office:value="2550" calcext:value-type="float">
            <text:p>2,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昇工程技術顧問有限公司" calcext:value-type="string">
            <text:p><text:s/>宏昇工程技術顧問有限公司 </text:p>
          </table:table-cell>
          <table:table-cell table:number-columns-repeated="249"/>
        </table:table-row>
        <table:table-row table:style-name="ro5">
          <table:table-cell table:style-name="ce5" office:value-type="string" calcext:value-type="string">
            <text:p>睦光部落道路改善工程</text:p>
          </table:table-cell>
          <table:table-cell table:style-name="ce10" office:value-type="string" office:string-value="左鎮區" calcext:value-type="string">
            <text:p><text:s/>左鎮區 </text:p>
          </table:table-cell>
          <table:table-cell table:number-columns-repeated="2" table:style-name="ce11" office:value-type="float" office:value="850" calcext:value-type="float">
            <text:p>8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統碩工程顧問有限公司" calcext:value-type="string">
            <text:p><text:s/>統碩工程顧問有限公司 </text:p>
          </table:table-cell>
          <table:table-cell table:number-columns-repeated="249"/>
        </table:table-row>
        <table:table-row table:style-name="ro5">
          <table:table-cell table:style-name="ce5" office:value-type="string" calcext:value-type="string">
            <text:p>三角潭部落道路改善工程</text:p>
          </table:table-cell>
          <table:table-cell table:style-name="ce10" office:value-type="string" office:string-value="左鎮區" calcext:value-type="string">
            <text:p><text:s/>左鎮區 </text:p>
          </table:table-cell>
          <table:table-cell table:number-columns-repeated="2" table:style-name="ce11" office:value-type="float" office:value="300" calcext:value-type="float">
            <text:p>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統碩工程顧問有限公司" calcext:value-type="string">
            <text:p><text:s/>統碩工程顧問有限公司 </text:p>
          </table:table-cell>
          <table:table-cell table:number-columns-repeated="249"/>
        </table:table-row>
        <table:table-row table:style-name="ro5">
          <table:table-cell table:style-name="ce5" office:value-type="string" calcext:value-type="string">
            <text:p>榮和里山仔頂道路路面改善工程</text:p>
          </table:table-cell>
          <table:table-cell table:style-name="ce10" office:value-type="string" office:string-value="左鎮區" calcext:value-type="string">
            <text:p><text:s/>左鎮區 </text:p>
          </table:table-cell>
          <table:table-cell table:number-columns-repeated="2" table:style-name="ce11" office:value-type="float" office:value="400" calcext:value-type="float">
            <text:p>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統碩工程顧問有限公司" calcext:value-type="string">
            <text:p><text:s/>統碩工程顧問有限公司 </text:p>
          </table:table-cell>
          <table:table-cell table:number-columns-repeated="249"/>
        </table:table-row>
        <table:table-row table:style-name="ro5">
          <table:table-cell table:style-name="ce5" office:value-type="string" calcext:value-type="string">
            <text:p>南化區南化里176線道3.2K處道路改善工程</text:p>
          </table:table-cell>
          <table:table-cell table:style-name="ce10" office:value-type="string" office:string-value="南化區" calcext:value-type="string">
            <text:p><text:s/>南化區 </text:p>
          </table:table-cell>
          <table:table-cell table:number-columns-repeated="2" table:style-name="ce11" office:value-type="float" office:value="1299" calcext:value-type="float">
            <text:p>1,29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東山區聖賢里南100線(東新高幹143-1)道路排水改善工程</text:p>
          </table:table-cell>
          <table:table-cell table:style-name="ce10" office:value-type="string" office:string-value="東山區" calcext:value-type="string">
            <text:p><text:s/>東山區 </text:p>
          </table:table-cell>
          <table:table-cell table:number-columns-repeated="2" table:style-name="ce11" office:value-type="float" office:value="700" calcext:value-type="float">
            <text:p>7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8">
          <table:table-cell table:style-name="ce5" office:value-type="string" calcext:value-type="string">
            <text:p>下營區道路改善工程</text:p>
          </table:table-cell>
          <table:table-cell table:style-name="ce10" office:value-type="string" office:string-value="下營區" calcext:value-type="string">
            <text:p><text:s/>下營區 </text:p>
          </table:table-cell>
          <table:table-cell table:number-columns-repeated="2" table:style-name="ce11" office:value-type="float" office:value="1000" calcext:value-type="float">
            <text:p>1,0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大內區環湖社區巷道路面改善工程</text:p>
          </table:table-cell>
          <table:table-cell table:style-name="ce10" office:value-type="string" office:string-value="大內區" calcext:value-type="string">
            <text:p><text:s/>大內區 </text:p>
          </table:table-cell>
          <table:table-cell table:number-columns-repeated="2" table:style-name="ce11" office:value-type="float" office:value="550" calcext:value-type="float">
            <text:p>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大土木包工業" calcext:value-type="string">
            <text:p><text:s/>永大土木包工業 </text:p>
          </table:table-cell>
          <table:table-cell table:number-columns-repeated="249"/>
        </table:table-row>
        <table:table-row table:style-name="ro8">
          <table:table-cell table:style-name="ce5" office:value-type="string" calcext:value-type="string">
            <text:p>西港區轄內道路瀝青混凝土路面改善工程</text:p>
          </table:table-cell>
          <table:table-cell table:style-name="ce10" office:value-type="string" office:string-value="西港區" calcext:value-type="string">
            <text:p><text:s/>西港區 </text:p>
          </table:table-cell>
          <table:table-cell table:number-columns-repeated="2" table:style-name="ce11" office:value-type="float" office:value="1492" calcext:value-type="float">
            <text:p>1,49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港里等六里道路路面修繕</text:p>
          </table:table-cell>
          <table:table-cell table:style-name="ce10" office:value-type="string" office:string-value="西港區" calcext:value-type="string">
            <text:p><text:s/>西港區 </text:p>
          </table:table-cell>
          <table:table-cell table:number-columns-repeated="2" table:style-name="ce11" office:value-type="float" office:value="2556" calcext:value-type="float">
            <text:p>2,55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大甲、二行及上崙里內道路修復工程</text:p>
          </table:table-cell>
          <table:table-cell table:style-name="ce10" office:value-type="string" office:string-value="仁德區" calcext:value-type="string">
            <text:p><text:s/>仁德區 </text:p>
          </table:table-cell>
          <table:table-cell table:number-columns-repeated="2" table:style-name="ce11" office:value-type="float" office:value="30" calcext:value-type="float">
            <text:p>3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港區轄內道路改善工程</text:p>
          </table:table-cell>
          <table:table-cell table:style-name="ce10" office:value-type="string" office:string-value="西港區" calcext:value-type="string">
            <text:p><text:s/>西港區 </text:p>
          </table:table-cell>
          <table:table-cell table:number-columns-repeated="2" table:style-name="ce11" office:value-type="float" office:value="1490.64" calcext:value-type="float">
            <text:p>1,4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港區轄內等6里道路路面改善工程</text:p>
          </table:table-cell>
          <table:table-cell table:style-name="ce10" office:value-type="string" office:string-value="西港區" calcext:value-type="string">
            <text:p><text:s/>西港區 </text:p>
          </table:table-cell>
          <table:table-cell table:number-columns-repeated="2" table:style-name="ce11" office:value-type="float" office:value="8196" calcext:value-type="float">
            <text:p>8,19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港區轄內道路改善工程(後營里等里轄道路)</text:p>
          </table:table-cell>
          <table:table-cell table:style-name="ce10" office:value-type="string" office:string-value="西港區" calcext:value-type="string">
            <text:p><text:s/>西港區 </text:p>
          </table:table-cell>
          <table:table-cell table:number-columns-repeated="2" table:style-name="ce11" office:value-type="float" office:value="2446.02" calcext:value-type="float">
            <text:p>2,44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化區南化里烏山高分12旁水溝加蓋改善工程</text:p>
          </table:table-cell>
          <table:table-cell table:style-name="ce10" office:value-type="string" office:string-value="南化區" calcext:value-type="string">
            <text:p><text:s/>南化區 </text:p>
          </table:table-cell>
          <table:table-cell table:number-columns-repeated="2" table:style-name="ce11" office:value-type="float" office:value="145.75" calcext:value-type="float">
            <text:p>14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冠頂土木包工業" calcext:value-type="string">
            <text:p><text:s/>冠頂土木包工業 </text:p>
          </table:table-cell>
          <table:table-cell table:number-columns-repeated="249"/>
        </table:table-row>
        <table:table-row table:style-name="ro8">
          <table:table-cell table:style-name="ce5" office:value-type="string" calcext:value-type="string">
            <text:p>北成路212號前道路搶修工程</text:p>
          </table:table-cell>
          <table:table-cell table:style-name="ce10" office:value-type="string" office:string-value="北區" calcext:value-type="string">
            <text:p><text:s/>北區 </text:p>
          </table:table-cell>
          <table:table-cell table:number-columns-repeated="2" table:style-name="ce11" office:value-type="float" office:value="24" calcext:value-type="float">
            <text:p>2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南區道路改善工程</text:p>
          </table:table-cell>
          <table:table-cell table:style-name="ce10" office:value-type="string" office:string-value="安南區" calcext:value-type="string">
            <text:p><text:s/>安南區 </text:p>
          </table:table-cell>
          <table:table-cell table:number-columns-repeated="2" table:style-name="ce11" office:value-type="float" office:value="7500" calcext:value-type="float">
            <text:p>7,5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長溪路一段460巷口至怡安路口段道路修復工程</text:p>
          </table:table-cell>
          <table:table-cell table:style-name="ce10" office:value-type="string" office:string-value="安南區" calcext:value-type="string">
            <text:p><text:s/>安南區 </text:p>
          </table:table-cell>
          <table:table-cell table:number-columns-repeated="2" table:style-name="ce11" office:value-type="float" office:value="1102" calcext:value-type="float">
            <text:p>1,10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楠坑里南163線區道改善工程</text:p>
          </table:table-cell>
          <table:table-cell table:style-name="ce10" office:value-type="string" office:string-value="龍崎區" calcext:value-type="string">
            <text:p><text:s/>龍崎區 </text:p>
          </table:table-cell>
          <table:table-cell table:style-name="ce11" office:value-type="float" office:value="1000" calcext:value-type="float">
            <text:p>1,000 </text:p>
          </table:table-cell>
          <table:table-cell table:style-name="ce11" office:value-type="float" office:value="647" calcext:value-type="float">
            <text:p>64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大同里46-2號、29號及66-1至72號前道路</text:p>
          </table:table-cell>
          <table:table-cell table:style-name="ce10" office:value-type="string" office:string-value="安定區" calcext:value-type="string">
            <text:p><text:s/>安定區 </text:p>
          </table:table-cell>
          <table:table-cell table:style-name="ce11" office:value-type="float" office:value="1000" calcext:value-type="float">
            <text:p>1,000 </text:p>
          </table:table-cell>
          <table:table-cell table:style-name="ce11" office:value-type="float" office:value="736" calcext:value-type="float">
            <text:p>73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南安里南132號附近水銀燈NO8道路與中沙里1-16號附近道路改善工程</text:p>
          </table:table-cell>
          <table:table-cell table:style-name="ce10" office:value-type="string" office:string-value="安定區" calcext:value-type="string">
            <text:p><text:s/>安定區 </text:p>
          </table:table-cell>
          <table:table-cell table:style-name="ce11" office:value-type="float" office:value="1000" calcext:value-type="float">
            <text:p>1,000 </text:p>
          </table:table-cell>
          <table:table-cell table:style-name="ce11" office:value-type="float" office:value="710" calcext:value-type="float">
            <text:p>71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永康區北灣里大同街636巷道路排水改善工程</text:p>
          </table:table-cell>
          <table:table-cell table:style-name="ce10" office:value-type="string" office:string-value="永康區" calcext:value-type="string">
            <text:p><text:s/>永康區 </text:p>
          </table:table-cell>
          <table:table-cell table:style-name="ce11" office:value-type="float" office:value="2.8" calcext:value-type="float">
            <text:p>3 </text:p>
          </table:table-cell>
          <table:table-cell table:style-name="ce11" office:value-type="float" office:value="2800" calcext:value-type="float">
            <text:p>2,8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鴻金營造有限公司" calcext:value-type="string">
            <text:p><text:s/>鴻金營造有限公司 </text:p>
          </table:table-cell>
          <table:table-cell table:number-columns-repeated="249"/>
        </table:table-row>
        <table:table-row table:style-name="ro5">
          <table:table-cell table:style-name="ce5" office:value-type="string" calcext:value-type="string">
            <text:p>官田區渡頭巷道AC路面重鋪工程</text:p>
          </table:table-cell>
          <table:table-cell table:style-name="ce10" office:value-type="string" office:string-value="官田區" calcext:value-type="string">
            <text:p><text:s/>官田區 </text:p>
          </table:table-cell>
          <table:table-cell table:number-columns-repeated="2" table:style-name="ce11" office:value-type="float" office:value="630" calcext:value-type="float">
            <text:p>6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關廟區東勢里排水溝渠改善工程</text:p>
          </table:table-cell>
          <table:table-cell table:style-name="ce10" office:value-type="string" office:string-value="關廟區" calcext:value-type="string">
            <text:p><text:s/>關廟區 </text:p>
          </table:table-cell>
          <table:table-cell table:style-name="ce11" office:value-type="float" office:value="0.65" calcext:value-type="float">
            <text:p>1 </text:p>
          </table:table-cell>
          <table:table-cell table:style-name="ce11" office:value-type="float" office:value="650" calcext:value-type="float">
            <text:p>6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長和路4段160巷5弄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150" calcext:value-type="float">
            <text:p>15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後壁區侯伯里三公府旁路面及其巷道改善工程</text:p>
          </table:table-cell>
          <table:table-cell table:style-name="ce10" office:value-type="string" office:string-value="後壁區" calcext:value-type="string">
            <text:p><text:s/>後壁區 </text:p>
          </table:table-cell>
          <table:table-cell table:style-name="ce11" office:value-type="float" office:value="0.377" calcext:value-type="float">
            <text:p>0 </text:p>
          </table:table-cell>
          <table:table-cell table:style-name="ce11" office:value-type="float" office:value="300" calcext:value-type="float">
            <text:p>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南區新生公園籃球場增設工程</text:p>
          </table:table-cell>
          <table:table-cell table:style-name="ce10" office:value-type="string" office:string-value="南區" calcext:value-type="string">
            <text:p><text:s/>南區 </text:p>
          </table:table-cell>
          <table:table-cell table:number-columns-repeated="2" table:style-name="ce11" office:value-type="float" office:value="64.717" calcext:value-type="float">
            <text:p>6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詮翌鋁業有限公司" calcext:value-type="string">
            <text:p><text:s/>詮翌鋁業有限公司 </text:p>
          </table:table-cell>
          <table:table-cell table:number-columns-repeated="249"/>
        </table:table-row>
        <table:table-row table:style-name="ro5">
          <table:table-cell table:style-name="ce5" office:value-type="string" calcext:value-type="string">
            <text:p>白河區甘宅里南86-1線、2鄰及8鄰等3處道路改善工程</text:p>
          </table:table-cell>
          <table:table-cell table:style-name="ce10" office:value-type="string" office:string-value="白河區" calcext:value-type="string">
            <text:p><text:s/>白河區 </text:p>
          </table:table-cell>
          <table:table-cell table:style-name="ce11" office:value-type="float" office:value="0.446" calcext:value-type="float">
            <text:p>0 </text:p>
          </table:table-cell>
          <table:table-cell table:style-name="ce11" office:value-type="float" office:value="300" calcext:value-type="float">
            <text:p>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嘉苳里10鄰121號宅邊側溝修復改善工程</text:p>
          </table:table-cell>
          <table:table-cell table:style-name="ce10" office:value-type="string" office:string-value="後壁區" calcext:value-type="string">
            <text:p><text:s/>後壁區 </text:p>
          </table:table-cell>
          <table:table-cell table:style-name="ce11" office:value-type="float" office:value="0.26" calcext:value-type="float">
            <text:p>0 </text:p>
          </table:table-cell>
          <table:table-cell table:style-name="ce11" office:value-type="float" office:value="380" calcext:value-type="float">
            <text:p>3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奕昌土木包工業" calcext:value-type="string">
            <text:p><text:s/>奕昌土木包工業 </text:p>
          </table:table-cell>
          <table:table-cell table:number-columns-repeated="249"/>
        </table:table-row>
        <table:table-row table:style-name="ro8">
          <table:table-cell table:style-name="ce5" office:value-type="string" calcext:value-type="string">
            <text:p>玉井區中正－玉田－竹圍道路修復工程</text:p>
          </table:table-cell>
          <table:table-cell table:style-name="ce10" office:value-type="string" office:string-value="玉井區" calcext:value-type="string">
            <text:p><text:s/>玉井區 </text:p>
          </table:table-cell>
          <table:table-cell table:style-name="ce11" office:value-type="float" office:value="0.075" calcext:value-type="float">
            <text:p>0 </text:p>
          </table:table-cell>
          <table:table-cell table:style-name="ce11" office:value-type="float" office:value="75" calcext:value-type="float">
            <text:p>7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北區北成路及永華路二段520號等樹木移植工程</text:p>
          </table:table-cell>
          <table:table-cell table:style-name="ce10" office:value-type="string" office:string-value="北區" calcext:value-type="string">
            <text:p><text:s/>北區 </text:p>
          </table:table-cell>
          <table:table-cell table:number-columns-repeated="2" table:style-name="ce11" office:value-type="float" office:value="34.508" calcext:value-type="float">
            <text:p>3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南區公71沃土填土工程</text:p>
          </table:table-cell>
          <table:table-cell table:style-name="ce10" office:value-type="string" office:string-value="南區" calcext:value-type="string">
            <text:p><text:s/>南區 </text:p>
          </table:table-cell>
          <table:table-cell table:number-columns-repeated="2" table:style-name="ce11" office:value-type="float" office:value="49.14" calcext:value-type="float">
            <text:p>4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臺南市仁德區德南路137巷都市計畫道路</text:p>
          </table:table-cell>
          <table:table-cell table:style-name="ce10" office:value-type="string" office:string-value="仁德區" calcext:value-type="string">
            <text:p><text:s/>仁德區 </text:p>
          </table:table-cell>
          <table:table-cell table:number-columns-repeated="2" table:style-name="ce11" office:value-type="float" office:value="600" calcext:value-type="float">
            <text:p>600 </text:p>
          </table:table-cell>
          <table:table-cell table:style-name="ce15" office:value-type="string" office:string-value="新建工程" calcext:value-type="string">
            <text:p><text:s/>新建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委託區公所代辦" calcext:value-type="string">
            <text:p><text:s/>委託區公所代辦 </text:p>
          </table:table-cell>
          <table:table-cell table:number-columns-repeated="249"/>
        </table:table-row>
        <table:table-row table:style-name="ro8">
          <table:table-cell table:style-name="ce5" office:value-type="string" calcext:value-type="string">
            <text:p>安正里南48線道路、東角里民生路柏油改善工程</text:p>
          </table:table-cell>
          <table:table-cell table:style-name="ce10" office:value-type="string" office:string-value="麻豆區" calcext:value-type="string">
            <text:p><text:s/>麻豆區 </text:p>
          </table:table-cell>
          <table:table-cell table:number-columns-repeated="2" table:style-name="ce11" office:value-type="float" office:value="3800" calcext:value-type="float">
            <text:p>3,8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柳營區人和里公園建設健身遊樂設施及照明工程</text:p>
          </table:table-cell>
          <table:table-cell table:style-name="ce10" office:value-type="string" office:string-value="柳營區" calcext:value-type="string">
            <text:p><text:s/>柳營區 </text:p>
          </table:table-cell>
          <table:table-cell table:number-columns-repeated="2" table:style-name="ce11" office:value-type="float" office:value="471" calcext:value-type="float">
            <text:p>47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和晟營造有限公司" calcext:value-type="string">
            <text:p><text:s/>和晟營造有限公司 </text:p>
          </table:table-cell>
          <table:table-cell table:number-columns-repeated="249"/>
        </table:table-row>
        <table:table-row table:style-name="ro5">
          <table:table-cell table:style-name="ce5" office:value-type="string" calcext:value-type="string">
            <text:p>安南區公31照明設施修繕工程</text:p>
          </table:table-cell>
          <table:table-cell table:style-name="ce10" office:value-type="string" office:string-value="安南區" calcext:value-type="string">
            <text:p><text:s/>安南區 </text:p>
          </table:table-cell>
          <table:table-cell table:number-columns-repeated="2" table:style-name="ce11" office:value-type="float" office:value="44.73" calcext:value-type="float">
            <text:p>4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祥晶企業行" calcext:value-type="string">
            <text:p><text:s/>祥晶企業行 </text:p>
          </table:table-cell>
          <table:table-cell table:number-columns-repeated="249"/>
        </table:table-row>
        <table:table-row table:style-name="ro8">
          <table:table-cell table:style-name="ce5" office:value-type="string" calcext:value-type="string">
            <text:p>布袋里、松腳里、新光里、下湖里、埤頭里及新埔里等各里不良道路加封工程</text:p>
          </table:table-cell>
          <table:table-cell table:style-name="ce10" office:value-type="string" office:string-value="關廟區" calcext:value-type="string">
            <text:p><text:s/>關廟區 </text:p>
          </table:table-cell>
          <table:table-cell table:number-columns-repeated="2" table:style-name="ce11" office:value-type="float" office:value="1053" calcext:value-type="float">
            <text:p>1,05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看坪里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432" calcext:value-type="float">
            <text:p>43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水利局" calcext:value-type="string">
            <text:p><text:s/>水利局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西寮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358" calcext:value-type="float">
            <text:p>35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社會局" calcext:value-type="string">
            <text:p><text:s/>社會局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竹港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572" calcext:value-type="float">
            <text:p>57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仁愛之家" calcext:value-type="string">
            <text:p><text:s/>仁愛之家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北區文元里公兒五設施改善工程</text:p>
          </table:table-cell>
          <table:table-cell table:style-name="ce10" office:value-type="string" office:string-value="北區" calcext:value-type="string">
            <text:p><text:s/>北區 </text:p>
          </table:table-cell>
          <table:table-cell table:number-columns-repeated="2" table:style-name="ce11" office:value-type="float" office:value="49.613" calcext:value-type="float">
            <text:p>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北區正覺里中正橋旁綠地增設石桌椅工程</text:p>
          </table:table-cell>
          <table:table-cell table:style-name="ce10" office:value-type="string" office:string-value="北區" calcext:value-type="string">
            <text:p><text:s/>北區 </text:p>
          </table:table-cell>
          <table:table-cell table:number-columns-repeated="2" table:style-name="ce11" office:value-type="float" office:value="89.744"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南區國民路綠地植栽綠美化改善工程</text:p>
          </table:table-cell>
          <table:table-cell table:style-name="ce10" office:value-type="string" office:string-value="南區" calcext:value-type="string">
            <text:p><text:s/>南區 </text:p>
          </table:table-cell>
          <table:table-cell table:number-columns-repeated="2" table:style-name="ce11" office:value-type="float" office:value="50.054" calcext:value-type="float">
            <text:p>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南區新生公園內兒童遊憩器材增設工程</text:p>
          </table:table-cell>
          <table:table-cell table:style-name="ce10" office:value-type="string" office:string-value="南區" calcext:value-type="string">
            <text:p><text:s/>南區 </text:p>
          </table:table-cell>
          <table:table-cell table:number-columns-repeated="2" table:style-name="ce11" office:value-type="float" office:value="73.868" calcext:value-type="float">
            <text:p>7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兒十公園遊戲器材更新與綠美化</text:p>
          </table:table-cell>
          <table:table-cell table:style-name="ce10" office:value-type="string" office:string-value="永康區" calcext:value-type="string">
            <text:p><text:s/>永康區 </text:p>
          </table:table-cell>
          <table:table-cell table:number-columns-repeated="2" table:style-name="ce11" office:value-type="float" office:value="600" calcext:value-type="float">
            <text:p>6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東山區三榮里及聖賢里路燈增設工程</text:p>
          </table:table-cell>
          <table:table-cell table:style-name="ce10" office:value-type="string" office:string-value="東山區" calcext:value-type="string">
            <text:p><text:s/>東山區 </text:p>
          </table:table-cell>
          <table:table-cell table:style-name="ce11" office:value-type="float" office:value="190.05" calcext:value-type="float">
            <text:p>190 </text:p>
          </table:table-cell>
          <table:table-cell table:style-name="ce11" office:value-type="float" office:value="190.5" calcext:value-type="float">
            <text:p>19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億升水電工程行 " calcext:value-type="string">
            <text:p><text:s/>億升水電工程行 <text:s/></text:p>
          </table:table-cell>
          <table:table-cell table:number-columns-repeated="249"/>
        </table:table-row>
        <table:table-row table:style-name="ro5">
          <table:table-cell table:style-name="ce5" office:value-type="string" calcext:value-type="string">
            <text:p>東山區三榮里及聖賢里路燈增設工程</text:p>
          </table:table-cell>
          <table:table-cell table:style-name="ce10" office:value-type="string" office:string-value="東山區" calcext:value-type="string">
            <text:p><text:s/>東山區 </text:p>
          </table:table-cell>
          <table:table-cell table:style-name="ce11" office:value-type="float" office:value="190.05" calcext:value-type="float">
            <text:p>190 </text:p>
          </table:table-cell>
          <table:table-cell table:style-name="ce11" office:value-type="float" office:value="190.5" calcext:value-type="float">
            <text:p>19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億興土木包工業" calcext:value-type="string">
            <text:p><text:s/>億興土木包工業 </text:p>
          </table:table-cell>
          <table:table-cell table:number-columns-repeated="249"/>
        </table:table-row>
        <table:table-row table:style-name="ro6">
          <table:table-cell table:style-name="ce5" office:value-type="string" calcext:value-type="string">
            <text:p>嘉北里271號至茄拔226-2號宅前道路改善工程及嘉北里茄拔巷道改善工程等兩案</text:p>
          </table:table-cell>
          <table:table-cell table:style-name="ce10" office:value-type="string" office:string-value="善化區" calcext:value-type="string">
            <text:p><text:s/>善化區 </text:p>
          </table:table-cell>
          <table:table-cell table:number-columns-repeated="2" table:style-name="ce11" office:value-type="float" office:value="970" calcext:value-type="float">
            <text:p>9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8">
          <table:table-cell table:style-name="ce5" office:value-type="string" calcext:value-type="string">
            <text:p>佳里區安西里文化路、安西路、光華街及育善街巷道改善工程</text:p>
          </table:table-cell>
          <table:table-cell table:style-name="ce10" office:value-type="string" office:string-value="佳里區" calcext:value-type="string">
            <text:p><text:s/>佳里區 </text:p>
          </table:table-cell>
          <table:table-cell table:number-columns-repeated="2" table:style-name="ce11" office:value-type="float" office:value="2000" calcext:value-type="float">
            <text:p>2,0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6">
          <table:table-cell table:style-name="ce5" office:value-type="string" calcext:value-type="string">
            <text:p>永康區北灣里永大路二段與文賢街路口等路面改善工程 (及北灣里大同街639號柏油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270" calcext:value-type="float">
            <text:p>2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立地土木包工業" calcext:value-type="string">
            <text:p><text:s/>立地土木包工業 </text:p>
          </table:table-cell>
          <table:table-cell table:number-columns-repeated="249"/>
        </table:table-row>
        <table:table-row table:style-name="ro8">
          <table:table-cell table:style-name="ce5" office:value-type="string" calcext:value-type="string">
            <text:p>七股區大寮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6820" calcext:value-type="float">
            <text:p>6,8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龍山里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588" calcext:value-type="float">
            <text:p>58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三股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218" calcext:value-type="float">
            <text:p>21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義合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546" calcext:value-type="float">
            <text:p>54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十份里內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438" calcext:value-type="float">
            <text:p>43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中華南路二段244號及112號前路面積水改善工程</text:p>
          </table:table-cell>
          <table:table-cell table:style-name="ce10" office:value-type="string" office:string-value="南區" calcext:value-type="string">
            <text:p><text:s/>南區 </text:p>
          </table:table-cell>
          <table:table-cell table:style-name="ce11" office:value-type="float" office:value="29.5" calcext:value-type="float">
            <text:p>30 </text:p>
          </table:table-cell>
          <table:table-cell table:style-name="ce11" office:value-type="float" office:value="30.16" calcext:value-type="float">
            <text:p>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8">
          <table:table-cell table:style-name="ce5" office:value-type="string" calcext:value-type="string">
            <text:p>學甲區中華路(中正路至濟生路段)改善工程</text:p>
          </table:table-cell>
          <table:table-cell table:style-name="ce10" office:value-type="string" office:string-value="學甲區" calcext:value-type="string">
            <text:p><text:s/>學甲區 </text:p>
          </table:table-cell>
          <table:table-cell table:number-columns-repeated="2" table:style-name="ce11" office:value-type="float" office:value="5430" calcext:value-type="float">
            <text:p>5,43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豐榮里正新路道路改善工程</text:p>
          </table:table-cell>
          <table:table-cell table:style-name="ce10" office:value-type="string" office:string-value="新化區" calcext:value-type="string">
            <text:p><text:s/>新化區 </text:p>
          </table:table-cell>
          <table:table-cell table:number-columns-repeated="2" table:style-name="ce11" office:value-type="float" office:value="806" calcext:value-type="float">
            <text:p>80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化區清水里信義路週邊巷道路面改善工程</text:p>
          </table:table-cell>
          <table:table-cell table:style-name="ce10" office:value-type="string" office:string-value="新化區" calcext:value-type="string">
            <text:p><text:s/>新化區 </text:p>
          </table:table-cell>
          <table:table-cell table:number-columns-repeated="2" table:style-name="ce11" office:value-type="float" office:value="310" calcext:value-type="float">
            <text:p>31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神農街(海安路二段至神農街114號前)水溝清疏工程</text:p>
          </table:table-cell>
          <table:table-cell table:style-name="ce10" office:value-type="string" office:string-value="中西區" calcext:value-type="string">
            <text:p><text:s/>中西區 </text:p>
          </table:table-cell>
          <table:table-cell table:style-name="ce11" office:value-type="float" office:value="39" calcext:value-type="float">
            <text:p>39 </text:p>
          </table:table-cell>
          <table:table-cell table:style-name="ce11" office:value-type="float" office:value="41.27" calcext:value-type="float">
            <text:p>4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久凱環境精業有限公司" calcext:value-type="string">
            <text:p><text:s/>久凱環境精業有限公司 </text:p>
          </table:table-cell>
          <table:table-cell table:number-columns-repeated="249"/>
        </table:table-row>
        <table:table-row table:style-name="ro5">
          <table:table-cell table:style-name="ce5" office:value-type="string" calcext:value-type="string">
            <text:p>為本市東區崇德里公E2公園內體健設施增設乙案。</text:p>
          </table:table-cell>
          <table:table-cell table:style-name="ce10" office:value-type="string" office:string-value="東區" calcext:value-type="string">
            <text:p><text:s/>東區 </text:p>
          </table:table-cell>
          <table:table-cell table:number-columns-repeated="2" table:style-name="ce11" office:value-type="float" office:value="96.91"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臺南市歸仁區傳佳寶社區路面改善工程</text:p>
          </table:table-cell>
          <table:table-cell table:style-name="ce10" office:value-type="string" office:string-value="歸仁區" calcext:value-type="string">
            <text:p><text:s/>歸仁區 </text:p>
          </table:table-cell>
          <table:table-cell table:number-columns-repeated="2" table:style-name="ce11" office:value-type="float" office:value="900" calcext:value-type="float">
            <text:p>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昱發土木包工業" calcext:value-type="string">
            <text:p><text:s/>昱發土木包工業 </text:p>
          </table:table-cell>
          <table:table-cell table:number-columns-repeated="249"/>
        </table:table-row>
        <table:table-row table:style-name="ro5">
          <table:table-cell table:style-name="ce5" office:value-type="string" calcext:value-type="string">
            <text:p>臺南市歸仁區大潭里大潭一街路面工程</text:p>
          </table:table-cell>
          <table:table-cell table:style-name="ce10" office:value-type="string" office:string-value="歸仁區" calcext:value-type="string">
            <text:p><text:s/>歸仁區 </text:p>
          </table:table-cell>
          <table:table-cell table:number-columns-repeated="2" table:style-name="ce11" office:value-type="float" office:value="650" calcext:value-type="float">
            <text:p>6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歸仁區後市里黃昏市場東側巷道路面改善工程</text:p>
          </table:table-cell>
          <table:table-cell table:style-name="ce10" office:value-type="string" office:string-value="歸仁區" calcext:value-type="string">
            <text:p><text:s/>歸仁區 </text:p>
          </table:table-cell>
          <table:table-cell table:number-columns-repeated="2" table:style-name="ce11" office:value-type="float" office:value="650" calcext:value-type="float">
            <text:p>6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崎區龍船里瓦厝巷道改善工程</text:p>
          </table:table-cell>
          <table:table-cell table:style-name="ce10" office:value-type="string" office:string-value="龍崎區" calcext:value-type="string">
            <text:p><text:s/>龍崎區 </text:p>
          </table:table-cell>
          <table:table-cell table:number-columns-repeated="2" table:style-name="ce11" office:value-type="float" office:value="200" calcext:value-type="float">
            <text:p>2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土崎里往代天府道改善工程</text:p>
          </table:table-cell>
          <table:table-cell table:style-name="ce10" office:value-type="string" office:string-value="龍崎區" calcext:value-type="string">
            <text:p><text:s/>龍崎區 </text:p>
          </table:table-cell>
          <table:table-cell table:number-columns-repeated="2" table:style-name="ce11" office:value-type="float" office:value="1220" calcext:value-type="float">
            <text:p>1,2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中正南路360巷等處道路改善工程</text:p>
          </table:table-cell>
          <table:table-cell table:style-name="ce10" office:value-type="string" office:string-value="永康區" calcext:value-type="string">
            <text:p><text:s/>永康區 </text:p>
          </table:table-cell>
          <table:table-cell table:number-columns-repeated="2" table:style-name="ce11" office:value-type="float" office:value="1050" calcext:value-type="float">
            <text:p>1,0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正強街111巷等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1500" calcext:value-type="float">
            <text:p>1,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代土木包工業" calcext:value-type="string">
            <text:p><text:s/>永代土木包工業 </text:p>
          </table:table-cell>
          <table:table-cell table:number-columns-repeated="249"/>
        </table:table-row>
        <table:table-row table:style-name="ro5">
          <table:table-cell table:style-name="ce5" office:value-type="string" calcext:value-type="string">
            <text:p>復興路128巷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660" calcext:value-type="float">
            <text:p>6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代土木包工業" calcext:value-type="string">
            <text:p><text:s/>永代土木包工業 </text:p>
          </table:table-cell>
          <table:table-cell table:number-columns-repeated="249"/>
        </table:table-row>
        <table:table-row table:style-name="ro8">
          <table:table-cell table:style-name="ce5" office:value-type="string" calcext:value-type="string">
            <text:p>平和里慈照宮旁道路改善工程</text:p>
          </table:table-cell>
          <table:table-cell table:style-name="ce10" office:value-type="string" office:string-value="學甲區" calcext:value-type="string">
            <text:p><text:s/>學甲區 </text:p>
          </table:table-cell>
          <table:table-cell table:number-columns-repeated="2" table:style-name="ce11" office:value-type="float" office:value="460" calcext:value-type="float">
            <text:p>4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東灣里民族路3巷等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富強路二段275巷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900" calcext:value-type="float">
            <text:p>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玉雨土木包工業" calcext:value-type="string">
            <text:p><text:s/>玉雨土木包工業 </text:p>
          </table:table-cell>
          <table:table-cell table:number-columns-repeated="249"/>
        </table:table-row>
        <table:table-row table:style-name="ro5">
          <table:table-cell table:style-name="ce5" office:value-type="string" calcext:value-type="string">
            <text:p>東山區聖賢里北勢寮部落北路32旁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400" calcext:value-type="float">
            <text:p>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海環街437巷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226" calcext:value-type="float">
            <text:p>22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青砂街一段與城安路道路修復工程</text:p>
          </table:table-cell>
          <table:table-cell table:style-name="ce10" office:value-type="string" office:string-value="安南區" calcext:value-type="string">
            <text:p><text:s/>安南區 </text:p>
          </table:table-cell>
          <table:table-cell table:number-columns-repeated="2" table:style-name="ce11" office:value-type="float" office:value="676" calcext:value-type="float">
            <text:p>67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台南市警察局第五分局公園派出所停車場用地</text:p>
          </table:table-cell>
          <table:table-cell table:style-name="ce10" office:value-type="string" office:string-value="北區" calcext:value-type="string">
            <text:p><text:s/>北區 </text:p>
          </table:table-cell>
          <table:table-cell table:number-columns-repeated="2" table:style-name="ce11" office:value-type="float" office:value="90" calcext:value-type="float">
            <text:p>9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樹林里南33線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608" calcext:value-type="float">
            <text:p>60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七股區南26線(後港國中前)道路路面改善工程</text:p>
          </table:table-cell>
          <table:table-cell table:style-name="ce10" office:value-type="string" office:string-value="七股區" calcext:value-type="string">
            <text:p><text:s/>七股區 </text:p>
          </table:table-cell>
          <table:table-cell table:number-columns-repeated="2" table:style-name="ce11" office:value-type="float" office:value="1450" calcext:value-type="float">
            <text:p>1,45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100年六甲都市計畫區公園用地(公三)開闢計畫規劃案</text:p>
          </table:table-cell>
          <table:table-cell table:style-name="ce10" office:value-type="string" office:string-value="六甲區" calcext:value-type="string">
            <text:p><text:s/>六甲區 </text:p>
          </table:table-cell>
          <table:table-cell table:number-columns-repeated="2" table:style-name="ce11" office:value-type="float" office:value="980" calcext:value-type="float">
            <text:p>98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元創地景設計有限公司 " calcext:value-type="string">
            <text:p><text:s/>元創地景設計有限公司 <text:s/></text:p>
          </table:table-cell>
          <table:table-cell table:number-columns-repeated="249"/>
        </table:table-row>
        <table:table-row table:style-name="ro5">
          <table:table-cell table:style-name="ce5" office:value-type="string" calcext:value-type="string">
            <text:p>麻豆區北勢里路燈增設工程</text:p>
          </table:table-cell>
          <table:table-cell table:style-name="ce10" office:value-type="string" office:string-value="麻豆區" calcext:value-type="string">
            <text:p><text:s/>麻豆區 </text:p>
          </table:table-cell>
          <table:table-cell table:number-columns-repeated="2" table:style-name="ce11" office:value-type="float" office:value="200" calcext:value-type="float">
            <text:p>2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龍崎嶇土崎里南162-2線路燈新設工程</text:p>
          </table:table-cell>
          <table:table-cell table:style-name="ce10" office:value-type="string" office:string-value="龍崎區" calcext:value-type="string">
            <text:p><text:s/>龍崎區 </text:p>
          </table:table-cell>
          <table:table-cell table:number-columns-repeated="2" table:style-name="ce11" office:value-type="float" office:value="89.8"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5">
          <table:table-cell table:style-name="ce5" office:value-type="string" calcext:value-type="string">
            <text:p>白河區蓮潭里等三理照明設施增設工程</text:p>
          </table:table-cell>
          <table:table-cell table:style-name="ce10" office:value-type="string" office:string-value="白河區" calcext:value-type="string">
            <text:p><text:s/>白河區 </text:p>
          </table:table-cell>
          <table:table-cell table:number-columns-repeated="2" table:style-name="ce11" office:value-type="float" office:value="43.6" calcext:value-type="float">
            <text:p>4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興南水電行" calcext:value-type="string">
            <text:p><text:s/>興南水電行 </text:p>
          </table:table-cell>
          <table:table-cell table:number-columns-repeated="249"/>
        </table:table-row>
        <table:table-row table:style-name="ro5">
          <table:table-cell table:style-name="ce5" office:value-type="string" calcext:value-type="string">
            <text:p>外角里照明設施工程</text:p>
          </table:table-cell>
          <table:table-cell table:style-name="ce10" office:value-type="string" office:string-value="白河區" calcext:value-type="string">
            <text:p><text:s/>白河區 </text:p>
          </table:table-cell>
          <table:table-cell table:number-columns-repeated="2" table:style-name="ce11" office:value-type="float" office:value="63.4" calcext:value-type="float">
            <text:p>6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興南水電行" calcext:value-type="string">
            <text:p><text:s/>興南水電行 </text:p>
          </table:table-cell>
          <table:table-cell table:number-columns-repeated="249"/>
        </table:table-row>
        <table:table-row table:style-name="ro5">
          <table:table-cell table:style-name="ce5" office:value-type="string" calcext:value-type="string">
            <text:p>大內區環湖里產業道路路燈新設工程</text:p>
          </table:table-cell>
          <table:table-cell table:style-name="ce10" office:value-type="string" office:string-value="大內區" calcext:value-type="string">
            <text:p><text:s/>大內區 </text:p>
          </table:table-cell>
          <table:table-cell table:number-columns-repeated="2" table:style-name="ce11" office:value-type="float" office:value="99"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大水電行" calcext:value-type="string">
            <text:p><text:s/>永大水電行 </text:p>
          </table:table-cell>
          <table:table-cell table:number-columns-repeated="249"/>
        </table:table-row>
        <table:table-row table:style-name="ro5">
          <table:table-cell table:style-name="ce5" office:value-type="string" calcext:value-type="string">
            <text:p>柳營區陳永華將軍公墓前道路等路燈照明工程</text:p>
          </table:table-cell>
          <table:table-cell table:style-name="ce10" office:value-type="string" office:string-value="柳營區" calcext:value-type="string">
            <text:p><text:s/>柳營區 </text:p>
          </table:table-cell>
          <table:table-cell table:number-columns-repeated="2" table:style-name="ce11" office:value-type="float" office:value="105" calcext:value-type="float">
            <text:p>10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急水溪庄內堤防照明設施增設工程</text:p>
          </table:table-cell>
          <table:table-cell table:style-name="ce10" office:value-type="string" office:string-value="白河區" calcext:value-type="string">
            <text:p><text:s/>白河區 </text:p>
          </table:table-cell>
          <table:table-cell table:number-columns-repeated="2" table:style-name="ce11" office:value-type="float" office:value="980" calcext:value-type="float">
            <text:p>98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發電氣工程" calcext:value-type="string">
            <text:p><text:s/>大發電氣工程 </text:p>
          </table:table-cell>
          <table:table-cell table:number-columns-repeated="249"/>
        </table:table-row>
        <table:table-row table:style-name="ro5">
          <table:table-cell table:style-name="ce5" office:value-type="string" calcext:value-type="string">
            <text:p>大內區內郭、內庄路燈新設工程</text:p>
          </table:table-cell>
          <table:table-cell table:style-name="ce10" office:value-type="string" office:string-value="大內區" calcext:value-type="string">
            <text:p><text:s/>大內區 </text:p>
          </table:table-cell>
          <table:table-cell table:number-columns-repeated="2" table:style-name="ce11" office:value-type="float" office:value="185" calcext:value-type="float">
            <text:p>18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大水電行" calcext:value-type="string">
            <text:p><text:s/>永大水電行 </text:p>
          </table:table-cell>
          <table:table-cell table:number-columns-repeated="249"/>
        </table:table-row>
        <table:table-row table:style-name="ro5">
          <table:table-cell table:style-name="ce5" office:value-type="string" calcext:value-type="string">
            <text:p>仁德區保安里永德路道路改善工程</text:p>
          </table:table-cell>
          <table:table-cell table:style-name="ce10" office:value-type="string" office:string-value="仁德區" calcext:value-type="string">
            <text:p><text:s/>仁德區 </text:p>
          </table:table-cell>
          <table:table-cell table:number-columns-repeated="2" table:style-name="ce11" office:value-type="float" office:value="6300" calcext:value-type="float">
            <text:p>6,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辦理發包作業中" calcext:value-type="string">
            <text:p><text:s/>辦理發包作業中 </text:p>
          </table:table-cell>
          <table:table-cell table:number-columns-repeated="249"/>
        </table:table-row>
        <table:table-row table:style-name="ro5">
          <table:table-cell table:style-name="ce5" office:value-type="string" calcext:value-type="string">
            <text:p>仁德里活動中心休閒設施改善工程</text:p>
          </table:table-cell>
          <table:table-cell table:style-name="ce10" office:value-type="string" office:string-value="仁德區" calcext:value-type="string">
            <text:p><text:s/>仁德區 </text:p>
          </table:table-cell>
          <table:table-cell table:number-columns-repeated="2" table:style-name="ce11" office:value-type="float" office:value="880" calcext:value-type="float">
            <text:p>88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綠原土木包工業" calcext:value-type="string">
            <text:p><text:s/>綠原土木包工業 </text:p>
          </table:table-cell>
          <table:table-cell table:number-columns-repeated="249"/>
        </table:table-row>
        <table:table-row table:style-name="ro5">
          <table:table-cell table:style-name="ce5" office:value-type="string" calcext:value-type="string">
            <text:p>麻豆區安正里路燈增設工程</text:p>
          </table:table-cell>
          <table:table-cell table:style-name="ce10" office:value-type="string" office:string-value="麻豆區" calcext:value-type="string">
            <text:p><text:s/>麻豆區 </text:p>
          </table:table-cell>
          <table:table-cell table:number-columns-repeated="2" table:style-name="ce11" office:value-type="float" office:value="110" calcext:value-type="float">
            <text:p>11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山上區蘆芝坑部落高壓鈉光燈增設工程</text:p>
          </table:table-cell>
          <table:table-cell table:style-name="ce10" office:value-type="string" office:string-value="山上區" calcext:value-type="string">
            <text:p><text:s/>山上區 </text:p>
          </table:table-cell>
          <table:table-cell table:number-columns-repeated="2" table:style-name="ce11" office:value-type="float" office:value="160" calcext:value-type="float">
            <text:p>16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楠坑里等路燈新設改善工程</text:p>
          </table:table-cell>
          <table:table-cell table:style-name="ce10" office:value-type="string" office:string-value="龍崎區" calcext:value-type="string">
            <text:p><text:s/>龍崎區 </text:p>
          </table:table-cell>
          <table:table-cell table:number-columns-repeated="2" table:style-name="ce11" office:value-type="float" office:value="85" calcext:value-type="float">
            <text:p>8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5">
          <table:table-cell table:style-name="ce5" office:value-type="string" calcext:value-type="string">
            <text:p>101年楠西區鹿田里大林等部落路燈新設工程</text:p>
          </table:table-cell>
          <table:table-cell table:style-name="ce10" office:value-type="string" office:string-value="楠西區" calcext:value-type="string">
            <text:p><text:s/>楠西區 </text:p>
          </table:table-cell>
          <table:table-cell table:number-columns-repeated="2" table:style-name="ce11" office:value-type="float" office:value="94.8"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盈大土木包工業" calcext:value-type="string">
            <text:p><text:s/>盈大土木包工業 </text:p>
          </table:table-cell>
          <table:table-cell table:number-columns-repeated="249"/>
        </table:table-row>
        <table:table-row table:style-name="ro5">
          <table:table-cell table:style-name="ce5" office:value-type="string" calcext:value-type="string">
            <text:p>101年度善化區六分里路燈照明改善工程</text:p>
          </table:table-cell>
          <table:table-cell table:style-name="ce10" office:value-type="string" office:string-value="善化區" calcext:value-type="string">
            <text:p><text:s/>善化區 </text:p>
          </table:table-cell>
          <table:table-cell table:number-columns-repeated="2" table:style-name="ce11" office:value-type="float" office:value="155" calcext:value-type="float">
            <text:p>15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6">
          <table:table-cell table:style-name="ce5" office:value-type="string" calcext:value-type="string">
            <text:p>旭山里等轄內路燈裝設工程</text:p>
          </table:table-cell>
          <table:table-cell table:style-name="ce10" office:value-type="string" office:string-value="柳營區" calcext:value-type="string">
            <text:p><text:s/>柳營區 </text:p>
          </table:table-cell>
          <table:table-cell table:number-columns-repeated="2" table:style-name="ce11" office:value-type="float" office:value="122.97" calcext:value-type="float">
            <text:p>12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嘉義縣介興水電工程有限公司" calcext:value-type="string">
            <text:p><text:s/>嘉義縣介興水電工程有限公司 </text:p>
          </table:table-cell>
          <table:table-cell table:number-columns-repeated="249"/>
        </table:table-row>
        <table:table-row table:style-name="ro5">
          <table:table-cell table:style-name="ce5" office:value-type="string" calcext:value-type="string">
            <text:p>南化區小崙里等里路燈新設工程</text:p>
          </table:table-cell>
          <table:table-cell table:style-name="ce10" office:value-type="string" office:string-value="南化區" calcext:value-type="string">
            <text:p><text:s/>南化區 </text:p>
          </table:table-cell>
          <table:table-cell table:number-columns-repeated="2" table:style-name="ce11" office:value-type="float" office:value="218" calcext:value-type="float">
            <text:p>21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永大水電行" calcext:value-type="string">
            <text:p><text:s/>永大水電行 </text:p>
          </table:table-cell>
          <table:table-cell table:number-columns-repeated="249"/>
        </table:table-row>
        <table:table-row table:style-name="ro6">
          <table:table-cell table:style-name="ce5" office:value-type="string" calcext:value-type="string">
            <text:p>龍崎區龍船里及龍崎區164道、167道、167-1道路等2件路燈增設工程乙案</text:p>
          </table:table-cell>
          <table:table-cell table:style-name="ce10" office:value-type="string" office:string-value="龍崎區" calcext:value-type="string">
            <text:p><text:s/>龍崎區 </text:p>
          </table:table-cell>
          <table:table-cell table:number-columns-repeated="2" table:style-name="ce11" office:value-type="float" office:value="94" calcext:value-type="float">
            <text:p>9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5">
          <table:table-cell table:style-name="ce5" office:value-type="string" calcext:value-type="string">
            <text:p>大潭埤公園周邊休閒設施工程</text:p>
          </table:table-cell>
          <table:table-cell table:style-name="ce10" office:value-type="string" office:string-value="關廟區" calcext:value-type="string">
            <text:p><text:s/>關廟區 </text:p>
          </table:table-cell>
          <table:table-cell table:number-columns-repeated="2" table:style-name="ce11" office:value-type="float" office:value="468" calcext:value-type="float">
            <text:p>46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晉旺土木包工業" calcext:value-type="string">
            <text:p><text:s/>晉旺土木包工業 </text:p>
          </table:table-cell>
          <table:table-cell table:number-columns-repeated="249"/>
        </table:table-row>
        <table:table-row table:style-name="ro5">
          <table:table-cell table:style-name="ce5" office:value-type="string" calcext:value-type="string">
            <text:p>南區喜樹路222巷10號民眾贈送樹木遷移工程</text:p>
          </table:table-cell>
          <table:table-cell table:style-name="ce10" office:value-type="string" office:string-value="南區" calcext:value-type="string">
            <text:p><text:s/>南區 </text:p>
          </table:table-cell>
          <table:table-cell table:number-columns-repeated="2" table:style-name="ce11" office:value-type="float" office:value="30.539" calcext:value-type="float">
            <text:p>3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中西區大南里南門公園地墊施作工程</text:p>
          </table:table-cell>
          <table:table-cell table:style-name="ce10" office:value-type="string" office:string-value="中西區" calcext:value-type="string">
            <text:p><text:s/>中西區 </text:p>
          </table:table-cell>
          <table:table-cell table:number-columns-repeated="2" table:style-name="ce11" office:value-type="float" office:value="99.335"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南門公園遊戲區增設遮陽網工程</text:p>
          </table:table-cell>
          <table:table-cell table:style-name="ce10" office:value-type="string" office:string-value="中西區" calcext:value-type="string">
            <text:p><text:s/>中西區 </text:p>
          </table:table-cell>
          <table:table-cell table:number-columns-repeated="2" table:style-name="ce11" office:value-type="float" office:value="98.145"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8">
          <table:table-cell table:style-name="ce5" office:value-type="string" calcext:value-type="string">
            <text:p>功安一街240號至仁安路192號、海佃路3段287號至治安一街85號路面修復工程</text:p>
          </table:table-cell>
          <table:table-cell table:style-name="ce10" office:value-type="string" office:string-value="安南區" calcext:value-type="string">
            <text:p><text:s/>安南區 </text:p>
          </table:table-cell>
          <table:table-cell table:number-columns-repeated="2" table:style-name="ce11" office:value-type="float" office:value="188" calcext:value-type="float">
            <text:p>18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布袋里、松腳里、新光里、下湖里、埤頭里及新埔里等各里不良道路加封工程</text:p>
          </table:table-cell>
          <table:table-cell table:style-name="ce10" office:value-type="string" office:string-value="關廟區" calcext:value-type="string">
            <text:p><text:s/>關廟區 </text:p>
          </table:table-cell>
          <table:table-cell table:number-columns-repeated="2" table:style-name="ce11" office:value-type="float" office:value="1053" calcext:value-type="float">
            <text:p>1,053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楠坑里申請路燈裝設工程</text:p>
          </table:table-cell>
          <table:table-cell table:style-name="ce10" office:value-type="string" office:string-value="龍崎區" calcext:value-type="string">
            <text:p><text:s/>龍崎區 </text:p>
          </table:table-cell>
          <table:table-cell table:number-columns-repeated="2" table:style-name="ce11" office:value-type="float" office:value="78" calcext:value-type="float">
            <text:p>7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5">
          <table:table-cell table:style-name="ce5" office:value-type="string" calcext:value-type="string">
            <text:p>東勢里申請路燈裝設工程</text:p>
          </table:table-cell>
          <table:table-cell table:style-name="ce10" office:value-type="string" office:string-value="關廟區" calcext:value-type="string">
            <text:p><text:s/>關廟區 </text:p>
          </table:table-cell>
          <table:table-cell table:number-columns-repeated="2" table:style-name="ce11" office:value-type="float" office:value="48" calcext:value-type="float">
            <text:p>4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綠野水電工程行" calcext:value-type="string">
            <text:p><text:s/>綠野水電工程行 </text:p>
          </table:table-cell>
          <table:table-cell table:number-columns-repeated="249"/>
        </table:table-row>
        <table:table-row table:style-name="ro5">
          <table:table-cell table:style-name="ce5" office:value-type="string" calcext:value-type="string">
            <text:p>新南里公19、20、21、22增設體健器材工程</text:p>
          </table:table-cell>
          <table:table-cell table:style-name="ce10" office:value-type="string" office:string-value="新營區" calcext:value-type="string">
            <text:p><text:s/>新營區 </text:p>
          </table:table-cell>
          <table:table-cell table:number-columns-repeated="2" table:style-name="ce11" office:value-type="float" office:value="980.22" calcext:value-type="float">
            <text:p>98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取得 " calcext:value-type="string">
            <text:p><text:s/>公開取得 <text:s/></text:p>
          </table:table-cell>
          <table:table-cell table:style-name="ce15" office:value-type="string" office:string-value="東文心教材用品社 " calcext:value-type="string">
            <text:p><text:s/>東文心教材用品社 <text:s/></text:p>
          </table:table-cell>
          <table:table-cell table:number-columns-repeated="249"/>
        </table:table-row>
        <table:table-row table:style-name="ro5">
          <table:table-cell table:style-name="ce5" office:value-type="string" calcext:value-type="string">
            <text:p>安平區白沙灘公園植栽更換</text:p>
          </table:table-cell>
          <table:table-cell table:style-name="ce10" office:value-type="string" office:string-value="安平區" calcext:value-type="string">
            <text:p><text:s/>安平區 </text:p>
          </table:table-cell>
          <table:table-cell table:style-name="ce11" office:value-type="float" office:value="97.682" calcext:value-type="float">
            <text:p>98 </text:p>
          </table:table-cell>
          <table:table-cell table:style-name="ce11" office:value-type="float" office:value="99.6"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安平區石頭公園增設遊具</text:p>
          </table:table-cell>
          <table:table-cell table:style-name="ce10" office:value-type="string" office:string-value="安平區" calcext:value-type="string">
            <text:p><text:s/>安平區 </text:p>
          </table:table-cell>
          <table:table-cell table:style-name="ce11" office:value-type="float" office:value="94.5" calcext:value-type="float">
            <text:p>95 </text:p>
          </table:table-cell>
          <table:table-cell table:style-name="ce11" office:value-type="float" office:value="99.6"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安平區石頭公園增設遊具工程</text:p>
          </table:table-cell>
          <table:table-cell table:style-name="ce10" office:value-type="string" office:string-value="安平區" calcext:value-type="string">
            <text:p><text:s/>安平區 </text:p>
          </table:table-cell>
          <table:table-cell table:number-columns-repeated="2" table:style-name="ce11" office:value-type="float" office:value="97.68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白沙灘公園更換植栽</text:p>
          </table:table-cell>
          <table:table-cell table:style-name="ce10" office:value-type="string" office:string-value="安平區" calcext:value-type="string">
            <text:p><text:s/>安平區 </text:p>
          </table:table-cell>
          <table:table-cell table:number-columns-repeated="2" table:style-name="ce11" office:value-type="float" office:value="97.68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石珠公園增設設施</text:p>
          </table:table-cell>
          <table:table-cell table:style-name="ce10" office:value-type="string" office:string-value="安平區" calcext:value-type="string">
            <text:p><text:s/>安平區 </text:p>
          </table:table-cell>
          <table:table-cell table:number-columns-repeated="2" table:style-name="ce11" office:value-type="float" office:value="37.706" calcext:value-type="float">
            <text:p>3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億載公園增設設施</text:p>
          </table:table-cell>
          <table:table-cell table:style-name="ce10" office:value-type="string" office:string-value="安平區" calcext:value-type="string">
            <text:p><text:s/>安平區 </text:p>
          </table:table-cell>
          <table:table-cell table:number-columns-repeated="2" table:style-name="ce11" office:value-type="float" office:value="33.626" calcext:value-type="float">
            <text:p>3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5">
          <table:table-cell table:style-name="ce5" office:value-type="string" calcext:value-type="string">
            <text:p>左鎮區100年度轄內路燈增設工程</text:p>
          </table:table-cell>
          <table:table-cell table:style-name="ce10" office:value-type="string" office:string-value="左鎮區" calcext:value-type="string">
            <text:p><text:s/>左鎮區 </text:p>
          </table:table-cell>
          <table:table-cell table:number-columns-repeated="2" table:style-name="ce11" office:value-type="float" office:value="330" calcext:value-type="float">
            <text:p>33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西勢路(富強路至永大路二段)路面改善等五件工程</text:p>
          </table:table-cell>
          <table:table-cell table:style-name="ce10" office:value-type="string" office:string-value="永康區" calcext:value-type="string">
            <text:p><text:s/>永康區 </text:p>
          </table:table-cell>
          <table:table-cell table:number-columns-repeated="2" table:style-name="ce11" office:value-type="float" office:value="730" calcext:value-type="float">
            <text:p>7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8">
          <table:table-cell table:style-name="ce5" office:value-type="string" calcext:value-type="string">
            <text:p>龍船里瓦厝里道路面工程</text:p>
          </table:table-cell>
          <table:table-cell table:style-name="ce10" office:value-type="string" office:string-value="龍崎區" calcext:value-type="string">
            <text:p><text:s/>龍崎區 </text:p>
          </table:table-cell>
          <table:table-cell table:number-columns-repeated="2" table:style-name="ce11" office:value-type="float" office:value="1350" calcext:value-type="float">
            <text:p>1,35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探索公園內成人體健增設工程</text:p>
          </table:table-cell>
          <table:table-cell table:style-name="ce10" office:value-type="string" office:string-value="永康區" calcext:value-type="string">
            <text:p><text:s/>永康區 </text:p>
          </table:table-cell>
          <table:table-cell table:number-columns-repeated="2" table:style-name="ce11" office:value-type="float" office:value="96.5" calcext:value-type="float">
            <text:p>97 </text:p>
          </table:table-cell>
          <table:table-cell table:style-name="ce15" office:value-type="string" office:string-value=" 公園及路燈設施" calcext:value-type="string">
            <text:p><text:s text:c="2"/>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8">
          <table:table-cell table:style-name="ce5" office:value-type="string" calcext:value-type="string">
            <text:p>怡安路二段456巷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914" calcext:value-type="float">
            <text:p>91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安南區海南里增設體健設施工程</text:p>
          </table:table-cell>
          <table:table-cell table:style-name="ce10" office:value-type="string" office:string-value="安南區" calcext:value-type="string">
            <text:p><text:s/>安南區 </text:p>
          </table:table-cell>
          <table:table-cell table:style-name="ce11" office:value-type="float" office:value="91.5" calcext:value-type="float">
            <text:p>92 </text:p>
          </table:table-cell>
          <table:table-cell table:style-name="ce11" office:value-type="float" office:value="98.78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為本市中西區民生公園及南門公園養護工程</text:p>
          </table:table-cell>
          <table:table-cell table:style-name="ce10" office:value-type="string" office:string-value="中西區" calcext:value-type="string">
            <text:p><text:s/>中西區 </text:p>
          </table:table-cell>
          <table:table-cell table:number-columns-repeated="2" table:style-name="ce11" office:value-type="float" office:value="40.131" calcext:value-type="float">
            <text:p>4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南82線與後廍外環道交叉路口之道路設施改善工程</text:p>
          </table:table-cell>
          <table:table-cell table:style-name="ce10" office:value-type="string" office:string-value="後壁區" calcext:value-type="string">
            <text:p><text:s/>後壁區 </text:p>
          </table:table-cell>
          <table:table-cell table:style-name="ce11" office:value-type="float" office:value="0.24" calcext:value-type="float">
            <text:p>0 </text:p>
          </table:table-cell>
          <table:table-cell table:style-name="ce11" office:value-type="float" office:value="240" calcext:value-type="float">
            <text:p>2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生產路冰品部對面道路修復工程</text:p>
          </table:table-cell>
          <table:table-cell table:style-name="ce10" office:value-type="string" office:string-value="東區" calcext:value-type="string">
            <text:p><text:s/>東區 </text:p>
          </table:table-cell>
          <table:table-cell table:number-columns-repeated="2" table:style-name="ce11" office:value-type="float" office:value="216" calcext:value-type="float">
            <text:p>21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岸內里公園開闢工程</text:p>
          </table:table-cell>
          <table:table-cell table:style-name="ce10" office:value-type="string" office:string-value="鹽水區" calcext:value-type="string">
            <text:p><text:s/>鹽水區 </text:p>
          </table:table-cell>
          <table:table-cell table:number-columns-repeated="2" table:style-name="ce11" office:value-type="float" office:value="1100" calcext:value-type="float">
            <text:p>1,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 calcext:value-type="string">
            <text:p><text:s/>公開招標 <text:s/></text:p>
          </table:table-cell>
          <table:table-cell table:style-name="ce15" office:value-type="string" office:string-value="振竪土木包工業 " calcext:value-type="string">
            <text:p><text:s/>振竪土木包工業 <text:s/></text:p>
          </table:table-cell>
          <table:table-cell table:number-columns-repeated="249"/>
        </table:table-row>
        <table:table-row table:style-name="ro5">
          <table:table-cell table:style-name="ce5" office:value-type="string" calcext:value-type="string">
            <text:p>後壁區南85線高架橋公用照明設備增設工程</text:p>
          </table:table-cell>
          <table:table-cell table:style-name="ce10" office:value-type="string" office:string-value="後壁區" calcext:value-type="string">
            <text:p><text:s/>後壁區 </text:p>
          </table:table-cell>
          <table:table-cell table:number-columns-repeated="2" table:style-name="ce11" office:value-type="float" office:value="544.23" calcext:value-type="float">
            <text:p>54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發水電行" calcext:value-type="string">
            <text:p><text:s/>大發水電行 </text:p>
          </table:table-cell>
          <table:table-cell table:number-columns-repeated="249"/>
        </table:table-row>
        <table:table-row table:style-name="ro5">
          <table:table-cell table:style-name="ce5" office:value-type="string" calcext:value-type="string">
            <text:p>七股區南37線（樹林里）行道樹植栽工程</text:p>
          </table:table-cell>
          <table:table-cell table:style-name="ce10" office:value-type="string" office:string-value="七股區" calcext:value-type="string">
            <text:p><text:s/>七股區 </text:p>
          </table:table-cell>
          <table:table-cell table:number-columns-repeated="2" table:style-name="ce11" office:value-type="float" office:value="874" calcext:value-type="float">
            <text:p>87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鎮遠營造有限公司" calcext:value-type="string">
            <text:p><text:s/>鎮遠營造有限公司 </text:p>
          </table:table-cell>
          <table:table-cell table:number-columns-repeated="249"/>
        </table:table-row>
        <table:table-row table:style-name="ro5">
          <table:table-cell table:style-name="ce5" office:value-type="string" calcext:value-type="string">
            <text:p>民政局函轉七股區看坪里南水銀燈換修工程</text:p>
          </table:table-cell>
          <table:table-cell table:style-name="ce10" office:value-type="string" office:string-value="將軍區" calcext:value-type="string">
            <text:p><text:s/>將軍區 </text:p>
          </table:table-cell>
          <table:table-cell table:number-columns-repeated="2" table:style-name="ce11" office:value-type="float" office:value="212.3" calcext:value-type="float">
            <text:p>21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麥德森企業有限公司" calcext:value-type="string">
            <text:p><text:s/>麥德森企業有限公司 </text:p>
          </table:table-cell>
          <table:table-cell table:number-columns-repeated="249"/>
        </table:table-row>
        <table:table-row table:style-name="ro5">
          <table:table-cell table:style-name="ce5" office:value-type="string" calcext:value-type="string">
            <text:p>七股區南37線（竹橋里）行道樹植栽工程</text:p>
          </table:table-cell>
          <table:table-cell table:style-name="ce10" office:value-type="string" office:string-value="北門區" calcext:value-type="string">
            <text:p><text:s/>北門區 </text:p>
          </table:table-cell>
          <table:table-cell table:number-columns-repeated="2" table:style-name="ce11" office:value-type="float" office:value="977" calcext:value-type="float">
            <text:p>97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百邦土木包工業" calcext:value-type="string">
            <text:p><text:s/>百邦土木包工業 </text:p>
          </table:table-cell>
          <table:table-cell table:number-columns-repeated="249"/>
        </table:table-row>
        <table:table-row table:style-name="ro5">
          <table:table-cell table:style-name="ce5" office:value-type="string" calcext:value-type="string">
            <text:p>佳里區安西里南29線至南27線等路燈照明改善工程</text:p>
          </table:table-cell>
          <table:table-cell table:style-name="ce10" office:value-type="string" office:string-value="佳里區" calcext:value-type="string">
            <text:p><text:s/>佳里區 </text:p>
          </table:table-cell>
          <table:table-cell table:number-columns-repeated="2" table:style-name="ce11" office:value-type="float" office:value="830" calcext:value-type="float">
            <text:p>83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鼎成水電工程有限公司" calcext:value-type="string">
            <text:p><text:s/>鼎成水電工程有限公司 </text:p>
          </table:table-cell>
          <table:table-cell table:number-columns-repeated="249"/>
        </table:table-row>
        <table:table-row table:style-name="ro5">
          <table:table-cell table:style-name="ce5" office:value-type="string" calcext:value-type="string">
            <text:p>竹林里南側環里等道路排水改善工程</text:p>
          </table:table-cell>
          <table:table-cell table:style-name="ce10" office:value-type="string" office:string-value="西港區" calcext:value-type="string">
            <text:p><text:s/>西港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公園路789號旁綠地排水改善工程</text:p>
          </table:table-cell>
          <table:table-cell table:style-name="ce10" office:value-type="string" office:string-value="北區" calcext:value-type="string">
            <text:p><text:s/>北區 </text:p>
          </table:table-cell>
          <table:table-cell table:number-columns-repeated="2" table:style-name="ce11" office:value-type="float" office:value="97.79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101年度新東里新東段綠美化工程</text:p>
          </table:table-cell>
          <table:table-cell table:style-name="ce10" office:value-type="string" office:string-value="後壁區" calcext:value-type="string">
            <text:p><text:s/>後壁區 </text:p>
          </table:table-cell>
          <table:table-cell table:number-columns-repeated="2" table:style-name="ce11" office:value-type="float" office:value="1998" calcext:value-type="float">
            <text:p>1,9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良盛土木包工業" calcext:value-type="string">
            <text:p><text:s/>良盛土木包工業 </text:p>
          </table:table-cell>
          <table:table-cell table:number-columns-repeated="249"/>
        </table:table-row>
        <table:table-row table:style-name="ro5">
          <table:table-cell table:style-name="ce5" office:value-type="string" calcext:value-type="string">
            <text:p>北區北安公園增設石桌椅、體健設施</text:p>
          </table:table-cell>
          <table:table-cell table:style-name="ce10" office:value-type="string" office:string-value="北區" calcext:value-type="string">
            <text:p><text:s/>北區 </text:p>
          </table:table-cell>
          <table:table-cell table:number-columns-repeated="2" table:style-name="ce11" office:value-type="float" office:value="81.21" calcext:value-type="float">
            <text:p>8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鄭成功紀念公園填土工程</text:p>
          </table:table-cell>
          <table:table-cell table:style-name="ce10" office:value-type="string" office:string-value="安南區" calcext:value-type="string">
            <text:p><text:s/>安南區 </text:p>
          </table:table-cell>
          <table:table-cell table:number-columns-repeated="2" table:style-name="ce11" office:value-type="float" office:value="96.579"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安和路三段菩提樹根工程</text:p>
          </table:table-cell>
          <table:table-cell table:style-name="ce10" office:value-type="string" office:string-value="安南區" calcext:value-type="string">
            <text:p><text:s/>安南區 </text:p>
          </table:table-cell>
          <table:table-cell table:number-columns-repeated="2" table:style-name="ce11" office:value-type="float" office:value="90.295"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安和路三段菩提樹斷根</text:p>
          </table:table-cell>
          <table:table-cell table:style-name="ce10" office:value-type="string" office:string-value="安南區" calcext:value-type="string">
            <text:p><text:s/>安南區 </text:p>
          </table:table-cell>
          <table:table-cell table:number-columns-repeated="2" table:style-name="ce11" office:value-type="float" office:value="90.295"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溪心里溪心公園增設體健設施工程</text:p>
          </table:table-cell>
          <table:table-cell table:style-name="ce10" office:value-type="string" office:string-value="安南區" calcext:value-type="string">
            <text:p><text:s/>安南區 </text:p>
          </table:table-cell>
          <table:table-cell table:style-name="ce11" office:value-type="float" office:value="87.997" calcext:value-type="float">
            <text:p>88 </text:p>
          </table:table-cell>
          <table:table-cell table:style-name="ce11" office:value-type="float" office:value="93.161" calcext:value-type="float">
            <text:p>9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南區金華公園增設體健設施</text:p>
          </table:table-cell>
          <table:table-cell table:style-name="ce10" office:value-type="string" office:string-value="南區" calcext:value-type="string">
            <text:p><text:s/>南區 </text:p>
          </table:table-cell>
          <table:table-cell table:number-columns-repeated="2" table:style-name="ce11" office:value-type="float" office:value="98"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南區金華里兒公1增設健身器材</text:p>
          </table:table-cell>
          <table:table-cell table:style-name="ce10" office:value-type="string" office:string-value="南區" calcext:value-type="string">
            <text:p><text:s/>南區 </text:p>
          </table:table-cell>
          <table:table-cell table:number-columns-repeated="2" table:style-name="ce11" office:value-type="float" office:value="74.86" calcext:value-type="float">
            <text:p>7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慈雲社區公園種植草皮及南路寮公園增設大石桌</text:p>
          </table:table-cell>
          <table:table-cell table:style-name="ce10" office:value-type="string" office:string-value="安南區" calcext:value-type="string">
            <text:p><text:s/>安南區 </text:p>
          </table:table-cell>
          <table:table-cell table:number-columns-repeated="2" table:style-name="ce11" office:value-type="float" office:value="96.91"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鳳凰公園增設兒童遊具</text:p>
          </table:table-cell>
          <table:table-cell table:style-name="ce10" office:value-type="string" office:string-value="安南區" calcext:value-type="string">
            <text:p><text:s/>安南區 </text:p>
          </table:table-cell>
          <table:table-cell table:style-name="ce11" office:value-type="float" office:value="86" calcext:value-type="float">
            <text:p>86 </text:p>
          </table:table-cell>
          <table:table-cell table:style-name="ce11" office:value-type="float" office:value="92.589" calcext:value-type="float">
            <text:p>9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8">
          <table:table-cell table:style-name="ce5" office:value-type="string" calcext:value-type="string">
            <text:p>大忠里國民路270巷22弄及大同路二段482巷133弄道路改善工程</text:p>
          </table:table-cell>
          <table:table-cell table:style-name="ce10" office:value-type="string" office:string-value="南區" calcext:value-type="string">
            <text:p><text:s/>南區 </text:p>
          </table:table-cell>
          <table:table-cell table:number-columns-repeated="2" table:style-name="ce11" office:value-type="float" office:value="852" calcext:value-type="float">
            <text:p>852 </text:p>
          </table:table-cell>
          <table:table-cell table:style-name="ce15" office:value-type="string" office:string-value="養護工程管理" calcext:value-type="string">
            <text:p><text:s/>養護工程管理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崇德公園增設彈性地墊</text:p>
          </table:table-cell>
          <table:table-cell table:style-name="ce10" office:value-type="string" office:string-value="東區" calcext:value-type="string">
            <text:p><text:s/>東區 </text:p>
          </table:table-cell>
          <table:table-cell table:number-columns-repeated="2" table:style-name="ce11" office:value-type="float" office:value="96.6"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南區明和公園增設體健設施</text:p>
          </table:table-cell>
          <table:table-cell table:style-name="ce10" office:value-type="string" office:string-value="南區" calcext:value-type="string">
            <text:p><text:s/>南區 </text:p>
          </table:table-cell>
          <table:table-cell table:number-columns-repeated="2" table:style-name="ce11" office:value-type="float" office:value="30.65" calcext:value-type="float">
            <text:p>3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詮翌鋁業有限公司" calcext:value-type="string">
            <text:p><text:s/>詮翌鋁業有限公司 </text:p>
          </table:table-cell>
          <table:table-cell table:number-columns-repeated="249"/>
        </table:table-row>
        <table:table-row table:style-name="ro8">
          <table:table-cell table:style-name="ce5" office:value-type="string" calcext:value-type="string">
            <text:p>安南區海環街32巷57弄、海佃路2段417巷、海環街6巷路面不平改善工程</text:p>
          </table:table-cell>
          <table:table-cell table:style-name="ce10" office:value-type="string" office:string-value="安南區" calcext:value-type="string">
            <text:p><text:s/>安南區 </text:p>
          </table:table-cell>
          <table:table-cell table:number-columns-repeated="2" table:style-name="ce11" office:value-type="float" office:value="696" calcext:value-type="float">
            <text:p>696 </text:p>
          </table:table-cell>
          <table:table-cell table:style-name="ce15" office:value-type="string" office:string-value="養護工程管理" calcext:value-type="string">
            <text:p><text:s/>養護工程管理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改善南區文南公園內涼亭及步道積水乙案</text:p>
          </table:table-cell>
          <table:table-cell table:style-name="ce10" office:value-type="string" office:string-value="南區" calcext:value-type="string">
            <text:p><text:s/>南區 </text:p>
          </table:table-cell>
          <table:table-cell table:number-columns-repeated="2" table:style-name="ce11" office:value-type="float" office:value="70.946" calcext:value-type="float">
            <text:p>7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本市南區田寮里育樂公園內小型遊樂設施增設工程</text:p>
          </table:table-cell>
          <table:table-cell table:style-name="ce10" office:value-type="string" office:string-value="南區" calcext:value-type="string">
            <text:p><text:s/>南區 </text:p>
          </table:table-cell>
          <table:table-cell table:number-columns-repeated="2" table:style-name="ce11" office:value-type="float" office:value="46.856" calcext:value-type="float">
            <text:p>4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寰翰實業有限公司" calcext:value-type="string">
            <text:p><text:s/>寰翰實業有限公司 </text:p>
          </table:table-cell>
          <table:table-cell table:number-columns-repeated="249"/>
        </table:table-row>
        <table:table-row table:style-name="ro5">
          <table:table-cell table:style-name="ce5" office:value-type="string" calcext:value-type="string">
            <text:p>平安里魚寮部落及往後壁南80線公用照明設備一案</text:p>
          </table:table-cell>
          <table:table-cell table:style-name="ce10" office:value-type="string" office:string-value="後壁區" calcext:value-type="string">
            <text:p><text:s/>後壁區 </text:p>
          </table:table-cell>
          <table:table-cell table:number-columns-repeated="2" table:style-name="ce11" office:value-type="float" office:value="350.5" calcext:value-type="float">
            <text:p>35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果毅里等轄內路燈裝設工程</text:p>
          </table:table-cell>
          <table:table-cell table:style-name="ce10" office:value-type="string" office:string-value="柳營區" calcext:value-type="string">
            <text:p><text:s/>柳營區 </text:p>
          </table:table-cell>
          <table:table-cell table:number-columns-repeated="2" table:style-name="ce11" office:value-type="float" office:value="180" calcext:value-type="float">
            <text:p>18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介興水電工程有限公司" calcext:value-type="string">
            <text:p><text:s/>介興水電工程有限公司 </text:p>
          </table:table-cell>
          <table:table-cell table:number-columns-repeated="249"/>
        </table:table-row>
        <table:table-row table:style-name="ro5">
          <table:table-cell table:style-name="ce5" office:value-type="string" calcext:value-type="string">
            <text:p>永康區永華路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42" calcext:value-type="float">
            <text:p>4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辦理發包作業中" calcext:value-type="string">
            <text:p><text:s/>辦理發包作業中 </text:p>
          </table:table-cell>
          <table:table-cell table:number-columns-repeated="249"/>
        </table:table-row>
        <table:table-row table:style-name="ro5">
          <table:table-cell table:style-name="ce5" office:value-type="string" calcext:value-type="string">
            <text:p>安和路三段(安順國中)側溝遭樹根竄入修復工程</text:p>
          </table:table-cell>
          <table:table-cell table:style-name="ce10" office:value-type="string" office:string-value="安南區" calcext:value-type="string">
            <text:p><text:s/>安南區 </text:p>
          </table:table-cell>
          <table:table-cell table:number-columns-repeated="2" table:style-name="ce11" office:value-type="float" office:value="37" calcext:value-type="float">
            <text:p>3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8">
          <table:table-cell table:style-name="ce5" office:value-type="string" calcext:value-type="string">
            <text:p>白河區南94線大同路0K+300改善工程</text:p>
          </table:table-cell>
          <table:table-cell table:style-name="ce10" office:value-type="string" office:string-value="白河區" calcext:value-type="string">
            <text:p><text:s/>白河區 </text:p>
          </table:table-cell>
          <table:table-cell table:number-columns-repeated="2" table:style-name="ce11" office:value-type="float" office:value="460" calcext:value-type="float">
            <text:p>4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市區內及聯外道路加封工程</text:p>
          </table:table-cell>
          <table:table-cell table:style-name="ce10" office:value-type="string" office:string-value="新市區" calcext:value-type="string">
            <text:p><text:s/>新市區 </text:p>
          </table:table-cell>
          <table:table-cell table:number-columns-repeated="2" table:style-name="ce11" office:value-type="float" office:value="1035" calcext:value-type="float">
            <text:p>1,03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小埤里里內道路加封工程</text:p>
          </table:table-cell>
          <table:table-cell table:style-name="ce10" office:value-type="string" office:string-value="麻豆區" calcext:value-type="string">
            <text:p><text:s/>麻豆區 </text:p>
          </table:table-cell>
          <table:table-cell table:number-columns-repeated="2" table:style-name="ce11" office:value-type="float" office:value="57" calcext:value-type="float">
            <text:p>5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安南區海南里增設體健設施工程</text:p>
          </table:table-cell>
          <table:table-cell table:style-name="ce10" office:value-type="string" office:string-value="安南區" calcext:value-type="string">
            <text:p><text:s/>安南區 </text:p>
          </table:table-cell>
          <table:table-cell table:style-name="ce11" office:value-type="float" office:value="91.5" calcext:value-type="float">
            <text:p>92 </text:p>
          </table:table-cell>
          <table:table-cell table:style-name="ce11" office:value-type="float" office:value="98.78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為本市中西區民生公園及南門公園養護工程</text:p>
          </table:table-cell>
          <table:table-cell table:style-name="ce10" office:value-type="string" office:string-value="中西區" calcext:value-type="string">
            <text:p><text:s/>中西區 </text:p>
          </table:table-cell>
          <table:table-cell table:number-columns-repeated="2" table:style-name="ce11" office:value-type="float" office:value="40.131" calcext:value-type="float">
            <text:p>4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運河路轉古堡街口路面改善工程</text:p>
          </table:table-cell>
          <table:table-cell table:style-name="ce10" office:value-type="string" office:string-value="安平區" calcext:value-type="string">
            <text:p><text:s/>安平區 </text:p>
          </table:table-cell>
          <table:table-cell table:style-name="ce11" office:value-type="float" office:value="85" calcext:value-type="float">
            <text:p>85 </text:p>
          </table:table-cell>
          <table:table-cell table:style-name="ce11" office:value-type="float" office:value="85.45" calcext:value-type="float">
            <text:p>8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明禕營造有限公司" calcext:value-type="string">
            <text:p><text:s/>明禕營造有限公司 </text:p>
          </table:table-cell>
          <table:table-cell table:number-columns-repeated="249"/>
        </table:table-row>
        <table:table-row table:style-name="ro8">
          <table:table-cell table:style-name="ce5" office:value-type="string" calcext:value-type="string">
            <text:p>101年六甲區二甲里和平街333巷及光復街76巷道路養護工程</text:p>
          </table:table-cell>
          <table:table-cell table:style-name="ce10" office:value-type="string" office:string-value="六甲區" calcext:value-type="string">
            <text:p><text:s/>六甲區 </text:p>
          </table:table-cell>
          <table:table-cell table:number-columns-repeated="2" table:style-name="ce11" office:value-type="float" office:value="154" calcext:value-type="float">
            <text:p>15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臺南市永康區北灣里大同街413、315巷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588" calcext:value-type="float">
            <text:p>58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嘉民里、嘉田里及菁豐里公用照明增設工程</text:p>
          </table:table-cell>
          <table:table-cell table:style-name="ce10" office:value-type="string" office:string-value="後壁區" calcext:value-type="string">
            <text:p><text:s/>後壁區 </text:p>
          </table:table-cell>
          <table:table-cell table:number-columns-repeated="2" table:style-name="ce11" office:value-type="float" office:value="211.5" calcext:value-type="float">
            <text:p>21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大發電氣工程" calcext:value-type="string">
            <text:p><text:s/>大發電氣工程 </text:p>
          </table:table-cell>
          <table:table-cell table:number-columns-repeated="249"/>
        </table:table-row>
        <table:table-row table:style-name="ro5">
          <table:table-cell table:style-name="ce5" office:value-type="string" calcext:value-type="string">
            <text:p>港尾里路燈增設工程</text:p>
          </table:table-cell>
          <table:table-cell table:style-name="ce10" office:value-type="string" office:string-value="麻豆區" calcext:value-type="string">
            <text:p><text:s/>麻豆區 </text:p>
          </table:table-cell>
          <table:table-cell table:number-columns-repeated="2" table:style-name="ce11" office:value-type="float" office:value="200" calcext:value-type="float">
            <text:p>2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騏明實業有限公司" calcext:value-type="string">
            <text:p><text:s/>騏明實業有限公司 </text:p>
          </table:table-cell>
          <table:table-cell table:number-columns-repeated="249"/>
        </table:table-row>
        <table:table-row table:style-name="ro5">
          <table:table-cell table:style-name="ce5" office:value-type="string" calcext:value-type="string">
            <text:p>石嘈里路燈新設改善工程</text:p>
          </table:table-cell>
          <table:table-cell table:style-name="ce10" office:value-type="string" office:string-value="龍崎區" calcext:value-type="string">
            <text:p><text:s/>龍崎區 </text:p>
          </table:table-cell>
          <table:table-cell table:number-columns-repeated="2" table:style-name="ce11" office:value-type="float" office:value="90"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南億水電工程有限公司" calcext:value-type="string">
            <text:p><text:s/>南億水電工程有限公司 </text:p>
          </table:table-cell>
          <table:table-cell table:number-columns-repeated="249"/>
        </table:table-row>
        <table:table-row table:style-name="ro5">
          <table:table-cell table:style-name="ce5" office:value-type="string" calcext:value-type="string">
            <text:p>曲溪里路燈新設工程</text:p>
          </table:table-cell>
          <table:table-cell table:style-name="ce10" office:value-type="string" office:string-value="大內區" calcext:value-type="string">
            <text:p><text:s/>大內區 </text:p>
          </table:table-cell>
          <table:table-cell table:number-columns-repeated="2" table:style-name="ce11" office:value-type="float" office:value="144.5" calcext:value-type="float">
            <text:p>14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崇德公園木製體健設施拆除及更換地墊工程</text:p>
          </table:table-cell>
          <table:table-cell table:style-name="ce10" office:value-type="string" office:string-value="東區" calcext:value-type="string">
            <text:p><text:s/>東區 </text:p>
          </table:table-cell>
          <table:table-cell table:number-columns-repeated="2" table:style-name="ce11" office:value-type="float" office:value="98.4"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美騐工程行" calcext:value-type="string">
            <text:p><text:s/>榮美騐工程行 </text:p>
          </table:table-cell>
          <table:table-cell table:number-columns-repeated="249"/>
        </table:table-row>
        <table:table-row table:style-name="ro8">
          <table:table-cell table:style-name="ce5" office:value-type="string" calcext:value-type="string">
            <text:p>南140線道路柏油加封工程</text:p>
          </table:table-cell>
          <table:table-cell table:style-name="ce10" office:value-type="string" office:string-value="新市區" calcext:value-type="string">
            <text:p><text:s/>新市區 </text:p>
          </table:table-cell>
          <table:table-cell table:number-columns-repeated="2" table:style-name="ce11" office:value-type="float" office:value="690" calcext:value-type="float">
            <text:p>69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官田區(250包AC)、下營區(300包AC)常溫瀝青混凝土供路面改善工程</text:p>
          </table:table-cell>
          <table:table-cell table:style-name="ce10" office:value-type="string" office:string-value="官田區" calcext:value-type="string">
            <text:p><text:s/>官田區 </text:p>
          </table:table-cell>
          <table:table-cell table:number-columns-repeated="2" table:style-name="ce11" office:value-type="float" office:value="35" calcext:value-type="float">
            <text:p>3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官田區(250包AC)、下營區(300包AC)常溫瀝青混凝土供路面改善工程</text:p>
          </table:table-cell>
          <table:table-cell table:style-name="ce10" office:value-type="string" office:string-value="下營區" calcext:value-type="string">
            <text:p><text:s/>下營區 </text:p>
          </table:table-cell>
          <table:table-cell table:number-columns-repeated="2" table:style-name="ce11" office:value-type="float" office:value="42" calcext:value-type="float">
            <text:p>4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本田路3段將軍廟埕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387" calcext:value-type="float">
            <text:p>38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仁安八街(安中路三段至海佃路三段)、功安二街(仁安八街至仁安四街)、仁安六街(海佃路三段至公安一街)、海佃路三段48巷、海佃路二段623巷82弄等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846" calcext:value-type="float">
            <text:p>84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長德里活動中心前側溝淤積改善工程</text:p>
          </table:table-cell>
          <table:table-cell table:style-name="ce10" office:value-type="string" office:string-value="北區" calcext:value-type="string">
            <text:p><text:s/>北區 </text:p>
          </table:table-cell>
          <table:table-cell table:number-columns-repeated="2" table:style-name="ce11" office:value-type="float" office:value="87" calcext:value-type="float">
            <text:p>87 </text:p>
          </table:table-cell>
          <table:table-cell table:style-name="ce15" office:value-type="string" office:string-value="養護工程管理" calcext:value-type="string">
            <text:p><text:s/>養護工程管理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6">
          <table:table-cell table:style-name="ce5" office:value-type="string" calcext:value-type="string">
            <text:p>中西區運河西岸體健設施增設工程(需漫步機、上肢牽引器及肩關節轉輪各一組)</text:p>
          </table:table-cell>
          <table:table-cell table:style-name="ce10" office:value-type="string" office:string-value="中西區" calcext:value-type="string">
            <text:p><text:s/>中西區 </text:p>
          </table:table-cell>
          <table:table-cell table:style-name="ce11" office:value-type="float" office:value="93" calcext:value-type="float">
            <text:p>93 </text:p>
          </table:table-cell>
          <table:table-cell table:style-name="ce11" office:value-type="float" office:value="99.015"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億載公園請增設休憩桌椅工程</text:p>
          </table:table-cell>
          <table:table-cell table:style-name="ce10" office:value-type="string" office:string-value="安平區" calcext:value-type="string">
            <text:p><text:s/>安平區 </text:p>
          </table:table-cell>
          <table:table-cell table:number-columns-repeated="2" table:style-name="ce11" office:value-type="float" office:value="48.069" calcext:value-type="float">
            <text:p>4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偉銓營造有限公司" calcext:value-type="string">
            <text:p><text:s/>偉銓營造有限公司 </text:p>
          </table:table-cell>
          <table:table-cell table:number-columns-repeated="249"/>
        </table:table-row>
        <table:table-row table:style-name="ro5">
          <table:table-cell table:style-name="ce5" office:value-type="string" calcext:value-type="string">
            <text:p>育德路(小北商場後面停車場)積水改善搶修工程</text:p>
          </table:table-cell>
          <table:table-cell table:style-name="ce10" office:value-type="string" office:string-value="北區" calcext:value-type="string">
            <text:p><text:s/>北區 </text:p>
          </table:table-cell>
          <table:table-cell table:style-name="ce11" office:value-type="float" office:value="90" calcext:value-type="float">
            <text:p>90 </text:p>
          </table:table-cell>
          <table:table-cell table:style-name="ce11" office:value-type="float" office:value="93.09" calcext:value-type="float">
            <text:p>9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安土木包工業" calcext:value-type="string">
            <text:p><text:s/>永安土木包工業 </text:p>
          </table:table-cell>
          <table:table-cell table:number-columns-repeated="249"/>
        </table:table-row>
        <table:table-row table:style-name="ro5">
          <table:table-cell table:style-name="ce5" office:value-type="string" calcext:value-type="string">
            <text:p>228公園內設置休憩活動設施工程</text:p>
          </table:table-cell>
          <table:table-cell table:style-name="ce10" office:value-type="string" office:string-value="安平區" calcext:value-type="string">
            <text:p><text:s/>安平區 </text:p>
          </table:table-cell>
          <table:table-cell table:number-columns-repeated="2" table:style-name="ce11" office:value-type="float" office:value="66.701" calcext:value-type="float">
            <text:p>6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新建路17巷公園內小葉欖仁樹竄根移植工程(影響行人通行)</text:p>
          </table:table-cell>
          <table:table-cell table:style-name="ce10" office:value-type="string" office:string-value="南區" calcext:value-type="string">
            <text:p><text:s/>南區 </text:p>
          </table:table-cell>
          <table:table-cell table:number-columns-repeated="2" table:style-name="ce11" office:value-type="float" office:value="47.297" calcext:value-type="float">
            <text:p>4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次郎工程行" calcext:value-type="string">
            <text:p><text:s/>次郎工程行 </text:p>
          </table:table-cell>
          <table:table-cell table:number-columns-repeated="249"/>
        </table:table-row>
        <table:table-row table:style-name="ro8">
          <table:table-cell table:style-name="ce5" office:value-type="string" calcext:value-type="string">
            <text:p>正南六街106巷及仁愛5街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141" calcext:value-type="float">
            <text:p>14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國光五街22巷等道路加封工程</text:p>
          </table:table-cell>
          <table:table-cell table:style-name="ce10" office:value-type="string" office:string-value="永康區" calcext:value-type="string">
            <text:p><text:s/>永康區 </text:p>
          </table:table-cell>
          <table:table-cell table:style-name="ce11" office:value-type="float" office:value="255" calcext:value-type="float">
            <text:p>255 </text:p>
          </table:table-cell>
          <table:table-cell table:style-name="ce11" office:value-type="float" office:value="429" calcext:value-type="float">
            <text:p>42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國光八街60巷3弄及永華路362巷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255" calcext:value-type="float">
            <text:p>25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復興路277巷206號至256號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225" calcext:value-type="float">
            <text:p>22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復興路71巷88弄及復國一路6巷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336" calcext:value-type="float">
            <text:p>33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區文南及東興公園等兩處人行步道旁水溝蓋修繕工程</text:p>
          </table:table-cell>
          <table:table-cell table:style-name="ce10" office:value-type="string" office:string-value="南區" calcext:value-type="string">
            <text:p><text:s/>南區 </text:p>
          </table:table-cell>
          <table:table-cell table:number-columns-repeated="2" table:style-name="ce11" office:value-type="float" office:value="43.328" calcext:value-type="float">
            <text:p>4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東寧公園積水改善工程</text:p>
          </table:table-cell>
          <table:table-cell table:style-name="ce10" office:value-type="string" office:string-value="東區" calcext:value-type="string">
            <text:p><text:s/>東區 </text:p>
          </table:table-cell>
          <table:table-cell table:number-columns-repeated="2" table:style-name="ce11" office:value-type="float" office:value="94.815"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福安里公71增設兒童遊具工程</text:p>
          </table:table-cell>
          <table:table-cell table:style-name="ce10" office:value-type="string" office:string-value="中西區" calcext:value-type="string">
            <text:p><text:s/>中西區 </text:p>
          </table:table-cell>
          <table:table-cell table:number-columns-repeated="2" table:style-name="ce11" office:value-type="float" office:value="99.6"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羅馬公園增設體健設施及遊樂設施工程</text:p>
          </table:table-cell>
          <table:table-cell table:style-name="ce10" office:value-type="string" office:string-value="安南區" calcext:value-type="string">
            <text:p><text:s/>安南區 </text:p>
          </table:table-cell>
          <table:table-cell table:style-name="ce11" office:value-type="float" office:value="82.5" calcext:value-type="float">
            <text:p>83 </text:p>
          </table:table-cell>
          <table:table-cell table:style-name="ce11" office:value-type="float" office:value="88.2" calcext:value-type="float">
            <text:p>8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5">
          <table:table-cell table:style-name="ce5" office:value-type="string" calcext:value-type="string">
            <text:p>開山公園增設座椅工程</text:p>
          </table:table-cell>
          <table:table-cell table:style-name="ce10" office:value-type="string" office:string-value="中西區" calcext:value-type="string">
            <text:p><text:s/>中西區 </text:p>
          </table:table-cell>
          <table:table-cell table:number-columns-repeated="2" table:style-name="ce11" office:value-type="float" office:value="94.628"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玉井區內路燈改善工程一案</text:p>
          </table:table-cell>
          <table:table-cell table:style-name="ce10" office:value-type="string" office:string-value="玉井區" calcext:value-type="string">
            <text:p><text:s/>玉井區 </text:p>
          </table:table-cell>
          <table:table-cell table:number-columns-repeated="2" table:style-name="ce11" office:value-type="float" office:value="250" calcext:value-type="float">
            <text:p>2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辦理發包作業中" calcext:value-type="string">
            <text:p><text:s/>辦理發包作業中 </text:p>
          </table:table-cell>
          <table:table-cell table:number-columns-repeated="249"/>
        </table:table-row>
        <table:table-row table:style-name="ro5">
          <table:table-cell table:style-name="ce5" office:value-type="string" calcext:value-type="string">
            <text:p>關廟區下湖里、埤頭里申請裝設路燈一案</text:p>
          </table:table-cell>
          <table:table-cell table:style-name="ce10" office:value-type="string" office:string-value="關廟區" calcext:value-type="string">
            <text:p><text:s/>關廟區 </text:p>
          </table:table-cell>
          <table:table-cell table:number-columns-repeated="2" table:style-name="ce11" office:value-type="float" office:value="110" calcext:value-type="float">
            <text:p>11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綠野水電工程行" calcext:value-type="string">
            <text:p><text:s/>綠野水電工程行 </text:p>
          </table:table-cell>
          <table:table-cell table:number-columns-repeated="249"/>
        </table:table-row>
        <table:table-row table:style-name="ro5">
          <table:table-cell table:style-name="ce5" office:value-type="string" calcext:value-type="string">
            <text:p>成德里文成三路行道樹竄根改善工程</text:p>
          </table:table-cell>
          <table:table-cell table:style-name="ce10" office:value-type="string" office:string-value="北區" calcext:value-type="string">
            <text:p><text:s/>北區 </text:p>
          </table:table-cell>
          <table:table-cell table:number-columns-repeated="2" table:style-name="ce11" office:value-type="float" office:value="97.241"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溪東水岸公園增設溜滑梯工程</text:p>
          </table:table-cell>
          <table:table-cell table:style-name="ce10" office:value-type="string" office:string-value="安南區" calcext:value-type="string">
            <text:p><text:s/>安南區 </text:p>
          </table:table-cell>
          <table:table-cell table:style-name="ce11" office:value-type="float" office:value="78" calcext:value-type="float">
            <text:p>78 </text:p>
          </table:table-cell>
          <table:table-cell table:style-name="ce11" office:value-type="float" office:value="83.43" calcext:value-type="float">
            <text:p>8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開元振興公園增設景觀高燈及化糞池蓋整修工程</text:p>
          </table:table-cell>
          <table:table-cell table:style-name="ce10" office:value-type="string" office:string-value="北區" calcext:value-type="string">
            <text:p><text:s/>北區 </text:p>
          </table:table-cell>
          <table:table-cell table:number-columns-repeated="2" table:style-name="ce11" office:value-type="float" office:value="65.833" calcext:value-type="float">
            <text:p>6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麥國際有限公司" calcext:value-type="string">
            <text:p><text:s/>福麥國際有限公司 </text:p>
          </table:table-cell>
          <table:table-cell table:number-columns-repeated="249"/>
        </table:table-row>
        <table:table-row table:style-name="ro5">
          <table:table-cell table:style-name="ce5" office:value-type="string" calcext:value-type="string">
            <text:p>明興路99巷及興隆路281巷道路面改善工程</text:p>
          </table:table-cell>
          <table:table-cell table:style-name="ce10" office:value-type="string" office:string-value="南區" calcext:value-type="string">
            <text:p><text:s/>南區 </text:p>
          </table:table-cell>
          <table:table-cell table:number-columns-repeated="2" table:style-name="ce11" office:value-type="float" office:value="852" calcext:value-type="float">
            <text:p>85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育德三街路面改善工程</text:p>
          </table:table-cell>
          <table:table-cell table:style-name="ce10" office:value-type="string" office:string-value="北區" calcext:value-type="string">
            <text:p><text:s/>北區 </text:p>
          </table:table-cell>
          <table:table-cell table:number-columns-repeated="2" table:style-name="ce11" office:value-type="float" office:value="1412" calcext:value-type="float">
            <text:p>1,41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德東街路面改善工程</text:p>
          </table:table-cell>
          <table:table-cell table:style-name="ce10" office:value-type="string" office:string-value="東區" calcext:value-type="string">
            <text:p><text:s/>東區 </text:p>
          </table:table-cell>
          <table:table-cell table:number-columns-repeated="2" table:style-name="ce11" office:value-type="float" office:value="2178" calcext:value-type="float">
            <text:p>2,17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公園路321巷旁兵配廠停車場路面改善工程</text:p>
          </table:table-cell>
          <table:table-cell table:style-name="ce10" office:value-type="string" office:string-value="北區" calcext:value-type="string">
            <text:p><text:s/>北區 </text:p>
          </table:table-cell>
          <table:table-cell table:number-columns-repeated="2" table:style-name="ce11" office:value-type="float" office:value="84" calcext:value-type="float">
            <text:p>8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開安一街8巷10弄側溝淤塞溝蓋打除修復工程</text:p>
          </table:table-cell>
          <table:table-cell table:style-name="ce10" office:value-type="string" office:string-value="安南區" calcext:value-type="string">
            <text:p><text:s/>安南區 </text:p>
          </table:table-cell>
          <table:table-cell table:number-columns-repeated="2" table:style-name="ce11" office:value-type="float" office:value="38" calcext:value-type="float">
            <text:p>38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8">
          <table:table-cell table:style-name="ce5" office:value-type="string" calcext:value-type="string">
            <text:p>崇道路路面改善工程</text:p>
          </table:table-cell>
          <table:table-cell table:style-name="ce10" office:value-type="string" office:string-value="東區" calcext:value-type="string">
            <text:p><text:s/>東區 </text:p>
          </table:table-cell>
          <table:table-cell table:style-name="ce11" office:value-type="float" office:value="1579" calcext:value-type="float">
            <text:p>1,579 </text:p>
          </table:table-cell>
          <table:table-cell table:style-name="ce11" office:value-type="float" office:value="1579.2" calcext:value-type="float">
            <text:p>1,57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小東路地下道鉤蓋塌陷及增設水位標高牌搶修工程</text:p>
          </table:table-cell>
          <table:table-cell table:style-name="ce10" office:value-type="string" office:string-value="東區" calcext:value-type="string">
            <text:p><text:s/>東區 </text:p>
          </table:table-cell>
          <table:table-cell table:number-columns-repeated="2" table:style-name="ce11" office:value-type="float" office:value="49" calcext:value-type="float">
            <text:p>4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正達土木包工業" calcext:value-type="string">
            <text:p><text:s/>正達土木包工業 </text:p>
          </table:table-cell>
          <table:table-cell table:number-columns-repeated="249"/>
        </table:table-row>
        <table:table-row table:style-name="ro8">
          <table:table-cell table:style-name="ce5" office:value-type="string" calcext:value-type="string">
            <text:p>海南段559-2號</text:p>
          </table:table-cell>
          <table:table-cell table:style-name="ce10" office:value-type="string" office:string-value="安南區" calcext:value-type="string">
            <text:p><text:s/>安南區 </text:p>
          </table:table-cell>
          <table:table-cell table:number-columns-repeated="2" table:style-name="ce11" office:value-type="float" office:value="21" calcext:value-type="float">
            <text:p>2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大成路(亞洲餐旅學校旁)路溝損壞搶修工程</text:p>
          </table:table-cell>
          <table:table-cell table:style-name="ce10" office:value-type="string" office:string-value="南區" calcext:value-type="string">
            <text:p><text:s/>南區 </text:p>
          </table:table-cell>
          <table:table-cell table:style-name="ce11" office:value-type="float" office:value="62.57" calcext:value-type="float">
            <text:p>63 </text:p>
          </table:table-cell>
          <table:table-cell table:style-name="ce11" office:value-type="float" office:value="65.47" calcext:value-type="float">
            <text:p>6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8">
          <table:table-cell table:style-name="ce5" office:value-type="string" calcext:value-type="string">
            <text:p>鯤鯓路115巷及115巷24弄及119巷</text:p>
          </table:table-cell>
          <table:table-cell table:style-name="ce10" office:value-type="string" office:string-value="南區" calcext:value-type="string">
            <text:p><text:s/>南區 </text:p>
          </table:table-cell>
          <table:table-cell table:number-columns-repeated="2" table:style-name="ce11" office:value-type="float" office:value="340" calcext:value-type="float">
            <text:p>34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崇德六街及崇明14街路面改善工程</text:p>
          </table:table-cell>
          <table:table-cell table:style-name="ce10" office:value-type="string" office:string-value="東區" calcext:value-type="string">
            <text:p><text:s/>東區 </text:p>
          </table:table-cell>
          <table:table-cell table:number-columns-repeated="2" table:style-name="ce11" office:value-type="float" office:value="1087" calcext:value-type="float">
            <text:p>1,08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佳里區安西里52鄰道路維護改善刨鋪工程</text:p>
          </table:table-cell>
          <table:table-cell table:style-name="ce10" office:value-type="string" office:string-value="佳里區" calcext:value-type="string">
            <text:p><text:s/>佳里區 </text:p>
          </table:table-cell>
          <table:table-cell table:number-columns-repeated="2" table:style-name="ce11" office:value-type="float" office:value="960" calcext:value-type="float">
            <text:p>9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學甲區101年度道路養護工程(開口契約)</text:p>
          </table:table-cell>
          <table:table-cell table:style-name="ce10" office:value-type="string" office:string-value="學甲區" calcext:value-type="string">
            <text:p><text:s/>學甲區 </text:p>
          </table:table-cell>
          <table:table-cell table:number-columns-repeated="2" table:style-name="ce11" office:value-type="float" office:value="1000" calcext:value-type="float">
            <text:p>1,0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大內區大匏崙部落排水工程</text:p>
          </table:table-cell>
          <table:table-cell table:style-name="ce10" office:value-type="string" office:string-value="大內區" calcext:value-type="string">
            <text:p><text:s/>大內區 </text:p>
          </table:table-cell>
          <table:table-cell table:number-columns-repeated="2" table:style-name="ce11" office:value-type="float" office:value="640" calcext:value-type="float">
            <text:p>6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東山區東原里頂崎落連外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1100" calcext:value-type="float">
            <text:p>1,1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高興公園草皮鋪設工程。</text:p>
          </table:table-cell>
          <table:table-cell table:style-name="ce10" office:value-type="string" office:string-value="安南區" calcext:value-type="string">
            <text:p><text:s/>安南區 </text:p>
          </table:table-cell>
          <table:table-cell table:number-columns-repeated="2" table:style-name="ce11" office:value-type="float" office:value="99.75"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5">
          <table:table-cell table:style-name="ce5" office:value-type="string" calcext:value-type="string">
            <text:p>新市區全區路燈照明改善及線路維修工程</text:p>
          </table:table-cell>
          <table:table-cell table:style-name="ce10" office:value-type="string" office:string-value="新市區" calcext:value-type="string">
            <text:p><text:s/>新市區 </text:p>
          </table:table-cell>
          <table:table-cell table:number-columns-repeated="2" table:style-name="ce11" office:value-type="float" office:value="600" calcext:value-type="float">
            <text:p>6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立業實業社" calcext:value-type="string">
            <text:p><text:s/>立業實業社 </text:p>
          </table:table-cell>
          <table:table-cell table:number-columns-repeated="249"/>
        </table:table-row>
        <table:table-row table:style-name="ro5">
          <table:table-cell table:style-name="ce5" office:value-type="string" calcext:value-type="string">
            <text:p>西港、劉厝及新復里等轄內路燈裝設工程</text:p>
          </table:table-cell>
          <table:table-cell table:style-name="ce10" office:value-type="string" office:string-value="西港區" calcext:value-type="string">
            <text:p><text:s/>西港區 </text:p>
          </table:table-cell>
          <table:table-cell table:number-columns-repeated="2" table:style-name="ce11" office:value-type="float" office:value="141.982" calcext:value-type="float">
            <text:p>14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注富企業社(佳里)" calcext:value-type="string">
            <text:p><text:s/>注富企業社(佳里) </text:p>
          </table:table-cell>
          <table:table-cell table:number-columns-repeated="249"/>
        </table:table-row>
        <table:table-row table:style-name="ro5">
          <table:table-cell table:style-name="ce5" office:value-type="string" calcext:value-type="string">
            <text:p>101年度佳里區三協里路燈新設改善工程</text:p>
          </table:table-cell>
          <table:table-cell table:style-name="ce10" office:value-type="string" office:string-value="佳里區" calcext:value-type="string">
            <text:p><text:s/>佳里區 </text:p>
          </table:table-cell>
          <table:table-cell table:number-columns-repeated="2" table:style-name="ce11" office:value-type="float" office:value="117.86" calcext:value-type="float">
            <text:p>11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成永騰水電行" calcext:value-type="string">
            <text:p><text:s/>成永騰水電行 </text:p>
          </table:table-cell>
          <table:table-cell table:number-columns-repeated="249"/>
        </table:table-row>
        <table:table-row table:style-name="ro5">
          <table:table-cell table:style-name="ce5" office:value-type="string" calcext:value-type="string">
            <text:p>白河區仙草里行羌橋兩側引道改善工程(都計外)</text:p>
          </table:table-cell>
          <table:table-cell table:style-name="ce10" office:value-type="string" office:string-value="白河區" calcext:value-type="string">
            <text:p><text:s/>白河區 </text:p>
          </table:table-cell>
          <table:table-cell table:number-columns-repeated="2" table:style-name="ce11" office:value-type="float" office:value="830" calcext:value-type="float">
            <text:p>8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瀝青包250包</text:p>
          </table:table-cell>
          <table:table-cell table:style-name="ce10" office:value-type="string" office:string-value="學甲區" calcext:value-type="string">
            <text:p><text:s/>學甲區 </text:p>
          </table:table-cell>
          <table:table-cell table:number-columns-repeated="2" table:style-name="ce11" office:value-type="float" office:value="43.75" calcext:value-type="float">
            <text:p>4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城內里5、6鄰道路改善工程</text:p>
          </table:table-cell>
          <table:table-cell table:style-name="ce10" office:value-type="string" office:string-value="七股區" calcext:value-type="string">
            <text:p><text:s/>七股區 </text:p>
          </table:table-cell>
          <table:table-cell table:number-columns-repeated="2" table:style-name="ce11" office:value-type="float" office:value="120" calcext:value-type="float">
            <text:p>1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育德三街路樹竄根及台南公園石桌椅損壞改善工程</text:p>
          </table:table-cell>
          <table:table-cell table:style-name="ce10" office:value-type="string" office:string-value="北區" calcext:value-type="string">
            <text:p><text:s/>北區 </text:p>
          </table:table-cell>
          <table:table-cell table:number-columns-repeated="2" table:style-name="ce11" office:value-type="float" office:value="76.866" calcext:value-type="float">
            <text:p>7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成功公園樹木移植工程</text:p>
          </table:table-cell>
          <table:table-cell table:style-name="ce10" office:value-type="string" office:string-value="北區" calcext:value-type="string">
            <text:p><text:s/>北區 </text:p>
          </table:table-cell>
          <table:table-cell table:number-columns-repeated="2" table:style-name="ce11" office:value-type="float" office:value="98.123"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次郎工程行" calcext:value-type="string">
            <text:p><text:s/>次郎工程行 </text:p>
          </table:table-cell>
          <table:table-cell table:number-columns-repeated="249"/>
        </table:table-row>
        <table:table-row table:style-name="ro5">
          <table:table-cell table:style-name="ce5" office:value-type="string" calcext:value-type="string">
            <text:p>元寶里北園公園步道擋車阻欄杆增設工程</text:p>
          </table:table-cell>
          <table:table-cell table:style-name="ce10" office:value-type="string" office:string-value="北區" calcext:value-type="string">
            <text:p><text:s/>北區 </text:p>
          </table:table-cell>
          <table:table-cell table:number-columns-repeated="2" table:style-name="ce11" office:value-type="float" office:value="85.94" calcext:value-type="float">
            <text:p>8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8">
          <table:table-cell table:style-name="ce5" office:value-type="string" calcext:value-type="string">
            <text:p>喜樹路316巷對面停車場積水改善工程</text:p>
          </table:table-cell>
          <table:table-cell table:style-name="ce10" office:value-type="string" office:string-value="南區" calcext:value-type="string">
            <text:p><text:s/>南區 </text:p>
          </table:table-cell>
          <table:table-cell table:number-columns-repeated="2" table:style-name="ce11" office:value-type="float" office:value="104" calcext:value-type="float">
            <text:p>10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府前路一段與忠義路口溝蓋改善工程</text:p>
          </table:table-cell>
          <table:table-cell table:style-name="ce10" office:value-type="string" office:string-value="中西區" calcext:value-type="string">
            <text:p><text:s/>中西區 </text:p>
          </table:table-cell>
          <table:table-cell table:style-name="ce11" office:value-type="float" office:value="92" calcext:value-type="float">
            <text:p>92 </text:p>
          </table:table-cell>
          <table:table-cell table:style-name="ce11" office:value-type="float" office:value="91.83" calcext:value-type="float">
            <text:p>9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承營營造有限公司" calcext:value-type="string">
            <text:p><text:s/>承營營造有限公司 </text:p>
          </table:table-cell>
          <table:table-cell table:number-columns-repeated="249"/>
        </table:table-row>
        <table:table-row table:style-name="ro5">
          <table:table-cell table:style-name="ce5" office:value-type="string" calcext:value-type="string">
            <text:p>華平路410號前路面掏空改善工程</text:p>
          </table:table-cell>
          <table:table-cell table:style-name="ce10" office:value-type="string" office:string-value="安平區" calcext:value-type="string">
            <text:p><text:s/>安平區 </text:p>
          </table:table-cell>
          <table:table-cell table:style-name="ce11" office:value-type="float" office:value="27.3" calcext:value-type="float">
            <text:p>27 </text:p>
          </table:table-cell>
          <table:table-cell table:style-name="ce11" office:value-type="float" office:value="27.443" calcext:value-type="float">
            <text:p>2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倢土木包工業" calcext:value-type="string">
            <text:p><text:s/>宏倢土木包工業 </text:p>
          </table:table-cell>
          <table:table-cell table:number-columns-repeated="249"/>
        </table:table-row>
        <table:table-row table:style-name="ro5">
          <table:table-cell table:style-name="ce5" office:value-type="string" calcext:value-type="string">
            <text:p>東區長榮路三段，行道樹移植工程</text:p>
          </table:table-cell>
          <table:table-cell table:style-name="ce10" office:value-type="string" office:string-value="東區" calcext:value-type="string">
            <text:p><text:s/>東區 </text:p>
          </table:table-cell>
          <table:table-cell table:number-columns-repeated="2" table:style-name="ce11" office:value-type="float" office:value="20.066" calcext:value-type="float">
            <text:p>2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開安2街尾至開安5街尾、安和路2段138巷125弄</text:p>
          </table:table-cell>
          <table:table-cell table:style-name="ce10" office:value-type="string" office:string-value="安南區" calcext:value-type="string">
            <text:p><text:s/>安南區 </text:p>
          </table:table-cell>
          <table:table-cell table:number-columns-repeated="2" table:style-name="ce11" office:value-type="float" office:value="832" calcext:value-type="float">
            <text:p>83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辦理發包作業中" calcext:value-type="string">
            <text:p><text:s/>辦理發包作業中 </text:p>
          </table:table-cell>
          <table:table-cell table:number-columns-repeated="249"/>
        </table:table-row>
        <table:table-row table:style-name="ro8">
          <table:table-cell table:style-name="ce5" office:value-type="string" calcext:value-type="string">
            <text:p>田中里坔溪支流產業道路加封工程</text:p>
          </table:table-cell>
          <table:table-cell table:style-name="ce10" office:value-type="string" office:string-value="關廟區" calcext:value-type="string">
            <text:p><text:s/>關廟區 </text:p>
          </table:table-cell>
          <table:table-cell table:number-columns-repeated="2" table:style-name="ce11" office:value-type="float" office:value="39" calcext:value-type="float">
            <text:p>3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營區開元路旁巷弄卯舍段143-21地號等路面改善工程</text:p>
          </table:table-cell>
          <table:table-cell table:style-name="ce10" office:value-type="string" office:string-value="新營區" calcext:value-type="string">
            <text:p><text:s/>新營區 </text:p>
          </table:table-cell>
          <table:table-cell table:number-columns-repeated="2" table:style-name="ce11" office:value-type="float" office:value="207" calcext:value-type="float">
            <text:p>20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石嘈里南164線區道AC路面改善工程</text:p>
          </table:table-cell>
          <table:table-cell table:style-name="ce10" office:value-type="string" office:string-value="龍崎區" calcext:value-type="string">
            <text:p><text:s/>龍崎區 </text:p>
          </table:table-cell>
          <table:table-cell table:number-columns-repeated="2" table:style-name="ce11" office:value-type="float" office:value="1600" calcext:value-type="float">
            <text:p>1,6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喜樹路206巷單號入口左邊空地臨時停車場用地</text:p>
          </table:table-cell>
          <table:table-cell table:style-name="ce10" office:value-type="string" office:string-value="南區" calcext:value-type="string">
            <text:p><text:s/>南區 </text:p>
          </table:table-cell>
          <table:table-cell table:style-name="ce11" office:value-type="float" office:value="144" calcext:value-type="float">
            <text:p>144 </text:p>
          </table:table-cell>
          <table:table-cell table:style-name="ce11" office:value-type="float" office:value="143.5" calcext:value-type="float">
            <text:p>14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遠洋漁港大樓外道路鋪設工程</text:p>
          </table:table-cell>
          <table:table-cell table:style-name="ce10" office:value-type="string" office:string-value="安平區" calcext:value-type="string">
            <text:p><text:s/>安平區 </text:p>
          </table:table-cell>
          <table:table-cell table:number-columns-repeated="2" table:style-name="ce11" office:value-type="float" office:value="3468" calcext:value-type="float">
            <text:p>3,46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6">
          <table:table-cell table:style-name="ce5" office:value-type="string" calcext:value-type="string">
            <text:p>台南市新市區101年度道路路面刨除工程-開口契約(第二期)第一次刨鋪計畫</text:p>
          </table:table-cell>
          <table:table-cell table:style-name="ce10" office:value-type="string" office:string-value="新市區" calcext:value-type="string">
            <text:p><text:s/>新市區 </text:p>
          </table:table-cell>
          <table:table-cell table:number-columns-repeated="2" table:style-name="ce11" office:value-type="float" office:value="3000" calcext:value-type="float">
            <text:p>3,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辦理發包作業中" calcext:value-type="string">
            <text:p><text:s/>辦理發包作業中 </text:p>
          </table:table-cell>
          <table:table-cell table:number-columns-repeated="249"/>
        </table:table-row>
        <table:table-row table:style-name="ro8">
          <table:table-cell table:style-name="ce5" office:value-type="string" calcext:value-type="string">
            <text:p>聖南街1號至金華路二段147巷5號道路修復工程</text:p>
          </table:table-cell>
          <table:table-cell table:style-name="ce10" office:value-type="string" office:string-value="南區" calcext:value-type="string">
            <text:p><text:s/>南區 </text:p>
          </table:table-cell>
          <table:table-cell table:number-columns-repeated="2" table:style-name="ce11" office:value-type="float" office:value="122" calcext:value-type="float">
            <text:p>12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區南都公園、南樂公園等兩處增設體健設施工程</text:p>
          </table:table-cell>
          <table:table-cell table:style-name="ce10" office:value-type="string" office:string-value="南區" calcext:value-type="string">
            <text:p><text:s/>南區 </text:p>
          </table:table-cell>
          <table:table-cell table:number-columns-repeated="2" table:style-name="ce11" office:value-type="float" office:value="64.89" calcext:value-type="float">
            <text:p>6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南區田寮里公園增設體健設施工程</text:p>
          </table:table-cell>
          <table:table-cell table:style-name="ce10" office:value-type="string" office:string-value="南區" calcext:value-type="string">
            <text:p><text:s/>南區 </text:p>
          </table:table-cell>
          <table:table-cell table:number-columns-repeated="2" table:style-name="ce11" office:value-type="float" office:value="61.425" calcext:value-type="float">
            <text:p>6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北區文成一路樹木竄根改善工程</text:p>
          </table:table-cell>
          <table:table-cell table:style-name="ce10" office:value-type="string" office:string-value="北區" calcext:value-type="string">
            <text:p><text:s/>北區 </text:p>
          </table:table-cell>
          <table:table-cell table:number-columns-repeated="2" table:style-name="ce11" office:value-type="float" office:value="96.689"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開元振興公園增設體健設施工程</text:p>
          </table:table-cell>
          <table:table-cell table:style-name="ce10" office:value-type="string" office:string-value="北區" calcext:value-type="string">
            <text:p><text:s/>北區 </text:p>
          </table:table-cell>
          <table:table-cell table:style-name="ce11" office:value-type="float" office:value="85.5" calcext:value-type="float">
            <text:p>86 </text:p>
          </table:table-cell>
          <table:table-cell table:style-name="ce11" office:value-type="float" office:value="91.571" calcext:value-type="float">
            <text:p>9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東區崇德里公E2增設野餐桌椅工程</text:p>
          </table:table-cell>
          <table:table-cell table:style-name="ce10" office:value-type="string" office:string-value="東區" calcext:value-type="string">
            <text:p><text:s/>東區 </text:p>
          </table:table-cell>
          <table:table-cell table:number-columns-repeated="2" table:style-name="ce11" office:value-type="float" office:value="98.762"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光明里公園鋪面修繕工程</text:p>
          </table:table-cell>
          <table:table-cell table:style-name="ce10" office:value-type="string" office:string-value="南區" calcext:value-type="string">
            <text:p><text:s/>南區 </text:p>
          </table:table-cell>
          <table:table-cell table:number-columns-repeated="2" table:style-name="ce11" office:value-type="float" office:value="42.777" calcext:value-type="float">
            <text:p>4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5">
          <table:table-cell table:style-name="ce5" office:value-type="string" calcext:value-type="string">
            <text:p>安平區大平路行道樹移植工程</text:p>
          </table:table-cell>
          <table:table-cell table:style-name="ce10" office:value-type="string" office:string-value="安平區" calcext:value-type="string">
            <text:p><text:s/>安平區 </text:p>
          </table:table-cell>
          <table:table-cell table:number-columns-repeated="2" table:style-name="ce11" office:value-type="float" office:value="30.539" calcext:value-type="float">
            <text:p>3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次郎工程行" calcext:value-type="string">
            <text:p><text:s/>次郎工程行 </text:p>
          </table:table-cell>
          <table:table-cell table:number-columns-repeated="249"/>
        </table:table-row>
        <table:table-row table:style-name="ro5">
          <table:table-cell table:style-name="ce5" office:value-type="string" calcext:value-type="string">
            <text:p>中西區公8公園增設遮陽設施</text:p>
          </table:table-cell>
          <table:table-cell table:style-name="ce10" office:value-type="string" office:string-value="中西區" calcext:value-type="string">
            <text:p><text:s/>中西區 </text:p>
          </table:table-cell>
          <table:table-cell table:number-columns-repeated="2" table:style-name="ce11" office:value-type="float" office:value="98.475"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麥國際有限公司" calcext:value-type="string">
            <text:p><text:s/>福麥國際有限公司 </text:p>
          </table:table-cell>
          <table:table-cell table:number-columns-repeated="249"/>
        </table:table-row>
        <table:table-row table:style-name="ro5">
          <table:table-cell table:style-name="ce5" office:value-type="string" calcext:value-type="string">
            <text:p>檨仔林公園設置遮陽設施</text:p>
          </table:table-cell>
          <table:table-cell table:style-name="ce10" office:value-type="string" office:string-value="中西區" calcext:value-type="string">
            <text:p><text:s/>中西區 </text:p>
          </table:table-cell>
          <table:table-cell table:number-columns-repeated="2" table:style-name="ce11" office:value-type="float" office:value="98.67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8">
          <table:table-cell table:style-name="ce5" office:value-type="string" calcext:value-type="string">
            <text:p>安和路一段288巷與148號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2236" calcext:value-type="float">
            <text:p>2,23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郡安路六段55巷鄰里公園旁積水改善工程</text:p>
          </table:table-cell>
          <table:table-cell table:style-name="ce10" office:value-type="string" office:string-value="安南區" calcext:value-type="string">
            <text:p><text:s/>安南區 </text:p>
          </table:table-cell>
          <table:table-cell table:number-columns-repeated="2" table:style-name="ce11" office:value-type="float" office:value="60" calcext:value-type="float">
            <text:p>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北七街道路加封工程</text:p>
          </table:table-cell>
          <table:table-cell table:style-name="ce10" office:value-type="string" office:string-value="新營區" calcext:value-type="string">
            <text:p><text:s/>新營區 </text:p>
          </table:table-cell>
          <table:table-cell table:number-columns-repeated="2" table:style-name="ce11" office:value-type="float" office:value="360" calcext:value-type="float">
            <text:p>3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安中路一段560號至566-11號側溝積水改善工程</text:p>
          </table:table-cell>
          <table:table-cell table:style-name="ce10" office:value-type="string" office:string-value="安南區" calcext:value-type="string">
            <text:p><text:s/>安南區 </text:p>
          </table:table-cell>
          <table:table-cell table:style-name="ce11" office:value-type="float" office:value="47.038" calcext:value-type="float">
            <text:p>47 </text:p>
          </table:table-cell>
          <table:table-cell table:style-name="ce11" office:value-type="float" office:value="47.378" calcext:value-type="float">
            <text:p>4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三橋營造有限公司" calcext:value-type="string">
            <text:p><text:s/>三橋營造有限公司 </text:p>
          </table:table-cell>
          <table:table-cell table:number-columns-repeated="249"/>
        </table:table-row>
        <table:table-row table:style-name="ro5">
          <table:table-cell table:style-name="ce5" office:value-type="string" calcext:value-type="string">
            <text:p>城西街一段與城西街一段295巷口排水改善搶修工程</text:p>
          </table:table-cell>
          <table:table-cell table:style-name="ce10" office:value-type="string" office:string-value="安南區" calcext:value-type="string">
            <text:p><text:s/>安南區 </text:p>
          </table:table-cell>
          <table:table-cell table:style-name="ce11" office:value-type="float" office:value="97" calcext:value-type="float">
            <text:p>97 </text:p>
          </table:table-cell>
          <table:table-cell table:style-name="ce11" office:value-type="float" office:value="98.7" calcext:value-type="float">
            <text:p>9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峻豪土木包工業" calcext:value-type="string">
            <text:p><text:s/>峻豪土木包工業 </text:p>
          </table:table-cell>
          <table:table-cell table:number-columns-repeated="249"/>
        </table:table-row>
        <table:table-row table:style-name="ro8">
          <table:table-cell table:style-name="ce5" office:value-type="string" calcext:value-type="string">
            <text:p>城西街2段233巷內登陸社區活動中心及城西街2段233巷7號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126" calcext:value-type="float">
            <text:p>12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和平路261巷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126" calcext:value-type="float">
            <text:p>12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角帶里至五興里連絡道路加封工程</text:p>
          </table:table-cell>
          <table:table-cell table:style-name="ce10" office:value-type="string" office:string-value="新營區" calcext:value-type="string">
            <text:p><text:s/>新營區 </text:p>
          </table:table-cell>
          <table:table-cell table:number-columns-repeated="2" table:style-name="ce11" office:value-type="float" office:value="291" calcext:value-type="float">
            <text:p>2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仁愛路往妙嚴寺道路加封工程</text:p>
          </table:table-cell>
          <table:table-cell table:style-name="ce10" office:value-type="string" office:string-value="關廟區" calcext:value-type="string">
            <text:p><text:s/>關廟區 </text:p>
          </table:table-cell>
          <table:table-cell table:number-columns-repeated="2" table:style-name="ce11" office:value-type="float" office:value="336" calcext:value-type="float">
            <text:p>33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小埤里普天宮前道路加封工程</text:p>
          </table:table-cell>
          <table:table-cell table:style-name="ce10" office:value-type="string" office:string-value="麻豆區" calcext:value-type="string">
            <text:p><text:s/>麻豆區 </text:p>
          </table:table-cell>
          <table:table-cell table:number-columns-repeated="2" table:style-name="ce11" office:value-type="float" office:value="552" calcext:value-type="float">
            <text:p>55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民族路道路加封改善工程</text:p>
          </table:table-cell>
          <table:table-cell table:style-name="ce10" office:value-type="string" office:string-value="麻豆區" calcext:value-type="string">
            <text:p><text:s/>麻豆區 </text:p>
          </table:table-cell>
          <table:table-cell table:number-columns-repeated="2" table:style-name="ce11" office:value-type="float" office:value="312" calcext:value-type="float">
            <text:p>31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正北三路尾道路加封改善工程</text:p>
          </table:table-cell>
          <table:table-cell table:style-name="ce10" office:value-type="string" office:string-value="永康區" calcext:value-type="string">
            <text:p><text:s/>永康區 </text:p>
          </table:table-cell>
          <table:table-cell table:number-columns-repeated="2" table:style-name="ce11" office:value-type="float" office:value="279" calcext:value-type="float">
            <text:p>27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小埤里內道路加封改善工程</text:p>
          </table:table-cell>
          <table:table-cell table:style-name="ce10" office:value-type="string" office:string-value="麻豆區" calcext:value-type="string">
            <text:p><text:s/>麻豆區 </text:p>
          </table:table-cell>
          <table:table-cell table:number-columns-repeated="2" table:style-name="ce11" office:value-type="float" office:value="219" calcext:value-type="float">
            <text:p>21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德興路336巷15弄71號旁鋪設工程</text:p>
          </table:table-cell>
          <table:table-cell table:style-name="ce10" office:value-type="string" office:string-value="南區" calcext:value-type="string">
            <text:p><text:s/>南區 </text:p>
          </table:table-cell>
          <table:table-cell table:number-columns-repeated="2" table:style-name="ce11" office:value-type="float" office:value="120" calcext:value-type="float">
            <text:p>1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林森路一段361號水溝清疏搶修工程</text:p>
          </table:table-cell>
          <table:table-cell table:style-name="ce10" office:value-type="string" office:string-value="東區" calcext:value-type="string">
            <text:p><text:s/>東區 </text:p>
          </table:table-cell>
          <table:table-cell table:style-name="ce11" office:value-type="float" office:value="49" calcext:value-type="float">
            <text:p>49 </text:p>
          </table:table-cell>
          <table:table-cell table:style-name="ce11" office:value-type="float" office:value="49.077" calcext:value-type="float">
            <text:p>4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安土木包工業施作" calcext:value-type="string">
            <text:p><text:s/>永安土木包工業施作 </text:p>
          </table:table-cell>
          <table:table-cell table:number-columns-repeated="249"/>
        </table:table-row>
        <table:table-row table:style-name="ro5">
          <table:table-cell table:style-name="ce5" office:value-type="string" calcext:value-type="string">
            <text:p>後壁區南80線道路AC改善</text:p>
          </table:table-cell>
          <table:table-cell table:style-name="ce10" office:value-type="string" office:string-value="後壁區" calcext:value-type="string">
            <text:p><text:s/>後壁區 </text:p>
          </table:table-cell>
          <table:table-cell table:style-name="ce11" office:value-type="float" office:value="83" calcext:value-type="float">
            <text:p>83 </text:p>
          </table:table-cell>
          <table:table-cell table:style-name="ce11" office:value-type="float" office:value="83.421" calcext:value-type="float">
            <text:p>8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101年度佳里區安西里52鄰道路維護改善刨鋪工程(追加)</text:p>
          </table:table-cell>
          <table:table-cell table:style-name="ce10" office:value-type="string" office:string-value="佳里區" calcext:value-type="string">
            <text:p><text:s/>佳里區 </text:p>
          </table:table-cell>
          <table:table-cell table:number-columns-repeated="2" table:style-name="ce11" office:value-type="float" office:value="104" calcext:value-type="float">
            <text:p>10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南40線路面修繕工程</text:p>
          </table:table-cell>
          <table:table-cell table:style-name="ce10" office:value-type="string" office:string-value="西港區" calcext:value-type="string">
            <text:p><text:s/>西港區 </text:p>
          </table:table-cell>
          <table:table-cell table:number-columns-repeated="2" table:style-name="ce11" office:value-type="float" office:value="1104" calcext:value-type="float">
            <text:p>1,10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麻豆區部分農路鋪設AC路面</text:p>
          </table:table-cell>
          <table:table-cell table:style-name="ce10" office:value-type="string" office:string-value="麻豆區" calcext:value-type="string">
            <text:p><text:s/>麻豆區 </text:p>
          </table:table-cell>
          <table:table-cell table:number-columns-repeated="2" table:style-name="ce11" office:value-type="float" office:value="550" calcext:value-type="float">
            <text:p>55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新東里公53野餐桌及座椅增設工程</text:p>
          </table:table-cell>
          <table:table-cell table:style-name="ce10" office:value-type="string" office:string-value="新營區" calcext:value-type="string">
            <text:p><text:s/>新營區 </text:p>
          </table:table-cell>
          <table:table-cell table:number-columns-repeated="2" table:style-name="ce11" office:value-type="float" office:value="165" calcext:value-type="float">
            <text:p>16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立欣土木包工業" calcext:value-type="string">
            <text:p><text:s/>立欣土木包工業 </text:p>
          </table:table-cell>
          <table:table-cell table:number-columns-repeated="249"/>
        </table:table-row>
        <table:table-row table:style-name="ro5">
          <table:table-cell table:style-name="ce5" office:value-type="string" calcext:value-type="string">
            <text:p>開元振興公園增設庭園燈工程</text:p>
          </table:table-cell>
          <table:table-cell table:style-name="ce10" office:value-type="string" office:string-value="北區" calcext:value-type="string">
            <text:p><text:s/>北區 </text:p>
          </table:table-cell>
          <table:table-cell table:number-columns-repeated="2" table:style-name="ce11" office:value-type="float" office:value="72.398" calcext:value-type="float">
            <text:p>7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祥晶企業行" calcext:value-type="string">
            <text:p><text:s/>祥晶企業行 </text:p>
          </table:table-cell>
          <table:table-cell table:number-columns-repeated="249"/>
        </table:table-row>
        <table:table-row table:style-name="ro5">
          <table:table-cell table:style-name="ce5" office:value-type="string" calcext:value-type="string">
            <text:p>中正路樹木移植工程</text:p>
          </table:table-cell>
          <table:table-cell table:style-name="ce10" office:value-type="string" office:string-value="中西區　" calcext:value-type="string">
            <text:p><text:s/>中西區　 </text:p>
          </table:table-cell>
          <table:table-cell table:number-columns-repeated="2" table:style-name="ce11" office:value-type="float" office:value="28.886" calcext:value-type="float">
            <text:p>2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二也景觀設計有限公司" calcext:value-type="string">
            <text:p><text:s/>二也景觀設計有限公司 </text:p>
          </table:table-cell>
          <table:table-cell table:number-columns-repeated="249"/>
        </table:table-row>
        <table:table-row table:style-name="ro5">
          <table:table-cell table:style-name="ce5" office:value-type="string" calcext:value-type="string">
            <text:p>檨仔林公園增設景石標明名稱工程</text:p>
          </table:table-cell>
          <table:table-cell table:style-name="ce10" office:value-type="string" office:string-value="中西區" calcext:value-type="string">
            <text:p><text:s/>中西區 </text:p>
          </table:table-cell>
          <table:table-cell table:number-columns-repeated="2" table:style-name="ce11" office:value-type="float" office:value="97.682"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北區振興公園公兒10體健設施改善工程</text:p>
          </table:table-cell>
          <table:table-cell table:style-name="ce10" office:value-type="string" office:string-value="北區" calcext:value-type="string">
            <text:p><text:s/>北區 </text:p>
          </table:table-cell>
          <table:table-cell table:number-columns-repeated="2" table:style-name="ce11" office:value-type="float" office:value="24.465" calcext:value-type="float">
            <text:p>2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8">
          <table:table-cell table:style-name="ce5" office:value-type="string" calcext:value-type="string">
            <text:p>三村三街39號旁(仁愛街)及大橋里大橋五街85至93號間道路加封工程</text:p>
          </table:table-cell>
          <table:table-cell table:style-name="ce10" office:value-type="string" office:string-value="永康區" calcext:value-type="string">
            <text:p><text:s/>永康區 </text:p>
          </table:table-cell>
          <table:table-cell table:style-name="ce11" office:value-type="float" office:value="0" calcext:value-type="float">
            <text:p>0 </text:p>
          </table:table-cell>
          <table:table-cell table:style-name="ce11" office:value-type="float" office:value="84" calcext:value-type="float">
            <text:p>8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巷口里內道路加封工程</text:p>
          </table:table-cell>
          <table:table-cell table:style-name="ce10" office:value-type="string" office:string-value="麻豆區" calcext:value-type="string">
            <text:p><text:s/>麻豆區 </text:p>
          </table:table-cell>
          <table:table-cell table:style-name="ce11" office:value-type="float" office:value="0" calcext:value-type="float">
            <text:p>0 </text:p>
          </table:table-cell>
          <table:table-cell table:style-name="ce11" office:value-type="float" office:value="337.5" calcext:value-type="float">
            <text:p>33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城北路866巷路面加封工程</text:p>
          </table:table-cell>
          <table:table-cell table:style-name="ce10" office:value-type="string" office:string-value="安南區" calcext:value-type="string">
            <text:p><text:s/>安南區 </text:p>
          </table:table-cell>
          <table:table-cell table:number-columns-repeated="2" table:style-name="ce11" office:value-type="float" office:value="176" calcext:value-type="float">
            <text:p>17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6">
          <table:table-cell table:style-name="ce5" office:value-type="string" calcext:value-type="string">
            <text:p>臺南市永康區六合里玄化宮、中正橋西側防汛道路、開南街275巷24弄23號路燈遷移工程</text:p>
          </table:table-cell>
          <table:table-cell table:style-name="ce10" office:value-type="string" office:string-value="北區" calcext:value-type="string">
            <text:p><text:s/>北區 </text:p>
          </table:table-cell>
          <table:table-cell table:number-columns-repeated="2" table:style-name="ce11" office:value-type="float" office:value="46.662" calcext:value-type="float">
            <text:p>4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東展電業工程行" calcext:value-type="string">
            <text:p><text:s/>東展電業工程行 </text:p>
          </table:table-cell>
          <table:table-cell table:number-columns-repeated="249"/>
        </table:table-row>
        <table:table-row table:style-name="ro8">
          <table:table-cell table:style-name="ce5" office:value-type="string" calcext:value-type="string">
            <text:p>永興路427巷等道路改善工程</text:p>
          </table:table-cell>
          <table:table-cell table:style-name="ce10" office:value-type="string" office:string-value="永康區" calcext:value-type="string">
            <text:p><text:s/>永康區 </text:p>
          </table:table-cell>
          <table:table-cell table:number-columns-repeated="2" table:style-name="ce11" office:value-type="float" office:value="460" calcext:value-type="float">
            <text:p>4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善化區內巷道路面改善工程</text:p>
          </table:table-cell>
          <table:table-cell table:style-name="ce10" office:value-type="string" office:string-value="善化區" calcext:value-type="string">
            <text:p><text:s/>善化區 </text:p>
          </table:table-cell>
          <table:table-cell table:number-columns-repeated="2" table:style-name="ce11" office:value-type="float" office:value="2754" calcext:value-type="float">
            <text:p>2,75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三民路(光華路口至新興路口)路面改善工程</text:p>
          </table:table-cell>
          <table:table-cell table:style-name="ce10" office:value-type="string" office:string-value="白河區" calcext:value-type="string">
            <text:p><text:s/>白河區 </text:p>
          </table:table-cell>
          <table:table-cell table:number-columns-repeated="2" table:style-name="ce11" office:value-type="float" office:value="994" calcext:value-type="float">
            <text:p>99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馬沙溝李聖宮廟前廣場改善工程</text:p>
          </table:table-cell>
          <table:table-cell table:style-name="ce10" office:value-type="string" office:string-value="將軍區" calcext:value-type="string">
            <text:p><text:s/>將軍區 </text:p>
          </table:table-cell>
          <table:table-cell table:number-columns-repeated="2" table:style-name="ce11" office:value-type="float" office:value="184" calcext:value-type="float">
            <text:p>18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民治東路、東大街12巷、東興十街道路加封工程</text:p>
          </table:table-cell>
          <table:table-cell table:style-name="ce10" office:value-type="string" office:string-value="新營區" calcext:value-type="string">
            <text:p><text:s/>新營區 </text:p>
          </table:table-cell>
          <table:table-cell table:number-columns-repeated="2" table:style-name="ce11" office:value-type="float" office:value="225" calcext:value-type="float">
            <text:p>22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雙和路道路加封工程</text:p>
          </table:table-cell>
          <table:table-cell table:style-name="ce10" office:value-type="string" office:string-value="柳營區" calcext:value-type="string">
            <text:p><text:s/>柳營區 </text:p>
          </table:table-cell>
          <table:table-cell table:number-columns-repeated="2" table:style-name="ce11" office:value-type="float" office:value="918" calcext:value-type="float">
            <text:p>91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新北街(民治路-金華路)道路加封工程</text:p>
          </table:table-cell>
          <table:table-cell table:style-name="ce10" office:value-type="string" office:string-value="新營區" calcext:value-type="string">
            <text:p><text:s/>新營區 </text:p>
          </table:table-cell>
          <table:table-cell table:number-columns-repeated="2" table:style-name="ce11" office:value-type="float" office:value="291" calcext:value-type="float">
            <text:p>29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承營營造有限公司" calcext:value-type="string">
            <text:p><text:s/>承營營造有限公司 </text:p>
          </table:table-cell>
          <table:table-cell table:number-columns-repeated="249"/>
        </table:table-row>
        <table:table-row table:style-name="ro5">
          <table:table-cell table:style-name="ce5" office:value-type="string" calcext:value-type="string">
            <text:p>福安里公71公園增設木板牆工程</text:p>
          </table:table-cell>
          <table:table-cell table:style-name="ce10" office:value-type="string" office:string-value="中西區" calcext:value-type="string">
            <text:p><text:s/>中西區 </text:p>
          </table:table-cell>
          <table:table-cell table:number-columns-repeated="2" table:style-name="ce11" office:value-type="float" office:value="99.115"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5">
          <table:table-cell table:style-name="ce5" office:value-type="string" calcext:value-type="string">
            <text:p>佃西里吉祥公園樹木移植等三處工程</text:p>
          </table:table-cell>
          <table:table-cell table:style-name="ce10" office:value-type="string" office:string-value="安南區" calcext:value-type="string">
            <text:p><text:s/>安南區 </text:p>
          </table:table-cell>
          <table:table-cell table:number-columns-repeated="2" table:style-name="ce11" office:value-type="float" office:value="96.194" calcext:value-type="float">
            <text:p>9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新順公園內增設體健設施工程</text:p>
          </table:table-cell>
          <table:table-cell table:style-name="ce10" office:value-type="string" office:string-value="安南區" calcext:value-type="string">
            <text:p><text:s/>安南區 </text:p>
          </table:table-cell>
          <table:table-cell table:number-columns-repeated="2" table:style-name="ce11" office:value-type="float" office:value="97.02"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崇德公園地墊改善工程</text:p>
          </table:table-cell>
          <table:table-cell table:style-name="ce10" office:value-type="string" office:string-value="東區" calcext:value-type="string">
            <text:p><text:s/>東區 </text:p>
          </table:table-cell>
          <table:table-cell table:number-columns-repeated="2" table:style-name="ce11" office:value-type="float" office:value="97.9"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育安、高興等公園增設燈具工程</text:p>
          </table:table-cell>
          <table:table-cell table:style-name="ce10" office:value-type="string" office:string-value="安南區" calcext:value-type="string">
            <text:p><text:s/>安南區 </text:p>
          </table:table-cell>
          <table:table-cell table:style-name="ce11" office:value-type="float" office:value="61" calcext:value-type="float">
            <text:p>61 </text:p>
          </table:table-cell>
          <table:table-cell table:style-name="ce11" office:value-type="float" office:value="61.382" calcext:value-type="float">
            <text:p>6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5">
          <table:table-cell table:style-name="ce5" office:value-type="string" calcext:value-type="string">
            <text:p>安康里公1公園增設戶外健身器材工程</text:p>
          </table:table-cell>
          <table:table-cell table:style-name="ce10" office:value-type="string" office:string-value="永康區" calcext:value-type="string">
            <text:p><text:s/>永康區 </text:p>
          </table:table-cell>
          <table:table-cell table:number-columns-repeated="2" table:style-name="ce11" office:value-type="float" office:value="81" calcext:value-type="float">
            <text:p>8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委託永康區公所代辦" calcext:value-type="string">
            <text:p><text:s/>委託永康區公所代辦 </text:p>
          </table:table-cell>
          <table:table-cell table:number-columns-repeated="249"/>
        </table:table-row>
        <table:table-row table:style-name="ro5">
          <table:table-cell table:style-name="ce5" office:value-type="string" calcext:value-type="string">
            <text:p>南區新生公園增設休憩座椅工程和修復連鎖磚步道工程</text:p>
          </table:table-cell>
          <table:table-cell table:style-name="ce10" office:value-type="string" office:string-value="南區" calcext:value-type="string">
            <text:p><text:s/>南區 </text:p>
          </table:table-cell>
          <table:table-cell table:number-columns-repeated="2" table:style-name="ce11" office:value-type="float" office:value="48.069" calcext:value-type="float">
            <text:p>48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臺南公園圖書館旁圍牆倒塌改善工程</text:p>
          </table:table-cell>
          <table:table-cell table:style-name="ce10" office:value-type="string" office:string-value="北區" calcext:value-type="string">
            <text:p><text:s/>北區 </text:p>
          </table:table-cell>
          <table:table-cell table:number-columns-repeated="2" table:style-name="ce11" office:value-type="float" office:value="97.461" calcext:value-type="float">
            <text:p>97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開元振興公園木座椅改善工程</text:p>
          </table:table-cell>
          <table:table-cell table:style-name="ce10" office:value-type="string" office:string-value="北區" calcext:value-type="string">
            <text:p><text:s/>北區 </text:p>
          </table:table-cell>
          <table:table-cell table:number-columns-repeated="2" table:style-name="ce11" office:value-type="float" office:value="66.04" calcext:value-type="float">
            <text:p>66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新生公園增設防護網工程</text:p>
          </table:table-cell>
          <table:table-cell table:style-name="ce10" office:value-type="string" office:string-value="南區" calcext:value-type="string">
            <text:p><text:s/>南區 </text:p>
          </table:table-cell>
          <table:table-cell table:number-columns-repeated="2" table:style-name="ce11" office:value-type="float" office:value="87.759" calcext:value-type="float">
            <text:p>88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詮翌鋁業有限公司" calcext:value-type="string">
            <text:p><text:s/>詮翌鋁業有限公司 </text:p>
          </table:table-cell>
          <table:table-cell table:number-columns-repeated="249"/>
        </table:table-row>
        <table:table-row table:style-name="ro5">
          <table:table-cell table:style-name="ce5" office:value-type="string" calcext:value-type="string">
            <text:p>東寧運動公園改善排水設施工程</text:p>
          </table:table-cell>
          <table:table-cell table:style-name="ce10" office:value-type="string" office:string-value="東區" calcext:value-type="string">
            <text:p><text:s/>東區 </text:p>
          </table:table-cell>
          <table:table-cell table:number-columns-repeated="2" table:style-name="ce11" office:value-type="float" office:value="97.792" calcext:value-type="float">
            <text:p>98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再興里綠地鋪設休憩步道工程</text:p>
          </table:table-cell>
          <table:table-cell table:style-name="ce10" office:value-type="string" office:string-value="南區" calcext:value-type="string">
            <text:p><text:s/>南區 </text:p>
          </table:table-cell>
          <table:table-cell table:number-columns-repeated="2" table:style-name="ce11" office:value-type="float" office:value="98.288" calcext:value-type="float">
            <text:p>98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5">
          <table:table-cell table:style-name="ce5" office:value-type="string" calcext:value-type="string">
            <text:p>育安、高興等公園增設燈具工程</text:p>
          </table:table-cell>
          <table:table-cell table:style-name="ce10" office:value-type="string" office:string-value="安南區" calcext:value-type="string">
            <text:p><text:s/>安南區 </text:p>
          </table:table-cell>
          <table:table-cell table:number-columns-repeated="2" table:style-name="ce11" office:value-type="float" office:value="61.382" calcext:value-type="float">
            <text:p>61 </text:p>
          </table:table-cell>
          <table:table-cell table:style-name="ce15" office:value-type="string" office:string-value="公共工公園及路燈設施" calcext:value-type="string">
            <text:p><text:s/>公共工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8">
          <table:table-cell table:style-name="ce5" office:value-type="string" calcext:value-type="string">
            <text:p>下營區中山路一段、中山路二段、中山路二段41巷、民生街、農路紅厝1-H4等道路改善工程</text:p>
          </table:table-cell>
          <table:table-cell table:style-name="ce10" office:value-type="string" office:string-value="下營區" calcext:value-type="string">
            <text:p><text:s/>下營區 </text:p>
          </table:table-cell>
          <table:table-cell table:number-columns-repeated="2" table:style-name="ce11" office:value-type="float" office:value="5100" calcext:value-type="float">
            <text:p>5,1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麻豆區麻口里柏油封面改善工程</text:p>
          </table:table-cell>
          <table:table-cell table:style-name="ce10" office:value-type="string" office:string-value="麻豆區" calcext:value-type="string">
            <text:p><text:s/>麻豆區 </text:p>
          </table:table-cell>
          <table:table-cell table:number-columns-repeated="2" table:style-name="ce11" office:value-type="float" office:value="440" calcext:value-type="float">
            <text:p>44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關廟區道路改善工程</text:p>
          </table:table-cell>
          <table:table-cell table:style-name="ce10" office:value-type="string" office:string-value="關廟區" calcext:value-type="string">
            <text:p><text:s/>關廟區 </text:p>
          </table:table-cell>
          <table:table-cell table:number-columns-repeated="2" table:style-name="ce11" office:value-type="float" office:value="600" calcext:value-type="float">
            <text:p>6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關廟區里長聯誼會區政建設會議</text:p>
          </table:table-cell>
          <table:table-cell table:style-name="ce10" office:value-type="string" office:string-value="關廟區" calcext:value-type="string">
            <text:p><text:s/>關廟區 </text:p>
          </table:table-cell>
          <table:table-cell table:style-name="ce11" office:value-type="float" office:value="2071" calcext:value-type="float">
            <text:p>2,071 </text:p>
          </table:table-cell>
          <table:table-cell table:style-name="ce11" office:value-type="float" office:value="2071.4" calcext:value-type="float">
            <text:p>2,07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東興路、東榮街及新樓街道路改善工程</text:p>
          </table:table-cell>
          <table:table-cell table:style-name="ce10" office:value-type="string" office:string-value="東區" calcext:value-type="string">
            <text:p><text:s/>東區 </text:p>
          </table:table-cell>
          <table:table-cell table:number-columns-repeated="2" table:style-name="ce11" office:value-type="float" office:value="680" calcext:value-type="float">
            <text:p>68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EL-16-8M道路鋪設簡易AC路面</text:p>
          </table:table-cell>
          <table:table-cell table:style-name="ce10" office:value-type="string" office:string-value="東區" calcext:value-type="string">
            <text:p><text:s/>東區 </text:p>
          </table:table-cell>
          <table:table-cell table:style-name="ce11" office:value-type="float" office:value="111" calcext:value-type="float">
            <text:p>111 </text:p>
          </table:table-cell>
          <table:table-cell table:style-name="ce11" office:value-type="float" office:value="110.5" calcext:value-type="float">
            <text:p>11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崇德九街(崇德路至崇德八街46巷)道路修復工程</text:p>
          </table:table-cell>
          <table:table-cell table:style-name="ce10" office:value-type="string" office:string-value="東區" calcext:value-type="string">
            <text:p><text:s/>東區 </text:p>
          </table:table-cell>
          <table:table-cell table:style-name="ce11" office:value-type="float" office:value="165" calcext:value-type="float">
            <text:p>165 </text:p>
          </table:table-cell>
          <table:table-cell table:style-name="ce11" office:value-type="float" office:value="164.5" calcext:value-type="float">
            <text:p>16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安和消防分隊隊部前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51" calcext:value-type="float">
            <text:p>5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慶安路(頂安街智慶安路211號前)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207" calcext:value-type="float">
            <text:p>20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西灣里大勇路及大灣路942巷112弄等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1910" calcext:value-type="float">
            <text:p>1,91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東智里活動中心籃球場地改善工程</text:p>
          </table:table-cell>
          <table:table-cell table:style-name="ce10" office:value-type="string" office:string-value="東區" calcext:value-type="string">
            <text:p><text:s/>東區 </text:p>
          </table:table-cell>
          <table:table-cell table:number-columns-repeated="2" table:style-name="ce11" office:value-type="float" office:value="938" calcext:value-type="float">
            <text:p>93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下營區轄內南56線道路改善工程</text:p>
          </table:table-cell>
          <table:table-cell table:style-name="ce10" office:value-type="string" office:string-value="下營區" calcext:value-type="string">
            <text:p><text:s/>下營區 </text:p>
          </table:table-cell>
          <table:table-cell table:number-columns-repeated="2" table:style-name="ce11" office:value-type="float" office:value="560" calcext:value-type="float">
            <text:p>5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區體育路旁行道樹修剪工程</text:p>
          </table:table-cell>
          <table:table-cell table:style-name="ce10" office:value-type="string" office:string-value="南區" calcext:value-type="string">
            <text:p><text:s/>南區 </text:p>
          </table:table-cell>
          <table:table-cell table:number-columns-repeated="2" table:style-name="ce11" office:value-type="float" office:value="97.02"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次郎工程行" calcext:value-type="string">
            <text:p><text:s/>次郎工程行 </text:p>
          </table:table-cell>
          <table:table-cell table:number-columns-repeated="249"/>
        </table:table-row>
        <table:table-row table:style-name="ro5">
          <table:table-cell table:style-name="ce5" office:value-type="string" calcext:value-type="string">
            <text:p>東區東寧公園內休閒木製椅子修繕工程</text:p>
          </table:table-cell>
          <table:table-cell table:style-name="ce10" office:value-type="string" office:string-value="東區" calcext:value-type="string">
            <text:p><text:s/>東區 </text:p>
          </table:table-cell>
          <table:table-cell table:number-columns-repeated="2" table:style-name="ce11" office:value-type="float" office:value="90.24" calcext:value-type="float">
            <text:p>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榮良景觀有限公司" calcext:value-type="string">
            <text:p><text:s/>榮良景觀有限公司 </text:p>
          </table:table-cell>
          <table:table-cell table:number-columns-repeated="249"/>
        </table:table-row>
        <table:table-row table:style-name="ro5">
          <table:table-cell table:style-name="ce5" office:value-type="string" calcext:value-type="string">
            <text:p>永康區勝利街197巷8弄等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1120" calcext:value-type="float">
            <text:p>1,1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開元路280號前水溝阻塞清除搶修工程</text:p>
          </table:table-cell>
          <table:table-cell table:style-name="ce10" office:value-type="string" office:string-value="北區" calcext:value-type="string">
            <text:p><text:s/>北區 </text:p>
          </table:table-cell>
          <table:table-cell table:style-name="ce11" office:value-type="float" office:value="40" calcext:value-type="float">
            <text:p>40 </text:p>
          </table:table-cell>
          <table:table-cell table:style-name="ce11" office:value-type="float" office:value="41.18" calcext:value-type="float">
            <text:p>4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峻豪土木包工業" calcext:value-type="string">
            <text:p><text:s/>峻豪土木包工業 </text:p>
          </table:table-cell>
          <table:table-cell table:number-columns-repeated="249"/>
        </table:table-row>
        <table:table-row table:style-name="ro8">
          <table:table-cell table:style-name="ce5" office:value-type="string" calcext:value-type="string">
            <text:p>長和路4段356巷52號前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57" calcext:value-type="float">
            <text:p>5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佃二街27號起至116巷25弄道路加封工程</text:p>
          </table:table-cell>
          <table:table-cell table:style-name="ce10" office:value-type="string" office:string-value="仁德區" calcext:value-type="string">
            <text:p><text:s/>仁德區 </text:p>
          </table:table-cell>
          <table:table-cell table:number-columns-repeated="2" table:style-name="ce11" office:value-type="float" office:value="348" calcext:value-type="float">
            <text:p>34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保吉路73巷32號道路加封工程</text:p>
          </table:table-cell>
          <table:table-cell table:style-name="ce10" office:value-type="string" office:string-value="歸仁區" calcext:value-type="string">
            <text:p><text:s/>歸仁區 </text:p>
          </table:table-cell>
          <table:table-cell table:number-columns-repeated="2" table:style-name="ce11" office:value-type="float" office:value="186" calcext:value-type="float">
            <text:p>18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勝利路(池王公)附近及新佃路181號以南10公尺道路加封工程</text:p>
          </table:table-cell>
          <table:table-cell table:style-name="ce10" office:value-type="string" office:string-value="仁德區" calcext:value-type="string">
            <text:p><text:s/>仁德區 </text:p>
          </table:table-cell>
          <table:table-cell table:number-columns-repeated="2" table:style-name="ce11" office:value-type="float" office:value="630" calcext:value-type="float">
            <text:p>63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文元國中用地(文元56)空地北側路面改善工程</text:p>
          </table:table-cell>
          <table:table-cell table:style-name="ce10" office:value-type="string" office:string-value="北區" calcext:value-type="string">
            <text:p><text:s/>北區 </text:p>
          </table:table-cell>
          <table:table-cell table:number-columns-repeated="2" table:style-name="ce11" office:value-type="float" office:value="351" calcext:value-type="float">
            <text:p>35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東安路(東寧路至凱旋路)路面整修工程</text:p>
          </table:table-cell>
          <table:table-cell table:style-name="ce10" office:value-type="string" office:string-value="東區" calcext:value-type="string">
            <text:p><text:s/>東區 </text:p>
          </table:table-cell>
          <table:table-cell table:number-columns-repeated="2" table:style-name="ce11" office:value-type="float" office:value="896" calcext:value-type="float">
            <text:p>89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東區東智公園增設成人體健器材工程</text:p>
          </table:table-cell>
          <table:table-cell table:style-name="ce10" office:value-type="string" office:string-value="東區" calcext:value-type="string">
            <text:p><text:s/>東區 </text:p>
          </table:table-cell>
          <table:table-cell table:number-columns-repeated="2" table:style-name="ce11" office:value-type="float" office:value="98.123"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東寧運動公園土壤流失及樹根裸露緊急修復工程</text:p>
          </table:table-cell>
          <table:table-cell table:style-name="ce10" office:value-type="string" office:string-value="東區" calcext:value-type="string">
            <text:p><text:s/>東區 </text:p>
          </table:table-cell>
          <table:table-cell table:number-columns-repeated="2" table:style-name="ce11" office:value-type="float" office:value="49.889" calcext:value-type="float">
            <text:p>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福田工程行" calcext:value-type="string">
            <text:p><text:s/>福田工程行 </text:p>
          </table:table-cell>
          <table:table-cell table:number-columns-repeated="249"/>
        </table:table-row>
        <table:table-row table:style-name="ro5">
          <table:table-cell table:style-name="ce5" office:value-type="string" calcext:value-type="string">
            <text:p>太北里哪吒公園增設體健器材工程</text:p>
          </table:table-cell>
          <table:table-cell table:style-name="ce10" office:value-type="string" office:string-value="新營區" calcext:value-type="string">
            <text:p><text:s/>新營區 </text:p>
          </table:table-cell>
          <table:table-cell table:number-columns-repeated="2" table:style-name="ce11" office:value-type="float" office:value="290.243" calcext:value-type="float">
            <text:p>29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和晟營造有限公司" calcext:value-type="string">
            <text:p><text:s/>和晟營造有限公司 </text:p>
          </table:table-cell>
          <table:table-cell table:number-columns-repeated="249"/>
        </table:table-row>
        <table:table-row table:style-name="ro8">
          <table:table-cell table:style-name="ce5" office:value-type="string" calcext:value-type="string">
            <text:p>101年度佳里區民安里同安寮社區巷道及福松宮旁南51區道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460" calcext:value-type="float">
            <text:p>46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勢路199巷對面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621" calcext:value-type="float">
            <text:p>62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中山北路344巷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720" calcext:value-type="float">
            <text:p>7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復國路53巷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165" calcext:value-type="float">
            <text:p>16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聖公園內花架過低改善工程</text:p>
          </table:table-cell>
          <table:table-cell table:style-name="ce10" office:value-type="string" office:string-value="東區" calcext:value-type="string">
            <text:p><text:s/>東區 </text:p>
          </table:table-cell>
          <table:table-cell table:number-columns-repeated="2" table:style-name="ce11" office:value-type="float" office:value="98.7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神農街110~150號前水溝清疏檢視工程</text:p>
          </table:table-cell>
          <table:table-cell table:style-name="ce10" office:value-type="string" office:string-value="中西區" calcext:value-type="string">
            <text:p><text:s/>中西區 </text:p>
          </table:table-cell>
          <table:table-cell table:style-name="ce11" office:value-type="float" office:value="60" calcext:value-type="float">
            <text:p>60 </text:p>
          </table:table-cell>
          <table:table-cell table:style-name="ce11" office:value-type="float" office:value="64.16" calcext:value-type="float">
            <text:p>6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海荃環境精業有限公司" calcext:value-type="string">
            <text:p><text:s/>海荃環境精業有限公司 </text:p>
          </table:table-cell>
          <table:table-cell table:number-columns-repeated="249"/>
        </table:table-row>
        <table:table-row table:style-name="ro5">
          <table:table-cell table:style-name="ce5" office:value-type="string" calcext:value-type="string">
            <text:p>西門路四段65巷與育德路路口水溝新增工程</text:p>
          </table:table-cell>
          <table:table-cell table:style-name="ce10" office:value-type="string" office:string-value="北區" calcext:value-type="string">
            <text:p><text:s/>北區 </text:p>
          </table:table-cell>
          <table:table-cell table:style-name="ce11" office:value-type="float" office:value="59.6" calcext:value-type="float">
            <text:p>60 </text:p>
          </table:table-cell>
          <table:table-cell table:style-name="ce11" office:value-type="float" office:value="60.8" calcext:value-type="float">
            <text:p>6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8">
          <table:table-cell table:style-name="ce5" office:value-type="string" calcext:value-type="string">
            <text:p>育德路(文成一路至北安路)路面改善工程</text:p>
          </table:table-cell>
          <table:table-cell table:style-name="ce10" office:value-type="string" office:string-value="北區" calcext:value-type="string">
            <text:p><text:s/>北區 </text:p>
          </table:table-cell>
          <table:table-cell table:number-columns-repeated="2" table:style-name="ce11" office:value-type="float" office:value="776" calcext:value-type="float">
            <text:p>77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本田路三段420巷道路加封工程</text:p>
          </table:table-cell>
          <table:table-cell table:style-name="ce10" office:value-type="string" office:string-value="安南區" calcext:value-type="string">
            <text:p><text:s/>安南區 </text:p>
          </table:table-cell>
          <table:table-cell table:number-columns-repeated="2" table:style-name="ce11" office:value-type="float" office:value="87" calcext:value-type="float">
            <text:p>8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大同路二段579號路面改善工程</text:p>
          </table:table-cell>
          <table:table-cell table:style-name="ce10" office:value-type="string" office:string-value="東區" calcext:value-type="string">
            <text:p><text:s/>東區 </text:p>
          </table:table-cell>
          <table:table-cell table:number-columns-repeated="2" table:style-name="ce11" office:value-type="float" office:value="4230" calcext:value-type="float">
            <text:p>4,23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北安路四段393號前溝蓋損壞與掏空搶修工程</text:p>
          </table:table-cell>
          <table:table-cell table:style-name="ce10" office:value-type="string" office:string-value="安南區" calcext:value-type="string">
            <text:p><text:s/>安南區 </text:p>
          </table:table-cell>
          <table:table-cell table:style-name="ce11" office:value-type="float" office:value="20.14" calcext:value-type="float">
            <text:p>20 </text:p>
          </table:table-cell>
          <table:table-cell table:style-name="ce11" office:value-type="float" office:value="21.273" calcext:value-type="float">
            <text:p>2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盛土木包工業" calcext:value-type="string">
            <text:p><text:s/>永盛土木包工業 </text:p>
          </table:table-cell>
          <table:table-cell table:number-columns-repeated="249"/>
        </table:table-row>
        <table:table-row table:style-name="ro5">
          <table:table-cell table:style-name="ce5" office:value-type="string" calcext:value-type="string">
            <text:p>再興里第二號公園增設體健設施工程</text:p>
          </table:table-cell>
          <table:table-cell table:style-name="ce10" office:value-type="string" office:string-value="安南區" calcext:value-type="string">
            <text:p><text:s/>安南區 </text:p>
          </table:table-cell>
          <table:table-cell table:number-columns-repeated="2" table:style-name="ce11" office:value-type="float" office:value="29.327" calcext:value-type="float">
            <text:p>2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穎程實業有限公司" calcext:value-type="string">
            <text:p><text:s/>穎程實業有限公司 </text:p>
          </table:table-cell>
          <table:table-cell table:number-columns-repeated="249"/>
        </table:table-row>
        <table:table-row table:style-name="ro5">
          <table:table-cell table:style-name="ce5" office:value-type="string" calcext:value-type="string">
            <text:p>關廟區布袋里長文街暨長文街205巷道路排水改善工程</text:p>
          </table:table-cell>
          <table:table-cell table:style-name="ce10" office:value-type="string" office:string-value="關廟區" calcext:value-type="string">
            <text:p><text:s/>關廟區 </text:p>
          </table:table-cell>
          <table:table-cell table:number-columns-repeated="2" table:style-name="ce11" office:value-type="float" office:value="570" calcext:value-type="float">
            <text:p>5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關廟區新光里新湖街15號宅前排水改善工程</text:p>
          </table:table-cell>
          <table:table-cell table:style-name="ce10" office:value-type="string" office:string-value="關廟區" calcext:value-type="string">
            <text:p><text:s/>關廟區 </text:p>
          </table:table-cell>
          <table:table-cell table:number-columns-repeated="2" table:style-name="ce11" office:value-type="float" office:value="1300" calcext:value-type="float">
            <text:p>1,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市區大營里福德廟旁道路側溝改善工程</text:p>
          </table:table-cell>
          <table:table-cell table:style-name="ce10" office:value-type="string" office:string-value="新市區" calcext:value-type="string">
            <text:p><text:s/>新市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社里925-1號前道路改善工程</text:p>
          </table:table-cell>
          <table:table-cell table:style-name="ce10" office:value-type="string" office:string-value="新市區" calcext:value-type="string">
            <text:p><text:s/>新市區 </text:p>
          </table:table-cell>
          <table:table-cell table:number-columns-repeated="2" table:style-name="ce11" office:value-type="float" office:value="700" calcext:value-type="float">
            <text:p>7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社內圍堤排水溝增設工程</text:p>
          </table:table-cell>
          <table:table-cell table:style-name="ce10" office:value-type="string" office:string-value="新市區" calcext:value-type="string">
            <text:p><text:s/>新市區 </text:p>
          </table:table-cell>
          <table:table-cell table:number-columns-repeated="2" table:style-name="ce11" office:value-type="float" office:value="990" calcext:value-type="float">
            <text:p>99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成功路244巷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350" calcext:value-type="float">
            <text:p>3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關廟區新光里許厝湖排水涵管工程</text:p>
          </table:table-cell>
          <table:table-cell table:style-name="ce10" office:value-type="string" office:string-value="關廟區" calcext:value-type="string">
            <text:p><text:s/>關廟區 </text:p>
          </table:table-cell>
          <table:table-cell table:number-columns-repeated="2" table:style-name="ce11" office:value-type="float" office:value="104" calcext:value-type="float">
            <text:p>10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孫厝里孫厝寮及羊稠厝巷道改善工程</text:p>
          </table:table-cell>
          <table:table-cell table:style-name="ce10" office:value-type="string" office:string-value="鹽水區" calcext:value-type="string">
            <text:p><text:s/>鹽水區 </text:p>
          </table:table-cell>
          <table:table-cell table:number-columns-repeated="2" table:style-name="ce11" office:value-type="float" office:value="1100" calcext:value-type="float">
            <text:p>1,1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歸仁區歸仁里大通路等巷道工程</text:p>
          </table:table-cell>
          <table:table-cell table:style-name="ce10" office:value-type="string" office:string-value="歸仁區" calcext:value-type="string">
            <text:p><text:s/>歸仁區 </text:p>
          </table:table-cell>
          <table:table-cell table:number-columns-repeated="2" table:style-name="ce11" office:value-type="float" office:value="1680" calcext:value-type="float">
            <text:p>1,6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崎區土崎里南162-1區道排水改善工程</text:p>
          </table:table-cell>
          <table:table-cell table:style-name="ce10" office:value-type="string" office:string-value="龍崎區" calcext:value-type="string">
            <text:p><text:s/>龍崎區 </text:p>
          </table:table-cell>
          <table:table-cell table:number-columns-repeated="2" table:style-name="ce11" office:value-type="float" office:value="625" calcext:value-type="float">
            <text:p>62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仁德區三甲里社區道路改善工程</text:p>
          </table:table-cell>
          <table:table-cell table:style-name="ce10" office:value-type="string" office:string-value="仁德區" calcext:value-type="string">
            <text:p><text:s/>仁德區 </text:p>
          </table:table-cell>
          <table:table-cell table:number-columns-repeated="2" table:style-name="ce11" office:value-type="float" office:value="580" calcext:value-type="float">
            <text:p>5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6">
          <table:table-cell table:style-name="ce5" office:value-type="string" calcext:value-type="string">
            <text:p>101年六甲區中正路及中正路512巷(六甲市場西南側)道路排水改善工程</text:p>
          </table:table-cell>
          <table:table-cell table:style-name="ce10" office:value-type="string" office:string-value="六甲區" calcext:value-type="string">
            <text:p><text:s/>六甲區 </text:p>
          </table:table-cell>
          <table:table-cell table:number-columns-repeated="2" table:style-name="ce11" office:value-type="float" office:value="1400" calcext:value-type="float">
            <text:p>1,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玉井區豐里里南183線(玉馬高幹34電桿旁)擋土牆改善工程</text:p>
          </table:table-cell>
          <table:table-cell table:style-name="ce10" office:value-type="string" office:string-value="玉井區" calcext:value-type="string">
            <text:p><text:s/>玉井區 </text:p>
          </table:table-cell>
          <table:table-cell table:number-columns-repeated="2" table:style-name="ce11" office:value-type="float" office:value="400" calcext:value-type="float">
            <text:p>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中洲里道路排水改善工程</text:p>
          </table:table-cell>
          <table:table-cell table:style-name="ce10" office:value-type="string" office:string-value="仁德區" calcext:value-type="string">
            <text:p><text:s/>仁德區 </text:p>
          </table:table-cell>
          <table:table-cell table:number-columns-repeated="2" table:style-name="ce11" office:value-type="float" office:value="440" calcext:value-type="float">
            <text:p>4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坪里南165線區道路面改善工程</text:p>
          </table:table-cell>
          <table:table-cell table:style-name="ce10" office:value-type="string" office:string-value="龍崎區" calcext:value-type="string">
            <text:p><text:s/>龍崎區 </text:p>
          </table:table-cell>
          <table:table-cell table:number-columns-repeated="2" table:style-name="ce11" office:value-type="float" office:value="640" calcext:value-type="float">
            <text:p>6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六甲區甲東里鎮南宮道路邊坡改善工程</text:p>
          </table:table-cell>
          <table:table-cell table:style-name="ce10" office:value-type="string" office:string-value="六甲區" calcext:value-type="string">
            <text:p><text:s/>六甲區 </text:p>
          </table:table-cell>
          <table:table-cell table:number-columns-repeated="2" table:style-name="ce11" office:value-type="float" office:value="1118" calcext:value-type="float">
            <text:p>1,118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龍崎區石嘈里坑內巷道改善工程</text:p>
          </table:table-cell>
          <table:table-cell table:style-name="ce10" office:value-type="string" office:string-value="龍崎區" calcext:value-type="string">
            <text:p><text:s/>龍崎區 </text:p>
          </table:table-cell>
          <table:table-cell table:number-columns-repeated="2" table:style-name="ce11" office:value-type="float" office:value="717" calcext:value-type="float">
            <text:p>71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牛埔里烏山頭巷道改善工程</text:p>
          </table:table-cell>
          <table:table-cell table:style-name="ce10" office:value-type="string" office:string-value="龍崎區" calcext:value-type="string">
            <text:p><text:s/>龍崎區 </text:p>
          </table:table-cell>
          <table:table-cell table:number-columns-repeated="2" table:style-name="ce11" office:value-type="float" office:value="279" calcext:value-type="float">
            <text:p>27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東山區高原里5鄰道路排水改善工程</text:p>
          </table:table-cell>
          <table:table-cell table:style-name="ce10" office:value-type="string" office:string-value="東山區" calcext:value-type="string">
            <text:p><text:s/>東山區 </text:p>
          </table:table-cell>
          <table:table-cell table:number-columns-repeated="2" table:style-name="ce11" office:value-type="float" office:value="680" calcext:value-type="float">
            <text:p>6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東山區南勢里田寮崎部落(双溪高幹169左11)道路改善工程</text:p>
          </table:table-cell>
          <table:table-cell table:style-name="ce10" office:value-type="string" office:string-value="東山區" calcext:value-type="string">
            <text:p><text:s/>東山區 </text:p>
          </table:table-cell>
          <table:table-cell table:number-columns-repeated="2" table:style-name="ce11" office:value-type="float" office:value="500" calcext:value-type="float">
            <text:p>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白河區大竹里8鄰118宅前巷道及水溝改善</text:p>
          </table:table-cell>
          <table:table-cell table:style-name="ce10" office:value-type="string" office:string-value="白河區" calcext:value-type="string">
            <text:p><text:s/>白河區 </text:p>
          </table:table-cell>
          <table:table-cell table:number-columns-repeated="2" table:style-name="ce11" office:value-type="float" office:value="760" calcext:value-type="float">
            <text:p>7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白河區詔安里3鄰往5鄰部落道路改善工程</text:p>
          </table:table-cell>
          <table:table-cell table:style-name="ce10" office:value-type="string" office:string-value="白河區" calcext:value-type="string">
            <text:p><text:s/>白河區 </text:p>
          </table:table-cell>
          <table:table-cell table:number-columns-repeated="2" table:style-name="ce11" office:value-type="float" office:value="400" calcext:value-type="float">
            <text:p>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白河區虎山里4鄰木屐寮土地公廟旁部落道路改善工程</text:p>
          </table:table-cell>
          <table:table-cell table:style-name="ce10" office:value-type="string" office:string-value="白河區" calcext:value-type="string">
            <text:p><text:s/>白河區 </text:p>
          </table:table-cell>
          <table:table-cell table:number-columns-repeated="2" table:style-name="ce11" office:value-type="float" office:value="550" calcext:value-type="float">
            <text:p>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白河區玉豐里11鄰巷道及頂山腳30號宅前巷道改善工程</text:p>
          </table:table-cell>
          <table:table-cell table:style-name="ce10" office:value-type="string" office:string-value="白河區" calcext:value-type="string">
            <text:p><text:s/>白河區 </text:p>
          </table:table-cell>
          <table:table-cell table:number-columns-repeated="2" table:style-name="ce11" office:value-type="float" office:value="334" calcext:value-type="float">
            <text:p>334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6">
          <table:table-cell table:style-name="ce5" office:value-type="string" calcext:value-type="string">
            <text:p>白河區仙草里市道172乙線(原南96縣)2K+000處道路側溝改善工程</text:p>
          </table:table-cell>
          <table:table-cell table:style-name="ce10" office:value-type="string" office:string-value="白河區" calcext:value-type="string">
            <text:p><text:s/>白河區 </text:p>
          </table:table-cell>
          <table:table-cell table:number-columns-repeated="2" table:style-name="ce11" office:value-type="float" office:value="241" calcext:value-type="float">
            <text:p>24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將軍區忠興里清潔隊北面道路改善工程</text:p>
          </table:table-cell>
          <table:table-cell table:style-name="ce10" office:value-type="string" office:string-value="將軍區" calcext:value-type="string">
            <text:p><text:s/>將軍區 </text:p>
          </table:table-cell>
          <table:table-cell table:number-columns-repeated="2" table:style-name="ce11" office:value-type="float" office:value="362" calcext:value-type="float">
            <text:p>36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學甲區三慶里天玉殿廟前側溝改善工程</text:p>
          </table:table-cell>
          <table:table-cell table:style-name="ce10" office:value-type="string" office:string-value="學甲區" calcext:value-type="string">
            <text:p><text:s/>學甲區 </text:p>
          </table:table-cell>
          <table:table-cell table:number-columns-repeated="2" table:style-name="ce11" office:value-type="float" office:value="270" calcext:value-type="float">
            <text:p>27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光華里南1線5K道路改善工程</text:p>
          </table:table-cell>
          <table:table-cell table:style-name="ce10" office:value-type="string" office:string-value="學甲區" calcext:value-type="string">
            <text:p><text:s/>學甲區 </text:p>
          </table:table-cell>
          <table:table-cell table:number-columns-repeated="2" table:style-name="ce11" office:value-type="float" office:value="530" calcext:value-type="float">
            <text:p>5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麻豆區小埤里苓子林部落排水溝改善工程</text:p>
          </table:table-cell>
          <table:table-cell table:style-name="ce10" office:value-type="string" office:string-value="麻豆區" calcext:value-type="string">
            <text:p><text:s/>麻豆區 </text:p>
          </table:table-cell>
          <table:table-cell table:number-columns-repeated="2" table:style-name="ce11" office:value-type="float" office:value="510" calcext:value-type="float">
            <text:p>51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營區延平里成功街道路側溝改善工程</text:p>
          </table:table-cell>
          <table:table-cell table:style-name="ce10" office:value-type="string" office:string-value="新營區" calcext:value-type="string">
            <text:p><text:s/>新營區 </text:p>
          </table:table-cell>
          <table:table-cell table:number-columns-repeated="2" table:style-name="ce11" office:value-type="float" office:value="900" calcext:value-type="float">
            <text:p>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光文里民生路路面改善工程</text:p>
          </table:table-cell>
          <table:table-cell table:style-name="ce10" office:value-type="string" office:string-value="善化區" calcext:value-type="string">
            <text:p><text:s/>善化區 </text:p>
          </table:table-cell>
          <table:table-cell table:number-columns-repeated="2" table:style-name="ce11" office:value-type="float" office:value="500" calcext:value-type="float">
            <text:p>5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崑山里永大路二段103巷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明街179巷16弄擋土牆排水等改善工程</text:p>
          </table:table-cell>
          <table:table-cell table:style-name="ce10" office:value-type="string" office:string-value="永康區" calcext:value-type="string">
            <text:p><text:s/>永康區 </text:p>
          </table:table-cell>
          <table:table-cell table:number-columns-repeated="2" table:style-name="ce11" office:value-type="float" office:value="700" calcext:value-type="float">
            <text:p>7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復國一路28巷道路改善工程</text:p>
          </table:table-cell>
          <table:table-cell table:style-name="ce10" office:value-type="string" office:string-value="永康區" calcext:value-type="string">
            <text:p><text:s/>永康區 </text:p>
          </table:table-cell>
          <table:table-cell table:number-columns-repeated="2" table:style-name="ce11" office:value-type="float" office:value="600" calcext:value-type="float">
            <text:p>6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臺南市永康區東灣里大灣東路218巷等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560" calcext:value-type="float">
            <text:p>5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南工街50巷等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050" calcext:value-type="float">
            <text:p>1,0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中山南路490巷12弄路面改善工程</text:p>
          </table:table-cell>
          <table:table-cell table:style-name="ce10" office:value-type="string" office:string-value="永康區" calcext:value-type="string">
            <text:p><text:s/>永康區 </text:p>
          </table:table-cell>
          <table:table-cell table:number-columns-repeated="2" table:style-name="ce11" office:value-type="float" office:value="210" calcext:value-type="float">
            <text:p>21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灣里大同街211巷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800" calcext:value-type="float">
            <text:p>8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內郭里南182-1線路邊溝牆加高工程</text:p>
          </table:table-cell>
          <table:table-cell table:style-name="ce10" office:value-type="string" office:string-value="大內區" calcext:value-type="string">
            <text:p><text:s/>大內區 </text:p>
          </table:table-cell>
          <table:table-cell table:number-columns-repeated="2" table:style-name="ce11" office:value-type="float" office:value="250" calcext:value-type="float">
            <text:p>2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三塊厝路口拓寬後續工程</text:p>
          </table:table-cell>
          <table:table-cell table:style-name="ce10" office:value-type="string" office:string-value="官田區" calcext:value-type="string">
            <text:p><text:s/>官田區 </text:p>
          </table:table-cell>
          <table:table-cell table:number-columns-repeated="2" table:style-name="ce11" office:value-type="float" office:value="337" calcext:value-type="float">
            <text:p>33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社子里社區道路改善工程</text:p>
          </table:table-cell>
          <table:table-cell table:style-name="ce10" office:value-type="string" office:string-value="官田區" calcext:value-type="string">
            <text:p><text:s/>官田區 </text:p>
          </table:table-cell>
          <table:table-cell table:number-columns-repeated="2" table:style-name="ce11" office:value-type="float" office:value="303" calcext:value-type="float">
            <text:p>30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化區山腳里社區內道路旁排水溝改善工程</text:p>
          </table:table-cell>
          <table:table-cell table:style-name="ce10" office:value-type="string" office:string-value="新化區" calcext:value-type="string">
            <text:p><text:s/>新化區 </text:p>
          </table:table-cell>
          <table:table-cell table:number-columns-repeated="2" table:style-name="ce11" office:value-type="float" office:value="550" calcext:value-type="float">
            <text:p>5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化區大坑里168-3往澄山道路旁擋土牆改善工程</text:p>
          </table:table-cell>
          <table:table-cell table:style-name="ce10" office:value-type="string" office:string-value="新化區" calcext:value-type="string">
            <text:p><text:s/>新化區 </text:p>
          </table:table-cell>
          <table:table-cell table:number-columns-repeated="2" table:style-name="ce11" office:value-type="float" office:value="300" calcext:value-type="float">
            <text:p>3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環湖里南182-1線支線道路及擋土牆改善工程</text:p>
          </table:table-cell>
          <table:table-cell table:style-name="ce10" office:value-type="string" office:string-value="大內區" calcext:value-type="string">
            <text:p><text:s/>大內區 </text:p>
          </table:table-cell>
          <table:table-cell table:number-columns-repeated="2" table:style-name="ce11" office:value-type="float" office:value="400" calcext:value-type="float">
            <text:p>4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內區二溪里舊社村里道路改善工程</text:p>
          </table:table-cell>
          <table:table-cell table:style-name="ce10" office:value-type="string" office:string-value="大內區" calcext:value-type="string">
            <text:p><text:s/>大內區 </text:p>
          </table:table-cell>
          <table:table-cell table:number-columns-repeated="2" table:style-name="ce11" office:value-type="float" office:value="729" calcext:value-type="float">
            <text:p>72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觀音里仁愛街路面改善工程</text:p>
          </table:table-cell>
          <table:table-cell table:style-name="ce10" office:value-type="string" office:string-value="新化區" calcext:value-type="string">
            <text:p><text:s/>新化區 </text:p>
          </table:table-cell>
          <table:table-cell table:number-columns-repeated="2" table:style-name="ce11" office:value-type="float" office:value="660" calcext:value-type="float">
            <text:p>6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永康區中華路578巷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900" calcext:value-type="float">
            <text:p>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年度溪洲里南23區道路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600" calcext:value-type="float">
            <text:p>6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佳里區漳洲里連接南27線主要道路及排水改善工程</text:p>
          </table:table-cell>
          <table:table-cell table:style-name="ce10" office:value-type="string" office:string-value="佳里區" calcext:value-type="string">
            <text:p><text:s/>佳里區 </text:p>
          </table:table-cell>
          <table:table-cell table:number-columns-repeated="2" table:style-name="ce11" office:value-type="float" office:value="600" calcext:value-type="float">
            <text:p>6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佳里區安西里連接南19線道路及排水改善工程</text:p>
          </table:table-cell>
          <table:table-cell table:style-name="ce10" office:value-type="string" office:string-value="佳里區" calcext:value-type="string">
            <text:p><text:s/>佳里區 </text:p>
          </table:table-cell>
          <table:table-cell table:number-columns-repeated="2" table:style-name="ce11" office:value-type="float" office:value="850" calcext:value-type="float">
            <text:p>8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水流東道路水溝、路面及擋土牆改善工程</text:p>
          </table:table-cell>
          <table:table-cell table:style-name="ce10" office:value-type="string" office:string-value="左鎮區" calcext:value-type="string">
            <text:p><text:s/>左鎮區 </text:p>
          </table:table-cell>
          <table:table-cell table:number-columns-repeated="2" table:style-name="ce11" office:value-type="float" office:value="1900" calcext:value-type="float">
            <text:p>1,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101-密枝192支線道路改善工程</text:p>
          </table:table-cell>
          <table:table-cell table:style-name="ce10" office:value-type="string" office:string-value="楠西區" calcext:value-type="string">
            <text:p><text:s/>楠西區 </text:p>
          </table:table-cell>
          <table:table-cell table:number-columns-repeated="2" table:style-name="ce11" office:value-type="float" office:value="350" calcext:value-type="float">
            <text:p>35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南勢里關帝廟40號陳姜蘭宅旁柏油路面養護工程</text:p>
          </table:table-cell>
          <table:table-cell table:style-name="ce10" office:value-type="string" office:string-value="麻豆區" calcext:value-type="string">
            <text:p><text:s/>麻豆區 </text:p>
          </table:table-cell>
          <table:table-cell table:number-columns-repeated="2" table:style-name="ce11" office:value-type="float" office:value="402" calcext:value-type="float">
            <text:p>40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善化區小新里10米計畫道路排水溝改善工程</text:p>
          </table:table-cell>
          <table:table-cell table:style-name="ce10" office:value-type="string" office:string-value="善化區" calcext:value-type="string">
            <text:p><text:s/>善化區 </text:p>
          </table:table-cell>
          <table:table-cell table:number-columns-repeated="2" table:style-name="ce11" office:value-type="float" office:value="1830" calcext:value-type="float">
            <text:p>1,83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善化區胡厝里西衛21-2號至11-1號護坡改善工程</text:p>
          </table:table-cell>
          <table:table-cell table:style-name="ce10" office:value-type="string" office:string-value="善化區" calcext:value-type="string">
            <text:p><text:s/>善化區 </text:p>
          </table:table-cell>
          <table:table-cell table:number-columns-repeated="2" table:style-name="ce11" office:value-type="float" office:value="1420" calcext:value-type="float">
            <text:p>1,4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南區文華公園增設體健設施工程</text:p>
          </table:table-cell>
          <table:table-cell table:style-name="ce10" office:value-type="string" office:string-value="南區" calcext:value-type="string">
            <text:p><text:s/>南區 </text:p>
          </table:table-cell>
          <table:table-cell table:number-columns-repeated="2" table:style-name="ce11" office:value-type="float" office:value="92.715" calcext:value-type="float">
            <text:p>93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南區明和公園增設座椅工程</text:p>
          </table:table-cell>
          <table:table-cell table:style-name="ce10" office:value-type="string" office:string-value="南區" calcext:value-type="string">
            <text:p><text:s/>南區 </text:p>
          </table:table-cell>
          <table:table-cell table:number-columns-repeated="2" table:style-name="ce11" office:value-type="float" office:value="99.887" calcext:value-type="float">
            <text:p>10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8">
          <table:table-cell table:style-name="ce5" office:value-type="string" calcext:value-type="string">
            <text:p>喜樹路340巷4號對面停車場路面改善工程</text:p>
          </table:table-cell>
          <table:table-cell table:style-name="ce10" office:value-type="string" office:string-value="南區" calcext:value-type="string">
            <text:p><text:s/>南區 </text:p>
          </table:table-cell>
          <table:table-cell table:number-columns-repeated="2" table:style-name="ce11" office:value-type="float" office:value="105" calcext:value-type="float">
            <text:p>10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布袋里長文街225巷5號屋後排水設施改善</text:p>
          </table:table-cell>
          <table:table-cell table:style-name="ce10" office:value-type="string" office:string-value="關廟區" calcext:value-type="string">
            <text:p><text:s/>關廟區 </text:p>
          </table:table-cell>
          <table:table-cell table:number-columns-repeated="2" table:style-name="ce11" office:value-type="float" office:value="260" calcext:value-type="float">
            <text:p>26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北門區仁里里道路改善工程</text:p>
          </table:table-cell>
          <table:table-cell table:style-name="ce10" office:value-type="string" office:string-value="北門區" calcext:value-type="string">
            <text:p><text:s/>北門區 </text:p>
          </table:table-cell>
          <table:table-cell table:number-columns-repeated="2" table:style-name="ce11" office:value-type="float" office:value="1000" calcext:value-type="float">
            <text:p>1,0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南化區小崙里北庄仔道路狹宰拓寬改善工程</text:p>
          </table:table-cell>
          <table:table-cell table:style-name="ce10" office:value-type="string" office:string-value="南化區" calcext:value-type="string">
            <text:p><text:s/>南化區 </text:p>
          </table:table-cell>
          <table:table-cell table:number-columns-repeated="2" table:style-name="ce11" office:value-type="float" office:value="1900" calcext:value-type="float">
            <text:p>1,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環館二路路面改善工程</text:p>
          </table:table-cell>
          <table:table-cell table:style-name="ce10" office:value-type="string" office:string-value="安南區" calcext:value-type="string">
            <text:p><text:s/>安南區 </text:p>
          </table:table-cell>
          <table:table-cell table:number-columns-repeated="2" table:style-name="ce11" office:value-type="float" office:value="54" calcext:value-type="float">
            <text:p>5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9">
          <table:table-cell table:style-name="ce5" office:value-type="string" calcext:value-type="string">
            <text:p>1.永成路二段460號之3~5前榕樹移植改種榔榆樹工程</text:p>
            <text:p>2.安平路樹竄根突起維修工程</text:p>
            <text:p>3.開山路金龜樹被榕樹共生處理工程</text:p>
          </table:table-cell>
          <table:table-cell table:style-name="ce10" office:value-type="string" office:string-value="東區、安平區" calcext:value-type="string">
            <text:p><text:s/>東區、安平區 </text:p>
          </table:table-cell>
          <table:table-cell table:number-columns-repeated="2" table:style-name="ce11" office:value-type="float" office:value="94.925"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8">
          <table:table-cell table:style-name="ce5" office:value-type="string" calcext:value-type="string">
            <text:p>101年度安西里臺北小城社區道路修復工程</text:p>
          </table:table-cell>
          <table:table-cell table:style-name="ce10" office:value-type="string" office:string-value="佳里區" calcext:value-type="string">
            <text:p><text:s/>佳里區 </text:p>
          </table:table-cell>
          <table:table-cell table:number-columns-repeated="2" table:style-name="ce11" office:value-type="float" office:value="400" calcext:value-type="float">
            <text:p>4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衛國街排水改善工程</text:p>
          </table:table-cell>
          <table:table-cell table:style-name="ce10" office:value-type="string" office:string-value="東區" calcext:value-type="string">
            <text:p><text:s/>東區 </text:p>
          </table:table-cell>
          <table:table-cell table:style-name="ce11" office:value-type="float" office:value="32.31" calcext:value-type="float">
            <text:p>32 </text:p>
          </table:table-cell>
          <table:table-cell table:style-name="ce11" office:value-type="float" office:value="32.387" calcext:value-type="float">
            <text:p>3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明禕營造有限公司施作" calcext:value-type="string">
            <text:p><text:s/>明禕營造有限公司施作 </text:p>
          </table:table-cell>
          <table:table-cell table:number-columns-repeated="249"/>
        </table:table-row>
        <table:table-row table:style-name="ro5">
          <table:table-cell table:style-name="ce5" office:value-type="string" calcext:value-type="string">
            <text:p>連雅堂公園水管破裂步道積水改善工程</text:p>
          </table:table-cell>
          <table:table-cell table:style-name="ce10" office:value-type="string" office:string-value="北區" calcext:value-type="string">
            <text:p><text:s/>北區 </text:p>
          </table:table-cell>
          <table:table-cell table:number-columns-repeated="2" table:style-name="ce11" office:value-type="float" office:value="70.644" calcext:value-type="float">
            <text:p>71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5">
          <table:table-cell table:style-name="ce5" office:value-type="string" calcext:value-type="string">
            <text:p>中西區海安路、郡安路等人行步道改善工程</text:p>
          </table:table-cell>
          <table:table-cell table:style-name="ce10" office:value-type="string" office:string-value="中西區" calcext:value-type="string">
            <text:p><text:s/>中西區 </text:p>
          </table:table-cell>
          <table:table-cell table:number-columns-repeated="2" table:style-name="ce11" office:value-type="float" office:value="95.146"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竹茂土木包工業" calcext:value-type="string">
            <text:p><text:s/>竹茂土木包工業 </text:p>
          </table:table-cell>
          <table:table-cell table:number-columns-repeated="249"/>
        </table:table-row>
        <table:table-row table:style-name="ro5">
          <table:table-cell table:style-name="ce5" office:value-type="string" calcext:value-type="string">
            <text:p>南區明和公園增設簡易涼亭工程</text:p>
          </table:table-cell>
          <table:table-cell table:style-name="ce10" office:value-type="string" office:string-value="南區" calcext:value-type="string">
            <text:p><text:s/>南區 </text:p>
          </table:table-cell>
          <table:table-cell table:number-columns-repeated="2" table:style-name="ce11" office:value-type="float" office:value="96.978" calcext:value-type="float">
            <text:p>9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南區公20公園，涼亭基地高層過低改善工程</text:p>
          </table:table-cell>
          <table:table-cell table:style-name="ce10" office:value-type="string" office:string-value="南區" calcext:value-type="string">
            <text:p><text:s/>南區 </text:p>
          </table:table-cell>
          <table:table-cell table:number-columns-repeated="2" table:style-name="ce11" office:value-type="float" office:value="49.657" calcext:value-type="float">
            <text:p>5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郡西路(保安市場入口處)水溝清疏工程</text:p>
          </table:table-cell>
          <table:table-cell table:style-name="ce10" office:value-type="string" office:string-value="中西區" calcext:value-type="string">
            <text:p><text:s/>中西區 </text:p>
          </table:table-cell>
          <table:table-cell table:style-name="ce11" office:value-type="float" office:value="56.48" calcext:value-type="float">
            <text:p>56 </text:p>
          </table:table-cell>
          <table:table-cell table:style-name="ce11" office:value-type="float" office:value="57.19" calcext:value-type="float">
            <text:p>5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大耀營造有限公司施作" calcext:value-type="string">
            <text:p><text:s/>大耀營造有限公司施作 </text:p>
          </table:table-cell>
          <table:table-cell table:number-columns-repeated="249"/>
        </table:table-row>
        <table:table-row table:style-name="ro5">
          <table:table-cell table:style-name="ce5" office:value-type="string" calcext:value-type="string">
            <text:p>鯤鯓路194巷口溝邊掏空搶修工程</text:p>
          </table:table-cell>
          <table:table-cell table:style-name="ce10" office:value-type="string" office:string-value="南區" calcext:value-type="string">
            <text:p><text:s/>南區 </text:p>
          </table:table-cell>
          <table:table-cell table:style-name="ce11" office:value-type="float" office:value="23.061" calcext:value-type="float">
            <text:p>23 </text:p>
          </table:table-cell>
          <table:table-cell table:style-name="ce11" office:value-type="float" office:value="23.474" calcext:value-type="float">
            <text:p>2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盛土木包工業施作" calcext:value-type="string">
            <text:p><text:s/>永盛土木包工業施作 </text:p>
          </table:table-cell>
          <table:table-cell table:number-columns-repeated="249"/>
        </table:table-row>
        <table:table-row table:style-name="ro5">
          <table:table-cell table:style-name="ce5" office:value-type="string" calcext:value-type="string">
            <text:p>日新橋兩側人行道地坪破損積水改善搶修工程</text:p>
          </table:table-cell>
          <table:table-cell table:style-name="ce10" office:value-type="string" office:string-value="南區" calcext:value-type="string">
            <text:p><text:s/>南區 </text:p>
          </table:table-cell>
          <table:table-cell table:style-name="ce11" office:value-type="float" office:value="85" calcext:value-type="float">
            <text:p>85 </text:p>
          </table:table-cell>
          <table:table-cell table:style-name="ce11" office:value-type="float" office:value="86.184" calcext:value-type="float">
            <text:p>8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捷土木包工業施作" calcext:value-type="string">
            <text:p><text:s/>宏捷土木包工業施作 </text:p>
          </table:table-cell>
          <table:table-cell table:number-columns-repeated="249"/>
        </table:table-row>
        <table:table-row table:style-name="ro5">
          <table:table-cell table:style-name="ce5" office:value-type="string" calcext:value-type="string">
            <text:p>親水公園地面凹凸不平及坑洞、樹木生長雜亂改善工程</text:p>
          </table:table-cell>
          <table:table-cell table:style-name="ce10" office:value-type="string" office:string-value="南區" calcext:value-type="string">
            <text:p><text:s/>南區 </text:p>
          </table:table-cell>
          <table:table-cell table:number-columns-repeated="2" table:style-name="ce11" office:value-type="float" office:value="98.343" calcext:value-type="float">
            <text:p>9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和意公園請增設景石標明其名稱</text:p>
          </table:table-cell>
          <table:table-cell table:style-name="ce10" office:value-type="string" office:string-value="中西區" calcext:value-type="string">
            <text:p><text:s/>中西區 </text:p>
          </table:table-cell>
          <table:table-cell table:number-columns-repeated="2" table:style-name="ce11" office:value-type="float" office:value="96.028" calcext:value-type="float">
            <text:p>9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昇霖土木包工業" calcext:value-type="string">
            <text:p><text:s/>昇霖土木包工業 </text:p>
          </table:table-cell>
          <table:table-cell table:number-columns-repeated="249"/>
        </table:table-row>
        <table:table-row table:style-name="ro5">
          <table:table-cell table:style-name="ce5" office:value-type="string" calcext:value-type="string">
            <text:p>光明里公兒11公園設置鞦韆工程</text:p>
          </table:table-cell>
          <table:table-cell table:style-name="ce10" office:value-type="string" office:string-value="南區" calcext:value-type="string">
            <text:p><text:s/>南區 </text:p>
          </table:table-cell>
          <table:table-cell table:number-columns-repeated="2" table:style-name="ce11" office:value-type="float" office:value="48.72" calcext:value-type="float">
            <text:p>4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8">
          <table:table-cell table:style-name="ce5" office:value-type="string" calcext:value-type="string">
            <text:p>白河區南101縣道道路加封工程</text:p>
          </table:table-cell>
          <table:table-cell table:style-name="ce10" office:value-type="string" office:string-value="白河區" calcext:value-type="string">
            <text:p><text:s/>白河區 </text:p>
          </table:table-cell>
          <table:table-cell table:number-columns-repeated="2" table:style-name="ce11" office:value-type="float" office:value="651" calcext:value-type="float">
            <text:p>65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左鎮區三重溪道路及南化區北寮里道路加封工程</text:p>
          </table:table-cell>
          <table:table-cell table:style-name="ce10" office:value-type="string" calcext:value-type="string">
            <text:p>左鎮區</text:p>
            <text:p> 南化區</text:p>
          </table:table-cell>
          <table:table-cell table:number-columns-repeated="2" table:style-name="ce11" office:value-type="float" office:value="345" calcext:value-type="float">
            <text:p>34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玉井區斗六道路加封工程</text:p>
          </table:table-cell>
          <table:table-cell table:style-name="ce10" office:value-type="string" office:string-value="玉井區" calcext:value-type="string">
            <text:p><text:s/>玉井區 </text:p>
          </table:table-cell>
          <table:table-cell table:number-columns-repeated="2" table:style-name="ce11" office:value-type="float" office:value="309" calcext:value-type="float">
            <text:p>30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楠西區鹿陶洋50號前及90號前道路加封工程</text:p>
          </table:table-cell>
          <table:table-cell table:style-name="ce10" office:value-type="string" office:string-value="楠西區" calcext:value-type="string">
            <text:p><text:s/>楠西區 </text:p>
          </table:table-cell>
          <table:table-cell table:number-columns-repeated="2" table:style-name="ce11" office:value-type="float" office:value="300" calcext:value-type="float">
            <text:p>3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西港區10號道路加封工程</text:p>
          </table:table-cell>
          <table:table-cell table:style-name="ce10" office:value-type="string" office:string-value="西港區" calcext:value-type="string">
            <text:p><text:s/>西港區 </text:p>
          </table:table-cell>
          <table:table-cell table:number-columns-repeated="2" table:style-name="ce11" office:value-type="float" office:value="300" calcext:value-type="float">
            <text:p>3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龍崎區龍湖宮旁空地道路加封工程</text:p>
          </table:table-cell>
          <table:table-cell table:style-name="ce10" office:value-type="string" office:string-value="龍崎區" calcext:value-type="string">
            <text:p><text:s/>龍崎區 </text:p>
          </table:table-cell>
          <table:table-cell table:number-columns-repeated="2" table:style-name="ce11" office:value-type="float" office:value="312" calcext:value-type="float">
            <text:p>31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南97之1縣道道路加封工程</text:p>
          </table:table-cell>
          <table:table-cell table:style-name="ce10" office:value-type="string" office:string-value="白河區" calcext:value-type="string">
            <text:p><text:s/>白河區 </text:p>
          </table:table-cell>
          <table:table-cell table:number-columns-repeated="2" table:style-name="ce11" office:value-type="float" office:value="525" calcext:value-type="float">
            <text:p>52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白河區國泰路313巷道路加封工程</text:p>
          </table:table-cell>
          <table:table-cell table:style-name="ce10" office:value-type="string" office:string-value="白河區" calcext:value-type="string">
            <text:p><text:s/>白河區 </text:p>
          </table:table-cell>
          <table:table-cell table:number-columns-repeated="2" table:style-name="ce11" office:value-type="float" office:value="159" calcext:value-type="float">
            <text:p>159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東區崇善一街路面改善工程</text:p>
          </table:table-cell>
          <table:table-cell table:style-name="ce10" office:value-type="string" office:string-value="東區" calcext:value-type="string">
            <text:p><text:s/>東區 </text:p>
          </table:table-cell>
          <table:table-cell table:number-columns-repeated="2" table:style-name="ce11" office:value-type="float" office:value="772" calcext:value-type="float">
            <text:p>77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營區王公里內民治路旁(鄰近台糖鐵路五分車鐵道)巷道改善工程</text:p>
          </table:table-cell>
          <table:table-cell table:style-name="ce10" office:value-type="string" office:string-value="新營區" calcext:value-type="string">
            <text:p><text:s/>新營區 </text:p>
          </table:table-cell>
          <table:table-cell table:number-columns-repeated="2" table:style-name="ce11" office:value-type="float" office:value="194" calcext:value-type="float">
            <text:p>19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海澄里、公園路、中和街及忠孝路162巷路面刨鋪工程</text:p>
          </table:table-cell>
          <table:table-cell table:style-name="ce10" office:value-type="string" office:string-value="佳里區" calcext:value-type="string">
            <text:p><text:s/>佳里區 </text:p>
          </table:table-cell>
          <table:table-cell table:number-columns-repeated="2" table:style-name="ce11" office:value-type="float" office:value="100" calcext:value-type="float">
            <text:p>1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裕農路619-2號路面掏空搶修工程</text:p>
          </table:table-cell>
          <table:table-cell table:style-name="ce10" office:value-type="string" office:string-value="東區" calcext:value-type="string">
            <text:p><text:s/>東區 </text:p>
          </table:table-cell>
          <table:table-cell table:style-name="ce11" office:value-type="float" office:value="64" calcext:value-type="float">
            <text:p>64 </text:p>
          </table:table-cell>
          <table:table-cell table:style-name="ce11" office:value-type="float" office:value="65.73" calcext:value-type="float">
            <text:p>6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盛土木包工業" calcext:value-type="string">
            <text:p><text:s/>永盛土木包工業 </text:p>
          </table:table-cell>
          <table:table-cell table:number-columns-repeated="249"/>
        </table:table-row>
        <table:table-row table:style-name="ro5">
          <table:table-cell table:style-name="ce5" office:value-type="string" calcext:value-type="string">
            <text:p>青砂街和城西街交叉路口溝蓋改善工程</text:p>
          </table:table-cell>
          <table:table-cell table:style-name="ce10" office:value-type="string" office:string-value="安南區" calcext:value-type="string">
            <text:p><text:s/>安南區 </text:p>
          </table:table-cell>
          <table:table-cell table:style-name="ce11" office:value-type="float" office:value="43.319" calcext:value-type="float">
            <text:p>43 </text:p>
          </table:table-cell>
          <table:table-cell table:style-name="ce11" office:value-type="float" office:value="45.02" calcext:value-type="float">
            <text:p>4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三橋營造有限公司" calcext:value-type="string">
            <text:p><text:s/>三橋營造有限公司 </text:p>
          </table:table-cell>
          <table:table-cell table:number-columns-repeated="249"/>
        </table:table-row>
        <table:table-row table:style-name="ro5">
          <table:table-cell table:style-name="ce5" office:value-type="string" calcext:value-type="string">
            <text:p>新東里大同路58巷、東興五街尾道路加封工程</text:p>
          </table:table-cell>
          <table:table-cell table:style-name="ce10" office:value-type="string" office:string-value="新營區" calcext:value-type="string">
            <text:p><text:s/>新營區 </text:p>
          </table:table-cell>
          <table:table-cell table:number-columns-repeated="2" table:style-name="ce11" office:value-type="float" office:value="132" calcext:value-type="float">
            <text:p>13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三橋營造有限公司" calcext:value-type="string">
            <text:p><text:s/>三橋營造有限公司 </text:p>
          </table:table-cell>
          <table:table-cell table:number-columns-repeated="249"/>
        </table:table-row>
        <table:table-row table:style-name="ro8">
          <table:table-cell table:style-name="ce5" office:value-type="string" calcext:value-type="string">
            <text:p>安定國小至領寄社區道路路面改善工程</text:p>
          </table:table-cell>
          <table:table-cell table:style-name="ce10" office:value-type="string" office:string-value="安定區" calcext:value-type="string">
            <text:p><text:s/>安定區 </text:p>
          </table:table-cell>
          <table:table-cell table:number-columns-repeated="2" table:style-name="ce11" office:value-type="float" office:value="1520" calcext:value-type="float">
            <text:p>1,52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開元振興公園樹圍石座椅搶修工程</text:p>
          </table:table-cell>
          <table:table-cell table:style-name="ce10" office:value-type="string" office:string-value="北區" calcext:value-type="string">
            <text:p><text:s/>北區 </text:p>
          </table:table-cell>
          <table:table-cell table:number-columns-repeated="2" table:style-name="ce11" office:value-type="float" office:value="93.514" calcext:value-type="float">
            <text:p>94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宜華工程行" calcext:value-type="string">
            <text:p><text:s/>宜華工程行 </text:p>
          </table:table-cell>
          <table:table-cell table:number-columns-repeated="249"/>
        </table:table-row>
        <table:table-row table:style-name="ro5">
          <table:table-cell table:style-name="ce5" office:value-type="string" calcext:value-type="string">
            <text:p>北區振興里公兒10設施改善工程</text:p>
          </table:table-cell>
          <table:table-cell table:style-name="ce10" office:value-type="string" office:string-value="北區" calcext:value-type="string">
            <text:p><text:s/>北區 </text:p>
          </table:table-cell>
          <table:table-cell table:number-columns-repeated="2" table:style-name="ce11" office:value-type="float" office:value="39.635" calcext:value-type="float">
            <text:p>4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長榮路五段360號前2處路面掏空修復工程</text:p>
          </table:table-cell>
          <table:table-cell table:style-name="ce10" office:value-type="string" office:string-value="北區" calcext:value-type="string">
            <text:p><text:s/>北區 </text:p>
          </table:table-cell>
          <table:table-cell table:style-name="ce11" office:value-type="float" office:value="15.64" calcext:value-type="float">
            <text:p>16 </text:p>
          </table:table-cell>
          <table:table-cell table:style-name="ce11" office:value-type="float" office:value="15.763" calcext:value-type="float">
            <text:p>1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8">
          <table:table-cell table:style-name="ce5" office:value-type="string" calcext:value-type="string">
            <text:p>101年度溪洲里南23區道路路面改善工程</text:p>
          </table:table-cell>
          <table:table-cell table:style-name="ce10" office:value-type="string" office:string-value="佳里區" calcext:value-type="string">
            <text:p><text:s/>佳里區 </text:p>
          </table:table-cell>
          <table:table-cell table:number-columns-repeated="2" table:style-name="ce11" office:value-type="float" office:value="1676" calcext:value-type="float">
            <text:p>1,67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坔頭港27號橋頭及朝興南路道路加封工程</text:p>
          </table:table-cell>
          <table:table-cell table:style-name="ce10" office:value-type="string" office:string-value="鹽水區" calcext:value-type="string">
            <text:p><text:s/>鹽水區 </text:p>
          </table:table-cell>
          <table:table-cell table:number-columns-repeated="2" table:style-name="ce11" office:value-type="float" office:value="261" calcext:value-type="float">
            <text:p>26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新田路及新田路222巷、240道路加封工程</text:p>
          </table:table-cell>
          <table:table-cell table:style-name="ce10" office:value-type="string" office:string-value="仁德區" calcext:value-type="string">
            <text:p><text:s/>仁德區 </text:p>
          </table:table-cell>
          <table:table-cell table:number-columns-repeated="2" table:style-name="ce11" office:value-type="float" office:value="390" calcext:value-type="float">
            <text:p>39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安定區港南里17-1號附近道路排水改善工程</text:p>
          </table:table-cell>
          <table:table-cell table:style-name="ce10" office:value-type="string" office:string-value="安定區" calcext:value-type="string">
            <text:p><text:s/>安定區 </text:p>
          </table:table-cell>
          <table:table-cell table:number-columns-repeated="2" table:style-name="ce11" office:value-type="float" office:value="1240" calcext:value-type="float">
            <text:p>1,2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7">
          <table:table-cell table:style-name="ce5" office:value-type="string" calcext:value-type="string">
            <text:p>下營區麻豆寮庄內道路及排水改善工程</text:p>
          </table:table-cell>
          <table:table-cell table:style-name="ce10" office:value-type="string" office:string-value="下營區" calcext:value-type="string">
            <text:p><text:s/>下營區 </text:p>
          </table:table-cell>
          <table:table-cell table:style-name="ce11" office:value-type="float" office:value="1810" calcext:value-type="float">
            <text:p>1,810 </text:p>
          </table:table-cell>
          <table:table-cell table:style-name="ce11" office:value-type="float" office:value="1340" calcext:value-type="float">
            <text:p>1,34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委託公所辦理" calcext:value-type="string">
            <text:p><text:s/>委託公所辦理 </text:p>
          </table:table-cell>
          <table:table-cell table:number-columns-repeated="249"/>
        </table:table-row>
        <table:table-row table:style-name="ro7">
          <table:table-cell table:style-name="ce5" office:value-type="string" calcext:value-type="string">
            <text:p>賀建里既有溝渠加蓋工程</text:p>
          </table:table-cell>
          <table:table-cell table:style-name="ce10" office:value-type="string" office:string-value="下營區" calcext:value-type="string">
            <text:p><text:s/>下營區 </text:p>
          </table:table-cell>
          <table:table-cell table:number-columns-repeated="2" table:style-name="ce11" office:value-type="float" office:value="520" calcext:value-type="float">
            <text:p>52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委託公所辦理" calcext:value-type="string">
            <text:p><text:s/>委託公所辦理 </text:p>
          </table:table-cell>
          <table:table-cell table:number-columns-repeated="249"/>
        </table:table-row>
        <table:table-row table:style-name="ro5">
          <table:table-cell table:style-name="ce5" office:value-type="string" calcext:value-type="string">
            <text:p>下營區營前里文化街道路改善工程</text:p>
          </table:table-cell>
          <table:table-cell table:style-name="ce10" office:value-type="string" office:string-value="下營區" calcext:value-type="string">
            <text:p><text:s/>下營區 </text:p>
          </table:table-cell>
          <table:table-cell table:number-columns-repeated="2" table:style-name="ce11" office:value-type="float" office:value="1600" calcext:value-type="float">
            <text:p>1,6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下營區營前里道路改善工程</text:p>
          </table:table-cell>
          <table:table-cell table:style-name="ce10" office:value-type="string" office:string-value="下營區" calcext:value-type="string">
            <text:p><text:s/>下營區 </text:p>
          </table:table-cell>
          <table:table-cell table:number-columns-repeated="2" table:style-name="ce11" office:value-type="float" office:value="1900" calcext:value-type="float">
            <text:p>1,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中正路二段862巷排水改善工程</text:p>
          </table:table-cell>
          <table:table-cell table:style-name="ce10" office:value-type="string" office:string-value="仁德區" calcext:value-type="string">
            <text:p><text:s/>仁德區 </text:p>
          </table:table-cell>
          <table:table-cell table:number-columns-repeated="2" table:style-name="ce11" office:value-type="float" office:value="880" calcext:value-type="float">
            <text:p>88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府安路五段119巷口水溝溝底和涵管破損搶修工程</text:p>
          </table:table-cell>
          <table:table-cell table:style-name="ce10" office:value-type="string" office:string-value="安南區" calcext:value-type="string">
            <text:p><text:s/>安南區 </text:p>
          </table:table-cell>
          <table:table-cell table:style-name="ce11" office:value-type="float" office:value="44.2" calcext:value-type="float">
            <text:p>44 </text:p>
          </table:table-cell>
          <table:table-cell table:style-name="ce11" office:value-type="float" office:value="46.04" calcext:value-type="float">
            <text:p>4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盛土木包工業" calcext:value-type="string">
            <text:p><text:s/>永盛土木包工業 </text:p>
          </table:table-cell>
          <table:table-cell table:number-columns-repeated="249"/>
        </table:table-row>
        <table:table-row table:style-name="ro8">
          <table:table-cell table:style-name="ce5" office:value-type="string" calcext:value-type="string">
            <text:p>101年度鎮山里中興街、祥和三街及安南路等巷道管線挖掘路面修復工程</text:p>
          </table:table-cell>
          <table:table-cell table:style-name="ce10" office:value-type="string" office:string-value="佳里區" calcext:value-type="string">
            <text:p><text:s/>佳里區 </text:p>
          </table:table-cell>
          <table:table-cell table:number-columns-repeated="2" table:style-name="ce11" office:value-type="float" office:value="4234" calcext:value-type="float">
            <text:p>4,234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通興里埔頂管線挖掘路面修復工程</text:p>
          </table:table-cell>
          <table:table-cell table:style-name="ce10" office:value-type="string" office:string-value="佳里區" calcext:value-type="string">
            <text:p><text:s/>佳里區 </text:p>
          </table:table-cell>
          <table:table-cell table:number-columns-repeated="2" table:style-name="ce11" office:value-type="float" office:value="2222" calcext:value-type="float">
            <text:p>2,22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101年度佳里區通興里巷道改善刨鋪工程</text:p>
          </table:table-cell>
          <table:table-cell table:style-name="ce10" office:value-type="string" office:string-value="佳里區" calcext:value-type="string">
            <text:p><text:s/>佳里區 </text:p>
          </table:table-cell>
          <table:table-cell table:number-columns-repeated="2" table:style-name="ce11" office:value-type="float" office:value="400" calcext:value-type="float">
            <text:p>40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州北運動公園網球場場地下塌修復工程</text:p>
          </table:table-cell>
          <table:table-cell table:style-name="ce10" office:value-type="string" office:string-value="安南區" calcext:value-type="string">
            <text:p><text:s/>安南區 </text:p>
          </table:table-cell>
          <table:table-cell table:number-columns-repeated="2" table:style-name="ce11" office:value-type="float" office:value="37.595" calcext:value-type="float">
            <text:p>38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金三角營造有限公司" calcext:value-type="string">
            <text:p><text:s/>金三角營造有限公司 </text:p>
          </table:table-cell>
          <table:table-cell table:number-columns-repeated="249"/>
        </table:table-row>
        <table:table-row table:style-name="ro5">
          <table:table-cell table:style-name="ce5" office:value-type="string" calcext:value-type="string">
            <text:p>大灣里大灣六街等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900" calcext:value-type="float">
            <text:p>1,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8">
          <table:table-cell table:style-name="ce5" office:value-type="string" calcext:value-type="string">
            <text:p>省躬三街25至73號路面改善工程</text:p>
          </table:table-cell>
          <table:table-cell table:style-name="ce10" office:value-type="string" office:string-value="南區" calcext:value-type="string">
            <text:p><text:s/>南區 </text:p>
          </table:table-cell>
          <table:table-cell table:number-columns-repeated="2" table:style-name="ce11" office:value-type="float" office:value="392" calcext:value-type="float">
            <text:p>39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喜樹路340巷20號前停車場改善工程</text:p>
          </table:table-cell>
          <table:table-cell table:style-name="ce10" office:value-type="string" office:string-value="南區" calcext:value-type="string">
            <text:p><text:s/>南區 </text:p>
          </table:table-cell>
          <table:table-cell table:number-columns-repeated="2" table:style-name="ce11" office:value-type="float" office:value="35" calcext:value-type="float">
            <text:p>3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海安路三段人行道兩側修復工程</text:p>
          </table:table-cell>
          <table:table-cell table:style-name="ce10" office:value-type="string" office:string-value="北區" calcext:value-type="string">
            <text:p><text:s/>北區 </text:p>
          </table:table-cell>
          <table:table-cell table:style-name="ce11" office:value-type="float" office:value="48.4" calcext:value-type="float">
            <text:p>48 </text:p>
          </table:table-cell>
          <table:table-cell table:style-name="ce11" office:value-type="float" office:value="48.76" calcext:value-type="float">
            <text:p>4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5">
          <table:table-cell table:style-name="ce5" office:value-type="string" calcext:value-type="string">
            <text:p>大灣里大灣六街等道路排水改善工程</text:p>
          </table:table-cell>
          <table:table-cell table:style-name="ce10" office:value-type="string" office:string-value="永康區" calcext:value-type="string">
            <text:p><text:s/>永康區 </text:p>
          </table:table-cell>
          <table:table-cell table:number-columns-repeated="2" table:style-name="ce11" office:value-type="float" office:value="1900" calcext:value-type="float">
            <text:p>1,9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臺南公園增設石桌椅工程</text:p>
          </table:table-cell>
          <table:table-cell table:style-name="ce10" office:value-type="string" office:string-value="北區　" calcext:value-type="string">
            <text:p><text:s/>北區　 </text:p>
          </table:table-cell>
          <table:table-cell table:number-columns-repeated="2" table:style-name="ce11" office:value-type="float" office:value="85.907" calcext:value-type="float">
            <text:p>8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泰霖土木包工業" calcext:value-type="string">
            <text:p><text:s/>泰霖土木包工業 </text:p>
          </table:table-cell>
          <table:table-cell table:number-columns-repeated="249"/>
        </table:table-row>
        <table:table-row table:style-name="ro5">
          <table:table-cell table:style-name="ce5" office:value-type="string" calcext:value-type="string">
            <text:p>和緯路三段路樹竄根改善工程</text:p>
          </table:table-cell>
          <table:table-cell table:style-name="ce10" office:value-type="string" office:string-value="北區" calcext:value-type="string">
            <text:p><text:s/>北區 </text:p>
          </table:table-cell>
          <table:table-cell table:number-columns-repeated="2" table:style-name="ce11" office:value-type="float" office:value="96.469" calcext:value-type="float">
            <text:p>96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新南里公19公園改善工程</text:p>
          </table:table-cell>
          <table:table-cell table:style-name="ce10" office:value-type="string" office:string-value="新營區" calcext:value-type="string">
            <text:p><text:s/>新營區 </text:p>
          </table:table-cell>
          <table:table-cell table:number-columns-repeated="2" table:style-name="ce11" office:value-type="float" office:value="320" calcext:value-type="float">
            <text:p>320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中洋土木包工業" calcext:value-type="string">
            <text:p><text:s/>中洋土木包工業 </text:p>
          </table:table-cell>
          <table:table-cell table:number-columns-repeated="249"/>
        </table:table-row>
        <table:table-row table:style-name="ro5">
          <table:table-cell table:style-name="ce5" office:value-type="string" calcext:value-type="string">
            <text:p>新東里公50運動設施工程</text:p>
          </table:table-cell>
          <table:table-cell table:style-name="ce10" office:value-type="string" office:string-value="善化區" calcext:value-type="string">
            <text:p><text:s/>善化區 </text:p>
          </table:table-cell>
          <table:table-cell table:number-columns-repeated="2" table:style-name="ce11" office:value-type="float" office:value="56.6" calcext:value-type="float">
            <text:p>5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公開招標" calcext:value-type="string">
            <text:p><text:s/>公開招標 </text:p>
          </table:table-cell>
          <table:table-cell table:style-name="ce15" office:value-type="string" office:string-value="新營區公所代辦" calcext:value-type="string">
            <text:p><text:s/>新營區公所代辦 </text:p>
          </table:table-cell>
          <table:table-cell table:number-columns-repeated="249"/>
        </table:table-row>
        <table:table-row table:style-name="ro8">
          <table:table-cell table:style-name="ce5" office:value-type="string" calcext:value-type="string">
            <text:p>安中路一段639巷100弄16號-62號、同安路22巷17弄、同安路322巷道路改善工程</text:p>
          </table:table-cell>
          <table:table-cell table:style-name="ce10" office:value-type="string" office:string-value="安南區" calcext:value-type="string">
            <text:p><text:s/>安南區 </text:p>
          </table:table-cell>
          <table:table-cell table:number-columns-repeated="2" table:style-name="ce11" office:value-type="float" office:value="736" calcext:value-type="float">
            <text:p>736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安吉路及台江大道交叉口路面凸起改善工程</text:p>
          </table:table-cell>
          <table:table-cell table:style-name="ce10" office:value-type="string" office:string-value="安南區" calcext:value-type="string">
            <text:p><text:s/>安南區 </text:p>
          </table:table-cell>
          <table:table-cell table:style-name="ce11" office:value-type="float" office:value="24.83" calcext:value-type="float">
            <text:p>25 </text:p>
          </table:table-cell>
          <table:table-cell table:style-name="ce11" office:value-type="float" office:value="45" calcext:value-type="float">
            <text:p>4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5">
          <table:table-cell table:style-name="ce5" office:value-type="string" calcext:value-type="string">
            <text:p>金華路日新國小圍牆邊溝蓋及路面改善工程</text:p>
          </table:table-cell>
          <table:table-cell table:style-name="ce10" office:value-type="string" office:string-value="南區" calcext:value-type="string">
            <text:p><text:s/>南區 </text:p>
          </table:table-cell>
          <table:table-cell table:style-name="ce11" office:value-type="float" office:value="22.1" calcext:value-type="float">
            <text:p>22 </text:p>
          </table:table-cell>
          <table:table-cell table:style-name="ce11" office:value-type="float" office:value="23" calcext:value-type="float">
            <text:p>2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享勝土木包工業" calcext:value-type="string">
            <text:p><text:s/>享勝土木包工業 </text:p>
          </table:table-cell>
          <table:table-cell table:number-columns-repeated="249"/>
        </table:table-row>
        <table:table-row table:style-name="ro5">
          <table:table-cell table:style-name="ce5" office:value-type="string" calcext:value-type="string">
            <text:p>青砂街一段162號前溝蓋搶修工程</text:p>
          </table:table-cell>
          <table:table-cell table:style-name="ce10" office:value-type="string" office:string-value="安南區" calcext:value-type="string">
            <text:p><text:s/>安南區 </text:p>
          </table:table-cell>
          <table:table-cell table:style-name="ce11" office:value-type="float" office:value="15" calcext:value-type="float">
            <text:p>15 </text:p>
          </table:table-cell>
          <table:table-cell table:style-name="ce11" office:value-type="float" office:value="15.291" calcext:value-type="float">
            <text:p>15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峻豪土木包工業" calcext:value-type="string">
            <text:p><text:s/>峻豪土木包工業 </text:p>
          </table:table-cell>
          <table:table-cell table:number-columns-repeated="249"/>
        </table:table-row>
        <table:table-row table:style-name="ro8">
          <table:table-cell table:style-name="ce5" office:value-type="string" calcext:value-type="string">
            <text:p>安清路往城西路廚餘堆肥場道路改善工程</text:p>
          </table:table-cell>
          <table:table-cell table:style-name="ce10" office:value-type="string" office:string-value="安南區" calcext:value-type="string">
            <text:p><text:s/>安南區 </text:p>
          </table:table-cell>
          <table:table-cell table:number-columns-repeated="2" table:style-name="ce11" office:value-type="float" office:value="492" calcext:value-type="float">
            <text:p>49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南區萬年公園內水池護坡坍塌及土壤惡臭改善工程</text:p>
          </table:table-cell>
          <table:table-cell table:style-name="ce10" office:value-type="string" office:string-value="南區" calcext:value-type="string">
            <text:p><text:s/>南區 </text:p>
          </table:table-cell>
          <table:table-cell table:number-columns-repeated="2" table:style-name="ce11" office:value-type="float" office:value="89.303" calcext:value-type="float">
            <text:p>8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良詮工程行" calcext:value-type="string">
            <text:p><text:s/>良詮工程行 </text:p>
          </table:table-cell>
          <table:table-cell table:number-columns-repeated="249"/>
        </table:table-row>
        <table:table-row table:style-name="ro5">
          <table:table-cell table:style-name="ce5" office:value-type="string" calcext:value-type="string">
            <text:p>育德一街、北成路、立賢路等竄根改善工程</text:p>
          </table:table-cell>
          <table:table-cell table:style-name="ce10" office:value-type="string" office:string-value="北區" calcext:value-type="string">
            <text:p><text:s/>北區 </text:p>
          </table:table-cell>
          <table:table-cell table:number-columns-repeated="2" table:style-name="ce11" office:value-type="float" office:value="98.78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6">
          <table:table-cell table:style-name="ce5" office:value-type="string" calcext:value-type="string">
            <text:p>東區裕敬公園、裕華公園、裕聖公園等三處公園增設體健設施工程</text:p>
          </table:table-cell>
          <table:table-cell table:style-name="ce10" office:value-type="string" office:string-value="東區" calcext:value-type="string">
            <text:p><text:s/>東區 </text:p>
          </table:table-cell>
          <table:table-cell table:number-columns-repeated="2" table:style-name="ce11" office:value-type="float" office:value="92.4" calcext:value-type="float">
            <text:p>92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6">
          <table:table-cell table:style-name="ce5" office:value-type="string" calcext:value-type="string">
            <text:p>東區千禧公園、大福公園及南區文華公園等三處公園增設體健設施工程</text:p>
          </table:table-cell>
          <table:table-cell table:style-name="ce10" office:value-type="string" calcext:value-type="string">
            <text:p>東區</text:p>
            <text:p>南區</text:p>
          </table:table-cell>
          <table:table-cell table:number-columns-repeated="2" table:style-name="ce11" office:value-type="float" office:value="95.34" calcext:value-type="float">
            <text:p>95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築興業有限公司" calcext:value-type="string">
            <text:p><text:s/>宏築興業有限公司 </text:p>
          </table:table-cell>
          <table:table-cell table:number-columns-repeated="249"/>
        </table:table-row>
        <table:table-row table:style-name="ro5">
          <table:table-cell table:style-name="ce5" office:value-type="string" calcext:value-type="string">
            <text:p>北元等二處公園鋪設草皮工程</text:p>
          </table:table-cell>
          <table:table-cell table:style-name="ce10" office:value-type="string" office:string-value="北區" calcext:value-type="string">
            <text:p><text:s/>北區 </text:p>
          </table:table-cell>
          <table:table-cell table:number-columns-repeated="2" table:style-name="ce11" office:value-type="float" office:value="98.894" calcext:value-type="float">
            <text:p>99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5">
          <table:table-cell table:style-name="ce5" office:value-type="string" calcext:value-type="string">
            <text:p>中華東路二、三段等多處溝蓋提升搶修工程</text:p>
          </table:table-cell>
          <table:table-cell table:style-name="ce10" office:value-type="string" office:string-value="東區" calcext:value-type="string">
            <text:p><text:s/>東區 </text:p>
          </table:table-cell>
          <table:table-cell table:style-name="ce11" office:value-type="float" office:value="30.958" calcext:value-type="float">
            <text:p>31 </text:p>
          </table:table-cell>
          <table:table-cell table:style-name="ce11" office:value-type="float" office:value="31.015" calcext:value-type="float">
            <text:p>3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8">
          <table:table-cell table:style-name="ce5" office:value-type="string" calcext:value-type="string">
            <text:p>三民街42巷尾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291" calcext:value-type="float">
            <text:p>2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武東二街42巷附近道路修復工程</text:p>
          </table:table-cell>
          <table:table-cell table:style-name="ce10" office:value-type="string" office:string-value="歸仁區" calcext:value-type="string">
            <text:p><text:s/>歸仁區 </text:p>
          </table:table-cell>
          <table:table-cell table:number-columns-repeated="2" table:style-name="ce11" office:value-type="float" office:value="237" calcext:value-type="float">
            <text:p>237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後甲國中內柏油路面改善工程</text:p>
          </table:table-cell>
          <table:table-cell table:style-name="ce10" office:value-type="string" office:string-value="東區" calcext:value-type="string">
            <text:p><text:s/>東區 </text:p>
          </table:table-cell>
          <table:table-cell table:number-columns-repeated="2" table:style-name="ce11" office:value-type="float" office:value="1938" calcext:value-type="float">
            <text:p>1,93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海環街256巷1號至39號前、青砂街一段633巷20巷50號前、大眾六街148巷尾、本原街三段234巷94號旁道路改善工程</text:p>
          </table:table-cell>
          <table:table-cell table:style-name="ce10" office:value-type="string" office:string-value="安南區" calcext:value-type="string">
            <text:p><text:s/>安南區 </text:p>
          </table:table-cell>
          <table:table-cell table:number-columns-repeated="2" table:style-name="ce11" office:value-type="float" office:value="212" calcext:value-type="float">
            <text:p>212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環館路、安和路等三處行道樹移植及補植工程</text:p>
          </table:table-cell>
          <table:table-cell table:style-name="ce10" office:value-type="string" office:string-value="安南區" calcext:value-type="string">
            <text:p><text:s/>安南區 </text:p>
          </table:table-cell>
          <table:table-cell table:number-columns-repeated="2" table:style-name="ce11" office:value-type="float" office:value="86.877" calcext:value-type="float">
            <text:p>87 </text:p>
          </table:table-cell>
          <table:table-cell table:style-name="ce15" office:value-type="string" office:string-value="公園及路燈設施" calcext:value-type="string">
            <text:p><text:s/>公園及路燈設施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祐嘉工程行" calcext:value-type="string">
            <text:p><text:s/>祐嘉工程行 </text:p>
          </table:table-cell>
          <table:table-cell table:number-columns-repeated="249"/>
        </table:table-row>
        <table:table-row table:style-name="ro8">
          <table:table-cell table:style-name="ce5" office:value-type="string" calcext:value-type="string">
            <text:p>蚵寮社區道路改善工程</text:p>
          </table:table-cell>
          <table:table-cell table:style-name="ce10" office:value-type="string" office:string-value="北門區" calcext:value-type="string">
            <text:p><text:s/>北門區 </text:p>
          </table:table-cell>
          <table:table-cell table:number-columns-repeated="2" table:style-name="ce11" office:value-type="float" office:value="1035" calcext:value-type="float">
            <text:p>1,035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民族路等6條道路改善工程</text:p>
          </table:table-cell>
          <table:table-cell table:style-name="ce10" office:value-type="string" office:string-value="學甲區" calcext:value-type="string">
            <text:p><text:s/>學甲區 </text:p>
          </table:table-cell>
          <table:table-cell table:number-columns-repeated="2" table:style-name="ce11" office:value-type="float" office:value="2570" calcext:value-type="float">
            <text:p>2,57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東成街(185巷口至裕忠路)道路改善工程</text:p>
          </table:table-cell>
          <table:table-cell table:style-name="ce10" office:value-type="string" office:string-value="東區" calcext:value-type="string">
            <text:p><text:s/>東區 </text:p>
          </table:table-cell>
          <table:table-cell table:number-columns-repeated="2" table:style-name="ce11" office:value-type="float" office:value="1730" calcext:value-type="float">
            <text:p>1,73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大眾路近四草大道路口路面下陷改善工程</text:p>
          </table:table-cell>
          <table:table-cell table:style-name="ce10" office:value-type="string" office:string-value="安南區" calcext:value-type="string">
            <text:p><text:s/>安南區 </text:p>
          </table:table-cell>
          <table:table-cell table:number-columns-repeated="2" table:style-name="ce11" office:value-type="float" office:value="48" calcext:value-type="float">
            <text:p>4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永興路道路加封工程</text:p>
          </table:table-cell>
          <table:table-cell table:style-name="ce10" office:value-type="string" office:string-value="永康區" calcext:value-type="string">
            <text:p><text:s/>永康區 </text:p>
          </table:table-cell>
          <table:table-cell table:number-columns-repeated="2" table:style-name="ce11" office:value-type="float" office:value="591" calcext:value-type="float">
            <text:p>591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富農街一段等多處路面掏空搶修工程</text:p>
          </table:table-cell>
          <table:table-cell table:style-name="ce10" office:value-type="string" office:string-value="東區" calcext:value-type="string">
            <text:p><text:s/>東區 </text:p>
          </table:table-cell>
          <table:table-cell table:style-name="ce11" office:value-type="float" office:value="92" calcext:value-type="float">
            <text:p>92 </text:p>
          </table:table-cell>
          <table:table-cell table:style-name="ce11" office:value-type="float" office:value="92.117" calcext:value-type="float">
            <text:p>92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安土木包工業" calcext:value-type="string">
            <text:p><text:s/>永安土木包工業 </text:p>
          </table:table-cell>
          <table:table-cell table:number-columns-repeated="249"/>
        </table:table-row>
        <table:table-row table:style-name="ro5">
          <table:table-cell table:style-name="ce5" office:value-type="string" calcext:value-type="string">
            <text:p>民權路二段51號前路面掏空搶修工程</text:p>
          </table:table-cell>
          <table:table-cell table:style-name="ce10" office:value-type="string" office:string-value="中西區" calcext:value-type="string">
            <text:p><text:s/>中西區 </text:p>
          </table:table-cell>
          <table:table-cell table:style-name="ce11" office:value-type="float" office:value="22.325" calcext:value-type="float">
            <text:p>22 </text:p>
          </table:table-cell>
          <table:table-cell table:style-name="ce11" office:value-type="float" office:value="22.565" calcext:value-type="float">
            <text:p>2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8">
          <table:table-cell table:style-name="ce5" office:value-type="string" calcext:value-type="string">
            <text:p>後壁區轄內道路修繕等11件</text:p>
          </table:table-cell>
          <table:table-cell table:style-name="ce10" office:value-type="string" office:string-value="後壁區" calcext:value-type="string">
            <text:p><text:s/>後壁區 </text:p>
          </table:table-cell>
          <table:table-cell table:number-columns-repeated="2" table:style-name="ce11" office:value-type="float" office:value="2348" calcext:value-type="float">
            <text:p>2,348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8">
          <table:table-cell table:style-name="ce5" office:value-type="string" calcext:value-type="string">
            <text:p>港口里293-7號及253-7至363號前柏油路面改善工程</text:p>
          </table:table-cell>
          <table:table-cell table:style-name="ce10" office:value-type="string" office:string-value="安定區" calcext:value-type="string">
            <text:p><text:s/>安定區 </text:p>
          </table:table-cell>
          <table:table-cell table:number-columns-repeated="2" table:style-name="ce11" office:value-type="float" office:value="1040" calcext:value-type="float">
            <text:p>1,040 </text:p>
          </table:table-cell>
          <table:table-cell table:style-name="ce15" office:value-type="string" office:string-value="養護工程管理、養護工程" calcext:value-type="string">
            <text:p><text:s/>養護工程管理、養護工程 </text:p>
          </table:table-cell>
          <table:table-cell table:style-name="ce10" office:value-type="string" office:string-value="公共工程處" calcext:value-type="string">
            <text:p><text:s/>公共工程處 </text:p>
          </table:table-cell>
          <table:table-cell table:style-name="ce10" office:value-type="string" office:string-value="配合供料" calcext:value-type="string">
            <text:p><text:s/>配合供料 </text:p>
          </table:table-cell>
          <table:table-cell table:style-name="ce15" office:value-type="string" office:string-value="砂石料-大祐工業股份有限公司、低硫燃料油及運費-浩光企業社李滿金、乳化瀝青-路健實業股份有限公司、鋪路柏油及運費-皇瑄股份有限公司" calcext:value-type="string">
            <text:p><text:s/>砂石料-大祐工業股份有限公司、低硫燃料油及運費-浩光企業社李滿金、乳化瀝青-路健實業股份有限公司、鋪路柏油及運費-皇瑄股份有限公司 </text:p>
          </table:table-cell>
          <table:table-cell table:number-columns-repeated="249"/>
        </table:table-row>
        <table:table-row table:style-name="ro5">
          <table:table-cell table:style-name="ce5" office:value-type="string" calcext:value-type="string">
            <text:p>博愛國小操場旁人行道地磚塌陷搶修工程</text:p>
          </table:table-cell>
          <table:table-cell table:style-name="ce10" office:value-type="string" office:string-value="東區" calcext:value-type="string">
            <text:p><text:s/>東區 </text:p>
          </table:table-cell>
          <table:table-cell table:style-name="ce11" office:value-type="float" office:value="18.75" calcext:value-type="float">
            <text:p>19 </text:p>
          </table:table-cell>
          <table:table-cell table:style-name="ce11" office:value-type="float" office:value="19.05" calcext:value-type="float">
            <text:p>1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正達土木包工業" calcext:value-type="string">
            <text:p><text:s/>正達土木包工業 </text:p>
          </table:table-cell>
          <table:table-cell table:number-columns-repeated="249"/>
        </table:table-row>
        <table:table-row table:style-name="ro5">
          <table:table-cell table:style-name="ce5" office:value-type="string" calcext:value-type="string">
            <text:p>建南路市場前溝底破損搶修工程</text:p>
          </table:table-cell>
          <table:table-cell table:style-name="ce10" office:value-type="string" office:string-value="南區" calcext:value-type="string">
            <text:p><text:s/>南區 </text:p>
          </table:table-cell>
          <table:table-cell table:style-name="ce11" office:value-type="float" office:value="25" calcext:value-type="float">
            <text:p>25 </text:p>
          </table:table-cell>
          <table:table-cell table:style-name="ce11" office:value-type="float" office:value="25.68" calcext:value-type="float">
            <text:p>2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明禕營造有限公司" calcext:value-type="string">
            <text:p><text:s/>明禕營造有限公司 </text:p>
          </table:table-cell>
          <table:table-cell table:number-columns-repeated="249"/>
        </table:table-row>
        <table:table-row table:style-name="ro5">
          <table:table-cell table:style-name="ce5" office:value-type="string" calcext:value-type="string">
            <text:p>崇明十五街2號左側路面掏空搶修工程</text:p>
          </table:table-cell>
          <table:table-cell table:style-name="ce10" office:value-type="string" office:string-value="東區" calcext:value-type="string">
            <text:p><text:s/>東區 </text:p>
          </table:table-cell>
          <table:table-cell table:style-name="ce11" office:value-type="float" office:value="20.86" calcext:value-type="float">
            <text:p>21 </text:p>
          </table:table-cell>
          <table:table-cell table:style-name="ce11" office:value-type="float" office:value="21.2" calcext:value-type="float">
            <text:p>2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5">
          <table:table-cell table:style-name="ce5" office:value-type="string" calcext:value-type="string">
            <text:p>小東路（中華東路至忠孝路）路面積水改善工程</text:p>
          </table:table-cell>
          <table:table-cell table:style-name="ce10" office:value-type="string" office:string-value="永康區" calcext:value-type="string">
            <text:p><text:s/>永康區 </text:p>
          </table:table-cell>
          <table:table-cell table:style-name="ce11" office:value-type="float" office:value="95.5" calcext:value-type="float">
            <text:p>96 </text:p>
          </table:table-cell>
          <table:table-cell table:style-name="ce11" office:value-type="float" office:value="98.7" calcext:value-type="float">
            <text:p>99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堆高營造有限公司" calcext:value-type="string">
            <text:p><text:s/>堆高營造有限公司 </text:p>
          </table:table-cell>
          <table:table-cell table:number-columns-repeated="249"/>
        </table:table-row>
        <table:table-row table:style-name="ro5">
          <table:table-cell table:style-name="ce5" office:value-type="string" calcext:value-type="string">
            <text:p>永成路2段永成利多汽車商行等4處人行道改善工程</text:p>
          </table:table-cell>
          <table:table-cell table:style-name="ce10" office:value-type="string" office:string-value="南區" calcext:value-type="string">
            <text:p><text:s/>南區 </text:p>
          </table:table-cell>
          <table:table-cell table:style-name="ce11" office:value-type="float" office:value="21" calcext:value-type="float">
            <text:p>21 </text:p>
          </table:table-cell>
          <table:table-cell table:style-name="ce11" office:value-type="float" office:value="20.63" calcext:value-type="float">
            <text:p>21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宏倢土木包工業" calcext:value-type="string">
            <text:p><text:s/>宏倢土木包工業 </text:p>
          </table:table-cell>
          <table:table-cell table:number-columns-repeated="249"/>
        </table:table-row>
        <table:table-row table:style-name="ro5">
          <table:table-cell table:style-name="ce5" office:value-type="string" calcext:value-type="string">
            <text:p>裕義路與裕英街口側溝排水改善工程</text:p>
          </table:table-cell>
          <table:table-cell table:style-name="ce10" office:value-type="string" office:string-value="東區" calcext:value-type="string">
            <text:p><text:s/>東區 </text:p>
          </table:table-cell>
          <table:table-cell table:style-name="ce11" office:value-type="float" office:value="97" calcext:value-type="float">
            <text:p>97 </text:p>
          </table:table-cell>
          <table:table-cell table:style-name="ce11" office:value-type="float" office:value="97.32" calcext:value-type="float">
            <text:p>97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承營營造有限公司" calcext:value-type="string">
            <text:p><text:s/>承營營造有限公司 </text:p>
          </table:table-cell>
          <table:table-cell table:number-columns-repeated="249"/>
        </table:table-row>
        <table:table-row table:style-name="ro5">
          <table:table-cell table:style-name="ce5" office:value-type="string" calcext:value-type="string">
            <text:p>自由路二段109巷口水溝整修工程</text:p>
          </table:table-cell>
          <table:table-cell table:style-name="ce10" office:value-type="string" office:string-value="東區" calcext:value-type="string">
            <text:p><text:s/>東區 </text:p>
          </table:table-cell>
          <table:table-cell table:style-name="ce11" office:value-type="float" office:value="98.8" calcext:value-type="float">
            <text:p>99 </text:p>
          </table:table-cell>
          <table:table-cell table:style-name="ce11" office:value-type="float" office:value="99.83" calcext:value-type="float">
            <text:p>100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永安土木包工業" calcext:value-type="string">
            <text:p><text:s/>永安土木包工業 </text:p>
          </table:table-cell>
          <table:table-cell table:number-columns-repeated="249"/>
        </table:table-row>
        <table:table-row table:style-name="ro5">
          <table:table-cell table:style-name="ce5" office:value-type="string" calcext:value-type="string">
            <text:p>明興路1429號前路面搶修工程</text:p>
          </table:table-cell>
          <table:table-cell table:style-name="ce10" office:value-type="string" office:string-value="安南區" calcext:value-type="string">
            <text:p><text:s/>安南區 </text:p>
          </table:table-cell>
          <table:table-cell table:style-name="ce11" office:value-type="float" office:value="12.18" calcext:value-type="float">
            <text:p>12 </text:p>
          </table:table-cell>
          <table:table-cell table:style-name="ce11" office:value-type="float" office:value="12.701" calcext:value-type="float">
            <text:p>13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明禕營造有限公司" calcext:value-type="string">
            <text:p><text:s/>明禕營造有限公司 </text:p>
          </table:table-cell>
          <table:table-cell table:number-columns-repeated="249"/>
        </table:table-row>
        <table:table-row table:style-name="ro5">
          <table:table-cell table:style-name="ce5" office:value-type="string" calcext:value-type="string">
            <text:p>林森路二段與東寧路口路面改善工程</text:p>
          </table:table-cell>
          <table:table-cell table:style-name="ce10" office:value-type="string" office:string-value="東區" calcext:value-type="string">
            <text:p><text:s/>東區 </text:p>
          </table:table-cell>
          <table:table-cell table:style-name="ce11" office:value-type="float" office:value="44.52" calcext:value-type="float">
            <text:p>45 </text:p>
          </table:table-cell>
          <table:table-cell table:style-name="ce11" office:value-type="float" office:value="45.76" calcext:value-type="float">
            <text:p>46 </text:p>
          </table:table-cell>
          <table:table-cell table:style-name="ce15" office:value-type="string" office:string-value="養護工程" calcext:value-type="string">
            <text:p><text:s/>養護工程 </text:p>
          </table:table-cell>
          <table:table-cell table:style-name="ce10" office:value-type="string" office:string-value="公共工程處" calcext:value-type="string">
            <text:p><text:s/>公共工程處 </text:p>
          </table:table-cell>
          <table:table-cell table:style-name="ce10" office:value-type="string" office:string-value="逕洽廠商" calcext:value-type="string">
            <text:p><text:s/>逕洽廠商 </text:p>
          </table:table-cell>
          <table:table-cell table:style-name="ce15" office:value-type="string" office:string-value="佳達土木包工業" calcext:value-type="string">
            <text:p><text:s/>佳達土木包工業 </text:p>
          </table:table-cell>
          <table:table-cell table:number-columns-repeated="249"/>
        </table:table-row>
        <table:table-row table:style-name="ro5">
          <table:table-cell table:style-name="ce5" office:value-type="string" calcext:value-type="string">
            <text:p>99土溝(四)更新重劃區東西5路及東西9路、東西12路改善工程</text:p>
          </table:table-cell>
          <table:table-cell table:style-name="ce10" office:value-type="string" office:string-value="後壁區" calcext:value-type="string">
            <text:p><text:s/>後壁區 </text:p>
          </table:table-cell>
          <table:table-cell table:style-name="ce11" office:value-type="float" office:value="2454" calcext:value-type="float">
            <text:p>2,454 </text:p>
          </table:table-cell>
          <table:table-cell table:style-name="ce11" office:value-type="float" office:value="2103" calcext:value-type="float">
            <text:p>2,10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宏洲營造工程有限公司" calcext:value-type="string">
            <text:p><text:s/>宏洲營造工程有限公司 </text:p>
          </table:table-cell>
          <table:table-cell table:number-columns-repeated="249"/>
        </table:table-row>
        <table:table-row table:style-name="ro5">
          <table:table-cell table:style-name="ce5" office:value-type="string" calcext:value-type="string">
            <text:p>土溝(三)重劃區既有南北路農路改善工程</text:p>
          </table:table-cell>
          <table:table-cell table:style-name="ce10" office:value-type="string" office:string-value="後壁區" calcext:value-type="string">
            <text:p><text:s/>後壁區 </text:p>
          </table:table-cell>
          <table:table-cell table:style-name="ce11" office:value-type="float" office:value="947" calcext:value-type="float">
            <text:p>947 </text:p>
          </table:table-cell>
          <table:table-cell table:style-name="ce11" office:value-type="float" office:value="940" calcext:value-type="float">
            <text:p>9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鼎泰豐營造有限公司 " calcext:value-type="string">
            <text:p><text:s/>鼎泰豐營造有限公司 <text:s/></text:p>
          </table:table-cell>
          <table:table-cell table:number-columns-repeated="249"/>
        </table:table-row>
        <table:table-row table:style-name="ro5">
          <table:table-cell table:style-name="ce5" office:value-type="string" calcext:value-type="string">
            <text:p>99土溝(四)更新重劃區東西十三路改善工程</text:p>
          </table:table-cell>
          <table:table-cell table:style-name="ce10" office:value-type="string" office:string-value="後壁區" calcext:value-type="string">
            <text:p><text:s/>後壁區 </text:p>
          </table:table-cell>
          <table:table-cell table:style-name="ce11" office:value-type="float" office:value="628" calcext:value-type="float">
            <text:p>628 </text:p>
          </table:table-cell>
          <table:table-cell table:style-name="ce11" office:value-type="float" office:value="630" calcext:value-type="float">
            <text:p>6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鼎泰豐營造有限公司 " calcext:value-type="string">
            <text:p><text:s/>鼎泰豐營造有限公司 <text:s/></text:p>
          </table:table-cell>
          <table:table-cell table:number-columns-repeated="249"/>
        </table:table-row>
        <table:table-row table:style-name="ro5">
          <table:table-cell table:style-name="ce5" office:value-type="string" calcext:value-type="string">
            <text:p>白沙屯(四)更新重劃區東西2、3路改善工程</text:p>
          </table:table-cell>
          <table:table-cell table:style-name="ce10" office:value-type="string" office:string-value="後壁區" calcext:value-type="string">
            <text:p><text:s/>後壁區 </text:p>
          </table:table-cell>
          <table:table-cell table:style-name="ce11" office:value-type="float" office:value="1215" calcext:value-type="float">
            <text:p>1,215 </text:p>
          </table:table-cell>
          <table:table-cell table:style-name="ce11" office:value-type="float" office:value="1210" calcext:value-type="float">
            <text:p>1,2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土溝重劃區南北六路改善工程</text:p>
          </table:table-cell>
          <table:table-cell table:style-name="ce10" office:value-type="string" office:string-value="後壁區" calcext:value-type="string">
            <text:p><text:s/>後壁區 </text:p>
          </table:table-cell>
          <table:table-cell table:style-name="ce11" office:value-type="float" office:value="225" calcext:value-type="float">
            <text:p>225 </text:p>
          </table:table-cell>
          <table:table-cell table:style-name="ce11" office:value-type="float" office:value="224" calcext:value-type="float">
            <text:p>22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鼎泰豐營造有限公司 " calcext:value-type="string">
            <text:p><text:s/>鼎泰豐營造有限公司 <text:s/></text:p>
          </table:table-cell>
          <table:table-cell table:number-columns-repeated="249"/>
        </table:table-row>
        <table:table-row table:style-name="ro5">
          <table:table-cell table:style-name="ce5" office:value-type="string" calcext:value-type="string">
            <text:p>後壁重劃區第三工區H10-2路農路柏油改善工程</text:p>
          </table:table-cell>
          <table:table-cell table:style-name="ce10" office:value-type="string" office:string-value="後壁區" calcext:value-type="string">
            <text:p><text:s/>後壁區 </text:p>
          </table:table-cell>
          <table:table-cell table:style-name="ce11" office:value-type="float" office:value="507" calcext:value-type="float">
            <text:p>507 </text:p>
          </table:table-cell>
          <table:table-cell table:style-name="ce11" office:value-type="float" office:value="510" calcext:value-type="float">
            <text:p>5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 calcext:value-type="string">
            <text:p><text:s/>堆高營造工程有限公司 <text:s/></text:p>
          </table:table-cell>
          <table:table-cell table:number-columns-repeated="249"/>
        </table:table-row>
        <table:table-row table:style-name="ro5">
          <table:table-cell table:style-name="ce5" office:value-type="string" calcext:value-type="string">
            <text:p>白沙屯重劃區長H9農路舖設柏油工程</text:p>
          </table:table-cell>
          <table:table-cell table:style-name="ce10" office:value-type="string" office:string-value="後壁區" calcext:value-type="string">
            <text:p><text:s/>後壁區 </text:p>
          </table:table-cell>
          <table:table-cell table:style-name="ce11" office:value-type="float" office:value="1204" calcext:value-type="float">
            <text:p>1,204 </text:p>
          </table:table-cell>
          <table:table-cell table:style-name="ce11" office:value-type="float" office:value="1200" calcext:value-type="float">
            <text:p>1,2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 calcext:value-type="string">
            <text:p><text:s/>堆高營造工程有限公司 <text:s/></text:p>
          </table:table-cell>
          <table:table-cell table:number-columns-repeated="249"/>
        </table:table-row>
        <table:table-row table:style-name="ro5">
          <table:table-cell table:style-name="ce5" office:value-type="string" calcext:value-type="string">
            <text:p>白河重劃區西二十二路及西二十三路道路改善工程</text:p>
          </table:table-cell>
          <table:table-cell table:style-name="ce10" office:value-type="string" office:string-value="白河區" calcext:value-type="string">
            <text:p><text:s/>白河區 </text:p>
          </table:table-cell>
          <table:table-cell table:number-columns-repeated="2" table:style-name="ce11" office:value-type="float" office:value="170" calcext:value-type="float">
            <text:p>17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 calcext:value-type="string">
            <text:p><text:s/>永道營造有限公司 <text:s/></text:p>
          </table:table-cell>
          <table:table-cell table:number-columns-repeated="249"/>
        </table:table-row>
        <table:table-row table:style-name="ro5">
          <table:table-cell table:style-name="ce5" office:value-type="string" calcext:value-type="string">
            <text:p>白河農地重劃區本協4輪之四路改善工程</text:p>
          </table:table-cell>
          <table:table-cell table:style-name="ce10" office:value-type="string" office:string-value="白河區" calcext:value-type="string">
            <text:p><text:s/>白河區 </text:p>
          </table:table-cell>
          <table:table-cell table:number-columns-repeated="2" table:style-name="ce11" office:value-type="float" office:value="481" calcext:value-type="float">
            <text:p>481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 calcext:value-type="string">
            <text:p><text:s/>永道營造有限公司 <text:s/></text:p>
          </table:table-cell>
          <table:table-cell table:number-columns-repeated="249"/>
        </table:table-row>
        <table:table-row table:style-name="ro5">
          <table:table-cell table:style-name="ce5" office:value-type="string" calcext:value-type="string">
            <text:p>白河區昇安農地重劃區北幹六路農路鋪設柏油路面改善工程</text:p>
          </table:table-cell>
          <table:table-cell table:style-name="ce10" office:value-type="string" office:string-value="白河區" calcext:value-type="string">
            <text:p><text:s/>白河區 </text:p>
          </table:table-cell>
          <table:table-cell table:style-name="ce11" office:value-type="float" office:value="1903" calcext:value-type="float">
            <text:p>1,903 </text:p>
          </table:table-cell>
          <table:table-cell table:style-name="ce11" office:value-type="float" office:value="1500" calcext:value-type="float">
            <text:p>1,5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 calcext:value-type="string">
            <text:p><text:s/>永道營造有限公司 <text:s/></text:p>
          </table:table-cell>
          <table:table-cell table:number-columns-repeated="249"/>
        </table:table-row>
        <table:table-row table:style-name="ro5">
          <table:table-cell table:style-name="ce5" office:value-type="string" calcext:value-type="string">
            <text:p>詔安農地重劃區北幹一之農路八十七改善工程</text:p>
          </table:table-cell>
          <table:table-cell table:style-name="ce10" office:value-type="string" office:string-value="白河區" calcext:value-type="string">
            <text:p><text:s/>白河區 </text:p>
          </table:table-cell>
          <table:table-cell table:number-columns-repeated="2" table:style-name="ce11" office:value-type="float" office:value="380" calcext:value-type="float">
            <text:p>3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博成土木包工業" calcext:value-type="string">
            <text:p><text:s/>博成土木包工業 </text:p>
          </table:table-cell>
          <table:table-cell table:number-columns-repeated="249"/>
        </table:table-row>
        <table:table-row table:style-name="ro5">
          <table:table-cell table:style-name="ce5" office:value-type="string" calcext:value-type="string">
            <text:p>昇安農地重劃區汴頭東二十四路改善工程</text:p>
          </table:table-cell>
          <table:table-cell table:style-name="ce10" office:value-type="string" office:string-value="白河區" calcext:value-type="string">
            <text:p><text:s/>白河區 </text:p>
          </table:table-cell>
          <table:table-cell table:style-name="ce11" office:value-type="float" office:value="665" calcext:value-type="float">
            <text:p>665 </text:p>
          </table:table-cell>
          <table:table-cell table:style-name="ce11" office:value-type="float" office:value="662" calcext:value-type="float">
            <text:p>662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博成土木包工業" calcext:value-type="string">
            <text:p><text:s/>博成土木包工業 </text:p>
          </table:table-cell>
          <table:table-cell table:number-columns-repeated="249"/>
        </table:table-row>
        <table:table-row table:style-name="ro5">
          <table:table-cell table:style-name="ce5" office:value-type="string" calcext:value-type="string">
            <text:p>聖賢重劃區北路2農路改善工程</text:p>
          </table:table-cell>
          <table:table-cell table:style-name="ce10" office:value-type="string" office:string-value="東山區" calcext:value-type="string">
            <text:p><text:s/>東山區 </text:p>
          </table:table-cell>
          <table:table-cell table:number-columns-repeated="2" table:style-name="ce11" office:value-type="float" office:value="500" calcext:value-type="float">
            <text:p>5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鑫億土木包工業" calcext:value-type="string">
            <text:p><text:s/>鑫億土木包工業 </text:p>
          </table:table-cell>
          <table:table-cell table:number-columns-repeated="249"/>
        </table:table-row>
        <table:table-row table:style-name="ro5">
          <table:table-cell table:style-name="ce5" office:value-type="string" calcext:value-type="string">
            <text:p>聖賢重劃區東路34農路改善工程</text:p>
          </table:table-cell>
          <table:table-cell table:style-name="ce10" office:value-type="string" office:string-value="東山區" calcext:value-type="string">
            <text:p><text:s/>東山區 </text:p>
          </table:table-cell>
          <table:table-cell table:number-columns-repeated="2" table:style-name="ce11" office:value-type="float" office:value="650" calcext:value-type="float">
            <text:p>6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鑫億土木包工業" calcext:value-type="string">
            <text:p><text:s/>鑫億土木包工業 </text:p>
          </table:table-cell>
          <table:table-cell table:number-columns-repeated="249"/>
        </table:table-row>
        <table:table-row table:style-name="ro5">
          <table:table-cell table:style-name="ce5" office:value-type="string" calcext:value-type="string">
            <text:p>新營(六)早期農地重劃區農水路更新東西七路改善工程</text:p>
          </table:table-cell>
          <table:table-cell table:style-name="ce10" office:value-type="string" office:string-value="新營區" calcext:value-type="string">
            <text:p><text:s/>新營區 </text:p>
          </table:table-cell>
          <table:table-cell table:style-name="ce11" office:value-type="float" office:value="583" calcext:value-type="float">
            <text:p>583 </text:p>
          </table:table-cell>
          <table:table-cell table:style-name="ce11" office:value-type="float" office:value="570" calcext:value-type="float">
            <text:p>57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嘉鎮土木包工業" calcext:value-type="string">
            <text:p><text:s/>嘉鎮土木包工業 </text:p>
          </table:table-cell>
          <table:table-cell table:number-columns-repeated="249"/>
        </table:table-row>
        <table:table-row table:style-name="ro5">
          <table:table-cell table:style-name="ce5" office:value-type="string" calcext:value-type="string">
            <text:p>新營(六)早期農水路更新東西十路柏油路面改善工程</text:p>
          </table:table-cell>
          <table:table-cell table:style-name="ce10" office:value-type="string" office:string-value="新營區" calcext:value-type="string">
            <text:p><text:s/>新營區 </text:p>
          </table:table-cell>
          <table:table-cell table:style-name="ce11" office:value-type="float" office:value="839" calcext:value-type="float">
            <text:p>839 </text:p>
          </table:table-cell>
          <table:table-cell table:style-name="ce11" office:value-type="float" office:value="820" calcext:value-type="float">
            <text:p>8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鹽水重劃區飯店里東路6-24農路AC</text:p>
          </table:table-cell>
          <table:table-cell table:style-name="ce10" office:value-type="string" office:string-value="鹽水區" calcext:value-type="string">
            <text:p><text:s/>鹽水區 </text:p>
          </table:table-cell>
          <table:table-cell table:number-columns-repeated="2" table:style-name="ce11" office:value-type="float" office:value="1260" calcext:value-type="float">
            <text:p>1,26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顏格土木包工業" calcext:value-type="string">
            <text:p><text:s/>顏格土木包工業 </text:p>
          </table:table-cell>
          <table:table-cell table:number-columns-repeated="249"/>
        </table:table-row>
        <table:table-row table:style-name="ro6">
          <table:table-cell table:style-name="ce5" office:value-type="string" calcext:value-type="string">
            <text:p>鹽水重劃區汫水段岸內農地重劃區東西幹路1、南北幹路二改善工程</text:p>
          </table:table-cell>
          <table:table-cell table:style-name="ce10" office:value-type="string" office:string-value="鹽水區" calcext:value-type="string">
            <text:p><text:s/>鹽水區 </text:p>
          </table:table-cell>
          <table:table-cell table:number-columns-repeated="2" table:style-name="ce11" office:value-type="float" office:value="2145" calcext:value-type="float">
            <text:p>2,145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鹽水農地重劃區第三工區、桐寮里東路3-21路改善工程</text:p>
          </table:table-cell>
          <table:table-cell table:style-name="ce10" office:value-type="string" office:string-value="鹽水區" calcext:value-type="string">
            <text:p><text:s/>鹽水區 </text:p>
          </table:table-cell>
          <table:table-cell table:number-columns-repeated="2" table:style-name="ce11" office:value-type="float" office:value="248" calcext:value-type="float">
            <text:p>248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5">
          <table:table-cell table:style-name="ce5" office:value-type="string" calcext:value-type="string">
            <text:p>鹽水重劃區後寮段東路2-16道路改善工程</text:p>
          </table:table-cell>
          <table:table-cell table:style-name="ce10" office:value-type="string" office:string-value="鹽水區" calcext:value-type="string">
            <text:p><text:s/>鹽水區 </text:p>
          </table:table-cell>
          <table:table-cell table:style-name="ce11" office:value-type="float" office:value="500" calcext:value-type="float">
            <text:p>500 </text:p>
          </table:table-cell>
          <table:table-cell table:style-name="ce11" office:value-type="float" office:value="560" calcext:value-type="float">
            <text:p>56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下林里農地重劃區東西7路未設喇叭口案</text:p>
          </table:table-cell>
          <table:table-cell table:style-name="ce10" office:value-type="string" office:string-value="鹽水區" calcext:value-type="string">
            <text:p><text:s/>鹽水區 </text:p>
          </table:table-cell>
          <table:table-cell table:number-columns-repeated="2" table:style-name="ce11" office:value-type="float" office:value="900" calcext:value-type="float">
            <text:p>9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5">
          <table:table-cell table:style-name="ce5" office:value-type="string" calcext:value-type="string">
            <text:p>下林農地重劃區東西12路農路改善工程</text:p>
          </table:table-cell>
          <table:table-cell table:style-name="ce10" office:value-type="string" office:string-value="鹽水區" calcext:value-type="string">
            <text:p><text:s/>鹽水區 </text:p>
          </table:table-cell>
          <table:table-cell table:number-columns-repeated="2" table:style-name="ce11" office:value-type="float" office:value="820" calcext:value-type="float">
            <text:p>8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大豐里重劃區東路5-37擋土牆道路改善工程</text:p>
          </table:table-cell>
          <table:table-cell table:style-name="ce10" office:value-type="string" office:string-value="鹽水區" calcext:value-type="string">
            <text:p><text:s/>鹽水區 </text:p>
          </table:table-cell>
          <table:table-cell table:number-columns-repeated="2" table:style-name="ce11" office:value-type="float" office:value="768" calcext:value-type="float">
            <text:p>768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大地土木包工業" calcext:value-type="string">
            <text:p><text:s/>大地土木包工業 </text:p>
          </table:table-cell>
          <table:table-cell table:number-columns-repeated="249"/>
        </table:table-row>
        <table:table-row table:style-name="ro5">
          <table:table-cell table:style-name="ce5" office:value-type="string" calcext:value-type="string">
            <text:p>山仔腳農地重劃區小排二十五排水路改善工程</text:p>
          </table:table-cell>
          <table:table-cell table:style-name="ce10" office:value-type="string" office:string-value="柳營區" calcext:value-type="string">
            <text:p><text:s/>柳營區 </text:p>
          </table:table-cell>
          <table:table-cell table:style-name="ce11" office:value-type="float" office:value="825" calcext:value-type="float">
            <text:p>825 </text:p>
          </table:table-cell>
          <table:table-cell table:style-name="ce11" office:value-type="float" office:value="590" calcext:value-type="float">
            <text:p>59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巨曜營造有限公司" calcext:value-type="string">
            <text:p><text:s/>巨曜營造有限公司 </text:p>
          </table:table-cell>
          <table:table-cell table:number-columns-repeated="249"/>
        </table:table-row>
        <table:table-row table:style-name="ro5">
          <table:table-cell table:style-name="ce5" office:value-type="string" calcext:value-type="string">
            <text:p>山子腳農地重劃區N24農路護坡改善工程</text:p>
          </table:table-cell>
          <table:table-cell table:style-name="ce10" office:value-type="string" office:string-value="柳營區" calcext:value-type="string">
            <text:p><text:s/>柳營區 </text:p>
          </table:table-cell>
          <table:table-cell table:style-name="ce11" office:value-type="float" office:value="980" calcext:value-type="float">
            <text:p>980 </text:p>
          </table:table-cell>
          <table:table-cell table:style-name="ce11" office:value-type="float" office:value="670" calcext:value-type="float">
            <text:p>67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玖郁土木包工業" calcext:value-type="string">
            <text:p><text:s/>玖郁土木包工業 </text:p>
          </table:table-cell>
          <table:table-cell table:number-columns-repeated="249"/>
        </table:table-row>
        <table:table-row table:style-name="ro5">
          <table:table-cell table:style-name="ce5" office:value-type="string" calcext:value-type="string">
            <text:p>山子腳農地重劃區N10改善工程</text:p>
          </table:table-cell>
          <table:table-cell table:style-name="ce10" office:value-type="string" office:string-value="柳營區" calcext:value-type="string">
            <text:p><text:s/>柳營區 </text:p>
          </table:table-cell>
          <table:table-cell table:number-columns-repeated="2" table:style-name="ce11" office:value-type="float" office:value="1760" calcext:value-type="float">
            <text:p>1,76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瓏泰土木包工業" calcext:value-type="string">
            <text:p><text:s/>瓏泰土木包工業 </text:p>
          </table:table-cell>
          <table:table-cell table:number-columns-repeated="249"/>
        </table:table-row>
        <table:table-row table:style-name="ro5">
          <table:table-cell table:style-name="ce5" office:value-type="string" calcext:value-type="string">
            <text:p>果毅農地重劃區北新厝3中排1排水路延續改善工程</text:p>
          </table:table-cell>
          <table:table-cell table:style-name="ce10" office:value-type="string" office:string-value="柳營區" calcext:value-type="string">
            <text:p><text:s/>柳營區 </text:p>
          </table:table-cell>
          <table:table-cell table:style-name="ce11" office:value-type="float" office:value="4511" calcext:value-type="float">
            <text:p>4,511 </text:p>
          </table:table-cell>
          <table:table-cell table:style-name="ce11" office:value-type="float" office:value="2100" calcext:value-type="float">
            <text:p>2,1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瓏泰土木包工業" calcext:value-type="string">
            <text:p><text:s/>瓏泰土木包工業 </text:p>
          </table:table-cell>
          <table:table-cell table:number-columns-repeated="249"/>
        </table:table-row>
        <table:table-row table:style-name="ro5">
          <table:table-cell table:style-name="ce5" office:value-type="string" calcext:value-type="string">
            <text:p>學甲區中洲重劃區南北幹路五後續路面改善工程</text:p>
          </table:table-cell>
          <table:table-cell table:style-name="ce10" office:value-type="string" office:string-value="學甲區" calcext:value-type="string">
            <text:p><text:s/>學甲區 </text:p>
          </table:table-cell>
          <table:table-cell table:style-name="ce11" office:value-type="float" office:value="1008" calcext:value-type="float">
            <text:p>1,008 </text:p>
          </table:table-cell>
          <table:table-cell table:style-name="ce11" office:value-type="float" office:value="350" calcext:value-type="float">
            <text:p>3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學甲區中洲重劃區東西幹路二及南北幹路四路面改善工程</text:p>
          </table:table-cell>
          <table:table-cell table:style-name="ce10" office:value-type="string" office:string-value="學甲區" calcext:value-type="string">
            <text:p><text:s/>學甲區 </text:p>
          </table:table-cell>
          <table:table-cell table:style-name="ce11" office:value-type="float" office:value="1344" calcext:value-type="float">
            <text:p>1,344 </text:p>
          </table:table-cell>
          <table:table-cell table:style-name="ce11" office:value-type="float" office:value="376" calcext:value-type="float">
            <text:p>376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將軍區巷口重劃區東八路農路改善工程</text:p>
          </table:table-cell>
          <table:table-cell table:style-name="ce10" office:value-type="string" office:string-value="將軍區" calcext:value-type="string">
            <text:p><text:s/>將軍區 </text:p>
          </table:table-cell>
          <table:table-cell table:number-columns-repeated="2" table:style-name="ce11" office:value-type="float" office:value="500" calcext:value-type="float">
            <text:p>5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堯壹土木包工業" calcext:value-type="string">
            <text:p><text:s/>堯壹土木包工業 </text:p>
          </table:table-cell>
          <table:table-cell table:number-columns-repeated="249"/>
        </table:table-row>
        <table:table-row table:style-name="ro5">
          <table:table-cell table:style-name="ce5" office:value-type="string" calcext:value-type="string">
            <text:p>三寮灣農地重劃區農路改善工程(三寮灣小段地號1777)</text:p>
          </table:table-cell>
          <table:table-cell table:style-name="ce10" office:value-type="string" office:string-value="北門區" calcext:value-type="string">
            <text:p><text:s/>北門區 </text:p>
          </table:table-cell>
          <table:table-cell table:number-columns-repeated="2" table:style-name="ce11" office:value-type="float" office:value="1120" calcext:value-type="float">
            <text:p>1,1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麻豆區港尾里謝榜寮道路改善工程</text:p>
          </table:table-cell>
          <table:table-cell table:style-name="ce10" office:value-type="string" office:string-value="麻豆區" calcext:value-type="string">
            <text:p><text:s/>麻豆區 </text:p>
          </table:table-cell>
          <table:table-cell table:style-name="ce11" office:value-type="float" office:value="335" calcext:value-type="float">
            <text:p>335 </text:p>
          </table:table-cell>
          <table:table-cell table:style-name="ce11" office:value-type="float" office:value="334" calcext:value-type="float">
            <text:p>33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戴竹土木包工業" calcext:value-type="string">
            <text:p><text:s/>戴竹土木包工業 </text:p>
          </table:table-cell>
          <table:table-cell table:number-columns-repeated="249"/>
        </table:table-row>
        <table:table-row table:style-name="ro6">
          <table:table-cell table:style-name="ce5" office:value-type="string" calcext:value-type="string">
            <text:p>麻豆區安正里方厝寮南寮段道路改善工程(番仔寮農地重劃區N路6)</text:p>
          </table:table-cell>
          <table:table-cell table:style-name="ce10" office:value-type="string" office:string-value="麻豆區" calcext:value-type="string">
            <text:p><text:s/>麻豆區 </text:p>
          </table:table-cell>
          <table:table-cell table:style-name="ce11" office:value-type="float" office:value="352" calcext:value-type="float">
            <text:p>352 </text:p>
          </table:table-cell>
          <table:table-cell table:style-name="ce11" office:value-type="float" office:value="373" calcext:value-type="float">
            <text:p>37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戴竹土木包工業" calcext:value-type="string">
            <text:p><text:s/>戴竹土木包工業 </text:p>
          </table:table-cell>
          <table:table-cell table:number-columns-repeated="249"/>
        </table:table-row>
        <table:table-row table:style-name="ro5">
          <table:table-cell table:style-name="ce5" office:value-type="string" calcext:value-type="string">
            <text:p>麻豆區麻口里番子寮重劃農路E路28改善工程</text:p>
          </table:table-cell>
          <table:table-cell table:style-name="ce10" office:value-type="string" office:string-value="麻豆區" calcext:value-type="string">
            <text:p><text:s/>麻豆區 </text:p>
          </table:table-cell>
          <table:table-cell table:style-name="ce11" office:value-type="float" office:value="1069" calcext:value-type="float">
            <text:p>1,069 </text:p>
          </table:table-cell>
          <table:table-cell table:style-name="ce11" office:value-type="float" office:value="950" calcext:value-type="float">
            <text:p>9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戴竹土木包工業" calcext:value-type="string">
            <text:p><text:s/>戴竹土木包工業 </text:p>
          </table:table-cell>
          <table:table-cell table:number-columns-repeated="249"/>
        </table:table-row>
        <table:table-row table:style-name="ro5">
          <table:table-cell table:style-name="ce5" office:value-type="string" calcext:value-type="string">
            <text:p>麻豆區南寮段628號N4道路修復工程</text:p>
          </table:table-cell>
          <table:table-cell table:style-name="ce10" office:value-type="string" office:string-value="麻豆區" calcext:value-type="string">
            <text:p><text:s/>麻豆區 </text:p>
          </table:table-cell>
          <table:table-cell table:style-name="ce11" office:value-type="float" office:value="239" calcext:value-type="float">
            <text:p>239 </text:p>
          </table:table-cell>
          <table:table-cell table:style-name="ce11" office:value-type="float" office:value="202" calcext:value-type="float">
            <text:p>202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戴竹土木包工業" calcext:value-type="string">
            <text:p><text:s/>戴竹土木包工業 </text:p>
          </table:table-cell>
          <table:table-cell table:number-columns-repeated="249"/>
        </table:table-row>
        <table:table-row table:style-name="ro5">
          <table:table-cell table:style-name="ce5" office:value-type="string" calcext:value-type="string">
            <text:p>麻豆重劃區農路8號改善工程</text:p>
          </table:table-cell>
          <table:table-cell table:style-name="ce10" office:value-type="string" office:string-value="麻豆區" calcext:value-type="string">
            <text:p><text:s/>麻豆區 </text:p>
          </table:table-cell>
          <table:table-cell table:style-name="ce11" office:value-type="float" office:value="3000" calcext:value-type="float">
            <text:p>3,000 </text:p>
          </table:table-cell>
          <table:table-cell table:style-name="ce11" office:value-type="float" office:value="1856" calcext:value-type="float">
            <text:p>1,856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台南市麻豆區莊禮里(海埔重劃區E-22)破損路面修復工程</text:p>
          </table:table-cell>
          <table:table-cell table:style-name="ce10" office:value-type="string" office:string-value="麻豆區" calcext:value-type="string">
            <text:p><text:s/>麻豆區 </text:p>
          </table:table-cell>
          <table:table-cell table:style-name="ce11" office:value-type="float" office:value="1750" calcext:value-type="float">
            <text:p>1,750 </text:p>
          </table:table-cell>
          <table:table-cell table:style-name="ce11" office:value-type="float" office:value="1400" calcext:value-type="float">
            <text:p>1,4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大屯農地重劃區北路5農路路面改善工程</text:p>
          </table:table-cell>
          <table:table-cell table:style-name="ce10" office:value-type="string" office:string-value="下營區" calcext:value-type="string">
            <text:p><text:s/>下營區 </text:p>
          </table:table-cell>
          <table:table-cell table:style-name="ce11" office:value-type="float" office:value="900" calcext:value-type="float">
            <text:p>900 </text:p>
          </table:table-cell>
          <table:table-cell table:style-name="ce11" office:value-type="float" office:value="866" calcext:value-type="float">
            <text:p>866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5">
          <table:table-cell table:style-name="ce5" office:value-type="string" calcext:value-type="string">
            <text:p>下營區賀建重劃區紅厝3-H6農水路改善工程</text:p>
          </table:table-cell>
          <table:table-cell table:style-name="ce10" office:value-type="string" office:string-value="下營區" calcext:value-type="string">
            <text:p><text:s/>下營區 </text:p>
          </table:table-cell>
          <table:table-cell table:style-name="ce11" office:value-type="float" office:value="1800" calcext:value-type="float">
            <text:p>1,800 </text:p>
          </table:table-cell>
          <table:table-cell table:style-name="ce11" office:value-type="float" office:value="1370" calcext:value-type="float">
            <text:p>1,37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巨曜營造有限公司" calcext:value-type="string">
            <text:p><text:s/>巨曜營造有限公司 </text:p>
          </table:table-cell>
          <table:table-cell table:number-columns-repeated="249"/>
        </table:table-row>
        <table:table-row table:style-name="ro5">
          <table:table-cell table:style-name="ce5" office:value-type="string" calcext:value-type="string">
            <text:p>大屯農地重劃區(二)東西7路農路改善工程</text:p>
          </table:table-cell>
          <table:table-cell table:style-name="ce10" office:value-type="string" office:string-value="下營區" calcext:value-type="string">
            <text:p><text:s/>下營區 </text:p>
          </table:table-cell>
          <table:table-cell table:style-name="ce11" office:value-type="float" office:value="5600" calcext:value-type="float">
            <text:p>5,600 </text:p>
          </table:table-cell>
          <table:table-cell table:style-name="ce11" office:value-type="float" office:value="2100" calcext:value-type="float">
            <text:p>2,1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101年賀建農地重劃區龜北3(H-1)農路改善工程</text:p>
          </table:table-cell>
          <table:table-cell table:style-name="ce10" office:value-type="string" office:string-value="六甲區" calcext:value-type="string">
            <text:p><text:s/>六甲區 </text:p>
          </table:table-cell>
          <table:table-cell table:style-name="ce11" office:value-type="float" office:value="1122" calcext:value-type="float">
            <text:p>1,122 </text:p>
          </table:table-cell>
          <table:table-cell table:style-name="ce11" office:value-type="float" office:value="940" calcext:value-type="float">
            <text:p>9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冠位土木包工業" calcext:value-type="string">
            <text:p><text:s/>冠位土木包工業 </text:p>
          </table:table-cell>
          <table:table-cell table:number-columns-repeated="249"/>
        </table:table-row>
        <table:table-row table:style-name="ro5">
          <table:table-cell table:style-name="ce5" office:value-type="string" calcext:value-type="string">
            <text:p>101年六甲重劃區第五工區水1(H-3)路面改善工程</text:p>
          </table:table-cell>
          <table:table-cell table:style-name="ce10" office:value-type="string" office:string-value="六甲區" calcext:value-type="string">
            <text:p><text:s/>六甲區 </text:p>
          </table:table-cell>
          <table:table-cell table:style-name="ce11" office:value-type="float" office:value="836" calcext:value-type="float">
            <text:p>836 </text:p>
          </table:table-cell>
          <table:table-cell table:style-name="ce11" office:value-type="float" office:value="700" calcext:value-type="float">
            <text:p>7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賀建農地重劃區龜北3(V-1)農路改善工程</text:p>
          </table:table-cell>
          <table:table-cell table:style-name="ce10" office:value-type="string" office:string-value="六甲區" calcext:value-type="string">
            <text:p><text:s/>六甲區 </text:p>
          </table:table-cell>
          <table:table-cell table:style-name="ce11" office:value-type="float" office:value="816" calcext:value-type="float">
            <text:p>816 </text:p>
          </table:table-cell>
          <table:table-cell table:style-name="ce11" office:value-type="float" office:value="690" calcext:value-type="float">
            <text:p>69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冠位土木包工業" calcext:value-type="string">
            <text:p><text:s/>冠位土木包工業 </text:p>
          </table:table-cell>
          <table:table-cell table:number-columns-repeated="249"/>
        </table:table-row>
        <table:table-row table:style-name="ro5">
          <table:table-cell table:style-name="ce5" office:value-type="string" calcext:value-type="string">
            <text:p>101年六甲重劃區第三工區西甲2(H-6)農路改善工程</text:p>
          </table:table-cell>
          <table:table-cell table:style-name="ce10" office:value-type="string" office:string-value="六甲區" calcext:value-type="string">
            <text:p><text:s/>六甲區 </text:p>
          </table:table-cell>
          <table:table-cell table:style-name="ce11" office:value-type="float" office:value="654" calcext:value-type="float">
            <text:p>654 </text:p>
          </table:table-cell>
          <table:table-cell table:style-name="ce11" office:value-type="float" office:value="560" calcext:value-type="float">
            <text:p>56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六甲重劃區第三工區西甲2(二甲段249-1)農路改善工程</text:p>
          </table:table-cell>
          <table:table-cell table:style-name="ce10" office:value-type="string" office:string-value="六甲區" calcext:value-type="string">
            <text:p><text:s/>六甲區 </text:p>
          </table:table-cell>
          <table:table-cell table:style-name="ce11" office:value-type="float" office:value="343" calcext:value-type="float">
            <text:p>343 </text:p>
          </table:table-cell>
          <table:table-cell table:style-name="ce11" office:value-type="float" office:value="294" calcext:value-type="float">
            <text:p>29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六甲重劃區第二工區(南豐1)V-1之1路面改善工程</text:p>
          </table:table-cell>
          <table:table-cell table:style-name="ce10" office:value-type="string" office:string-value="六甲區" calcext:value-type="string">
            <text:p><text:s/>六甲區 </text:p>
          </table:table-cell>
          <table:table-cell table:style-name="ce11" office:value-type="float" office:value="600" calcext:value-type="float">
            <text:p>600 </text:p>
          </table:table-cell>
          <table:table-cell table:style-name="ce11" office:value-type="float" office:value="467" calcext:value-type="float">
            <text:p>467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101年六甲重劃區第五工區水3-23路面改善工程</text:p>
          </table:table-cell>
          <table:table-cell table:style-name="ce10" office:value-type="string" office:string-value="六甲區" calcext:value-type="string">
            <text:p><text:s/>六甲區 </text:p>
          </table:table-cell>
          <table:table-cell table:style-name="ce11" office:value-type="float" office:value="458" calcext:value-type="float">
            <text:p>458 </text:p>
          </table:table-cell>
          <table:table-cell table:style-name="ce11" office:value-type="float" office:value="382" calcext:value-type="float">
            <text:p>382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佳里農地重劃區E-2農水路改善工程(關切)</text:p>
          </table:table-cell>
          <table:table-cell table:style-name="ce10" office:value-type="string" office:string-value="佳里區" calcext:value-type="string">
            <text:p><text:s/>佳里區 </text:p>
          </table:table-cell>
          <table:table-cell table:number-columns-repeated="2" table:style-name="ce11" office:value-type="float" office:value="550" calcext:value-type="float">
            <text:p>5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堯壹土木包工業" calcext:value-type="string">
            <text:p><text:s/>堯壹土木包工業 </text:p>
          </table:table-cell>
          <table:table-cell table:number-columns-repeated="249"/>
        </table:table-row>
        <table:table-row table:style-name="ro5">
          <table:table-cell table:style-name="ce5" office:value-type="string" calcext:value-type="string">
            <text:p>101年度佳里農地重劃區N77農路改善工程</text:p>
          </table:table-cell>
          <table:table-cell table:style-name="ce10" office:value-type="string" office:string-value="佳里區" calcext:value-type="string">
            <text:p><text:s/>佳里區 </text:p>
          </table:table-cell>
          <table:table-cell table:style-name="ce11" office:value-type="float" office:value="1110" calcext:value-type="float">
            <text:p>1,110 </text:p>
          </table:table-cell>
          <table:table-cell table:style-name="ce11" office:value-type="float" office:value="875" calcext:value-type="float">
            <text:p>875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堯壹土木包工業" calcext:value-type="string">
            <text:p><text:s/>堯壹土木包工業 </text:p>
          </table:table-cell>
          <table:table-cell table:number-columns-repeated="249"/>
        </table:table-row>
        <table:table-row table:style-name="ro5">
          <table:table-cell table:style-name="ce5" office:value-type="string" calcext:value-type="string">
            <text:p>麻豆番子寮農地重劃區E路33農路改善工程</text:p>
          </table:table-cell>
          <table:table-cell table:style-name="ce10" office:value-type="string" office:string-value="佳里區" calcext:value-type="string">
            <text:p><text:s/>佳里區 </text:p>
          </table:table-cell>
          <table:table-cell table:style-name="ce11" office:value-type="float" office:value="1100" calcext:value-type="float">
            <text:p>1,100 </text:p>
          </table:table-cell>
          <table:table-cell table:style-name="ce11" office:value-type="float" office:value="1370" calcext:value-type="float">
            <text:p>1,37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佳里農地重劃區E5農路改善工程</text:p>
          </table:table-cell>
          <table:table-cell table:style-name="ce10" office:value-type="string" office:string-value="佳里區" calcext:value-type="string">
            <text:p><text:s/>佳里區 </text:p>
          </table:table-cell>
          <table:table-cell table:style-name="ce11" office:value-type="float" office:value="1000" calcext:value-type="float">
            <text:p>1,000 </text:p>
          </table:table-cell>
          <table:table-cell table:style-name="ce11" office:value-type="float" office:value="850" calcext:value-type="float">
            <text:p>8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區第四工區港北路三之四農路改善工程 </text:p>
          </table:table-cell>
          <table:table-cell table:style-name="ce10" office:value-type="string" office:string-value="西港區" calcext:value-type="string">
            <text:p><text:s/>西港區 </text:p>
          </table:table-cell>
          <table:table-cell table:style-name="ce11" office:value-type="float" office:value="1210" calcext:value-type="float">
            <text:p>1,210 </text:p>
          </table:table-cell>
          <table:table-cell table:style-name="ce11" office:value-type="float" office:value="1000" calcext:value-type="float">
            <text:p>1,0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西港農地重劃區第五工區路二之三農路改善工程</text:p>
          </table:table-cell>
          <table:table-cell table:style-name="ce10" office:value-type="string" office:string-value="西港區" calcext:value-type="string">
            <text:p><text:s/>西港區 </text:p>
          </table:table-cell>
          <table:table-cell table:style-name="ce11" office:value-type="float" office:value="1560" calcext:value-type="float">
            <text:p>1,560 </text:p>
          </table:table-cell>
          <table:table-cell table:style-name="ce11" office:value-type="float" office:value="1280" calcext:value-type="float">
            <text:p>1,2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區第四工區港北路三之三農路改善工程 </text:p>
          </table:table-cell>
          <table:table-cell table:style-name="ce10" office:value-type="string" office:string-value="西港區" calcext:value-type="string">
            <text:p><text:s/>西港區 </text:p>
          </table:table-cell>
          <table:table-cell table:style-name="ce11" office:value-type="float" office:value="1200" calcext:value-type="float">
            <text:p>1,200 </text:p>
          </table:table-cell>
          <table:table-cell table:style-name="ce11" office:value-type="float" office:value="1000" calcext:value-type="float">
            <text:p>1,0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西港農地重劃區第五工區劉厝路三之四農路改善工程</text:p>
          </table:table-cell>
          <table:table-cell table:style-name="ce10" office:value-type="string" office:string-value="西港區" calcext:value-type="string">
            <text:p><text:s/>西港區 </text:p>
          </table:table-cell>
          <table:table-cell table:style-name="ce11" office:value-type="float" office:value="1260" calcext:value-type="float">
            <text:p>1,260 </text:p>
          </table:table-cell>
          <table:table-cell table:style-name="ce11" office:value-type="float" office:value="1050" calcext:value-type="float">
            <text:p>1,0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工程第四工區港北南北路二之二農路改善工程</text:p>
          </table:table-cell>
          <table:table-cell table:style-name="ce10" office:value-type="string" office:string-value="西港區" calcext:value-type="string">
            <text:p><text:s/>西港區 </text:p>
          </table:table-cell>
          <table:table-cell table:style-name="ce11" office:value-type="float" office:value="620" calcext:value-type="float">
            <text:p>620 </text:p>
          </table:table-cell>
          <table:table-cell table:style-name="ce11" office:value-type="float" office:value="600" calcext:value-type="float">
            <text:p>6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工程第四工區港北路二之六農路改善工程</text:p>
          </table:table-cell>
          <table:table-cell table:style-name="ce10" office:value-type="string" office:string-value="西港區" calcext:value-type="string">
            <text:p><text:s/>西港區 </text:p>
          </table:table-cell>
          <table:table-cell table:style-name="ce11" office:value-type="float" office:value="360" calcext:value-type="float">
            <text:p>360 </text:p>
          </table:table-cell>
          <table:table-cell table:style-name="ce11" office:value-type="float" office:value="434" calcext:value-type="float">
            <text:p>43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工程第四工區南北路ㄧ之ㄧ農路改善工程</text:p>
          </table:table-cell>
          <table:table-cell table:style-name="ce10" office:value-type="string" office:string-value="西港區" calcext:value-type="string">
            <text:p><text:s/>西港區 </text:p>
          </table:table-cell>
          <table:table-cell table:style-name="ce11" office:value-type="float" office:value="180" calcext:value-type="float">
            <text:p>180 </text:p>
          </table:table-cell>
          <table:table-cell table:style-name="ce11" office:value-type="float" office:value="218" calcext:value-type="float">
            <text:p>218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西港農地重劃工程第二工區路三之九農路改善工程</text:p>
          </table:table-cell>
          <table:table-cell table:style-name="ce10" office:value-type="string" office:string-value="西港區" calcext:value-type="string">
            <text:p><text:s/>西港區 </text:p>
          </table:table-cell>
          <table:table-cell table:style-name="ce11" office:value-type="float" office:value="700" calcext:value-type="float">
            <text:p>700 </text:p>
          </table:table-cell>
          <table:table-cell table:style-name="ce11" office:value-type="float" office:value="589" calcext:value-type="float">
            <text:p>589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竹橋重劃區南北7路改善工程</text:p>
          </table:table-cell>
          <table:table-cell table:style-name="ce10" office:value-type="string" office:string-value="七股區" calcext:value-type="string">
            <text:p><text:s/>七股區 </text:p>
          </table:table-cell>
          <table:table-cell table:style-name="ce11" office:value-type="float" office:value="520" calcext:value-type="float">
            <text:p>520 </text:p>
          </table:table-cell>
          <table:table-cell table:style-name="ce11" office:value-type="float" office:value="156" calcext:value-type="float">
            <text:p>156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吉田土木包工業 " calcext:value-type="string">
            <text:p><text:s/>吉田土木包工業 <text:s/></text:p>
          </table:table-cell>
          <table:table-cell table:number-columns-repeated="249"/>
        </table:table-row>
        <table:table-row table:style-name="ro5">
          <table:table-cell table:style-name="ce5" office:value-type="string" calcext:value-type="string">
            <text:p>善化重劃區第6工區東路6-11擋土牆及路面改善(第二期)工程</text:p>
          </table:table-cell>
          <table:table-cell table:style-name="ce10" office:value-type="string" office:string-value="善化區" calcext:value-type="string">
            <text:p><text:s/>善化區 </text:p>
          </table:table-cell>
          <table:table-cell table:style-name="ce11" office:value-type="float" office:value="776" calcext:value-type="float">
            <text:p>776 </text:p>
          </table:table-cell>
          <table:table-cell table:style-name="ce11" office:value-type="float" office:value="643" calcext:value-type="float">
            <text:p>64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善化重劃區第二工區東路2-18農路AC改善工程</text:p>
          </table:table-cell>
          <table:table-cell table:style-name="ce10" office:value-type="string" office:string-value="善化區" calcext:value-type="string">
            <text:p><text:s/>善化區 </text:p>
          </table:table-cell>
          <table:table-cell table:style-name="ce11" office:value-type="float" office:value="1590" calcext:value-type="float">
            <text:p>1,590 </text:p>
          </table:table-cell>
          <table:table-cell table:style-name="ce11" office:value-type="float" office:value="1468" calcext:value-type="float">
            <text:p>1,468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善化重劃區第六工區東路6-15排水溝及路面改善工程</text:p>
          </table:table-cell>
          <table:table-cell table:style-name="ce10" office:value-type="string" office:string-value="善化區" calcext:value-type="string">
            <text:p><text:s/>善化區 </text:p>
          </table:table-cell>
          <table:table-cell table:style-name="ce11" office:value-type="float" office:value="193" calcext:value-type="float">
            <text:p>193 </text:p>
          </table:table-cell>
          <table:table-cell table:style-name="ce11" office:value-type="float" office:value="219" calcext:value-type="float">
            <text:p>219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安定重劃區東路2-16農路柏油改善工程</text:p>
          </table:table-cell>
          <table:table-cell table:style-name="ce10" office:value-type="string" office:string-value="安定區" calcext:value-type="string">
            <text:p><text:s/>安定區 </text:p>
          </table:table-cell>
          <table:table-cell table:style-name="ce11" office:value-type="float" office:value="691" calcext:value-type="float">
            <text:p>691 </text:p>
          </table:table-cell>
          <table:table-cell table:style-name="ce11" office:value-type="float" office:value="690" calcext:value-type="float">
            <text:p>69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濰聖土木包工業有限公司 " calcext:value-type="string">
            <text:p><text:s/>濰聖土木包工業有限公司 <text:s/></text:p>
          </table:table-cell>
          <table:table-cell table:number-columns-repeated="249"/>
        </table:table-row>
        <table:table-row table:style-name="ro5">
          <table:table-cell table:style-name="ce5" office:value-type="string" calcext:value-type="string">
            <text:p>海寮里農地重劃區農水路(海寮東路4-8)柏油舖設工程</text:p>
          </table:table-cell>
          <table:table-cell table:style-name="ce10" office:value-type="string" office:string-value="安定區" calcext:value-type="string">
            <text:p><text:s/>安定區 </text:p>
          </table:table-cell>
          <table:table-cell table:style-name="ce11" office:value-type="float" office:value="1575" calcext:value-type="float">
            <text:p>1,575 </text:p>
          </table:table-cell>
          <table:table-cell table:style-name="ce11" office:value-type="float" office:value="1610" calcext:value-type="float">
            <text:p>1,6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 calcext:value-type="string">
            <text:p><text:s/>堆高營造工程有限公司 <text:s/></text:p>
          </table:table-cell>
          <table:table-cell table:number-columns-repeated="249"/>
        </table:table-row>
        <table:table-row table:style-name="ro5">
          <table:table-cell table:style-name="ce5" office:value-type="string" calcext:value-type="string">
            <text:p>知義農地重劃區知義七路擋土牆改善工程</text:p>
          </table:table-cell>
          <table:table-cell table:style-name="ce10" office:value-type="string" office:string-value="新化區" calcext:value-type="string">
            <text:p><text:s/>新化區 </text:p>
          </table:table-cell>
          <table:table-cell table:style-name="ce11" office:value-type="float" office:value="250" calcext:value-type="float">
            <text:p>250 </text:p>
          </table:table-cell>
          <table:table-cell table:style-name="ce11" office:value-type="float" office:value="540" calcext:value-type="float">
            <text:p>5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北新化農地重劃區E12農路併行小排三之八排水改善工程</text:p>
          </table:table-cell>
          <table:table-cell table:style-name="ce10" office:value-type="string" office:string-value="新化區" calcext:value-type="string">
            <text:p><text:s/>新化區 </text:p>
          </table:table-cell>
          <table:table-cell table:style-name="ce11" office:value-type="float" office:value="700" calcext:value-type="float">
            <text:p>700 </text:p>
          </table:table-cell>
          <table:table-cell table:style-name="ce11" office:value-type="float" office:value="410" calcext:value-type="float">
            <text:p>4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新化農地重劃區E-52農路改善工程</text:p>
          </table:table-cell>
          <table:table-cell table:style-name="ce10" office:value-type="string" office:string-value="新化區" calcext:value-type="string">
            <text:p><text:s/>新化區 </text:p>
          </table:table-cell>
          <table:table-cell table:style-name="ce11" office:value-type="float" office:value="1426" calcext:value-type="float">
            <text:p>1,426 </text:p>
          </table:table-cell>
          <table:table-cell table:style-name="ce11" office:value-type="float" office:value="940" calcext:value-type="float">
            <text:p>9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新化農地重劃區E84農路併行小排1-8與2-4改善工程</text:p>
          </table:table-cell>
          <table:table-cell table:style-name="ce10" office:value-type="string" office:string-value="新化區" calcext:value-type="string">
            <text:p><text:s/>新化區 </text:p>
          </table:table-cell>
          <table:table-cell table:style-name="ce11" office:value-type="float" office:value="1500" calcext:value-type="float">
            <text:p>1,500 </text:p>
          </table:table-cell>
          <table:table-cell table:style-name="ce11" office:value-type="float" office:value="2430" calcext:value-type="float">
            <text:p>2,4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三和土木包工業" calcext:value-type="string">
            <text:p><text:s/>三和土木包工業 </text:p>
          </table:table-cell>
          <table:table-cell table:number-columns-repeated="249"/>
        </table:table-row>
        <table:table-row table:style-name="ro5">
          <table:table-cell table:style-name="ce5" office:value-type="string" calcext:value-type="string">
            <text:p>新市區大社農地重劃區小排六十三改善工程</text:p>
          </table:table-cell>
          <table:table-cell table:style-name="ce10" office:value-type="string" office:string-value="新市區" calcext:value-type="string">
            <text:p><text:s/>新市區 </text:p>
          </table:table-cell>
          <table:table-cell table:style-name="ce11" office:value-type="float" office:value="1890" calcext:value-type="float">
            <text:p>1,890 </text:p>
          </table:table-cell>
          <table:table-cell table:style-name="ce11" office:value-type="float" office:value="1080" calcext:value-type="float">
            <text:p>1,0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6">
          <table:table-cell table:style-name="ce5" office:value-type="string" calcext:value-type="string">
            <text:p>大社農地重劃區東西二十五路旁道路擋土牆(含AC路面舖設)及小排八十二修復第二期工程</text:p>
          </table:table-cell>
          <table:table-cell table:style-name="ce10" office:value-type="string" office:string-value="新市區" calcext:value-type="string">
            <text:p><text:s/>新市區 </text:p>
          </table:table-cell>
          <table:table-cell table:style-name="ce11" office:value-type="float" office:value="2800" calcext:value-type="float">
            <text:p>2,800 </text:p>
          </table:table-cell>
          <table:table-cell table:style-name="ce11" office:value-type="float" office:value="1030" calcext:value-type="float">
            <text:p>1,0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大社農地重劃區東西十七路擋土牆新建工程</text:p>
          </table:table-cell>
          <table:table-cell table:style-name="ce10" office:value-type="string" office:string-value="新市區" calcext:value-type="string">
            <text:p><text:s/>新市區 </text:p>
          </table:table-cell>
          <table:table-cell table:style-name="ce11" office:value-type="float" office:value="500" calcext:value-type="float">
            <text:p>500 </text:p>
          </table:table-cell>
          <table:table-cell table:style-name="ce11" office:value-type="float" office:value="120" calcext:value-type="float">
            <text:p>1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大社農地重劃區南北五路擋土牆新建工程</text:p>
          </table:table-cell>
          <table:table-cell table:style-name="ce10" office:value-type="string" office:string-value="新市區" calcext:value-type="string">
            <text:p><text:s/>新市區 </text:p>
          </table:table-cell>
          <table:table-cell table:style-name="ce11" office:value-type="float" office:value="500" calcext:value-type="float">
            <text:p>500 </text:p>
          </table:table-cell>
          <table:table-cell table:style-name="ce11" office:value-type="float" office:value="200" calcext:value-type="float">
            <text:p>2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大營農地重劃區E15擋土牆新建工程</text:p>
          </table:table-cell>
          <table:table-cell table:style-name="ce10" office:value-type="string" office:string-value="新市區" calcext:value-type="string">
            <text:p><text:s/>新市區 </text:p>
          </table:table-cell>
          <table:table-cell table:style-name="ce11" office:value-type="float" office:value="500" calcext:value-type="float">
            <text:p>500 </text:p>
          </table:table-cell>
          <table:table-cell table:style-name="ce11" office:value-type="float" office:value="250" calcext:value-type="float">
            <text:p>2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5">
          <table:table-cell table:style-name="ce5" office:value-type="string" calcext:value-type="string">
            <text:p>大社農地重劃區南北幹路五擋土牆新建工程</text:p>
          </table:table-cell>
          <table:table-cell table:style-name="ce10" office:value-type="string" office:string-value="新市區" calcext:value-type="string">
            <text:p><text:s/>新市區 </text:p>
          </table:table-cell>
          <table:table-cell table:style-name="ce11" office:value-type="float" office:value="1000" calcext:value-type="float">
            <text:p>1,000 </text:p>
          </table:table-cell>
          <table:table-cell table:style-name="ce11" office:value-type="float" office:value="780" calcext:value-type="float">
            <text:p>7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永就農地重劃區番子寮段東西2-5小排改善工程</text:p>
          </table:table-cell>
          <table:table-cell table:style-name="ce10" office:value-type="string" office:string-value="新市區" calcext:value-type="string">
            <text:p><text:s/>新市區 </text:p>
          </table:table-cell>
          <table:table-cell table:style-name="ce11" office:value-type="float" office:value="3200" calcext:value-type="float">
            <text:p>3,200 </text:p>
          </table:table-cell>
          <table:table-cell table:style-name="ce11" office:value-type="float" office:value="1300" calcext:value-type="float">
            <text:p>1,3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5">
          <table:table-cell table:style-name="ce5" office:value-type="string" calcext:value-type="string">
            <text:p>大社農地重劃區小排八十七及東西二十七路擋土牆改善工程</text:p>
          </table:table-cell>
          <table:table-cell table:style-name="ce10" office:value-type="string" office:string-value="新市區" calcext:value-type="string">
            <text:p><text:s/>新市區 </text:p>
          </table:table-cell>
          <table:table-cell table:number-columns-repeated="2" table:style-name="ce11" office:value-type="float" office:value="700" calcext:value-type="float">
            <text:p>7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南銘營造有限公司" calcext:value-type="string">
            <text:p><text:s/>南銘營造有限公司 </text:p>
          </table:table-cell>
          <table:table-cell table:number-columns-repeated="249"/>
        </table:table-row>
        <table:table-row table:style-name="ro5">
          <table:table-cell table:style-name="ce5" office:value-type="string" calcext:value-type="string">
            <text:p>大營農地重劃區大社灌區E40路面改善工程</text:p>
          </table:table-cell>
          <table:table-cell table:style-name="ce10" office:value-type="string" office:string-value="新市區" calcext:value-type="string">
            <text:p><text:s/>新市區 </text:p>
          </table:table-cell>
          <table:table-cell table:style-name="ce11" office:value-type="float" office:value="1950" calcext:value-type="float">
            <text:p>1,950 </text:p>
          </table:table-cell>
          <table:table-cell table:style-name="ce11" office:value-type="float" office:value="630" calcext:value-type="float">
            <text:p>6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5">
          <table:table-cell table:style-name="ce5" office:value-type="string" calcext:value-type="string">
            <text:p>大社農地重劃區小排十一改善工程</text:p>
          </table:table-cell>
          <table:table-cell table:style-name="ce10" office:value-type="string" office:string-value="新市區" calcext:value-type="string">
            <text:p><text:s/>新市區 </text:p>
          </table:table-cell>
          <table:table-cell table:style-name="ce11" office:value-type="float" office:value="3500" calcext:value-type="float">
            <text:p>3,500 </text:p>
          </table:table-cell>
          <table:table-cell table:style-name="ce11" office:value-type="float" office:value="250" calcext:value-type="float">
            <text:p>2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5">
          <table:table-cell table:style-name="ce5" office:value-type="string" calcext:value-type="string">
            <text:p>歸仁區媽廟農地重劃區農路18路面改善工程</text:p>
          </table:table-cell>
          <table:table-cell table:style-name="ce10" office:value-type="string" office:string-value="歸仁區" calcext:value-type="string">
            <text:p><text:s/>歸仁區 </text:p>
          </table:table-cell>
          <table:table-cell table:number-columns-repeated="2" table:style-name="ce11" office:value-type="float" office:value="1550" calcext:value-type="float">
            <text:p>1,5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維信土木包工業" calcext:value-type="string">
            <text:p><text:s/>維信土木包工業 </text:p>
          </table:table-cell>
          <table:table-cell table:number-columns-repeated="249"/>
        </table:table-row>
        <table:table-row table:style-name="ro5">
          <table:table-cell table:style-name="ce5" office:value-type="string" calcext:value-type="string">
            <text:p>媽廟重劃區幹路2前中段及農路9溝旁農路路面改善工程</text:p>
          </table:table-cell>
          <table:table-cell table:style-name="ce10" office:value-type="string" office:string-value="歸仁區" calcext:value-type="string">
            <text:p><text:s/>歸仁區 </text:p>
          </table:table-cell>
          <table:table-cell table:style-name="ce11" office:value-type="float" office:value="871" calcext:value-type="float">
            <text:p>871 </text:p>
          </table:table-cell>
          <table:table-cell table:style-name="ce11" office:value-type="float" office:value="753" calcext:value-type="float">
            <text:p>75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歸仁區八甲重劃區東西七路農水路改善工程</text:p>
          </table:table-cell>
          <table:table-cell table:style-name="ce10" office:value-type="string" office:string-value="歸仁區" calcext:value-type="string">
            <text:p><text:s/>歸仁區 </text:p>
          </table:table-cell>
          <table:table-cell table:number-columns-repeated="2" table:style-name="ce11" office:value-type="float" office:value="1190" calcext:value-type="float">
            <text:p>1,19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愈達土木包工業有限公司" calcext:value-type="string">
            <text:p><text:s/>愈達土木包工業有限公司 </text:p>
          </table:table-cell>
          <table:table-cell table:number-columns-repeated="249"/>
        </table:table-row>
        <table:table-row table:style-name="ro5">
          <table:table-cell table:style-name="ce5" office:value-type="string" calcext:value-type="string">
            <text:p>媽廟重劃區幹路3前段農水路路面改善工程</text:p>
          </table:table-cell>
          <table:table-cell table:style-name="ce10" office:value-type="string" office:string-value="歸仁區" calcext:value-type="string">
            <text:p><text:s/>歸仁區 </text:p>
          </table:table-cell>
          <table:table-cell table:style-name="ce11" office:value-type="float" office:value="383" calcext:value-type="float">
            <text:p>383 </text:p>
          </table:table-cell>
          <table:table-cell table:style-name="ce11" office:value-type="float" office:value="380" calcext:value-type="float">
            <text:p>3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6">
          <table:table-cell table:style-name="ce5" office:value-type="string" calcext:value-type="string">
            <text:p>鹽水區北竹子腳菜公堂段(路北485、路南520)號至(路北503、路南504)號東西向農路</text:p>
          </table:table-cell>
          <table:table-cell table:style-name="ce10" office:value-type="string" office:string-value="鹽水區" calcext:value-type="string">
            <text:p><text:s/>鹽水區 </text:p>
          </table:table-cell>
          <table:table-cell table:style-name="ce11" office:value-type="float" office:value="2238" calcext:value-type="float">
            <text:p>2,238 </text:p>
          </table:table-cell>
          <table:table-cell table:style-name="ce11" office:value-type="float" office:value="1122" calcext:value-type="float">
            <text:p>1,122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顏格土木包工業" calcext:value-type="string">
            <text:p><text:s/>顏格土木包工業 </text:p>
          </table:table-cell>
          <table:table-cell table:number-columns-repeated="249"/>
        </table:table-row>
        <table:table-row table:style-name="ro5">
          <table:table-cell table:style-name="ce5" office:value-type="string" calcext:value-type="string">
            <text:p>學甲區下林重劃區東西21路路面改善工程</text:p>
          </table:table-cell>
          <table:table-cell table:style-name="ce10" office:value-type="string" office:string-value="學甲區" calcext:value-type="string">
            <text:p><text:s/>學甲區 </text:p>
          </table:table-cell>
          <table:table-cell table:style-name="ce11" office:value-type="float" office:value="358" calcext:value-type="float">
            <text:p>358 </text:p>
          </table:table-cell>
          <table:table-cell table:style-name="ce11" office:value-type="float" office:value="410" calcext:value-type="float">
            <text:p>4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白沙屯重劃區西後H4農路改善工程</text:p>
          </table:table-cell>
          <table:table-cell table:style-name="ce10" office:value-type="string" office:string-value="後壁區" calcext:value-type="string">
            <text:p><text:s/>後壁區 </text:p>
          </table:table-cell>
          <table:table-cell table:style-name="ce11" office:value-type="float" office:value="947" calcext:value-type="float">
            <text:p>947 </text:p>
          </table:table-cell>
          <table:table-cell table:style-name="ce11" office:value-type="float" office:value="940" calcext:value-type="float">
            <text:p>9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鼎泰豐營造有限公司" calcext:value-type="string">
            <text:p><text:s/>鼎泰豐營造有限公司 </text:p>
          </table:table-cell>
          <table:table-cell table:number-columns-repeated="249"/>
        </table:table-row>
        <table:table-row table:style-name="ro5">
          <table:table-cell table:style-name="ce5" office:value-type="string" calcext:value-type="string">
            <text:p>善化農地重劃區六德里東路1-1農路改善工程(後段)</text:p>
          </table:table-cell>
          <table:table-cell table:style-name="ce10" office:value-type="string" office:string-value="善化區" calcext:value-type="string">
            <text:p><text:s/>善化區 </text:p>
          </table:table-cell>
          <table:table-cell table:style-name="ce11" office:value-type="float" office:value="1610" calcext:value-type="float">
            <text:p>1,610 </text:p>
          </table:table-cell>
          <table:table-cell table:style-name="ce11" office:value-type="float" office:value="72" calcext:value-type="float">
            <text:p>72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濰聖土木包工業有限公司 " calcext:value-type="string">
            <text:p><text:s/>濰聖土木包工業有限公司 <text:s/></text:p>
          </table:table-cell>
          <table:table-cell table:number-columns-repeated="249"/>
        </table:table-row>
        <table:table-row table:style-name="ro5">
          <table:table-cell table:style-name="ce5" office:value-type="string" calcext:value-type="string">
            <text:p>善化農地重劃區六德里東路1-9農路改善工程</text:p>
          </table:table-cell>
          <table:table-cell table:style-name="ce10" office:value-type="string" office:string-value="善化區" calcext:value-type="string">
            <text:p><text:s/>善化區 </text:p>
          </table:table-cell>
          <table:table-cell table:style-name="ce11" office:value-type="float" office:value="750" calcext:value-type="float">
            <text:p>750 </text:p>
          </table:table-cell>
          <table:table-cell table:style-name="ce11" office:value-type="float" office:value="1183" calcext:value-type="float">
            <text:p>1,18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濰聖土木包工業有限公司 " calcext:value-type="string">
            <text:p><text:s/>濰聖土木包工業有限公司 <text:s/></text:p>
          </table:table-cell>
          <table:table-cell table:number-columns-repeated="249"/>
        </table:table-row>
        <table:table-row table:style-name="ro5">
          <table:table-cell table:style-name="ce5" office:value-type="string" calcext:value-type="string">
            <text:p>竹橋重劃區南北7路改善工程</text:p>
          </table:table-cell>
          <table:table-cell table:style-name="ce10" office:value-type="string" office:string-value="七股區" calcext:value-type="string">
            <text:p><text:s/>七股區 </text:p>
          </table:table-cell>
          <table:table-cell table:style-name="ce11" office:value-type="float" office:value="508" calcext:value-type="float">
            <text:p>508 </text:p>
          </table:table-cell>
          <table:table-cell table:style-name="ce11" office:value-type="float" office:value="364" calcext:value-type="float">
            <text:p>36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吉田土木包工業 " calcext:value-type="string">
            <text:p><text:s/>吉田土木包工業 <text:s/></text:p>
          </table:table-cell>
          <table:table-cell table:number-columns-repeated="249"/>
        </table:table-row>
        <table:table-row table:style-name="ro5">
          <table:table-cell table:style-name="ce5" office:value-type="string" calcext:value-type="string">
            <text:p>101年度西港八份中排3旁農路改善工程</text:p>
          </table:table-cell>
          <table:table-cell table:style-name="ce10" office:value-type="string" office:string-value="西港區" calcext:value-type="string">
            <text:p><text:s/>西港區 </text:p>
          </table:table-cell>
          <table:table-cell table:style-name="ce11" office:value-type="float" office:value="1760" calcext:value-type="float">
            <text:p>1,760 </text:p>
          </table:table-cell>
          <table:table-cell table:style-name="ce11" office:value-type="float" office:value="1340" calcext:value-type="float">
            <text:p>1,3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官田中脇重劃區西十二路農路改善工程</text:p>
          </table:table-cell>
          <table:table-cell table:style-name="ce10" office:value-type="string" office:string-value="官田區" calcext:value-type="string">
            <text:p><text:s/>官田區 </text:p>
          </table:table-cell>
          <table:table-cell table:style-name="ce11" office:value-type="float" office:value="730" calcext:value-type="float">
            <text:p>730 </text:p>
          </table:table-cell>
          <table:table-cell table:style-name="ce11" office:value-type="float" office:value="700" calcext:value-type="float">
            <text:p>7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久明土木包工業" calcext:value-type="string">
            <text:p><text:s/>久明土木包工業 </text:p>
          </table:table-cell>
          <table:table-cell table:number-columns-repeated="249"/>
        </table:table-row>
        <table:table-row table:style-name="ro5">
          <table:table-cell table:style-name="ce5" office:value-type="string" calcext:value-type="string">
            <text:p>大社農地重劃區小排七十三改善工程</text:p>
          </table:table-cell>
          <table:table-cell table:style-name="ce10" office:value-type="string" office:string-value="新市區" calcext:value-type="string">
            <text:p><text:s/>新市區 </text:p>
          </table:table-cell>
          <table:table-cell table:style-name="ce11" office:value-type="float" office:value="1040" calcext:value-type="float">
            <text:p>1,040 </text:p>
          </table:table-cell>
          <table:table-cell table:style-name="ce11" office:value-type="float" office:value="1530" calcext:value-type="float">
            <text:p>1,5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歸仁區媽廟重劃區幹路3前段及農路9西側路面改善工程</text:p>
          </table:table-cell>
          <table:table-cell table:style-name="ce10" office:value-type="string" office:string-value="歸仁區" calcext:value-type="string">
            <text:p><text:s/>歸仁區 </text:p>
          </table:table-cell>
          <table:table-cell table:style-name="ce11" office:value-type="float" office:value="760" calcext:value-type="float">
            <text:p>760 </text:p>
          </table:table-cell>
          <table:table-cell table:style-name="ce11" office:value-type="float" office:value="650" calcext:value-type="float">
            <text:p>6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歸仁區八甲重劃區東西四、五、六、七路西側路面改善工程</text:p>
          </table:table-cell>
          <table:table-cell table:style-name="ce10" office:value-type="string" office:string-value="歸仁區" calcext:value-type="string">
            <text:p><text:s/>歸仁區 </text:p>
          </table:table-cell>
          <table:table-cell table:style-name="ce11" office:value-type="float" office:value="728" calcext:value-type="float">
            <text:p>728 </text:p>
          </table:table-cell>
          <table:table-cell table:style-name="ce11" office:value-type="float" office:value="730" calcext:value-type="float">
            <text:p>73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愈達土木包工業有限公司" calcext:value-type="string">
            <text:p><text:s/>愈達土木包工業有限公司 </text:p>
          </table:table-cell>
          <table:table-cell table:number-columns-repeated="249"/>
        </table:table-row>
        <table:table-row table:style-name="ro5">
          <table:table-cell table:style-name="ce5" office:value-type="string" calcext:value-type="string">
            <text:p>101年度海埔農地重劃區E46農路改善工程</text:p>
          </table:table-cell>
          <table:table-cell table:style-name="ce10" office:value-type="string" office:string-value="佳里區" calcext:value-type="string">
            <text:p><text:s/>佳里區 </text:p>
          </table:table-cell>
          <table:table-cell table:style-name="ce11" office:value-type="float" office:value="240" calcext:value-type="float">
            <text:p>240 </text:p>
          </table:table-cell>
          <table:table-cell table:style-name="ce11" office:value-type="float" office:value="190" calcext:value-type="float">
            <text:p>19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新市區大社農地重劃區東西二十二路併行小排七十改善工程</text:p>
          </table:table-cell>
          <table:table-cell table:style-name="ce10" office:value-type="string" office:string-value="新市區" calcext:value-type="string">
            <text:p><text:s/>新市區 </text:p>
          </table:table-cell>
          <table:table-cell table:style-name="ce11" office:value-type="float" office:value="1960" calcext:value-type="float">
            <text:p>1,960 </text:p>
          </table:table-cell>
          <table:table-cell table:style-name="ce11" office:value-type="float" office:value="1600" calcext:value-type="float">
            <text:p>1,6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善化重劃區東隆里E-16路面改善工程</text:p>
          </table:table-cell>
          <table:table-cell table:style-name="ce10" office:value-type="string" office:string-value="善化區" calcext:value-type="string">
            <text:p><text:s/>善化區 </text:p>
          </table:table-cell>
          <table:table-cell table:style-name="ce11" office:value-type="float" office:value="1691" calcext:value-type="float">
            <text:p>1,691 </text:p>
          </table:table-cell>
          <table:table-cell table:style-name="ce11" office:value-type="float" office:value="840" calcext:value-type="float">
            <text:p>84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聖賢農地重劃區東路68農路改善工程</text:p>
          </table:table-cell>
          <table:table-cell table:style-name="ce10" office:value-type="string" office:string-value="東山區" calcext:value-type="string">
            <text:p><text:s/>東山區 </text:p>
          </table:table-cell>
          <table:table-cell table:style-name="ce11" office:value-type="float" office:value="720" calcext:value-type="float">
            <text:p>720 </text:p>
          </table:table-cell>
          <table:table-cell table:style-name="ce11" office:value-type="float" office:value="584" calcext:value-type="float">
            <text:p>58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益成土木包工業" calcext:value-type="string">
            <text:p><text:s/>益成土木包工業 </text:p>
          </table:table-cell>
          <table:table-cell table:number-columns-repeated="249"/>
        </table:table-row>
        <table:table-row table:style-name="ro6">
          <table:table-cell table:style-name="ce5" office:value-type="string" calcext:value-type="string">
            <text:p>六甲農地重劃區第一工區水林1輪H-3農路併行小排四、小排五農路改善工程</text:p>
          </table:table-cell>
          <table:table-cell table:style-name="ce10" office:value-type="string" office:string-value="六甲區" calcext:value-type="string">
            <text:p><text:s/>六甲區 </text:p>
          </table:table-cell>
          <table:table-cell table:style-name="ce11" office:value-type="float" office:value="320" calcext:value-type="float">
            <text:p>320 </text:p>
          </table:table-cell>
          <table:table-cell table:style-name="ce11" office:value-type="float" office:value="300" calcext:value-type="float">
            <text:p>30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正在土木包工業" calcext:value-type="string">
            <text:p><text:s/>正在土木包工業 </text:p>
          </table:table-cell>
          <table:table-cell table:number-columns-repeated="249"/>
        </table:table-row>
        <table:table-row table:style-name="ro5">
          <table:table-cell table:style-name="ce5" office:value-type="string" calcext:value-type="string">
            <text:p>學甲區大安重劃區N-24路面改善工程</text:p>
          </table:table-cell>
          <table:table-cell table:style-name="ce10" office:value-type="string" office:string-value="學甲區" calcext:value-type="string">
            <text:p><text:s/>學甲區 </text:p>
          </table:table-cell>
          <table:table-cell table:style-name="ce11" office:value-type="float" office:value="735" calcext:value-type="float">
            <text:p>735 </text:p>
          </table:table-cell>
          <table:table-cell table:style-name="ce11" office:value-type="float" office:value="729" calcext:value-type="float">
            <text:p>729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堯壹土木包工業" calcext:value-type="string">
            <text:p><text:s/>堯壹土木包工業 </text:p>
          </table:table-cell>
          <table:table-cell table:number-columns-repeated="249"/>
        </table:table-row>
        <table:table-row table:style-name="ro5">
          <table:table-cell table:style-name="ce5" office:value-type="string" calcext:value-type="string">
            <text:p>鹽水重劃區大庄段北路3-4道路改善工程</text:p>
          </table:table-cell>
          <table:table-cell table:style-name="ce10" office:value-type="string" office:string-value="鹽水區" calcext:value-type="string">
            <text:p><text:s/>鹽水區 </text:p>
          </table:table-cell>
          <table:table-cell table:style-name="ce11" office:value-type="float" office:value="520" calcext:value-type="float">
            <text:p>520 </text:p>
          </table:table-cell>
          <table:table-cell table:style-name="ce11" office:value-type="float" office:value="414" calcext:value-type="float">
            <text:p>414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永道營造有限公司" calcext:value-type="string">
            <text:p><text:s/>永道營造有限公司 </text:p>
          </table:table-cell>
          <table:table-cell table:number-columns-repeated="249"/>
        </table:table-row>
        <table:table-row table:style-name="ro5">
          <table:table-cell table:style-name="ce5" office:value-type="string" calcext:value-type="string">
            <text:p>101年六甲重劃區第五工區(菁2)H-1路面改善工程</text:p>
          </table:table-cell>
          <table:table-cell table:style-name="ce10" office:value-type="string" office:string-value="六甲區" calcext:value-type="string">
            <text:p><text:s/>六甲區 </text:p>
          </table:table-cell>
          <table:table-cell table:style-name="ce11" office:value-type="float" office:value="3700" calcext:value-type="float">
            <text:p>3,700 </text:p>
          </table:table-cell>
          <table:table-cell table:style-name="ce11" office:value-type="float" office:value="418" calcext:value-type="float">
            <text:p>418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下營區賀建重劃區紅厝3-H6農水路後續改善工程</text:p>
          </table:table-cell>
          <table:table-cell table:style-name="ce10" office:value-type="string" office:string-value="下營區" calcext:value-type="string">
            <text:p><text:s/>下營區 </text:p>
          </table:table-cell>
          <table:table-cell table:number-columns-repeated="2" table:style-name="ce11" office:value-type="float" office:value="380" calcext:value-type="float">
            <text:p>3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成興土木包工業" calcext:value-type="string">
            <text:p><text:s/>成興土木包工業 </text:p>
          </table:table-cell>
          <table:table-cell table:number-columns-repeated="249"/>
        </table:table-row>
        <table:table-row table:style-name="ro5">
          <table:table-cell table:style-name="ce5" office:value-type="string" calcext:value-type="string">
            <text:p>大社農地重劃區小排六十三改善工程(延續工程第二期)</text:p>
          </table:table-cell>
          <table:table-cell table:style-name="ce10" office:value-type="string" office:string-value="新市區" calcext:value-type="string">
            <text:p><text:s/>新市區 </text:p>
          </table:table-cell>
          <table:table-cell table:style-name="ce11" office:value-type="float" office:value="710" calcext:value-type="float">
            <text:p>710 </text:p>
          </table:table-cell>
          <table:table-cell table:style-name="ce11" office:value-type="float" office:value="420" calcext:value-type="float">
            <text:p>4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理匠營造有限公司" calcext:value-type="string">
            <text:p><text:s/>理匠營造有限公司 </text:p>
          </table:table-cell>
          <table:table-cell table:number-columns-repeated="249"/>
        </table:table-row>
        <table:table-row table:style-name="ro5">
          <table:table-cell table:style-name="ce5" office:value-type="string" calcext:value-type="string">
            <text:p>101年六甲重劃區第五工區西2(H-8)路面改善工程</text:p>
          </table:table-cell>
          <table:table-cell table:style-name="ce10" office:value-type="string" office:string-value="六甲區" calcext:value-type="string">
            <text:p><text:s/>六甲區 </text:p>
          </table:table-cell>
          <table:table-cell table:style-name="ce11" office:value-type="float" office:value="195" calcext:value-type="float">
            <text:p>195 </text:p>
          </table:table-cell>
          <table:table-cell table:style-name="ce11" office:value-type="float" office:value="350" calcext:value-type="float">
            <text:p>35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明億土木包工業" calcext:value-type="string">
            <text:p><text:s/>明億土木包工業 </text:p>
          </table:table-cell>
          <table:table-cell table:number-columns-repeated="249"/>
        </table:table-row>
        <table:table-row table:style-name="ro5">
          <table:table-cell table:style-name="ce5" office:value-type="string" calcext:value-type="string">
            <text:p>昇安西二路農水路改善工程</text:p>
          </table:table-cell>
          <table:table-cell table:style-name="ce10" office:value-type="string" office:string-value="白河區" calcext:value-type="string">
            <text:p><text:s/>白河區 </text:p>
          </table:table-cell>
          <table:table-cell table:style-name="ce11" office:value-type="float" office:value="732" calcext:value-type="float">
            <text:p>732 </text:p>
          </table:table-cell>
          <table:table-cell table:style-name="ce11" office:value-type="float" office:value="393" calcext:value-type="float">
            <text:p>393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三泰土木包工業" calcext:value-type="string">
            <text:p><text:s/>三泰土木包工業 </text:p>
          </table:table-cell>
          <table:table-cell table:number-columns-repeated="249"/>
        </table:table-row>
        <table:table-row table:style-name="ro5">
          <table:table-cell table:style-name="ce5" office:value-type="string" calcext:value-type="string">
            <text:p>昇安西三路農水路改善工程</text:p>
          </table:table-cell>
          <table:table-cell table:style-name="ce10" office:value-type="string" office:string-value="白河區" calcext:value-type="string">
            <text:p><text:s/>白河區 </text:p>
          </table:table-cell>
          <table:table-cell table:number-columns-repeated="2" table:style-name="ce11" office:value-type="float" office:value="720" calcext:value-type="float">
            <text:p>72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三泰土木包工業" calcext:value-type="string">
            <text:p><text:s/>三泰土木包工業 </text:p>
          </table:table-cell>
          <table:table-cell table:number-columns-repeated="249"/>
        </table:table-row>
        <table:table-row table:style-name="ro5">
          <table:table-cell table:style-name="ce5" office:value-type="string" calcext:value-type="string">
            <text:p>新化知義農地重劃區知義七路改善工程</text:p>
          </table:table-cell>
          <table:table-cell table:style-name="ce10" office:value-type="string" office:string-value="新化區" calcext:value-type="string">
            <text:p><text:s/>新化區 </text:p>
          </table:table-cell>
          <table:table-cell table:style-name="ce11" office:value-type="float" office:value="756" calcext:value-type="float">
            <text:p>756 </text:p>
          </table:table-cell>
          <table:table-cell table:style-name="ce11" office:value-type="float" office:value="210" calcext:value-type="float">
            <text:p>21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招標" calcext:value-type="string">
            <text:p><text:s/>公開招標 </text:p>
          </table:table-cell>
          <table:table-cell table:style-name="ce15" office:value-type="string" office:string-value="招盛土木包工業" calcext:value-type="string">
            <text:p><text:s/>招盛土木包工業 </text:p>
          </table:table-cell>
          <table:table-cell table:number-columns-repeated="249"/>
        </table:table-row>
        <table:table-row table:style-name="ro5">
          <table:table-cell table:style-name="ce5" office:value-type="string" calcext:value-type="string">
            <text:p>麻豆區北勢里農路4級配路面改善工程</text:p>
          </table:table-cell>
          <table:table-cell table:style-name="ce10" office:value-type="string" office:string-value="麻豆區" calcext:value-type="string">
            <text:p><text:s/>麻豆區 </text:p>
          </table:table-cell>
          <table:table-cell table:style-name="ce11" office:value-type="float" office:value="504" calcext:value-type="float">
            <text:p>504 </text:p>
          </table:table-cell>
          <table:table-cell table:style-name="ce11" office:value-type="float" office:value="480" calcext:value-type="float">
            <text:p>480 </text:p>
          </table:table-cell>
          <table:table-cell table:style-name="ce15" office:value-type="string" office:string-value="農地重劃工程" calcext:value-type="string">
            <text:p><text:s/>農地重劃工程 </text:p>
          </table:table-cell>
          <table:table-cell table:style-name="ce10" office:value-type="string" office:string-value="地政局" calcext:value-type="string">
            <text:p><text:s/>地政局 </text:p>
          </table:table-cell>
          <table:table-cell table:style-name="ce10" office:value-type="string" office:string-value="公開取得" calcext:value-type="string">
            <text:p><text:s/>公開取得 </text:p>
          </table:table-cell>
          <table:table-cell table:style-name="ce15" office:value-type="string" office:string-value="承瑋營造有限公司" calcext:value-type="string">
            <text:p><text:s/>承瑋營造有限公司 </text:p>
          </table:table-cell>
          <table:table-cell table:number-columns-repeated="249"/>
        </table:table-row>
        <table:table-row table:style-name="ro5">
          <table:table-cell table:style-name="ce5" office:value-type="string" calcext:value-type="string">
            <text:p>頂山里休閒育樂設施工程</text:p>
          </table:table-cell>
          <table:table-cell table:style-name="ce10" office:value-type="string" office:string-value="七股區" calcext:value-type="string">
            <text:p><text:s/>七股區 </text:p>
          </table:table-cell>
          <table:table-cell table:style-name="ce11" office:value-type="float" office:value="480" calcext:value-type="float">
            <text:p>480 </text:p>
          </table:table-cell>
          <table:table-cell table:style-name="ce11" office:value-type="float" office:value="200" calcext:value-type="float">
            <text:p>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新欣營造有限公司" calcext:value-type="string">
            <text:p><text:s/>新欣營造有限公司 </text:p>
          </table:table-cell>
          <table:table-cell table:number-columns-repeated="249"/>
        </table:table-row>
        <table:table-row table:style-name="ro5">
          <table:table-cell table:style-name="ce5" office:value-type="string" calcext:value-type="string">
            <text:p>大潭里活動廣場前改善工程</text:p>
          </table:table-cell>
          <table:table-cell table:style-name="ce10" office:value-type="string" office:string-value="七股區" calcext:value-type="string">
            <text:p><text:s/>七股區 </text:p>
          </table:table-cell>
          <table:table-cell table:style-name="ce11" office:value-type="float" office:value="1434" calcext:value-type="float">
            <text:p>1,434 </text:p>
          </table:table-cell>
          <table:table-cell table:style-name="ce11" office:value-type="float" office:value="1350" calcext:value-type="float">
            <text:p>1,3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聯豐土木包工業" calcext:value-type="string">
            <text:p><text:s/>聯豐土木包工業 </text:p>
          </table:table-cell>
          <table:table-cell table:number-columns-repeated="249"/>
        </table:table-row>
        <table:table-row table:style-name="ro5">
          <table:table-cell table:style-name="ce5" office:value-type="string" calcext:value-type="string">
            <text:p>義和社區休閒育樂設施工程</text:p>
          </table:table-cell>
          <table:table-cell table:style-name="ce10" office:value-type="string" office:string-value="七股區" calcext:value-type="string">
            <text:p><text:s/>七股區 </text:p>
          </table:table-cell>
          <table:table-cell table:style-name="ce11" office:value-type="float" office:value="550" calcext:value-type="float">
            <text:p>550 </text:p>
          </table:table-cell>
          <table:table-cell table:style-name="ce11" office:value-type="float" office:value="420" calcext:value-type="float">
            <text:p>42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晉瑋土木包工業有限公司" calcext:value-type="string">
            <text:p><text:s/>晉瑋土木包工業有限公司 </text:p>
          </table:table-cell>
          <table:table-cell table:number-columns-repeated="249"/>
        </table:table-row>
        <table:table-row table:style-name="ro5">
          <table:table-cell table:style-name="ce5" office:value-type="string" calcext:value-type="string">
            <text:p>七股里播音設備改善工程</text:p>
          </table:table-cell>
          <table:table-cell table:style-name="ce10" office:value-type="string" office:string-value="七股區" calcext:value-type="string">
            <text:p><text:s/>七股區 </text:p>
          </table:table-cell>
          <table:table-cell table:style-name="ce11" office:value-type="float" office:value="241" calcext:value-type="float">
            <text:p>241 </text:p>
          </table:table-cell>
          <table:table-cell table:style-name="ce11" office:value-type="float" office:value="120" calcext:value-type="float">
            <text:p>12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廣昕科技企業社" calcext:value-type="string">
            <text:p><text:s/>廣昕科技企業社 </text:p>
          </table:table-cell>
          <table:table-cell table:number-columns-repeated="249"/>
        </table:table-row>
        <table:table-row table:style-name="ro5">
          <table:table-cell table:style-name="ce5" office:value-type="string" calcext:value-type="string">
            <text:p>玉成里廣播器增設工程</text:p>
          </table:table-cell>
          <table:table-cell table:style-name="ce10" office:value-type="string" office:string-value="七股區" calcext:value-type="string">
            <text:p><text:s/>七股區 </text:p>
          </table:table-cell>
          <table:table-cell table:style-name="ce11" office:value-type="float" office:value="87" calcext:value-type="float">
            <text:p>87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伍甲科技有限公司" calcext:value-type="string">
            <text:p><text:s/>伍甲科技有限公司 </text:p>
          </table:table-cell>
          <table:table-cell table:number-columns-repeated="249"/>
        </table:table-row>
        <table:table-row table:style-name="ro5">
          <table:table-cell table:style-name="ce5" office:value-type="string" calcext:value-type="string">
            <text:p>紅厝里活動中心修繕工程</text:p>
          </table:table-cell>
          <table:table-cell table:style-name="ce10" office:value-type="string" office:string-value="下營區" calcext:value-type="string">
            <text:p><text:s/>下營區 </text:p>
          </table:table-cell>
          <table:table-cell table:style-name="ce11" office:value-type="float" office:value="533" calcext:value-type="float">
            <text:p>533 </text:p>
          </table:table-cell>
          <table:table-cell table:style-name="ce11" office:value-type="float" office:value="360" calcext:value-type="float">
            <text:p>36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良盛土木包工業" calcext:value-type="string">
            <text:p><text:s/>良盛土木包工業 </text:p>
          </table:table-cell>
          <table:table-cell table:number-columns-repeated="249"/>
        </table:table-row>
        <table:table-row table:style-name="ro5">
          <table:table-cell table:style-name="ce5" office:value-type="string" calcext:value-type="string">
            <text:p>大屯里廣播系統增設擴音站</text:p>
          </table:table-cell>
          <table:table-cell table:style-name="ce10" office:value-type="string" office:string-value="下營區" calcext:value-type="string">
            <text:p><text:s/>下營區 </text:p>
          </table:table-cell>
          <table:table-cell table:style-name="ce11" office:value-type="float" office:value="90" calcext:value-type="float">
            <text:p>90 </text:p>
          </table:table-cell>
          <table:table-cell table:style-name="ce11" office:value-type="float" office:value="65" calcext:value-type="float">
            <text:p>6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三中土木包工業" calcext:value-type="string">
            <text:p><text:s/>三中土木包工業 </text:p>
          </table:table-cell>
          <table:table-cell table:number-columns-repeated="249"/>
        </table:table-row>
        <table:table-row table:style-name="ro5">
          <table:table-cell table:style-name="ce5" office:value-type="string" calcext:value-type="string">
            <text:p>賀建里電話受訊撥放系統改良工程</text:p>
          </table:table-cell>
          <table:table-cell table:style-name="ce10" office:value-type="string" office:string-value="下營區" calcext:value-type="string">
            <text:p><text:s/>下營區 </text:p>
          </table:table-cell>
          <table:table-cell table:style-name="ce11" office:value-type="float" office:value="28" calcext:value-type="float">
            <text:p>28 </text:p>
          </table:table-cell>
          <table:table-cell table:style-name="ce11" office:value-type="float" office:value="26" calcext:value-type="float">
            <text:p>2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元強電訊有限公司" calcext:value-type="string">
            <text:p><text:s/>元強電訊有限公司 </text:p>
          </table:table-cell>
          <table:table-cell table:number-columns-repeated="249"/>
        </table:table-row>
        <table:table-row table:style-name="ro5">
          <table:table-cell table:style-name="ce5" office:value-type="string" calcext:value-type="string">
            <text:p>大屯活動中心廣場新建工程</text:p>
          </table:table-cell>
          <table:table-cell table:style-name="ce10" office:value-type="string" office:string-value="下營區" calcext:value-type="string">
            <text:p><text:s/>下營區 </text:p>
          </table:table-cell>
          <table:table-cell table:style-name="ce11" office:value-type="float" office:value="887" calcext:value-type="float">
            <text:p>887 </text:p>
          </table:table-cell>
          <table:table-cell table:style-name="ce11" office:value-type="float" office:value="800" calcext:value-type="float">
            <text:p>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欣義營造有限公司" calcext:value-type="string">
            <text:p><text:s/>欣義營造有限公司 </text:p>
          </table:table-cell>
          <table:table-cell table:number-columns-repeated="249"/>
        </table:table-row>
        <table:table-row table:style-name="ro5">
          <table:table-cell table:style-name="ce5" office:value-type="string" calcext:value-type="string">
            <text:p>內郭里籃球場修繕工程</text:p>
          </table:table-cell>
          <table:table-cell table:style-name="ce10" office:value-type="string" office:string-value="大內區" calcext:value-type="string">
            <text:p><text:s/>大內區 </text:p>
          </table:table-cell>
          <table:table-cell table:style-name="ce11" office:value-type="float" office:value="300" calcext:value-type="float">
            <text:p>300 </text:p>
          </table:table-cell>
          <table:table-cell table:style-name="ce11" office:value-type="float" office:value="220" calcext:value-type="float">
            <text:p>22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上崙里德崙路422巷水溝改善工程</text:p>
          </table:table-cell>
          <table:table-cell table:style-name="ce10" office:value-type="string" office:string-value="仁德區" calcext:value-type="string">
            <text:p><text:s/>仁德區 </text:p>
          </table:table-cell>
          <table:table-cell table:style-name="ce11" office:value-type="float" office:value="1450" calcext:value-type="float">
            <text:p>1,450 </text:p>
          </table:table-cell>
          <table:table-cell table:style-name="ce11" office:value-type="float" office:value="1400" calcext:value-type="float">
            <text:p>1,4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維成土木包工業" calcext:value-type="string">
            <text:p><text:s/>維成土木包工業 </text:p>
          </table:table-cell>
          <table:table-cell table:number-columns-repeated="249"/>
        </table:table-row>
        <table:table-row table:style-name="ro5">
          <table:table-cell table:style-name="ce5" office:value-type="string" calcext:value-type="string">
            <text:p>仁德區公所頂樓防水改善工程</text:p>
          </table:table-cell>
          <table:table-cell table:style-name="ce10" office:value-type="string" office:string-value="仁德區" calcext:value-type="string">
            <text:p><text:s/>仁德區 </text:p>
          </table:table-cell>
          <table:table-cell table:style-name="ce11" office:value-type="float" office:value="800" calcext:value-type="float">
            <text:p>800 </text:p>
          </table:table-cell>
          <table:table-cell table:style-name="ce11" office:value-type="float" office:value="700" calcext:value-type="float">
            <text:p>7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泰毅土木包工業" calcext:value-type="string">
            <text:p><text:s/>泰毅土木包工業 </text:p>
          </table:table-cell>
          <table:table-cell table:number-columns-repeated="249"/>
        </table:table-row>
        <table:table-row table:style-name="ro5">
          <table:table-cell table:style-name="ce5" office:value-type="string" calcext:value-type="string">
            <text:p>上崙里德崙路316、370巷路面改善工程</text:p>
          </table:table-cell>
          <table:table-cell table:style-name="ce10" office:value-type="string" office:string-value="仁德區" calcext:value-type="string">
            <text:p><text:s/>仁德區 </text:p>
          </table:table-cell>
          <table:table-cell table:style-name="ce11" office:value-type="float" office:value="1200" calcext:value-type="float">
            <text:p>1,200 </text:p>
          </table:table-cell>
          <table:table-cell table:style-name="ce11" office:value-type="float" office:value="1030" calcext:value-type="float">
            <text:p>1,0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維成土木包工業" calcext:value-type="string">
            <text:p><text:s/>維成土木包工業 </text:p>
          </table:table-cell>
          <table:table-cell table:number-columns-repeated="249"/>
        </table:table-row>
        <table:table-row table:style-name="ro5">
          <table:table-cell table:style-name="ce5" office:value-type="string" calcext:value-type="string">
            <text:p>田厝里社區居民活動廣場改善工程</text:p>
          </table:table-cell>
          <table:table-cell table:style-name="ce10" office:value-type="string" office:string-value="仁德區" calcext:value-type="string">
            <text:p><text:s/>仁德區 </text:p>
          </table:table-cell>
          <table:table-cell table:style-name="ce11" office:value-type="float" office:value="2500" calcext:value-type="float">
            <text:p>2,500 </text:p>
          </table:table-cell>
          <table:table-cell table:style-name="ce11" office:value-type="float" office:value="1600" calcext:value-type="float">
            <text:p>1,6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維成土木包工業" calcext:value-type="string">
            <text:p><text:s/>維成土木包工業 </text:p>
          </table:table-cell>
          <table:table-cell table:number-columns-repeated="249"/>
        </table:table-row>
        <table:table-row table:style-name="ro5">
          <table:table-cell table:style-name="ce5" office:value-type="string" calcext:value-type="string">
            <text:p>上崙里三聖宮社區休閒廣場改善工程</text:p>
          </table:table-cell>
          <table:table-cell table:style-name="ce10" office:value-type="string" office:string-value="仁德區" calcext:value-type="string">
            <text:p><text:s/>仁德區 </text:p>
          </table:table-cell>
          <table:table-cell table:style-name="ce11" office:value-type="float" office:value="1860" calcext:value-type="float">
            <text:p>1,860 </text:p>
          </table:table-cell>
          <table:table-cell table:style-name="ce11" office:value-type="float" office:value="960" calcext:value-type="float">
            <text:p>96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維成土木包工業" calcext:value-type="string">
            <text:p><text:s/>維成土木包工業 </text:p>
          </table:table-cell>
          <table:table-cell table:number-columns-repeated="249"/>
        </table:table-row>
        <table:table-row table:style-name="ro5">
          <table:table-cell table:style-name="ce5" office:value-type="string" calcext:value-type="string">
            <text:p>中洲里保生宮廣場改善工程</text:p>
          </table:table-cell>
          <table:table-cell table:style-name="ce10" office:value-type="string" office:string-value="仁德區" calcext:value-type="string">
            <text:p><text:s/>仁德區 </text:p>
          </table:table-cell>
          <table:table-cell table:style-name="ce11" office:value-type="float" office:value="1500" calcext:value-type="float">
            <text:p>1,500 </text:p>
          </table:table-cell>
          <table:table-cell table:style-name="ce11" office:value-type="float" office:value="930" calcext:value-type="float">
            <text:p>9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維成土木包工業" calcext:value-type="string">
            <text:p><text:s/>維成土木包工業 </text:p>
          </table:table-cell>
          <table:table-cell table:number-columns-repeated="249"/>
        </table:table-row>
        <table:table-row table:style-name="ro5">
          <table:table-cell table:style-name="ce5" office:value-type="string" calcext:value-type="string">
            <text:p>田厝里社區廣場公廁改善工程</text:p>
          </table:table-cell>
          <table:table-cell table:style-name="ce10" office:value-type="string" office:string-value="仁德區" calcext:value-type="string">
            <text:p><text:s/>仁德區 </text:p>
          </table:table-cell>
          <table:table-cell table:style-name="ce11" office:value-type="float" office:value="1350" calcext:value-type="float">
            <text:p>1,350 </text:p>
          </table:table-cell>
          <table:table-cell table:style-name="ce11" office:value-type="float" office:value="1300" calcext:value-type="float">
            <text:p>1,3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10">
          <table:table-cell table:style-name="ce5" office:value-type="string" calcext:value-type="string">
            <text:p>菁埔里廣播系統改善工程</text:p>
          </table:table-cell>
          <table:table-cell table:style-name="ce10" office:value-type="string" office:string-value="六甲區" calcext:value-type="string">
            <text:p><text:s/>六甲區 </text:p>
          </table:table-cell>
          <table:table-cell table:style-name="ce11" office:value-type="float" office:value="67" calcext:value-type="float">
            <text:p>67 </text:p>
          </table:table-cell>
          <table:table-cell table:style-name="ce11" office:value-type="float" office:value="56" calcext:value-type="float">
            <text:p>5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麗寶美化電子工廠" calcext:value-type="string">
            <text:p><text:s/>麗寶美化電子工廠 </text:p>
          </table:table-cell>
          <table:table-cell table:number-columns-repeated="249"/>
        </table:table-row>
        <table:table-row table:style-name="ro7">
          <table:table-cell table:style-name="ce5" office:value-type="string" calcext:value-type="string">
            <text:p>中社里活動中心內部設備購置</text:p>
          </table:table-cell>
          <table:table-cell table:style-name="ce10" office:value-type="string" office:string-value="六甲區" calcext:value-type="string">
            <text:p><text:s/>六甲區 </text:p>
          </table:table-cell>
          <table:table-cell table:style-name="ce11" office:value-type="float" office:value="97" calcext:value-type="float">
            <text:p>97 </text:p>
          </table:table-cell>
          <table:table-cell table:style-name="ce11" office:value-type="float" office:value="55" calcext:value-type="float">
            <text:p>5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百逹威電科技股份有限公司" calcext:value-type="string">
            <text:p><text:s/>百逹威電科技股份有限公司 </text:p>
          </table:table-cell>
          <table:table-cell table:number-columns-repeated="249"/>
        </table:table-row>
        <table:table-row table:style-name="ro5">
          <table:table-cell table:style-name="ce5" office:value-type="string" calcext:value-type="string">
            <text:p>七甲龍湖聯合活動中心LED字幕機裝設工程</text:p>
          </table:table-cell>
          <table:table-cell table:style-name="ce10" office:value-type="string" office:string-value="六甲區" calcext:value-type="string">
            <text:p><text:s/>六甲區 </text:p>
          </table:table-cell>
          <table:table-cell table:style-name="ce11" office:value-type="float" office:value="184" calcext:value-type="float">
            <text:p>184 </text:p>
          </table:table-cell>
          <table:table-cell table:style-name="ce11" office:value-type="float" office:value="142" calcext:value-type="float">
            <text:p>142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元朗科技股份有限公司" calcext:value-type="string">
            <text:p><text:s/>元朗科技股份有限公司 </text:p>
          </table:table-cell>
          <table:table-cell table:number-columns-repeated="249"/>
        </table:table-row>
        <table:table-row table:style-name="ro5">
          <table:table-cell table:style-name="ce5" office:value-type="string" calcext:value-type="string">
            <text:p>三光里蘆竹溝部落路面改善工程</text:p>
          </table:table-cell>
          <table:table-cell table:style-name="ce10" office:value-type="string" office:string-value="北門區" calcext:value-type="string">
            <text:p><text:s/>北門區 </text:p>
          </table:table-cell>
          <table:table-cell table:style-name="ce11" office:value-type="float" office:value="480" calcext:value-type="float">
            <text:p>480 </text:p>
          </table:table-cell>
          <table:table-cell table:style-name="ce11" office:value-type="float" office:value="280" calcext:value-type="float">
            <text:p>2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土田土木包工業" calcext:value-type="string">
            <text:p><text:s/>土田土木包工業 </text:p>
          </table:table-cell>
          <table:table-cell table:number-columns-repeated="249"/>
        </table:table-row>
        <table:table-row table:style-name="ro5">
          <table:table-cell table:style-name="ce5" office:value-type="string" calcext:value-type="string">
            <text:p>雙春里社區道路改善工程</text:p>
          </table:table-cell>
          <table:table-cell table:style-name="ce10" office:value-type="string" office:string-value="北門區" calcext:value-type="string">
            <text:p><text:s/>北門區 </text:p>
          </table:table-cell>
          <table:table-cell table:style-name="ce11" office:value-type="float" office:value="1500" calcext:value-type="float">
            <text:p>1,500 </text:p>
          </table:table-cell>
          <table:table-cell table:style-name="ce11" office:value-type="float" office:value="900" calcext:value-type="float">
            <text:p>9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永隆里廣播系統遷移工程</text:p>
          </table:table-cell>
          <table:table-cell table:style-name="ce10" office:value-type="string" office:string-value="北門區" calcext:value-type="string">
            <text:p><text:s/>北門區 </text:p>
          </table:table-cell>
          <table:table-cell table:number-columns-repeated="2" table:style-name="ce11" office:value-type="float" office:value="20" calcext:value-type="float">
            <text:p>2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王昌鴻公司" calcext:value-type="string">
            <text:p><text:s/>王昌鴻公司 </text:p>
          </table:table-cell>
          <table:table-cell table:number-columns-repeated="249"/>
        </table:table-row>
        <table:table-row table:style-name="ro5">
          <table:table-cell table:style-name="ce5" office:value-type="string" calcext:value-type="string">
            <text:p>永隆里排水改善工程</text:p>
          </table:table-cell>
          <table:table-cell table:style-name="ce10" office:value-type="string" office:string-value="北門區" calcext:value-type="string">
            <text:p><text:s/>北門區 </text:p>
          </table:table-cell>
          <table:table-cell table:style-name="ce11" office:value-type="float" office:value="1570" calcext:value-type="float">
            <text:p>1,570 </text:p>
          </table:table-cell>
          <table:table-cell table:style-name="ce11" office:value-type="float" office:value="600" calcext:value-type="float">
            <text:p>6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頤承土木包工業" calcext:value-type="string">
            <text:p><text:s/>頤承土木包工業 </text:p>
          </table:table-cell>
          <table:table-cell table:number-columns-repeated="249"/>
        </table:table-row>
        <table:table-row table:style-name="ro5">
          <table:table-cell table:style-name="ce5" office:value-type="string" calcext:value-type="string">
            <text:p>錦湖里活動中心旁廣場改善工程</text:p>
          </table:table-cell>
          <table:table-cell table:style-name="ce10" office:value-type="string" office:string-value="北門區" calcext:value-type="string">
            <text:p><text:s/>北門區 </text:p>
          </table:table-cell>
          <table:table-cell table:number-columns-repeated="2" table:style-name="ce11" office:value-type="float" office:value="96" calcext:value-type="float">
            <text:p>9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玉明土木包工業" calcext:value-type="string">
            <text:p><text:s/>玉明土木包工業 </text:p>
          </table:table-cell>
          <table:table-cell table:number-columns-repeated="249"/>
        </table:table-row>
        <table:table-row table:style-name="ro5">
          <table:table-cell table:style-name="ce5" office:value-type="string" calcext:value-type="string">
            <text:p>改善北園市場周邊巷道路面工程</text:p>
          </table:table-cell>
          <table:table-cell table:style-name="ce10" office:value-type="string" office:string-value="北區" calcext:value-type="string">
            <text:p><text:s/>北區 </text:p>
          </table:table-cell>
          <table:table-cell table:style-name="ce11" office:value-type="float" office:value="1230" calcext:value-type="float">
            <text:p>1,230 </text:p>
          </table:table-cell>
          <table:table-cell table:style-name="ce11" office:value-type="float" office:value="1000" calcext:value-type="float">
            <text:p>1,0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濰聖土木包工業有限公司" calcext:value-type="string">
            <text:p><text:s/>濰聖土木包工業有限公司 </text:p>
          </table:table-cell>
          <table:table-cell table:number-columns-repeated="249"/>
        </table:table-row>
        <table:table-row table:style-name="ro5">
          <table:table-cell table:style-name="ce5" office:value-type="string" calcext:value-type="string">
            <text:p>永祥里活動中心設置LED跑馬燈</text:p>
          </table:table-cell>
          <table:table-cell table:style-name="ce10" office:value-type="string" office:string-value="北區" calcext:value-type="string">
            <text:p><text:s/>北區 </text:p>
          </table:table-cell>
          <table:table-cell table:number-columns-repeated="2" table:style-name="ce11" office:value-type="float" office:value="32" calcext:value-type="float">
            <text:p>32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晶焱光電有限公司" calcext:value-type="string">
            <text:p><text:s/>晶焱光電有限公司 </text:p>
          </table:table-cell>
          <table:table-cell table:number-columns-repeated="249"/>
        </table:table-row>
        <table:table-row table:style-name="ro5">
          <table:table-cell table:style-name="ce5" office:value-type="string" calcext:value-type="string">
            <text:p>正風里昇平社區活動中心旁綠地增設體適能設備</text:p>
          </table:table-cell>
          <table:table-cell table:style-name="ce10" office:value-type="string" office:string-value="北區" calcext:value-type="string">
            <text:p><text:s/>北區 </text:p>
          </table:table-cell>
          <table:table-cell table:number-columns-repeated="2" table:style-name="ce11" office:value-type="float" office:value="35" calcext:value-type="float">
            <text:p>3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大玩實業有限公司" calcext:value-type="string">
            <text:p><text:s/>大玩實業有限公司 </text:p>
          </table:table-cell>
          <table:table-cell table:number-columns-repeated="249"/>
        </table:table-row>
        <table:table-row table:style-name="ro5">
          <table:table-cell table:style-name="ce5" office:value-type="string" calcext:value-type="string">
            <text:p>內庄里里內道路改善工程</text:p>
          </table:table-cell>
          <table:table-cell table:style-name="ce10" office:value-type="string" office:string-value="左鎮區" calcext:value-type="string">
            <text:p><text:s/>左鎮區 </text:p>
          </table:table-cell>
          <table:table-cell table:style-name="ce11" office:value-type="float" office:value="443" calcext:value-type="float">
            <text:p>443 </text:p>
          </table:table-cell>
          <table:table-cell table:style-name="ce11" office:value-type="float" office:value="400" calcext:value-type="float">
            <text:p>4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建明土木包工業" calcext:value-type="string">
            <text:p><text:s/>建明土木包工業 </text:p>
          </table:table-cell>
          <table:table-cell table:number-columns-repeated="249"/>
        </table:table-row>
        <table:table-row table:style-name="ro5">
          <table:table-cell table:style-name="ce5" office:value-type="string" calcext:value-type="string">
            <text:p>東橋里活動中心購置投影機及電動布幕</text:p>
          </table:table-cell>
          <table:table-cell table:style-name="ce10" office:value-type="string" office:string-value="永康區" calcext:value-type="string">
            <text:p><text:s/>永康區 </text:p>
          </table:table-cell>
          <table:table-cell table:style-name="ce11" office:value-type="float" office:value="72" calcext:value-type="float">
            <text:p>72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宏權科技有限公司" calcext:value-type="string">
            <text:p><text:s/>宏權科技有限公司 </text:p>
          </table:table-cell>
          <table:table-cell table:number-columns-repeated="249"/>
        </table:table-row>
        <table:table-row table:style-name="ro5">
          <table:table-cell table:style-name="ce5" office:value-type="string" calcext:value-type="string">
            <text:p>尚頂里活動中心設置LED全彩電腦字幕機</text:p>
          </table:table-cell>
          <table:table-cell table:style-name="ce10" office:value-type="string" office:string-value="永康區" calcext:value-type="string">
            <text:p><text:s/>永康區 </text:p>
          </table:table-cell>
          <table:table-cell table:number-columns-repeated="2" table:style-name="ce11" office:value-type="float" office:value="79" calcext:value-type="float">
            <text:p>79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久億光電科技" calcext:value-type="string">
            <text:p><text:s/>久億光電科技 </text:p>
          </table:table-cell>
          <table:table-cell table:number-columns-repeated="249"/>
        </table:table-row>
        <table:table-row table:style-name="ro5">
          <table:table-cell table:style-name="ce5" office:value-type="string" calcext:value-type="string">
            <text:p>鹽行里活動中心購置跑步機、健身車、血壓計及體重機</text:p>
          </table:table-cell>
          <table:table-cell table:style-name="ce10" office:value-type="string" office:string-value="永康區" calcext:value-type="string">
            <text:p><text:s/>永康區 </text:p>
          </table:table-cell>
          <table:table-cell table:style-name="ce11" office:value-type="float" office:value="290" calcext:value-type="float">
            <text:p>290 </text:p>
          </table:table-cell>
          <table:table-cell table:style-name="ce11" office:value-type="float" office:value="65" calcext:value-type="float">
            <text:p>6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羅德運動用品社" calcext:value-type="string">
            <text:p><text:s/>羅德運動用品社 </text:p>
          </table:table-cell>
          <table:table-cell table:number-columns-repeated="249"/>
        </table:table-row>
        <table:table-row table:style-name="ro5">
          <table:table-cell table:style-name="ce5" office:value-type="string" calcext:value-type="string">
            <text:p>安康里活動中心設置監視系統</text:p>
          </table:table-cell>
          <table:table-cell table:style-name="ce10" office:value-type="string" office:string-value="永康區" calcext:value-type="string">
            <text:p><text:s/>永康區 </text:p>
          </table:table-cell>
          <table:table-cell table:style-name="ce11" office:value-type="float" office:value="41" calcext:value-type="float">
            <text:p>41 </text:p>
          </table:table-cell>
          <table:table-cell table:style-name="ce11" office:value-type="float" office:value="36" calcext:value-type="float">
            <text:p>3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翔鈜數位科技企業社" calcext:value-type="string">
            <text:p><text:s/>翔鈜數位科技企業社 </text:p>
          </table:table-cell>
          <table:table-cell table:number-columns-repeated="249"/>
        </table:table-row>
        <table:table-row table:style-name="ro5">
          <table:table-cell table:style-name="ce5" office:value-type="string" calcext:value-type="string">
            <text:p>復興里活動中心修繕地板、電動鐵門更換及牆壁粉刷</text:p>
          </table:table-cell>
          <table:table-cell table:style-name="ce10" office:value-type="string" office:string-value="永康區" calcext:value-type="string">
            <text:p><text:s/>永康區 </text:p>
          </table:table-cell>
          <table:table-cell table:style-name="ce11" office:value-type="float" office:value="220" calcext:value-type="float">
            <text:p>220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英宏土木包工業" calcext:value-type="string">
            <text:p><text:s/>英宏土木包工業 </text:p>
          </table:table-cell>
          <table:table-cell table:number-columns-repeated="249"/>
        </table:table-row>
        <table:table-row table:style-name="ro5">
          <table:table-cell table:style-name="ce5" office:value-type="string" calcext:value-type="string">
            <text:p>建國里影三華廈新增防護網工程</text:p>
          </table:table-cell>
          <table:table-cell table:style-name="ce10" office:value-type="string" office:string-value="永康區" calcext:value-type="string">
            <text:p><text:s/>永康區 </text:p>
          </table:table-cell>
          <table:table-cell table:style-name="ce11" office:value-type="float" office:value="260" calcext:value-type="float">
            <text:p>260 </text:p>
          </table:table-cell>
          <table:table-cell table:style-name="ce11" office:value-type="float" office:value="200" calcext:value-type="float">
            <text:p>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英宏土木包工業" calcext:value-type="string">
            <text:p><text:s/>英宏土木包工業 </text:p>
          </table:table-cell>
          <table:table-cell table:number-columns-repeated="249"/>
        </table:table-row>
        <table:table-row table:style-name="ro5">
          <table:table-cell table:style-name="ce5" office:value-type="string" calcext:value-type="string">
            <text:p>修整復國里活動中心3樓為運動休閒場地</text:p>
          </table:table-cell>
          <table:table-cell table:style-name="ce10" office:value-type="string" office:string-value="永康區" calcext:value-type="string">
            <text:p><text:s/>永康區 </text:p>
          </table:table-cell>
          <table:table-cell table:style-name="ce11" office:value-type="float" office:value="1560" calcext:value-type="float">
            <text:p>1,560 </text:p>
          </table:table-cell>
          <table:table-cell table:style-name="ce11" office:value-type="float" office:value="1000" calcext:value-type="float">
            <text:p>1,0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美邦營造有限公司" calcext:value-type="string">
            <text:p><text:s/>美邦營造有限公司 </text:p>
          </table:table-cell>
          <table:table-cell table:number-columns-repeated="249"/>
        </table:table-row>
        <table:table-row table:style-name="ro5">
          <table:table-cell table:style-name="ce5" office:value-type="string" calcext:value-type="string">
            <text:p>修整東灣里活動中心前廣場地坪</text:p>
          </table:table-cell>
          <table:table-cell table:style-name="ce10" office:value-type="string" office:string-value="永康區" calcext:value-type="string">
            <text:p><text:s/>永康區 </text:p>
          </table:table-cell>
          <table:table-cell table:style-name="ce11" office:value-type="float" office:value="270" calcext:value-type="float">
            <text:p>270 </text:p>
          </table:table-cell>
          <table:table-cell table:style-name="ce11" office:value-type="float" office:value="240" calcext:value-type="float">
            <text:p>2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英宏土木包工業" calcext:value-type="string">
            <text:p><text:s/>英宏土木包工業 </text:p>
          </table:table-cell>
          <table:table-cell table:number-columns-repeated="249"/>
        </table:table-row>
        <table:table-row table:style-name="ro5">
          <table:table-cell table:style-name="ce5" office:value-type="string" calcext:value-type="string">
            <text:p>勝利里活動中心裝設LED全彩電腦字幕機</text:p>
          </table:table-cell>
          <table:table-cell table:style-name="ce10" office:value-type="string" office:string-value="永康區" calcext:value-type="string">
            <text:p><text:s/>永康區 </text:p>
          </table:table-cell>
          <table:table-cell table:style-name="ce11" office:value-type="float" office:value="58" calcext:value-type="float">
            <text:p>58 </text:p>
          </table:table-cell>
          <table:table-cell table:style-name="ce11" office:value-type="float" office:value="55" calcext:value-type="float">
            <text:p>5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久億光電科技" calcext:value-type="string">
            <text:p><text:s/>久億光電科技 </text:p>
          </table:table-cell>
          <table:table-cell table:number-columns-repeated="249"/>
        </table:table-row>
        <table:table-row table:style-name="ro5">
          <table:table-cell table:style-name="ce5" office:value-type="string" calcext:value-type="string">
            <text:p>新樹里活動中心購置休閒運動設施</text:p>
          </table:table-cell>
          <table:table-cell table:style-name="ce10" office:value-type="string" office:string-value="永康區" calcext:value-type="string">
            <text:p><text:s/>永康區 </text:p>
          </table:table-cell>
          <table:table-cell table:style-name="ce11" office:value-type="float" office:value="280" calcext:value-type="float">
            <text:p>280 </text:p>
          </table:table-cell>
          <table:table-cell table:style-name="ce11" office:value-type="float" office:value="60" calcext:value-type="float">
            <text:p>6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美迪亞健康器材有限公司" calcext:value-type="string">
            <text:p><text:s/>美迪亞健康器材有限公司 </text:p>
          </table:table-cell>
          <table:table-cell table:number-columns-repeated="249"/>
        </table:table-row>
        <table:table-row table:style-name="ro5">
          <table:table-cell table:style-name="ce5" office:value-type="string" calcext:value-type="string">
            <text:p>烏竹里活動中心購置直立式冷氣</text:p>
          </table:table-cell>
          <table:table-cell table:style-name="ce10" office:value-type="string" office:string-value="永康區" calcext:value-type="string">
            <text:p><text:s/>永康區 </text:p>
          </table:table-cell>
          <table:table-cell table:style-name="ce11" office:value-type="float" office:value="170" calcext:value-type="float">
            <text:p>170 </text:p>
          </table:table-cell>
          <table:table-cell table:style-name="ce11" office:value-type="float" office:value="160" calcext:value-type="float">
            <text:p>16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大同公司" calcext:value-type="string">
            <text:p><text:s/>大同公司 </text:p>
          </table:table-cell>
          <table:table-cell table:number-columns-repeated="249"/>
        </table:table-row>
        <table:table-row table:style-name="ro5">
          <table:table-cell table:style-name="ce5" office:value-type="string" calcext:value-type="string">
            <text:p>中興里活動中心牆壁漏水整修</text:p>
          </table:table-cell>
          <table:table-cell table:style-name="ce10" office:value-type="string" office:string-value="永康區" calcext:value-type="string">
            <text:p><text:s/>永康區 </text:p>
          </table:table-cell>
          <table:table-cell table:style-name="ce11" office:value-type="float" office:value="98" calcext:value-type="float">
            <text:p>98 </text:p>
          </table:table-cell>
          <table:table-cell table:style-name="ce11" office:value-type="float" office:value="55" calcext:value-type="float">
            <text:p>5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禹宏土木包工業" calcext:value-type="string">
            <text:p><text:s/>禹宏土木包工業 </text:p>
          </table:table-cell>
          <table:table-cell table:number-columns-repeated="249"/>
        </table:table-row>
        <table:table-row table:style-name="ro5">
          <table:table-cell table:style-name="ce5" office:value-type="string" calcext:value-type="string">
            <text:p>東橋里活動中心設置照明工程</text:p>
          </table:table-cell>
          <table:table-cell table:style-name="ce10" office:value-type="string" office:string-value="永康區" calcext:value-type="string">
            <text:p><text:s/>永康區 </text:p>
          </table:table-cell>
          <table:table-cell table:style-name="ce11" office:value-type="float" office:value="97" calcext:value-type="float">
            <text:p>97 </text:p>
          </table:table-cell>
          <table:table-cell table:style-name="ce11" office:value-type="float" office:value="85" calcext:value-type="float">
            <text:p>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建輝電器工程行" calcext:value-type="string">
            <text:p><text:s/>建輝電器工程行 </text:p>
          </table:table-cell>
          <table:table-cell table:number-columns-repeated="249"/>
        </table:table-row>
        <table:table-row table:style-name="ro5">
          <table:table-cell table:style-name="ce5" office:value-type="string" calcext:value-type="string">
            <text:p>安康里活動中心購置多媒體撥放器設備</text:p>
          </table:table-cell>
          <table:table-cell table:style-name="ce10" office:value-type="string" office:string-value="永康區" calcext:value-type="string">
            <text:p><text:s/>永康區 </text:p>
          </table:table-cell>
          <table:table-cell table:style-name="ce11" office:value-type="float" office:value="70" calcext:value-type="float">
            <text:p>70 </text:p>
          </table:table-cell>
          <table:table-cell table:style-name="ce11" office:value-type="float" office:value="65" calcext:value-type="float">
            <text:p>6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景誠電子有限公司" calcext:value-type="string">
            <text:p><text:s/>景誠電子有限公司 </text:p>
          </table:table-cell>
          <table:table-cell table:number-columns-repeated="249"/>
        </table:table-row>
        <table:table-row table:style-name="ro5">
          <table:table-cell table:style-name="ce5" office:value-type="string" calcext:value-type="string">
            <text:p>二王里活動中心購置內部設備</text:p>
          </table:table-cell>
          <table:table-cell table:style-name="ce10" office:value-type="string" office:string-value="永康區" calcext:value-type="string">
            <text:p><text:s/>永康區 </text:p>
          </table:table-cell>
          <table:table-cell table:style-name="ce11" office:value-type="float" office:value="153" calcext:value-type="float">
            <text:p>153 </text:p>
          </table:table-cell>
          <table:table-cell table:style-name="ce11" office:value-type="float" office:value="148" calcext:value-type="float">
            <text:p>148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三菱視訊股份有限公司" calcext:value-type="string">
            <text:p><text:s/>三菱視訊股份有限公司 </text:p>
          </table:table-cell>
          <table:table-cell table:number-columns-repeated="249"/>
        </table:table-row>
        <table:table-row table:style-name="ro5">
          <table:table-cell table:style-name="ce5" office:value-type="string" calcext:value-type="string">
            <text:p>六合里活動中心固定窗修改為外開窗工程</text:p>
          </table:table-cell>
          <table:table-cell table:style-name="ce10" office:value-type="string" office:string-value="永康區" calcext:value-type="string">
            <text:p><text:s/>永康區 </text:p>
          </table:table-cell>
          <table:table-cell table:style-name="ce11" office:value-type="float" office:value="94" calcext:value-type="float">
            <text:p>94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華記鋁門窗行" calcext:value-type="string">
            <text:p><text:s/>華記鋁門窗行 </text:p>
          </table:table-cell>
          <table:table-cell table:number-columns-repeated="249"/>
        </table:table-row>
        <table:table-row table:style-name="ro5">
          <table:table-cell table:style-name="ce5" office:value-type="string" calcext:value-type="string">
            <text:p>崑山里修建里民活動廣場</text:p>
          </table:table-cell>
          <table:table-cell table:style-name="ce10" office:value-type="string" office:string-value="永康區" calcext:value-type="string">
            <text:p><text:s/>永康區 </text:p>
          </table:table-cell>
          <table:table-cell table:style-name="ce11" office:value-type="float" office:value="1085" calcext:value-type="float">
            <text:p>1,085 </text:p>
          </table:table-cell>
          <table:table-cell table:style-name="ce11" office:value-type="float" office:value="980" calcext:value-type="float">
            <text:p>9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南銘營造 " calcext:value-type="string">
            <text:p><text:s/>南銘營造 <text:s/></text:p>
          </table:table-cell>
          <table:table-cell table:number-columns-repeated="249"/>
        </table:table-row>
        <table:table-row table:style-name="ro5">
          <table:table-cell table:style-name="ce5" office:value-type="string" calcext:value-type="string">
            <text:p>西灣里活動中心裝設監視系統</text:p>
          </table:table-cell>
          <table:table-cell table:style-name="ce10" office:value-type="string" office:string-value="永康區" calcext:value-type="string">
            <text:p><text:s/>永康區 </text:p>
          </table:table-cell>
          <table:table-cell table:style-name="ce11" office:value-type="float" office:value="96" calcext:value-type="float">
            <text:p>96 </text:p>
          </table:table-cell>
          <table:table-cell table:style-name="ce11" office:value-type="float" office:value="75" calcext:value-type="float">
            <text:p>7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和光通信器材行" calcext:value-type="string">
            <text:p><text:s/>和光通信器材行 </text:p>
          </table:table-cell>
          <table:table-cell table:number-columns-repeated="249"/>
        </table:table-row>
        <table:table-row table:style-name="ro5">
          <table:table-cell table:style-name="ce5" office:value-type="string" calcext:value-type="string">
            <text:p>烏竹里增建活動中心增建廁所工程</text:p>
          </table:table-cell>
          <table:table-cell table:style-name="ce10" office:value-type="string" office:string-value="永康區" calcext:value-type="string">
            <text:p><text:s/>永康區 </text:p>
          </table:table-cell>
          <table:table-cell table:style-name="ce11" office:value-type="float" office:value="850" calcext:value-type="float">
            <text:p>850 </text:p>
          </table:table-cell>
          <table:table-cell table:style-name="ce11" office:value-type="float" office:value="800" calcext:value-type="float">
            <text:p>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7">
          <table:table-cell table:style-name="ce5" office:value-type="string" calcext:value-type="string">
            <text:p>二王里活動中心修繕窗簾公佈欄及壁板工程</text:p>
          </table:table-cell>
          <table:table-cell table:style-name="ce10" office:value-type="string" office:string-value="永康區" calcext:value-type="string">
            <text:p><text:s/>永康區 </text:p>
          </table:table-cell>
          <table:table-cell table:style-name="ce11" office:value-type="float" office:value="99" calcext:value-type="float">
            <text:p>99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上聖室內裝修工程有限公司" calcext:value-type="string">
            <text:p><text:s/>上聖室內裝修工程有限公司 </text:p>
          </table:table-cell>
          <table:table-cell table:number-columns-repeated="249"/>
        </table:table-row>
        <table:table-row table:style-name="ro5">
          <table:table-cell table:style-name="ce5" office:value-type="string" calcext:value-type="string">
            <text:p>鹽洲里活動中心裝設監視系統</text:p>
          </table:table-cell>
          <table:table-cell table:style-name="ce10" office:value-type="string" office:string-value="永康區" calcext:value-type="string">
            <text:p><text:s/>永康區 </text:p>
          </table:table-cell>
          <table:table-cell table:style-name="ce11" office:value-type="float" office:value="94" calcext:value-type="float">
            <text:p>94 </text:p>
          </table:table-cell>
          <table:table-cell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和光通信器材行" calcext:value-type="string">
            <text:p><text:s/>和光通信器材行 </text:p>
          </table:table-cell>
          <table:table-cell table:number-columns-repeated="249"/>
        </table:table-row>
        <table:table-row table:style-name="ro5">
          <table:table-cell table:style-name="ce5" office:value-type="string" calcext:value-type="string">
            <text:p>六合里活動中心裝設監視系統</text:p>
          </table:table-cell>
          <table:table-cell table:style-name="ce10" office:value-type="string" office:string-value="永康區" calcext:value-type="string">
            <text:p><text:s/>永康區 </text:p>
          </table:table-cell>
          <table:table-cell table:style-name="ce11" office:value-type="float" office:value="97" calcext:value-type="float">
            <text:p>97 </text:p>
          </table:table-cell>
          <table:table-cell table:style-name="ce11" office:value-type="float" office:value="45" calcext:value-type="float">
            <text:p>4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統祥資訊科技有限公司" calcext:value-type="string">
            <text:p><text:s/>統祥資訊科技有限公司 </text:p>
          </table:table-cell>
          <table:table-cell table:number-columns-repeated="249"/>
        </table:table-row>
        <table:table-row table:style-name="ro5">
          <table:table-cell table:style-name="ce5" office:value-type="string" calcext:value-type="string">
            <text:p>神洲里活動中心裝設監視系統</text:p>
          </table:table-cell>
          <table:table-cell table:style-name="ce10" office:value-type="string" office:string-value="永康區" calcext:value-type="string">
            <text:p><text:s/>永康區 </text:p>
          </table:table-cell>
          <table:table-cell table:style-name="ce11" office:value-type="float" office:value="86" calcext:value-type="float">
            <text:p>86 </text:p>
          </table:table-cell>
          <table:table-cell table:style-name="ce11" office:value-type="float" office:value="40" calcext:value-type="float">
            <text:p>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和光通信器材行" calcext:value-type="string">
            <text:p><text:s/>和光通信器材行 </text:p>
          </table:table-cell>
          <table:table-cell table:number-columns-repeated="249"/>
        </table:table-row>
        <table:table-row table:style-name="ro5">
          <table:table-cell table:style-name="ce5" office:value-type="string" calcext:value-type="string">
            <text:p>正強里活動中心裝設監視系統</text:p>
          </table:table-cell>
          <table:table-cell table:style-name="ce10" office:value-type="string" office:string-value="永康區" calcext:value-type="string">
            <text:p><text:s/>永康區 </text:p>
          </table:table-cell>
          <table:table-cell table:style-name="ce11" office:value-type="float" office:value="77" calcext:value-type="float">
            <text:p>77 </text:p>
          </table:table-cell>
          <table:table-cell table:style-name="ce11" office:value-type="float" office:value="40" calcext:value-type="float">
            <text:p>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偉岱實業行" calcext:value-type="string">
            <text:p><text:s/>偉岱實業行 </text:p>
          </table:table-cell>
          <table:table-cell table:number-columns-repeated="249"/>
        </table:table-row>
        <table:table-row table:style-name="ro5">
          <table:table-cell table:style-name="ce5" office:value-type="string" calcext:value-type="string">
            <text:p>烏竹里活動中心裝設監視系統</text:p>
          </table:table-cell>
          <table:table-cell table:style-name="ce10" office:value-type="string" office:string-value="永康區" calcext:value-type="string">
            <text:p><text:s/>永康區 </text:p>
          </table:table-cell>
          <table:table-cell table:style-name="ce11" office:value-type="float" office:value="95" calcext:value-type="float">
            <text:p>95 </text:p>
          </table:table-cell>
          <table:table-cell table:style-name="ce11" office:value-type="float" office:value="40" calcext:value-type="float">
            <text:p>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創奇科技有限公司" calcext:value-type="string">
            <text:p><text:s/>創奇科技有限公司 </text:p>
          </table:table-cell>
          <table:table-cell table:number-columns-repeated="249"/>
        </table:table-row>
        <table:table-row table:style-name="ro6">
          <table:table-cell table:style-name="ce5" office:value-type="string" calcext:value-type="string">
            <text:p>新樹里活動中心裝設監視系統</text:p>
          </table:table-cell>
          <table:table-cell table:style-name="ce10" office:value-type="string" office:string-value="永康區" calcext:value-type="string">
            <text:p><text:s/>永康區 </text:p>
          </table:table-cell>
          <table:table-cell table:style-name="ce11" office:value-type="float" office:value="70" calcext:value-type="float">
            <text:p>70 </text:p>
          </table:table-cell>
          <table:table-cell table:style-name="ce11" office:value-type="float" office:value="40" calcext:value-type="float">
            <text:p>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友立通電子科技股份有限公司" calcext:value-type="string">
            <text:p><text:s/>友立通電子科技股份有限公司 </text:p>
          </table:table-cell>
          <table:table-cell table:number-columns-repeated="249"/>
        </table:table-row>
        <table:table-row table:style-name="ro5">
          <table:table-cell table:style-name="ce5" office:value-type="string" calcext:value-type="string">
            <text:p>三和里石牌仔道路側溝改善工程</text:p>
          </table:table-cell>
          <table:table-cell table:style-name="ce10" office:value-type="string" office:string-value="玉井區" calcext:value-type="string">
            <text:p><text:s/>玉井區 </text:p>
          </table:table-cell>
          <table:table-cell table:style-name="ce11" office:value-type="float" office:value="780" calcext:value-type="float">
            <text:p>780 </text:p>
          </table:table-cell>
          <table:table-cell table:style-name="ce11" office:value-type="float" office:value="400" calcext:value-type="float">
            <text:p>4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5">
          <table:table-cell table:style-name="ce5" office:value-type="string" calcext:value-type="string">
            <text:p>中正里道路側溝改善工程</text:p>
          </table:table-cell>
          <table:table-cell table:style-name="ce10" office:value-type="string" office:string-value="玉井區" calcext:value-type="string">
            <text:p><text:s/>玉井區 </text:p>
          </table:table-cell>
          <table:table-cell table:style-name="ce11" office:value-type="float" office:value="840" calcext:value-type="float">
            <text:p>840 </text:p>
          </table:table-cell>
          <table:table-cell table:style-name="ce11" office:value-type="float" office:value="480" calcext:value-type="float">
            <text:p>4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6">
          <table:table-cell table:style-name="ce5" office:value-type="string" calcext:value-type="string">
            <text:p>竹圍里鹿陶社區道路排水改善工程(僅補助路面加鋪部分，排水暫不補助)</text:p>
          </table:table-cell>
          <table:table-cell table:style-name="ce10" office:value-type="string" office:string-value="玉井區" calcext:value-type="string">
            <text:p><text:s/>玉井區 </text:p>
          </table:table-cell>
          <table:table-cell table:style-name="ce11" office:value-type="float" office:value="900" calcext:value-type="float">
            <text:p>900 </text:p>
          </table:table-cell>
          <table:table-cell table:style-name="ce11" office:value-type="float" office:value="150" calcext:value-type="float">
            <text:p>1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得意土木包工業" calcext:value-type="string">
            <text:p><text:s/>得意土木包工業 </text:p>
          </table:table-cell>
          <table:table-cell table:number-columns-repeated="249"/>
        </table:table-row>
        <table:table-row table:style-name="ro5">
          <table:table-cell table:style-name="ce5" office:value-type="string" calcext:value-type="string">
            <text:p>層林里活動中心購置運動器材</text:p>
          </table:table-cell>
          <table:table-cell table:style-name="ce10" office:value-type="string" office:string-value="玉井區" calcext:value-type="string">
            <text:p><text:s/>玉井區 </text:p>
          </table:table-cell>
          <table:table-cell table:style-name="ce11" office:value-type="float" office:value="72" calcext:value-type="float">
            <text:p>72 </text:p>
          </table:table-cell>
          <table:table-cell table:style-name="ce11" office:value-type="float" office:value="65" calcext:value-type="float">
            <text:p>6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美迪亞健康器材有限公司" calcext:value-type="string">
            <text:p><text:s/>美迪亞健康器材有限公司 </text:p>
          </table:table-cell>
          <table:table-cell table:number-columns-repeated="249"/>
        </table:table-row>
        <table:table-row table:style-name="ro5">
          <table:table-cell table:style-name="ce5" office:value-type="string" calcext:value-type="string">
            <text:p>中正里斗六仔部落集會活動廣場改善工程</text:p>
          </table:table-cell>
          <table:table-cell table:style-name="ce10" office:value-type="string" office:string-value="玉井區" calcext:value-type="string">
            <text:p><text:s/>玉井區 </text:p>
          </table:table-cell>
          <table:table-cell table:style-name="ce11" office:value-type="float" office:value="1200" calcext:value-type="float">
            <text:p>1,200 </text:p>
          </table:table-cell>
          <table:table-cell table:style-name="ce11" office:value-type="float" office:value="1100" calcext:value-type="float">
            <text:p>1,1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聖勲營造有限公司" calcext:value-type="string">
            <text:p><text:s/>聖勲營造有限公司 </text:p>
          </table:table-cell>
          <table:table-cell table:number-columns-repeated="249"/>
        </table:table-row>
        <table:table-row table:style-name="ro5">
          <table:table-cell table:style-name="ce5" office:value-type="string" calcext:value-type="string">
            <text:p>豐里里活動中心購置內部設備</text:p>
          </table:table-cell>
          <table:table-cell table:style-name="ce10" office:value-type="string" office:string-value="玉井區" calcext:value-type="string">
            <text:p><text:s/>玉井區 </text:p>
          </table:table-cell>
          <table:table-cell table:style-name="ce11" office:value-type="float" office:value="59" calcext:value-type="float">
            <text:p>59 </text:p>
          </table:table-cell>
          <table:table-cell table:style-name="ce11" office:value-type="float" office:value="26" calcext:value-type="float">
            <text:p>2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美迪亞健康器材有限公司" calcext:value-type="string">
            <text:p><text:s/>美迪亞健康器材有限公司 </text:p>
          </table:table-cell>
          <table:table-cell table:number-columns-repeated="249"/>
        </table:table-row>
        <table:table-row table:style-name="ro5">
          <table:table-cell table:style-name="ce5" office:value-type="string" calcext:value-type="string">
            <text:p>甘宅里社區活動中心流動廁所採購</text:p>
          </table:table-cell>
          <table:table-cell table:style-name="ce10" office:value-type="string" office:string-value="白河區" calcext:value-type="string">
            <text:p><text:s/>白河區 </text:p>
          </table:table-cell>
          <table:table-cell table:number-columns-repeated="2" table:style-name="ce11" office:value-type="float" office:value="80" calcext:value-type="float">
            <text:p>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泳城企業社" calcext:value-type="string">
            <text:p><text:s/>泳城企業社 </text:p>
          </table:table-cell>
          <table:table-cell table:number-columns-repeated="249"/>
        </table:table-row>
        <table:table-row table:style-name="ro5">
          <table:table-cell table:style-name="ce5" office:value-type="string" calcext:value-type="string">
            <text:p>大林里松王宮入口道路改善工程</text:p>
          </table:table-cell>
          <table:table-cell table:style-name="ce10" office:value-type="string" office:string-value="白河區" calcext:value-type="string">
            <text:p><text:s/>白河區 </text:p>
          </table:table-cell>
          <table:table-cell table:number-columns-repeated="2" table:style-name="ce11" office:value-type="float" office:value="30" calcext:value-type="float">
            <text:p>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原宏營造有限公司" calcext:value-type="string">
            <text:p><text:s/>原宏營造有限公司 </text:p>
          </table:table-cell>
          <table:table-cell table:number-columns-repeated="249"/>
        </table:table-row>
        <table:table-row table:style-name="ro5">
          <table:table-cell table:style-name="ce5" office:value-type="string" calcext:value-type="string">
            <text:p>億載里活動中心集會空間增設冷氣</text:p>
          </table:table-cell>
          <table:table-cell table:style-name="ce10" office:value-type="string" office:string-value="安平區" calcext:value-type="string">
            <text:p><text:s/>安平區 </text:p>
          </table:table-cell>
          <table:table-cell table:style-name="ce11" office:value-type="float" office:value="290" calcext:value-type="float">
            <text:p>290 </text:p>
          </table:table-cell>
          <table:table-cell table:style-name="ce11" office:value-type="float" office:value="280" calcext:value-type="float">
            <text:p>2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三菱視訊股份有限公司" calcext:value-type="string">
            <text:p><text:s/>三菱視訊股份有限公司 </text:p>
          </table:table-cell>
          <table:table-cell table:number-columns-repeated="249"/>
        </table:table-row>
        <table:table-row table:style-name="ro5">
          <table:table-cell table:style-name="ce5" office:value-type="string" calcext:value-type="string">
            <text:p>幸福里里內巷道排水溝改善工程</text:p>
          </table:table-cell>
          <table:table-cell table:style-name="ce10" office:value-type="string" office:string-value="安南區" calcext:value-type="string">
            <text:p><text:s/>安南區 </text:p>
          </table:table-cell>
          <table:table-cell table:number-columns-repeated="2" table:style-name="ce11" office:value-type="float" office:value="1200" calcext:value-type="float">
            <text:p>1,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久興土木包工業" calcext:value-type="string">
            <text:p><text:s/>久興土木包工業 </text:p>
          </table:table-cell>
          <table:table-cell table:number-columns-repeated="249"/>
        </table:table-row>
        <table:table-row table:style-name="ro5">
          <table:table-cell table:style-name="ce5" office:value-type="string" calcext:value-type="string">
            <text:p>鹽田里活動中心後方空地設置休閒器材</text:p>
          </table:table-cell>
          <table:table-cell table:style-name="ce10" office:value-type="string" office:string-value="安南區" calcext:value-type="string">
            <text:p><text:s/>安南區 </text:p>
          </table:table-cell>
          <table:table-cell table:style-name="ce11" office:value-type="float" office:value="91" calcext:value-type="float">
            <text:p>91 </text:p>
          </table:table-cell>
          <table:table-cell table:style-name="ce11" office:value-type="float" office:value="85" calcext:value-type="float">
            <text:p>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偉銓營造有限公司" calcext:value-type="string">
            <text:p><text:s/>偉銓營造有限公司 </text:p>
          </table:table-cell>
          <table:table-cell table:number-columns-repeated="249"/>
        </table:table-row>
        <table:table-row table:style-name="ro5">
          <table:table-cell table:style-name="ce5" office:value-type="string" calcext:value-type="string">
            <text:p>鳳凰里安中路一段560巷25弄及36弄路面修繕工程</text:p>
          </table:table-cell>
          <table:table-cell table:style-name="ce10" office:value-type="string" office:string-value="安南區" calcext:value-type="string">
            <text:p><text:s/>安南區 </text:p>
          </table:table-cell>
          <table:table-cell table:style-name="ce11" office:value-type="float" office:value="1350" calcext:value-type="float">
            <text:p>1,350 </text:p>
          </table:table-cell>
          <table:table-cell table:style-name="ce11" office:value-type="float" office:value="1200" calcext:value-type="float">
            <text:p>1,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天成營造有限公司" calcext:value-type="string">
            <text:p><text:s/>天成營造有限公司 </text:p>
          </table:table-cell>
          <table:table-cell table:number-columns-repeated="249"/>
        </table:table-row>
        <table:table-row table:style-name="ro5">
          <table:table-cell table:style-name="ce5" office:value-type="string" calcext:value-type="string">
            <text:p>學東里活動中心左側設置拆卸式遮雨棚</text:p>
          </table:table-cell>
          <table:table-cell table:style-name="ce10" office:value-type="string" office:string-value="安南區" calcext:value-type="string">
            <text:p><text:s/>安南區 </text:p>
          </table:table-cell>
          <table:table-cell table:style-name="ce11" office:value-type="float" office:value="92" calcext:value-type="float">
            <text:p>92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百仕丞工程有限公司" calcext:value-type="string">
            <text:p><text:s/>百仕丞工程有限公司 </text:p>
          </table:table-cell>
          <table:table-cell table:number-columns-repeated="249"/>
        </table:table-row>
        <table:table-row table:style-name="ro5">
          <table:table-cell table:style-name="ce5" office:value-type="string" calcext:value-type="string">
            <text:p>安慶里活動中心購置多媒體電腦伴唱機組設備</text:p>
          </table:table-cell>
          <table:table-cell table:style-name="ce10" office:value-type="string" office:string-value="安南區" calcext:value-type="string">
            <text:p><text:s/>安南區 </text:p>
          </table:table-cell>
          <table:table-cell table:style-name="ce11" office:value-type="float" office:value="89" calcext:value-type="float">
            <text:p>89 </text:p>
          </table:table-cell>
          <table:table-cell table:style-name="ce11" office:value-type="float" office:value="60" calcext:value-type="float">
            <text:p>6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永豐電子企業" calcext:value-type="string">
            <text:p><text:s/>永豐電子企業 </text:p>
          </table:table-cell>
          <table:table-cell table:number-columns-repeated="249"/>
        </table:table-row>
        <table:table-row table:style-name="ro5">
          <table:table-cell table:style-name="ce5" office:value-type="string" calcext:value-type="string">
            <text:p>淵東里修繕海佃路4段55巷內等路面改善工程</text:p>
          </table:table-cell>
          <table:table-cell table:style-name="ce10" office:value-type="string" office:string-value="安南區" calcext:value-type="string">
            <text:p><text:s/>安南區 </text:p>
          </table:table-cell>
          <table:table-cell table:style-name="ce11" office:value-type="float" office:value="912" calcext:value-type="float">
            <text:p>912 </text:p>
          </table:table-cell>
          <table:table-cell table:style-name="ce11" office:value-type="float" office:value="850" calcext:value-type="float">
            <text:p>8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5">
          <table:table-cell table:style-name="ce5" office:value-type="string" calcext:value-type="string">
            <text:p>理想里大安街215巷單號側排水溝改善工程</text:p>
          </table:table-cell>
          <table:table-cell table:style-name="ce10" office:value-type="string" office:string-value="安南區" calcext:value-type="string">
            <text:p><text:s/>安南區 </text:p>
          </table:table-cell>
          <table:table-cell table:style-name="ce11" office:value-type="float" office:value="400" calcext:value-type="float">
            <text:p>400 </text:p>
          </table:table-cell>
          <table:table-cell table:style-name="ce11" office:value-type="float" office:value="350" calcext:value-type="float">
            <text:p>3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友信土木包工業" calcext:value-type="string">
            <text:p><text:s/>友信土木包工業 </text:p>
          </table:table-cell>
          <table:table-cell table:number-columns-repeated="249"/>
        </table:table-row>
        <table:table-row table:style-name="ro5">
          <table:table-cell table:style-name="ce5" office:value-type="string" calcext:value-type="string">
            <text:p>淵東里活動中心修繕各層廁所瓷磚及4樓地板</text:p>
          </table:table-cell>
          <table:table-cell table:style-name="ce10" office:value-type="string" office:string-value="安南區" calcext:value-type="string">
            <text:p><text:s/>安南區 </text:p>
          </table:table-cell>
          <table:table-cell table:style-name="ce11" office:value-type="float" office:value="1250" calcext:value-type="float">
            <text:p>1,250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立欣土木包工業" calcext:value-type="string">
            <text:p><text:s/>立欣土木包工業 </text:p>
          </table:table-cell>
          <table:table-cell table:number-columns-repeated="249"/>
        </table:table-row>
        <table:table-row table:style-name="ro5">
          <table:table-cell table:style-name="ce5" office:value-type="string" calcext:value-type="string">
            <text:p>海南里汰換及增設廣播系統</text:p>
          </table:table-cell>
          <table:table-cell table:style-name="ce10" office:value-type="string" office:string-value="安南區" calcext:value-type="string">
            <text:p><text:s/>安南區 </text:p>
          </table:table-cell>
          <table:table-cell table:style-name="ce11" office:value-type="float" office:value="40" calcext:value-type="float">
            <text:p>40 </text:p>
          </table:table-cell>
          <table:table-cell table:style-name="ce11" office:value-type="float" office:value="20" calcext:value-type="float">
            <text:p>2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廣佑科技股份有限公司" calcext:value-type="string">
            <text:p><text:s/>廣佑科技股份有限公司 </text:p>
          </table:table-cell>
          <table:table-cell table:number-columns-repeated="249"/>
        </table:table-row>
        <table:table-row table:style-name="ro5">
          <table:table-cell table:style-name="ce5" office:value-type="string" calcext:value-type="string">
            <text:p>學東里公學路7段113巷排水溝溝面及路面修繕</text:p>
          </table:table-cell>
          <table:table-cell table:style-name="ce10" office:value-type="string" office:string-value="安南區" calcext:value-type="string">
            <text:p><text:s/>安南區 </text:p>
          </table:table-cell>
          <table:table-cell table:style-name="ce11" office:value-type="float" office:value="400" calcext:value-type="float">
            <text:p>400 </text:p>
          </table:table-cell>
          <table:table-cell table:style-name="ce11" office:value-type="float" office:value="350" calcext:value-type="float">
            <text:p>3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力陞土木包工業" calcext:value-type="string">
            <text:p><text:s/>力陞土木包工業 </text:p>
          </table:table-cell>
          <table:table-cell table:number-columns-repeated="249"/>
        </table:table-row>
        <table:table-row table:style-name="ro5">
          <table:table-cell table:style-name="ce5" office:value-type="string" calcext:value-type="string">
            <text:p>頂安里活動中心增設廣播系統設備</text:p>
          </table:table-cell>
          <table:table-cell table:style-name="ce10" office:value-type="string" office:string-value="安南區" calcext:value-type="string">
            <text:p><text:s/>安南區 </text:p>
          </table:table-cell>
          <table:table-cell table:style-name="ce11" office:value-type="float" office:value="98" calcext:value-type="float">
            <text:p>98 </text:p>
          </table:table-cell>
          <table:table-cell table:style-name="ce11" office:value-type="float" office:value="85" calcext:value-type="float">
            <text:p>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學友企業社" calcext:value-type="string">
            <text:p><text:s/>學友企業社 </text:p>
          </table:table-cell>
          <table:table-cell table:number-columns-repeated="249"/>
        </table:table-row>
        <table:table-row table:style-name="ro5">
          <table:table-cell table:style-name="ce5" office:value-type="string" calcext:value-type="string">
            <text:p>安和路一段96巷尾至96巷48弄排水溝工程</text:p>
          </table:table-cell>
          <table:table-cell table:style-name="ce10" office:value-type="string" office:string-value="安南區" calcext:value-type="string">
            <text:p><text:s/>安南區 </text:p>
          </table:table-cell>
          <table:table-cell table:style-name="ce11" office:value-type="float" office:value="448" calcext:value-type="float">
            <text:p>448 </text:p>
          </table:table-cell>
          <table:table-cell table:style-name="ce11" office:value-type="float" office:value="400" calcext:value-type="float">
            <text:p>4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元揚土木包工業" calcext:value-type="string">
            <text:p><text:s/>元揚土木包工業 </text:p>
          </table:table-cell>
          <table:table-cell table:number-columns-repeated="249"/>
        </table:table-row>
        <table:table-row table:style-name="ro5">
          <table:table-cell table:style-name="ce5" office:value-type="string" calcext:value-type="string">
            <text:p>鳳凰里安中路一段698巷空地為簡易停車場</text:p>
          </table:table-cell>
          <table:table-cell table:style-name="ce10" office:value-type="string" office:string-value="安南區" calcext:value-type="string">
            <text:p><text:s/>安南區 </text:p>
          </table:table-cell>
          <table:table-cell table:number-columns-repeated="2" table:style-name="ce11" office:value-type="float" office:value="80" calcext:value-type="float">
            <text:p>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限制性招標" calcext:value-type="string">
            <text:p><text:s/>限制性招標 </text:p>
          </table:table-cell>
          <table:table-cell table:style-name="ce15" office:value-type="string" office:string-value="峻豪土木包工業" calcext:value-type="string">
            <text:p><text:s/>峻豪土木包工業 </text:p>
          </table:table-cell>
          <table:table-cell table:number-columns-repeated="249"/>
        </table:table-row>
        <table:table-row table:style-name="ro5">
          <table:table-cell table:style-name="ce5" office:value-type="string" calcext:value-type="string">
            <text:p>港東里活動中心於保天宮廟埕前增設廣播鐵塔</text:p>
          </table:table-cell>
          <table:table-cell table:style-name="ce10" office:value-type="string" office:string-value="西港區" calcext:value-type="string">
            <text:p><text:s/>西港區 </text:p>
          </table:table-cell>
          <table:table-cell table:style-name="ce11" office:value-type="float" office:value="1200" calcext:value-type="float">
            <text:p>1,200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鎮山里戶外集會廣場及綠美化工程</text:p>
          </table:table-cell>
          <table:table-cell table:style-name="ce10" office:value-type="string" office:string-value="佳里區" calcext:value-type="string">
            <text:p><text:s/>佳里區 </text:p>
          </table:table-cell>
          <table:table-cell table:style-name="ce11" office:value-type="float" office:value="1200" calcext:value-type="float">
            <text:p>1,200 </text:p>
          </table:table-cell>
          <table:table-cell table:style-name="ce11" office:value-type="float" office:value="800" calcext:value-type="float">
            <text:p>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建南里(安南路與新生路段)集會廣場及綠美化工程</text:p>
          </table:table-cell>
          <table:table-cell table:style-name="ce10" office:value-type="string" office:string-value="佳里區" calcext:value-type="string">
            <text:p><text:s/>佳里區 </text:p>
          </table:table-cell>
          <table:table-cell table:style-name="ce11" office:value-type="float" office:value="1000" calcext:value-type="float">
            <text:p>1,000 </text:p>
          </table:table-cell>
          <table:table-cell table:style-name="ce11" office:value-type="float" office:value="800" calcext:value-type="float">
            <text:p>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安西里設置LED廣告字幕機計畫</text:p>
          </table:table-cell>
          <table:table-cell table:style-name="ce10" office:value-type="string" office:string-value="佳里區" calcext:value-type="string">
            <text:p><text:s/>佳里區 </text:p>
          </table:table-cell>
          <table:table-cell table:style-name="ce11" office:value-type="float" office:value="201" calcext:value-type="float">
            <text:p>201 </text:p>
          </table:table-cell>
          <table:table-cell table:style-name="ce11" office:value-type="float" office:value="30" calcext:value-type="float">
            <text:p>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興璊科技有限公司" calcext:value-type="string">
            <text:p><text:s/>興璊科技有限公司 </text:p>
          </table:table-cell>
          <table:table-cell table:number-columns-repeated="249"/>
        </table:table-row>
        <table:table-row table:style-name="ro5">
          <table:table-cell table:style-name="ce5" office:value-type="string" calcext:value-type="string">
            <text:p>蚶寮里戶外集會廣場路燈工程</text:p>
          </table:table-cell>
          <table:table-cell table:style-name="ce10" office:value-type="string" office:string-value="佳里區" calcext:value-type="string">
            <text:p><text:s/>佳里區 </text:p>
          </table:table-cell>
          <table:table-cell table:style-name="ce11" office:value-type="float" office:value="283" calcext:value-type="float">
            <text:p>283 </text:p>
          </table:table-cell>
          <table:table-cell table:style-name="ce11" office:value-type="float" office:value="250" calcext:value-type="float">
            <text:p>2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駿宏水電工程有限公司" calcext:value-type="string">
            <text:p><text:s/>駿宏水電工程有限公司 </text:p>
          </table:table-cell>
          <table:table-cell table:number-columns-repeated="249"/>
        </table:table-row>
        <table:table-row table:style-name="ro5">
          <table:table-cell table:style-name="ce5" office:value-type="string" calcext:value-type="string">
            <text:p>蚶寮里聚落戶外集會廣場工程</text:p>
          </table:table-cell>
          <table:table-cell table:style-name="ce10" office:value-type="string" office:string-value="佳里區" calcext:value-type="string">
            <text:p><text:s/>佳里區 </text:p>
          </table:table-cell>
          <table:table-cell table:number-columns-repeated="2" table:style-name="ce11" office:value-type="float" office:value="700" calcext:value-type="float">
            <text:p>7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建南里(光復路段)集會廣場及綠美化工程</text:p>
          </table:table-cell>
          <table:table-cell table:style-name="ce10" office:value-type="string" office:string-value="佳里區" calcext:value-type="string">
            <text:p><text:s/>佳里區 </text:p>
          </table:table-cell>
          <table:table-cell table:style-name="ce11" office:value-type="float" office:value="787" calcext:value-type="float">
            <text:p>787 </text:p>
          </table:table-cell>
          <table:table-cell table:style-name="ce11" office:value-type="float" office:value="750" calcext:value-type="float">
            <text:p>7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大承土木包工業" calcext:value-type="string">
            <text:p><text:s/>大承土木包工業 </text:p>
          </table:table-cell>
          <table:table-cell table:number-columns-repeated="249"/>
        </table:table-row>
        <table:table-row table:style-name="ro5">
          <table:table-cell table:style-name="ce5" office:value-type="string" calcext:value-type="string">
            <text:p>通興里新設無線廣播系統</text:p>
          </table:table-cell>
          <table:table-cell table:style-name="ce10" office:value-type="string" office:string-value="佳里區" calcext:value-type="string">
            <text:p><text:s/>佳里區 </text:p>
          </table:table-cell>
          <table:table-cell table:style-name="ce11" office:value-type="float" office:value="385" calcext:value-type="float">
            <text:p>385 </text:p>
          </table:table-cell>
          <table:table-cell table:style-name="ce11" office:value-type="float" office:value="330" calcext:value-type="float">
            <text:p>3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社子里活動中心增設廣播系統</text:p>
          </table:table-cell>
          <table:table-cell table:style-name="ce10" office:value-type="string" office:string-value="官田區" calcext:value-type="string">
            <text:p><text:s/>官田區 </text:p>
          </table:table-cell>
          <table:table-cell table:style-name="ce11" office:value-type="float" office:value="88" calcext:value-type="float">
            <text:p>88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暢泓科技顧問企業社" calcext:value-type="string">
            <text:p><text:s/>暢泓科技顧問企業社 </text:p>
          </table:table-cell>
          <table:table-cell table:number-columns-repeated="249"/>
        </table:table-row>
        <table:table-row table:style-name="ro5">
          <table:table-cell table:style-name="ce5" office:value-type="string" calcext:value-type="string">
            <text:p>隆本里活動中心廣播系統主機汰換</text:p>
          </table:table-cell>
          <table:table-cell table:style-name="ce10" office:value-type="string" office:string-value="官田區" calcext:value-type="string">
            <text:p><text:s/>官田區 </text:p>
          </table:table-cell>
          <table:table-cell table:style-name="ce11" office:value-type="float" office:value="96" calcext:value-type="float">
            <text:p>96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暢泓科技顧問企業社" calcext:value-type="string">
            <text:p><text:s/>暢泓科技顧問企業社 </text:p>
          </table:table-cell>
          <table:table-cell table:number-columns-repeated="249"/>
        </table:table-row>
        <table:table-row table:style-name="ro5">
          <table:table-cell table:style-name="ce5" office:value-type="string" calcext:value-type="string">
            <text:p>湖山里活動中心外牆設置LED字幕機</text:p>
          </table:table-cell>
          <table:table-cell table:style-name="ce10" office:value-type="string" office:string-value="官田區" calcext:value-type="string">
            <text:p><text:s/>官田區 </text:p>
          </table:table-cell>
          <table:table-cell table:style-name="ce11" office:value-type="float" office:value="63" calcext:value-type="float">
            <text:p>63 </text:p>
          </table:table-cell>
          <table:table-cell table:style-name="ce11" office:value-type="float" office:value="40" calcext:value-type="float">
            <text:p>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富順美工廣告社" calcext:value-type="string">
            <text:p><text:s/>富順美工廣告社 </text:p>
          </table:table-cell>
          <table:table-cell table:number-columns-repeated="249"/>
        </table:table-row>
        <table:table-row table:style-name="ro5">
          <table:table-cell table:style-name="ce5" office:value-type="string" calcext:value-type="string">
            <text:p>湖山里活動中心廣播系統汰換</text:p>
          </table:table-cell>
          <table:table-cell table:style-name="ce10" office:value-type="string" office:string-value="官田區" calcext:value-type="string">
            <text:p><text:s/>官田區 </text:p>
          </table:table-cell>
          <table:table-cell table:style-name="ce11" office:value-type="float" office:value="92" calcext:value-type="float">
            <text:p>92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暢泓科技顧問企業社" calcext:value-type="string">
            <text:p><text:s/>暢泓科技顧問企業社 </text:p>
          </table:table-cell>
          <table:table-cell table:number-columns-repeated="249"/>
        </table:table-row>
        <table:table-row table:style-name="ro5">
          <table:table-cell table:style-name="ce5" office:value-type="string" calcext:value-type="string">
            <text:p>嶺南里活動中心旁排水溝護欄申請</text:p>
          </table:table-cell>
          <table:table-cell table:style-name="ce10" office:value-type="string" office:string-value="東山區" calcext:value-type="string">
            <text:p><text:s/>東山區 </text:p>
          </table:table-cell>
          <table:table-cell table:style-name="ce11" office:value-type="float" office:value="400" calcext:value-type="float">
            <text:p>400 </text:p>
          </table:table-cell>
          <table:table-cell table:style-name="ce11" office:value-type="float" office:value="200" calcext:value-type="float">
            <text:p>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震順土木包工業" calcext:value-type="string">
            <text:p><text:s/>震順土木包工業 </text:p>
          </table:table-cell>
          <table:table-cell table:number-columns-repeated="249"/>
        </table:table-row>
        <table:table-row table:style-name="ro5">
          <table:table-cell table:style-name="ce5" office:value-type="string" calcext:value-type="string">
            <text:p>嶺南里活動中心旁欄杆設置工程</text:p>
          </table:table-cell>
          <table:table-cell table:style-name="ce10" office:value-type="string" office:string-value="東山區" calcext:value-type="string">
            <text:p><text:s/>東山區 </text:p>
          </table:table-cell>
          <table:table-cell table:style-name="ce11" office:value-type="float" office:value="235" calcext:value-type="float">
            <text:p>235 </text:p>
          </table:table-cell>
          <table:table-cell table:style-name="ce11" office:value-type="float" office:value="177" calcext:value-type="float">
            <text:p>177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東凱土木營建工程" calcext:value-type="string">
            <text:p><text:s/>東凱土木營建工程 </text:p>
          </table:table-cell>
          <table:table-cell table:number-columns-repeated="249"/>
        </table:table-row>
        <table:table-row table:style-name="ro5">
          <table:table-cell table:style-name="ce5" office:value-type="string" calcext:value-type="string">
            <text:p>東山區公有閒置空間改善計畫</text:p>
          </table:table-cell>
          <table:table-cell table:style-name="ce10" office:value-type="string" office:string-value="東山區" calcext:value-type="string">
            <text:p><text:s/>東山區 </text:p>
          </table:table-cell>
          <table:table-cell table:style-name="ce11" office:value-type="float" office:value="1700" calcext:value-type="float">
            <text:p>1,700 </text:p>
          </table:table-cell>
          <table:table-cell table:style-name="ce11" office:value-type="float" office:value="1400" calcext:value-type="float">
            <text:p>1,4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青山里玉華宮前廣場擋土牆改善工程</text:p>
          </table:table-cell>
          <table:table-cell table:style-name="ce10" office:value-type="string" office:string-value="東山區" calcext:value-type="string">
            <text:p><text:s/>東山區 </text:p>
          </table:table-cell>
          <table:table-cell table:style-name="ce11" office:value-type="float" office:value="300" calcext:value-type="float">
            <text:p>300 </text:p>
          </table:table-cell>
          <table:table-cell table:style-name="ce11" office:value-type="float" office:value="199" calcext:value-type="float">
            <text:p>199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茂盛土木包工業" calcext:value-type="string">
            <text:p><text:s/>茂盛土木包工業 </text:p>
          </table:table-cell>
          <table:table-cell table:number-columns-repeated="249"/>
        </table:table-row>
        <table:table-row table:style-name="ro5">
          <table:table-cell table:style-name="ce5" office:value-type="string" calcext:value-type="string">
            <text:p>嶺南里宅子內部落(嶺南高分60B4)道路改善工程</text:p>
          </table:table-cell>
          <table:table-cell table:style-name="ce10" office:value-type="string" office:string-value="東山區" calcext:value-type="string">
            <text:p><text:s/>東山區 </text:p>
          </table:table-cell>
          <table:table-cell table:style-name="ce11" office:value-type="float" office:value="158" calcext:value-type="float">
            <text:p>158 </text:p>
          </table:table-cell>
          <table:table-cell table:style-name="ce11" office:value-type="float" office:value="148" calcext:value-type="float">
            <text:p>148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崇文崇成里活動中心2樓購置多媒體多媒體伴唱機音響設備</text:p>
          </table:table-cell>
          <table:table-cell table:style-name="ce10" office:value-type="string" office:string-value="東區" calcext:value-type="string">
            <text:p><text:s/>東區 </text:p>
          </table:table-cell>
          <table:table-cell table:style-name="ce11" office:value-type="float" office:value="97" calcext:value-type="float">
            <text:p>97 </text:p>
          </table:table-cell>
          <table:table-cell table:style-name="ce11" office:value-type="float" office:value="95" calcext:value-type="float">
            <text:p>9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華泰國際有限公司" calcext:value-type="string">
            <text:p><text:s/>華泰國際有限公司 </text:p>
          </table:table-cell>
          <table:table-cell table:number-columns-repeated="249"/>
        </table:table-row>
        <table:table-row table:style-name="ro5">
          <table:table-cell table:style-name="ce5" office:value-type="string" calcext:value-type="string">
            <text:p>崇文崇成里活動中心購置投影機、布幕、液晶螢幕等內部設備</text:p>
          </table:table-cell>
          <table:table-cell table:style-name="ce10" office:value-type="string" office:string-value="東區" calcext:value-type="string">
            <text:p><text:s/>東區 </text:p>
          </table:table-cell>
          <table:table-cell table:style-name="ce11" office:value-type="float" office:value="218" calcext:value-type="float">
            <text:p>218 </text:p>
          </table:table-cell>
          <table:table-cell table:style-name="ce11" office:value-type="float" office:value="200" calcext:value-type="float">
            <text:p>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華泰國際有限公司" calcext:value-type="string">
            <text:p><text:s/>華泰國際有限公司 </text:p>
          </table:table-cell>
          <table:table-cell table:number-columns-repeated="249"/>
        </table:table-row>
        <table:table-row table:style-name="ro5">
          <table:table-cell table:style-name="ce5" office:value-type="string" calcext:value-type="string">
            <text:p>泉南里活動中心購置液晶電視及無線麥克風</text:p>
          </table:table-cell>
          <table:table-cell table:style-name="ce10" office:value-type="string" office:string-value="東區" calcext:value-type="string">
            <text:p><text:s/>東區 </text:p>
          </table:table-cell>
          <table:table-cell table:style-name="ce11" office:value-type="float" office:value="45" calcext:value-type="float">
            <text:p>45 </text:p>
          </table:table-cell>
          <table:table-cell table:style-name="ce11" office:value-type="float" office:value="36" calcext:value-type="float">
            <text:p>3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啟揚音響企業社" calcext:value-type="string">
            <text:p><text:s/>啟揚音響企業社 </text:p>
          </table:table-cell>
          <table:table-cell table:number-columns-repeated="249"/>
        </table:table-row>
        <table:table-row table:style-name="ro5">
          <table:table-cell table:style-name="ce5" office:value-type="string" calcext:value-type="string">
            <text:p>大德里活動中心汰換2.3.4樓老舊冷氣</text:p>
          </table:table-cell>
          <table:table-cell table:style-name="ce10" office:value-type="string" office:string-value="東區" calcext:value-type="string">
            <text:p><text:s/>東區 </text:p>
          </table:table-cell>
          <table:table-cell table:style-name="ce11" office:value-type="float" office:value="391" calcext:value-type="float">
            <text:p>391 </text:p>
          </table:table-cell>
          <table:table-cell table:style-name="ce11" office:value-type="float" office:value="340" calcext:value-type="float">
            <text:p>3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大同綜合訊電股份公司" calcext:value-type="string">
            <text:p><text:s/>大同綜合訊電股份公司 </text:p>
          </table:table-cell>
          <table:table-cell table:number-columns-repeated="249"/>
        </table:table-row>
        <table:table-row table:style-name="ro5">
          <table:table-cell table:style-name="ce5" office:value-type="string" calcext:value-type="string">
            <text:p>衛國里活動中心設置全彩跑馬燈</text:p>
          </table:table-cell>
          <table:table-cell table:style-name="ce10" office:value-type="string" office:string-value="東區" calcext:value-type="string">
            <text:p><text:s/>東區 </text:p>
          </table:table-cell>
          <table:table-cell table:style-name="ce11" office:value-type="float" office:value="52" calcext:value-type="float">
            <text:p>52 </text:p>
          </table:table-cell>
          <table:table-cell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南商企業有限公司" calcext:value-type="string">
            <text:p><text:s/>南商企業有限公司 </text:p>
          </table:table-cell>
          <table:table-cell table:number-columns-repeated="249"/>
        </table:table-row>
        <table:table-row table:style-name="ro5">
          <table:table-cell table:style-name="ce5" office:value-type="string" calcext:value-type="string">
            <text:p>衛國里活動中心2樓設置多媒體系統</text:p>
          </table:table-cell>
          <table:table-cell table:style-name="ce10" office:value-type="string" office:string-value="東區" calcext:value-type="string">
            <text:p><text:s/>東區 </text:p>
          </table:table-cell>
          <table:table-cell table:style-name="ce11" office:value-type="float" office:value="112" calcext:value-type="float">
            <text:p>112 </text:p>
          </table:table-cell>
          <table:table-cell table:style-name="ce11" office:value-type="float" office:value="85" calcext:value-type="float">
            <text:p>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景誠電子有限公司" calcext:value-type="string">
            <text:p><text:s/>景誠電子有限公司 </text:p>
          </table:table-cell>
          <table:table-cell table:number-columns-repeated="249"/>
        </table:table-row>
        <table:table-row table:style-name="ro5">
          <table:table-cell table:style-name="ce5" office:value-type="string" calcext:value-type="string">
            <text:p>衛國里活動中心設置監視系統</text:p>
          </table:table-cell>
          <table:table-cell table:style-name="ce10" office:value-type="string" office:string-value="東區" calcext:value-type="string">
            <text:p><text:s/>東區 </text:p>
          </table:table-cell>
          <table:table-cell table:style-name="ce11" office:value-type="float" office:value="98" calcext:value-type="float">
            <text:p>98 </text:p>
          </table:table-cell>
          <table:table-cell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進兆國際有限公司" calcext:value-type="string">
            <text:p><text:s/>進兆國際有限公司 </text:p>
          </table:table-cell>
          <table:table-cell table:number-columns-repeated="249"/>
        </table:table-row>
        <table:table-row table:style-name="ro5">
          <table:table-cell table:style-name="ce5" office:value-type="string" calcext:value-type="string">
            <text:p>富強里活動中心裝設監視系統</text:p>
          </table:table-cell>
          <table:table-cell table:style-name="ce10" office:value-type="string" office:string-value="東區" calcext:value-type="string">
            <text:p><text:s/>東區 </text:p>
          </table:table-cell>
          <table:table-cell table:style-name="ce11" office:value-type="float" office:value="99" calcext:value-type="float">
            <text:p>99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技佳通訊工程行" calcext:value-type="string">
            <text:p><text:s/>技佳通訊工程行 </text:p>
          </table:table-cell>
          <table:table-cell table:number-columns-repeated="249"/>
        </table:table-row>
        <table:table-row table:style-name="ro5">
          <table:table-cell table:style-name="ce5" office:value-type="string" calcext:value-type="string">
            <text:p>新東里活動中心購置會議椅</text:p>
          </table:table-cell>
          <table:table-cell table:style-name="ce10" office:value-type="string" office:string-value="東區" calcext:value-type="string">
            <text:p><text:s/>東區 </text:p>
          </table:table-cell>
          <table:table-cell table:style-name="ce11" office:value-type="float" office:value="60" calcext:value-type="float">
            <text:p>60 </text:p>
          </table:table-cell>
          <table:table-cell table:style-name="ce11" office:value-type="float" office:value="45" calcext:value-type="float">
            <text:p>4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巧意辦公傢俱有限公司" calcext:value-type="string">
            <text:p><text:s/>巧意辦公傢俱有限公司 </text:p>
          </table:table-cell>
          <table:table-cell table:number-columns-repeated="249"/>
        </table:table-row>
        <table:table-row table:style-name="ro5">
          <table:table-cell table:style-name="ce5" office:value-type="string" calcext:value-type="string">
            <text:p>東聖里辦公處計畫修整活動中心1樓空間(原為托兒所)</text:p>
          </table:table-cell>
          <table:table-cell table:style-name="ce10" office:value-type="string" office:string-value="東區" calcext:value-type="string">
            <text:p><text:s/>東區 </text:p>
          </table:table-cell>
          <table:table-cell table:style-name="ce11" office:value-type="float" office:value="2200" calcext:value-type="float">
            <text:p>2,200 </text:p>
          </table:table-cell>
          <table:table-cell table:style-name="ce11" office:value-type="float" office:value="900" calcext:value-type="float">
            <text:p>9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莊敬里活動中心3樓圖書室購置冷氣</text:p>
          </table:table-cell>
          <table:table-cell table:style-name="ce10" office:value-type="string" office:string-value="東區" calcext:value-type="string">
            <text:p><text:s/>東區 </text:p>
          </table:table-cell>
          <table:table-cell table:number-columns-repeated="2" table:style-name="ce11" office:value-type="float" office:value="309" calcext:value-type="float">
            <text:p>309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大同綜合訊電股份公司" calcext:value-type="string">
            <text:p><text:s/>大同綜合訊電股份公司 </text:p>
          </table:table-cell>
          <table:table-cell table:number-columns-repeated="249"/>
        </table:table-row>
        <table:table-row table:style-name="ro5">
          <table:table-cell table:style-name="ce5" office:value-type="string" calcext:value-type="string">
            <text:p>西埔里聚落主要道路崩塌改善工程</text:p>
          </table:table-cell>
          <table:table-cell table:style-name="ce10" office:value-type="string" office:string-value="南化區" calcext:value-type="string">
            <text:p><text:s/>南化區 </text:p>
          </table:table-cell>
          <table:table-cell table:style-name="ce11" office:value-type="float" office:value="820" calcext:value-type="float">
            <text:p>820 </text:p>
          </table:table-cell>
          <table:table-cell table:style-name="ce11" office:value-type="float" office:value="800" calcext:value-type="float">
            <text:p>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佳泰土木包工業" calcext:value-type="string">
            <text:p><text:s/>佳泰土木包工業 </text:p>
          </table:table-cell>
          <table:table-cell table:number-columns-repeated="249"/>
        </table:table-row>
        <table:table-row table:style-name="ro5">
          <table:table-cell table:style-name="ce5" office:value-type="string" calcext:value-type="string">
            <text:p>東和里往西埔里聯絡道路改善工程</text:p>
          </table:table-cell>
          <table:table-cell table:style-name="ce10" office:value-type="string" office:string-value="南化區" calcext:value-type="string">
            <text:p><text:s/>南化區 </text:p>
          </table:table-cell>
          <table:table-cell table:style-name="ce11" office:value-type="float" office:value="3262" calcext:value-type="float">
            <text:p>3,262 </text:p>
          </table:table-cell>
          <table:table-cell table:style-name="ce11" office:value-type="float" office:value="1800" calcext:value-type="float">
            <text:p>1,8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堆高營造工程有限公司" calcext:value-type="string">
            <text:p><text:s/>堆高營造工程有限公司 </text:p>
          </table:table-cell>
          <table:table-cell table:number-columns-repeated="249"/>
        </table:table-row>
        <table:table-row table:style-name="ro10">
          <table:table-cell table:style-name="ce5" office:value-type="string" calcext:value-type="string">
            <text:p>東和里設置廣播系統</text:p>
          </table:table-cell>
          <table:table-cell table:style-name="ce10" office:value-type="string" office:string-value="南化區" calcext:value-type="string">
            <text:p><text:s/>南化區 </text:p>
          </table:table-cell>
          <table:table-cell table:style-name="ce11" office:value-type="float" office:value="889" calcext:value-type="float">
            <text:p>889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7" office:value-type="string" office:string-value="公開招標(2案併同招標)" calcext:value-type="string" table:number-columns-spanned="1" table:number-rows-spanned="2">
            <text:p><text:s/>公開招標(2案併同招標) </text:p>
          </table:table-cell>
          <table:table-cell table:style-name="ce20" office:value-type="string" office:string-value="晶鑽電訊企業行" calcext:value-type="string" table:number-columns-spanned="1" table:number-rows-spanned="2">
            <text:p><text:s/>晶鑽電訊企業行 </text:p>
          </table:table-cell>
          <table:table-cell table:number-columns-repeated="249"/>
        </table:table-row>
        <table:table-row table:style-name="ro5">
          <table:table-cell table:style-name="ce5" office:value-type="string" calcext:value-type="string">
            <text:p>南化里設置廣播系統</text:p>
          </table:table-cell>
          <table:table-cell table:style-name="ce10" office:value-type="string" office:string-value="南化區" calcext:value-type="string">
            <text:p><text:s/>南化區 </text:p>
          </table:table-cell>
          <table:table-cell table:style-name="ce11" office:value-type="float" office:value="878" calcext:value-type="float">
            <text:p>878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covered-table-cell table:style-name="ce10"/>
          <table:covered-table-cell table:style-name="ce15"/>
          <table:table-cell table:number-columns-repeated="249"/>
        </table:table-row>
        <table:table-row table:style-name="ro5">
          <table:table-cell table:style-name="ce5" office:value-type="string" calcext:value-type="string">
            <text:p>北寮南寮土地公廟旁道路崩塌改善工程</text:p>
          </table:table-cell>
          <table:table-cell table:style-name="ce10" office:value-type="string" office:string-value="南化區" calcext:value-type="string">
            <text:p><text:s/>南化區 </text:p>
          </table:table-cell>
          <table:table-cell table:style-name="ce11" office:value-type="float" office:value="587" calcext:value-type="float">
            <text:p>587 </text:p>
          </table:table-cell>
          <table:table-cell table:style-name="ce11" office:value-type="float" office:value="475" calcext:value-type="float">
            <text:p>47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移除廣州里活動中心旁黑板樹</text:p>
          </table:table-cell>
          <table:table-cell table:style-name="ce10" office:value-type="string" office:string-value="南區" calcext:value-type="string">
            <text:p><text:s/>南區 </text:p>
          </table:table-cell>
          <table:table-cell table:number-columns-repeated="2" table:style-name="ce11" office:value-type="float" office:value="36" calcext:value-type="float">
            <text:p>3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綠威園藝行" calcext:value-type="string">
            <text:p><text:s/>綠威園藝行 </text:p>
          </table:table-cell>
          <table:table-cell table:number-columns-repeated="249"/>
        </table:table-row>
        <table:table-row table:style-name="ro9">
          <table:table-cell table:style-name="ce5" office:value-type="string" calcext:value-type="string">
            <text:p>府南里活動中心改善1樓舞台布幕及購置飲水機</text:p>
          </table:table-cell>
          <table:table-cell table:style-name="ce10" office:value-type="string" office:string-value="南區" calcext:value-type="string">
            <text:p><text:s/>南區 </text:p>
          </table:table-cell>
          <table:table-cell table:style-name="ce11" office:value-type="float" office:value="167" calcext:value-type="float">
            <text:p>167 </text:p>
          </table:table-cell>
          <table:table-cell table:style-name="ce11" office:value-type="float" office:value="145" calcext:value-type="float">
            <text:p>14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舞台布幕-逕洽廠商/飲水機-共同契約" calcext:value-type="string">
            <text:p><text:s/>舞台布幕-逕洽廠商/飲水機-共同契約 </text:p>
          </table:table-cell>
          <table:table-cell table:style-name="ce15" office:value-type="string" office:string-value="舞台布幕-安德森企業有限公司/飲水機-賀眾" calcext:value-type="string">
            <text:p><text:s/>舞台布幕-安德森企業有限公司/飲水機-賀眾 </text:p>
          </table:table-cell>
          <table:table-cell table:number-columns-repeated="249"/>
        </table:table-row>
        <table:table-row table:style-name="ro11">
          <table:table-cell table:style-name="ce5" office:value-type="string" calcext:value-type="string">
            <text:p>南華里活動中心購置內部設備</text:p>
          </table:table-cell>
          <table:table-cell table:style-name="ce10" office:value-type="string" office:string-value="南區" calcext:value-type="string">
            <text:p><text:s/>南區 </text:p>
          </table:table-cell>
          <table:table-cell table:style-name="ce11" office:value-type="float" office:value="280" calcext:value-type="float">
            <text:p>280 </text:p>
          </table:table-cell>
          <table:table-cell table:style-name="ce11" office:value-type="float" office:value="150" calcext:value-type="float">
            <text:p>1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窗簾-逕洽廠商/電視機及飲水機及會議桌椅-共同契約" calcext:value-type="string">
            <text:p><text:s/>窗簾-逕洽廠商/電視機及飲水機及會議桌椅-共同契約 </text:p>
          </table:table-cell>
          <table:table-cell table:style-name="ce15" office:value-type="string" office:string-value="窗簾-安德森企業有限公司/電視機:尚真公司/飲水機:賀眾/會議桌椅-良崧有限公司" calcext:value-type="string">
            <text:p><text:s/>窗簾-安德森企業有限公司/電視機:尚真公司/飲水機:賀眾/會議桌椅-良崧有限公司 </text:p>
          </table:table-cell>
          <table:table-cell table:number-columns-repeated="249"/>
        </table:table-row>
        <table:table-row table:style-name="ro5">
          <table:table-cell table:style-name="ce5" office:value-type="string" calcext:value-type="string">
            <text:p>南都里活動中心旁舊管理員室及周邊環境改善工程</text:p>
          </table:table-cell>
          <table:table-cell table:style-name="ce10" office:value-type="string" office:string-value="南區" calcext:value-type="string">
            <text:p><text:s/>南區 </text:p>
          </table:table-cell>
          <table:table-cell table:number-columns-repeated="2"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明褘營造有限公司" calcext:value-type="string">
            <text:p><text:s/>明褘營造有限公司 </text:p>
          </table:table-cell>
          <table:table-cell table:number-columns-repeated="249"/>
        </table:table-row>
        <table:table-row table:style-name="ro5">
          <table:table-cell table:style-name="ce5" office:value-type="string" calcext:value-type="string">
            <text:p>竹溪里活動中心周邊下陷改善工程</text:p>
          </table:table-cell>
          <table:table-cell table:style-name="ce10" office:value-type="string" office:string-value="南區" calcext:value-type="string">
            <text:p><text:s/>南區 </text:p>
          </table:table-cell>
          <table:table-cell table:style-name="ce11" office:value-type="float" office:value="96" calcext:value-type="float">
            <text:p>96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三橋營造有限公司" calcext:value-type="string">
            <text:p><text:s/>三橋營造有限公司 </text:p>
          </table:table-cell>
          <table:table-cell table:number-columns-repeated="249"/>
        </table:table-row>
        <table:table-row table:style-name="ro6">
          <table:table-cell table:style-name="ce5" office:value-type="string" calcext:value-type="string">
            <text:p>竹溪里辦公處計畫改善活動中心前花台綠美化工程及增設體適能器材</text:p>
          </table:table-cell>
          <table:table-cell table:style-name="ce10" office:value-type="string" office:string-value="南區" calcext:value-type="string">
            <text:p><text:s/>南區 </text:p>
          </table:table-cell>
          <table:table-cell table:style-name="ce11" office:value-type="float" office:value="77" calcext:value-type="float">
            <text:p>77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湧基營造工程有限公司" calcext:value-type="string">
            <text:p><text:s/>湧基營造工程有限公司 </text:p>
          </table:table-cell>
          <table:table-cell table:number-columns-repeated="249"/>
        </table:table-row>
        <table:table-row table:style-name="ro9">
          <table:table-cell table:style-name="ce5" office:value-type="string" calcext:value-type="string">
            <text:p>嘉田嘉民里聯合活動中心裝設飲水機、置物櫥櫃、消防照明燈及逃生方向指示燈</text:p>
          </table:table-cell>
          <table:table-cell table:style-name="ce10" office:value-type="string" office:string-value="後壁區" calcext:value-type="string">
            <text:p><text:s/>後壁區 </text:p>
          </table:table-cell>
          <table:table-cell table:style-name="ce11" office:value-type="float" office:value="83" calcext:value-type="float">
            <text:p>83 </text:p>
          </table:table-cell>
          <table:table-cell table:style-name="ce11" office:value-type="float" office:value="73" calcext:value-type="float">
            <text:p>73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龍成電器工程行/賴國和室內設計/百能消防器材有限公司" calcext:value-type="string">
            <text:p><text:s/>龍成電器工程行/賴國和室內設計/百能消防器材有限公司 </text:p>
          </table:table-cell>
          <table:table-cell table:number-columns-repeated="249"/>
        </table:table-row>
        <table:table-row table:style-name="ro6">
          <table:table-cell table:style-name="ce5" office:value-type="string" calcext:value-type="string">
            <text:p>菁豐里活動中心內部彩虹版及窗簾更新</text:p>
          </table:table-cell>
          <table:table-cell table:style-name="ce10" office:value-type="string" office:string-value="後壁區" calcext:value-type="string">
            <text:p><text:s/>後壁區 </text:p>
          </table:table-cell>
          <table:table-cell table:style-name="ce11" office:value-type="float" office:value="83" calcext:value-type="float">
            <text:p>83 </text:p>
          </table:table-cell>
          <table:table-cell table:style-name="ce11" office:value-type="float" office:value="75" calcext:value-type="float">
            <text:p>7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賴國和室內設計/聯邦帆布行" calcext:value-type="string">
            <text:p><text:s/>賴國和室內設計/聯邦帆布行 </text:p>
          </table:table-cell>
          <table:table-cell table:number-columns-repeated="249"/>
        </table:table-row>
        <table:table-row table:style-name="ro5">
          <table:table-cell table:style-name="ce5" office:value-type="string" calcext:value-type="string">
            <text:p>後壁侯伯社區聯合活動中心設置室內廣播設備</text:p>
          </table:table-cell>
          <table:table-cell table:style-name="ce10" office:value-type="string" office:string-value="後壁區" calcext:value-type="string">
            <text:p><text:s/>後壁區 </text:p>
          </table:table-cell>
          <table:table-cell table:style-name="ce11" office:value-type="float" office:value="79" calcext:value-type="float">
            <text:p>79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鋐聲電器行" calcext:value-type="string">
            <text:p><text:s/>鋐聲電器行 </text:p>
          </table:table-cell>
          <table:table-cell table:number-columns-repeated="249"/>
        </table:table-row>
        <table:table-row table:style-name="ro5">
          <table:table-cell table:style-name="ce5" office:value-type="string" calcext:value-type="string">
            <text:p>菁豐里廣播系統設備更新工程</text:p>
          </table:table-cell>
          <table:table-cell table:style-name="ce10" office:value-type="string" office:string-value="後壁區" calcext:value-type="string">
            <text:p><text:s/>後壁區 </text:p>
          </table:table-cell>
          <table:table-cell table:style-name="ce11" office:value-type="float" office:value="96" calcext:value-type="float">
            <text:p>96 </text:p>
          </table:table-cell>
          <table:table-cell table:style-name="ce11" office:value-type="float" office:value="69" calcext:value-type="float">
            <text:p>69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龍成電器工程行" calcext:value-type="string">
            <text:p><text:s/>龍成電器工程行 </text:p>
          </table:table-cell>
          <table:table-cell table:number-columns-repeated="249"/>
        </table:table-row>
        <table:table-row table:style-name="ro5">
          <table:table-cell table:style-name="ce5" office:value-type="string" calcext:value-type="string">
            <text:p>大農里庄內道路排水改善工程</text:p>
          </table:table-cell>
          <table:table-cell table:style-name="ce10" office:value-type="string" office:string-value="柳營區" calcext:value-type="string">
            <text:p><text:s/>柳營區 </text:p>
          </table:table-cell>
          <table:table-cell table:style-name="ce11" office:value-type="float" office:value="1980" calcext:value-type="float">
            <text:p>1,980 </text:p>
          </table:table-cell>
          <table:table-cell table:style-name="ce11" office:value-type="float" office:value="1890" calcext:value-type="float">
            <text:p>1,8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億興土木包工業" calcext:value-type="string">
            <text:p><text:s/>億興土木包工業 </text:p>
          </table:table-cell>
          <table:table-cell table:number-columns-repeated="249"/>
        </table:table-row>
        <table:table-row table:style-name="ro5">
          <table:table-cell table:style-name="ce5" office:value-type="string" calcext:value-type="string">
            <text:p>旭山里新吉庄活動中心修繕計畫</text:p>
          </table:table-cell>
          <table:table-cell table:style-name="ce10" office:value-type="string" office:string-value="柳營區" calcext:value-type="string">
            <text:p><text:s/>柳營區 </text:p>
          </table:table-cell>
          <table:table-cell table:style-name="ce11" office:value-type="float" office:value="780" calcext:value-type="float">
            <text:p>780 </text:p>
          </table:table-cell>
          <table:table-cell table:style-name="ce11" office:value-type="float" office:value="700" calcext:value-type="float">
            <text:p>7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連發室內裝修企業社" calcext:value-type="string">
            <text:p><text:s/>連發室內裝修企業社 </text:p>
          </table:table-cell>
          <table:table-cell table:number-columns-repeated="249"/>
        </table:table-row>
        <table:table-row table:style-name="ro9">
          <table:table-cell table:style-name="ce5" office:value-type="string" calcext:value-type="string">
            <text:p>東角里活動中心購置冷氣設備、公文櫃、會議桌、擴音設備、活動舞台、公佈欄</text:p>
          </table:table-cell>
          <table:table-cell table:style-name="ce10" office:value-type="string" office:string-value="麻豆區" calcext:value-type="string">
            <text:p><text:s/>麻豆區 </text:p>
          </table:table-cell>
          <table:table-cell table:style-name="ce11" office:value-type="float" office:value="561" calcext:value-type="float">
            <text:p>561 </text:p>
          </table:table-cell>
          <table:table-cell table:style-name="ce11" office:value-type="float" office:value="300" calcext:value-type="float">
            <text:p>3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冷氣-共同供應契約/其他-逕洽廠商" calcext:value-type="string">
            <text:p><text:s/>冷氣-共同供應契約/其他-逕洽廠商 </text:p>
          </table:table-cell>
          <table:table-cell table:style-name="ce15" office:value-type="string" office:string-value="冷氣-方松電器股份有限公司/其他-陳傢俱店" calcext:value-type="string">
            <text:p><text:s/>冷氣-方松電器股份有限公司/其他-陳傢俱店 </text:p>
          </table:table-cell>
          <table:table-cell table:number-columns-repeated="249"/>
        </table:table-row>
        <table:table-row table:style-name="ro5">
          <table:table-cell table:style-name="ce5" office:value-type="string" calcext:value-type="string">
            <text:p>保安里廣播系統汰舊換新工程</text:p>
          </table:table-cell>
          <table:table-cell table:style-name="ce10" office:value-type="string" office:string-value="麻豆區" calcext:value-type="string">
            <text:p><text:s/>麻豆區 </text:p>
          </table:table-cell>
          <table:table-cell table:style-name="ce11" office:value-type="float" office:value="99" calcext:value-type="float">
            <text:p>99 </text:p>
          </table:table-cell>
          <table:table-cell table:style-name="ce11" office:value-type="float" office:value="85" calcext:value-type="float">
            <text:p>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承裕企業社" calcext:value-type="string">
            <text:p><text:s/>承裕企業社 </text:p>
          </table:table-cell>
          <table:table-cell table:number-columns-repeated="249"/>
        </table:table-row>
        <table:table-row table:style-name="ro5">
          <table:table-cell table:style-name="ce5" office:value-type="string" calcext:value-type="string">
            <text:p>龍泉里廣播系統汰換工程</text:p>
          </table:table-cell>
          <table:table-cell table:style-name="ce10" office:value-type="string" office:string-value="麻豆區" calcext:value-type="string">
            <text:p><text:s/>麻豆區 </text:p>
          </table:table-cell>
          <table:table-cell table:style-name="ce11" office:value-type="float" office:value="80" calcext:value-type="float">
            <text:p>80 </text:p>
          </table:table-cell>
          <table:table-cell table:style-name="ce11" office:value-type="float" office:value="70" calcext:value-type="float">
            <text:p>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承裕企業社" calcext:value-type="string">
            <text:p><text:s/>承裕企業社 </text:p>
          </table:table-cell>
          <table:table-cell table:number-columns-repeated="249"/>
        </table:table-row>
        <table:table-row table:style-name="ro5">
          <table:table-cell table:style-name="ce5" office:value-type="string" calcext:value-type="string">
            <text:p>中民里LED字幕機裝設工程</text:p>
          </table:table-cell>
          <table:table-cell table:style-name="ce10" office:value-type="string" office:string-value="麻豆區" calcext:value-type="string">
            <text:p><text:s/>麻豆區 </text:p>
          </table:table-cell>
          <table:table-cell table:style-name="ce11" office:value-type="float" office:value="97" calcext:value-type="float">
            <text:p>97 </text:p>
          </table:table-cell>
          <table:table-cell table:style-name="ce11" office:value-type="float" office:value="84" calcext:value-type="float">
            <text:p>84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合大吉有限公司" calcext:value-type="string">
            <text:p><text:s/>合大吉有限公司 </text:p>
          </table:table-cell>
          <table:table-cell table:number-columns-repeated="249"/>
        </table:table-row>
        <table:table-row table:style-name="ro6">
          <table:table-cell table:style-name="ce5" office:value-type="string" calcext:value-type="string">
            <text:p>海埔里活動中心購置內部設備</text:p>
          </table:table-cell>
          <table:table-cell table:style-name="ce10" office:value-type="string" office:string-value="麻豆區" calcext:value-type="string">
            <text:p><text:s/>麻豆區 </text:p>
          </table:table-cell>
          <table:table-cell table:style-name="ce11" office:value-type="float" office:value="96" calcext:value-type="float">
            <text:p>96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calcext:value-type="string">
            <text:p>1.建發疊蓆傢俱店</text:p>
            <text:p> 2.力行行</text:p>
          </table:table-cell>
          <table:table-cell table:number-columns-repeated="249"/>
        </table:table-row>
        <table:table-row table:style-name="ro9">
          <table:table-cell table:style-name="ce5" office:value-type="string" calcext:value-type="string">
            <text:p>中興里及興農里活動中心購置內部設備</text:p>
          </table:table-cell>
          <table:table-cell table:style-name="ce10" office:value-type="string" office:string-value="麻豆區" calcext:value-type="string">
            <text:p><text:s/>麻豆區 </text:p>
          </table:table-cell>
          <table:table-cell table:style-name="ce11" office:value-type="float" office:value="861" calcext:value-type="float">
            <text:p>861 </text:p>
          </table:table-cell>
          <table:table-cell table:style-name="ce11" office:value-type="float" office:value="840" calcext:value-type="float">
            <text:p>84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逕洽廠商" calcext:value-type="string">
            <text:p><text:s/>共同供應契約/逕洽廠商 </text:p>
          </table:table-cell>
          <table:table-cell table:style-name="ce15" office:value-type="string" calcext:value-type="string">
            <text:p>1.麥得森企業有限公司</text:p>
            <text:p> 2.蓽菱科技股份有限公司</text:p>
            <text:p> 3.陳傢俱店</text:p>
          </table:table-cell>
          <table:table-cell table:number-columns-repeated="249"/>
        </table:table-row>
        <table:table-row table:style-name="ro5">
          <table:table-cell table:style-name="ce5" office:value-type="string" calcext:value-type="string">
            <text:p>總榮里活動中心購置內部設施</text:p>
          </table:table-cell>
          <table:table-cell table:style-name="ce10" office:value-type="string" office:string-value="麻豆區" calcext:value-type="string">
            <text:p><text:s/>麻豆區 </text:p>
          </table:table-cell>
          <table:table-cell table:style-name="ce11" office:value-type="float" office:value="546" calcext:value-type="float">
            <text:p>546 </text:p>
          </table:table-cell>
          <table:table-cell table:style-name="ce11" office:value-type="float" office:value="300" calcext:value-type="float">
            <text:p>3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振豐設計室內裝修工程行" calcext:value-type="string">
            <text:p><text:s/>振豐設計室內裝修工程行 </text:p>
          </table:table-cell>
          <table:table-cell table:number-columns-repeated="249"/>
        </table:table-row>
        <table:table-row table:style-name="ro5">
          <table:table-cell table:style-name="ce5" office:value-type="string" calcext:value-type="string">
            <text:p>中興里良皇宮廣場廟埕地面增高工程</text:p>
          </table:table-cell>
          <table:table-cell table:style-name="ce10" office:value-type="string" office:string-value="麻豆區" calcext:value-type="string">
            <text:p><text:s/>麻豆區 </text:p>
          </table:table-cell>
          <table:table-cell table:style-name="ce11" office:value-type="float" office:value="99" calcext:value-type="float">
            <text:p>99 </text:p>
          </table:table-cell>
          <table:table-cell table:style-name="ce11" office:value-type="float" office:value="95" calcext:value-type="float">
            <text:p>9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允煌土木包工業" calcext:value-type="string">
            <text:p><text:s/>允煌土木包工業 </text:p>
          </table:table-cell>
          <table:table-cell table:number-columns-repeated="249"/>
        </table:table-row>
        <table:table-row table:style-name="ro5">
          <table:table-cell table:style-name="ce5" office:value-type="string" calcext:value-type="string">
            <text:p>海埔里廣播系統增設</text:p>
          </table:table-cell>
          <table:table-cell table:style-name="ce10" office:value-type="string" office:string-value="麻豆區" calcext:value-type="string">
            <text:p><text:s/>麻豆區 </text:p>
          </table:table-cell>
          <table:table-cell table:style-name="ce11" office:value-type="float" office:value="403" calcext:value-type="float">
            <text:p>403 </text:p>
          </table:table-cell>
          <table:table-cell table:style-name="ce11" office:value-type="float" office:value="385" calcext:value-type="float">
            <text:p>38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中" calcext:value-type="string">
            <text:p><text:s/>公開招標中 </text:p>
          </table:table-cell>
          <table:table-cell table:style-name="ce15"/>
          <table:table-cell table:number-columns-repeated="249"/>
        </table:table-row>
        <table:table-row table:style-name="ro5">
          <table:table-cell table:style-name="ce5" office:value-type="string" calcext:value-type="string">
            <text:p>光文里廣播系統整合</text:p>
          </table:table-cell>
          <table:table-cell table:style-name="ce10" office:value-type="string" office:string-value="善化區" calcext:value-type="string">
            <text:p><text:s/>善化區 </text:p>
          </table:table-cell>
          <table:table-cell table:style-name="ce11" office:value-type="float" office:value="58" calcext:value-type="float">
            <text:p>58 </text:p>
          </table:table-cell>
          <table:table-cell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正晟科技通訊行" calcext:value-type="string">
            <text:p><text:s/>正晟科技通訊行 </text:p>
          </table:table-cell>
          <table:table-cell table:number-columns-repeated="249"/>
        </table:table-row>
        <table:table-row table:style-name="ro5">
          <table:table-cell table:style-name="ce5" office:value-type="string" calcext:value-type="string">
            <text:p>文昌里廣播系統整合改善計畫</text:p>
          </table:table-cell>
          <table:table-cell table:style-name="ce10" office:value-type="string" office:string-value="善化區" calcext:value-type="string">
            <text:p><text:s/>善化區 </text:p>
          </table:table-cell>
          <table:table-cell table:number-columns-repeated="2"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正晟科技通訊行" calcext:value-type="string">
            <text:p><text:s/>正晟科技通訊行 </text:p>
          </table:table-cell>
          <table:table-cell table:number-columns-repeated="249"/>
        </table:table-row>
        <table:table-row table:style-name="ro6">
          <table:table-cell table:style-name="ce5" office:value-type="string" calcext:value-type="string">
            <text:p>大坑里活動中心講台暨天花板修繕工程</text:p>
          </table:table-cell>
          <table:table-cell table:style-name="ce10" office:value-type="string" office:string-value="新化區" calcext:value-type="string">
            <text:p><text:s/>新化區 </text:p>
          </table:table-cell>
          <table:table-cell table:style-name="ce11" office:value-type="float" office:value="127" calcext:value-type="float">
            <text:p>127 </text:p>
          </table:table-cell>
          <table:table-cell table:style-name="ce11" office:value-type="float" office:value="94" calcext:value-type="float">
            <text:p>94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御茗工程企業有限公司/金宏泰工程行" calcext:value-type="string">
            <text:p><text:s/>御茗工程企業有限公司/金宏泰工程行 </text:p>
          </table:table-cell>
          <table:table-cell table:number-columns-repeated="249"/>
        </table:table-row>
        <table:table-row table:style-name="ro9">
          <table:table-cell table:style-name="ce5" office:value-type="string" calcext:value-type="string">
            <text:p>唪口里活動中心購置設備</text:p>
          </table:table-cell>
          <table:table-cell table:style-name="ce10" office:value-type="string" office:string-value="新化區" calcext:value-type="string">
            <text:p><text:s/>新化區 </text:p>
          </table:table-cell>
          <table:table-cell table:style-name="ce11" office:value-type="float" office:value="604" calcext:value-type="float">
            <text:p>604 </text:p>
          </table:table-cell>
          <table:table-cell table:style-name="ce11" office:value-type="float" office:value="119" calcext:value-type="float">
            <text:p>119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麥得森企業有限公司/星滿企業有限公司/東楓辦公傢俱有限公司" calcext:value-type="string">
            <text:p><text:s/>麥得森企業有限公司/星滿企業有限公司/東楓辦公傢俱有限公司 </text:p>
          </table:table-cell>
          <table:table-cell table:number-columns-repeated="249"/>
        </table:table-row>
        <table:table-row table:style-name="ro6">
          <table:table-cell table:style-name="ce5" office:value-type="string" calcext:value-type="string">
            <text:p>全興里活動中心修繕工程(牆壁整修、油漆及更換鐵捲門)</text:p>
          </table:table-cell>
          <table:table-cell table:style-name="ce10" office:value-type="string" office:string-value="新化區" calcext:value-type="string">
            <text:p><text:s/>新化區 </text:p>
          </table:table-cell>
          <table:table-cell table:number-columns-repeated="2" table:style-name="ce11" office:value-type="float" office:value="50" calcext:value-type="float">
            <text:p>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慶鉻油漆工程行/隆興鋁門窗實業社" calcext:value-type="string">
            <text:p><text:s/>慶鉻油漆工程行/隆興鋁門窗實業社 </text:p>
          </table:table-cell>
          <table:table-cell table:number-columns-repeated="249"/>
        </table:table-row>
        <table:table-row table:style-name="ro5">
          <table:table-cell table:style-name="ce5" office:value-type="string" calcext:value-type="string">
            <text:p>豐榮里保生大帝廟前廣場修繕工程</text:p>
          </table:table-cell>
          <table:table-cell table:style-name="ce10" office:value-type="string" office:string-value="新化區" calcext:value-type="string">
            <text:p><text:s/>新化區 </text:p>
          </table:table-cell>
          <table:table-cell table:style-name="ce11" office:value-type="float" office:value="1000" calcext:value-type="float">
            <text:p>1,000 </text:p>
          </table:table-cell>
          <table:table-cell table:style-name="ce11" office:value-type="float" office:value="950" calcext:value-type="float">
            <text:p>9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大營里修繕活動中心旁舊有廁所</text:p>
          </table:table-cell>
          <table:table-cell table:style-name="ce10" office:value-type="string" office:string-value="新市區" calcext:value-type="string">
            <text:p><text:s/>新市區 </text:p>
          </table:table-cell>
          <table:table-cell table:style-name="ce11" office:value-type="float" office:value="600" calcext:value-type="float">
            <text:p>600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景舜土木包工業" calcext:value-type="string">
            <text:p><text:s/>景舜土木包工業 </text:p>
          </table:table-cell>
          <table:table-cell table:number-columns-repeated="249"/>
        </table:table-row>
        <table:table-row table:style-name="ro5">
          <table:table-cell table:style-name="ce5" office:value-type="string" calcext:value-type="string">
            <text:p>永就里活動中心整修工程</text:p>
          </table:table-cell>
          <table:table-cell table:style-name="ce10" office:value-type="string" office:string-value="新市區" calcext:value-type="string">
            <text:p><text:s/>新市區 </text:p>
          </table:table-cell>
          <table:table-cell table:style-name="ce11" office:value-type="float" office:value="1030" calcext:value-type="float">
            <text:p>1,030 </text:p>
          </table:table-cell>
          <table:table-cell table:style-name="ce11" office:value-type="float" office:value="900" calcext:value-type="float">
            <text:p>9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志光土木包工業" calcext:value-type="string">
            <text:p><text:s/>志光土木包工業 </text:p>
          </table:table-cell>
          <table:table-cell table:number-columns-repeated="249"/>
        </table:table-row>
        <table:table-row table:style-name="ro5">
          <table:table-cell table:style-name="ce5" office:value-type="string" calcext:value-type="string">
            <text:p>大社里修繕活動中心舞台、牆面及門窗等工程</text:p>
          </table:table-cell>
          <table:table-cell table:style-name="ce10" office:value-type="string" office:string-value="新市區" calcext:value-type="string">
            <text:p><text:s/>新市區 </text:p>
          </table:table-cell>
          <table:table-cell table:style-name="ce11" office:value-type="float" office:value="1136" calcext:value-type="float">
            <text:p>1,136 </text:p>
          </table:table-cell>
          <table:table-cell table:style-name="ce11" office:value-type="float" office:value="700" calcext:value-type="float">
            <text:p>7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成峰土木包工業" calcext:value-type="string">
            <text:p><text:s/>成峰土木包工業 </text:p>
          </table:table-cell>
          <table:table-cell table:number-columns-repeated="249"/>
        </table:table-row>
        <table:table-row table:style-name="ro5">
          <table:table-cell table:style-name="ce5" office:value-type="string" calcext:value-type="string">
            <text:p>三社里修繕活動中心旁活動廣場欄杆及樹缘石</text:p>
          </table:table-cell>
          <table:table-cell table:style-name="ce10" office:value-type="string" office:string-value="新市區" calcext:value-type="string">
            <text:p><text:s/>新市區 </text:p>
          </table:table-cell>
          <table:table-cell table:style-name="ce11" office:value-type="float" office:value="514" calcext:value-type="float">
            <text:p>514 </text:p>
          </table:table-cell>
          <table:table-cell table:style-name="ce11" office:value-type="float" office:value="95" calcext:value-type="float">
            <text:p>9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豪盟土木包工業" calcext:value-type="string">
            <text:p><text:s/>豪盟土木包工業 </text:p>
          </table:table-cell>
          <table:table-cell table:number-columns-repeated="249"/>
        </table:table-row>
        <table:table-row table:style-name="ro5">
          <table:table-cell table:style-name="ce5" office:value-type="string" calcext:value-type="string">
            <text:p>大社里改善里民活動廣場周邊綠化步道</text:p>
          </table:table-cell>
          <table:table-cell table:style-name="ce10" office:value-type="string" office:string-value="新市區" calcext:value-type="string">
            <text:p><text:s/>新市區 </text:p>
          </table:table-cell>
          <table:table-cell table:style-name="ce11" office:value-type="float" office:value="621" calcext:value-type="float">
            <text:p>621 </text:p>
          </table:table-cell>
          <table:table-cell table:style-name="ce11" office:value-type="float" office:value="500" calcext:value-type="float">
            <text:p>5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新東里活動中心購置飲水機設備</text:p>
          </table:table-cell>
          <table:table-cell table:style-name="ce10" office:value-type="string" office:string-value="新營區" calcext:value-type="string">
            <text:p><text:s/>新營區 </text:p>
          </table:table-cell>
          <table:table-cell table:style-name="ce11" office:value-type="float" office:value="35" calcext:value-type="float">
            <text:p>35 </text:p>
          </table:table-cell>
          <table:table-cell table:style-name="ce11" office:value-type="float" office:value="30" calcext:value-type="float">
            <text:p>3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賀家企業公司" calcext:value-type="string">
            <text:p><text:s/>賀家企業公司 </text:p>
          </table:table-cell>
          <table:table-cell table:number-columns-repeated="249"/>
        </table:table-row>
        <table:table-row table:style-name="ro5">
          <table:table-cell table:style-name="ce5" office:value-type="string" calcext:value-type="string">
            <text:p>新北里認養空地綠美化</text:p>
          </table:table-cell>
          <table:table-cell table:style-name="ce10" office:value-type="string" office:string-value="新營區" calcext:value-type="string">
            <text:p><text:s/>新營區 </text:p>
          </table:table-cell>
          <table:table-cell table:style-name="ce11" office:value-type="float" office:value="91" calcext:value-type="float">
            <text:p>91 </text:p>
          </table:table-cell>
          <table:table-cell table:style-name="ce11" office:value-type="float" office:value="76" calcext:value-type="float">
            <text:p>7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限制性招標" calcext:value-type="string">
            <text:p><text:s/>限制性招標 </text:p>
          </table:table-cell>
          <table:table-cell table:style-name="ce15" office:value-type="string" office:string-value="千奇景觀綠化工程" calcext:value-type="string">
            <text:p><text:s/>千奇景觀綠化工程 </text:p>
          </table:table-cell>
          <table:table-cell table:number-columns-repeated="249"/>
        </table:table-row>
        <table:table-row table:style-name="ro5">
          <table:table-cell table:style-name="ce5" office:value-type="string" calcext:value-type="string">
            <text:p>新東里東大街12巷道路側溝改善工程</text:p>
          </table:table-cell>
          <table:table-cell table:style-name="ce10" office:value-type="string" office:string-value="新營區" calcext:value-type="string">
            <text:p><text:s/>新營區 </text:p>
          </table:table-cell>
          <table:table-cell table:style-name="ce11" office:value-type="float" office:value="745" calcext:value-type="float">
            <text:p>745 </text:p>
          </table:table-cell>
          <table:table-cell table:style-name="ce11" office:value-type="float" office:value="697" calcext:value-type="float">
            <text:p>697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6">
          <table:table-cell table:style-name="ce5" office:value-type="string" calcext:value-type="string">
            <text:p>東勢里內巷道路面及排水溝護欄申請改善-信義路137巷及茄拔路177巷道路改善工程</text:p>
          </table:table-cell>
          <table:table-cell table:style-name="ce10" office:value-type="string" office:string-value="楠西區" calcext:value-type="string">
            <text:p><text:s/>楠西區 </text:p>
          </table:table-cell>
          <table:table-cell table:style-name="ce11" office:value-type="float" office:value="1177" calcext:value-type="float">
            <text:p>1,177 </text:p>
          </table:table-cell>
          <table:table-cell table:style-name="ce11" office:value-type="float" office:value="900" calcext:value-type="float">
            <text:p>9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億益營造工程有限公司" calcext:value-type="string">
            <text:p><text:s/>億益營造工程有限公司 </text:p>
          </table:table-cell>
          <table:table-cell table:number-columns-repeated="249"/>
        </table:table-row>
        <table:table-row table:style-name="ro5">
          <table:table-cell table:style-name="ce5" office:value-type="string" calcext:value-type="string">
            <text:p>101-灣丘里明興部落聯絡道路改善工程</text:p>
          </table:table-cell>
          <table:table-cell table:style-name="ce10" office:value-type="string" office:string-value="楠西區" calcext:value-type="string">
            <text:p><text:s/>楠西區 </text:p>
          </table:table-cell>
          <table:table-cell table:style-name="ce11" office:value-type="float" office:value="182" calcext:value-type="float">
            <text:p>182 </text:p>
          </table:table-cell>
          <table:table-cell table:style-name="ce11" office:value-type="float" office:value="180" calcext:value-type="float">
            <text:p>1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振忠土木包工業" calcext:value-type="string">
            <text:p><text:s/>振忠土木包工業 </text:p>
          </table:table-cell>
          <table:table-cell table:number-columns-repeated="249"/>
        </table:table-row>
        <table:table-row table:style-name="ro5">
          <table:table-cell table:style-name="ce5" office:value-type="string" calcext:value-type="string">
            <text:p>楠西里活動中心週遭環境景觀美綠化工程</text:p>
          </table:table-cell>
          <table:table-cell table:style-name="ce10" office:value-type="string" office:string-value="楠西區" calcext:value-type="string">
            <text:p><text:s/>楠西區 </text:p>
          </table:table-cell>
          <table:table-cell table:style-name="ce11" office:value-type="float" office:value="905" calcext:value-type="float">
            <text:p>905 </text:p>
          </table:table-cell>
          <table:table-cell table:style-name="ce11" office:value-type="float" office:value="480" calcext:value-type="float">
            <text:p>48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晉瑋土木包工業有限公司" calcext:value-type="string">
            <text:p><text:s/>晉瑋土木包工業有限公司 </text:p>
          </table:table-cell>
          <table:table-cell table:number-columns-repeated="249"/>
        </table:table-row>
        <table:table-row table:style-name="ro5">
          <table:table-cell table:style-name="ce5" office:value-type="string" calcext:value-type="string">
            <text:p>鹿田里中山堂後方房間修繕</text:p>
          </table:table-cell>
          <table:table-cell table:style-name="ce10" office:value-type="string" office:string-value="楠西區" calcext:value-type="string">
            <text:p><text:s/>楠西區 </text:p>
          </table:table-cell>
          <table:table-cell table:style-name="ce11" office:value-type="float" office:value="98" calcext:value-type="float">
            <text:p>98 </text:p>
          </table:table-cell>
          <table:table-cell table:style-name="ce11" office:value-type="float" office:value="94" calcext:value-type="float">
            <text:p>94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建毅營造有限公司" calcext:value-type="string">
            <text:p><text:s/>建毅營造有限公司 </text:p>
          </table:table-cell>
          <table:table-cell table:number-columns-repeated="249"/>
        </table:table-row>
        <table:table-row table:style-name="ro5">
          <table:table-cell table:style-name="ce5" office:value-type="string" calcext:value-type="string">
            <text:p>鹿田里鹿陶洋土地公廟旁部落道路照明設備改善工程</text:p>
          </table:table-cell>
          <table:table-cell table:style-name="ce10" office:value-type="string" office:string-value="楠西區" calcext:value-type="string">
            <text:p><text:s/>楠西區 </text:p>
          </table:table-cell>
          <table:table-cell table:style-name="ce11" office:value-type="float" office:value="42" calcext:value-type="float">
            <text:p>42 </text:p>
          </table:table-cell>
          <table:table-cell table:style-name="ce11" office:value-type="float" office:value="36" calcext:value-type="float">
            <text:p>3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限制性招標" calcext:value-type="string">
            <text:p><text:s/>限制性招標 </text:p>
          </table:table-cell>
          <table:table-cell table:style-name="ce15" office:value-type="string" office:string-value="盈大土木包工業" calcext:value-type="string">
            <text:p><text:s/>盈大土木包工業 </text:p>
          </table:table-cell>
          <table:table-cell table:number-columns-repeated="249"/>
        </table:table-row>
        <table:table-row table:style-name="ro5">
          <table:table-cell table:style-name="ce5" office:value-type="string" calcext:value-type="string">
            <text:p>東勢里信義路41巷道路改善工程</text:p>
          </table:table-cell>
          <table:table-cell table:style-name="ce10" office:value-type="string" office:string-value="楠西區" calcext:value-type="string">
            <text:p><text:s/>楠西區 </text:p>
          </table:table-cell>
          <table:table-cell table:style-name="ce11" office:value-type="float" office:value="149" calcext:value-type="float">
            <text:p>149 </text:p>
          </table:table-cell>
          <table:table-cell table:style-name="ce11" office:value-type="float" office:value="136" calcext:value-type="float">
            <text:p>13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建欣土木包工業" calcext:value-type="string">
            <text:p><text:s/>建欣土木包工業 </text:p>
          </table:table-cell>
          <table:table-cell table:number-columns-repeated="249"/>
        </table:table-row>
        <table:table-row table:style-name="ro5">
          <table:table-cell table:style-name="ce5" office:value-type="string" calcext:value-type="string">
            <text:p>豐和里社區43號及99號前側溝路面改善工程</text:p>
          </table:table-cell>
          <table:table-cell table:style-name="ce10" office:value-type="string" office:string-value="學甲區" calcext:value-type="string">
            <text:p><text:s/>學甲區 </text:p>
          </table:table-cell>
          <table:table-cell table:style-name="ce11" office:value-type="float" office:value="300" calcext:value-type="float">
            <text:p>300 </text:p>
          </table:table-cell>
          <table:table-cell table:style-name="ce11" office:value-type="float" office:value="250" calcext:value-type="float">
            <text:p>2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佳霖土木包工業" calcext:value-type="string">
            <text:p><text:s/>佳霖土木包工業 </text:p>
          </table:table-cell>
          <table:table-cell table:number-columns-repeated="249"/>
        </table:table-row>
        <table:table-row table:style-name="ro5">
          <table:table-cell table:style-name="ce5" office:value-type="string" calcext:value-type="string">
            <text:p>新榮里東竹圍巷道路面改善工程</text:p>
          </table:table-cell>
          <table:table-cell table:style-name="ce10" office:value-type="string" office:string-value="學甲區" calcext:value-type="string">
            <text:p><text:s/>學甲區 </text:p>
          </table:table-cell>
          <table:table-cell table:style-name="ce11" office:value-type="float" office:value="730" calcext:value-type="float">
            <text:p>730 </text:p>
          </table:table-cell>
          <table:table-cell table:style-name="ce11" office:value-type="float" office:value="95" calcext:value-type="float">
            <text:p>9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吉田土木包工業" calcext:value-type="string">
            <text:p><text:s/>吉田土木包工業 </text:p>
          </table:table-cell>
          <table:table-cell table:number-columns-repeated="249"/>
        </table:table-row>
        <table:table-row table:style-name="ro5">
          <table:table-cell table:style-name="ce5" office:value-type="string" calcext:value-type="string">
            <text:p>慈福里活動中心修繕及增購內部設備</text:p>
          </table:table-cell>
          <table:table-cell table:style-name="ce10" office:value-type="string" office:string-value="學甲區" calcext:value-type="string">
            <text:p><text:s/>學甲區 </text:p>
          </table:table-cell>
          <table:table-cell table:style-name="ce11" office:value-type="float" office:value="900" calcext:value-type="float">
            <text:p>900 </text:p>
          </table:table-cell>
          <table:table-cell table:style-name="ce11" office:value-type="float" office:value="600" calcext:value-type="float">
            <text:p>6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和晟營造有限公司" calcext:value-type="string">
            <text:p><text:s/>和晟營造有限公司 </text:p>
          </table:table-cell>
          <table:table-cell table:number-columns-repeated="249"/>
        </table:table-row>
        <table:table-row table:style-name="ro11">
          <table:table-cell table:style-name="ce5" office:value-type="string" calcext:value-type="string">
            <text:p>慈福里活動中心購置內部設備</text:p>
          </table:table-cell>
          <table:table-cell table:style-name="ce10" office:value-type="string" office:string-value="學甲區" calcext:value-type="string">
            <text:p><text:s/>學甲區 </text:p>
          </table:table-cell>
          <table:table-cell table:style-name="ce11" office:value-type="float" office:value="472" calcext:value-type="float">
            <text:p>472 </text:p>
          </table:table-cell>
          <table:table-cell table:style-name="ce11" office:value-type="float" office:value="350" calcext:value-type="float">
            <text:p>3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共同供應契約" calcext:value-type="string">
            <text:p><text:s/>共同供應契約 </text:p>
          </table:table-cell>
          <table:table-cell table:style-name="ce15" office:value-type="string" office:string-value="1.投影機:瑝國事務機器有限公司2.巨遠實業有限公司3.立豪科技企業行4.永青辦公傢俱" calcext:value-type="string">
            <text:p><text:s/>1.投影機:瑝國事務機器有限公司2.巨遠實業有限公司3.立豪科技企業行4.永青辦公傢俱 </text:p>
          </table:table-cell>
          <table:table-cell table:number-columns-repeated="249"/>
        </table:table-row>
        <table:table-row table:style-name="ro5">
          <table:table-cell table:style-name="ce5" office:value-type="string" calcext:value-type="string">
            <text:p>楠坑里樹仔林巷道改善工程</text:p>
          </table:table-cell>
          <table:table-cell table:style-name="ce10" office:value-type="string" office:string-value="龍崎區" calcext:value-type="string">
            <text:p><text:s/>龍崎區 </text:p>
          </table:table-cell>
          <table:table-cell table:style-name="ce11" office:value-type="float" office:value="356" calcext:value-type="float">
            <text:p>356 </text:p>
          </table:table-cell>
          <table:table-cell table:style-name="ce11" office:value-type="float" office:value="310" calcext:value-type="float">
            <text:p>31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7" office:value-type="string" office:string-value="公開取得(併案)" calcext:value-type="string" table:number-columns-spanned="1" table:number-rows-spanned="2">
            <text:p><text:s/>公開取得(併案) </text:p>
          </table:table-cell>
          <table:table-cell table:style-name="ce20" office:value-type="string" office:string-value="聖勲營造有限公司" calcext:value-type="string" table:number-columns-spanned="1" table:number-rows-spanned="2">
            <text:p><text:s/>聖勲營造有限公司 </text:p>
          </table:table-cell>
          <table:table-cell table:number-columns-repeated="249"/>
        </table:table-row>
        <table:table-row table:style-name="ro5">
          <table:table-cell table:style-name="ce5" office:value-type="string" calcext:value-type="string">
            <text:p>大坪里後湖道路改善工程</text:p>
          </table:table-cell>
          <table:table-cell table:style-name="ce10" office:value-type="string" office:string-value="龍崎區" calcext:value-type="string">
            <text:p><text:s/>龍崎區 </text:p>
          </table:table-cell>
          <table:table-cell table:style-name="ce11" office:value-type="float" office:value="393" calcext:value-type="float">
            <text:p>393 </text:p>
          </table:table-cell>
          <table:table-cell table:style-name="ce11" office:value-type="float" office:value="372" calcext:value-type="float">
            <text:p>372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covered-table-cell table:style-name="ce10"/>
          <table:covered-table-cell table:style-name="ce15"/>
          <table:table-cell table:number-columns-repeated="249"/>
        </table:table-row>
        <table:table-row table:style-name="ro5">
          <table:table-cell table:style-name="ce5" office:value-type="string" calcext:value-type="string">
            <text:p>崎頂里新市子社區部落道路排水改善工程</text:p>
          </table:table-cell>
          <table:table-cell table:style-name="ce10" office:value-type="string" office:string-value="龍崎區" calcext:value-type="string">
            <text:p><text:s/>龍崎區 </text:p>
          </table:table-cell>
          <table:table-cell table:style-name="ce11" office:value-type="float" office:value="780" calcext:value-type="float">
            <text:p>780 </text:p>
          </table:table-cell>
          <table:table-cell table:style-name="ce11" office:value-type="float" office:value="410" calcext:value-type="float">
            <text:p>41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7" office:value-type="string" office:string-value="公開招標(併案)" calcext:value-type="string" table:number-columns-spanned="1" table:number-rows-spanned="2">
            <text:p><text:s/>公開招標(併案) </text:p>
          </table:table-cell>
          <table:table-cell table:style-name="ce20" office:value-type="string" office:string-value="聖勲營造有限公司" calcext:value-type="string" table:number-columns-spanned="1" table:number-rows-spanned="2">
            <text:p><text:s/>聖勲營造有限公司 </text:p>
          </table:table-cell>
          <table:table-cell table:number-columns-repeated="249"/>
        </table:table-row>
        <table:table-row table:style-name="ro5">
          <table:table-cell table:style-name="ce5" office:value-type="string" calcext:value-type="string">
            <text:p>崎頂里252號前排水改善工程</text:p>
          </table:table-cell>
          <table:table-cell table:style-name="ce10" office:value-type="string" office:string-value="龍崎區" calcext:value-type="string">
            <text:p><text:s/>龍崎區 </text:p>
          </table:table-cell>
          <table:table-cell table:style-name="ce11" office:value-type="float" office:value="361" calcext:value-type="float">
            <text:p>361 </text:p>
          </table:table-cell>
          <table:table-cell table:style-name="ce11" office:value-type="float" office:value="196" calcext:value-type="float">
            <text:p>19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covered-table-cell table:style-name="ce10"/>
          <table:covered-table-cell table:style-name="ce15"/>
          <table:table-cell table:number-columns-repeated="249"/>
        </table:table-row>
        <table:table-row table:style-name="ro5">
          <table:table-cell table:style-name="ce5" office:value-type="string" calcext:value-type="string">
            <text:p>龍船里埤仔社區排水改善工程</text:p>
          </table:table-cell>
          <table:table-cell table:style-name="ce10" office:value-type="string" office:string-value="龍崎區" calcext:value-type="string">
            <text:p><text:s/>龍崎區 </text:p>
          </table:table-cell>
          <table:table-cell table:style-name="ce11" office:value-type="float" office:value="464" calcext:value-type="float">
            <text:p>464 </text:p>
          </table:table-cell>
          <table:table-cell table:style-name="ce11" office:value-type="float" office:value="196" calcext:value-type="float">
            <text:p>19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7" office:value-type="string" office:string-value="公開招標(併案)" calcext:value-type="string" table:number-columns-spanned="1" table:number-rows-spanned="2">
            <text:p><text:s/>公開招標(併案) </text:p>
          </table:table-cell>
          <table:table-cell table:style-name="ce20" office:value-type="string" office:string-value="聯宏土木包工業" calcext:value-type="string" table:number-columns-spanned="1" table:number-rows-spanned="2">
            <text:p><text:s/>聯宏土木包工業 </text:p>
          </table:table-cell>
          <table:table-cell table:number-columns-repeated="249"/>
        </table:table-row>
        <table:table-row table:style-name="ro5">
          <table:table-cell table:style-name="ce5" office:value-type="string" calcext:value-type="string">
            <text:p>大坪里大溝巷道及排水改善工程</text:p>
          </table:table-cell>
          <table:table-cell table:style-name="ce10" office:value-type="string" office:string-value="龍崎區" calcext:value-type="string">
            <text:p><text:s/>龍崎區 </text:p>
          </table:table-cell>
          <table:table-cell table:style-name="ce11" office:value-type="float" office:value="390" calcext:value-type="float">
            <text:p>390 </text:p>
          </table:table-cell>
          <table:table-cell table:style-name="ce11" office:value-type="float" office:value="250" calcext:value-type="float">
            <text:p>2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covered-table-cell table:style-name="ce10"/>
          <table:covered-table-cell table:style-name="ce15"/>
          <table:table-cell table:number-columns-repeated="249"/>
        </table:table-row>
        <table:table-row table:style-name="ro5">
          <table:table-cell table:style-name="ce5" office:value-type="string" calcext:value-type="string">
            <text:p>武東里活動中心修繕工程</text:p>
          </table:table-cell>
          <table:table-cell table:style-name="ce10" office:value-type="string" office:string-value="歸仁區" calcext:value-type="string">
            <text:p><text:s/>歸仁區 </text:p>
          </table:table-cell>
          <table:table-cell table:style-name="ce11" office:value-type="float" office:value="300" calcext:value-type="float">
            <text:p>300 </text:p>
          </table:table-cell>
          <table:table-cell table:style-name="ce11" office:value-type="float" office:value="250" calcext:value-type="float">
            <text:p>25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後市里文化街二段35巷照明設施財物採購</text:p>
          </table:table-cell>
          <table:table-cell table:style-name="ce10" office:value-type="string" office:string-value="歸仁區" calcext:value-type="string">
            <text:p><text:s/>歸仁區 </text:p>
          </table:table-cell>
          <table:table-cell table:style-name="ce11" office:value-type="float" office:value="98" calcext:value-type="float">
            <text:p>98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坤弘水電工程有限公司" calcext:value-type="string">
            <text:p><text:s/>坤弘水電工程有限公司 </text:p>
          </table:table-cell>
          <table:table-cell table:number-columns-repeated="249"/>
        </table:table-row>
        <table:table-row table:style-name="ro5">
          <table:table-cell table:style-name="ce5" office:value-type="string" calcext:value-type="string">
            <text:p>歸仁里28鄰廣播系統增設工程</text:p>
          </table:table-cell>
          <table:table-cell table:style-name="ce10" office:value-type="string" office:string-value="歸仁區" calcext:value-type="string">
            <text:p><text:s/>歸仁區 </text:p>
          </table:table-cell>
          <table:table-cell table:style-name="ce11" office:value-type="float" office:value="280" calcext:value-type="float">
            <text:p>280 </text:p>
          </table:table-cell>
          <table:table-cell table:style-name="ce11" office:value-type="float" office:value="98" calcext:value-type="float">
            <text:p>98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高山行電氣有限公司" calcext:value-type="string">
            <text:p><text:s/>高山行電氣有限公司 </text:p>
          </table:table-cell>
          <table:table-cell table:number-columns-repeated="249"/>
        </table:table-row>
        <table:table-row table:style-name="ro5">
          <table:table-cell table:style-name="ce5" office:value-type="string" calcext:value-type="string">
            <text:p>歸南里社區公園遊憩設施及夜間照明新設工程</text:p>
          </table:table-cell>
          <table:table-cell table:style-name="ce10" office:value-type="string" office:string-value="歸仁區" calcext:value-type="string">
            <text:p><text:s/>歸仁區 </text:p>
          </table:table-cell>
          <table:table-cell table:style-name="ce11" office:value-type="float" office:value="1600" calcext:value-type="float">
            <text:p>1,600 </text:p>
          </table:table-cell>
          <table:table-cell table:style-name="ce11" office:value-type="float" office:value="1010" calcext:value-type="float">
            <text:p>1,01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取得" calcext:value-type="string">
            <text:p><text:s/>公開取得 </text:p>
          </table:table-cell>
          <table:table-cell table:style-name="ce15" office:value-type="string" office:string-value="維信土木包工業" calcext:value-type="string">
            <text:p><text:s/>維信土木包工業 </text:p>
          </table:table-cell>
          <table:table-cell table:number-columns-repeated="249"/>
        </table:table-row>
        <table:table-row table:style-name="ro5">
          <table:table-cell table:style-name="ce5" office:value-type="string" calcext:value-type="string">
            <text:p>歸仁里活動中心廣場採光罩新設工程</text:p>
          </table:table-cell>
          <table:table-cell table:style-name="ce10" office:value-type="string" office:string-value="歸仁區" calcext:value-type="string">
            <text:p><text:s/>歸仁區 </text:p>
          </table:table-cell>
          <table:table-cell table:style-name="ce11" office:value-type="float" office:value="3000" calcext:value-type="float">
            <text:p>3,000 </text:p>
          </table:table-cell>
          <table:table-cell table:style-name="ce11" office:value-type="float" office:value="1200" calcext:value-type="float">
            <text:p>1,2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國富土木包工業" calcext:value-type="string">
            <text:p><text:s/>國富土木包工業 </text:p>
          </table:table-cell>
          <table:table-cell table:number-columns-repeated="249"/>
        </table:table-row>
        <table:table-row table:style-name="ro5">
          <table:table-cell table:style-name="ce5" office:value-type="string" calcext:value-type="string">
            <text:p>武東里窩仔底公有綠地體建遊憩設施採購</text:p>
          </table:table-cell>
          <table:table-cell table:style-name="ce10" office:value-type="string" office:string-value="歸仁區" calcext:value-type="string">
            <text:p><text:s/>歸仁區 </text:p>
          </table:table-cell>
          <table:table-cell table:style-name="ce11" office:value-type="float" office:value="97" calcext:value-type="float">
            <text:p>97 </text:p>
          </table:table-cell>
          <table:table-cell table:style-name="ce11" office:value-type="float" office:value="90" calcext:value-type="float">
            <text:p>9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宏築與業有限公司" calcext:value-type="string">
            <text:p><text:s/>宏築與業有限公司 </text:p>
          </table:table-cell>
          <table:table-cell table:number-columns-repeated="249"/>
        </table:table-row>
        <table:table-row table:style-name="ro5">
          <table:table-cell table:style-name="ce5" office:value-type="string" calcext:value-type="string">
            <text:p>歸南里社區公園迷彩遮陽網設置採購</text:p>
          </table:table-cell>
          <table:table-cell table:style-name="ce10" office:value-type="string" office:string-value="歸仁區" calcext:value-type="string">
            <text:p><text:s/>歸仁區 </text:p>
          </table:table-cell>
          <table:table-cell table:style-name="ce11" office:value-type="float" office:value="98" calcext:value-type="float">
            <text:p>98 </text:p>
          </table:table-cell>
          <table:table-cell table:style-name="ce11" office:value-type="float" office:value="93" calcext:value-type="float">
            <text:p>93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奇才企業有限公司" calcext:value-type="string">
            <text:p><text:s/>奇才企業有限公司 </text:p>
          </table:table-cell>
          <table:table-cell table:number-columns-repeated="249"/>
        </table:table-row>
        <table:table-row table:style-name="ro5">
          <table:table-cell table:style-name="ce5" office:value-type="string" calcext:value-type="string">
            <text:p>西埔里活動中心後方綠地體健設施採購工程</text:p>
          </table:table-cell>
          <table:table-cell table:style-name="ce10" office:value-type="string" office:string-value="歸仁區" calcext:value-type="string">
            <text:p><text:s/>歸仁區 </text:p>
          </table:table-cell>
          <table:table-cell table:style-name="ce11" office:value-type="float" office:value="99" calcext:value-type="float">
            <text:p>99 </text:p>
          </table:table-cell>
          <table:table-cell table:style-name="ce11" office:value-type="float" office:value="95" calcext:value-type="float">
            <text:p>9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逕洽廠商" calcext:value-type="string">
            <text:p><text:s/>逕洽廠商 </text:p>
          </table:table-cell>
          <table:table-cell table:style-name="ce15" office:value-type="string" office:string-value="宏築與業有限公司" calcext:value-type="string">
            <text:p><text:s/>宏築與業有限公司 </text:p>
          </table:table-cell>
          <table:table-cell table:number-columns-repeated="249"/>
        </table:table-row>
        <table:table-row table:style-name="ro5">
          <table:table-cell table:style-name="ce5" office:value-type="string" calcext:value-type="string">
            <text:p>後市里廣場地坪路面改善工程</text:p>
          </table:table-cell>
          <table:table-cell table:style-name="ce10" office:value-type="string" office:string-value="歸仁區" calcext:value-type="string">
            <text:p><text:s/>歸仁區 </text:p>
          </table:table-cell>
          <table:table-cell table:number-columns-repeated="2" table:style-name="ce11" office:value-type="float" office:value="900" calcext:value-type="float">
            <text:p>90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辦理發包中" calcext:value-type="string">
            <text:p><text:s/>辦理發包中 </text:p>
          </table:table-cell>
          <table:table-cell table:style-name="ce15"/>
          <table:table-cell table:number-columns-repeated="249"/>
        </table:table-row>
        <table:table-row table:style-name="ro5">
          <table:table-cell table:style-name="ce5" office:value-type="string" calcext:value-type="string">
            <text:p>北花里四維街277巷道路破損及排水改善工程</text:p>
          </table:table-cell>
          <table:table-cell table:style-name="ce10" office:value-type="string" office:string-value="關廟區" calcext:value-type="string">
            <text:p><text:s/>關廟區 </text:p>
          </table:table-cell>
          <table:table-cell table:style-name="ce11" office:value-type="float" office:value="237" calcext:value-type="float">
            <text:p>237 </text:p>
          </table:table-cell>
          <table:table-cell table:style-name="ce11" office:value-type="float" office:value="216" calcext:value-type="float">
            <text:p>216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承立營造有限公司" calcext:value-type="string">
            <text:p><text:s/>承立營造有限公司 </text:p>
          </table:table-cell>
          <table:table-cell table:number-columns-repeated="249"/>
        </table:table-row>
        <table:table-row table:style-name="ro5">
          <table:table-cell table:style-name="ce5" office:value-type="string" calcext:value-type="string">
            <text:p>布袋里灣仔長文街道路排水改善工程</text:p>
          </table:table-cell>
          <table:table-cell table:style-name="ce10" office:value-type="string" office:string-value="關廟區" calcext:value-type="string">
            <text:p><text:s/>關廟區 </text:p>
          </table:table-cell>
          <table:table-cell table:style-name="ce11" office:value-type="float" office:value="740" calcext:value-type="float">
            <text:p>740 </text:p>
          </table:table-cell>
          <table:table-cell table:style-name="ce11" office:value-type="float" office:value="570" calcext:value-type="float">
            <text:p>570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承立營造有限公司" calcext:value-type="string">
            <text:p><text:s/>承立營造有限公司 </text:p>
          </table:table-cell>
          <table:table-cell table:number-columns-repeated="249"/>
        </table:table-row>
        <table:table-row table:style-name="ro5">
          <table:table-cell table:style-name="ce5" office:value-type="string" calcext:value-type="string">
            <text:p>北勢里仁愛路暨仁愛路174巷道路排水改善工程</text:p>
          </table:table-cell>
          <table:table-cell table:style-name="ce10" office:value-type="string" office:string-value="關廟區" calcext:value-type="string">
            <text:p><text:s/>關廟區 </text:p>
          </table:table-cell>
          <table:table-cell table:style-name="ce11" office:value-type="float" office:value="480" calcext:value-type="float">
            <text:p>480 </text:p>
          </table:table-cell>
          <table:table-cell table:style-name="ce11" office:value-type="float" office:value="415" calcext:value-type="float">
            <text:p>415 </text:p>
          </table:table-cell>
          <table:table-cell table:style-name="ce15" office:value-type="string" office:string-value="建築及設備" calcext:value-type="string">
            <text:p><text:s/>建築及設備 </text:p>
          </table:table-cell>
          <table:table-cell table:style-name="ce10" office:value-type="string" office:string-value="民政局" calcext:value-type="string">
            <text:p><text:s/>民政局 </text:p>
          </table:table-cell>
          <table:table-cell table:style-name="ce10" office:value-type="string" office:string-value="公開招標" calcext:value-type="string">
            <text:p><text:s/>公開招標 </text:p>
          </table:table-cell>
          <table:table-cell table:style-name="ce15" office:value-type="string" office:string-value="承立營造有限公司" calcext:value-type="string">
            <text:p><text:s/>承立營造有限公司 </text:p>
          </table:table-cell>
          <table:table-cell table:number-columns-repeated="249"/>
        </table:table-row>
        <table:table-row table:style-name="ro7">
          <table:table-cell table:style-name="ce5" office:value-type="string" calcext:value-type="string">
            <text:p>活動中心燈具汰換為節能燈具</text:p>
          </table:table-cell>
          <table:table-cell table:style-name="ce10" office:value-type="string" office:string-value="佳里區" calcext:value-type="string">
            <text:p><text:s/>佳里區 </text:p>
          </table:table-cell>
          <table:table-cell table:style-name="ce11" office:value-type="float" office:value="1370.55" calcext:value-type="float">
            <text:p>1,371 </text:p>
          </table:table-cell>
          <table:table-cell table:style-name="ce11" office:value-type="float" office:value="1300" calcext:value-type="float">
            <text:p>1,30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共同供應契約" calcext:value-type="string">
            <text:p><text:s/>共同供應契約 </text:p>
          </table:table-cell>
          <table:table-cell table:style-name="ce15" office:value-type="string" office:string-value="寓賀光電科技實業有限公司" calcext:value-type="string">
            <text:p><text:s/>寓賀光電科技實業有限公司 </text:p>
          </table:table-cell>
          <table:table-cell table:number-columns-repeated="249"/>
        </table:table-row>
        <table:table-row table:style-name="ro6">
          <table:table-cell table:style-name="ce5" office:value-type="string" calcext:value-type="string">
            <text:p>語言教室設備採購</text:p>
          </table:table-cell>
          <table:table-cell table:style-name="ce10" office:value-type="string" office:string-value="善化區" calcext:value-type="string">
            <text:p><text:s/>善化區 </text:p>
          </table:table-cell>
          <table:table-cell table:style-name="ce11" office:value-type="float" office:value="1388.975" calcext:value-type="float">
            <text:p>1,389 </text:p>
          </table:table-cell>
          <table:table-cell table:style-name="ce11" office:value-type="float" office:value="1375" calcext:value-type="float">
            <text:p>1,375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共同供應契約" calcext:value-type="string">
            <text:p><text:s/>共同供應契約 </text:p>
          </table:table-cell>
          <table:table-cell table:style-name="ce15" office:value-type="string" office:string-value="信業科技、康福電子、集淵有限公司、字城企業" calcext:value-type="string">
            <text:p><text:s/>信業科技、康福電子、集淵有限公司、字城企業 </text:p>
          </table:table-cell>
          <table:table-cell table:number-columns-repeated="249"/>
        </table:table-row>
        <table:table-row table:style-name="ro5">
          <table:table-cell table:style-name="ce5" office:value-type="string" calcext:value-type="string">
            <text:p>前後棟教學大樓修繕整建</text:p>
          </table:table-cell>
          <table:table-cell table:style-name="ce10" office:value-type="string" office:string-value="楠西區" calcext:value-type="string">
            <text:p><text:s/>楠西區 </text:p>
          </table:table-cell>
          <table:table-cell table:style-name="ce11" office:value-type="float" office:value="2576.47" calcext:value-type="float">
            <text:p>2,576 </text:p>
          </table:table-cell>
          <table:table-cell table:style-name="ce11" office:value-type="float" office:value="2500" calcext:value-type="float">
            <text:p>2,50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城泰營造股份有限公司" calcext:value-type="string">
            <text:p><text:s/>城泰營造股份有限公司 </text:p>
          </table:table-cell>
          <table:table-cell table:number-columns-repeated="249"/>
        </table:table-row>
        <table:table-row table:style-name="ro5">
          <table:table-cell table:style-name="ce5" office:value-type="string" calcext:value-type="string">
            <text:p>多功能教室整修</text:p>
          </table:table-cell>
          <table:table-cell table:style-name="ce10" office:value-type="string" office:string-value="左鎮區" calcext:value-type="string">
            <text:p><text:s/>左鎮區 </text:p>
          </table:table-cell>
          <table:table-cell table:style-name="ce11" office:value-type="float" office:value="2890" calcext:value-type="float">
            <text:p>2,890 </text:p>
          </table:table-cell>
          <table:table-cell table:style-name="ce11" office:value-type="float" office:value="2850" calcext:value-type="float">
            <text:p>2,85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样舜土木包工業" calcext:value-type="string">
            <text:p><text:s/>样舜土木包工業 </text:p>
          </table:table-cell>
          <table:table-cell table:number-columns-repeated="249"/>
        </table:table-row>
        <table:table-row table:style-name="ro5">
          <table:table-cell table:style-name="ce5" office:value-type="string" calcext:value-type="string">
            <text:p>活動中心牆壁粉刷</text:p>
          </table:table-cell>
          <table:table-cell table:style-name="ce10" office:value-type="string" office:string-value="佳里區" calcext:value-type="string">
            <text:p><text:s/>佳里區 </text:p>
          </table:table-cell>
          <table:table-cell table:style-name="ce11" office:value-type="float" office:value="220" calcext:value-type="float">
            <text:p>220 </text:p>
          </table:table-cell>
          <table:table-cell table:style-name="ce11" office:value-type="float" office:value="170" calcext:value-type="float">
            <text:p>17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限制性招標" calcext:value-type="string">
            <text:p><text:s/>限制性招標 </text:p>
          </table:table-cell>
          <table:table-cell table:style-name="ce15" office:value-type="string" office:string-value="俊翔營造有限公司" calcext:value-type="string">
            <text:p><text:s/>俊翔營造有限公司 </text:p>
          </table:table-cell>
          <table:table-cell table:number-columns-repeated="249"/>
        </table:table-row>
        <table:table-row table:style-name="ro5">
          <table:table-cell table:style-name="ce5" office:value-type="string" calcext:value-type="string">
            <text:p>屋頂整修工程</text:p>
          </table:table-cell>
          <table:table-cell table:style-name="ce10" office:value-type="string" office:string-value="南化區" calcext:value-type="string">
            <text:p><text:s/>南化區 </text:p>
          </table:table-cell>
          <table:table-cell table:style-name="ce11" office:value-type="float" office:value="375" calcext:value-type="float">
            <text:p>375 </text:p>
          </table:table-cell>
          <table:table-cell table:style-name="ce11" office:value-type="float" office:value="350" calcext:value-type="float">
            <text:p>35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取得" calcext:value-type="string">
            <text:p><text:s/>公開取得 </text:p>
          </table:table-cell>
          <table:table-cell table:style-name="ce15" office:value-type="string" office:string-value="永成土木包工業" calcext:value-type="string">
            <text:p><text:s/>永成土木包工業 </text:p>
          </table:table-cell>
          <table:table-cell table:number-columns-repeated="249"/>
        </table:table-row>
        <table:table-row table:style-name="ro5">
          <table:table-cell table:style-name="ce5" office:value-type="string" calcext:value-type="string">
            <text:p>地板修繕及個別諮商室隔間</text:p>
          </table:table-cell>
          <table:table-cell table:style-name="ce10" office:value-type="string" office:string-value="永康區" calcext:value-type="string">
            <text:p><text:s/>永康區 </text:p>
          </table:table-cell>
          <table:table-cell table:number-columns-repeated="2" table:style-name="ce11" office:value-type="float" office:value="140" calcext:value-type="float">
            <text:p>14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立偉土木包工業" calcext:value-type="string">
            <text:p><text:s/>立偉土木包工業 </text:p>
          </table:table-cell>
          <table:table-cell table:number-columns-repeated="249"/>
        </table:table-row>
        <table:table-row table:style-name="ro5">
          <table:table-cell table:style-name="ce5" office:value-type="string" calcext:value-type="string">
            <text:p>校安維護監控系統</text:p>
          </table:table-cell>
          <table:table-cell table:style-name="ce10" office:value-type="string" office:string-value="關廟區" calcext:value-type="string">
            <text:p><text:s/>關廟區 </text:p>
          </table:table-cell>
          <table:table-cell table:style-name="ce11" office:value-type="float" office:value="1600" calcext:value-type="float">
            <text:p>1,600 </text:p>
          </table:table-cell>
          <table:table-cell table:style-name="ce11" office:value-type="float" office:value="330" calcext:value-type="float">
            <text:p>33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取得" calcext:value-type="string">
            <text:p><text:s/>公開取得 </text:p>
          </table:table-cell>
          <table:table-cell table:style-name="ce15" office:value-type="string" office:string-value="南商企業有限公司" calcext:value-type="string">
            <text:p><text:s/>南商企業有限公司 </text:p>
          </table:table-cell>
          <table:table-cell table:number-columns-repeated="249"/>
        </table:table-row>
        <table:table-row table:style-name="ro5">
          <table:table-cell table:style-name="ce5" office:value-type="string" calcext:value-type="string">
            <text:p>心字池廣場景觀工程</text:p>
          </table:table-cell>
          <table:table-cell table:style-name="ce10" office:value-type="string" office:string-value="中西區" calcext:value-type="string">
            <text:p><text:s/>中西區 </text:p>
          </table:table-cell>
          <table:table-cell table:style-name="ce11" office:value-type="float" office:value="5862.864" calcext:value-type="float">
            <text:p>5,863 </text:p>
          </table:table-cell>
          <table:table-cell table:style-name="ce11" office:value-type="float" office:value="4259" calcext:value-type="float">
            <text:p>4,259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泰毅土木包工業" calcext:value-type="string">
            <text:p><text:s/>泰毅土木包工業 </text:p>
          </table:table-cell>
          <table:table-cell table:number-columns-repeated="249"/>
        </table:table-row>
        <table:table-row table:style-name="ro6">
          <table:table-cell table:style-name="ce5" office:value-type="string" calcext:value-type="string">
            <text:p>會議室設備、監控系統、活動中心及南新大樓前鋪面修繕整建工程</text:p>
          </table:table-cell>
          <table:table-cell table:style-name="ce10" office:value-type="string" office:string-value="新營區" calcext:value-type="string">
            <text:p><text:s/>新營區 </text:p>
          </table:table-cell>
          <table:table-cell table:number-columns-repeated="2" table:style-name="ce11" office:value-type="float" office:value="3756.5" calcext:value-type="float">
            <text:p>3,757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calcext:value-type="string">
            <text:p>公開招標</text:p>
            <text:p>共同供應契約</text:p>
          </table:table-cell>
          <table:table-cell table:style-name="ce15" office:value-type="string" calcext:value-type="string">
            <text:p>金三角營造有限公司</text:p>
            <text:p> 華強鋼製傢俱公司</text:p>
          </table:table-cell>
          <table:table-cell table:number-columns-repeated="249"/>
        </table:table-row>
        <table:table-row table:style-name="ro5">
          <table:table-cell table:style-name="ce5" office:value-type="string" calcext:value-type="string">
            <text:p>南棟教學大樓二、三樓教室及走廊天花板緊急修繕工程</text:p>
          </table:table-cell>
          <table:table-cell table:style-name="ce10" office:value-type="string" office:string-value="中西區" calcext:value-type="string">
            <text:p><text:s/>中西區 </text:p>
          </table:table-cell>
          <table:table-cell table:number-columns-repeated="2" table:style-name="ce11" office:value-type="float" office:value="2775" calcext:value-type="float">
            <text:p>2,775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百富營造公司" calcext:value-type="string">
            <text:p><text:s/>百富營造公司 </text:p>
          </table:table-cell>
          <table:table-cell table:number-columns-repeated="249"/>
        </table:table-row>
        <table:table-row table:style-name="ro5">
          <table:table-cell table:style-name="ce5" office:value-type="string" calcext:value-type="string">
            <text:p>西港國中活動中心後續工程</text:p>
          </table:table-cell>
          <table:table-cell table:style-name="ce10" office:value-type="string" office:string-value="西港區" calcext:value-type="string">
            <text:p><text:s/>西港區 </text:p>
          </table:table-cell>
          <table:table-cell table:style-name="ce11" office:value-type="float" office:value="2196.175" calcext:value-type="float">
            <text:p>2,196 </text:p>
          </table:table-cell>
          <table:table-cell table:style-name="ce11" office:value-type="float" office:value="2000" calcext:value-type="float">
            <text:p>2,00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建緯土木包工業" calcext:value-type="string">
            <text:p><text:s/>建緯土木包工業 </text:p>
          </table:table-cell>
          <table:table-cell table:number-columns-repeated="249"/>
        </table:table-row>
        <table:table-row table:style-name="ro5">
          <table:table-cell table:style-name="ce5" office:value-type="string" calcext:value-type="string">
            <text:p>更新學校總機系統</text:p>
          </table:table-cell>
          <table:table-cell table:style-name="ce10" office:value-type="string" office:string-value="官田區" calcext:value-type="string">
            <text:p><text:s/>官田區 </text:p>
          </table:table-cell>
          <table:table-cell table:number-columns-repeated="2" table:style-name="ce11" office:value-type="float" office:value="72" calcext:value-type="float">
            <text:p>72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逕洽廠商" calcext:value-type="string">
            <text:p><text:s/>逕洽廠商 </text:p>
          </table:table-cell>
          <table:table-cell table:style-name="ce15" office:value-type="string" office:string-value="傳帝通訊行" calcext:value-type="string">
            <text:p><text:s/>傳帝通訊行 </text:p>
          </table:table-cell>
          <table:table-cell table:number-columns-repeated="249"/>
        </table:table-row>
        <table:table-row table:style-name="ro5">
          <table:table-cell table:style-name="ce5" office:value-type="string" calcext:value-type="string">
            <text:p>學務處增設空調設備</text:p>
          </table:table-cell>
          <table:table-cell table:style-name="ce10" office:value-type="string" office:string-value="新營區" calcext:value-type="string">
            <text:p><text:s/>新營區 </text:p>
          </table:table-cell>
          <table:table-cell table:style-name="ce11" office:value-type="float" office:value="88.62" calcext:value-type="float">
            <text:p>89 </text:p>
          </table:table-cell>
          <table:table-cell table:style-name="ce11" office:value-type="float" office:value="80" calcext:value-type="float">
            <text:p>8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共同供應契約" calcext:value-type="string">
            <text:p><text:s/>共同供應契約 </text:p>
          </table:table-cell>
          <table:table-cell table:style-name="ce15" office:value-type="string" office:string-value="大同綜合電訊" calcext:value-type="string">
            <text:p><text:s/>大同綜合電訊 </text:p>
          </table:table-cell>
          <table:table-cell table:number-columns-repeated="249"/>
        </table:table-row>
        <table:table-row table:style-name="ro5">
          <table:table-cell table:style-name="ce5" office:value-type="string" calcext:value-type="string">
            <text:p>階梯教室外牆防水整修工程</text:p>
          </table:table-cell>
          <table:table-cell table:style-name="ce10" office:value-type="string" office:string-value="永康區" calcext:value-type="string">
            <text:p><text:s/>永康區 </text:p>
          </table:table-cell>
          <table:table-cell table:number-columns-repeated="2" table:style-name="ce11" office:value-type="float" office:value="1500" calcext:value-type="float">
            <text:p>1,50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公開招標" calcext:value-type="string">
            <text:p><text:s/>公開招標 </text:p>
          </table:table-cell>
          <table:table-cell table:style-name="ce15" office:value-type="string" office:string-value="進泰營造有限公司" calcext:value-type="string">
            <text:p><text:s/>進泰營造有限公司 </text:p>
          </table:table-cell>
          <table:table-cell table:number-columns-repeated="249"/>
        </table:table-row>
        <table:table-row table:style-name="ro5">
          <table:table-cell table:style-name="ce5" office:value-type="string" calcext:value-type="string">
            <text:p>移動式擴音設備及腳架</text:p>
          </table:table-cell>
          <table:table-cell table:style-name="ce10" office:value-type="string" office:string-value="永康區" calcext:value-type="string">
            <text:p><text:s/>永康區 </text:p>
          </table:table-cell>
          <table:table-cell table:style-name="ce11" office:value-type="float" office:value="237.38" calcext:value-type="float">
            <text:p>237 </text:p>
          </table:table-cell>
          <table:table-cell table:style-name="ce11" office:value-type="float" office:value="230" calcext:value-type="float">
            <text:p>23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共同供應契約" calcext:value-type="string">
            <text:p><text:s/>共同供應契約 </text:p>
          </table:table-cell>
          <table:table-cell table:style-name="ce15" office:value-type="string" office:string-value="南商企業有限公司" calcext:value-type="string">
            <text:p><text:s/>南商企業有限公司 </text:p>
          </table:table-cell>
          <table:table-cell table:number-columns-repeated="249"/>
        </table:table-row>
        <table:table-row table:style-name="ro5">
          <table:table-cell table:style-name="ce5" office:value-type="string" calcext:value-type="string">
            <text:p>多功能語音定址廣播設備系統</text:p>
          </table:table-cell>
          <table:table-cell table:style-name="ce10" office:value-type="string" office:string-value="西港區" calcext:value-type="string">
            <text:p><text:s/>西港區 </text:p>
          </table:table-cell>
          <table:table-cell table:style-name="ce11" office:value-type="float" office:value="574.71" calcext:value-type="float">
            <text:p>575 </text:p>
          </table:table-cell>
          <table:table-cell table:style-name="ce11" office:value-type="float" office:value="570" calcext:value-type="float">
            <text:p>570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共同供應契約" calcext:value-type="string">
            <text:p><text:s/>共同供應契約 </text:p>
          </table:table-cell>
          <table:table-cell table:style-name="ce15" office:value-type="string" office:string-value="元朗科技" calcext:value-type="string">
            <text:p><text:s/>元朗科技 </text:p>
          </table:table-cell>
          <table:table-cell table:number-columns-repeated="249"/>
        </table:table-row>
        <table:table-row table:style-name="ro5">
          <table:table-cell table:style-name="ce5" office:value-type="string" calcext:value-type="string">
            <text:p>校園柏油路面刨除</text:p>
          </table:table-cell>
          <table:table-cell table:style-name="ce10" office:value-type="string" office:string-value="東區" calcext:value-type="string">
            <text:p><text:s/>東區 </text:p>
          </table:table-cell>
          <table:table-cell table:number-columns-repeated="2" table:style-name="ce11" office:value-type="float" office:value="98" calcext:value-type="float">
            <text:p>98 </text:p>
          </table:table-cell>
          <table:table-cell table:style-name="ce15" office:value-type="string" office:string-value="建築及設備計畫" calcext:value-type="string">
            <text:p><text:s/>建築及設備計畫 </text:p>
          </table:table-cell>
          <table:table-cell table:style-name="ce10" office:value-type="string" office:string-value="教育局" calcext:value-type="string">
            <text:p><text:s/>教育局 </text:p>
          </table:table-cell>
          <table:table-cell table:style-name="ce10" office:value-type="string" office:string-value="逕洽廠商" calcext:value-type="string">
            <text:p><text:s/>逕洽廠商 </text:p>
          </table:table-cell>
          <table:table-cell table:style-name="ce15" office:value-type="string" office:string-value="山駒工程有限公司" calcext:value-type="string">
            <text:p><text:s/>山駒工程有限公司 </text:p>
          </table:table-cell>
          <table:table-cell table:number-columns-repeated="249"/>
        </table:table-row>
        <table:table-row table:style-name="ro12">
          <table:table-cell table:style-name="ce6" table:number-columns-spanned="2" table:number-rows-spanned="1"/>
          <table:covered-table-cell table:style-name="ce6"/>
          <table:table-cell table:style-name="ce12" table:formula="of:=SUM([.C6:.C1400])" office:value-type="float" office:value="1303374.8" calcext:value-type="float">
            <text:p><text:s/>1,303,375 </text:p>
          </table:table-cell>
          <table:table-cell table:style-name="ce12" table:formula="of:=SUM([.D6:.D1400])" office:value-type="float" office:value="1196929.57" calcext:value-type="float">
            <text:p><text:s/>1,196,930 </text:p>
          </table:table-cell>
          <table:table-cell table:style-name="ce16" table:number-columns-repeated="4"/>
          <table:table-cell table:number-columns-repeated="249"/>
        </table:table-row>
        <table:table-row table:style-name="ro5" table:number-rows-repeated="1047174">
          <table:table-cell table:number-columns-repeated="257"/>
        </table:table-row>
        <table:table-row table:style-name="ro5">
          <table:table-cell table:number-columns-repeated="257"/>
        </table:table-row>
        <table:named-expressions>
          <table:named-range table:name="Excel_BuiltIn_Print_Titles" table:base-cell-address="$議員4.$A$1" table:cell-range-address="$議員4.$A$1:.$XFD$5" table:range-usable-as="repeat-column repeat-row"/>
        </table:named-expression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標楷體" svg:font-family="標楷體" style:font-family-generic="script"/>
    <style:font-face style:name="Book Antiqua" svg:font-family="'Book Antiqua'" style:font-family-generic="roman" style:font-pitch="variable"/>
    <style:font-face style:name="新細明體" svg:font-family="新細明體" style:font-family-generic="roman" style:font-pitch="variable"/>
    <style:font-face style:name="Helv" svg:font-family="Helv" style:font-family-generic="swiss" style:font-pitch="variable"/>
    <style:font-face style:name="Liberation Sans" svg:font-family="'Liberation Sans'" style:font-family-generic="swiss" style:font-pitch="variable"/>
    <style:font-face style:name="思源黑體 TW" svg:font-family="'思源黑體 TW'" style:font-family-generic="system" style:font-pitch="variable"/>
    <style:font-face style:name="蘋方-繁" svg:font-family="蘋方-繁" style:font-family-generic="system" style:font-pitch="variable"/>
  </office:font-face-decls>
  <office:styles>
    <style:default-style style:family="table-cell">
      <style:paragraph-properties style:tab-stop-distance="1.25cm"/>
      <style:text-properties style:font-name="Liberation Sans" fo:language="en" fo:country="US" style:font-name-asian="蘋方-繁" style:language-asian="zh" style:country-asian="TW" style:font-name-complex="思源黑體 TW" style:language-complex="hi" style:country-complex="IN"/>
    </style:default-style>
    <number:number-style style:name="N0">
      <number:number number:min-integer-digits="1"/>
    </number:number-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number:text>
      <number:fill-character> </number:fill-character>
      <number:number number:decimal-places="2" number:min-decimal-places="2" number:min-integer-digits="1" number:grouping="true"/>
      <number:text> </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number:text>
      <number:fill-character> </number:fill-character>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fill-character> </number:fill-character>
      <number:number number:decimal-places="0" number:min-decimal-places="0" number:min-integer-digits="1" number:grouping="true"/>
      <number:text> </number:text>
    </number:number-style>
    <number:number-style style:name="N150P1" style:volatile="true">
      <number:text>-$</number:text>
      <number:fill-character> </number:fill-character>
      <number:number number:decimal-places="0" number:min-decimal-places="0" number:min-integer-digits="1" number:grouping="true"/>
      <number:text> </number:text>
    </number:number-style>
    <number:number-style style:name="N150P2" style:volatile="true">
      <number:text>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text> $</number:text>
      <number:fill-character> </number:fill-character>
      <number:number number:decimal-places="2" number:min-decimal-places="2" number:min-integer-digits="1" number:grouping="true"/>
      <number:text> </number:text>
    </number:number-style>
    <number:number-style style:name="N152P1" style:volatile="true">
      <number:text>-$</number:text>
      <number:fill-character> </number:fill-character>
      <number:number number:decimal-places="2" number:min-decimal-places="2" number:min-integer-digits="1" number:grouping="true"/>
      <number:text> </number:text>
    </number:number-style>
    <number:number-style style:name="N152P2" style:volatile="true">
      <number:text> $</number:text>
      <number:fill-character> </number:fill-character>
      <number:text>-</number:text>
      <number:number number:decimal-places="0" number: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P0" style:volatile="true">
      <number:text>NT$</number:text>
      <number:number number:decimal-places="0" number:min-decimal-places="0" number:min-integer-digits="1" number:grouping="true"/>
    </number:number-style>
    <number:number-style style:name="N157">
      <number:text>-NT$</number:text>
      <number:number number:decimal-places="0" number:min-decimal-places="0" number:min-integer-digits="1" number:grouping="true"/>
      <style:map style:condition="value()&gt;=0" style:apply-style-name="N157P0"/>
    </number:number-style>
    <number:number-style style:name="N158P0" style:volatile="true">
      <number:text>NT$</number:text>
      <number:number number:decimal-places="0" number:min-decimal-places="0" number:min-integer-digits="1" number:grouping="true"/>
    </number:number-style>
    <number:number-style style:name="N158">
      <style:text-properties fo:color="#ff0000"/>
      <number:text>-NT$</number:text>
      <number:number number:decimal-places="0" number:min-decimal-places="0" number:min-integer-digits="1" number:grouping="true"/>
      <style:map style:condition="value()&gt;=0" style:apply-style-name="N158P0"/>
    </number:number-style>
    <number:number-style style:name="N159P0" style:volatile="true">
      <number:text>NT$</number:text>
      <number:number number:decimal-places="2" number:min-decimal-places="2" number:min-integer-digits="1" number:grouping="true"/>
    </number:number-style>
    <number:number-style style:name="N159">
      <number:text>-NT$</number:text>
      <number:number number:decimal-places="2" number:min-decimal-places="2" number:min-integer-digits="1" number:grouping="true"/>
      <style:map style:condition="value()&gt;=0" style:apply-style-name="N159P0"/>
    </number:number-style>
    <number:number-style style:name="N160P0" style:volatile="true">
      <number:text>NT$</number:text>
      <number:number number:decimal-places="2" number:min-decimal-places="2" number:min-integer-digits="1" number:grouping="true"/>
    </number:number-style>
    <number:number-style style:name="N160">
      <style:text-properties fo:color="#ff0000"/>
      <number:text>-NT$</number:text>
      <number:number number:decimal-places="2" number:min-decimal-places="2" number:min-integer-digits="1" number:grouping="true"/>
      <style:map style:condition="value()&gt;=0" style:apply-style-name="N160P0"/>
    </number:number-style>
    <number:number-style style:name="N161P0" style:volatile="true">
      <number:text> NT$</number:text>
      <number:fill-character> </number:fill-character>
      <number:number number:decimal-places="0" number:min-decimal-places="0" number:min-integer-digits="1" number:grouping="true"/>
      <number:text> </number:text>
    </number:number-style>
    <number:number-style style:name="N161P1" style:volatile="true">
      <number:text>-NT$</number:text>
      <number:fill-character> </number:fill-character>
      <number:number number:decimal-places="0" number:min-decimal-places="0" number:min-integer-digits="1" number:grouping="true"/>
      <number:text> </number:text>
    </number:number-style>
    <number:number-style style:name="N161P2" style:volatile="true">
      <number:text> NT$</number:text>
      <number:fill-character> </number:fill-character>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2P0" style:volatile="true">
      <number:text> NT$</number:text>
      <number:fill-character> </number:fill-character>
      <number:number number:decimal-places="2" number:min-decimal-places="2" number:min-integer-digits="1" number:grouping="true"/>
      <number:text> </number:text>
    </number:number-style>
    <number:number-style style:name="N162P1" style:volatile="true">
      <number:text>-NT$</number:text>
      <number:fill-character> </number:fill-character>
      <number:number number:decimal-places="2" number:min-decimal-places="2" number:min-integer-digits="1" number:grouping="true"/>
      <number:text> </number:text>
    </number:number-style>
    <number:number-style style:name="N162P2" style:volatile="true">
      <number:text> NT$</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Yes</number:text>
    </number:number-style>
    <number:number-style style:name="N163P1" style:volatile="true">
      <number:text>Yes</number:text>
    </number:number-style>
    <number:number-style style:name="N163">
      <number:text>No</number:text>
      <style:map style:condition="value()&gt;0" style:apply-style-name="N163P0"/>
      <style:map style:condition="value()&lt;0" style:apply-style-name="N163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5P0" style:volatile="true">
      <number:text>On</number:text>
    </number:number-style>
    <number:number-style style:name="N165P1" style:volatile="true">
      <number:text>On</number:text>
    </number:number-style>
    <number:number-style style:name="N165">
      <number:text>Off</number:text>
      <style:map style:condition="value()&gt;0" style:apply-style-name="N165P0"/>
      <style:map style:condition="value()&lt;0" style:apply-style-name="N165P1"/>
    </number:number-style>
    <number:number-style style:name="N166P0" style:volatile="true">
      <number:text> </number:text>
      <number:fill-character> </number:fill-character>
      <number:number number:decimal-places="1" number:min-decimal-places="1" number:min-integer-digits="1" number:grouping="true"/>
      <number:text> </number:text>
    </number:number-style>
    <number:number-style style:name="N166P1" style:volatile="true">
      <number:text>-</number:text>
      <number:fill-character> </number:fill-character>
      <number:number number:decimal-places="1" number:min-decimal-places="1" number:min-integer-digits="1" number:grouping="true"/>
      <number:text> </number:text>
    </number:number-style>
    <number:number-style style:name="N166P2" style:volatile="true">
      <number:text> </number:text>
      <number:fill-character> </number:fill-character>
      <number:text>-</number:text>
      <number:number number:decimal-places="0" number:min-decimal-places="0" number:min-integer-digits="0"/>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number:text>
      <number:number number:decimal-places="0" number: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number:number number:decimal-places="0" number:min-decimal-places="0" number:min-integer-digits="1" number:grouping="true"/>
      <number:text> </number:text>
    </number:number-style>
    <number:number-style style:name="N168">
      <style:text-properties fo:color="#ff0000"/>
      <number:text>(</number:text>
      <number:number number:decimal-places="0" number:min-decimal-places="0" number:min-integer-digits="1" number:grouping="true"/>
      <number:text>)</number:text>
      <style:map style:condition="value()&gt;=0" style:apply-style-name="N168P0"/>
    </number:number-style>
    <number:number-style style:name="N169">
      <number:number number:decimal-places="0" number:min-decimal-places="0" number:min-integer-digits="1" number:grouping="true"/>
      <number:text> </number:text>
    </number:number-style>
    <number:percentage-style style:name="N170">
      <number:number number:decimal-places="1" number:min-decimal-places="1" number:min-integer-digits="1"/>
      <number:text>%</number:text>
    </number:percentage-style>
    <number:number-style style:name="N171P0" style:volatile="true">
      <number:text> </number:text>
      <number:fill-character> </number:fill-character>
      <number:number number:decimal-places="1" number:min-decimal-places="1" number:min-integer-digits="1" number:grouping="true"/>
      <number:text> </number:text>
    </number:number-style>
    <number:number-style style:name="N171P1" style:volatile="true">
      <number:text>-</number:text>
      <number:fill-character> </number:fill-character>
      <number:number number:decimal-places="1" number:min-decimal-places="1" number:min-integer-digits="1" number:grouping="true"/>
      <number:text> </number:text>
    </number:number-style>
    <number:number-style style:name="N171P2" style:volatile="true">
      <number:text> </number:text>
      <number:fill-character> </number:fill-character>
      <number:text>-</number:text>
      <number:number number:decimal-places="0" number: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
      <number:number number:decimal-places="1" number:min-decimal-places="1" number:min-integer-digits="1" number:grouping="true"/>
      <number:text> </number:text>
    </number:number-style>
    <number:number-style style:name="N173">
      <number:number number:decimal-places="2" number:min-decimal-places="2" number:min-integer-digits="1" number:grouping="true"/>
      <number:text> </number:text>
    </number:number-style>
    <number:number-style style:name="N174">
      <number:number number:decimal-places="3" number:min-decimal-places="3" number:min-integer-digits="1" number:grouping="true"/>
      <number:text> </number:text>
    </number:number-style>
    <number:number-style style:name="N175P0" style:volatile="true">
      <number:text> </number:text>
      <number:fill-character> </number:fill-character>
      <number:number number:decimal-places="3" number:min-decimal-places="3" number:min-integer-digits="1" number:grouping="true"/>
      <number:text> </number:text>
    </number:number-style>
    <number:number-style style:name="N175P1" style:volatile="true">
      <number:text>-</number:text>
      <number:fill-character> </number:fill-character>
      <number:number number:decimal-places="3" number:min-decimal-places="3" number:min-integer-digits="1" number:grouping="true"/>
      <number:text> </number:text>
    </number:number-style>
    <number:number-style style:name="N175P2" style:volatile="true">
      <number:text> </number:text>
      <number:fill-character> </number:fill-character>
      <number:text>-</number:text>
      <number:number number:decimal-places="0" number: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
      <number:number number:decimal-places="4" number:min-decimal-places="4" number:min-integer-digits="1" number:grouping="true"/>
      <number:text> </number:text>
    </number:number-style>
    <number:number-style style:name="N177">
      <number:number number:decimal-places="2" number:min-decimal-places="2" number:min-integer-digits="1" number:grouping="true" number:display-factor="1000"/>
    </number:number-style>
    <number:number-style style:name="N178">
      <number:number number:decimal-places="2" number:min-decimal-places="2" number:min-integer-digits="1" number:grouping="true" number:display-factor="1000"/>
      <number:text> </number:text>
    </number:number-style>
    <number:number-style style:name="N179">
      <number:number number:decimal-places="3" number:min-decimal-places="3" number:min-integer-digits="1" number:grouping="true" number:display-factor="1000"/>
      <number:text> </number:text>
    </number:number-style>
    <number:number-style style:name="N180P0" style:volatile="true">
      <number:number number:decimal-places="2" number:min-decimal-places="2" number:min-integer-digits="1" number:grouping="true"/>
      <number:text> </number:text>
    </number:number-style>
    <number:number-style style:name="N180">
      <style:text-properties fo:color="#ff0000"/>
      <number:text>(</number:text>
      <number:number number:decimal-places="2" number:min-decimal-places="2" number:min-integer-digits="1" number:grouping="true"/>
      <number:text>)</number:text>
      <style:map style:condition="value()&gt;=0" style:apply-style-name="N180P0"/>
    </number:number-style>
    <number:number-style style:name="N181">
      <number:number number:decimal-places="3" number:min-decimal-places="3" number:min-integer-digits="1" number:grouping="true" number:display-factor="1000"/>
    </number:number-style>
    <number:number-style style:name="N182">
      <number:number number:decimal-places="1" number:min-decimal-places="1" number:min-integer-digits="1" number:grouping="true" number:display-factor="1000"/>
    </number:number-style>
    <number:number-style style:name="N183">
      <number:number number:decimal-places="0" number:min-decimal-places="0" number:min-integer-digits="1" number:grouping="true" number:display-factor="100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5">
      <number:number number:decimal-places="1" number:min-decimal-places="1" number:min-integer-digits="1"/>
      <number:text> </number:text>
    </number:number-style>
    <number:number-style style:name="N186P0" style:volatile="true">
      <number:number number:decimal-places="1" number:min-decimal-places="1" number:min-integer-digits="1" number:grouping="true"/>
      <number:text> </number:text>
    </number:number-style>
    <number:number-style style:name="N186">
      <style:text-properties fo:color="#ff0000"/>
      <number:text>(</number:text>
      <number:number number:decimal-places="1" number:min-decimal-places="1" number:min-integer-digits="1" number:grouping="true"/>
      <number:text>)</number:text>
      <style:map style:condition="value()&gt;=0" style:apply-style-name="N186P0"/>
    </number:number-style>
    <number:number-style style:name="N187P0" style:volatile="true">
      <number:text> </number:text>
      <number:fill-character> </number:fill-character>
      <number:number number:decimal-places="1" number:min-decimal-places="1" number:min-integer-digits="1" number:grouping="true"/>
      <number:text> </number:text>
    </number:number-style>
    <number:number-style style:name="N187P1" style:volatile="true">
      <number:text>-</number:text>
      <number:fill-character> </number:fill-character>
      <number:number number:decimal-places="1" number:min-decimal-places="1" number:min-integer-digits="1" number:grouping="true"/>
      <number:text> </number:text>
    </number:number-style>
    <number:number-style style:name="N187P2" style:volatile="true">
      <number:text> </number:text>
      <number:fill-character> </number: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number:text> </number:text>
      <number:fill-character> </number:fill-character>
      <number:number number:decimal-places="2" number:min-decimal-places="2" number:min-integer-digits="1" number:grouping="true"/>
      <number:text> </number:text>
    </number:number-style>
    <number:number-style style:name="N188P1" style:volatile="true">
      <number:text>-</number:text>
      <number:fill-character> </number:fill-character>
      <number:number number:decimal-places="2" number:min-decimal-places="2" number:min-integer-digits="1" number:grouping="true"/>
      <number:text> </number:text>
    </number:number-style>
    <number:number-style style:name="N188P2" style:volatile="true">
      <number:text> </number:text>
      <number:fill-character> </number: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P0" style:volatile="true">
      <number:number number:decimal-places="2" number:min-decimal-places="2" number:min-integer-digits="1"/>
      <number:text> </number:text>
    </number:number-style>
    <number:number-style style:name="N189">
      <style:text-properties fo:color="#ff0000"/>
      <number:text>(</number:text>
      <number:number number:decimal-places="2" number:min-decimal-places="2" number:min-integer-digits="1"/>
      <number:text>)</number:text>
      <style:map style:condition="value()&gt;=0" style:apply-style-name="N189P0"/>
    </number:number-style>
    <number:date-style style:name="N190">
      <number:text>B2</number:text>
      <number:day/>
      <number:text>-</number:text>
      <number:month number:textual="true"/>
    </number:date-style>
    <number:date-style style:name="N191">
      <number:text>B2</number:text>
      <number:year number:style="long"/>
      <number:text>/</number:text>
      <number:month/>
      <number:text>/</number:text>
      <number:day/>
    </number:date-style>
    <number:number-style style:name="N192">
      <number:number number:decimal-places="2" number:min-decimal-places="2" number:min-integer-digits="1"/>
      <number:text> </number:text>
    </number:number-style>
    <number:number-style style:name="N193">
      <number:number number:decimal-places="3" number:min-decimal-places="3" number:min-integer-digits="1"/>
      <number:text> </number:text>
    </number:number-style>
    <number:number-style style:name="N194">
      <number:number number:decimal-places="4" number:min-decimal-places="4" number:min-integer-digits="1"/>
      <number:text> </number:text>
    </number:number-style>
    <number:number-style style:name="N195P0" style:volatile="true">
      <number:number number:decimal-places="0" number:min-decimal-places="0" number:min-integer-digits="1" number:grouping="true"/>
    </number:number-style>
    <number:number-style style:name="N195">
      <style:text-properties fo:color="#ff0000"/>
      <number:number number:decimal-places="0" number:min-decimal-places="0" number:min-integer-digits="1" number:grouping="true"/>
      <style:map style:condition="value()&gt;=0" style:apply-style-name="N195P0"/>
    </number:number-style>
    <number:number-style style:name="N196P0" style:volatile="true">
      <number:number number:decimal-places="3" number:min-decimal-places="3" number:min-integer-digits="1" number:grouping="true"/>
      <number:text> </number:text>
    </number:number-style>
    <number:number-style style:name="N196">
      <style:text-properties fo:color="#ff0000"/>
      <number:text>(</number:text>
      <number:number number:decimal-places="3" number:min-decimal-places="3" number:min-integer-digits="1" number:grouping="true"/>
      <number:text>)</number:text>
      <style:map style:condition="value()&gt;=0" style:apply-style-name="N196P0"/>
    </number:number-style>
    <number:number-style style:name="N197P0" style:volatile="true">
      <number:number number:decimal-places="4" number:min-decimal-places="4" number:min-integer-digits="1" number:grouping="true"/>
      <number:text> </number:text>
    </number:number-style>
    <number:number-style style:name="N197">
      <style:text-properties fo:color="#ff0000"/>
      <number:text>(</number:text>
      <number:number number:decimal-places="4" number:min-decimal-places="4" number:min-integer-digits="1" number:grouping="true"/>
      <number:text>)</number:text>
      <style:map style:condition="value()&gt;=0" style:apply-style-name="N197P0"/>
    </number:number-style>
    <number:number-style style:name="N198P0" style:volatile="true">
      <number:number number:decimal-places="3" number:min-decimal-places="3" number:min-integer-digits="1"/>
      <number:text> </number:text>
    </number:number-style>
    <number:number-style style:name="N198">
      <style:text-properties fo:color="#ff0000"/>
      <number:text>(</number:text>
      <number:number number:decimal-places="3" number:min-decimal-places="3" number:min-integer-digits="1"/>
      <number:text>)</number:text>
      <style:map style:condition="value()&gt;=0" style:apply-style-name="N198P0"/>
    </number:number-style>
    <number:number-style style:name="N199">
      <number:number number:decimal-places="0" number:min-decimal-places="0" number:min-integer-digits="2"/>
    </number:number-style>
    <number:number-style style:name="N200">
      <number:number number:decimal-places="0" number:min-decimal-places="0" number:min-integer-digits="1"/>
      <number:text> </number:text>
    </number:number-style>
    <number:number-style style:name="N201P0" style:volatile="true">
      <number:number number:decimal-places="0" number:min-decimal-places="0" number:min-integer-digits="1"/>
      <number:text> </number:text>
    </number:number-style>
    <number:number-style style:name="N201">
      <style:text-properties fo:color="#ff0000"/>
      <number:text>(</number:text>
      <number:number number:decimal-places="0" number:min-decimal-places="0" number:min-integer-digits="1"/>
      <number:text>)</number:text>
      <style:map style:condition="value()&gt;=0" style:apply-style-name="N201P0"/>
    </number:number-style>
    <number:number-style style:name="N202P0" style:volatile="true">
      <number:number number:decimal-places="2" number:min-decimal-places="2" number:min-integer-digits="1" number:grouping="true"/>
      <number:text> </number:text>
    </number:number-style>
    <number:number-style style:name="N202">
      <style:text-properties fo:color="#ff0000"/>
      <number:text>-</number:text>
      <number:number number:decimal-places="2" number:min-decimal-places="2" number:min-integer-digits="1" number:grouping="true"/>
      <number:text> </number:text>
      <style:map style:condition="value()&gt;=0" style:apply-style-name="N202P0"/>
    </number:number-style>
    <number:number-style style:name="N203">
      <number:number number:decimal-places="0" number:min-decimal-places="0" number:min-integer-digits="3"/>
    </number:number-style>
    <number:number-style style:name="N204">
      <number:number number:decimal-places="3" number:min-decimal-places="3" number:min-integer-digits="1" number:grouping="true"/>
    </number:number-style>
    <number:date-style style:name="N205">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table-cell-properties fo:padding="0.071c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5f_BuiltIn_5f_20_25__20_-_20_輔色1" style:display-name="Excel_BuiltIn_20% - 輔色1" style:family="table-cell" style:parent-style-name="Default">
      <style:table-cell-properties fo:background-color="#cccc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20_25__20_-_20_輔色2" style:display-name="Excel_BuiltIn_20% - 輔色2" style:family="table-cell" style:parent-style-name="Default">
      <style:table-cell-properties fo:background-color="#ff99cc"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20_25__20_-_20_輔色3" style:display-name="Excel_BuiltIn_20% - 輔色3" style:family="table-cell" style:parent-style-name="Default">
      <style:table-cell-properties fo:background-color="#ccffcc"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20_25__20_-_20_輔色4" style:display-name="Excel_BuiltIn_20% - 輔色4" style:family="table-cell" style:parent-style-name="Default">
      <style:table-cell-properties fo:background-color="#cc99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20_25__20_-_20_輔色5" style:display-name="Excel_BuiltIn_20% - 輔色5" style:family="table-cell" style:parent-style-name="Default">
      <style:table-cell-properties fo:background-color="#ccff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20_25__20_-_20_輔色6" style:display-name="Excel_BuiltIn_20% - 輔色6" style:family="table-cell" style:parent-style-name="Default">
      <style:table-cell-properties fo:background-color="#ffcc99"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1" style:display-name="Excel_BuiltIn_40% - 輔色1" style:family="table-cell" style:parent-style-name="Default">
      <style:table-cell-properties fo:background-color="#99cc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2" style:display-name="Excel_BuiltIn_40% - 輔色2" style:family="table-cell" style:parent-style-name="Default">
      <style:table-cell-properties fo:background-color="#ff8080"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3" style:display-name="Excel_BuiltIn_40% - 輔色3" style:family="table-cell" style:parent-style-name="Default">
      <style:table-cell-properties fo:background-color="#00ff00"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4" style:display-name="Excel_BuiltIn_40% - 輔色4" style:family="table-cell" style:parent-style-name="Default">
      <style:table-cell-properties fo:background-color="#cc99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5" style:display-name="Excel_BuiltIn_40% - 輔色5" style:family="table-cell" style:parent-style-name="Default">
      <style:table-cell-properties fo:background-color="#99ccff"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40_25__20_-_20_輔色6" style:display-name="Excel_BuiltIn_40% - 輔色6" style:family="table-cell" style:parent-style-name="Default">
      <style:table-cell-properties fo:background-color="#ffcc00" fo:padding="0.071c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1" style:display-name="Excel_BuiltIn_60% - 輔色1" style:family="table-cell" style:parent-style-name="Default">
      <style:table-cell-properties fo:background-color="#0066cc"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2" style:display-name="Excel_BuiltIn_60% - 輔色2" style:family="table-cell" style:parent-style-name="Default">
      <style:table-cell-properties fo:background-color="#ff808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3" style:display-name="Excel_BuiltIn_60% - 輔色3" style:family="table-cell" style:parent-style-name="Default">
      <style:table-cell-properties fo:background-color="#00ff0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4" style:display-name="Excel_BuiltIn_60% - 輔色4" style:family="table-cell" style:parent-style-name="Default">
      <style:table-cell-properties fo:background-color="#80008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5" style:display-name="Excel_BuiltIn_60% - 輔色5" style:family="table-cell" style:parent-style-name="Default">
      <style:table-cell-properties fo:background-color="#33cccc"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60_25__20_-_20_輔色6" style:display-name="Excel_BuiltIn_60% - 輔色6" style:family="table-cell" style:parent-style-name="Default">
      <style:table-cell-properties fo:background-color="#ff990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中等" style:display-name="Excel_BuiltIn_中等" style:family="table-cell" style:parent-style-name="Default">
      <style:table-cell-properties fo:background-color="#ffff99" fo:padding="0.071cm"/>
      <style:text-properties fo:color="#9933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備註" style:display-name="Excel_BuiltIn_備註" style:family="table-cell" style:parent-style-name="Default">
      <style:table-cell-properties fo:background-color="#ffffcc" style:diagonal-bl-tr="none" style:diagonal-tl-br="none" fo:border="0.74pt solid #c0c0c0" fo:padding="0.071cm" style:rotation-align="none"/>
    </style:style>
    <style:style style:name="Excel_5f_BuiltIn_5f_合計" style:display-name="Excel_BuiltIn_合計" style:family="table-cell" style:parent-style-name="Default">
      <style:table-cell-properties fo:border-bottom="2.49pt double-thin #333399" style:border-line-width-bottom="0.018cm 0.053cm 0.018cm" style:diagonal-bl-tr="none" style:diagonal-tl-br="none" fo:border-left="none" fo:padding="0.071cm" fo:border-right="none" style:rotation-align="none" fo:border-top="0.74pt solid #333399"/>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Excel_5f_BuiltIn_5f_壞" style:display-name="Excel_BuiltIn_壞" style:family="table-cell" style:parent-style-name="Default">
      <style:table-cell-properties fo:background-color="#ff99cc" fo:padding="0.071cm"/>
      <style:text-properties fo:color="#80008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好" style:display-name="Excel_BuiltIn_好" style:family="table-cell" style:parent-style-name="Default">
      <style:table-cell-properties fo:background-color="#ccffcc" fo:padding="0.071cm"/>
      <style:text-properties fo:color="#008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標題" style:display-name="Excel_BuiltIn_標題" style:family="table-cell" style:parent-style-name="Default">
      <style:table-cell-properties fo:padding="0.071cm"/>
      <style:text-properties fo:color="#003366" style:text-outline="false" style:text-line-through-style="none" style:text-line-through-type="none" style:font-name="新細明體" fo:font-family="新細明體" style:font-family-generic="roman" style:font-pitch="variable" fo:font-size="18pt" fo:font-style="normal" fo:text-shadow="none" style:text-underline-style="none" fo:font-weight="bold" style:font-name-asian="新細明體" style:font-family-asian="新細明體" style:font-family-generic-asian="roman" style:font-pitch-asian="variable" style:font-size-asian="18pt" style:font-style-asian="normal" style:font-weight-asian="bold" style:font-size-complex="18pt" style:font-style-complex="normal" style:font-weight-complex="bold"/>
    </style:style>
    <style:style style:name="Excel_5f_BuiltIn_5f_標題_20_1" style:display-name="Excel_BuiltIn_標題 1" style:family="table-cell" style:parent-style-name="Default">
      <style:table-cell-properties fo:border-bottom="2.49pt solid #333399" style:diagonal-bl-tr="none" style:diagonal-tl-br="none" fo:border-left="none" fo:padding="0.071c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5pt" fo:font-style="normal" fo:text-shadow="none" style:text-underline-style="none" fo:font-weight="bold" style:font-name-asian="新細明體" style:font-family-asian="新細明體" style:font-family-generic-asian="roman" style:font-pitch-asian="variable" style:font-size-asian="15pt" style:font-style-asian="normal" style:font-weight-asian="bold" style:font-size-complex="15pt" style:font-style-complex="normal" style:font-weight-complex="bold"/>
    </style:style>
    <style:style style:name="Excel_5f_BuiltIn_5f_標題_20_2" style:display-name="Excel_BuiltIn_標題 2" style:family="table-cell" style:parent-style-name="Default">
      <style:table-cell-properties fo:border-bottom="2.49pt solid #c0c0c0" style:diagonal-bl-tr="none" style:diagonal-tl-br="none" fo:border-left="none" fo:padding="0.071c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3pt" fo:font-style="normal" fo:text-shadow="none" style:text-underline-style="none" fo:font-weight="bold" style:font-name-asian="新細明體" style:font-family-asian="新細明體" style:font-family-generic-asian="roman" style:font-pitch-asian="variable" style:font-size-asian="13pt" style:font-style-asian="normal" style:font-weight-asian="bold" style:font-size-complex="13pt" style:font-style-complex="normal" style:font-weight-complex="bold"/>
    </style:style>
    <style:style style:name="Excel_5f_BuiltIn_5f_標題_20_3" style:display-name="Excel_BuiltIn_標題 3" style:family="table-cell" style:parent-style-name="Default">
      <style:table-cell-properties fo:border-bottom="1.76pt solid #0066cc" style:diagonal-bl-tr="none" style:diagonal-tl-br="none" fo:border-left="none" fo:padding="0.071c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Excel_5f_BuiltIn_5f_標題_20_4" style:display-name="Excel_BuiltIn_標題 4" style:family="table-cell" style:parent-style-name="Default">
      <style:table-cell-properties fo:padding="0.071cm"/>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Excel_5f_BuiltIn_5f_檢查儲存格" style:display-name="Excel_BuiltIn_檢查儲存格" style:family="table-cell" style:parent-style-name="Default">
      <style:table-cell-properties fo:background-color="#969696" style:diagonal-bl-tr="none" style:diagonal-tl-br="none" fo:border="2.49pt double-thin #333333" style:border-line-width="0.018cm 0.053cm 0.018cm" fo:padding="0.071cm" style:rotation-align="none"/>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Excel_5f_BuiltIn_5f_計算方式" style:display-name="Excel_BuiltIn_計算方式" style:family="table-cell" style:parent-style-name="Default">
      <style:table-cell-properties fo:background-color="#c0c0c0" style:diagonal-bl-tr="none" style:diagonal-tl-br="none" fo:border="0.74pt solid #808080" fo:padding="0.071cm" style:rotation-align="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Excel_5f_BuiltIn_5f_說明文字" style:display-name="Excel_BuiltIn_說明文字" style:family="table-cell" style:parent-style-name="Default">
      <style:table-cell-properties fo:padding="0.071cm"/>
      <style:text-properties fo:color="#808080" style:text-outline="false" style:text-line-through-style="none" style:text-line-through-type="none" style:font-name="新細明體" fo:font-family="新細明體" style:font-family-generic="roman" style:font-pitch="variable" fo:font-size="12pt" fo:font-style="italic" fo:text-shadow="none" style:text-underline-style="none" fo:font-weight="normal" style:font-name-asian="新細明體" style:font-family-asian="新細明體" style:font-family-generic-asian="roman" style:font-pitch-asian="variable" style:font-size-asian="12pt" style:font-style-asian="italic" style:font-weight-asian="normal" style:font-size-complex="12pt" style:font-style-complex="italic" style:font-weight-complex="normal"/>
    </style:style>
    <style:style style:name="Excel_5f_BuiltIn_5f_警告文字" style:display-name="Excel_BuiltIn_警告文字" style:family="table-cell" style:parent-style-name="Default">
      <style:table-cell-properties fo:padding="0.071cm"/>
      <style:text-properties fo:color="#ff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1" style:display-name="Excel_BuiltIn_輔色1" style:family="table-cell" style:parent-style-name="Default">
      <style:table-cell-properties fo:background-color="#333399"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2" style:display-name="Excel_BuiltIn_輔色2" style:family="table-cell" style:parent-style-name="Default">
      <style:table-cell-properties fo:background-color="#ff000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3" style:display-name="Excel_BuiltIn_輔色3" style:family="table-cell" style:parent-style-name="Default">
      <style:table-cell-properties fo:background-color="#339966"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4" style:display-name="Excel_BuiltIn_輔色4" style:family="table-cell" style:parent-style-name="Default">
      <style:table-cell-properties fo:background-color="#80008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5" style:display-name="Excel_BuiltIn_輔色5" style:family="table-cell" style:parent-style-name="Default">
      <style:table-cell-properties fo:background-color="#33cccc"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輔色6" style:display-name="Excel_BuiltIn_輔色6" style:family="table-cell" style:parent-style-name="Default">
      <style:table-cell-properties fo:background-color="#ff6600" fo:padding="0.071c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輸入" style:display-name="Excel_BuiltIn_輸入" style:family="table-cell" style:parent-style-name="Default">
      <style:table-cell-properties fo:background-color="#ffcc99" style:diagonal-bl-tr="none" style:diagonal-tl-br="none" fo:border="0.74pt solid #808080" fo:padding="0.071cm" style:rotation-align="none"/>
      <style:text-properties fo:color="#333399"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輸出" style:display-name="Excel_BuiltIn_輸出" style:family="table-cell" style:parent-style-name="Default">
      <style:table-cell-properties fo:background-color="#c0c0c0" style:diagonal-bl-tr="none" style:diagonal-tl-br="none" fo:border="0.74pt solid #333333" fo:padding="0.071cm" style:rotation-align="none"/>
      <style:text-properties fo:color="#333333"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Excel_5f_BuiltIn_5f_連結的儲存格" style:display-name="Excel_BuiltIn_連結的儲存格" style:family="table-cell" style:parent-style-name="Default">
      <style:table-cell-properties fo:border-bottom="2.49pt double-thin #ff9900" style:border-line-width-bottom="0.018cm 0.053cm 0.018cm" style:diagonal-bl-tr="none" style:diagonal-tl-br="none" fo:border-left="none" fo:padding="0.071cm" fo:border-right="none" style:rotation-align="none" fo:border-top="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_24__24__24__24_97_7e_98" style:display-name="一般_$$$$97~9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style:font-family-generic="swiss" style:font-pitch="variable" fo:font-size="10pt" fo:font-style="normal" fo:text-shadow="none" style:text-underline-style="none" fo:font-weight="normal" style:font-name-asian="Helv" style:font-family-asian="Helv" style:font-family-generic-asian="swiss" style:font-pitch-asian="variable" style:font-size-asian="10pt" style:font-style-asian="normal" style:font-weight-asian="normal" style:font-size-complex="10pt" style:font-style-complex="normal" style:font-weight-complex="normal"/>
    </style:style>
    <style:style style:name="一般_5f_101年度考核報表-空白表" style:display-name="一般_101年度考核報表-空白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51">
      <style:table-cell-properties fo:padding="0.071cm"/>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0.499cm" fo:margin-left="0cm" fo:margin-right="0cm" style:first-page-number="continue" style:scale-to="85%" style:table-centering="horizontal" style:writing-mode="lr-tb"/>
      <style:header-style>
        <style:header-footer-properties fo:min-height="0.75cm" fo:margin-left="1.9cm" fo:margin-right="1.9cm" fo:margin-bottom="0cm"/>
      </style:header-style>
      <style:footer-style>
        <style:header-footer-properties fo:min-height="0.75cm" fo:margin-left="1.9cm" fo:margin-right="1.9cm" fo:margin-top="0.076cm"/>
      </style:footer-style>
    </style:page-layout>
    <style:style style:name="MT1" style:family="text">
      <style:text-properties style:use-window-font-color="true" loext:opacity="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00:00:00</text:time></text:p>
        </style:region-right>
      </style:header>
      <style:header-left style:display="false"/>
      <style:footer>
        <text:p>頁 <text:page-number>1</text:page-number><text:s/>/ <text:page-count>99</text:page-count></text:p>
      </style:footer>
      <style:footer-left style:display="false"/>
    </style:master-page>
    <style:master-page style:name="PageStyle_5f_議員4" style:display-name="PageStyle_議員4" style:page-layout-name="Mpm3">
      <style:header style:display="false"/>
      <style:header-left style:display="false"/>
      <style:footer>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
      <style:footer-left style:display="false">
        <text:p><text:span text:style-name="MT1">第 </text:span><text:span text:style-name="MT1"><text:page-number>1</text:page-number></text:span><text:span text:style-name="MT1"><text:s/></text:span><text:span text:style-name="MT1">頁，共 </text:span><text:span text:style-name="MT1"><text:page-count>99</text:page-count></text:span><text:span text:style-name="MT1"><text:s/></text:span><text:span text:style-name="MT1">頁</text:span></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行政院主計處第一局</meta:initial-creator>
    <meta:creation-date>2001-01-31T14:15:04</meta:creation-date>
    <dc:creator>主計處</dc:creator>
    <dc:date>2025-01-02T16:46:28</dc:date>
    <meta:print-date>2025-01-02T16:44:40</meta:print-date>
    <meta:document-statistic meta:table-count="1" meta:cell-count="10985" meta:object-count="0"/>
    <meta:generator>MODA_ODF_Application_Tools_3.5.4/3.5.4$Windows_X86_64 LibreOffice_project/26197fec677a214f4a49adfe2c31ece3e6a76cc0</meta:generator>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